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99ff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3333ff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3333ff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 table:number-columns-repeated="4"/>
          <table:table-cell table:style-name="ce4" office:value-type="string" calcext:value-type="string">
            <text:p>CORE0</text:p>
          </table:table-cell>
          <table:table-cell table:number-columns-repeated="8"/>
          <table:table-cell table:style-name="ce4" office:value-type="string" calcext:value-type="string">
            <text:p>CORE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Miss rates</text:p>
          </table:table-cell>
          <table:table-cell table:number-columns-repeated="8"/>
          <table:table-cell table:style-name="ce2" office:value-type="string" calcext:value-type="string">
            <text:p>Miss rat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bm_94B</text:p>
          </table:table-cell>
          <table:table-cell office:value-type="float" office:value="51.4663771" calcext:value-type="float">
            <text:p>51.4663771</text:p>
          </table:table-cell>
          <table:table-cell office:value-type="float" office:value="42.5827515809" calcext:value-type="float">
            <text:p>42.5827515809</text:p>
          </table:table-cell>
          <table:table-cell office:value-type="float" office:value="43.1444009972" calcext:value-type="float">
            <text:p>43.1444009972</text:p>
          </table:table-cell>
          <table:table-cell office:value-type="float" office:value="53.6438137611" calcext:value-type="float">
            <text:p>53.6438137611</text:p>
          </table:table-cell>
          <table:table-cell office:value-type="float" office:value="54.3264553989" calcext:value-type="float">
            <text:p>54.3264553989</text:p>
          </table:table-cell>
          <table:table-cell office:value-type="float" office:value="76.2374823444" calcext:value-type="float">
            <text:p>76.23748234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bm_94B</text:p>
          </table:table-cell>
          <table:table-cell office:value-type="float" office:value="51.91038216" calcext:value-type="float">
            <text:p>51.91038216</text:p>
          </table:table-cell>
          <table:table-cell office:value-type="float" office:value="42.4856856754" calcext:value-type="float">
            <text:p>42.4856856754</text:p>
          </table:table-cell>
          <table:table-cell office:value-type="float" office:value="43.0846123673" calcext:value-type="float">
            <text:p>43.0846123673</text:p>
          </table:table-cell>
          <table:table-cell office:value-type="float" office:value="53.7317612562" calcext:value-type="float">
            <text:p>53.7317612562</text:p>
          </table:table-cell>
          <table:table-cell office:value-type="float" office:value="53.7941332495" calcext:value-type="float">
            <text:p>53.7941332495</text:p>
          </table:table-cell>
          <table:table-cell office:value-type="float" office:value="80.3261848761" calcext:value-type="float">
            <text:p>80.32618487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zip2_259B</text:p>
          </table:table-cell>
          <table:table-cell office:value-type="float" office:value="54.28440906" calcext:value-type="float">
            <text:p>54.28440906</text:p>
          </table:table-cell>
          <table:table-cell office:value-type="float" office:value="55.25074726" calcext:value-type="float">
            <text:p>55.25074726</text:p>
          </table:table-cell>
          <table:table-cell office:value-type="float" office:value="53.3205128205" calcext:value-type="float">
            <text:p>53.3205128205</text:p>
          </table:table-cell>
          <table:table-cell office:value-type="float" office:value="61.5492749334" calcext:value-type="float">
            <text:p>61.5492749334</text:p>
          </table:table-cell>
          <table:table-cell office:value-type="float" office:value="54.2844090583" calcext:value-type="float">
            <text:p>54.2844090583</text:p>
          </table:table-cell>
          <table:table-cell office:value-type="float" office:value="55.3942461375" calcext:value-type="float">
            <text:p>55.3942461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zip2_259B</text:p>
          </table:table-cell>
          <table:table-cell office:value-type="float" office:value="53.97093174" calcext:value-type="float">
            <text:p>53.97093174</text:p>
          </table:table-cell>
          <table:table-cell office:value-type="float" office:value="53.1331842862" calcext:value-type="float">
            <text:p>53.1331842862</text:p>
          </table:table-cell>
          <table:table-cell office:value-type="float" office:value="49.7071829808" calcext:value-type="float">
            <text:p>49.7071829808</text:p>
          </table:table-cell>
          <table:table-cell office:value-type="float" office:value="57.2854978653" calcext:value-type="float">
            <text:p>57.2854978653</text:p>
          </table:table-cell>
          <table:table-cell office:value-type="float" office:value="53.9709317415" calcext:value-type="float">
            <text:p>53.9709317415</text:p>
          </table:table-cell>
          <table:table-cell office:value-type="float" office:value="60.8886611522" calcext:value-type="float">
            <text:p>60.88866115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culix_2655B</text:p>
          </table:table-cell>
          <table:table-cell office:value-type="float" office:value="18.40953933" calcext:value-type="float">
            <text:p>18.40953933</text:p>
          </table:table-cell>
          <table:table-cell office:value-type="float" office:value="22.3879818476" calcext:value-type="float">
            <text:p>22.3879818476</text:p>
          </table:table-cell>
          <table:table-cell office:value-type="float" office:value="19.9558293619" calcext:value-type="float">
            <text:p>19.9558293619</text:p>
          </table:table-cell>
          <table:table-cell office:value-type="float" office:value="17.5528040787" calcext:value-type="float">
            <text:p>17.5528040787</text:p>
          </table:table-cell>
          <table:table-cell office:value-type="float" office:value="18.4095393326" calcext:value-type="float">
            <text:p>18.4095393326</text:p>
          </table:table-cell>
          <table:table-cell office:value-type="float" office:value="20.8536792751" calcext:value-type="float">
            <text:p>20.853679275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culix_2655B</text:p>
          </table:table-cell>
          <table:table-cell office:value-type="float" office:value="17.22657034" calcext:value-type="float">
            <text:p>17.22657034</text:p>
          </table:table-cell>
          <table:table-cell office:value-type="float" office:value="22.0164661828" calcext:value-type="float">
            <text:p>22.0164661828</text:p>
          </table:table-cell>
          <table:table-cell office:value-type="float" office:value="20.0649821182" calcext:value-type="float">
            <text:p>20.0649821182</text:p>
          </table:table-cell>
          <table:table-cell office:value-type="float" office:value="20.7691751608" calcext:value-type="float">
            <text:p>20.7691751608</text:p>
          </table:table-cell>
          <table:table-cell office:value-type="float" office:value="17.2265703392" calcext:value-type="float">
            <text:p>17.2265703392</text:p>
          </table:table-cell>
          <table:table-cell office:value-type="float" office:value="20.8856447689" calcext:value-type="float">
            <text:p>20.88564476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rf_1650B</text:p>
          </table:table-cell>
          <table:table-cell office:value-type="float" office:value="86.2947859" calcext:value-type="float">
            <text:p>86.2947859</text:p>
          </table:table-cell>
          <table:table-cell office:value-type="float" office:value="49.461557726" calcext:value-type="float">
            <text:p>49.461557726</text:p>
          </table:table-cell>
          <table:table-cell office:value-type="float" office:value="58.6749851456" calcext:value-type="float">
            <text:p>58.6749851456</text:p>
          </table:table-cell>
          <table:table-cell office:value-type="float" office:value="80.5627293734" calcext:value-type="float">
            <text:p>80.5627293734</text:p>
          </table:table-cell>
          <table:table-cell office:value-type="float" office:value="86.2947859015" calcext:value-type="float">
            <text:p>86.2947859015</text:p>
          </table:table-cell>
          <table:table-cell office:value-type="float" office:value="81.6115702479" calcext:value-type="float">
            <text:p>81.611570247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rf_1650B</text:p>
          </table:table-cell>
          <table:table-cell office:value-type="float" office:value="82.48642628" calcext:value-type="float">
            <text:p>82.48642628</text:p>
          </table:table-cell>
          <table:table-cell office:value-type="float" office:value="42.0600553702" calcext:value-type="float">
            <text:p>42.0600553702</text:p>
          </table:table-cell>
          <table:table-cell office:value-type="float" office:value="52.4986709197" calcext:value-type="float">
            <text:p>52.4986709197</text:p>
          </table:table-cell>
          <table:table-cell office:value-type="float" office:value="83.5684062059" calcext:value-type="float">
            <text:p>83.5684062059</text:p>
          </table:table-cell>
          <table:table-cell office:value-type="float" office:value="82.4864262843" calcext:value-type="float">
            <text:p>82.4864262843</text:p>
          </table:table-cell>
          <table:table-cell office:value-type="float" office:value="84.1141396934" calcext:value-type="float">
            <text:p>84.114139693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usmp_600B</text:p>
          </table:table-cell>
          <table:table-cell office:value-type="float" office:value="76.47599216" calcext:value-type="float">
            <text:p>76.47599216</text:p>
          </table:table-cell>
          <table:table-cell office:value-type="float" office:value="15.0228585178" calcext:value-type="float">
            <text:p>15.0228585178</text:p>
          </table:table-cell>
          <table:table-cell office:value-type="float" office:value="13.465271786" calcext:value-type="float">
            <text:p>13.465271786</text:p>
          </table:table-cell>
          <table:table-cell office:value-type="float" office:value="78.0233501904" calcext:value-type="float">
            <text:p>78.0233501904</text:p>
          </table:table-cell>
          <table:table-cell office:value-type="float" office:value="76.4759921607" calcext:value-type="float">
            <text:p>76.4759921607</text:p>
          </table:table-cell>
          <table:table-cell office:value-type="float" office:value="77.4627791563" calcext:value-type="float">
            <text:p>77.462779156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usmp_600B</text:p>
          </table:table-cell>
          <table:table-cell office:value-type="float" office:value="76.35907785" calcext:value-type="float">
            <text:p>76.35907785</text:p>
          </table:table-cell>
          <table:table-cell office:value-type="float" office:value="14.9229647514" calcext:value-type="float">
            <text:p>14.9229647514</text:p>
          </table:table-cell>
          <table:table-cell office:value-type="float" office:value="12.9528572021" calcext:value-type="float">
            <text:p>12.9528572021</text:p>
          </table:table-cell>
          <table:table-cell office:value-type="float" office:value="77.0611087131" calcext:value-type="float">
            <text:p>77.0611087131</text:p>
          </table:table-cell>
          <table:table-cell office:value-type="float" office:value="76.359077845" calcext:value-type="float">
            <text:p>76.359077845</text:p>
          </table:table-cell>
          <table:table-cell office:value-type="float" office:value="76.7580526186" calcext:value-type="float">
            <text:p>76.75805261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star_23B</text:p>
          </table:table-cell>
          <table:table-cell office:value-type="float" office:value="8.3343306792" calcext:value-type="float">
            <text:p>8.3343306792</text:p>
          </table:table-cell>
          <table:table-cell office:value-type="float" office:value="8.981855029" calcext:value-type="float">
            <text:p>8.981855029</text:p>
          </table:table-cell>
          <table:table-cell office:value-type="float" office:value="8.809214996" calcext:value-type="float">
            <text:p>8.809214996</text:p>
          </table:table-cell>
          <table:table-cell office:value-type="float" office:value="8.9065318735" calcext:value-type="float">
            <text:p>8.9065318735</text:p>
          </table:table-cell>
          <table:table-cell office:value-type="float" office:value="8.3951389509" calcext:value-type="float">
            <text:p>8.3951389509</text:p>
          </table:table-cell>
          <table:table-cell office:value-type="float" office:value="8.5504019458" calcext:value-type="float">
            <text:p>8.55040194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star_23B</text:p>
          </table:table-cell>
          <table:table-cell office:value-type="float" office:value="8.286287793" calcext:value-type="float">
            <text:p>8.286287793</text:p>
          </table:table-cell>
          <table:table-cell office:value-type="float" office:value="9.0885388514" calcext:value-type="float">
            <text:p>9.0885388514</text:p>
          </table:table-cell>
          <table:table-cell office:value-type="float" office:value="8.9954484738" calcext:value-type="float">
            <text:p>8.9954484738</text:p>
          </table:table-cell>
          <table:table-cell office:value-type="float" office:value="8.9135078382" calcext:value-type="float">
            <text:p>8.9135078382</text:p>
          </table:table-cell>
          <table:table-cell office:value-type="float" office:value="8.4101764479" calcext:value-type="float">
            <text:p>8.4101764479</text:p>
          </table:table-cell>
          <table:table-cell office:value-type="float" office:value="8.6640115858" calcext:value-type="float">
            <text:p>8.664011585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mmer_397B</text:p>
          </table:table-cell>
          <table:table-cell office:value-type="float" office:value="50.88625091" calcext:value-type="float">
            <text:p>50.88625091</text:p>
          </table:table-cell>
          <table:table-cell office:value-type="float" office:value="38.1399317406" calcext:value-type="float">
            <text:p>38.1399317406</text:p>
          </table:table-cell>
          <table:table-cell office:value-type="float" office:value="32.9776302269" calcext:value-type="float">
            <text:p>32.9776302269</text:p>
          </table:table-cell>
          <table:table-cell office:value-type="float" office:value="50.3505187678" calcext:value-type="float">
            <text:p>50.3505187678</text:p>
          </table:table-cell>
          <table:table-cell office:value-type="float" office:value="50.8862509147" calcext:value-type="float">
            <text:p>50.8862509147</text:p>
          </table:table-cell>
          <table:table-cell office:value-type="float" office:value="50.7315689215" calcext:value-type="float">
            <text:p>50.73156892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mmer_397B</text:p>
          </table:table-cell>
          <table:table-cell office:value-type="float" office:value="50.04998201" calcext:value-type="float">
            <text:p>50.04998201</text:p>
          </table:table-cell>
          <table:table-cell office:value-type="float" office:value="37.3530289466" calcext:value-type="float">
            <text:p>37.3530289466</text:p>
          </table:table-cell>
          <table:table-cell office:value-type="float" office:value="33.7013004496" calcext:value-type="float">
            <text:p>33.7013004496</text:p>
          </table:table-cell>
          <table:table-cell office:value-type="float" office:value="50.0358109184" calcext:value-type="float">
            <text:p>50.0358109184</text:p>
          </table:table-cell>
          <table:table-cell office:value-type="float" office:value="50.0499820065" calcext:value-type="float">
            <text:p>50.0499820065</text:p>
          </table:table-cell>
          <table:table-cell office:value-type="float" office:value="49.9521111022" calcext:value-type="float">
            <text:p>49.952111102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f_158B</text:p>
          </table:table-cell>
          <table:table-cell office:value-type="float" office:value="59.03357512" calcext:value-type="float">
            <text:p>59.03357512</text:p>
          </table:table-cell>
          <table:table-cell office:value-type="float" office:value="59.1903820587" calcext:value-type="float">
            <text:p>59.1903820587</text:p>
          </table:table-cell>
          <table:table-cell office:value-type="float" office:value="71.0778531295" calcext:value-type="float">
            <text:p>71.0778531295</text:p>
          </table:table-cell>
          <table:table-cell office:value-type="float" office:value="52.9467980716" calcext:value-type="float">
            <text:p>52.9467980716</text:p>
          </table:table-cell>
          <table:table-cell office:value-type="float" office:value="52.6878458547" calcext:value-type="float">
            <text:p>52.6878458547</text:p>
          </table:table-cell>
          <table:table-cell office:value-type="float" office:value="43.6669114978" calcext:value-type="float">
            <text:p>43.666911497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f_158B</text:p>
          </table:table-cell>
          <table:table-cell office:value-type="float" office:value="58.90094765" calcext:value-type="float">
            <text:p>58.90094765</text:p>
          </table:table-cell>
          <table:table-cell office:value-type="float" office:value="59.234443349" calcext:value-type="float">
            <text:p>59.234443349</text:p>
          </table:table-cell>
          <table:table-cell office:value-type="float" office:value="71.1103574598" calcext:value-type="float">
            <text:p>71.1103574598</text:p>
          </table:table-cell>
          <table:table-cell office:value-type="float" office:value="52.8530310471" calcext:value-type="float">
            <text:p>52.8530310471</text:p>
          </table:table-cell>
          <table:table-cell office:value-type="float" office:value="52.6152337365" calcext:value-type="float">
            <text:p>52.6152337365</text:p>
          </table:table-cell>
          <table:table-cell office:value-type="float" office:value="43.6715673584" calcext:value-type="float">
            <text:p>43.671567358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phinx3_883B</text:p>
          </table:table-cell>
          <table:table-cell office:value-type="float" office:value="80.5852133" calcext:value-type="float">
            <text:p>80.5852133</text:p>
          </table:table-cell>
          <table:table-cell office:value-type="float" office:value="74.5655183537" calcext:value-type="float">
            <text:p>74.5655183537</text:p>
          </table:table-cell>
          <table:table-cell office:value-type="float" office:value="71.1075800084" calcext:value-type="float">
            <text:p>71.1075800084</text:p>
          </table:table-cell>
          <table:table-cell office:value-type="float" office:value="79.8861564459" calcext:value-type="float">
            <text:p>79.8861564459</text:p>
          </table:table-cell>
          <table:table-cell office:value-type="float" office:value="80.7829020695" calcext:value-type="float">
            <text:p>80.7829020695</text:p>
          </table:table-cell>
          <table:table-cell office:value-type="float" office:value="79.9129631286" calcext:value-type="float">
            <text:p>79.9129631286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phinx3_883B</text:p>
          </table:table-cell>
          <table:table-cell office:value-type="float" office:value="80.5662652" calcext:value-type="float">
            <text:p>80.5662652</text:p>
          </table:table-cell>
          <table:table-cell office:value-type="float" office:value="74.9504055276" calcext:value-type="float">
            <text:p>74.9504055276</text:p>
          </table:table-cell>
          <table:table-cell office:value-type="float" office:value="72.6700443319" calcext:value-type="float">
            <text:p>72.6700443319</text:p>
          </table:table-cell>
          <table:table-cell office:value-type="float" office:value="79.4610857927" calcext:value-type="float">
            <text:p>79.4610857927</text:p>
          </table:table-cell>
          <table:table-cell office:value-type="float" office:value="80.2661915741" calcext:value-type="float">
            <text:p>80.2661915741</text:p>
          </table:table-cell>
          <table:table-cell office:value-type="float" office:value="80.2577805721" calcext:value-type="float">
            <text:p>80.257780572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vray_250B</text:p>
          </table:table-cell>
          <table:table-cell office:value-type="float" office:value="19.497716895" calcext:value-type="float">
            <text:p>19.497716895</text:p>
          </table:table-cell>
          <table:table-cell office:value-type="float" office:value="33.0239752514" calcext:value-type="float">
            <text:p>33.0239752514</text:p>
          </table:table-cell>
          <table:table-cell office:value-type="float" office:value="3.0155367232" calcext:value-type="float">
            <text:p>3.0155367232</text:p>
          </table:table-cell>
          <table:table-cell office:value-type="float" office:value="4.9501507072" calcext:value-type="float">
            <text:p>4.9501507072</text:p>
          </table:table-cell>
          <table:table-cell office:value-type="float" office:value="19.497716895" calcext:value-type="float">
            <text:p>19.497716895</text:p>
          </table:table-cell>
          <table:table-cell office:value-type="float" office:value="6.8815471394" calcext:value-type="float">
            <text:p>6.88154713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vray_250B</text:p>
          </table:table-cell>
          <table:table-cell office:value-type="float" office:value="23.1436314363" calcext:value-type="float">
            <text:p>23.1436314363</text:p>
          </table:table-cell>
          <table:table-cell office:value-type="float" office:value="16.8841439304" calcext:value-type="float">
            <text:p>16.8841439304</text:p>
          </table:table-cell>
          <table:table-cell office:value-type="float" office:value="7.5722645859" calcext:value-type="float">
            <text:p>7.5722645859</text:p>
          </table:table-cell>
          <table:table-cell office:value-type="float" office:value="13.0024360536" calcext:value-type="float">
            <text:p>13.0024360536</text:p>
          </table:table-cell>
          <table:table-cell office:value-type="float" office:value="23.1436314363" calcext:value-type="float">
            <text:p>23.1436314363</text:p>
          </table:table-cell>
          <table:table-cell office:value-type="float" office:value="16.0586686724" calcext:value-type="float">
            <text:p>16.058668672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plex_66B</text:p>
          </table:table-cell>
          <table:table-cell office:value-type="float" office:value="58.3152966752" calcext:value-type="float">
            <text:p>58.3152966752</text:p>
          </table:table-cell>
          <table:table-cell office:value-type="float" office:value="40.6288474692" calcext:value-type="float">
            <text:p>40.6288474692</text:p>
          </table:table-cell>
          <table:table-cell office:value-type="float" office:value="41.0953162955" calcext:value-type="float">
            <text:p>41.0953162955</text:p>
          </table:table-cell>
          <table:table-cell office:value-type="float" office:value="55.8522495745" calcext:value-type="float">
            <text:p>55.8522495745</text:p>
          </table:table-cell>
          <table:table-cell office:value-type="float" office:value="46.6256500124" calcext:value-type="float">
            <text:p>46.6256500124</text:p>
          </table:table-cell>
          <table:table-cell office:value-type="float" office:value="52.329730297" calcext:value-type="float">
            <text:p>52.3297302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plex_66B</text:p>
          </table:table-cell>
          <table:table-cell office:value-type="float" office:value="58.6827814888" calcext:value-type="float">
            <text:p>58.6827814888</text:p>
          </table:table-cell>
          <table:table-cell office:value-type="float" office:value="40.0187131928" calcext:value-type="float">
            <text:p>40.0187131928</text:p>
          </table:table-cell>
          <table:table-cell office:value-type="float" office:value="41.0968804122" calcext:value-type="float">
            <text:p>41.0968804122</text:p>
          </table:table-cell>
          <table:table-cell office:value-type="float" office:value="55.2957352443" calcext:value-type="float">
            <text:p>55.2957352443</text:p>
          </table:table-cell>
          <table:table-cell office:value-type="float" office:value="46.7352024922" calcext:value-type="float">
            <text:p>46.7352024922</text:p>
          </table:table-cell>
          <table:table-cell office:value-type="float" office:value="52.424672238" calcext:value-type="float">
            <text:p>52.4246722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plex_205B</text:p>
          </table:table-cell>
          <table:table-cell office:value-type="float" office:value="51.0968496499" calcext:value-type="float">
            <text:p>51.0968496499</text:p>
          </table:table-cell>
          <table:table-cell office:value-type="float" office:value="52.2329061882" calcext:value-type="float">
            <text:p>52.2329061882</text:p>
          </table:table-cell>
          <table:table-cell office:value-type="float" office:value="52.0971101151" calcext:value-type="float">
            <text:p>52.0971101151</text:p>
          </table:table-cell>
          <table:table-cell office:value-type="float" office:value="52.9878442341" calcext:value-type="float">
            <text:p>52.9878442341</text:p>
          </table:table-cell>
          <table:table-cell office:value-type="float" office:value="53.9902872241" calcext:value-type="float">
            <text:p>53.9902872241</text:p>
          </table:table-cell>
          <table:table-cell office:value-type="float" office:value="54.2878808154" calcext:value-type="float">
            <text:p>54.28788081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plex_205B</text:p>
          </table:table-cell>
          <table:table-cell office:value-type="float" office:value="50.8523489533" calcext:value-type="float">
            <text:p>50.8523489533</text:p>
          </table:table-cell>
          <table:table-cell office:value-type="float" office:value="52.7412835374" calcext:value-type="float">
            <text:p>52.7412835374</text:p>
          </table:table-cell>
          <table:table-cell office:value-type="float" office:value="52.2673174196" calcext:value-type="float">
            <text:p>52.2673174196</text:p>
          </table:table-cell>
          <table:table-cell office:value-type="float" office:value="52.7690009937" calcext:value-type="float">
            <text:p>52.7690009937</text:p>
          </table:table-cell>
          <table:table-cell office:value-type="float" office:value="53.7891683535" calcext:value-type="float">
            <text:p>53.7891683535</text:p>
          </table:table-cell>
          <table:table-cell office:value-type="float" office:value="54.2004939148" calcext:value-type="float">
            <text:p>54.200493914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cc_56B</text:p>
          </table:table-cell>
          <table:table-cell office:value-type="float" office:value="0.2916904976" calcext:value-type="float">
            <text:p>0.2916904976</text:p>
          </table:table-cell>
          <table:table-cell office:value-type="float" office:value="0.3384822028" calcext:value-type="float">
            <text:p>0.3384822028</text:p>
          </table:table-cell>
          <table:table-cell office:value-type="float" office:value="0.3403982119" calcext:value-type="float">
            <text:p>0.3403982119</text:p>
          </table:table-cell>
          <table:table-cell office:value-type="float" office:value="0.2828266298" calcext:value-type="float">
            <text:p>0.2828266298</text:p>
          </table:table-cell>
          <table:table-cell office:value-type="float" office:value="0.2916904976" calcext:value-type="float">
            <text:p>0.2916904976</text:p>
          </table:table-cell>
          <table:table-cell office:value-type="float" office:value="0.3134553107" calcext:value-type="float">
            <text:p>0.31345531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cc_56B</text:p>
          </table:table-cell>
          <table:table-cell office:value-type="float" office:value="0.2936382492" calcext:value-type="float">
            <text:p>0.2936382492</text:p>
          </table:table-cell>
          <table:table-cell office:value-type="float" office:value="0.3434002071" calcext:value-type="float">
            <text:p>0.3434002071</text:p>
          </table:table-cell>
          <table:table-cell office:value-type="float" office:value="0.343764494" calcext:value-type="float">
            <text:p>0.343764494</text:p>
          </table:table-cell>
          <table:table-cell office:value-type="float" office:value="0.291238518" calcext:value-type="float">
            <text:p>0.291238518</text:p>
          </table:table-cell>
          <table:table-cell office:value-type="float" office:value="0.2936382492" calcext:value-type="float">
            <text:p>0.2936382492</text:p>
          </table:table-cell>
          <table:table-cell office:value-type="float" office:value="0.3066926873" calcext:value-type="float">
            <text:p>0.306692687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omacs_0B</text:p>
          </table:table-cell>
          <table:table-cell office:value-type="float" office:value="53.9716312057" calcext:value-type="float">
            <text:p>53.9716312057</text:p>
          </table:table-cell>
          <table:table-cell office:value-type="float" office:value="1.6102412188" calcext:value-type="float">
            <text:p>1.6102412188</text:p>
          </table:table-cell>
          <table:table-cell office:value-type="float" office:value="1.5610576627" calcext:value-type="float">
            <text:p>1.5610576627</text:p>
          </table:table-cell>
          <table:table-cell office:value-type="float" office:value="59.3920498831" calcext:value-type="float">
            <text:p>59.3920498831</text:p>
          </table:table-cell>
          <table:table-cell office:value-type="float" office:value="53.9716312057" calcext:value-type="float">
            <text:p>53.9716312057</text:p>
          </table:table-cell>
          <table:table-cell office:value-type="float" office:value="53.2167832168" calcext:value-type="float">
            <text:p>53.21678321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omacs_0B</text:p>
          </table:table-cell>
          <table:table-cell office:value-type="float" office:value="54.9855491329" calcext:value-type="float">
            <text:p>54.9855491329</text:p>
          </table:table-cell>
          <table:table-cell office:value-type="float" office:value="15.8839490712" calcext:value-type="float">
            <text:p>15.8839490712</text:p>
          </table:table-cell>
          <table:table-cell office:value-type="float" office:value="11.5041572184" calcext:value-type="float">
            <text:p>11.5041572184</text:p>
          </table:table-cell>
          <table:table-cell office:value-type="float" office:value="58.992248062" calcext:value-type="float">
            <text:p>58.992248062</text:p>
          </table:table-cell>
          <table:table-cell office:value-type="float" office:value="54.9855491329" calcext:value-type="float">
            <text:p>54.9855491329</text:p>
          </table:table-cell>
          <table:table-cell office:value-type="float" office:value="52.9207232267" calcext:value-type="float">
            <text:p>52.920723226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nto_422B</text:p>
          </table:table-cell>
          <table:table-cell office:value-type="float" office:value="22.9824" calcext:value-type="float">
            <text:p>22.9824</text:p>
          </table:table-cell>
          <table:table-cell office:value-type="float" office:value="26.6442405204" calcext:value-type="float">
            <text:p>26.6442405204</text:p>
          </table:table-cell>
          <table:table-cell office:value-type="float" office:value="24.5628035295" calcext:value-type="float">
            <text:p>24.5628035295</text:p>
          </table:table-cell>
          <table:table-cell office:value-type="float" office:value="22.3606977513" calcext:value-type="float">
            <text:p>22.3606977513</text:p>
          </table:table-cell>
          <table:table-cell office:value-type="float" office:value="22.9824" calcext:value-type="float">
            <text:p>22.9824</text:p>
          </table:table-cell>
          <table:table-cell office:value-type="float" office:value="23.2914621754" calcext:value-type="float">
            <text:p>23.29146217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nto_422B</text:p>
          </table:table-cell>
          <table:table-cell office:value-type="float" office:value="23.6474617952" calcext:value-type="float">
            <text:p>23.6474617952</text:p>
          </table:table-cell>
          <table:table-cell office:value-type="float" office:value="25.5556873443" calcext:value-type="float">
            <text:p>25.5556873443</text:p>
          </table:table-cell>
          <table:table-cell office:value-type="float" office:value="24.5849224656" calcext:value-type="float">
            <text:p>24.5849224656</text:p>
          </table:table-cell>
          <table:table-cell office:value-type="float" office:value="23.5849672491" calcext:value-type="float">
            <text:p>23.5849672491</text:p>
          </table:table-cell>
          <table:table-cell office:value-type="float" office:value="23.6474617952" calcext:value-type="float">
            <text:p>23.6474617952</text:p>
          </table:table-cell>
          <table:table-cell office:value-type="float" office:value="23.9620878387" calcext:value-type="float">
            <text:p>23.9620878387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Hit rates</text:p>
          </table:table-cell>
          <table:table-cell table:number-columns-repeated="8"/>
          <table:table-cell table:style-name="ce2" office:value-type="string" calcext:value-type="string">
            <text:p>Hit rate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3"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bm_94B</text:p>
          </table:table-cell>
          <table:table-cell office:value-type="float" office:value="48.53362229" calcext:value-type="float">
            <text:p>48.53362229</text:p>
          </table:table-cell>
          <table:table-cell office:value-type="float" office:value="57.4172484191" calcext:value-type="float">
            <text:p>57.4172484191</text:p>
          </table:table-cell>
          <table:table-cell office:value-type="float" office:value="56.8555990028" calcext:value-type="float">
            <text:p>56.8555990028</text:p>
          </table:table-cell>
          <table:table-cell office:value-type="float" office:value="46.3561862389" calcext:value-type="float">
            <text:p>46.3561862389</text:p>
          </table:table-cell>
          <table:table-cell office:value-type="float" office:value="45.6735446011" calcext:value-type="float">
            <text:p>45.6735446011</text:p>
          </table:table-cell>
          <table:table-cell office:value-type="float" office:value="23.7625176556" calcext:value-type="float">
            <text:p>23.76251765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bm_94B</text:p>
          </table:table-cell>
          <table:table-cell office:value-type="float" office:value="48.08961784" calcext:value-type="float">
            <text:p>48.08961784</text:p>
          </table:table-cell>
          <table:table-cell office:value-type="float" office:value="57.5143143246" calcext:value-type="float">
            <text:p>57.5143143246</text:p>
          </table:table-cell>
          <table:table-cell office:value-type="float" office:value="56.9153876327" calcext:value-type="float">
            <text:p>56.9153876327</text:p>
          </table:table-cell>
          <table:table-cell office:value-type="float" office:value="46.2682387438" calcext:value-type="float">
            <text:p>46.2682387438</text:p>
          </table:table-cell>
          <table:table-cell office:value-type="float" office:value="46.2058667505" calcext:value-type="float">
            <text:p>46.2058667505</text:p>
          </table:table-cell>
          <table:table-cell office:value-type="float" office:value="19.6738151239" calcext:value-type="float">
            <text:p>19.67381512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zip2_259B</text:p>
          </table:table-cell>
          <table:table-cell office:value-type="float" office:value="45.71559094" calcext:value-type="float">
            <text:p>45.71559094</text:p>
          </table:table-cell>
          <table:table-cell office:value-type="float" office:value="44.74925274" calcext:value-type="float">
            <text:p>44.74925274</text:p>
          </table:table-cell>
          <table:table-cell office:value-type="float" office:value="46.6794871795" calcext:value-type="float">
            <text:p>46.6794871795</text:p>
          </table:table-cell>
          <table:table-cell office:value-type="float" office:value="38.4507250666" calcext:value-type="float">
            <text:p>38.4507250666</text:p>
          </table:table-cell>
          <table:table-cell office:value-type="float" office:value="45.7155909417" calcext:value-type="float">
            <text:p>45.7155909417</text:p>
          </table:table-cell>
          <table:table-cell office:value-type="float" office:value="44.6057538625" calcext:value-type="float">
            <text:p>44.6057538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zip2_259B</text:p>
          </table:table-cell>
          <table:table-cell office:value-type="float" office:value="46.02906826" calcext:value-type="float">
            <text:p>46.02906826</text:p>
          </table:table-cell>
          <table:table-cell office:value-type="float" office:value="46.8668157138" calcext:value-type="float">
            <text:p>46.8668157138</text:p>
          </table:table-cell>
          <table:table-cell office:value-type="float" office:value="50.2928170192" calcext:value-type="float">
            <text:p>50.2928170192</text:p>
          </table:table-cell>
          <table:table-cell office:value-type="float" office:value="42.7145021347" calcext:value-type="float">
            <text:p>42.7145021347</text:p>
          </table:table-cell>
          <table:table-cell office:value-type="float" office:value="46.0290682585" calcext:value-type="float">
            <text:p>46.0290682585</text:p>
          </table:table-cell>
          <table:table-cell office:value-type="float" office:value="39.1113388478" calcext:value-type="float">
            <text:p>39.111338847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culix_2655B</text:p>
          </table:table-cell>
          <table:table-cell office:value-type="float" office:value="81.59046067" calcext:value-type="float">
            <text:p>81.59046067</text:p>
          </table:table-cell>
          <table:table-cell office:value-type="float" office:value="77.6120181524" calcext:value-type="float">
            <text:p>77.6120181524</text:p>
          </table:table-cell>
          <table:table-cell office:value-type="float" office:value="80.0441706381" calcext:value-type="float">
            <text:p>80.0441706381</text:p>
          </table:table-cell>
          <table:table-cell office:value-type="float" office:value="82.4471959213" calcext:value-type="float">
            <text:p>82.4471959213</text:p>
          </table:table-cell>
          <table:table-cell office:value-type="float" office:value="81.5904606674" calcext:value-type="float">
            <text:p>81.5904606674</text:p>
          </table:table-cell>
          <table:table-cell office:value-type="float" office:value="79.1463207249" calcext:value-type="float">
            <text:p>79.146320724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culix_2655B</text:p>
          </table:table-cell>
          <table:table-cell office:value-type="float" office:value="82.77342966" calcext:value-type="float">
            <text:p>82.77342966</text:p>
          </table:table-cell>
          <table:table-cell office:value-type="float" office:value="77.9835338172" calcext:value-type="float">
            <text:p>77.9835338172</text:p>
          </table:table-cell>
          <table:table-cell office:value-type="float" office:value="79.9350178818" calcext:value-type="float">
            <text:p>79.9350178818</text:p>
          </table:table-cell>
          <table:table-cell office:value-type="float" office:value="79.2308248392" calcext:value-type="float">
            <text:p>79.2308248392</text:p>
          </table:table-cell>
          <table:table-cell office:value-type="float" office:value="82.7734296608" calcext:value-type="float">
            <text:p>82.7734296608</text:p>
          </table:table-cell>
          <table:table-cell office:value-type="float" office:value="79.1143552311" calcext:value-type="float">
            <text:p>79.11435523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rf_1650B</text:p>
          </table:table-cell>
          <table:table-cell office:value-type="float" office:value="13.7052141" calcext:value-type="float">
            <text:p>13.7052141</text:p>
          </table:table-cell>
          <table:table-cell office:value-type="float" office:value="50.538442274" calcext:value-type="float">
            <text:p>50.538442274</text:p>
          </table:table-cell>
          <table:table-cell office:value-type="float" office:value="41.3250148544" calcext:value-type="float">
            <text:p>41.3250148544</text:p>
          </table:table-cell>
          <table:table-cell office:value-type="float" office:value="19.4372706266" calcext:value-type="float">
            <text:p>19.4372706266</text:p>
          </table:table-cell>
          <table:table-cell office:value-type="float" office:value="13.7052140985" calcext:value-type="float">
            <text:p>13.7052140985</text:p>
          </table:table-cell>
          <table:table-cell office:value-type="float" office:value="18.3884297521" calcext:value-type="float">
            <text:p>18.388429752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rf_1650B</text:p>
          </table:table-cell>
          <table:table-cell office:value-type="float" office:value="17.51357372" calcext:value-type="float">
            <text:p>17.51357372</text:p>
          </table:table-cell>
          <table:table-cell office:value-type="float" office:value="57.9399446298" calcext:value-type="float">
            <text:p>57.9399446298</text:p>
          </table:table-cell>
          <table:table-cell office:value-type="float" office:value="47.5013290803" calcext:value-type="float">
            <text:p>47.5013290803</text:p>
          </table:table-cell>
          <table:table-cell office:value-type="float" office:value="16.4315937941" calcext:value-type="float">
            <text:p>16.4315937941</text:p>
          </table:table-cell>
          <table:table-cell office:value-type="float" office:value="17.5135737157" calcext:value-type="float">
            <text:p>17.5135737157</text:p>
          </table:table-cell>
          <table:table-cell office:value-type="float" office:value="15.8858603066" calcext:value-type="float">
            <text:p>15.885860306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usmp_600B</text:p>
          </table:table-cell>
          <table:table-cell office:value-type="float" office:value="23.52400784" calcext:value-type="float">
            <text:p>23.52400784</text:p>
          </table:table-cell>
          <table:table-cell office:value-type="float" office:value="84.9771414822" calcext:value-type="float">
            <text:p>84.9771414822</text:p>
          </table:table-cell>
          <table:table-cell office:value-type="float" office:value="86.534728214" calcext:value-type="float">
            <text:p>86.534728214</text:p>
          </table:table-cell>
          <table:table-cell office:value-type="float" office:value="21.9766498096" calcext:value-type="float">
            <text:p>21.9766498096</text:p>
          </table:table-cell>
          <table:table-cell office:value-type="float" office:value="23.5240078393" calcext:value-type="float">
            <text:p>23.5240078393</text:p>
          </table:table-cell>
          <table:table-cell office:value-type="float" office:value="22.5372208437" calcext:value-type="float">
            <text:p>22.53722084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usmp_600B</text:p>
          </table:table-cell>
          <table:table-cell office:value-type="float" office:value="23.64090015" calcext:value-type="float">
            <text:p>23.64090015</text:p>
          </table:table-cell>
          <table:table-cell office:value-type="float" office:value="85.0770352486" calcext:value-type="float">
            <text:p>85.0770352486</text:p>
          </table:table-cell>
          <table:table-cell office:value-type="float" office:value="87.0471427979" calcext:value-type="float">
            <text:p>87.0471427979</text:p>
          </table:table-cell>
          <table:table-cell office:value-type="float" office:value="22.9388912869" calcext:value-type="float">
            <text:p>22.9388912869</text:p>
          </table:table-cell>
          <table:table-cell office:value-type="float" office:value="23.640922155" calcext:value-type="float">
            <text:p>23.640922155</text:p>
          </table:table-cell>
          <table:table-cell office:value-type="float" office:value="23.2419473814" calcext:value-type="float">
            <text:p>23.241947381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star_23B</text:p>
          </table:table-cell>
          <table:table-cell office:value-type="float" office:value="91.66569321" calcext:value-type="float">
            <text:p>91.66569321</text:p>
          </table:table-cell>
          <table:table-cell office:value-type="float" office:value="91.018144971" calcext:value-type="float">
            <text:p>91.018144971</text:p>
          </table:table-cell>
          <table:table-cell office:value-type="float" office:value="91.190785004" calcext:value-type="float">
            <text:p>91.190785004</text:p>
          </table:table-cell>
          <table:table-cell office:value-type="float" office:value="91.0934681265" calcext:value-type="float">
            <text:p>91.0934681265</text:p>
          </table:table-cell>
          <table:table-cell office:value-type="float" office:value="91.6048610491" calcext:value-type="float">
            <text:p>91.6048610491</text:p>
          </table:table-cell>
          <table:table-cell office:value-type="float" office:value="91.4495980542" calcext:value-type="float">
            <text:p>91.449598054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star_23B</text:p>
          </table:table-cell>
          <table:table-cell office:value-type="float" office:value="91.71371221" calcext:value-type="float">
            <text:p>91.71371221</text:p>
          </table:table-cell>
          <table:table-cell office:value-type="float" office:value="90.9114611486" calcext:value-type="float">
            <text:p>90.9114611486</text:p>
          </table:table-cell>
          <table:table-cell office:value-type="float" office:value="91.0045515262" calcext:value-type="float">
            <text:p>91.0045515262</text:p>
          </table:table-cell>
          <table:table-cell office:value-type="float" office:value="91.0864921618" calcext:value-type="float">
            <text:p>91.0864921618</text:p>
          </table:table-cell>
          <table:table-cell office:value-type="float" office:value="91.5898235521" calcext:value-type="float">
            <text:p>91.5898235521</text:p>
          </table:table-cell>
          <table:table-cell office:value-type="float" office:value="91.3359884142" calcext:value-type="float">
            <text:p>91.335988414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mmer_397B</text:p>
          </table:table-cell>
          <table:table-cell office:value-type="float" office:value="49.11374909" calcext:value-type="float">
            <text:p>49.11374909</text:p>
          </table:table-cell>
          <table:table-cell office:value-type="float" office:value="61.8600682594" calcext:value-type="float">
            <text:p>61.8600682594</text:p>
          </table:table-cell>
          <table:table-cell office:value-type="float" office:value="67.0223697731" calcext:value-type="float">
            <text:p>67.0223697731</text:p>
          </table:table-cell>
          <table:table-cell office:value-type="float" office:value="49.6494812322" calcext:value-type="float">
            <text:p>49.6494812322</text:p>
          </table:table-cell>
          <table:table-cell office:value-type="float" office:value="49.1137490853" calcext:value-type="float">
            <text:p>49.1137490853</text:p>
          </table:table-cell>
          <table:table-cell office:value-type="float" office:value="49.2684310785" calcext:value-type="float">
            <text:p>49.268431078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mmer_397B</text:p>
          </table:table-cell>
          <table:table-cell office:value-type="float" office:value="49.95001799" calcext:value-type="float">
            <text:p>49.95001799</text:p>
          </table:table-cell>
          <table:table-cell office:value-type="float" office:value="62.6469710534" calcext:value-type="float">
            <text:p>62.6469710534</text:p>
          </table:table-cell>
          <table:table-cell office:value-type="float" office:value="66.2986995504" calcext:value-type="float">
            <text:p>66.2986995504</text:p>
          </table:table-cell>
          <table:table-cell office:value-type="float" office:value="49.9641890816" calcext:value-type="float">
            <text:p>49.9641890816</text:p>
          </table:table-cell>
          <table:table-cell office:value-type="float" office:value="49.9500179935" calcext:value-type="float">
            <text:p>49.9500179935</text:p>
          </table:table-cell>
          <table:table-cell office:value-type="float" office:value="50.0478888978" calcext:value-type="float">
            <text:p>50.04788889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f_158B</text:p>
          </table:table-cell>
          <table:table-cell office:value-type="float" office:value="40.96642488" calcext:value-type="float">
            <text:p>40.96642488</text:p>
          </table:table-cell>
          <table:table-cell office:value-type="float" office:value="40.8096179413" calcext:value-type="float">
            <text:p>40.8096179413</text:p>
          </table:table-cell>
          <table:table-cell office:value-type="float" office:value="28.9221468705" calcext:value-type="float">
            <text:p>28.9221468705</text:p>
          </table:table-cell>
          <table:table-cell office:value-type="float" office:value="47.0532019284" calcext:value-type="float">
            <text:p>47.0532019284</text:p>
          </table:table-cell>
          <table:table-cell office:value-type="float" office:value="47.3121541453" calcext:value-type="float">
            <text:p>47.3121541453</text:p>
          </table:table-cell>
          <table:table-cell office:value-type="float" office:value="56.3330885022" calcext:value-type="float">
            <text:p>56.33308850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f_158B</text:p>
          </table:table-cell>
          <table:table-cell office:value-type="float" office:value="41.09905235" calcext:value-type="float">
            <text:p>41.09905235</text:p>
          </table:table-cell>
          <table:table-cell office:value-type="float" office:value="40.765556651" calcext:value-type="float">
            <text:p>40.765556651</text:p>
          </table:table-cell>
          <table:table-cell office:value-type="float" office:value="28.8896425402" calcext:value-type="float">
            <text:p>28.8896425402</text:p>
          </table:table-cell>
          <table:table-cell office:value-type="float" office:value="47.1469689529" calcext:value-type="float">
            <text:p>47.1469689529</text:p>
          </table:table-cell>
          <table:table-cell office:value-type="float" office:value="47.3847662635" calcext:value-type="float">
            <text:p>47.3847662635</text:p>
          </table:table-cell>
          <table:table-cell office:value-type="float" office:value="56.3284326416" calcext:value-type="float">
            <text:p>56.32843264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phinx3_883B</text:p>
          </table:table-cell>
          <table:table-cell office:value-type="float" office:value="19.4147867" calcext:value-type="float">
            <text:p>19.4147867</text:p>
          </table:table-cell>
          <table:table-cell office:value-type="float" office:value="25.4344816463" calcext:value-type="float">
            <text:p>25.4344816463</text:p>
          </table:table-cell>
          <table:table-cell office:value-type="float" office:value="28.8924199916" calcext:value-type="float">
            <text:p>28.8924199916</text:p>
          </table:table-cell>
          <table:table-cell office:value-type="float" office:value="20.1138435541" calcext:value-type="float">
            <text:p>20.1138435541</text:p>
          </table:table-cell>
          <table:table-cell office:value-type="float" office:value="19.2170979305" calcext:value-type="float">
            <text:p>19.2170979305</text:p>
          </table:table-cell>
          <table:table-cell office:value-type="float" office:value="20.0870368714" calcext:value-type="float">
            <text:p>20.0870368714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phinx3_883B</text:p>
          </table:table-cell>
          <table:table-cell office:value-type="float" office:value="19.4337348" calcext:value-type="float">
            <text:p>19.4337348</text:p>
          </table:table-cell>
          <table:table-cell office:value-type="float" office:value="25.0495944724" calcext:value-type="float">
            <text:p>25.0495944724</text:p>
          </table:table-cell>
          <table:table-cell office:value-type="float" office:value="27.3299556681" calcext:value-type="float">
            <text:p>27.3299556681</text:p>
          </table:table-cell>
          <table:table-cell office:value-type="float" office:value="20.5389142073" calcext:value-type="float">
            <text:p>20.5389142073</text:p>
          </table:table-cell>
          <table:table-cell office:value-type="float" office:value="19.7338084259" calcext:value-type="float">
            <text:p>19.7338084259</text:p>
          </table:table-cell>
          <table:table-cell office:value-type="float" office:value="19.7422194279" calcext:value-type="float">
            <text:p>19.742219427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vray_250B</text:p>
          </table:table-cell>
          <table:table-cell office:value-type="float" office:value="80.502283105" calcext:value-type="float">
            <text:p>80.502283105</text:p>
          </table:table-cell>
          <table:table-cell office:value-type="float" office:value="66.9760247486" calcext:value-type="float">
            <text:p>66.9760247486</text:p>
          </table:table-cell>
          <table:table-cell office:value-type="float" office:value="96.9844632768" calcext:value-type="float">
            <text:p>96.9844632768</text:p>
          </table:table-cell>
          <table:table-cell office:value-type="float" office:value="95.0498492928" calcext:value-type="float">
            <text:p>95.0498492928</text:p>
          </table:table-cell>
          <table:table-cell office:value-type="float" office:value="80.502283105" calcext:value-type="float">
            <text:p>80.502283105</text:p>
          </table:table-cell>
          <table:table-cell office:value-type="float" office:value="93.1184528606" calcext:value-type="float">
            <text:p>93.11845286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vray_250B</text:p>
          </table:table-cell>
          <table:table-cell office:value-type="float" office:value="76.8563685637" calcext:value-type="float">
            <text:p>76.8563685637</text:p>
          </table:table-cell>
          <table:table-cell office:value-type="float" office:value="83.1158560696" calcext:value-type="float">
            <text:p>83.1158560696</text:p>
          </table:table-cell>
          <table:table-cell office:value-type="float" office:value="92.4277354141" calcext:value-type="float">
            <text:p>92.4277354141</text:p>
          </table:table-cell>
          <table:table-cell office:value-type="float" office:value="86.9975639464" calcext:value-type="float">
            <text:p>86.9975639464</text:p>
          </table:table-cell>
          <table:table-cell office:value-type="float" office:value="76.8563685637" calcext:value-type="float">
            <text:p>76.8563685637</text:p>
          </table:table-cell>
          <table:table-cell office:value-type="float" office:value="83.9413313276" calcext:value-type="float">
            <text:p>83.941331327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plex_66B</text:p>
          </table:table-cell>
          <table:table-cell office:value-type="float" office:value="41.6847033248" calcext:value-type="float">
            <text:p>41.6847033248</text:p>
          </table:table-cell>
          <table:table-cell office:value-type="float" office:value="59.3711525308" calcext:value-type="float">
            <text:p>59.3711525308</text:p>
          </table:table-cell>
          <table:table-cell office:value-type="float" office:value="58.9046837045" calcext:value-type="float">
            <text:p>58.9046837045</text:p>
          </table:table-cell>
          <table:table-cell office:value-type="float" office:value="44.1477504255" calcext:value-type="float">
            <text:p>44.1477504255</text:p>
          </table:table-cell>
          <table:table-cell office:value-type="float" office:value="53.3743499876" calcext:value-type="float">
            <text:p>53.3743499876</text:p>
          </table:table-cell>
          <table:table-cell office:value-type="float" office:value="47.670269703" calcext:value-type="float">
            <text:p>47.6702697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plex_66B</text:p>
          </table:table-cell>
          <table:table-cell office:value-type="float" office:value="41.3172185112" calcext:value-type="float">
            <text:p>41.3172185112</text:p>
          </table:table-cell>
          <table:table-cell office:value-type="float" office:value="59.9812868072" calcext:value-type="float">
            <text:p>59.9812868072</text:p>
          </table:table-cell>
          <table:table-cell office:value-type="float" office:value="58.9031195878" calcext:value-type="float">
            <text:p>58.9031195878</text:p>
          </table:table-cell>
          <table:table-cell office:value-type="float" office:value="44.7042647557" calcext:value-type="float">
            <text:p>44.7042647557</text:p>
          </table:table-cell>
          <table:table-cell office:value-type="float" office:value="53.2647975078" calcext:value-type="float">
            <text:p>53.2647975078</text:p>
          </table:table-cell>
          <table:table-cell office:value-type="float" office:value="47.575327762" calcext:value-type="float">
            <text:p>47.57532776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plex_205B</text:p>
          </table:table-cell>
          <table:table-cell office:value-type="float" office:value="48.9031503501" calcext:value-type="float">
            <text:p>48.9031503501</text:p>
          </table:table-cell>
          <table:table-cell office:value-type="float" office:value="47.7670938118" calcext:value-type="float">
            <text:p>47.7670938118</text:p>
          </table:table-cell>
          <table:table-cell office:value-type="float" office:value="47.9028898849" calcext:value-type="float">
            <text:p>47.9028898849</text:p>
          </table:table-cell>
          <table:table-cell office:value-type="float" office:value="47.0121557659" calcext:value-type="float">
            <text:p>47.0121557659</text:p>
          </table:table-cell>
          <table:table-cell office:value-type="float" office:value="46.0097127759" calcext:value-type="float">
            <text:p>46.0097127759</text:p>
          </table:table-cell>
          <table:table-cell office:value-type="float" office:value="45.7121191846" calcext:value-type="float">
            <text:p>45.71211918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plex_205B</text:p>
          </table:table-cell>
          <table:table-cell office:value-type="float" office:value="49.1476510467" calcext:value-type="float">
            <text:p>49.1476510467</text:p>
          </table:table-cell>
          <table:table-cell office:value-type="float" office:value="47.2587164626" calcext:value-type="float">
            <text:p>47.2587164626</text:p>
          </table:table-cell>
          <table:table-cell office:value-type="float" office:value="47.7326825804" calcext:value-type="float">
            <text:p>47.7326825804</text:p>
          </table:table-cell>
          <table:table-cell office:value-type="float" office:value="47.2309990063" calcext:value-type="float">
            <text:p>47.2309990063</text:p>
          </table:table-cell>
          <table:table-cell office:value-type="float" office:value="46.2108316465" calcext:value-type="float">
            <text:p>46.2108316465</text:p>
          </table:table-cell>
          <table:table-cell office:value-type="float" office:value="45.7995060852" calcext:value-type="float">
            <text:p>45.799506085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cc_56B</text:p>
          </table:table-cell>
          <table:table-cell office:value-type="float" office:value="99.7083095024" calcext:value-type="float">
            <text:p>99.7083095024</text:p>
          </table:table-cell>
          <table:table-cell office:value-type="float" office:value="99.6615177972" calcext:value-type="float">
            <text:p>99.6615177972</text:p>
          </table:table-cell>
          <table:table-cell office:value-type="float" office:value="99.6596017881" calcext:value-type="float">
            <text:p>99.6596017881</text:p>
          </table:table-cell>
          <table:table-cell office:value-type="float" office:value="99.7171733702" calcext:value-type="float">
            <text:p>99.7171733702</text:p>
          </table:table-cell>
          <table:table-cell office:value-type="float" office:value="99.7083095024" calcext:value-type="float">
            <text:p>99.7083095024</text:p>
          </table:table-cell>
          <table:table-cell office:value-type="float" office:value="99.6865446893" calcext:value-type="float">
            <text:p>99.686544689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cc_56B</text:p>
          </table:table-cell>
          <table:table-cell office:value-type="float" office:value="99.7063617508" calcext:value-type="float">
            <text:p>99.7063617508</text:p>
          </table:table-cell>
          <table:table-cell office:value-type="float" office:value="99.6565997929" calcext:value-type="float">
            <text:p>99.6565997929</text:p>
          </table:table-cell>
          <table:table-cell office:value-type="float" office:value="99.656235506" calcext:value-type="float">
            <text:p>99.656235506</text:p>
          </table:table-cell>
          <table:table-cell office:value-type="float" office:value="99.708761482" calcext:value-type="float">
            <text:p>99.708761482</text:p>
          </table:table-cell>
          <table:table-cell office:value-type="float" office:value="99.7063617508" calcext:value-type="float">
            <text:p>99.7063617508</text:p>
          </table:table-cell>
          <table:table-cell office:value-type="float" office:value="99.6933073127" calcext:value-type="float">
            <text:p>99.69330731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omacs_0B</text:p>
          </table:table-cell>
          <table:table-cell office:value-type="float" office:value="46.0283687943" calcext:value-type="float">
            <text:p>46.0283687943</text:p>
          </table:table-cell>
          <table:table-cell office:value-type="float" office:value="98.3897587812" calcext:value-type="float">
            <text:p>98.3897587812</text:p>
          </table:table-cell>
          <table:table-cell office:value-type="float" office:value="98.4389423373" calcext:value-type="float">
            <text:p>98.4389423373</text:p>
          </table:table-cell>
          <table:table-cell office:value-type="float" office:value="40.6079501169" calcext:value-type="float">
            <text:p>40.6079501169</text:p>
          </table:table-cell>
          <table:table-cell office:value-type="float" office:value="46.0283687943" calcext:value-type="float">
            <text:p>46.0283687943</text:p>
          </table:table-cell>
          <table:table-cell office:value-type="float" office:value="46.7832167832" calcext:value-type="float">
            <text:p>46.78321678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omacs_0B</text:p>
          </table:table-cell>
          <table:table-cell office:value-type="float" office:value="45.0144508671" calcext:value-type="float">
            <text:p>45.0144508671</text:p>
          </table:table-cell>
          <table:table-cell office:value-type="float" office:value="84.1160509288" calcext:value-type="float">
            <text:p>84.1160509288</text:p>
          </table:table-cell>
          <table:table-cell office:value-type="float" office:value="88.4958427816" calcext:value-type="float">
            <text:p>88.4958427816</text:p>
          </table:table-cell>
          <table:table-cell office:value-type="float" office:value="41.007751938" calcext:value-type="float">
            <text:p>41.007751938</text:p>
          </table:table-cell>
          <table:table-cell office:value-type="float" office:value="45.0144508671" calcext:value-type="float">
            <text:p>45.0144508671</text:p>
          </table:table-cell>
          <table:table-cell office:value-type="float" office:value="47.0792767733" calcext:value-type="float">
            <text:p>47.079276773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nto_422B</text:p>
          </table:table-cell>
          <table:table-cell office:value-type="float" office:value="77.0176" calcext:value-type="float">
            <text:p>77.0176</text:p>
          </table:table-cell>
          <table:table-cell office:value-type="float" office:value="73.3557594796" calcext:value-type="float">
            <text:p>73.3557594796</text:p>
          </table:table-cell>
          <table:table-cell office:value-type="float" office:value="75.4371964705" calcext:value-type="float">
            <text:p>75.4371964705</text:p>
          </table:table-cell>
          <table:table-cell office:value-type="float" office:value="77.6393022487" calcext:value-type="float">
            <text:p>77.6393022487</text:p>
          </table:table-cell>
          <table:table-cell office:value-type="float" office:value="77.0176" calcext:value-type="float">
            <text:p>77.0176</text:p>
          </table:table-cell>
          <table:table-cell office:value-type="float" office:value="76.7085378246" calcext:value-type="float">
            <text:p>76.708537824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nto_422B</text:p>
          </table:table-cell>
          <table:table-cell office:value-type="float" office:value="76.3525382048" calcext:value-type="float">
            <text:p>76.3525382048</text:p>
          </table:table-cell>
          <table:table-cell office:value-type="float" office:value="74.4443126557" calcext:value-type="float">
            <text:p>74.4443126557</text:p>
          </table:table-cell>
          <table:table-cell office:value-type="float" office:value="75.4150775344" calcext:value-type="float">
            <text:p>75.4150775344</text:p>
          </table:table-cell>
          <table:table-cell office:value-type="float" office:value="76.4150327509" calcext:value-type="float">
            <text:p>76.4150327509</text:p>
          </table:table-cell>
          <table:table-cell office:value-type="float" office:value="76.3525382048" calcext:value-type="float">
            <text:p>76.3525382048</text:p>
          </table:table-cell>
          <table:table-cell office:value-type="float" office:value="76.0379121613" calcext:value-type="float">
            <text:p>76.0379121613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IPC</text:p>
          </table:table-cell>
          <table:table-cell table:number-columns-repeated="8"/>
          <table:table-cell table:style-name="ce2" office:value-type="string" calcext:value-type="string">
            <text:p>IPC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3"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bm_94B</text:p>
          </table:table-cell>
          <table:table-cell office:value-type="float" office:value="0.345192" calcext:value-type="float">
            <text:p>0.345192</text:p>
          </table:table-cell>
          <table:table-cell office:value-type="float" office:value="0.326096" calcext:value-type="float">
            <text:p>0.326096</text:p>
          </table:table-cell>
          <table:table-cell office:value-type="float" office:value="0.321428" calcext:value-type="float">
            <text:p>0.321428</text:p>
          </table:table-cell>
          <table:table-cell office:value-type="float" office:value="0.349057" calcext:value-type="float">
            <text:p>0.349057</text:p>
          </table:table-cell>
          <table:table-cell office:value-type="float" office:value="0.343916" calcext:value-type="float">
            <text:p>0.343916</text:p>
          </table:table-cell>
          <table:table-cell office:value-type="float" office:value="0.370518" calcext:value-type="float">
            <text:p>0.3705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bm_94B</text:p>
          </table:table-cell>
          <table:table-cell office:value-type="float" office:value="0.345273" calcext:value-type="float">
            <text:p>0.345273</text:p>
          </table:table-cell>
          <table:table-cell office:value-type="float" office:value="0.32731" calcext:value-type="float">
            <text:p>0.32731</text:p>
          </table:table-cell>
          <table:table-cell office:value-type="float" office:value="0.322413" calcext:value-type="float">
            <text:p>0.322413</text:p>
          </table:table-cell>
          <table:table-cell office:value-type="float" office:value="0.348328" calcext:value-type="float">
            <text:p>0.348328</text:p>
          </table:table-cell>
          <table:table-cell office:value-type="float" office:value="0.342946" calcext:value-type="float">
            <text:p>0.342946</text:p>
          </table:table-cell>
          <table:table-cell office:value-type="float" office:value="0.368652" calcext:value-type="float">
            <text:p>0.36865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zip2_259B</text:p>
          </table:table-cell>
          <table:table-cell office:value-type="float" office:value="0.845636" calcext:value-type="float">
            <text:p>0.845636</text:p>
          </table:table-cell>
          <table:table-cell office:value-type="float" office:value="0.831826" calcext:value-type="float">
            <text:p>0.831826</text:p>
          </table:table-cell>
          <table:table-cell office:value-type="float" office:value="0.823806" calcext:value-type="float">
            <text:p>0.823806</text:p>
          </table:table-cell>
          <table:table-cell office:value-type="float" office:value="0.845896" calcext:value-type="float">
            <text:p>0.845896</text:p>
          </table:table-cell>
          <table:table-cell office:value-type="float" office:value="0.845636" calcext:value-type="float">
            <text:p>0.845636</text:p>
          </table:table-cell>
          <table:table-cell office:value-type="float" office:value="0.845538" calcext:value-type="float">
            <text:p>0.84553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zip2_259B</text:p>
          </table:table-cell>
          <table:table-cell office:value-type="float" office:value="0.845487" calcext:value-type="float">
            <text:p>0.845487</text:p>
          </table:table-cell>
          <table:table-cell office:value-type="float" office:value="0.831805" calcext:value-type="float">
            <text:p>0.831805</text:p>
          </table:table-cell>
          <table:table-cell office:value-type="float" office:value="0.822301" calcext:value-type="float">
            <text:p>0.822301</text:p>
          </table:table-cell>
          <table:table-cell office:value-type="float" office:value="0.845922" calcext:value-type="float">
            <text:p>0.845922</text:p>
          </table:table-cell>
          <table:table-cell office:value-type="float" office:value="0.845487" calcext:value-type="float">
            <text:p>0.845487</text:p>
          </table:table-cell>
          <table:table-cell office:value-type="float" office:value="0.845548" calcext:value-type="float">
            <text:p>0.84554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culix_2655B</text:p>
          </table:table-cell>
          <table:table-cell office:value-type="float" office:value="1.45783" calcext:value-type="float">
            <text:p>1.45783</text:p>
          </table:table-cell>
          <table:table-cell office:value-type="float" office:value="1.47694" calcext:value-type="float">
            <text:p>1.47694</text:p>
          </table:table-cell>
          <table:table-cell office:value-type="float" office:value="1.44316" calcext:value-type="float">
            <text:p>1.44316</text:p>
          </table:table-cell>
          <table:table-cell office:value-type="float" office:value="1.42882" calcext:value-type="float">
            <text:p>1.42882</text:p>
          </table:table-cell>
          <table:table-cell office:value-type="float" office:value="1.45783" calcext:value-type="float">
            <text:p>1.45783</text:p>
          </table:table-cell>
          <table:table-cell office:value-type="float" office:value="1.48182" calcext:value-type="float">
            <text:p>1.481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culix_2655B</text:p>
          </table:table-cell>
          <table:table-cell office:value-type="float" office:value="1.44099" calcext:value-type="float">
            <text:p>1.44099</text:p>
          </table:table-cell>
          <table:table-cell office:value-type="float" office:value="1.46681" calcext:value-type="float">
            <text:p>1.46681</text:p>
          </table:table-cell>
          <table:table-cell office:value-type="float" office:value="1.45385" calcext:value-type="float">
            <text:p>1.45385</text:p>
          </table:table-cell>
          <table:table-cell office:value-type="float" office:value="1.47644" calcext:value-type="float">
            <text:p>1.47644</text:p>
          </table:table-cell>
          <table:table-cell office:value-type="float" office:value="1.44099" calcext:value-type="float">
            <text:p>1.44099</text:p>
          </table:table-cell>
          <table:table-cell office:value-type="float" office:value="1.49116" calcext:value-type="float">
            <text:p>1.4911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rf_1650B</text:p>
          </table:table-cell>
          <table:table-cell office:value-type="float" office:value="0.636919" calcext:value-type="float">
            <text:p>0.636919</text:p>
          </table:table-cell>
          <table:table-cell office:value-type="float" office:value="0.609719" calcext:value-type="float">
            <text:p>0.609719</text:p>
          </table:table-cell>
          <table:table-cell office:value-type="float" office:value="0.556005" calcext:value-type="float">
            <text:p>0.556005</text:p>
          </table:table-cell>
          <table:table-cell office:value-type="float" office:value="0.637123" calcext:value-type="float">
            <text:p>0.637123</text:p>
          </table:table-cell>
          <table:table-cell office:value-type="float" office:value="0.636919" calcext:value-type="float">
            <text:p>0.636919</text:p>
          </table:table-cell>
          <table:table-cell office:value-type="float" office:value="0.635921" calcext:value-type="float">
            <text:p>0.63592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rf_1650B</text:p>
          </table:table-cell>
          <table:table-cell office:value-type="float" office:value="0.636931" calcext:value-type="float">
            <text:p>0.636931</text:p>
          </table:table-cell>
          <table:table-cell office:value-type="float" office:value="0.606756" calcext:value-type="float">
            <text:p>0.606756</text:p>
          </table:table-cell>
          <table:table-cell office:value-type="float" office:value="0.554971" calcext:value-type="float">
            <text:p>0.554971</text:p>
          </table:table-cell>
          <table:table-cell office:value-type="float" office:value="0.637134" calcext:value-type="float">
            <text:p>0.637134</text:p>
          </table:table-cell>
          <table:table-cell office:value-type="float" office:value="0.636931" calcext:value-type="float">
            <text:p>0.636931</text:p>
          </table:table-cell>
          <table:table-cell office:value-type="float" office:value="0.635927" calcext:value-type="float">
            <text:p>0.6359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usmp_600B</text:p>
          </table:table-cell>
          <table:table-cell office:value-type="float" office:value="1.18446" calcext:value-type="float">
            <text:p>1.18446</text:p>
          </table:table-cell>
          <table:table-cell office:value-type="float" office:value="1.11395" calcext:value-type="float">
            <text:p>1.11395</text:p>
          </table:table-cell>
          <table:table-cell office:value-type="float" office:value="1.08542" calcext:value-type="float">
            <text:p>1.08542</text:p>
          </table:table-cell>
          <table:table-cell office:value-type="float" office:value="1.16377" calcext:value-type="float">
            <text:p>1.16377</text:p>
          </table:table-cell>
          <table:table-cell office:value-type="float" office:value="1.18446" calcext:value-type="float">
            <text:p>1.18446</text:p>
          </table:table-cell>
          <table:table-cell office:value-type="float" office:value="1.16817" calcext:value-type="float">
            <text:p>1.168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usmp_600B</text:p>
          </table:table-cell>
          <table:table-cell office:value-type="float" office:value="1.18442" calcext:value-type="float">
            <text:p>1.18442</text:p>
          </table:table-cell>
          <table:table-cell office:value-type="float" office:value="1.11405" calcext:value-type="float">
            <text:p>1.11405</text:p>
          </table:table-cell>
          <table:table-cell office:value-type="float" office:value="1.08546" calcext:value-type="float">
            <text:p>1.08546</text:p>
          </table:table-cell>
          <table:table-cell office:value-type="float" office:value="1.16373" calcext:value-type="float">
            <text:p>1.16373</text:p>
          </table:table-cell>
          <table:table-cell office:value-type="float" office:value="1.18442" calcext:value-type="float">
            <text:p>1.18442</text:p>
          </table:table-cell>
          <table:table-cell office:value-type="float" office:value="1.16814" calcext:value-type="float">
            <text:p>1.1681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star_23B</text:p>
          </table:table-cell>
          <table:table-cell office:value-type="float" office:value="0.306155" calcext:value-type="float">
            <text:p>0.306155</text:p>
          </table:table-cell>
          <table:table-cell office:value-type="float" office:value="0.212545" calcext:value-type="float">
            <text:p>0.212545</text:p>
          </table:table-cell>
          <table:table-cell office:value-type="float" office:value="0.209229" calcext:value-type="float">
            <text:p>0.209229</text:p>
          </table:table-cell>
          <table:table-cell office:value-type="float" office:value="0.303828" calcext:value-type="float">
            <text:p>0.303828</text:p>
          </table:table-cell>
          <table:table-cell office:value-type="float" office:value="0.305901" calcext:value-type="float">
            <text:p>0.305901</text:p>
          </table:table-cell>
          <table:table-cell office:value-type="float" office:value="0.30525" calcext:value-type="float">
            <text:p>0.3052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star_23B</text:p>
          </table:table-cell>
          <table:table-cell office:value-type="float" office:value="0.306144" calcext:value-type="float">
            <text:p>0.306144</text:p>
          </table:table-cell>
          <table:table-cell office:value-type="float" office:value="0.212542" calcext:value-type="float">
            <text:p>0.212542</text:p>
          </table:table-cell>
          <table:table-cell office:value-type="float" office:value="0.209253" calcext:value-type="float">
            <text:p>0.209253</text:p>
          </table:table-cell>
          <table:table-cell office:value-type="float" office:value="0.303845" calcext:value-type="float">
            <text:p>0.303845</text:p>
          </table:table-cell>
          <table:table-cell office:value-type="float" office:value="0.305884" calcext:value-type="float">
            <text:p>0.305884</text:p>
          </table:table-cell>
          <table:table-cell office:value-type="float" office:value="0.305259" calcext:value-type="float">
            <text:p>0.3052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mmer_397B</text:p>
          </table:table-cell>
          <table:table-cell office:value-type="float" office:value="1.07663" calcext:value-type="float">
            <text:p>1.07663</text:p>
          </table:table-cell>
          <table:table-cell office:value-type="float" office:value="0.93416" calcext:value-type="float">
            <text:p>0.93416</text:p>
          </table:table-cell>
          <table:table-cell office:value-type="float" office:value="0.890312" calcext:value-type="float">
            <text:p>0.890312</text:p>
          </table:table-cell>
          <table:table-cell office:value-type="float" office:value="1.07972" calcext:value-type="float">
            <text:p>1.07972</text:p>
          </table:table-cell>
          <table:table-cell office:value-type="float" office:value="1.07663" calcext:value-type="float">
            <text:p>1.07663</text:p>
          </table:table-cell>
          <table:table-cell office:value-type="float" office:value="1.07438" calcext:value-type="float">
            <text:p>1.0743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mmer_397B</text:p>
          </table:table-cell>
          <table:table-cell office:value-type="float" office:value="1.07681" calcext:value-type="float">
            <text:p>1.07681</text:p>
          </table:table-cell>
          <table:table-cell office:value-type="float" office:value="0.932323" calcext:value-type="float">
            <text:p>0.932323</text:p>
          </table:table-cell>
          <table:table-cell office:value-type="float" office:value="0.893028" calcext:value-type="float">
            <text:p>0.893028</text:p>
          </table:table-cell>
          <table:table-cell office:value-type="float" office:value="1.08191" calcext:value-type="float">
            <text:p>1.08191</text:p>
          </table:table-cell>
          <table:table-cell office:value-type="float" office:value="1.07681" calcext:value-type="float">
            <text:p>1.07681</text:p>
          </table:table-cell>
          <table:table-cell office:value-type="float" office:value="1.07748" calcext:value-type="float">
            <text:p>1.0774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f_158B</text:p>
          </table:table-cell>
          <table:table-cell office:value-type="float" office:value="0.0725333" calcext:value-type="float">
            <text:p>0.0725333</text:p>
          </table:table-cell>
          <table:table-cell office:value-type="float" office:value="0.0483729" calcext:value-type="float">
            <text:p>0.0483729</text:p>
          </table:table-cell>
          <table:table-cell office:value-type="float" office:value="0.0412217" calcext:value-type="float">
            <text:p>0.0412217</text:p>
          </table:table-cell>
          <table:table-cell office:value-type="float" office:value="0.0781409" calcext:value-type="float">
            <text:p>0.0781409</text:p>
          </table:table-cell>
          <table:table-cell office:value-type="float" office:value="0.0784033" calcext:value-type="float">
            <text:p>0.0784033</text:p>
          </table:table-cell>
          <table:table-cell office:value-type="float" office:value="0.0907835" calcext:value-type="float">
            <text:p>0.090783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f_158B</text:p>
          </table:table-cell>
          <table:table-cell office:value-type="float" office:value="0.073022" calcext:value-type="float">
            <text:p>0.073022</text:p>
          </table:table-cell>
          <table:table-cell office:value-type="float" office:value="0.048892" calcext:value-type="float">
            <text:p>0.048892</text:p>
          </table:table-cell>
          <table:table-cell office:value-type="float" office:value="0.0413991" calcext:value-type="float">
            <text:p>0.0413991</text:p>
          </table:table-cell>
          <table:table-cell office:value-type="float" office:value="0.0794096" calcext:value-type="float">
            <text:p>0.0794096</text:p>
          </table:table-cell>
          <table:table-cell office:value-type="float" office:value="0.0790214" calcext:value-type="float">
            <text:p>0.0790214</text:p>
          </table:table-cell>
          <table:table-cell office:value-type="float" office:value="0.0917666" calcext:value-type="float">
            <text:p>0.091766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phinx3_883B</text:p>
          </table:table-cell>
          <table:table-cell office:value-type="float" office:value="0.492352" calcext:value-type="float">
            <text:p>0.492352</text:p>
          </table:table-cell>
          <table:table-cell office:value-type="float" office:value="0.442305" calcext:value-type="float">
            <text:p>0.442305</text:p>
          </table:table-cell>
          <table:table-cell office:value-type="float" office:value="0.420825" calcext:value-type="float">
            <text:p>0.420825</text:p>
          </table:table-cell>
          <table:table-cell office:value-type="float" office:value="0.494135" calcext:value-type="float">
            <text:p>0.494135</text:p>
          </table:table-cell>
          <table:table-cell office:value-type="float" office:value="0.516605" calcext:value-type="float">
            <text:p>0.516605</text:p>
          </table:table-cell>
          <table:table-cell office:value-type="float" office:value="0.504375" calcext:value-type="float">
            <text:p>0.50437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phinx3_883B</text:p>
          </table:table-cell>
          <table:table-cell office:value-type="float" office:value="0.493354" calcext:value-type="float">
            <text:p>0.493354</text:p>
          </table:table-cell>
          <table:table-cell office:value-type="float" office:value="0.442333" calcext:value-type="float">
            <text:p>0.442333</text:p>
          </table:table-cell>
          <table:table-cell office:value-type="float" office:value="0.420523" calcext:value-type="float">
            <text:p>0.420523</text:p>
          </table:table-cell>
          <table:table-cell office:value-type="float" office:value="0.494067" calcext:value-type="float">
            <text:p>0.494067</text:p>
          </table:table-cell>
          <table:table-cell office:value-type="float" office:value="0.513462" calcext:value-type="float">
            <text:p>0.513462</text:p>
          </table:table-cell>
          <table:table-cell office:value-type="float" office:value="0.504263" calcext:value-type="float">
            <text:p>0.5042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vray_250B</text:p>
          </table:table-cell>
          <table:table-cell office:value-type="float" office:value="0.372527" calcext:value-type="float">
            <text:p>0.372527</text:p>
          </table:table-cell>
          <table:table-cell office:value-type="float" office:value="0.361047" calcext:value-type="float">
            <text:p>0.361047</text:p>
          </table:table-cell>
          <table:table-cell office:value-type="float" office:value="0.350578" calcext:value-type="float">
            <text:p>0.350578</text:p>
          </table:table-cell>
          <table:table-cell office:value-type="float" office:value="0.371682" calcext:value-type="float">
            <text:p>0.371682</text:p>
          </table:table-cell>
          <table:table-cell office:value-type="float" office:value="0.372527" calcext:value-type="float">
            <text:p>0.372527</text:p>
          </table:table-cell>
          <table:table-cell office:value-type="float" office:value="0.372018" calcext:value-type="float">
            <text:p>0.3720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vray_250B</text:p>
          </table:table-cell>
          <table:table-cell office:value-type="float" office:value="0.372532" calcext:value-type="float">
            <text:p>0.372532</text:p>
          </table:table-cell>
          <table:table-cell office:value-type="float" office:value="0.361054" calcext:value-type="float">
            <text:p>0.361054</text:p>
          </table:table-cell>
          <table:table-cell office:value-type="float" office:value="0.353136" calcext:value-type="float">
            <text:p>0.353136</text:p>
          </table:table-cell>
          <table:table-cell office:value-type="float" office:value="0.372034" calcext:value-type="float">
            <text:p>0.372034</text:p>
          </table:table-cell>
          <table:table-cell office:value-type="float" office:value="0.372532" calcext:value-type="float">
            <text:p>0.372532</text:p>
          </table:table-cell>
          <table:table-cell office:value-type="float" office:value="0.372269" calcext:value-type="float">
            <text:p>0.37226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plex_66B</text:p>
          </table:table-cell>
          <table:table-cell office:value-type="float" office:value="0.250941" calcext:value-type="float">
            <text:p>0.250941</text:p>
          </table:table-cell>
          <table:table-cell table:style-name="ce1" office:value-type="float" office:value="0.315673" calcext:value-type="float">
            <text:p>0.315673</text:p>
          </table:table-cell>
          <table:table-cell office:value-type="float" office:value="0.309759" calcext:value-type="float">
            <text:p>0.309759</text:p>
          </table:table-cell>
          <table:table-cell office:value-type="float" office:value="0.26391" calcext:value-type="float">
            <text:p>0.26391</text:p>
          </table:table-cell>
          <table:table-cell office:value-type="float" office:value="0.293406" calcext:value-type="float">
            <text:p>0.293406</text:p>
          </table:table-cell>
          <table:table-cell office:value-type="float" office:value="0.280934" calcext:value-type="float">
            <text:p>0.2809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plex_66B</text:p>
          </table:table-cell>
          <table:table-cell office:value-type="float" office:value="0.251674" calcext:value-type="float">
            <text:p>0.251674</text:p>
          </table:table-cell>
          <table:table-cell office:value-type="float" office:value="0.316057" calcext:value-type="float">
            <text:p>0.316057</text:p>
          </table:table-cell>
          <table:table-cell office:value-type="float" office:value="0.310551" calcext:value-type="float">
            <text:p>0.310551</text:p>
          </table:table-cell>
          <table:table-cell office:value-type="float" office:value="0.265806" calcext:value-type="float">
            <text:p>0.265806</text:p>
          </table:table-cell>
          <table:table-cell office:value-type="float" office:value="0.293354" calcext:value-type="float">
            <text:p>0.293354</text:p>
          </table:table-cell>
          <table:table-cell office:value-type="float" office:value="0.281166" calcext:value-type="float">
            <text:p>0.28116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plex_205B</text:p>
          </table:table-cell>
          <table:table-cell office:value-type="float" office:value="0.213461" calcext:value-type="float">
            <text:p>0.213461</text:p>
          </table:table-cell>
          <table:table-cell office:value-type="float" office:value="0.167273" calcext:value-type="float">
            <text:p>0.167273</text:p>
          </table:table-cell>
          <table:table-cell office:value-type="float" office:value="0.16724" calcext:value-type="float">
            <text:p>0.16724</text:p>
          </table:table-cell>
          <table:table-cell office:value-type="float" office:value="0.209553" calcext:value-type="float">
            <text:p>0.209553</text:p>
          </table:table-cell>
          <table:table-cell office:value-type="float" office:value="0.217172" calcext:value-type="float">
            <text:p>0.217172</text:p>
          </table:table-cell>
          <table:table-cell office:value-type="float" office:value="0.215216" calcext:value-type="float">
            <text:p>0.2152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plex_205B</text:p>
          </table:table-cell>
          <table:table-cell office:value-type="float" office:value="0.212344" calcext:value-type="float">
            <text:p>0.212344</text:p>
          </table:table-cell>
          <table:table-cell office:value-type="float" office:value="0.167277" calcext:value-type="float">
            <text:p>0.167277</text:p>
          </table:table-cell>
          <table:table-cell office:value-type="float" office:value="0.16724" calcext:value-type="float">
            <text:p>0.16724</text:p>
          </table:table-cell>
          <table:table-cell office:value-type="float" office:value="0.209554" calcext:value-type="float">
            <text:p>0.209554</text:p>
          </table:table-cell>
          <table:table-cell office:value-type="float" office:value="0.217171" calcext:value-type="float">
            <text:p>0.217171</text:p>
          </table:table-cell>
          <table:table-cell office:value-type="float" office:value="0.215217" calcext:value-type="float">
            <text:p>0.21521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cc_56B</text:p>
          </table:table-cell>
          <table:table-cell office:value-type="float" office:value="0.734408" calcext:value-type="float">
            <text:p>0.734408</text:p>
          </table:table-cell>
          <table:table-cell office:value-type="float" office:value="0.734959" calcext:value-type="float">
            <text:p>0.734959</text:p>
          </table:table-cell>
          <table:table-cell office:value-type="float" office:value="0.728508" calcext:value-type="float">
            <text:p>0.728508</text:p>
          </table:table-cell>
          <table:table-cell office:value-type="float" office:value="0.730597" calcext:value-type="float">
            <text:p>0.730597</text:p>
          </table:table-cell>
          <table:table-cell office:value-type="float" office:value="0.734408" calcext:value-type="float">
            <text:p>0.734408</text:p>
          </table:table-cell>
          <table:table-cell office:value-type="float" office:value="0.733027" calcext:value-type="float">
            <text:p>0.7330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cc_56B</text:p>
          </table:table-cell>
          <table:table-cell office:value-type="float" office:value="0.734416" calcext:value-type="float">
            <text:p>0.734416</text:p>
          </table:table-cell>
          <table:table-cell office:value-type="float" office:value="0.734968" calcext:value-type="float">
            <text:p>0.734968</text:p>
          </table:table-cell>
          <table:table-cell office:value-type="float" office:value="0.728513" calcext:value-type="float">
            <text:p>0.728513</text:p>
          </table:table-cell>
          <table:table-cell office:value-type="float" office:value="0.730615" calcext:value-type="float">
            <text:p>0.730615</text:p>
          </table:table-cell>
          <table:table-cell office:value-type="float" office:value="0.734416" calcext:value-type="float">
            <text:p>0.734416</text:p>
          </table:table-cell>
          <table:table-cell office:value-type="float" office:value="0.733022" calcext:value-type="float">
            <text:p>0.7330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omacs_0B</text:p>
          </table:table-cell>
          <table:table-cell office:value-type="float" office:value="0.390031" calcext:value-type="float">
            <text:p>0.390031</text:p>
          </table:table-cell>
          <table:table-cell office:value-type="float" office:value="0.362501" calcext:value-type="float">
            <text:p>0.362501</text:p>
          </table:table-cell>
          <table:table-cell office:value-type="float" office:value="0.358501" calcext:value-type="float">
            <text:p>0.358501</text:p>
          </table:table-cell>
          <table:table-cell office:value-type="float" office:value="0.390034" calcext:value-type="float">
            <text:p>0.390034</text:p>
          </table:table-cell>
          <table:table-cell office:value-type="float" office:value="0.390031" calcext:value-type="float">
            <text:p>0.390031</text:p>
          </table:table-cell>
          <table:table-cell office:value-type="float" office:value="0.390037" calcext:value-type="float">
            <text:p>0.39003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omacs_0B</text:p>
          </table:table-cell>
          <table:table-cell office:value-type="float" office:value="0.390035" calcext:value-type="float">
            <text:p>0.390035</text:p>
          </table:table-cell>
          <table:table-cell office:value-type="float" office:value="0.373496" calcext:value-type="float">
            <text:p>0.373496</text:p>
          </table:table-cell>
          <table:table-cell office:value-type="float" office:value="0.369586" calcext:value-type="float">
            <text:p>0.369586</text:p>
          </table:table-cell>
          <table:table-cell office:value-type="float" office:value="0.390034" calcext:value-type="float">
            <text:p>0.390034</text:p>
          </table:table-cell>
          <table:table-cell office:value-type="float" office:value="0.390035" calcext:value-type="float">
            <text:p>0.390035</text:p>
          </table:table-cell>
          <table:table-cell office:value-type="float" office:value="0.390038" calcext:value-type="float">
            <text:p>0.39003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nto_422B</text:p>
          </table:table-cell>
          <table:table-cell office:value-type="float" office:value="0.634794" calcext:value-type="float">
            <text:p>0.634794</text:p>
          </table:table-cell>
          <table:table-cell office:value-type="float" office:value="0.626328" calcext:value-type="float">
            <text:p>0.626328</text:p>
          </table:table-cell>
          <table:table-cell office:value-type="float" office:value="0.617021" calcext:value-type="float">
            <text:p>0.617021</text:p>
          </table:table-cell>
          <table:table-cell office:value-type="float" office:value="0.636568" calcext:value-type="float">
            <text:p>0.636568</text:p>
          </table:table-cell>
          <table:table-cell office:value-type="float" office:value="0.634794" calcext:value-type="float">
            <text:p>0.634794</text:p>
          </table:table-cell>
          <table:table-cell office:value-type="float" office:value="0.634445" calcext:value-type="float">
            <text:p>0.6344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nto_422B</text:p>
          </table:table-cell>
          <table:table-cell office:value-type="float" office:value="0.635817" calcext:value-type="float">
            <text:p>0.635817</text:p>
          </table:table-cell>
          <table:table-cell office:value-type="float" office:value="0.624393" calcext:value-type="float">
            <text:p>0.624393</text:p>
          </table:table-cell>
          <table:table-cell office:value-type="float" office:value="0.619041" calcext:value-type="float">
            <text:p>0.619041</text:p>
          </table:table-cell>
          <table:table-cell office:value-type="float" office:value="0.636512" calcext:value-type="float">
            <text:p>0.636512</text:p>
          </table:table-cell>
          <table:table-cell office:value-type="float" office:value="0.635817" calcext:value-type="float">
            <text:p>0.635817</text:p>
          </table:table-cell>
          <table:table-cell office:value-type="float" office:value="0.636292" calcext:value-type="float">
            <text:p>0.63629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style-name="ce4" office:value-type="string" calcext:value-type="string">
            <text:p>CORE2</text:p>
          </table:table-cell>
          <table:table-cell table:number-columns-repeated="8"/>
          <table:table-cell table:style-name="ce4" office:value-type="string" calcext:value-type="string">
            <text:p>CORE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Miss rates</text:p>
          </table:table-cell>
          <table:table-cell table:number-columns-repeated="8"/>
          <table:table-cell table:style-name="ce2" office:value-type="string" calcext:value-type="string">
            <text:p>Miss rat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bm_94B</text:p>
          </table:table-cell>
          <table:table-cell office:value-type="float" office:value="53.2241706" calcext:value-type="float">
            <text:p>53.2241706</text:p>
          </table:table-cell>
          <table:table-cell office:value-type="float" office:value="43.1443489806" calcext:value-type="float">
            <text:p>43.1443489806</text:p>
          </table:table-cell>
          <table:table-cell office:value-type="float" office:value="43.132936092" calcext:value-type="float">
            <text:p>43.132936092</text:p>
          </table:table-cell>
          <table:table-cell office:value-type="float" office:value="53.857869906" calcext:value-type="float">
            <text:p>53.857869906</text:p>
          </table:table-cell>
          <table:table-cell office:value-type="float" office:value="55.2998064979" calcext:value-type="float">
            <text:p>55.2998064979</text:p>
          </table:table-cell>
          <table:table-cell office:value-type="float" office:value="80.5267021246" calcext:value-type="float">
            <text:p>80.526702124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bm_94B</text:p>
          </table:table-cell>
          <table:table-cell office:value-type="float" office:value="52.9586497" calcext:value-type="float">
            <text:p>52.9586497</text:p>
          </table:table-cell>
          <table:table-cell office:value-type="float" office:value="42.5447163813" calcext:value-type="float">
            <text:p>42.5447163813</text:p>
          </table:table-cell>
          <table:table-cell office:value-type="float" office:value="43.0061458307" calcext:value-type="float">
            <text:p>43.0061458307</text:p>
          </table:table-cell>
          <table:table-cell office:value-type="float" office:value="52.6844255676" calcext:value-type="float">
            <text:p>52.6844255676</text:p>
          </table:table-cell>
          <table:table-cell office:value-type="float" office:value="53.6569355403" calcext:value-type="float">
            <text:p>53.6569355403</text:p>
          </table:table-cell>
          <table:table-cell office:value-type="float" office:value="81.2949402723" calcext:value-type="float">
            <text:p>81.294940272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zip2_259B</text:p>
          </table:table-cell>
          <table:table-cell office:value-type="float" office:value="55.52736983" calcext:value-type="float">
            <text:p>55.52736983</text:p>
          </table:table-cell>
          <table:table-cell office:value-type="float" office:value="54.1642247835" calcext:value-type="float">
            <text:p>54.1642247835</text:p>
          </table:table-cell>
          <table:table-cell office:value-type="float" office:value="58.9010055233" calcext:value-type="float">
            <text:p>58.9010055233</text:p>
          </table:table-cell>
          <table:table-cell office:value-type="float" office:value="61.4373291971" calcext:value-type="float">
            <text:p>61.4373291971</text:p>
          </table:table-cell>
          <table:table-cell office:value-type="float" office:value="55.5273698264" calcext:value-type="float">
            <text:p>55.5273698264</text:p>
          </table:table-cell>
          <table:table-cell office:value-type="float" office:value="60.5914918415" calcext:value-type="float">
            <text:p>60.59149184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zip2_259B</text:p>
          </table:table-cell>
          <table:table-cell office:value-type="float" office:value="55.09338985" calcext:value-type="float">
            <text:p>55.09338985</text:p>
          </table:table-cell>
          <table:table-cell office:value-type="float" office:value="56.051212938" calcext:value-type="float">
            <text:p>56.051212938</text:p>
          </table:table-cell>
          <table:table-cell office:value-type="float" office:value="49.2218474466" calcext:value-type="float">
            <text:p>49.2218474466</text:p>
          </table:table-cell>
          <table:table-cell office:value-type="float" office:value="57.2549559471" calcext:value-type="float">
            <text:p>57.2549559471</text:p>
          </table:table-cell>
          <table:table-cell office:value-type="float" office:value="55.093389853" calcext:value-type="float">
            <text:p>55.093389853</text:p>
          </table:table-cell>
          <table:table-cell office:value-type="float" office:value="58.8260254597" calcext:value-type="float">
            <text:p>58.826025459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culix_2655B</text:p>
          </table:table-cell>
          <table:table-cell office:value-type="float" office:value="18.36228288" calcext:value-type="float">
            <text:p>18.36228288</text:p>
          </table:table-cell>
          <table:table-cell office:value-type="float" office:value="19.9169354277" calcext:value-type="float">
            <text:p>19.9169354277</text:p>
          </table:table-cell>
          <table:table-cell office:value-type="float" office:value="20.2467155695" calcext:value-type="float">
            <text:p>20.2467155695</text:p>
          </table:table-cell>
          <table:table-cell office:value-type="float" office:value="19.6417611893" calcext:value-type="float">
            <text:p>19.6417611893</text:p>
          </table:table-cell>
          <table:table-cell office:value-type="float" office:value="18.3622828784" calcext:value-type="float">
            <text:p>18.3622828784</text:p>
          </table:table-cell>
          <table:table-cell office:value-type="float" office:value="21.4546363409" calcext:value-type="float">
            <text:p>21.454636340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culix_2655B</text:p>
          </table:table-cell>
          <table:table-cell office:value-type="float" office:value="20.13322075" calcext:value-type="float">
            <text:p>20.13322075</text:p>
          </table:table-cell>
          <table:table-cell office:value-type="float" office:value="20.9365853659" calcext:value-type="float">
            <text:p>20.9365853659</text:p>
          </table:table-cell>
          <table:table-cell office:value-type="float" office:value="20.7072900082" calcext:value-type="float">
            <text:p>20.7072900082</text:p>
          </table:table-cell>
          <table:table-cell office:value-type="float" office:value="19.1688115736" calcext:value-type="float">
            <text:p>19.1688115736</text:p>
          </table:table-cell>
          <table:table-cell office:value-type="float" office:value="20.1332207524" calcext:value-type="float">
            <text:p>20.1332207524</text:p>
          </table:table-cell>
          <table:table-cell office:value-type="float" office:value="19.6547144754" calcext:value-type="float">
            <text:p>19.65471447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rf_1650B</text:p>
          </table:table-cell>
          <table:table-cell office:value-type="float" office:value="85.2150151" calcext:value-type="float">
            <text:p>85.2150151</text:p>
          </table:table-cell>
          <table:table-cell office:value-type="float" office:value="58.0996273779" calcext:value-type="float">
            <text:p>58.0996273779</text:p>
          </table:table-cell>
          <table:table-cell office:value-type="float" office:value="51.6159944246" calcext:value-type="float">
            <text:p>51.6159944246</text:p>
          </table:table-cell>
          <table:table-cell office:value-type="float" office:value="82.8092243187" calcext:value-type="float">
            <text:p>82.8092243187</text:p>
          </table:table-cell>
          <table:table-cell office:value-type="float" office:value="85.2150151014" calcext:value-type="float">
            <text:p>85.2150151014</text:p>
          </table:table-cell>
          <table:table-cell office:value-type="float" office:value="84.558298844" calcext:value-type="float">
            <text:p>84.55829884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rf_1650B</text:p>
          </table:table-cell>
          <table:table-cell office:value-type="float" office:value="86.43326039" calcext:value-type="float">
            <text:p>86.43326039</text:p>
          </table:table-cell>
          <table:table-cell office:value-type="float" office:value="40.22130202" calcext:value-type="float">
            <text:p>40.22130202</text:p>
          </table:table-cell>
          <table:table-cell office:value-type="float" office:value="41.7018581081" calcext:value-type="float">
            <text:p>41.7018581081</text:p>
          </table:table-cell>
          <table:table-cell office:value-type="float" office:value="81.4768976898" calcext:value-type="float">
            <text:p>81.4768976898</text:p>
          </table:table-cell>
          <table:table-cell office:value-type="float" office:value="86.4332603939" calcext:value-type="float">
            <text:p>86.4332603939</text:p>
          </table:table-cell>
          <table:table-cell office:value-type="float" office:value="86.8004687958" calcext:value-type="float">
            <text:p>86.800468795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usmp_600B</text:p>
          </table:table-cell>
          <table:table-cell office:value-type="float" office:value="75.21990601" calcext:value-type="float">
            <text:p>75.21990601</text:p>
          </table:table-cell>
          <table:table-cell office:value-type="float" office:value="15.0583155432" calcext:value-type="float">
            <text:p>15.0583155432</text:p>
          </table:table-cell>
          <table:table-cell office:value-type="float" office:value="12.5390495515" calcext:value-type="float">
            <text:p>12.5390495515</text:p>
          </table:table-cell>
          <table:table-cell office:value-type="float" office:value="75.9144489002" calcext:value-type="float">
            <text:p>75.9144489002</text:p>
          </table:table-cell>
          <table:table-cell office:value-type="float" office:value="75.2199060128" calcext:value-type="float">
            <text:p>75.2199060128</text:p>
          </table:table-cell>
          <table:table-cell office:value-type="float" office:value="74.9354780625" calcext:value-type="float">
            <text:p>74.935478062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usmp_600B</text:p>
          </table:table-cell>
          <table:table-cell office:value-type="float" office:value="75.63784013" calcext:value-type="float">
            <text:p>75.63784013</text:p>
          </table:table-cell>
          <table:table-cell office:value-type="float" office:value="13.8705841825" calcext:value-type="float">
            <text:p>13.8705841825</text:p>
          </table:table-cell>
          <table:table-cell office:value-type="float" office:value="12.8731150855" calcext:value-type="float">
            <text:p>12.8731150855</text:p>
          </table:table-cell>
          <table:table-cell office:value-type="float" office:value="76.4471912863" calcext:value-type="float">
            <text:p>76.4471912863</text:p>
          </table:table-cell>
          <table:table-cell office:value-type="float" office:value="75.6378401309" calcext:value-type="float">
            <text:p>75.6378401309</text:p>
          </table:table-cell>
          <table:table-cell office:value-type="float" office:value="76.3831089351" calcext:value-type="float">
            <text:p>76.383108935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star_23B</text:p>
          </table:table-cell>
          <table:table-cell office:value-type="float" office:value="8.252487784" calcext:value-type="float">
            <text:p>8.252487784</text:p>
          </table:table-cell>
          <table:table-cell office:value-type="float" office:value="9.1747087112" calcext:value-type="float">
            <text:p>9.1747087112</text:p>
          </table:table-cell>
          <table:table-cell office:value-type="float" office:value="9.0016605189" calcext:value-type="float">
            <text:p>9.0016605189</text:p>
          </table:table-cell>
          <table:table-cell office:value-type="float" office:value="8.7949041866" calcext:value-type="float">
            <text:p>8.7949041866</text:p>
          </table:table-cell>
          <table:table-cell office:value-type="float" office:value="8.381994698" calcext:value-type="float">
            <text:p>8.381994698</text:p>
          </table:table-cell>
          <table:table-cell office:value-type="float" office:value="8.4946908182" calcext:value-type="float">
            <text:p>8.494690818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star_23B</text:p>
          </table:table-cell>
          <table:table-cell office:value-type="float" office:value="8.200760429" calcext:value-type="float">
            <text:p>8.200760429</text:p>
          </table:table-cell>
          <table:table-cell office:value-type="float" office:value="8.9110096078" calcext:value-type="float">
            <text:p>8.9110096078</text:p>
          </table:table-cell>
          <table:table-cell office:value-type="float" office:value="8.8935526258" calcext:value-type="float">
            <text:p>8.8935526258</text:p>
          </table:table-cell>
          <table:table-cell office:value-type="float" office:value="8.5361506021" calcext:value-type="float">
            <text:p>8.5361506021</text:p>
          </table:table-cell>
          <table:table-cell office:value-type="float" office:value="8.3513363924" calcext:value-type="float">
            <text:p>8.3513363924</text:p>
          </table:table-cell>
          <table:table-cell office:value-type="float" office:value="8.5635831645" calcext:value-type="float">
            <text:p>8.56358316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mmer_397B</text:p>
          </table:table-cell>
          <table:table-cell office:value-type="float" office:value="49.87051277" calcext:value-type="float">
            <text:p>49.87051277</text:p>
          </table:table-cell>
          <table:table-cell office:value-type="float" office:value="37.5311085125" calcext:value-type="float">
            <text:p>37.5311085125</text:p>
          </table:table-cell>
          <table:table-cell office:value-type="float" office:value="32.6558831203" calcext:value-type="float">
            <text:p>32.6558831203</text:p>
          </table:table-cell>
          <table:table-cell office:value-type="float" office:value="49.9006517247" calcext:value-type="float">
            <text:p>49.9006517247</text:p>
          </table:table-cell>
          <table:table-cell office:value-type="float" office:value="49.8705127694" calcext:value-type="float">
            <text:p>49.8705127694</text:p>
          </table:table-cell>
          <table:table-cell office:value-type="float" office:value="49.6529017414" calcext:value-type="float">
            <text:p>49.652901741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mmer_397B</text:p>
          </table:table-cell>
          <table:table-cell office:value-type="float" office:value="50.34590942" calcext:value-type="float">
            <text:p>50.34590942</text:p>
          </table:table-cell>
          <table:table-cell office:value-type="float" office:value="38.9077119145" calcext:value-type="float">
            <text:p>38.9077119145</text:p>
          </table:table-cell>
          <table:table-cell office:value-type="float" office:value="32.5624349636" calcext:value-type="float">
            <text:p>32.5624349636</text:p>
          </table:table-cell>
          <table:table-cell office:value-type="float" office:value="49.8372757581" calcext:value-type="float">
            <text:p>49.8372757581</text:p>
          </table:table-cell>
          <table:table-cell office:value-type="float" office:value="50.34590942" calcext:value-type="float">
            <text:p>50.34590942</text:p>
          </table:table-cell>
          <table:table-cell office:value-type="float" office:value="51.07103513" calcext:value-type="float">
            <text:p>51.071035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f_158B</text:p>
          </table:table-cell>
          <table:table-cell office:value-type="float" office:value="58.92533904" calcext:value-type="float">
            <text:p>58.92533904</text:p>
          </table:table-cell>
          <table:table-cell office:value-type="float" office:value="59.1606886885" calcext:value-type="float">
            <text:p>59.1606886885</text:p>
          </table:table-cell>
          <table:table-cell office:value-type="float" office:value="70.9698809047" calcext:value-type="float">
            <text:p>70.9698809047</text:p>
          </table:table-cell>
          <table:table-cell office:value-type="float" office:value="52.8334481029" calcext:value-type="float">
            <text:p>52.8334481029</text:p>
          </table:table-cell>
          <table:table-cell office:value-type="float" office:value="52.6110217278" calcext:value-type="float">
            <text:p>52.6110217278</text:p>
          </table:table-cell>
          <table:table-cell office:value-type="float" office:value="43.6812162942" calcext:value-type="float">
            <text:p>43.681216294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f_158B</text:p>
          </table:table-cell>
          <table:table-cell office:value-type="float" office:value="58.93588551" calcext:value-type="float">
            <text:p>58.93588551</text:p>
          </table:table-cell>
          <table:table-cell office:value-type="float" office:value="59.5365645717" calcext:value-type="float">
            <text:p>59.5365645717</text:p>
          </table:table-cell>
          <table:table-cell office:value-type="float" office:value="70.9879737281" calcext:value-type="float">
            <text:p>70.9879737281</text:p>
          </table:table-cell>
          <table:table-cell office:value-type="float" office:value="52.811816658" calcext:value-type="float">
            <text:p>52.811816658</text:p>
          </table:table-cell>
          <table:table-cell office:value-type="float" office:value="52.6789310447" calcext:value-type="float">
            <text:p>52.6789310447</text:p>
          </table:table-cell>
          <table:table-cell office:value-type="float" office:value="43.7686791721" calcext:value-type="float">
            <text:p>43.76867917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phinx3_883B</text:p>
          </table:table-cell>
          <table:table-cell office:value-type="float" office:value="80.8513182" calcext:value-type="float">
            <text:p>80.8513182</text:p>
          </table:table-cell>
          <table:table-cell office:value-type="float" office:value="74.5332547612" calcext:value-type="float">
            <text:p>74.5332547612</text:p>
          </table:table-cell>
          <table:table-cell office:value-type="float" office:value="72.6973349608" calcext:value-type="float">
            <text:p>72.6973349608</text:p>
          </table:table-cell>
          <table:table-cell office:value-type="float" office:value="80.5211882135" calcext:value-type="float">
            <text:p>80.5211882135</text:p>
          </table:table-cell>
          <table:table-cell office:value-type="float" office:value="80.725050058" calcext:value-type="float">
            <text:p>80.725050058</text:p>
          </table:table-cell>
          <table:table-cell office:value-type="float" office:value="80.6553292407" calcext:value-type="float">
            <text:p>80.6553292407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phinx3_883B</text:p>
          </table:table-cell>
          <table:table-cell office:value-type="float" office:value="80.5034529" calcext:value-type="float">
            <text:p>80.5034529</text:p>
          </table:table-cell>
          <table:table-cell office:value-type="float" office:value="74.1543509577" calcext:value-type="float">
            <text:p>74.1543509577</text:p>
          </table:table-cell>
          <table:table-cell office:value-type="float" office:value="72.5614159561" calcext:value-type="float">
            <text:p>72.5614159561</text:p>
          </table:table-cell>
          <table:table-cell office:value-type="float" office:value="81.0519359587" calcext:value-type="float">
            <text:p>81.0519359587</text:p>
          </table:table-cell>
          <table:table-cell office:value-type="float" office:value="80.3667195973" calcext:value-type="float">
            <text:p>80.3667195973</text:p>
          </table:table-cell>
          <table:table-cell office:value-type="float" office:value="79.7485846744" calcext:value-type="float">
            <text:p>79.74858467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vray_250B</text:p>
          </table:table-cell>
          <table:table-cell office:value-type="float" office:value="42.4453280318" calcext:value-type="float">
            <text:p>42.4453280318</text:p>
          </table:table-cell>
          <table:table-cell office:value-type="float" office:value="36.6209262436" calcext:value-type="float">
            <text:p>36.6209262436</text:p>
          </table:table-cell>
          <table:table-cell office:value-type="float" office:value="14.0831134565" calcext:value-type="float">
            <text:p>14.0831134565</text:p>
          </table:table-cell>
          <table:table-cell office:value-type="float" office:value="15.1504424779" calcext:value-type="float">
            <text:p>15.1504424779</text:p>
          </table:table-cell>
          <table:table-cell office:value-type="float" office:value="42.4453280318" calcext:value-type="float">
            <text:p>42.4453280318</text:p>
          </table:table-cell>
          <table:table-cell office:value-type="float" office:value="23.307860262" calcext:value-type="float">
            <text:p>23.3078602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vray_250B</text:p>
          </table:table-cell>
          <table:table-cell office:value-type="float" office:value="54.2566709022" calcext:value-type="float">
            <text:p>54.2566709022</text:p>
          </table:table-cell>
          <table:table-cell office:value-type="float" office:value="20.9931170108" calcext:value-type="float">
            <text:p>20.9931170108</text:p>
          </table:table-cell>
          <table:table-cell office:value-type="float" office:value="17.052715655" calcext:value-type="float">
            <text:p>17.052715655</text:p>
          </table:table-cell>
          <table:table-cell office:value-type="float" office:value="12.9747797022" calcext:value-type="float">
            <text:p>12.9747797022</text:p>
          </table:table-cell>
          <table:table-cell office:value-type="float" office:value="54.2566709022" calcext:value-type="float">
            <text:p>54.2566709022</text:p>
          </table:table-cell>
          <table:table-cell office:value-type="float" office:value="16.2852784134" calcext:value-type="float">
            <text:p>16.285278413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plex_66B</text:p>
          </table:table-cell>
          <table:table-cell office:value-type="float" office:value="58.3758310352" calcext:value-type="float">
            <text:p>58.3758310352</text:p>
          </table:table-cell>
          <table:table-cell office:value-type="float" office:value="40.4343945254" calcext:value-type="float">
            <text:p>40.4343945254</text:p>
          </table:table-cell>
          <table:table-cell office:value-type="float" office:value="40.5905510128" calcext:value-type="float">
            <text:p>40.5905510128</text:p>
          </table:table-cell>
          <table:table-cell office:value-type="float" office:value="55.5709691355" calcext:value-type="float">
            <text:p>55.5709691355</text:p>
          </table:table-cell>
          <table:table-cell office:value-type="float" office:value="46.3275430682" calcext:value-type="float">
            <text:p>46.3275430682</text:p>
          </table:table-cell>
          <table:table-cell office:value-type="float" office:value="52.3944135151" calcext:value-type="float">
            <text:p>52.39441351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plex_66B</text:p>
          </table:table-cell>
          <table:table-cell office:value-type="float" office:value="58.1751029652" calcext:value-type="float">
            <text:p>58.1751029652</text:p>
          </table:table-cell>
          <table:table-cell office:value-type="float" office:value="41.9034616912" calcext:value-type="float">
            <text:p>41.9034616912</text:p>
          </table:table-cell>
          <table:table-cell office:value-type="float" office:value="42.1360991427" calcext:value-type="float">
            <text:p>42.1360991427</text:p>
          </table:table-cell>
          <table:table-cell office:value-type="float" office:value="55.1782666232" calcext:value-type="float">
            <text:p>55.1782666232</text:p>
          </table:table-cell>
          <table:table-cell office:value-type="float" office:value="46.2423734897" calcext:value-type="float">
            <text:p>46.2423734897</text:p>
          </table:table-cell>
          <table:table-cell office:value-type="float" office:value="52.6850159945" calcext:value-type="float">
            <text:p>52.68501599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plex_205B</text:p>
          </table:table-cell>
          <table:table-cell office:value-type="float" office:value="50.9923034881" calcext:value-type="float">
            <text:p>50.9923034881</text:p>
          </table:table-cell>
          <table:table-cell office:value-type="float" office:value="52.995066608" calcext:value-type="float">
            <text:p>52.995066608</text:p>
          </table:table-cell>
          <table:table-cell office:value-type="float" office:value="52.4957202485" calcext:value-type="float">
            <text:p>52.4957202485</text:p>
          </table:table-cell>
          <table:table-cell office:value-type="float" office:value="52.8994004954" calcext:value-type="float">
            <text:p>52.8994004954</text:p>
          </table:table-cell>
          <table:table-cell office:value-type="float" office:value="53.5787721531" calcext:value-type="float">
            <text:p>53.5787721531</text:p>
          </table:table-cell>
          <table:table-cell office:value-type="float" office:value="54.3970084695" calcext:value-type="float">
            <text:p>54.39700846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plex_205B</text:p>
          </table:table-cell>
          <table:table-cell office:value-type="float" office:value="51.026205504" calcext:value-type="float">
            <text:p>51.026205504</text:p>
          </table:table-cell>
          <table:table-cell office:value-type="float" office:value="52.0786379167" calcext:value-type="float">
            <text:p>52.0786379167</text:p>
          </table:table-cell>
          <table:table-cell office:value-type="float" office:value="52.0591841818" calcext:value-type="float">
            <text:p>52.0591841818</text:p>
          </table:table-cell>
          <table:table-cell office:value-type="float" office:value="52.1436352204" calcext:value-type="float">
            <text:p>52.1436352204</text:p>
          </table:table-cell>
          <table:table-cell office:value-type="float" office:value="53.9839698256" calcext:value-type="float">
            <text:p>53.9839698256</text:p>
          </table:table-cell>
          <table:table-cell office:value-type="float" office:value="53.0144510464" calcext:value-type="float">
            <text:p>53.014451046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cc_56B</text:p>
          </table:table-cell>
          <table:table-cell office:value-type="float" office:value="0.2944625371" calcext:value-type="float">
            <text:p>0.2944625371</text:p>
          </table:table-cell>
          <table:table-cell office:value-type="float" office:value="0.3440864361" calcext:value-type="float">
            <text:p>0.3440864361</text:p>
          </table:table-cell>
          <table:table-cell office:value-type="float" office:value="0.3433159966" calcext:value-type="float">
            <text:p>0.3433159966</text:p>
          </table:table-cell>
          <table:table-cell office:value-type="float" office:value="0.2883431041" calcext:value-type="float">
            <text:p>0.2883431041</text:p>
          </table:table-cell>
          <table:table-cell office:value-type="float" office:value="0.2944625371" calcext:value-type="float">
            <text:p>0.2944625371</text:p>
          </table:table-cell>
          <table:table-cell office:value-type="float" office:value="0.2832681367" calcext:value-type="float">
            <text:p>0.28326813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cc_56B</text:p>
          </table:table-cell>
          <table:table-cell office:value-type="float" office:value="0.2891051104" calcext:value-type="float">
            <text:p>0.2891051104</text:p>
          </table:table-cell>
          <table:table-cell office:value-type="float" office:value="0.3373727764" calcext:value-type="float">
            <text:p>0.3373727764</text:p>
          </table:table-cell>
          <table:table-cell office:value-type="float" office:value="0.338455996" calcext:value-type="float">
            <text:p>0.338455996</text:p>
          </table:table-cell>
          <table:table-cell office:value-type="float" office:value="0.2829479933" calcext:value-type="float">
            <text:p>0.2829479933</text:p>
          </table:table-cell>
          <table:table-cell office:value-type="float" office:value="0.2891051104" calcext:value-type="float">
            <text:p>0.2891051104</text:p>
          </table:table-cell>
          <table:table-cell office:value-type="float" office:value="0.3057100122" calcext:value-type="float">
            <text:p>0.30571001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omacs_0B</text:p>
          </table:table-cell>
          <table:table-cell office:value-type="float" office:value="53.2913165266" calcext:value-type="float">
            <text:p>53.2913165266</text:p>
          </table:table-cell>
          <table:table-cell office:value-type="float" office:value="1.6728583676" calcext:value-type="float">
            <text:p>1.6728583676</text:p>
          </table:table-cell>
          <table:table-cell office:value-type="float" office:value="1.572184117" calcext:value-type="float">
            <text:p>1.572184117</text:p>
          </table:table-cell>
          <table:table-cell office:value-type="float" office:value="58.8553750967" calcext:value-type="float">
            <text:p>58.8553750967</text:p>
          </table:table-cell>
          <table:table-cell office:value-type="float" office:value="53.2913165266" calcext:value-type="float">
            <text:p>53.2913165266</text:p>
          </table:table-cell>
          <table:table-cell office:value-type="float" office:value="52.4104683196" calcext:value-type="float">
            <text:p>52.41046831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omacs_0B</text:p>
          </table:table-cell>
          <table:table-cell office:value-type="float" office:value="53.7050105857" calcext:value-type="float">
            <text:p>53.7050105857</text:p>
          </table:table-cell>
          <table:table-cell office:value-type="float" office:value="1.5662303449" calcext:value-type="float">
            <text:p>1.5662303449</text:p>
          </table:table-cell>
          <table:table-cell office:value-type="float" office:value="5.7752143887" calcext:value-type="float">
            <text:p>5.7752143887</text:p>
          </table:table-cell>
          <table:table-cell office:value-type="float" office:value="61.819658814" calcext:value-type="float">
            <text:p>61.819658814</text:p>
          </table:table-cell>
          <table:table-cell office:value-type="float" office:value="53.7050105857" calcext:value-type="float">
            <text:p>53.7050105857</text:p>
          </table:table-cell>
          <table:table-cell office:value-type="float" office:value="52.6279391425" calcext:value-type="float">
            <text:p>52.62793914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nto_422B</text:p>
          </table:table-cell>
          <table:table-cell office:value-type="float" office:value="23.507063473" calcext:value-type="float">
            <text:p>23.507063473</text:p>
          </table:table-cell>
          <table:table-cell office:value-type="float" office:value="24.8127405564" calcext:value-type="float">
            <text:p>24.8127405564</text:p>
          </table:table-cell>
          <table:table-cell office:value-type="float" office:value="24.7951574296" calcext:value-type="float">
            <text:p>24.7951574296</text:p>
          </table:table-cell>
          <table:table-cell office:value-type="float" office:value="23.1084630662" calcext:value-type="float">
            <text:p>23.1084630662</text:p>
          </table:table-cell>
          <table:table-cell office:value-type="float" office:value="23.507063473" calcext:value-type="float">
            <text:p>23.507063473</text:p>
          </table:table-cell>
          <table:table-cell office:value-type="float" office:value="22.8956658585" calcext:value-type="float">
            <text:p>22.89566585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nto_422B</text:p>
          </table:table-cell>
          <table:table-cell office:value-type="float" office:value="23.599991226" calcext:value-type="float">
            <text:p>23.599991226</text:p>
          </table:table-cell>
          <table:table-cell office:value-type="float" office:value="26.6518133432" calcext:value-type="float">
            <text:p>26.6518133432</text:p>
          </table:table-cell>
          <table:table-cell office:value-type="float" office:value="25.2366004498" calcext:value-type="float">
            <text:p>25.2366004498</text:p>
          </table:table-cell>
          <table:table-cell office:value-type="float" office:value="23.1048628322" calcext:value-type="float">
            <text:p>23.1048628322</text:p>
          </table:table-cell>
          <table:table-cell office:value-type="float" office:value="23.599991226" calcext:value-type="float">
            <text:p>23.599991226</text:p>
          </table:table-cell>
          <table:table-cell office:value-type="float" office:value="23.745834161" calcext:value-type="float">
            <text:p>23.745834161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Hit rates</text:p>
          </table:table-cell>
          <table:table-cell table:number-columns-repeated="8"/>
          <table:table-cell table:style-name="ce2" office:value-type="string" calcext:value-type="string">
            <text:p>Hit rate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3"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bm_94B</text:p>
          </table:table-cell>
          <table:table-cell office:value-type="float" office:value="46.7758" calcext:value-type="float">
            <text:p>46.7758</text:p>
          </table:table-cell>
          <table:table-cell office:value-type="float" office:value="56.8556510194" calcext:value-type="float">
            <text:p>56.8556510194</text:p>
          </table:table-cell>
          <table:table-cell office:value-type="float" office:value="56.867063908" calcext:value-type="float">
            <text:p>56.867063908</text:p>
          </table:table-cell>
          <table:table-cell office:value-type="float" office:value="46.142130094" calcext:value-type="float">
            <text:p>46.142130094</text:p>
          </table:table-cell>
          <table:table-cell office:value-type="float" office:value="44.7001935021" calcext:value-type="float">
            <text:p>44.7001935021</text:p>
          </table:table-cell>
          <table:table-cell office:value-type="float" office:value="19.4732978754" calcext:value-type="float">
            <text:p>19.47329787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bm_94B</text:p>
          </table:table-cell>
          <table:table-cell office:value-type="float" office:value="47.04135" calcext:value-type="float">
            <text:p>47.04135</text:p>
          </table:table-cell>
          <table:table-cell office:value-type="float" office:value="57.4552836187" calcext:value-type="float">
            <text:p>57.4552836187</text:p>
          </table:table-cell>
          <table:table-cell office:value-type="float" office:value="56.9938541693" calcext:value-type="float">
            <text:p>56.9938541693</text:p>
          </table:table-cell>
          <table:table-cell office:value-type="float" office:value="47.3155744324" calcext:value-type="float">
            <text:p>47.3155744324</text:p>
          </table:table-cell>
          <table:table-cell office:value-type="float" office:value="46.3430644597" calcext:value-type="float">
            <text:p>46.3430644597</text:p>
          </table:table-cell>
          <table:table-cell office:value-type="float" office:value="18.7050597277" calcext:value-type="float">
            <text:p>18.705059727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zip2_259B</text:p>
          </table:table-cell>
          <table:table-cell office:value-type="float" office:value="44.47263017" calcext:value-type="float">
            <text:p>44.47263017</text:p>
          </table:table-cell>
          <table:table-cell office:value-type="float" office:value="45.8357752165" calcext:value-type="float">
            <text:p>45.8357752165</text:p>
          </table:table-cell>
          <table:table-cell office:value-type="float" office:value="41.0989944767" calcext:value-type="float">
            <text:p>41.0989944767</text:p>
          </table:table-cell>
          <table:table-cell office:value-type="float" office:value="38.5626708029" calcext:value-type="float">
            <text:p>38.5626708029</text:p>
          </table:table-cell>
          <table:table-cell office:value-type="float" office:value="44.4726301736" calcext:value-type="float">
            <text:p>44.4726301736</text:p>
          </table:table-cell>
          <table:table-cell office:value-type="float" office:value="39.4085081585" calcext:value-type="float">
            <text:p>39.408508158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zip2_259B</text:p>
          </table:table-cell>
          <table:table-cell office:value-type="float" office:value="44.90661015" calcext:value-type="float">
            <text:p>44.90661015</text:p>
          </table:table-cell>
          <table:table-cell office:value-type="float" office:value="43.948787062" calcext:value-type="float">
            <text:p>43.948787062</text:p>
          </table:table-cell>
          <table:table-cell office:value-type="float" office:value="50.7781525534" calcext:value-type="float">
            <text:p>50.7781525534</text:p>
          </table:table-cell>
          <table:table-cell office:value-type="float" office:value="42.7450440529" calcext:value-type="float">
            <text:p>42.7450440529</text:p>
          </table:table-cell>
          <table:table-cell office:value-type="float" office:value="44.906610147" calcext:value-type="float">
            <text:p>44.906610147</text:p>
          </table:table-cell>
          <table:table-cell office:value-type="float" office:value="41.1739745403" calcext:value-type="float">
            <text:p>41.17397454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culix_2655B</text:p>
          </table:table-cell>
          <table:table-cell office:value-type="float" office:value="81.63771712" calcext:value-type="float">
            <text:p>81.63771712</text:p>
          </table:table-cell>
          <table:table-cell office:value-type="float" office:value="80.0830645723" calcext:value-type="float">
            <text:p>80.0830645723</text:p>
          </table:table-cell>
          <table:table-cell office:value-type="float" office:value="79.7532844305" calcext:value-type="float">
            <text:p>79.7532844305</text:p>
          </table:table-cell>
          <table:table-cell office:value-type="float" office:value="80.3582388107" calcext:value-type="float">
            <text:p>80.3582388107</text:p>
          </table:table-cell>
          <table:table-cell office:value-type="float" office:value="81.6377171216" calcext:value-type="float">
            <text:p>81.6377171216</text:p>
          </table:table-cell>
          <table:table-cell office:value-type="float" office:value="78.5453636591" calcext:value-type="float">
            <text:p>78.54536365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culix_2655B</text:p>
          </table:table-cell>
          <table:table-cell office:value-type="float" office:value="79.86677925" calcext:value-type="float">
            <text:p>79.86677925</text:p>
          </table:table-cell>
          <table:table-cell office:value-type="float" office:value="79.0634146341" calcext:value-type="float">
            <text:p>79.0634146341</text:p>
          </table:table-cell>
          <table:table-cell office:value-type="float" office:value="79.2927099918" calcext:value-type="float">
            <text:p>79.2927099918</text:p>
          </table:table-cell>
          <table:table-cell office:value-type="float" office:value="80.8311884264" calcext:value-type="float">
            <text:p>80.8311884264</text:p>
          </table:table-cell>
          <table:table-cell office:value-type="float" office:value="79.8667792476" calcext:value-type="float">
            <text:p>79.8667792476</text:p>
          </table:table-cell>
          <table:table-cell office:value-type="float" office:value="80.3452855246" calcext:value-type="float">
            <text:p>80.345285524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rf_1650B</text:p>
          </table:table-cell>
          <table:table-cell office:value-type="float" office:value="14.7849849" calcext:value-type="float">
            <text:p>14.7849849</text:p>
          </table:table-cell>
          <table:table-cell office:value-type="float" office:value="41.9003726221" calcext:value-type="float">
            <text:p>41.9003726221</text:p>
          </table:table-cell>
          <table:table-cell office:value-type="float" office:value="48.3840055754" calcext:value-type="float">
            <text:p>48.3840055754</text:p>
          </table:table-cell>
          <table:table-cell office:value-type="float" office:value="17.1907756813" calcext:value-type="float">
            <text:p>17.1907756813</text:p>
          </table:table-cell>
          <table:table-cell office:value-type="float" office:value="14.7849848986" calcext:value-type="float">
            <text:p>14.7849848986</text:p>
          </table:table-cell>
          <table:table-cell office:value-type="float" office:value="15.441701156" calcext:value-type="float">
            <text:p>15.44170115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rf_1650B</text:p>
          </table:table-cell>
          <table:table-cell office:value-type="float" office:value="13.56673961" calcext:value-type="float">
            <text:p>13.56673961</text:p>
          </table:table-cell>
          <table:table-cell office:value-type="float" office:value="59.7786979838" calcext:value-type="float">
            <text:p>59.7786979838</text:p>
          </table:table-cell>
          <table:table-cell office:value-type="float" office:value="58.2981418919" calcext:value-type="float">
            <text:p>58.2981418919</text:p>
          </table:table-cell>
          <table:table-cell office:value-type="float" office:value="18.5231023102" calcext:value-type="float">
            <text:p>18.5231023102</text:p>
          </table:table-cell>
          <table:table-cell office:value-type="float" office:value="13.5667396061" calcext:value-type="float">
            <text:p>13.5667396061</text:p>
          </table:table-cell>
          <table:table-cell office:value-type="float" office:value="13.1995312042" calcext:value-type="float">
            <text:p>13.19953120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usmp_600B</text:p>
          </table:table-cell>
          <table:table-cell office:value-type="float" office:value="24.78009399" calcext:value-type="float">
            <text:p>24.78009399</text:p>
          </table:table-cell>
          <table:table-cell office:value-type="float" office:value="84.9416844568" calcext:value-type="float">
            <text:p>84.9416844568</text:p>
          </table:table-cell>
          <table:table-cell office:value-type="float" office:value="87.4609504485" calcext:value-type="float">
            <text:p>87.4609504485</text:p>
          </table:table-cell>
          <table:table-cell office:value-type="float" office:value="24.0855510998" calcext:value-type="float">
            <text:p>24.0855510998</text:p>
          </table:table-cell>
          <table:table-cell office:value-type="float" office:value="24.7800939872" calcext:value-type="float">
            <text:p>24.7800939872</text:p>
          </table:table-cell>
          <table:table-cell office:value-type="float" office:value="25.0645219375" calcext:value-type="float">
            <text:p>25.064521937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usmp_600B</text:p>
          </table:table-cell>
          <table:table-cell office:value-type="float" office:value="24.3615987" calcext:value-type="float">
            <text:p>24.3615987</text:p>
          </table:table-cell>
          <table:table-cell office:value-type="float" office:value="86.1294158175" calcext:value-type="float">
            <text:p>86.1294158175</text:p>
          </table:table-cell>
          <table:table-cell office:value-type="float" office:value="87.1268849145" calcext:value-type="float">
            <text:p>87.1268849145</text:p>
          </table:table-cell>
          <table:table-cell office:value-type="float" office:value="23.5528087137" calcext:value-type="float">
            <text:p>23.5528087137</text:p>
          </table:table-cell>
          <table:table-cell office:value-type="float" office:value="24.3621598691" calcext:value-type="float">
            <text:p>24.3621598691</text:p>
          </table:table-cell>
          <table:table-cell office:value-type="float" office:value="23.6168910649" calcext:value-type="float">
            <text:p>23.616891064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star_23B</text:p>
          </table:table-cell>
          <table:table-cell office:value-type="float" office:value="91.74751222" calcext:value-type="float">
            <text:p>91.74751222</text:p>
          </table:table-cell>
          <table:table-cell office:value-type="float" office:value="90.8252912888" calcext:value-type="float">
            <text:p>90.8252912888</text:p>
          </table:table-cell>
          <table:table-cell office:value-type="float" office:value="90.9983394811" calcext:value-type="float">
            <text:p>90.9983394811</text:p>
          </table:table-cell>
          <table:table-cell office:value-type="float" office:value="91.2050958134" calcext:value-type="float">
            <text:p>91.2050958134</text:p>
          </table:table-cell>
          <table:table-cell office:value-type="float" office:value="91.618005302" calcext:value-type="float">
            <text:p>91.618005302</text:p>
          </table:table-cell>
          <table:table-cell office:value-type="float" office:value="91.5053091818" calcext:value-type="float">
            <text:p>91.505309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star_23B</text:p>
          </table:table-cell>
          <table:table-cell office:value-type="float" office:value="91.79923957" calcext:value-type="float">
            <text:p>91.79923957</text:p>
          </table:table-cell>
          <table:table-cell office:value-type="float" office:value="91.0889903922" calcext:value-type="float">
            <text:p>91.0889903922</text:p>
          </table:table-cell>
          <table:table-cell office:value-type="float" office:value="91.1064473742" calcext:value-type="float">
            <text:p>91.1064473742</text:p>
          </table:table-cell>
          <table:table-cell office:value-type="float" office:value="91.4638493979" calcext:value-type="float">
            <text:p>91.4638493979</text:p>
          </table:table-cell>
          <table:table-cell office:value-type="float" office:value="91.6486636076" calcext:value-type="float">
            <text:p>91.6486636076</text:p>
          </table:table-cell>
          <table:table-cell office:value-type="float" office:value="91.4364168355" calcext:value-type="float">
            <text:p>91.436416835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mmer_397B</text:p>
          </table:table-cell>
          <table:table-cell office:value-type="float" office:value="50.12948723" calcext:value-type="float">
            <text:p>50.12948723</text:p>
          </table:table-cell>
          <table:table-cell office:value-type="float" office:value="62.4688914875" calcext:value-type="float">
            <text:p>62.4688914875</text:p>
          </table:table-cell>
          <table:table-cell office:value-type="float" office:value="67.3441168797" calcext:value-type="float">
            <text:p>67.3441168797</text:p>
          </table:table-cell>
          <table:table-cell office:value-type="float" office:value="50.0993482753" calcext:value-type="float">
            <text:p>50.0993482753</text:p>
          </table:table-cell>
          <table:table-cell office:value-type="float" office:value="50.1294872306" calcext:value-type="float">
            <text:p>50.1294872306</text:p>
          </table:table-cell>
          <table:table-cell office:value-type="float" office:value="50.3470982586" calcext:value-type="float">
            <text:p>50.347098258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mmer_397B</text:p>
          </table:table-cell>
          <table:table-cell office:value-type="float" office:value="49.65409058" calcext:value-type="float">
            <text:p>49.65409058</text:p>
          </table:table-cell>
          <table:table-cell office:value-type="float" office:value="61.0922880855" calcext:value-type="float">
            <text:p>61.0922880855</text:p>
          </table:table-cell>
          <table:table-cell office:value-type="float" office:value="67.4375650364" calcext:value-type="float">
            <text:p>67.4375650364</text:p>
          </table:table-cell>
          <table:table-cell office:value-type="float" office:value="50.1627242419" calcext:value-type="float">
            <text:p>50.1627242419</text:p>
          </table:table-cell>
          <table:table-cell office:value-type="float" office:value="49.65409058" calcext:value-type="float">
            <text:p>49.65409058</text:p>
          </table:table-cell>
          <table:table-cell office:value-type="float" office:value="48.92896487" calcext:value-type="float">
            <text:p>48.9289648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f_158B</text:p>
          </table:table-cell>
          <table:table-cell office:value-type="float" office:value="41.07466096" calcext:value-type="float">
            <text:p>41.07466096</text:p>
          </table:table-cell>
          <table:table-cell office:value-type="float" office:value="40.8393113115" calcext:value-type="float">
            <text:p>40.8393113115</text:p>
          </table:table-cell>
          <table:table-cell office:value-type="float" office:value="29.0301190953" calcext:value-type="float">
            <text:p>29.0301190953</text:p>
          </table:table-cell>
          <table:table-cell office:value-type="float" office:value="47.1665518971" calcext:value-type="float">
            <text:p>47.1665518971</text:p>
          </table:table-cell>
          <table:table-cell office:value-type="float" office:value="47.3889782722" calcext:value-type="float">
            <text:p>47.3889782722</text:p>
          </table:table-cell>
          <table:table-cell office:value-type="float" office:value="56.3187837058" calcext:value-type="float">
            <text:p>56.318783705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f_158B</text:p>
          </table:table-cell>
          <table:table-cell office:value-type="float" office:value="41.06411449" calcext:value-type="float">
            <text:p>41.06411449</text:p>
          </table:table-cell>
          <table:table-cell office:value-type="float" office:value="40.4634354283" calcext:value-type="float">
            <text:p>40.4634354283</text:p>
          </table:table-cell>
          <table:table-cell office:value-type="float" office:value="29.0120262719" calcext:value-type="float">
            <text:p>29.0120262719</text:p>
          </table:table-cell>
          <table:table-cell office:value-type="float" office:value="47.188183342" calcext:value-type="float">
            <text:p>47.188183342</text:p>
          </table:table-cell>
          <table:table-cell office:value-type="float" office:value="47.3210689553" calcext:value-type="float">
            <text:p>47.3210689553</text:p>
          </table:table-cell>
          <table:table-cell office:value-type="float" office:value="56.2313208279" calcext:value-type="float">
            <text:p>56.231320827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phinx3_883B</text:p>
          </table:table-cell>
          <table:table-cell office:value-type="float" office:value="19.1486818" calcext:value-type="float">
            <text:p>19.1486818</text:p>
          </table:table-cell>
          <table:table-cell office:value-type="float" office:value="25.4667452388" calcext:value-type="float">
            <text:p>25.4667452388</text:p>
          </table:table-cell>
          <table:table-cell office:value-type="float" office:value="27.3026650392" calcext:value-type="float">
            <text:p>27.3026650392</text:p>
          </table:table-cell>
          <table:table-cell office:value-type="float" office:value="19.4788117865" calcext:value-type="float">
            <text:p>19.4788117865</text:p>
          </table:table-cell>
          <table:table-cell office:value-type="float" office:value="19.274949942" calcext:value-type="float">
            <text:p>19.274949942</text:p>
          </table:table-cell>
          <table:table-cell office:value-type="float" office:value="19.3446707593" calcext:value-type="float">
            <text:p>19.3446707593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phinx3_883B</text:p>
          </table:table-cell>
          <table:table-cell office:value-type="float" office:value="19.4965471" calcext:value-type="float">
            <text:p>19.4965471</text:p>
          </table:table-cell>
          <table:table-cell office:value-type="float" office:value="25.8456490423" calcext:value-type="float">
            <text:p>25.8456490423</text:p>
          </table:table-cell>
          <table:table-cell office:value-type="float" office:value="27.4385840439" calcext:value-type="float">
            <text:p>27.4385840439</text:p>
          </table:table-cell>
          <table:table-cell office:value-type="float" office:value="18.9480640413" calcext:value-type="float">
            <text:p>18.9480640413</text:p>
          </table:table-cell>
          <table:table-cell office:value-type="float" office:value="19.6332804027" calcext:value-type="float">
            <text:p>19.6332804027</text:p>
          </table:table-cell>
          <table:table-cell office:value-type="float" office:value="20.2514153256" calcext:value-type="float">
            <text:p>20.251415325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vray_250B</text:p>
          </table:table-cell>
          <table:table-cell office:value-type="float" office:value="57.5546719682" calcext:value-type="float">
            <text:p>57.5546719682</text:p>
          </table:table-cell>
          <table:table-cell office:value-type="float" office:value="63.3790737564" calcext:value-type="float">
            <text:p>63.3790737564</text:p>
          </table:table-cell>
          <table:table-cell office:value-type="float" office:value="85.9168865435" calcext:value-type="float">
            <text:p>85.9168865435</text:p>
          </table:table-cell>
          <table:table-cell office:value-type="float" office:value="84.8495575221" calcext:value-type="float">
            <text:p>84.8495575221</text:p>
          </table:table-cell>
          <table:table-cell office:value-type="float" office:value="57.5546719682" calcext:value-type="float">
            <text:p>57.5546719682</text:p>
          </table:table-cell>
          <table:table-cell office:value-type="float" office:value="76.692139738" calcext:value-type="float">
            <text:p>76.6921397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vray_250B</text:p>
          </table:table-cell>
          <table:table-cell office:value-type="float" office:value="45.7433290978" calcext:value-type="float">
            <text:p>45.7433290978</text:p>
          </table:table-cell>
          <table:table-cell office:value-type="float" office:value="79.0068829892" calcext:value-type="float">
            <text:p>79.0068829892</text:p>
          </table:table-cell>
          <table:table-cell office:value-type="float" office:value="82.947284345" calcext:value-type="float">
            <text:p>82.947284345</text:p>
          </table:table-cell>
          <table:table-cell office:value-type="float" office:value="87.0252202978" calcext:value-type="float">
            <text:p>87.0252202978</text:p>
          </table:table-cell>
          <table:table-cell office:value-type="float" office:value="45.7433290978" calcext:value-type="float">
            <text:p>45.7433290978</text:p>
          </table:table-cell>
          <table:table-cell office:value-type="float" office:value="83.7147215866" calcext:value-type="float">
            <text:p>83.714721586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plex_66B</text:p>
          </table:table-cell>
          <table:table-cell office:value-type="float" office:value="41.6241689648" calcext:value-type="float">
            <text:p>41.6241689648</text:p>
          </table:table-cell>
          <table:table-cell office:value-type="float" office:value="59.5656054746" calcext:value-type="float">
            <text:p>59.5656054746</text:p>
          </table:table-cell>
          <table:table-cell office:value-type="float" office:value="59.4094489872" calcext:value-type="float">
            <text:p>59.4094489872</text:p>
          </table:table-cell>
          <table:table-cell office:value-type="float" office:value="44.4290308645" calcext:value-type="float">
            <text:p>44.4290308645</text:p>
          </table:table-cell>
          <table:table-cell office:value-type="float" office:value="53.6724569318" calcext:value-type="float">
            <text:p>53.6724569318</text:p>
          </table:table-cell>
          <table:table-cell office:value-type="float" office:value="47.6055864849" calcext:value-type="float">
            <text:p>47.60558648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plex_66B</text:p>
          </table:table-cell>
          <table:table-cell office:value-type="float" office:value="41.8248970348" calcext:value-type="float">
            <text:p>41.8248970348</text:p>
          </table:table-cell>
          <table:table-cell office:value-type="float" office:value="58.0965383088" calcext:value-type="float">
            <text:p>58.0965383088</text:p>
          </table:table-cell>
          <table:table-cell office:value-type="float" office:value="57.8639008573" calcext:value-type="float">
            <text:p>57.8639008573</text:p>
          </table:table-cell>
          <table:table-cell office:value-type="float" office:value="44.8217333768" calcext:value-type="float">
            <text:p>44.8217333768</text:p>
          </table:table-cell>
          <table:table-cell office:value-type="float" office:value="53.7576265103" calcext:value-type="float">
            <text:p>53.7576265103</text:p>
          </table:table-cell>
          <table:table-cell office:value-type="float" office:value="47.3149840055" calcext:value-type="float">
            <text:p>47.314984005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plex_205B</text:p>
          </table:table-cell>
          <table:table-cell office:value-type="float" office:value="49.0076965119" calcext:value-type="float">
            <text:p>49.0076965119</text:p>
          </table:table-cell>
          <table:table-cell office:value-type="float" office:value="47.004933392" calcext:value-type="float">
            <text:p>47.004933392</text:p>
          </table:table-cell>
          <table:table-cell office:value-type="float" office:value="47.5042797515" calcext:value-type="float">
            <text:p>47.5042797515</text:p>
          </table:table-cell>
          <table:table-cell office:value-type="float" office:value="47.1005995046" calcext:value-type="float">
            <text:p>47.1005995046</text:p>
          </table:table-cell>
          <table:table-cell office:value-type="float" office:value="46.4212278469" calcext:value-type="float">
            <text:p>46.4212278469</text:p>
          </table:table-cell>
          <table:table-cell office:value-type="float" office:value="45.6029915305" calcext:value-type="float">
            <text:p>45.60299153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plex_205B</text:p>
          </table:table-cell>
          <table:table-cell office:value-type="float" office:value="48.973794496" calcext:value-type="float">
            <text:p>48.973794496</text:p>
          </table:table-cell>
          <table:table-cell office:value-type="float" office:value="47.9213620833" calcext:value-type="float">
            <text:p>47.9213620833</text:p>
          </table:table-cell>
          <table:table-cell office:value-type="float" office:value="47.9408158182" calcext:value-type="float">
            <text:p>47.9408158182</text:p>
          </table:table-cell>
          <table:table-cell office:value-type="float" office:value="47.8563647796" calcext:value-type="float">
            <text:p>47.8563647796</text:p>
          </table:table-cell>
          <table:table-cell office:value-type="float" office:value="46.0160301744" calcext:value-type="float">
            <text:p>46.0160301744</text:p>
          </table:table-cell>
          <table:table-cell office:value-type="float" office:value="46.9855489536" calcext:value-type="float">
            <text:p>46.985548953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cc_56B</text:p>
          </table:table-cell>
          <table:table-cell office:value-type="float" office:value="99.7055374629" calcext:value-type="float">
            <text:p>99.7055374629</text:p>
          </table:table-cell>
          <table:table-cell office:value-type="float" office:value="99.6559135639" calcext:value-type="float">
            <text:p>99.6559135639</text:p>
          </table:table-cell>
          <table:table-cell office:value-type="float" office:value="99.6566840034" calcext:value-type="float">
            <text:p>99.6566840034</text:p>
          </table:table-cell>
          <table:table-cell office:value-type="float" office:value="99.7116568959" calcext:value-type="float">
            <text:p>99.7116568959</text:p>
          </table:table-cell>
          <table:table-cell office:value-type="float" office:value="99.7055374629" calcext:value-type="float">
            <text:p>99.7055374629</text:p>
          </table:table-cell>
          <table:table-cell office:value-type="float" office:value="99.7167318633" calcext:value-type="float">
            <text:p>99.71673186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cc_56B</text:p>
          </table:table-cell>
          <table:table-cell office:value-type="float" office:value="99.7108948896" calcext:value-type="float">
            <text:p>99.7108948896</text:p>
          </table:table-cell>
          <table:table-cell office:value-type="float" office:value="99.6626272236" calcext:value-type="float">
            <text:p>99.6626272236</text:p>
          </table:table-cell>
          <table:table-cell office:value-type="float" office:value="99.661544004" calcext:value-type="float">
            <text:p>99.661544004</text:p>
          </table:table-cell>
          <table:table-cell office:value-type="float" office:value="99.7170520067" calcext:value-type="float">
            <text:p>99.7170520067</text:p>
          </table:table-cell>
          <table:table-cell office:value-type="float" office:value="99.7108948896" calcext:value-type="float">
            <text:p>99.7108948896</text:p>
          </table:table-cell>
          <table:table-cell office:value-type="float" office:value="99.6942899878" calcext:value-type="float">
            <text:p>99.694289987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omacs_0B</text:p>
          </table:table-cell>
          <table:table-cell office:value-type="float" office:value="46.7086834734" calcext:value-type="float">
            <text:p>46.7086834734</text:p>
          </table:table-cell>
          <table:table-cell office:value-type="float" office:value="98.3271416324" calcext:value-type="float">
            <text:p>98.3271416324</text:p>
          </table:table-cell>
          <table:table-cell office:value-type="float" office:value="98.427815883" calcext:value-type="float">
            <text:p>98.427815883</text:p>
          </table:table-cell>
          <table:table-cell office:value-type="float" office:value="41.1446249033" calcext:value-type="float">
            <text:p>41.1446249033</text:p>
          </table:table-cell>
          <table:table-cell office:value-type="float" office:value="46.7086834734" calcext:value-type="float">
            <text:p>46.7086834734</text:p>
          </table:table-cell>
          <table:table-cell office:value-type="float" office:value="47.5895316804" calcext:value-type="float">
            <text:p>47.58953168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omacs_0B</text:p>
          </table:table-cell>
          <table:table-cell office:value-type="float" office:value="46.2949894143" calcext:value-type="float">
            <text:p>46.2949894143</text:p>
          </table:table-cell>
          <table:table-cell office:value-type="float" office:value="98.4337696551" calcext:value-type="float">
            <text:p>98.4337696551</text:p>
          </table:table-cell>
          <table:table-cell office:value-type="float" office:value="94.2247856113" calcext:value-type="float">
            <text:p>94.2247856113</text:p>
          </table:table-cell>
          <table:table-cell office:value-type="float" office:value="38.180341186" calcext:value-type="float">
            <text:p>38.180341186</text:p>
          </table:table-cell>
          <table:table-cell office:value-type="float" office:value="46.2949894143" calcext:value-type="float">
            <text:p>46.2949894143</text:p>
          </table:table-cell>
          <table:table-cell office:value-type="float" office:value="47.3720608575" calcext:value-type="float">
            <text:p>47.372060857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nto_422B</text:p>
          </table:table-cell>
          <table:table-cell office:value-type="float" office:value="76.492936527" calcext:value-type="float">
            <text:p>76.492936527</text:p>
          </table:table-cell>
          <table:table-cell office:value-type="float" office:value="75.1872594436" calcext:value-type="float">
            <text:p>75.1872594436</text:p>
          </table:table-cell>
          <table:table-cell office:value-type="float" office:value="75.2048425704" calcext:value-type="float">
            <text:p>75.2048425704</text:p>
          </table:table-cell>
          <table:table-cell office:value-type="float" office:value="76.8915369338" calcext:value-type="float">
            <text:p>76.8915369338</text:p>
          </table:table-cell>
          <table:table-cell office:value-type="float" office:value="76.492936527" calcext:value-type="float">
            <text:p>76.492936527</text:p>
          </table:table-cell>
          <table:table-cell office:value-type="float" office:value="77.1043341415" calcext:value-type="float">
            <text:p>77.10433414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nto_422B</text:p>
          </table:table-cell>
          <table:table-cell office:value-type="float" office:value="76.400008774" calcext:value-type="float">
            <text:p>76.400008774</text:p>
          </table:table-cell>
          <table:table-cell office:value-type="float" office:value="73.3481866568" calcext:value-type="float">
            <text:p>73.3481866568</text:p>
          </table:table-cell>
          <table:table-cell office:value-type="float" office:value="74.7633995502" calcext:value-type="float">
            <text:p>74.7633995502</text:p>
          </table:table-cell>
          <table:table-cell office:value-type="float" office:value="76.8951371678" calcext:value-type="float">
            <text:p>76.8951371678</text:p>
          </table:table-cell>
          <table:table-cell office:value-type="float" office:value="76.400008774" calcext:value-type="float">
            <text:p>76.400008774</text:p>
          </table:table-cell>
          <table:table-cell office:value-type="float" office:value="76.254165839" calcext:value-type="float">
            <text:p>76.254165839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IPC</text:p>
          </table:table-cell>
          <table:table-cell table:number-columns-repeated="8"/>
          <table:table-cell table:style-name="ce2" office:value-type="string" calcext:value-type="string">
            <text:p>IPC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3"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bm_94B</text:p>
          </table:table-cell>
          <table:table-cell office:value-type="float" office:value="0.345469" calcext:value-type="float">
            <text:p>0.345469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321269" calcext:value-type="float">
            <text:p>0.321269</text:p>
          </table:table-cell>
          <table:table-cell office:value-type="float" office:value="0.349009" calcext:value-type="float">
            <text:p>0.349009</text:p>
          </table:table-cell>
          <table:table-cell office:value-type="float" office:value="0.344496" calcext:value-type="float">
            <text:p>0.344496</text:p>
          </table:table-cell>
          <table:table-cell office:value-type="float" office:value="0.370463" calcext:value-type="float">
            <text:p>0.37046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bm_94B</text:p>
          </table:table-cell>
          <table:table-cell office:value-type="float" office:value="0.344688" calcext:value-type="float">
            <text:p>0.344688</text:p>
          </table:table-cell>
          <table:table-cell office:value-type="float" office:value="0.328351" calcext:value-type="float">
            <text:p>0.328351</text:p>
          </table:table-cell>
          <table:table-cell office:value-type="float" office:value="0.320885" calcext:value-type="float">
            <text:p>0.320885</text:p>
          </table:table-cell>
          <table:table-cell office:value-type="float" office:value="0.348351" calcext:value-type="float">
            <text:p>0.348351</text:p>
          </table:table-cell>
          <table:table-cell office:value-type="float" office:value="0.344718" calcext:value-type="float">
            <text:p>0.344718</text:p>
          </table:table-cell>
          <table:table-cell office:value-type="float" office:value="0.371179" calcext:value-type="float">
            <text:p>0.37117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zip2_259B</text:p>
          </table:table-cell>
          <table:table-cell office:value-type="float" office:value="0.845467" calcext:value-type="float">
            <text:p>0.845467</text:p>
          </table:table-cell>
          <table:table-cell office:value-type="float" office:value="0.83185" calcext:value-type="float">
            <text:p>0.83185</text:p>
          </table:table-cell>
          <table:table-cell office:value-type="float" office:value="0.824819" calcext:value-type="float">
            <text:p>0.824819</text:p>
          </table:table-cell>
          <table:table-cell office:value-type="float" office:value="0.846106" calcext:value-type="float">
            <text:p>0.846106</text:p>
          </table:table-cell>
          <table:table-cell office:value-type="float" office:value="0.845467" calcext:value-type="float">
            <text:p>0.845467</text:p>
          </table:table-cell>
          <table:table-cell office:value-type="float" office:value="0.845528" calcext:value-type="float">
            <text:p>0.8455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zip2_259B</text:p>
          </table:table-cell>
          <table:table-cell office:value-type="float" office:value="0.845485" calcext:value-type="float">
            <text:p>0.845485</text:p>
          </table:table-cell>
          <table:table-cell office:value-type="float" office:value="0.831847" calcext:value-type="float">
            <text:p>0.831847</text:p>
          </table:table-cell>
          <table:table-cell office:value-type="float" office:value="0.820794" calcext:value-type="float">
            <text:p>0.820794</text:p>
          </table:table-cell>
          <table:table-cell office:value-type="float" office:value="0.84592" calcext:value-type="float">
            <text:p>0.84592</text:p>
          </table:table-cell>
          <table:table-cell office:value-type="float" office:value="0.845485" calcext:value-type="float">
            <text:p>0.845485</text:p>
          </table:table-cell>
          <table:table-cell office:value-type="float" office:value="0.845566" calcext:value-type="float">
            <text:p>0.8455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culix_2655B</text:p>
          </table:table-cell>
          <table:table-cell office:value-type="float" office:value="1.45671" calcext:value-type="float">
            <text:p>1.45671</text:p>
          </table:table-cell>
          <table:table-cell office:value-type="float" office:value="1.44655" calcext:value-type="float">
            <text:p>1.44655</text:p>
          </table:table-cell>
          <table:table-cell office:value-type="float" office:value="1.44865" calcext:value-type="float">
            <text:p>1.44865</text:p>
          </table:table-cell>
          <table:table-cell office:value-type="float" office:value="1.46327" calcext:value-type="float">
            <text:p>1.46327</text:p>
          </table:table-cell>
          <table:table-cell office:value-type="float" office:value="1.45671" calcext:value-type="float">
            <text:p>1.45671</text:p>
          </table:table-cell>
          <table:table-cell office:value-type="float" office:value="1.49978" calcext:value-type="float">
            <text:p>1.4997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culix_2655B</text:p>
          </table:table-cell>
          <table:table-cell office:value-type="float" office:value="1.4758" calcext:value-type="float">
            <text:p>1.4758</text:p>
          </table:table-cell>
          <table:table-cell office:value-type="float" office:value="1.44503" calcext:value-type="float">
            <text:p>1.44503</text:p>
          </table:table-cell>
          <table:table-cell office:value-type="float" office:value="1.44683" calcext:value-type="float">
            <text:p>1.44683</text:p>
          </table:table-cell>
          <table:table-cell office:value-type="float" office:value="1.45735" calcext:value-type="float">
            <text:p>1.45735</text:p>
          </table:table-cell>
          <table:table-cell office:value-type="float" office:value="1.4758" calcext:value-type="float">
            <text:p>1.4758</text:p>
          </table:table-cell>
          <table:table-cell office:value-type="float" office:value="1.47391" calcext:value-type="float">
            <text:p>1.473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rf_1650B</text:p>
          </table:table-cell>
          <table:table-cell office:value-type="float" office:value="0.638357" calcext:value-type="float">
            <text:p>0.638357</text:p>
          </table:table-cell>
          <table:table-cell office:value-type="float" office:value="0.609553" calcext:value-type="float">
            <text:p>0.609553</text:p>
          </table:table-cell>
          <table:table-cell office:value-type="float" office:value="0.554342" calcext:value-type="float">
            <text:p>0.554342</text:p>
          </table:table-cell>
          <table:table-cell office:value-type="float" office:value="0.637129" calcext:value-type="float">
            <text:p>0.637129</text:p>
          </table:table-cell>
          <table:table-cell office:value-type="float" office:value="0.638357" calcext:value-type="float">
            <text:p>0.638357</text:p>
          </table:table-cell>
          <table:table-cell office:value-type="float" office:value="0.635934" calcext:value-type="float">
            <text:p>0.63593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rf_1650B</text:p>
          </table:table-cell>
          <table:table-cell office:value-type="float" office:value="0.636928" calcext:value-type="float">
            <text:p>0.636928</text:p>
          </table:table-cell>
          <table:table-cell office:value-type="float" office:value="0.604804" calcext:value-type="float">
            <text:p>0.604804</text:p>
          </table:table-cell>
          <table:table-cell table:style-name="ce1" office:value-type="float" office:value="0.551476" calcext:value-type="float">
            <text:p>0.551476</text:p>
          </table:table-cell>
          <table:table-cell office:value-type="float" office:value="0.63712" calcext:value-type="float">
            <text:p>0.63712</text:p>
          </table:table-cell>
          <table:table-cell office:value-type="float" office:value="0.636928" calcext:value-type="float">
            <text:p>0.636928</text:p>
          </table:table-cell>
          <table:table-cell office:value-type="float" office:value="0.635941" calcext:value-type="float">
            <text:p>0.63594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usmp_600B</text:p>
          </table:table-cell>
          <table:table-cell office:value-type="float" office:value="1.1845" calcext:value-type="float">
            <text:p>1.1845</text:p>
          </table:table-cell>
          <table:table-cell office:value-type="float" office:value="1.11404" calcext:value-type="float">
            <text:p>1.11404</text:p>
          </table:table-cell>
          <table:table-cell office:value-type="float" office:value="1.08561" calcext:value-type="float">
            <text:p>1.08561</text:p>
          </table:table-cell>
          <table:table-cell office:value-type="float" office:value="1.1638" calcext:value-type="float">
            <text:p>1.1638</text:p>
          </table:table-cell>
          <table:table-cell office:value-type="float" office:value="1.1845" calcext:value-type="float">
            <text:p>1.1845</text:p>
          </table:table-cell>
          <table:table-cell office:value-type="float" office:value="1.16824" calcext:value-type="float">
            <text:p>1.1682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usmp_600B</text:p>
          </table:table-cell>
          <table:table-cell office:value-type="float" office:value="1.18335" calcext:value-type="float">
            <text:p>1.18335</text:p>
          </table:table-cell>
          <table:table-cell office:value-type="float" office:value="1.1141" calcext:value-type="float">
            <text:p>1.1141</text:p>
          </table:table-cell>
          <table:table-cell office:value-type="float" office:value="1.08564" calcext:value-type="float">
            <text:p>1.08564</text:p>
          </table:table-cell>
          <table:table-cell office:value-type="float" office:value="1.16402" calcext:value-type="float">
            <text:p>1.16402</text:p>
          </table:table-cell>
          <table:table-cell office:value-type="float" office:value="1.18335" calcext:value-type="float">
            <text:p>1.18335</text:p>
          </table:table-cell>
          <table:table-cell office:value-type="float" office:value="1.16846" calcext:value-type="float">
            <text:p>1.1684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star_23B</text:p>
          </table:table-cell>
          <table:table-cell office:value-type="float" office:value="0.306246" calcext:value-type="float">
            <text:p>0.306246</text:p>
          </table:table-cell>
          <table:table-cell office:value-type="float" office:value="0.212576" calcext:value-type="float">
            <text:p>0.212576</text:p>
          </table:table-cell>
          <table:table-cell office:value-type="float" office:value="0.209284" calcext:value-type="float">
            <text:p>0.209284</text:p>
          </table:table-cell>
          <table:table-cell office:value-type="float" office:value="0.3039" calcext:value-type="float">
            <text:p>0.3039</text:p>
          </table:table-cell>
          <table:table-cell office:value-type="float" office:value="0.305988" calcext:value-type="float">
            <text:p>0.305988</text:p>
          </table:table-cell>
          <table:table-cell office:value-type="float" office:value="0.305305" calcext:value-type="float">
            <text:p>0.30530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star_23B</text:p>
          </table:table-cell>
          <table:table-cell office:value-type="float" office:value="0.306277" calcext:value-type="float">
            <text:p>0.306277</text:p>
          </table:table-cell>
          <table:table-cell office:value-type="float" office:value="0.212154" calcext:value-type="float">
            <text:p>0.212154</text:p>
          </table:table-cell>
          <table:table-cell office:value-type="float" office:value="0.20914" calcext:value-type="float">
            <text:p>0.20914</text:p>
          </table:table-cell>
          <table:table-cell office:value-type="float" office:value="0.303979" calcext:value-type="float">
            <text:p>0.303979</text:p>
          </table:table-cell>
          <table:table-cell office:value-type="float" office:value="0.30602" calcext:value-type="float">
            <text:p>0.30602</text:p>
          </table:table-cell>
          <table:table-cell office:value-type="float" office:value="0.305378" calcext:value-type="float">
            <text:p>0.3053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mmer_397B</text:p>
          </table:table-cell>
          <table:table-cell office:value-type="float" office:value="1.07695" calcext:value-type="float">
            <text:p>1.07695</text:p>
          </table:table-cell>
          <table:table-cell office:value-type="float" office:value="0.934117" calcext:value-type="float">
            <text:p>0.934117</text:p>
          </table:table-cell>
          <table:table-cell office:value-type="float" office:value="0.890949" calcext:value-type="float">
            <text:p>0.890949</text:p>
          </table:table-cell>
          <table:table-cell office:value-type="float" office:value="1.07966" calcext:value-type="float">
            <text:p>1.07966</text:p>
          </table:table-cell>
          <table:table-cell office:value-type="float" office:value="1.07945" calcext:value-type="float">
            <text:p>1.07945</text:p>
          </table:table-cell>
          <table:table-cell office:value-type="float" office:value="1.07747" calcext:value-type="float">
            <text:p>1.0774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mmer_397B</text:p>
          </table:table-cell>
          <table:table-cell office:value-type="float" office:value="1.07945" calcext:value-type="float">
            <text:p>1.07945</text:p>
          </table:table-cell>
          <table:table-cell office:value-type="float" office:value="0.937482" calcext:value-type="float">
            <text:p>0.937482</text:p>
          </table:table-cell>
          <table:table-cell office:value-type="float" office:value="0.889397" calcext:value-type="float">
            <text:p>0.889397</text:p>
          </table:table-cell>
          <table:table-cell office:value-type="float" office:value="1.0731" calcext:value-type="float">
            <text:p>1.0731</text:p>
          </table:table-cell>
          <table:table-cell office:value-type="float" office:value="1.07695" calcext:value-type="float">
            <text:p>1.07695</text:p>
          </table:table-cell>
          <table:table-cell office:value-type="float" office:value="1.07746" calcext:value-type="float">
            <text:p>1.0774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f_158B</text:p>
          </table:table-cell>
          <table:table-cell office:value-type="float" office:value="0.0727504" calcext:value-type="float">
            <text:p>0.0727504</text:p>
          </table:table-cell>
          <table:table-cell office:value-type="float" office:value="0.0485966" calcext:value-type="float">
            <text:p>0.0485966</text:p>
          </table:table-cell>
          <table:table-cell office:value-type="float" office:value="0.0412751" calcext:value-type="float">
            <text:p>0.0412751</text:p>
          </table:table-cell>
          <table:table-cell office:value-type="float" office:value="0.0792957" calcext:value-type="float">
            <text:p>0.0792957</text:p>
          </table:table-cell>
          <table:table-cell office:value-type="float" office:value="0.0785825" calcext:value-type="float">
            <text:p>0.0785825</text:p>
          </table:table-cell>
          <table:table-cell office:value-type="float" office:value="0.0906123" calcext:value-type="float">
            <text:p>0.090612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f_158B</text:p>
          </table:table-cell>
          <table:table-cell office:value-type="float" office:value="0.0725972" calcext:value-type="float">
            <text:p>0.0725972</text:p>
          </table:table-cell>
          <table:table-cell office:value-type="float" office:value="0.0485852" calcext:value-type="float">
            <text:p>0.0485852</text:p>
          </table:table-cell>
          <table:table-cell office:value-type="float" office:value="0.0414731" calcext:value-type="float">
            <text:p>0.0414731</text:p>
          </table:table-cell>
          <table:table-cell office:value-type="float" office:value="0.0796247" calcext:value-type="float">
            <text:p>0.0796247</text:p>
          </table:table-cell>
          <table:table-cell office:value-type="float" office:value="0.0780583" calcext:value-type="float">
            <text:p>0.0780583</text:p>
          </table:table-cell>
          <table:table-cell office:value-type="float" office:value="0.0892826" calcext:value-type="float">
            <text:p>0.089282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phinx3_883B</text:p>
          </table:table-cell>
          <table:table-cell office:value-type="float" office:value="0.492362" calcext:value-type="float">
            <text:p>0.492362</text:p>
          </table:table-cell>
          <table:table-cell office:value-type="float" office:value="0.442074" calcext:value-type="float">
            <text:p>0.442074</text:p>
          </table:table-cell>
          <table:table-cell office:value-type="float" office:value="0.420843" calcext:value-type="float">
            <text:p>0.420843</text:p>
          </table:table-cell>
          <table:table-cell office:value-type="float" office:value="0.494127" calcext:value-type="float">
            <text:p>0.494127</text:p>
          </table:table-cell>
          <table:table-cell office:value-type="float" office:value="0.516623" calcext:value-type="float">
            <text:p>0.516623</text:p>
          </table:table-cell>
          <table:table-cell office:value-type="float" office:value="0.503598" calcext:value-type="float">
            <text:p>0.503598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phinx3_883B</text:p>
          </table:table-cell>
          <table:table-cell office:value-type="float" office:value="0.494423" calcext:value-type="float">
            <text:p>0.494423</text:p>
          </table:table-cell>
          <table:table-cell office:value-type="float" office:value="0.442373" calcext:value-type="float">
            <text:p>0.442373</text:p>
          </table:table-cell>
          <table:table-cell office:value-type="float" office:value="0.420817" calcext:value-type="float">
            <text:p>0.420817</text:p>
          </table:table-cell>
          <table:table-cell office:value-type="float" office:value="0.494213" calcext:value-type="float">
            <text:p>0.494213</text:p>
          </table:table-cell>
          <table:table-cell office:value-type="float" office:value="0.516636" calcext:value-type="float">
            <text:p>0.516636</text:p>
          </table:table-cell>
          <table:table-cell office:value-type="float" office:value="0.5044" calcext:value-type="float">
            <text:p>0.50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vray_250B</text:p>
          </table:table-cell>
          <table:table-cell office:value-type="float" office:value="0.372538" calcext:value-type="float">
            <text:p>0.372538</text:p>
          </table:table-cell>
          <table:table-cell office:value-type="float" office:value="0.361063" calcext:value-type="float">
            <text:p>0.361063</text:p>
          </table:table-cell>
          <table:table-cell office:value-type="float" office:value="0.35315" calcext:value-type="float">
            <text:p>0.35315</text:p>
          </table:table-cell>
          <table:table-cell office:value-type="float" office:value="0.372046" calcext:value-type="float">
            <text:p>0.372046</text:p>
          </table:table-cell>
          <table:table-cell office:value-type="float" office:value="0.372538" calcext:value-type="float">
            <text:p>0.372538</text:p>
          </table:table-cell>
          <table:table-cell office:value-type="float" office:value="0.372272" calcext:value-type="float">
            <text:p>0.3722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vray_250B</text:p>
          </table:table-cell>
          <table:table-cell office:value-type="float" office:value="0.372553" calcext:value-type="float">
            <text:p>0.372553</text:p>
          </table:table-cell>
          <table:table-cell office:value-type="float" office:value="0.36103" calcext:value-type="float">
            <text:p>0.36103</text:p>
          </table:table-cell>
          <table:table-cell office:value-type="float" office:value="0.353148" calcext:value-type="float">
            <text:p>0.353148</text:p>
          </table:table-cell>
          <table:table-cell office:value-type="float" office:value="0.372039" calcext:value-type="float">
            <text:p>0.372039</text:p>
          </table:table-cell>
          <table:table-cell office:value-type="float" office:value="0.372553" calcext:value-type="float">
            <text:p>0.372553</text:p>
          </table:table-cell>
          <table:table-cell office:value-type="float" office:value="0.372275" calcext:value-type="float">
            <text:p>0.3722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plex_66B</text:p>
          </table:table-cell>
          <table:table-cell office:value-type="float" office:value="0.247609" calcext:value-type="float">
            <text:p>0.247609</text:p>
          </table:table-cell>
          <table:table-cell office:value-type="float" office:value="0.314238" calcext:value-type="float">
            <text:p>0.314238</text:p>
          </table:table-cell>
          <table:table-cell office:value-type="float" office:value="0.311581" calcext:value-type="float">
            <text:p>0.311581</text:p>
          </table:table-cell>
          <table:table-cell office:value-type="float" office:value="0.265935" calcext:value-type="float">
            <text:p>0.265935</text:p>
          </table:table-cell>
          <table:table-cell office:value-type="float" office:value="0.293031" calcext:value-type="float">
            <text:p>0.293031</text:p>
          </table:table-cell>
          <table:table-cell office:value-type="float" office:value="0.281217" calcext:value-type="float">
            <text:p>0.2812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plex_66B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311557" calcext:value-type="float">
            <text:p>0.311557</text:p>
          </table:table-cell>
          <table:table-cell office:value-type="float" office:value="0.307361" calcext:value-type="float">
            <text:p>0.307361</text:p>
          </table:table-cell>
          <table:table-cell office:value-type="float" office:value="0.263842" calcext:value-type="float">
            <text:p>0.263842</text:p>
          </table:table-cell>
          <table:table-cell office:value-type="float" office:value="0.291472" calcext:value-type="float">
            <text:p>0.291472</text:p>
          </table:table-cell>
          <table:table-cell office:value-type="float" office:value="0.279935" calcext:value-type="float">
            <text:p>0.27993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plex_205B</text:p>
          </table:table-cell>
          <table:table-cell office:value-type="float" office:value="0.21346" calcext:value-type="float">
            <text:p>0.21346</text:p>
          </table:table-cell>
          <table:table-cell office:value-type="float" office:value="0.167274" calcext:value-type="float">
            <text:p>0.167274</text:p>
          </table:table-cell>
          <table:table-cell office:value-type="float" office:value="0.165995" calcext:value-type="float">
            <text:p>0.165995</text:p>
          </table:table-cell>
          <table:table-cell office:value-type="float" office:value="0.210436" calcext:value-type="float">
            <text:p>0.210436</text:p>
          </table:table-cell>
          <table:table-cell office:value-type="float" office:value="0.217171" calcext:value-type="float">
            <text:p>0.217171</text:p>
          </table:table-cell>
          <table:table-cell office:value-type="float" office:value="0.215211" calcext:value-type="float">
            <text:p>0.2152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plex_205B</text:p>
          </table:table-cell>
          <table:table-cell office:value-type="float" office:value="0.212358" calcext:value-type="float">
            <text:p>0.212358</text:p>
          </table:table-cell>
          <table:table-cell office:value-type="float" office:value="0.165879" calcext:value-type="float">
            <text:p>0.165879</text:p>
          </table:table-cell>
          <table:table-cell office:value-type="float" office:value="0.167063" calcext:value-type="float">
            <text:p>0.167063</text:p>
          </table:table-cell>
          <table:table-cell office:value-type="float" office:value="0.210444" calcext:value-type="float">
            <text:p>0.210444</text:p>
          </table:table-cell>
          <table:table-cell office:value-type="float" office:value="0.217181" calcext:value-type="float">
            <text:p>0.217181</text:p>
          </table:table-cell>
          <table:table-cell office:value-type="float" office:value="0.215255" calcext:value-type="float">
            <text:p>0.21525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cc_56B</text:p>
          </table:table-cell>
          <table:table-cell office:value-type="float" office:value="0.73443" calcext:value-type="float">
            <text:p>0.73443</text:p>
          </table:table-cell>
          <table:table-cell office:value-type="float" office:value="0.734987" calcext:value-type="float">
            <text:p>0.734987</text:p>
          </table:table-cell>
          <table:table-cell office:value-type="float" office:value="0.728502" calcext:value-type="float">
            <text:p>0.728502</text:p>
          </table:table-cell>
          <table:table-cell office:value-type="float" office:value="0.730624" calcext:value-type="float">
            <text:p>0.730624</text:p>
          </table:table-cell>
          <table:table-cell office:value-type="float" office:value="0.73443" calcext:value-type="float">
            <text:p>0.73443</text:p>
          </table:table-cell>
          <table:table-cell office:value-type="float" office:value="0.733039" calcext:value-type="float">
            <text:p>0.7330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cc_56B</text:p>
          </table:table-cell>
          <table:table-cell office:value-type="float" office:value="0.734407" calcext:value-type="float">
            <text:p>0.734407</text:p>
          </table:table-cell>
          <table:table-cell office:value-type="float" office:value="0.734982" calcext:value-type="float">
            <text:p>0.734982</text:p>
          </table:table-cell>
          <table:table-cell office:value-type="float" office:value="0.728506" calcext:value-type="float">
            <text:p>0.728506</text:p>
          </table:table-cell>
          <table:table-cell office:value-type="float" office:value="0.730616" calcext:value-type="float">
            <text:p>0.730616</text:p>
          </table:table-cell>
          <table:table-cell office:value-type="float" office:value="0.734407" calcext:value-type="float">
            <text:p>0.734407</text:p>
          </table:table-cell>
          <table:table-cell office:value-type="float" office:value="0.733027" calcext:value-type="float">
            <text:p>0.7330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omacs_0B</text:p>
          </table:table-cell>
          <table:table-cell office:value-type="float" office:value="0.390039" calcext:value-type="float">
            <text:p>0.390039</text:p>
          </table:table-cell>
          <table:table-cell office:value-type="float" office:value="0.371095" calcext:value-type="float">
            <text:p>0.371095</text:p>
          </table:table-cell>
          <table:table-cell office:value-type="float" office:value="0.366911" calcext:value-type="float">
            <text:p>0.366911</text:p>
          </table:table-cell>
          <table:table-cell office:value-type="float" office:value="0.390033" calcext:value-type="float">
            <text:p>0.390033</text:p>
          </table:table-cell>
          <table:table-cell table:number-columns-repeated="2" office:value-type="float" office:value="0.390039" calcext:value-type="float">
            <text:p>0.39003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omacs_0B</text:p>
          </table:table-cell>
          <table:table-cell office:value-type="float" office:value="0.390037" calcext:value-type="float">
            <text:p>0.390037</text:p>
          </table:table-cell>
          <table:table-cell office:value-type="float" office:value="0.35443" calcext:value-type="float">
            <text:p>0.35443</text:p>
          </table:table-cell>
          <table:table-cell office:value-type="float" office:value="0.370004" calcext:value-type="float">
            <text:p>0.370004</text:p>
          </table:table-cell>
          <table:table-cell table:number-columns-repeated="2" office:value-type="float" office:value="0.390037" calcext:value-type="float">
            <text:p>0.390037</text:p>
          </table:table-cell>
          <table:table-cell office:value-type="float" office:value="0.39003" calcext:value-type="float">
            <text:p>0.3900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nto_422B</text:p>
          </table:table-cell>
          <table:table-cell office:value-type="float" office:value="0.634418" calcext:value-type="float">
            <text:p>0.634418</text:p>
          </table:table-cell>
          <table:table-cell office:value-type="float" office:value="0.621705" calcext:value-type="float">
            <text:p>0.621705</text:p>
          </table:table-cell>
          <table:table-cell office:value-type="float" office:value="0.619775" calcext:value-type="float">
            <text:p>0.619775</text:p>
          </table:table-cell>
          <table:table-cell office:value-type="float" office:value="0.636475" calcext:value-type="float">
            <text:p>0.636475</text:p>
          </table:table-cell>
          <table:table-cell office:value-type="float" office:value="0.634418" calcext:value-type="float">
            <text:p>0.634418</text:p>
          </table:table-cell>
          <table:table-cell office:value-type="float" office:value="0.636256" calcext:value-type="float">
            <text:p>0.6362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nto_422B</text:p>
          </table:table-cell>
          <table:table-cell office:value-type="float" office:value="0.635648" calcext:value-type="float">
            <text:p>0.635648</text:p>
          </table:table-cell>
          <table:table-cell office:value-type="float" office:value="0.625124" calcext:value-type="float">
            <text:p>0.625124</text:p>
          </table:table-cell>
          <table:table-cell office:value-type="float" office:value="0.619605" calcext:value-type="float">
            <text:p>0.619605</text:p>
          </table:table-cell>
          <table:table-cell office:value-type="float" office:value="0.636439" calcext:value-type="float">
            <text:p>0.636439</text:p>
          </table:table-cell>
          <table:table-cell office:value-type="float" office:value="0.635648" calcext:value-type="float">
            <text:p>0.635648</text:p>
          </table:table-cell>
          <table:table-cell office:value-type="float" office:value="0.634339" calcext:value-type="float">
            <text:p>0.634339</text:p>
          </table:table-cell>
        </table:table-row>
        <table:table-row table:style-name="ro1" table:number-rows-repeated="10"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15"/>
        </table:table-row>
      </table:table>
      <table:table table:name="Sheet3" table:style-name="ta1">
        <office:forms form:automatic-focus="false" form:apply-design-mode="false"/>
        <table:table-column table:style-name="co5" table:default-cell-style-name="Default"/>
        <table:table-column table:style-name="co1" table:number-columns-repeated="7" table:default-cell-style-name="Default"/>
        <table:table-row table:style-name="ro2">
          <table:table-cell table:style-name="ce5" table:number-columns-repeated="2"/>
          <table:table-cell table:style-name="ce7" office:value-type="string" calcext:value-type="string">
            <text:p>MRU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trac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Access</text:p>
          </table:table-cell>
          <table:table-cell table:style-name="ce5" office:value-type="string" calcext:value-type="string">
            <text:p>cache hit </text:p>
          </table:table-cell>
          <table:table-cell table:style-name="ce5" office:value-type="string" calcext:value-type="string">
            <text:p>cache miss</text:p>
          </table:table-cell>
          <table:table-cell table:style-name="ce5" office:value-type="string" calcext:value-type="string">
            <text:p>hit rate</text:p>
          </table:table-cell>
          <table:table-cell table:style-name="ce5" office:value-type="string" calcext:value-type="string">
            <text:p>miss rate</text:p>
          </table:table-cell>
          <table:table-cell table:style-name="ce5" office:value-type="string" calcext:value-type="string">
            <text:p>IPC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0" calcext:value-type="float">
            <text:p>0</text:p>
          </table:table-cell>
          <table:table-cell office:value-type="float" office:value="392349" calcext:value-type="float">
            <text:p>392349</text:p>
          </table:table-cell>
          <table:table-cell office:value-type="float" office:value="225276" calcext:value-type="float">
            <text:p>225276</text:p>
          </table:table-cell>
          <table:table-cell office:value-type="float" office:value="167073" calcext:value-type="float">
            <text:p>167073</text:p>
          </table:table-cell>
          <table:table-cell table:formula="of:=([.D3]/[.C3])*100" office:value-type="float" office:value="57.417248419137" calcext:value-type="float">
            <text:p>57.4172484191</text:p>
          </table:table-cell>
          <table:table-cell table:formula="of:=100-[.F3]" office:value-type="float" office:value="42.582751580863" calcext:value-type="float">
            <text:p>42.5827515809</text:p>
          </table:table-cell>
          <table:table-cell office:value-type="float" office:value="0.326096" calcext:value-type="float">
            <text:p>0.326096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1" calcext:value-type="float">
            <text:p>1</text:p>
          </table:table-cell>
          <table:table-cell office:value-type="float" office:value="389470" calcext:value-type="float">
            <text:p>389470</text:p>
          </table:table-cell>
          <table:table-cell office:value-type="float" office:value="224001" calcext:value-type="float">
            <text:p>224001</text:p>
          </table:table-cell>
          <table:table-cell office:value-type="float" office:value="165469" calcext:value-type="float">
            <text:p>165469</text:p>
          </table:table-cell>
          <table:table-cell table:formula="of:=([.D4]/[.C4])*100" office:value-type="float" office:value="57.514314324595" calcext:value-type="float">
            <text:p>57.5143143246</text:p>
          </table:table-cell>
          <table:table-cell table:formula="of:=100-[.F4]" office:value-type="float" office:value="42.485685675405" calcext:value-type="float">
            <text:p>42.4856856754</text:p>
          </table:table-cell>
          <table:table-cell office:value-type="float" office:value="0.32731" calcext:value-type="float">
            <text:p>0.32731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2" calcext:value-type="float">
            <text:p>2</text:p>
          </table:table-cell>
          <table:table-cell office:value-type="float" office:value="391655" calcext:value-type="float">
            <text:p>391655</text:p>
          </table:table-cell>
          <table:table-cell office:value-type="float" office:value="222678" calcext:value-type="float">
            <text:p>222678</text:p>
          </table:table-cell>
          <table:table-cell office:value-type="float" office:value="168977" calcext:value-type="float">
            <text:p>168977</text:p>
          </table:table-cell>
          <table:table-cell table:formula="of:=([.D5]/[.C5])*100" office:value-type="float" office:value="56.8556510193921" calcext:value-type="float">
            <text:p>56.8556510194</text:p>
          </table:table-cell>
          <table:table-cell table:formula="of:=100-[.F5]" office:value-type="float" office:value="43.1443489806079" calcext:value-type="float">
            <text:p>43.1443489806</text:p>
          </table:table-cell>
          <table:table-cell office:value-type="float" office:value="0.3257" calcext:value-type="float">
            <text:p>0.3257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3" calcext:value-type="float">
            <text:p>3</text:p>
          </table:table-cell>
          <table:table-cell office:value-type="float" office:value="391635" calcext:value-type="float">
            <text:p>391635</text:p>
          </table:table-cell>
          <table:table-cell office:value-type="float" office:value="225015" calcext:value-type="float">
            <text:p>225015</text:p>
          </table:table-cell>
          <table:table-cell office:value-type="float" office:value="166620" calcext:value-type="float">
            <text:p>166620</text:p>
          </table:table-cell>
          <table:table-cell table:formula="of:=([.D6]/[.C6])*100" office:value-type="float" office:value="57.4552836186756" calcext:value-type="float">
            <text:p>57.4552836187</text:p>
          </table:table-cell>
          <table:table-cell table:formula="of:=100-[.F6]" office:value-type="float" office:value="42.5447163813244" calcext:value-type="float">
            <text:p>42.5447163813</text:p>
          </table:table-cell>
          <table:table-cell office:value-type="float" office:value="0.328351" calcext:value-type="float">
            <text:p>0.3283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0" calcext:value-type="float">
            <text:p>0</text:p>
          </table:table-cell>
          <table:table-cell office:value-type="float" office:value="15055" calcext:value-type="float">
            <text:p>15055</text:p>
          </table:table-cell>
          <table:table-cell office:value-type="float" office:value="6737" calcext:value-type="float">
            <text:p>6737</text:p>
          </table:table-cell>
          <table:table-cell office:value-type="float" office:value="8318" calcext:value-type="float">
            <text:p>8318</text:p>
          </table:table-cell>
          <table:table-cell table:formula="of:=([.D8]/[.C8])*100" office:value-type="float" office:value="44.7492527399535" calcext:value-type="float">
            <text:p>44.74925274</text:p>
          </table:table-cell>
          <table:table-cell table:formula="of:=100-[.F8]" office:value-type="float" office:value="55.2507472600465" calcext:value-type="float">
            <text:p>55.25074726</text:p>
          </table:table-cell>
          <table:table-cell office:value-type="float" office:value="0.831826" calcext:value-type="float">
            <text:p>0.831826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1" calcext:value-type="float">
            <text:p>1</text:p>
          </table:table-cell>
          <table:table-cell office:value-type="float" office:value="15655" calcext:value-type="float">
            <text:p>15655</text:p>
          </table:table-cell>
          <table:table-cell office:value-type="float" office:value="7337" calcext:value-type="float">
            <text:p>7337</text:p>
          </table:table-cell>
          <table:table-cell office:value-type="float" office:value="8318" calcext:value-type="float">
            <text:p>8318</text:p>
          </table:table-cell>
          <table:table-cell table:formula="of:=([.D9]/[.C9])*100" office:value-type="float" office:value="46.8668157138294" calcext:value-type="float">
            <text:p>46.8668157138</text:p>
          </table:table-cell>
          <table:table-cell table:formula="of:=100-[.F9]" office:value-type="float" office:value="53.1331842861706" calcext:value-type="float">
            <text:p>53.1331842862</text:p>
          </table:table-cell>
          <table:table-cell office:value-type="float" office:value="0.831805" calcext:value-type="float">
            <text:p>0.831805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2" calcext:value-type="float">
            <text:p>2</text:p>
          </table:table-cell>
          <table:table-cell office:value-type="float" office:value="15357" calcext:value-type="float">
            <text:p>15357</text:p>
          </table:table-cell>
          <table:table-cell office:value-type="float" office:value="7039" calcext:value-type="float">
            <text:p>7039</text:p>
          </table:table-cell>
          <table:table-cell office:value-type="float" office:value="8318" calcext:value-type="float">
            <text:p>8318</text:p>
          </table:table-cell>
          <table:table-cell table:formula="of:=([.D10]/[.C10])*100" office:value-type="float" office:value="45.8357752165136" calcext:value-type="float">
            <text:p>45.8357752165</text:p>
          </table:table-cell>
          <table:table-cell table:formula="of:=100-[.F10]" office:value-type="float" office:value="54.1642247834864" calcext:value-type="float">
            <text:p>54.1642247835</text:p>
          </table:table-cell>
          <table:table-cell office:value-type="float" office:value="0.83185" calcext:value-type="float">
            <text:p>0.83185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3" calcext:value-type="float">
            <text:p>3</text:p>
          </table:table-cell>
          <table:table-cell office:value-type="float" office:value="14840" calcext:value-type="float">
            <text:p>14840</text:p>
          </table:table-cell>
          <table:table-cell office:value-type="float" office:value="6522" calcext:value-type="float">
            <text:p>6522</text:p>
          </table:table-cell>
          <table:table-cell office:value-type="float" office:value="8318" calcext:value-type="float">
            <text:p>8318</text:p>
          </table:table-cell>
          <table:table-cell table:formula="of:=([.D11]/[.C11])*100" office:value-type="float" office:value="43.9487870619946" calcext:value-type="float">
            <text:p>43.948787062</text:p>
          </table:table-cell>
          <table:table-cell table:formula="of:=100-[.F11]" office:value-type="float" office:value="56.0512129380054" calcext:value-type="float">
            <text:p>56.051212938</text:p>
          </table:table-cell>
          <table:table-cell office:value-type="float" office:value="0.831847" calcext:value-type="float">
            <text:p>0.8318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0" calcext:value-type="float">
            <text:p>0</text:p>
          </table:table-cell>
          <table:table-cell office:value-type="float" office:value="38342" calcext:value-type="float">
            <text:p>38342</text:p>
          </table:table-cell>
          <table:table-cell office:value-type="float" office:value="29758" calcext:value-type="float">
            <text:p>29758</text:p>
          </table:table-cell>
          <table:table-cell office:value-type="float" office:value="8584" calcext:value-type="float">
            <text:p>8584</text:p>
          </table:table-cell>
          <table:table-cell table:formula="of:=([.D13]/[.C13])*100" office:value-type="float" office:value="77.6120181524177" calcext:value-type="float">
            <text:p>77.6120181524</text:p>
          </table:table-cell>
          <table:table-cell table:formula="of:=100-[.F13]" office:value-type="float" office:value="22.3879818475823" calcext:value-type="float">
            <text:p>22.3879818476</text:p>
          </table:table-cell>
          <table:table-cell office:value-type="float" office:value="1.47694" calcext:value-type="float">
            <text:p>1.47694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1" calcext:value-type="float">
            <text:p>1</text:p>
          </table:table-cell>
          <table:table-cell office:value-type="float" office:value="38989" calcext:value-type="float">
            <text:p>38989</text:p>
          </table:table-cell>
          <table:table-cell office:value-type="float" office:value="30405" calcext:value-type="float">
            <text:p>30405</text:p>
          </table:table-cell>
          <table:table-cell office:value-type="float" office:value="8584" calcext:value-type="float">
            <text:p>8584</text:p>
          </table:table-cell>
          <table:table-cell table:formula="of:=([.D14]/[.C14])*100" office:value-type="float" office:value="77.9835338172305" calcext:value-type="float">
            <text:p>77.9835338172</text:p>
          </table:table-cell>
          <table:table-cell table:formula="of:=100-[.F14]" office:value-type="float" office:value="22.0164661827695" calcext:value-type="float">
            <text:p>22.0164661828</text:p>
          </table:table-cell>
          <table:table-cell office:value-type="float" office:value="1.46681" calcext:value-type="float">
            <text:p>1.46681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2" calcext:value-type="float">
            <text:p>2</text:p>
          </table:table-cell>
          <table:table-cell office:value-type="float" office:value="43099" calcext:value-type="float">
            <text:p>43099</text:p>
          </table:table-cell>
          <table:table-cell office:value-type="float" office:value="34515" calcext:value-type="float">
            <text:p>34515</text:p>
          </table:table-cell>
          <table:table-cell office:value-type="float" office:value="8584" calcext:value-type="float">
            <text:p>8584</text:p>
          </table:table-cell>
          <table:table-cell table:formula="of:=([.D15]/[.C15])*100" office:value-type="float" office:value="80.0830645722639" calcext:value-type="float">
            <text:p>80.0830645723</text:p>
          </table:table-cell>
          <table:table-cell table:formula="of:=100-[.F15]" office:value-type="float" office:value="19.9169354277361" calcext:value-type="float">
            <text:p>19.9169354277</text:p>
          </table:table-cell>
          <table:table-cell office:value-type="float" office:value="1.44655" calcext:value-type="float">
            <text:p>1.44655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3" calcext:value-type="float">
            <text:p>3</text:p>
          </table:table-cell>
          <table:table-cell office:value-type="float" office:value="41000" calcext:value-type="float">
            <text:p>41000</text:p>
          </table:table-cell>
          <table:table-cell office:value-type="float" office:value="32416" calcext:value-type="float">
            <text:p>32416</text:p>
          </table:table-cell>
          <table:table-cell office:value-type="float" office:value="8584" calcext:value-type="float">
            <text:p>8584</text:p>
          </table:table-cell>
          <table:table-cell table:formula="of:=([.D16]/[.C16])*100" office:value-type="float" office:value="79.0634146341463" calcext:value-type="float">
            <text:p>79.0634146341</text:p>
          </table:table-cell>
          <table:table-cell table:formula="of:=100-[.F16]" office:value-type="float" office:value="20.9365853658537" calcext:value-type="float">
            <text:p>20.9365853659</text:p>
          </table:table-cell>
          <table:table-cell office:value-type="float" office:value="1.44503" calcext:value-type="float">
            <text:p>1.445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0" calcext:value-type="float">
            <text:p>0</text:p>
          </table:table-cell>
          <table:table-cell office:value-type="float" office:value="11979" calcext:value-type="float">
            <text:p>11979</text:p>
          </table:table-cell>
          <table:table-cell office:value-type="float" office:value="6054" calcext:value-type="float">
            <text:p>6054</text:p>
          </table:table-cell>
          <table:table-cell office:value-type="float" office:value="5925" calcext:value-type="float">
            <text:p>5925</text:p>
          </table:table-cell>
          <table:table-cell table:formula="of:=([.D18]/[.C18])*100" office:value-type="float" office:value="50.5384422739795" calcext:value-type="float">
            <text:p>50.538442274</text:p>
          </table:table-cell>
          <table:table-cell table:formula="of:=100-[.F18]" office:value-type="float" office:value="49.4615577260205" calcext:value-type="float">
            <text:p>49.461557726</text:p>
          </table:table-cell>
          <table:table-cell office:value-type="float" office:value="0.609719" calcext:value-type="float">
            <text:p>0.609719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1" calcext:value-type="float">
            <text:p>1</text:p>
          </table:table-cell>
          <table:table-cell office:value-type="float" office:value="14087" calcext:value-type="float">
            <text:p>14087</text:p>
          </table:table-cell>
          <table:table-cell office:value-type="float" office:value="8162" calcext:value-type="float">
            <text:p>8162</text:p>
          </table:table-cell>
          <table:table-cell office:value-type="float" office:value="5925" calcext:value-type="float">
            <text:p>5925</text:p>
          </table:table-cell>
          <table:table-cell table:formula="of:=([.D19]/[.C19])*100" office:value-type="float" office:value="57.9399446298005" calcext:value-type="float">
            <text:p>57.9399446298</text:p>
          </table:table-cell>
          <table:table-cell table:formula="of:=100-[.F19]" office:value-type="float" office:value="42.0600553701995" calcext:value-type="float">
            <text:p>42.0600553702</text:p>
          </table:table-cell>
          <table:table-cell office:value-type="float" office:value="0.606756" calcext:value-type="float">
            <text:p>0.606756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2" calcext:value-type="float">
            <text:p>2</text:p>
          </table:table-cell>
          <table:table-cell office:value-type="float" office:value="10198" calcext:value-type="float">
            <text:p>10198</text:p>
          </table:table-cell>
          <table:table-cell office:value-type="float" office:value="4273" calcext:value-type="float">
            <text:p>4273</text:p>
          </table:table-cell>
          <table:table-cell office:value-type="float" office:value="5925" calcext:value-type="float">
            <text:p>5925</text:p>
          </table:table-cell>
          <table:table-cell table:formula="of:=([.D20]/[.C20])*100" office:value-type="float" office:value="41.9003726220828" calcext:value-type="float">
            <text:p>41.9003726221</text:p>
          </table:table-cell>
          <table:table-cell table:formula="of:=100-[.F20]" office:value-type="float" office:value="58.0996273779172" calcext:value-type="float">
            <text:p>58.0996273779</text:p>
          </table:table-cell>
          <table:table-cell office:value-type="float" office:value="0.609553" calcext:value-type="float">
            <text:p>0.609553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3" calcext:value-type="float">
            <text:p>3</text:p>
          </table:table-cell>
          <table:table-cell office:value-type="float" office:value="14731" calcext:value-type="float">
            <text:p>14731</text:p>
          </table:table-cell>
          <table:table-cell office:value-type="float" office:value="8806" calcext:value-type="float">
            <text:p>8806</text:p>
          </table:table-cell>
          <table:table-cell office:value-type="float" office:value="5925" calcext:value-type="float">
            <text:p>5925</text:p>
          </table:table-cell>
          <table:table-cell table:formula="of:=([.D21]/[.C21])*100" office:value-type="float" office:value="59.7786979838436" calcext:value-type="float">
            <text:p>59.7786979838</text:p>
          </table:table-cell>
          <table:table-cell table:formula="of:=100-[.F21]" office:value-type="float" office:value="40.2213020161564" calcext:value-type="float">
            <text:p>40.2213020162</text:p>
          </table:table-cell>
          <table:table-cell office:value-type="float" office:value="0.604804" calcext:value-type="float">
            <text:p>0.6048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0" calcext:value-type="float">
            <text:p>0</text:p>
          </table:table-cell>
          <table:table-cell office:value-type="float" office:value="83120" calcext:value-type="float">
            <text:p>83120</text:p>
          </table:table-cell>
          <table:table-cell office:value-type="float" office:value="70633" calcext:value-type="float">
            <text:p>70633</text:p>
          </table:table-cell>
          <table:table-cell office:value-type="float" office:value="12487" calcext:value-type="float">
            <text:p>12487</text:p>
          </table:table-cell>
          <table:table-cell table:formula="of:=([.D23]/[.C23])*100" office:value-type="float" office:value="84.9771414821944" calcext:value-type="float">
            <text:p>84.9771414822</text:p>
          </table:table-cell>
          <table:table-cell table:formula="of:=100-[.F23]" office:value-type="float" office:value="15.0228585178056" calcext:value-type="float">
            <text:p>15.0228585178</text:p>
          </table:table-cell>
          <table:table-cell office:value-type="float" office:value="1.11395" calcext:value-type="float">
            <text:p>1.11395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1" calcext:value-type="float">
            <text:p>1</text:p>
          </table:table-cell>
          <table:table-cell office:value-type="float" office:value="83663" calcext:value-type="float">
            <text:p>83663</text:p>
          </table:table-cell>
          <table:table-cell office:value-type="float" office:value="71178" calcext:value-type="float">
            <text:p>71178</text:p>
          </table:table-cell>
          <table:table-cell office:value-type="float" office:value="12485" calcext:value-type="float">
            <text:p>12485</text:p>
          </table:table-cell>
          <table:table-cell table:formula="of:=([.D24]/[.C24])*100" office:value-type="float" office:value="85.0770352485567" calcext:value-type="float">
            <text:p>85.0770352486</text:p>
          </table:table-cell>
          <table:table-cell table:formula="of:=100-[.F24]" office:value-type="float" office:value="14.9229647514433" calcext:value-type="float">
            <text:p>14.9229647514</text:p>
          </table:table-cell>
          <table:table-cell office:value-type="float" office:value="1.11405" calcext:value-type="float">
            <text:p>1.11405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2" calcext:value-type="float">
            <text:p>2</text:p>
          </table:table-cell>
          <table:table-cell office:value-type="float" office:value="82911" calcext:value-type="float">
            <text:p>82911</text:p>
          </table:table-cell>
          <table:table-cell office:value-type="float" office:value="70426" calcext:value-type="float">
            <text:p>70426</text:p>
          </table:table-cell>
          <table:table-cell office:value-type="float" office:value="12485" calcext:value-type="float">
            <text:p>12485</text:p>
          </table:table-cell>
          <table:table-cell table:formula="of:=([.D25]/[.C25])*100" office:value-type="float" office:value="84.9416844568272" calcext:value-type="float">
            <text:p>84.9416844568</text:p>
          </table:table-cell>
          <table:table-cell table:formula="of:=100-[.F25]" office:value-type="float" office:value="15.0583155431728" calcext:value-type="float">
            <text:p>15.0583155432</text:p>
          </table:table-cell>
          <table:table-cell office:value-type="float" office:value="1.11404" calcext:value-type="float">
            <text:p>1.11404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3" calcext:value-type="float">
            <text:p>3</text:p>
          </table:table-cell>
          <table:table-cell office:value-type="float" office:value="89989" calcext:value-type="float">
            <text:p>89989</text:p>
          </table:table-cell>
          <table:table-cell office:value-type="float" office:value="77507" calcext:value-type="float">
            <text:p>77507</text:p>
          </table:table-cell>
          <table:table-cell office:value-type="float" office:value="12482" calcext:value-type="float">
            <text:p>12482</text:p>
          </table:table-cell>
          <table:table-cell table:formula="of:=([.D26]/[.C26])*100" office:value-type="float" office:value="86.1294158174888" calcext:value-type="float">
            <text:p>86.1294158175</text:p>
          </table:table-cell>
          <table:table-cell table:formula="of:=100-[.F26]" office:value-type="float" office:value="13.8705841825112" calcext:value-type="float">
            <text:p>13.8705841825</text:p>
          </table:table-cell>
          <table:table-cell office:value-type="float" office:value="1.1141" calcext:value-type="float">
            <text:p>1.114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0" calcext:value-type="float">
            <text:p>0</text:p>
          </table:table-cell>
          <table:table-cell office:value-type="float" office:value="158887" calcext:value-type="float">
            <text:p>158887</text:p>
          </table:table-cell>
          <table:table-cell office:value-type="float" office:value="144616" calcext:value-type="float">
            <text:p>144616</text:p>
          </table:table-cell>
          <table:table-cell office:value-type="float" office:value="14271" calcext:value-type="float">
            <text:p>14271</text:p>
          </table:table-cell>
          <table:table-cell table:formula="of:=([.D28]/[.C28])*100" office:value-type="float" office:value="91.0181449709542" calcext:value-type="float">
            <text:p>91.018144971</text:p>
          </table:table-cell>
          <table:table-cell table:formula="of:=100-[.F28]" office:value-type="float" office:value="8.9818550290458" calcext:value-type="float">
            <text:p>8.981855029</text:p>
          </table:table-cell>
          <table:table-cell office:value-type="float" office:value="0.212545" calcext:value-type="float">
            <text:p>0.212545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1" calcext:value-type="float">
            <text:p>1</text:p>
          </table:table-cell>
          <table:table-cell office:value-type="float" office:value="157253" calcext:value-type="float">
            <text:p>157253</text:p>
          </table:table-cell>
          <table:table-cell office:value-type="float" office:value="142961" calcext:value-type="float">
            <text:p>142961</text:p>
          </table:table-cell>
          <table:table-cell office:value-type="float" office:value="14292" calcext:value-type="float">
            <text:p>14292</text:p>
          </table:table-cell>
          <table:table-cell table:formula="of:=([.D29]/[.C29])*100" office:value-type="float" office:value="90.9114611485949" calcext:value-type="float">
            <text:p>90.9114611486</text:p>
          </table:table-cell>
          <table:table-cell table:formula="of:=100-[.F29]" office:value-type="float" office:value="9.08853885140506" calcext:value-type="float">
            <text:p>9.0885388514</text:p>
          </table:table-cell>
          <table:table-cell office:value-type="float" office:value="0.212542" calcext:value-type="float">
            <text:p>0.212542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2" calcext:value-type="float">
            <text:p>2</text:p>
          </table:table-cell>
          <table:table-cell office:value-type="float" office:value="154915" calcext:value-type="float">
            <text:p>154915</text:p>
          </table:table-cell>
          <table:table-cell office:value-type="float" office:value="140702" calcext:value-type="float">
            <text:p>140702</text:p>
          </table:table-cell>
          <table:table-cell office:value-type="float" office:value="14213" calcext:value-type="float">
            <text:p>14213</text:p>
          </table:table-cell>
          <table:table-cell table:formula="of:=([.D30]/[.C30])*100" office:value-type="float" office:value="90.8252912887713" calcext:value-type="float">
            <text:p>90.8252912888</text:p>
          </table:table-cell>
          <table:table-cell table:formula="of:=100-[.F30]" office:value-type="float" office:value="9.17470871122875" calcext:value-type="float">
            <text:p>9.1747087112</text:p>
          </table:table-cell>
          <table:table-cell office:value-type="float" office:value="0.212576" calcext:value-type="float">
            <text:p>0.212576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3" calcext:value-type="float">
            <text:p>3</text:p>
          </table:table-cell>
          <table:table-cell office:value-type="float" office:value="158725" calcext:value-type="float">
            <text:p>158725</text:p>
          </table:table-cell>
          <table:table-cell office:value-type="float" office:value="144581" calcext:value-type="float">
            <text:p>144581</text:p>
          </table:table-cell>
          <table:table-cell office:value-type="float" office:value="14144" calcext:value-type="float">
            <text:p>14144</text:p>
          </table:table-cell>
          <table:table-cell table:formula="of:=([.D31]/[.C31])*100" office:value-type="float" office:value="91.0889903921877" calcext:value-type="float">
            <text:p>91.0889903922</text:p>
          </table:table-cell>
          <table:table-cell table:formula="of:=100-[.F31]" office:value-type="float" office:value="8.91100960781226" calcext:value-type="float">
            <text:p>8.9110096078</text:p>
          </table:table-cell>
          <table:table-cell office:value-type="float" office:value="0.212154" calcext:value-type="float">
            <text:p>0.21215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0" calcext:value-type="float">
            <text:p>0</text:p>
          </table:table-cell>
          <table:table-cell office:value-type="float" office:value="32816" calcext:value-type="float">
            <text:p>32816</text:p>
          </table:table-cell>
          <table:table-cell office:value-type="float" office:value="20300" calcext:value-type="float">
            <text:p>20300</text:p>
          </table:table-cell>
          <table:table-cell office:value-type="float" office:value="12516" calcext:value-type="float">
            <text:p>12516</text:p>
          </table:table-cell>
          <table:table-cell table:formula="of:=([.D33]/[.C33])*100" office:value-type="float" office:value="61.8600682593857" calcext:value-type="float">
            <text:p>61.8600682594</text:p>
          </table:table-cell>
          <table:table-cell table:formula="of:=100-[.F33]" office:value-type="float" office:value="38.1399317406143" calcext:value-type="float">
            <text:p>38.1399317406</text:p>
          </table:table-cell>
          <table:table-cell office:value-type="float" office:value="0.93416" calcext:value-type="float">
            <text:p>0.93416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1" calcext:value-type="float">
            <text:p>1</text:p>
          </table:table-cell>
          <table:table-cell office:value-type="float" office:value="33510" calcext:value-type="float">
            <text:p>33510</text:p>
          </table:table-cell>
          <table:table-cell office:value-type="float" office:value="20993" calcext:value-type="float">
            <text:p>20993</text:p>
          </table:table-cell>
          <table:table-cell office:value-type="float" office:value="12517" calcext:value-type="float">
            <text:p>12517</text:p>
          </table:table-cell>
          <table:table-cell table:formula="of:=([.D34]/[.C34])*100" office:value-type="float" office:value="62.6469710534169" calcext:value-type="float">
            <text:p>62.6469710534</text:p>
          </table:table-cell>
          <table:table-cell table:formula="of:=100-[.F34]" office:value-type="float" office:value="37.3530289465831" calcext:value-type="float">
            <text:p>37.3530289466</text:p>
          </table:table-cell>
          <table:table-cell office:value-type="float" office:value="0.932323" calcext:value-type="float">
            <text:p>0.932323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2" calcext:value-type="float">
            <text:p>2</text:p>
          </table:table-cell>
          <table:table-cell office:value-type="float" office:value="33351" calcext:value-type="float">
            <text:p>33351</text:p>
          </table:table-cell>
          <table:table-cell office:value-type="float" office:value="20834" calcext:value-type="float">
            <text:p>20834</text:p>
          </table:table-cell>
          <table:table-cell office:value-type="float" office:value="12517" calcext:value-type="float">
            <text:p>12517</text:p>
          </table:table-cell>
          <table:table-cell table:formula="of:=([.D35]/[.C35])*100" office:value-type="float" office:value="62.4688914875116" calcext:value-type="float">
            <text:p>62.4688914875</text:p>
          </table:table-cell>
          <table:table-cell table:formula="of:=100-[.F35]" office:value-type="float" office:value="37.5311085124884" calcext:value-type="float">
            <text:p>37.5311085125</text:p>
          </table:table-cell>
          <table:table-cell office:value-type="float" office:value="0.934117" calcext:value-type="float">
            <text:p>0.934117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3" calcext:value-type="float">
            <text:p>3</text:p>
          </table:table-cell>
          <table:table-cell office:value-type="float" office:value="32171" calcext:value-type="float">
            <text:p>32171</text:p>
          </table:table-cell>
          <table:table-cell office:value-type="float" office:value="19654" calcext:value-type="float">
            <text:p>19654</text:p>
          </table:table-cell>
          <table:table-cell office:value-type="float" office:value="12517" calcext:value-type="float">
            <text:p>12517</text:p>
          </table:table-cell>
          <table:table-cell table:formula="of:=([.D36]/[.C36])*100" office:value-type="float" office:value="61.0922880855429" calcext:value-type="float">
            <text:p>61.0922880855</text:p>
          </table:table-cell>
          <table:table-cell table:formula="of:=100-[.F36]" office:value-type="float" office:value="38.9077119144571" calcext:value-type="float">
            <text:p>38.9077119145</text:p>
          </table:table-cell>
          <table:table-cell office:value-type="float" office:value="0.937482" calcext:value-type="float">
            <text:p>0.93748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0" calcext:value-type="float">
            <text:p>0</text:p>
          </table:table-cell>
          <table:table-cell office:value-type="float" office:value="630322" calcext:value-type="float">
            <text:p>630322</text:p>
          </table:table-cell>
          <table:table-cell office:value-type="float" office:value="257232" calcext:value-type="float">
            <text:p>257232</text:p>
          </table:table-cell>
          <table:table-cell office:value-type="float" office:value="373090" calcext:value-type="float">
            <text:p>373090</text:p>
          </table:table-cell>
          <table:table-cell table:formula="of:=([.D38]/[.C38])*100" office:value-type="float" office:value="40.8096179413062" calcext:value-type="float">
            <text:p>40.8096179413</text:p>
          </table:table-cell>
          <table:table-cell table:formula="of:=100-[.F38]" office:value-type="float" office:value="59.1903820586938" calcext:value-type="float">
            <text:p>59.1903820587</text:p>
          </table:table-cell>
          <table:table-cell office:value-type="float" office:value="0.0483729" calcext:value-type="float">
            <text:p>0.0483729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1" calcext:value-type="float">
            <text:p>1</text:p>
          </table:table-cell>
          <table:table-cell office:value-type="float" office:value="626838" calcext:value-type="float">
            <text:p>626838</text:p>
          </table:table-cell>
          <table:table-cell office:value-type="float" office:value="255534" calcext:value-type="float">
            <text:p>255534</text:p>
          </table:table-cell>
          <table:table-cell office:value-type="float" office:value="371304" calcext:value-type="float">
            <text:p>371304</text:p>
          </table:table-cell>
          <table:table-cell table:formula="of:=([.D39]/[.C39])*100" office:value-type="float" office:value="40.7655566510007" calcext:value-type="float">
            <text:p>40.765556651</text:p>
          </table:table-cell>
          <table:table-cell table:formula="of:=100-[.F39]" office:value-type="float" office:value="59.2344433489993" calcext:value-type="float">
            <text:p>59.234443349</text:p>
          </table:table-cell>
          <table:table-cell office:value-type="float" office:value="0.048892" calcext:value-type="float">
            <text:p>0.048892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2" calcext:value-type="float">
            <text:p>2</text:p>
          </table:table-cell>
          <table:table-cell office:value-type="float" office:value="629254" calcext:value-type="float">
            <text:p>629254</text:p>
          </table:table-cell>
          <table:table-cell office:value-type="float" office:value="256983" calcext:value-type="float">
            <text:p>256983</text:p>
          </table:table-cell>
          <table:table-cell office:value-type="float" office:value="372271" calcext:value-type="float">
            <text:p>372271</text:p>
          </table:table-cell>
          <table:table-cell table:formula="of:=([.D40]/[.C40])*100" office:value-type="float" office:value="40.8393113114895" calcext:value-type="float">
            <text:p>40.8393113115</text:p>
          </table:table-cell>
          <table:table-cell table:formula="of:=100-[.F40]" office:value-type="float" office:value="59.1606886885105" calcext:value-type="float">
            <text:p>59.1606886885</text:p>
          </table:table-cell>
          <table:table-cell office:value-type="float" office:value="0.0485966" calcext:value-type="float">
            <text:p>0.0485966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3" calcext:value-type="float">
            <text:p>3</text:p>
          </table:table-cell>
          <table:table-cell office:value-type="float" office:value="628696" calcext:value-type="float">
            <text:p>628696</text:p>
          </table:table-cell>
          <table:table-cell office:value-type="float" office:value="254392" calcext:value-type="float">
            <text:p>254392</text:p>
          </table:table-cell>
          <table:table-cell office:value-type="float" office:value="374304" calcext:value-type="float">
            <text:p>374304</text:p>
          </table:table-cell>
          <table:table-cell table:formula="of:=([.D41]/[.C41])*100" office:value-type="float" office:value="40.4634354282515" calcext:value-type="float">
            <text:p>40.4634354283</text:p>
          </table:table-cell>
          <table:table-cell table:formula="of:=100-[.F41]" office:value-type="float" office:value="59.5365645717485" calcext:value-type="float">
            <text:p>59.5365645717</text:p>
          </table:table-cell>
          <table:table-cell office:value-type="float" office:value="0.0485852" calcext:value-type="float">
            <text:p>0.048585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0" calcext:value-type="float">
            <text:p>0</text:p>
          </table:table-cell>
          <table:table-cell office:value-type="float" office:value="47260" calcext:value-type="float">
            <text:p>47260</text:p>
          </table:table-cell>
          <table:table-cell office:value-type="float" office:value="46499" calcext:value-type="float">
            <text:p>46499</text:p>
          </table:table-cell>
          <table:table-cell table:formula="of:=[.C43]-[.D43]" office:value-type="float" office:value="761" calcext:value-type="float">
            <text:p>761</text:p>
          </table:table-cell>
          <table:table-cell table:formula="of:=([.D43]/[.C43])*100" office:value-type="float" office:value="98.3897587812103" calcext:value-type="float">
            <text:p>98.3897587812</text:p>
          </table:table-cell>
          <table:table-cell table:formula="of:=100-[.F43]" office:value-type="float" office:value="1.61024121878968" calcext:value-type="float">
            <text:p>1.6102412188</text:p>
          </table:table-cell>
          <table:table-cell office:value-type="float" office:value="0.362501" calcext:value-type="float">
            <text:p>0.362501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1" calcext:value-type="float">
            <text:p>1</text:p>
          </table:table-cell>
          <table:table-cell office:value-type="float" office:value="4791" calcext:value-type="float">
            <text:p>4791</text:p>
          </table:table-cell>
          <table:table-cell office:value-type="float" office:value="4030" calcext:value-type="float">
            <text:p>4030</text:p>
          </table:table-cell>
          <table:table-cell table:formula="of:=[.C44]-[.D44]" office:value-type="float" office:value="761" calcext:value-type="float">
            <text:p>761</text:p>
          </table:table-cell>
          <table:table-cell table:formula="of:=([.D44]/[.C44])*100" office:value-type="float" office:value="84.1160509288249" calcext:value-type="float">
            <text:p>84.1160509288</text:p>
          </table:table-cell>
          <table:table-cell table:formula="of:=100-[.F44]" office:value-type="float" office:value="15.8839490711751" calcext:value-type="float">
            <text:p>15.8839490712</text:p>
          </table:table-cell>
          <table:table-cell office:value-type="float" office:value="0.373496" calcext:value-type="float">
            <text:p>0.373496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2" calcext:value-type="float">
            <text:p>2</text:p>
          </table:table-cell>
          <table:table-cell office:value-type="float" office:value="45491" calcext:value-type="float">
            <text:p>45491</text:p>
          </table:table-cell>
          <table:table-cell office:value-type="float" office:value="44730" calcext:value-type="float">
            <text:p>44730</text:p>
          </table:table-cell>
          <table:table-cell table:formula="of:=[.C45]-[.D45]" office:value-type="float" office:value="761" calcext:value-type="float">
            <text:p>761</text:p>
          </table:table-cell>
          <table:table-cell table:formula="of:=([.D45]/[.C45])*100" office:value-type="float" office:value="98.3271416324108" calcext:value-type="float">
            <text:p>98.3271416324</text:p>
          </table:table-cell>
          <table:table-cell table:formula="of:=100-[.F45]" office:value-type="float" office:value="1.67285836758919" calcext:value-type="float">
            <text:p>1.6728583676</text:p>
          </table:table-cell>
          <table:table-cell office:value-type="float" office:value="0.371095" calcext:value-type="float">
            <text:p>0.371095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3" calcext:value-type="float">
            <text:p>3</text:p>
          </table:table-cell>
          <table:table-cell office:value-type="float" office:value="48588" calcext:value-type="float">
            <text:p>48588</text:p>
          </table:table-cell>
          <table:table-cell office:value-type="float" office:value="47827" calcext:value-type="float">
            <text:p>47827</text:p>
          </table:table-cell>
          <table:table-cell table:formula="of:=[.C46]-[.D46]" office:value-type="float" office:value="761" calcext:value-type="float">
            <text:p>761</text:p>
          </table:table-cell>
          <table:table-cell table:formula="of:=([.D46]/[.C46])*100" office:value-type="float" office:value="98.4337696550589" calcext:value-type="float">
            <text:p>98.4337696551</text:p>
          </table:table-cell>
          <table:table-cell table:formula="of:=100-[.F46]" office:value-type="float" office:value="1.56623034494113" calcext:value-type="float">
            <text:p>1.5662303449</text:p>
          </table:table-cell>
          <table:table-cell office:value-type="float" office:value="0.35443" calcext:value-type="float">
            <text:p>0.3544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866" calcext:value-type="float">
            <text:p>866</text:p>
          </table:table-cell>
          <table:table-cell table:formula="of:=[.C48]-[.D48]" office:value-type="float" office:value="427" calcext:value-type="float">
            <text:p>427</text:p>
          </table:table-cell>
          <table:table-cell table:formula="of:=([.D48]/[.C48])*100" office:value-type="float" office:value="66.9760247486466" calcext:value-type="float">
            <text:p>66.9760247486</text:p>
          </table:table-cell>
          <table:table-cell table:formula="of:=100-[.F48]" office:value-type="float" office:value="33.0239752513534" calcext:value-type="float">
            <text:p>33.0239752514</text:p>
          </table:table-cell>
          <table:table-cell office:value-type="float" office:value="0.361047" calcext:value-type="float">
            <text:p>0.361047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1" calcext:value-type="float">
            <text:p>1</text:p>
          </table:table-cell>
          <table:table-cell office:value-type="float" office:value="2529" calcext:value-type="float">
            <text:p>2529</text:p>
          </table:table-cell>
          <table:table-cell office:value-type="float" office:value="2102" calcext:value-type="float">
            <text:p>2102</text:p>
          </table:table-cell>
          <table:table-cell table:formula="of:=[.C49]-[.D49]" office:value-type="float" office:value="427" calcext:value-type="float">
            <text:p>427</text:p>
          </table:table-cell>
          <table:table-cell table:formula="of:=([.D49]/[.C49])*100" office:value-type="float" office:value="83.1158560695927" calcext:value-type="float">
            <text:p>83.1158560696</text:p>
          </table:table-cell>
          <table:table-cell table:formula="of:=100-[.F49]" office:value-type="float" office:value="16.8841439304073" calcext:value-type="float">
            <text:p>16.8841439304</text:p>
          </table:table-cell>
          <table:table-cell office:value-type="float" office:value="0.361054" calcext:value-type="float">
            <text:p>0.361054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2" calcext:value-type="float">
            <text:p>2</text:p>
          </table:table-cell>
          <table:table-cell office:value-type="float" office:value="1166" calcext:value-type="float">
            <text:p>1166</text:p>
          </table:table-cell>
          <table:table-cell office:value-type="float" office:value="739" calcext:value-type="float">
            <text:p>739</text:p>
          </table:table-cell>
          <table:table-cell table:formula="of:=[.C50]-[.D50]" office:value-type="float" office:value="427" calcext:value-type="float">
            <text:p>427</text:p>
          </table:table-cell>
          <table:table-cell table:formula="of:=([.D50]/[.C50])*100" office:value-type="float" office:value="63.3790737564322" calcext:value-type="float">
            <text:p>63.3790737564</text:p>
          </table:table-cell>
          <table:table-cell table:formula="of:=100-[.F50]" office:value-type="float" office:value="36.6209262435677" calcext:value-type="float">
            <text:p>36.6209262436</text:p>
          </table:table-cell>
          <table:table-cell office:value-type="float" office:value="0.361063" calcext:value-type="float">
            <text:p>0.361063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3" calcext:value-type="float">
            <text:p>3</text:p>
          </table:table-cell>
          <table:table-cell office:value-type="float" office:value="2034" calcext:value-type="float">
            <text:p>2034</text:p>
          </table:table-cell>
          <table:table-cell office:value-type="float" office:value="1607" calcext:value-type="float">
            <text:p>1607</text:p>
          </table:table-cell>
          <table:table-cell table:formula="of:=[.C51]-[.D51]" office:value-type="float" office:value="427" calcext:value-type="float">
            <text:p>427</text:p>
          </table:table-cell>
          <table:table-cell table:formula="of:=([.D51]/[.C51])*100" office:value-type="float" office:value="79.0068829891839" calcext:value-type="float">
            <text:p>79.0068829892</text:p>
          </table:table-cell>
          <table:table-cell table:formula="of:=100-[.F51]" office:value-type="float" office:value="20.9931170108161" calcext:value-type="float">
            <text:p>20.9931170108</text:p>
          </table:table-cell>
          <table:table-cell office:value-type="float" office:value="0.36103" calcext:value-type="float">
            <text:p>0.361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0" calcext:value-type="float">
            <text:p>0</text:p>
          </table:table-cell>
          <table:table-cell office:value-type="float" office:value="233920" calcext:value-type="float">
            <text:p>233920</text:p>
          </table:table-cell>
          <table:table-cell office:value-type="float" office:value="138881" calcext:value-type="float">
            <text:p>138881</text:p>
          </table:table-cell>
          <table:table-cell table:formula="of:=[.C53]-[.D53]" office:value-type="float" office:value="95039" calcext:value-type="float">
            <text:p>95039</text:p>
          </table:table-cell>
          <table:table-cell table:formula="of:=([.D53]/[.C53])*100" office:value-type="float" office:value="59.3711525307798" calcext:value-type="float">
            <text:p>59.3711525308</text:p>
          </table:table-cell>
          <table:table-cell table:formula="of:=100-[.F53]" office:value-type="float" office:value="40.6288474692202" calcext:value-type="float">
            <text:p>40.6288474692</text:p>
          </table:table-cell>
          <table:table-cell office:value-type="float" office:value="0.315673" calcext:value-type="float">
            <text:p>0.315673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1" calcext:value-type="float">
            <text:p>1</text:p>
          </table:table-cell>
          <table:table-cell office:value-type="float" office:value="236197" calcext:value-type="float">
            <text:p>236197</text:p>
          </table:table-cell>
          <table:table-cell office:value-type="float" office:value="141674" calcext:value-type="float">
            <text:p>141674</text:p>
          </table:table-cell>
          <table:table-cell table:formula="of:=[.C54]-[.D54]" office:value-type="float" office:value="94523" calcext:value-type="float">
            <text:p>94523</text:p>
          </table:table-cell>
          <table:table-cell table:formula="of:=([.D54]/[.C54])*100" office:value-type="float" office:value="59.9812868071991" calcext:value-type="float">
            <text:p>59.9812868072</text:p>
          </table:table-cell>
          <table:table-cell table:formula="of:=100-[.F54]" office:value-type="float" office:value="40.0187131928009" calcext:value-type="float">
            <text:p>40.0187131928</text:p>
          </table:table-cell>
          <table:table-cell office:value-type="float" office:value="0.316057" calcext:value-type="float">
            <text:p>0.316057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2" calcext:value-type="float">
            <text:p>2</text:p>
          </table:table-cell>
          <table:table-cell office:value-type="float" office:value="231909" calcext:value-type="float">
            <text:p>231909</text:p>
          </table:table-cell>
          <table:table-cell office:value-type="float" office:value="138138" calcext:value-type="float">
            <text:p>138138</text:p>
          </table:table-cell>
          <table:table-cell table:formula="of:=[.C55]-[.D55]" office:value-type="float" office:value="93771" calcext:value-type="float">
            <text:p>93771</text:p>
          </table:table-cell>
          <table:table-cell table:formula="of:=([.D55]/[.C55])*100" office:value-type="float" office:value="59.5656054745612" calcext:value-type="float">
            <text:p>59.5656054746</text:p>
          </table:table-cell>
          <table:table-cell table:formula="of:=100-[.F55]" office:value-type="float" office:value="40.4343945254389" calcext:value-type="float">
            <text:p>40.4343945254</text:p>
          </table:table-cell>
          <table:table-cell office:value-type="float" office:value="0.314238" calcext:value-type="float">
            <text:p>0.314238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3" calcext:value-type="float">
            <text:p>3</text:p>
          </table:table-cell>
          <table:table-cell office:value-type="float" office:value="224139" calcext:value-type="float">
            <text:p>224139</text:p>
          </table:table-cell>
          <table:table-cell office:value-type="float" office:value="130217" calcext:value-type="float">
            <text:p>130217</text:p>
          </table:table-cell>
          <table:table-cell table:formula="of:=[.C56]-[.D56]" office:value-type="float" office:value="93922" calcext:value-type="float">
            <text:p>93922</text:p>
          </table:table-cell>
          <table:table-cell table:formula="of:=([.D56]/[.C56])*100" office:value-type="float" office:value="58.0965383088173" calcext:value-type="float">
            <text:p>58.0965383088</text:p>
          </table:table-cell>
          <table:table-cell table:formula="of:=100-[.F56]" office:value-type="float" office:value="41.9034616911827" calcext:value-type="float">
            <text:p>41.9034616912</text:p>
          </table:table-cell>
          <table:table-cell office:value-type="float" office:value="0.311557" calcext:value-type="float">
            <text:p>0.31155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0" calcext:value-type="float">
            <text:p>0</text:p>
          </table:table-cell>
          <table:table-cell office:value-type="float" office:value="416408" calcext:value-type="float">
            <text:p>416408</text:p>
          </table:table-cell>
          <table:table-cell office:value-type="float" office:value="198906" calcext:value-type="float">
            <text:p>198906</text:p>
          </table:table-cell>
          <table:table-cell table:formula="of:=[.C58]-[.D58]" office:value-type="float" office:value="217502" calcext:value-type="float">
            <text:p>217502</text:p>
          </table:table-cell>
          <table:table-cell table:formula="of:=([.D58]/[.C58])*100" office:value-type="float" office:value="47.7670938118384" calcext:value-type="float">
            <text:p>47.7670938118</text:p>
          </table:table-cell>
          <table:table-cell table:formula="of:=100-[.F58]" office:value-type="float" office:value="52.2329061881616" calcext:value-type="float">
            <text:p>52.2329061882</text:p>
          </table:table-cell>
          <table:table-cell office:value-type="float" office:value="0.167273" calcext:value-type="float">
            <text:p>0.167273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1" calcext:value-type="float">
            <text:p>1</text:p>
          </table:table-cell>
          <table:table-cell office:value-type="float" office:value="415134" calcext:value-type="float">
            <text:p>415134</text:p>
          </table:table-cell>
          <table:table-cell office:value-type="float" office:value="196187" calcext:value-type="float">
            <text:p>196187</text:p>
          </table:table-cell>
          <table:table-cell table:formula="of:=[.C59]-[.D59]" office:value-type="float" office:value="218947" calcext:value-type="float">
            <text:p>218947</text:p>
          </table:table-cell>
          <table:table-cell table:formula="of:=([.D59]/[.C59])*100" office:value-type="float" office:value="47.2587164626362" calcext:value-type="float">
            <text:p>47.2587164626</text:p>
          </table:table-cell>
          <table:table-cell table:formula="of:=100-[.F59]" office:value-type="float" office:value="52.7412835373638" calcext:value-type="float">
            <text:p>52.7412835374</text:p>
          </table:table-cell>
          <table:table-cell office:value-type="float" office:value="0.167277" calcext:value-type="float">
            <text:p>0.167277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2" calcext:value-type="float">
            <text:p>2</text:p>
          </table:table-cell>
          <table:table-cell office:value-type="float" office:value="413914" calcext:value-type="float">
            <text:p>413914</text:p>
          </table:table-cell>
          <table:table-cell office:value-type="float" office:value="194560" calcext:value-type="float">
            <text:p>194560</text:p>
          </table:table-cell>
          <table:table-cell table:formula="of:=[.C60]-[.D60]" office:value-type="float" office:value="219354" calcext:value-type="float">
            <text:p>219354</text:p>
          </table:table-cell>
          <table:table-cell table:formula="of:=([.D60]/[.C60])*100" office:value-type="float" office:value="47.0049333919607" calcext:value-type="float">
            <text:p>47.004933392</text:p>
          </table:table-cell>
          <table:table-cell table:formula="of:=100-[.F60]" office:value-type="float" office:value="52.9950666080394" calcext:value-type="float">
            <text:p>52.995066608</text:p>
          </table:table-cell>
          <table:table-cell office:value-type="float" office:value="0.167274" calcext:value-type="float">
            <text:p>0.167274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3" calcext:value-type="float">
            <text:p>3</text:p>
          </table:table-cell>
          <table:table-cell office:value-type="float" office:value="416186" calcext:value-type="float">
            <text:p>416186</text:p>
          </table:table-cell>
          <table:table-cell office:value-type="float" office:value="199442" calcext:value-type="float">
            <text:p>199442</text:p>
          </table:table-cell>
          <table:table-cell table:formula="of:=[.C61]-[.D61]" office:value-type="float" office:value="216744" calcext:value-type="float">
            <text:p>216744</text:p>
          </table:table-cell>
          <table:table-cell table:formula="of:=([.D61]/[.C61])*100" office:value-type="float" office:value="47.9213620832993" calcext:value-type="float">
            <text:p>47.9213620833</text:p>
          </table:table-cell>
          <table:table-cell table:formula="of:=100-[.F61]" office:value-type="float" office:value="52.0786379167007" calcext:value-type="float">
            <text:p>52.0786379167</text:p>
          </table:table-cell>
          <table:table-cell office:value-type="float" office:value="0.165879" calcext:value-type="float">
            <text:p>0.16587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" calcext:value-type="float">
            <text:p>0</text:p>
          </table:table-cell>
          <table:table-cell office:value-type="float" office:value="632825" calcext:value-type="float">
            <text:p>632825</text:p>
          </table:table-cell>
          <table:table-cell office:value-type="float" office:value="630683" calcext:value-type="float">
            <text:p>630683</text:p>
          </table:table-cell>
          <table:table-cell table:formula="of:=[.C63]-[.D63]" office:value-type="float" office:value="2142" calcext:value-type="float">
            <text:p>2142</text:p>
          </table:table-cell>
          <table:table-cell table:formula="of:=([.D63]/[.C63])*100" office:value-type="float" office:value="99.6615177971793" calcext:value-type="float">
            <text:p>99.6615177972</text:p>
          </table:table-cell>
          <table:table-cell table:formula="of:=100-[.F63]" office:value-type="float" office:value="0.338482202820686" calcext:value-type="float">
            <text:p>0.3384822028</text:p>
          </table:table-cell>
          <table:table-cell office:value-type="float" office:value="0.734959" calcext:value-type="float">
            <text:p>0.734959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1" calcext:value-type="float">
            <text:p>1</text:p>
          </table:table-cell>
          <table:table-cell office:value-type="float" office:value="623762" calcext:value-type="float">
            <text:p>623762</text:p>
          </table:table-cell>
          <table:table-cell office:value-type="float" office:value="621620" calcext:value-type="float">
            <text:p>621620</text:p>
          </table:table-cell>
          <table:table-cell table:formula="of:=[.C64]-[.D64]" office:value-type="float" office:value="2142" calcext:value-type="float">
            <text:p>2142</text:p>
          </table:table-cell>
          <table:table-cell table:formula="of:=([.D64]/[.C64])*100" office:value-type="float" office:value="99.6565997928697" calcext:value-type="float">
            <text:p>99.6565997929</text:p>
          </table:table-cell>
          <table:table-cell table:formula="of:=100-[.F64]" office:value-type="float" office:value="0.343400207130287" calcext:value-type="float">
            <text:p>0.3434002071</text:p>
          </table:table-cell>
          <table:table-cell office:value-type="float" office:value="0.734968" calcext:value-type="float">
            <text:p>0.734968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2" calcext:value-type="float">
            <text:p>2</text:p>
          </table:table-cell>
          <table:table-cell office:value-type="float" office:value="622518" calcext:value-type="float">
            <text:p>622518</text:p>
          </table:table-cell>
          <table:table-cell office:value-type="float" office:value="620376" calcext:value-type="float">
            <text:p>620376</text:p>
          </table:table-cell>
          <table:table-cell table:formula="of:=[.C65]-[.D65]" office:value-type="float" office:value="2142" calcext:value-type="float">
            <text:p>2142</text:p>
          </table:table-cell>
          <table:table-cell table:formula="of:=([.D65]/[.C65])*100" office:value-type="float" office:value="99.6559135639452" calcext:value-type="float">
            <text:p>99.6559135639</text:p>
          </table:table-cell>
          <table:table-cell table:formula="of:=100-[.F65]" office:value-type="float" office:value="0.344086436054852" calcext:value-type="float">
            <text:p>0.3440864361</text:p>
          </table:table-cell>
          <table:table-cell office:value-type="float" office:value="0.734987" calcext:value-type="float">
            <text:p>0.734987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3" calcext:value-type="float">
            <text:p>3</text:p>
          </table:table-cell>
          <table:table-cell office:value-type="float" office:value="634906" calcext:value-type="float">
            <text:p>634906</text:p>
          </table:table-cell>
          <table:table-cell office:value-type="float" office:value="632764" calcext:value-type="float">
            <text:p>632764</text:p>
          </table:table-cell>
          <table:table-cell table:formula="of:=[.C66]-[.D66]" office:value-type="float" office:value="2142" calcext:value-type="float">
            <text:p>2142</text:p>
          </table:table-cell>
          <table:table-cell table:formula="of:=([.D66]/[.C66])*100" office:value-type="float" office:value="99.6626272235575" calcext:value-type="float">
            <text:p>99.6626272236</text:p>
          </table:table-cell>
          <table:table-cell table:formula="of:=100-[.F66]" office:value-type="float" office:value="0.337372776442507" calcext:value-type="float">
            <text:p>0.3373727764</text:p>
          </table:table-cell>
          <table:table-cell office:value-type="float" office:value="0.734982" calcext:value-type="float">
            <text:p>0.73498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0" calcext:value-type="float">
            <text:p>0</text:p>
          </table:table-cell>
          <table:table-cell office:value-type="float" office:value="40429" calcext:value-type="float">
            <text:p>40429</text:p>
          </table:table-cell>
          <table:table-cell office:value-type="float" office:value="29657" calcext:value-type="float">
            <text:p>29657</text:p>
          </table:table-cell>
          <table:table-cell table:formula="of:=[.C68]-[.D68]" office:value-type="float" office:value="10772" calcext:value-type="float">
            <text:p>10772</text:p>
          </table:table-cell>
          <table:table-cell table:formula="of:=([.D68]/[.C68])*100" office:value-type="float" office:value="73.3557594795815" calcext:value-type="float">
            <text:p>73.3557594796</text:p>
          </table:table-cell>
          <table:table-cell table:formula="of:=100-[.F68]" office:value-type="float" office:value="26.6442405204185" calcext:value-type="float">
            <text:p>26.6442405204</text:p>
          </table:table-cell>
          <table:table-cell office:value-type="float" office:value="0.626328" calcext:value-type="float">
            <text:p>0.626328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1" calcext:value-type="float">
            <text:p>1</text:p>
          </table:table-cell>
          <table:table-cell office:value-type="float" office:value="42155" calcext:value-type="float">
            <text:p>42155</text:p>
          </table:table-cell>
          <table:table-cell office:value-type="float" office:value="31382" calcext:value-type="float">
            <text:p>31382</text:p>
          </table:table-cell>
          <table:table-cell table:formula="of:=[.C69]-[.D69]" office:value-type="float" office:value="10773" calcext:value-type="float">
            <text:p>10773</text:p>
          </table:table-cell>
          <table:table-cell table:formula="of:=([.D69]/[.C69])*100" office:value-type="float" office:value="74.4443126556755" calcext:value-type="float">
            <text:p>74.4443126557</text:p>
          </table:table-cell>
          <table:table-cell table:formula="of:=100-[.F69]" office:value-type="float" office:value="25.5556873443245" calcext:value-type="float">
            <text:p>25.5556873443</text:p>
          </table:table-cell>
          <table:table-cell office:value-type="float" office:value="0.624393" calcext:value-type="float">
            <text:p>0.624393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2" calcext:value-type="float">
            <text:p>2</text:p>
          </table:table-cell>
          <table:table-cell office:value-type="float" office:value="43389" calcext:value-type="float">
            <text:p>43389</text:p>
          </table:table-cell>
          <table:table-cell office:value-type="float" office:value="32623" calcext:value-type="float">
            <text:p>32623</text:p>
          </table:table-cell>
          <table:table-cell table:formula="of:=[.C70]-[.D70]" office:value-type="float" office:value="10766" calcext:value-type="float">
            <text:p>10766</text:p>
          </table:table-cell>
          <table:table-cell table:formula="of:=([.D70]/[.C70])*100" office:value-type="float" office:value="75.1872594436378" calcext:value-type="float">
            <text:p>75.1872594436</text:p>
          </table:table-cell>
          <table:table-cell table:formula="of:=100-[.F70]" office:value-type="float" office:value="24.8127405563622" calcext:value-type="float">
            <text:p>24.8127405564</text:p>
          </table:table-cell>
          <table:table-cell office:value-type="float" office:value="0.621705" calcext:value-type="float">
            <text:p>0.621705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3" calcext:value-type="float">
            <text:p>3</text:p>
          </table:table-cell>
          <table:table-cell office:value-type="float" office:value="40395" calcext:value-type="float">
            <text:p>40395</text:p>
          </table:table-cell>
          <table:table-cell office:value-type="float" office:value="29629" calcext:value-type="float">
            <text:p>29629</text:p>
          </table:table-cell>
          <table:table-cell table:formula="of:=[.C71]-[.D71]" office:value-type="float" office:value="10766" calcext:value-type="float">
            <text:p>10766</text:p>
          </table:table-cell>
          <table:table-cell table:formula="of:=([.D71]/[.C71])*100" office:value-type="float" office:value="73.3481866567644" calcext:value-type="float">
            <text:p>73.3481866568</text:p>
          </table:table-cell>
          <table:table-cell table:formula="of:=100-[.F71]" office:value-type="float" office:value="26.6518133432356" calcext:value-type="float">
            <text:p>26.6518133432</text:p>
          </table:table-cell>
          <table:table-cell office:value-type="float" office:value="0.625124" calcext:value-type="float">
            <text:p>0.625124</text:p>
          </table:table-cell>
        </table:table-row>
        <table:table-row table:style-name="ro1">
          <table:table-cell table:number-columns-repeated="4"/>
          <table:table-cell table:formula="of:=[.C72]-[.D72]" office:value-type="float" office:value="0" calcext:value-type="float">
            <text:p>0</text:p>
          </table:table-cell>
          <table:table-cell table:formula="of:=([.D72]/[.C72])*100" office:value-type="string" office:string-value="" calcext:value-type="error">
            <text:p>#DIV/0!</text:p>
          </table:table-cell>
          <table:table-cell table:formula="of:=100-[.F7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phinx3_883B </text:p>
          </table:table-cell>
          <table:table-cell office:value-type="float" office:value="0" calcext:value-type="float">
            <text:p>0</text:p>
          </table:table-cell>
          <table:table-cell office:value-type="float" office:value="74399" calcext:value-type="float">
            <text:p>74399</text:p>
          </table:table-cell>
          <table:table-cell office:value-type="float" office:value="18923" calcext:value-type="float">
            <text:p>18923</text:p>
          </table:table-cell>
          <table:table-cell table:formula="of:=[.C73]-[.D73]" office:value-type="float" office:value="55476" calcext:value-type="float">
            <text:p>55476</text:p>
          </table:table-cell>
          <table:table-cell table:formula="of:=([.D73]/[.C73])*100" office:value-type="float" office:value="25.4344816462587" calcext:value-type="float">
            <text:p>25.4344816463</text:p>
          </table:table-cell>
          <table:table-cell table:formula="of:=100-[.F73]" office:value-type="float" office:value="74.5655183537413" calcext:value-type="float">
            <text:p>74.5655183537</text:p>
          </table:table-cell>
          <table:table-cell office:value-type="float" office:value="0.442305" calcext:value-type="float">
            <text:p>0.442305</text:p>
          </table:table-cell>
        </table:table-row>
        <table:table-row table:style-name="ro1">
          <table:table-cell office:value-type="string" calcext:value-type="string">
            <text:p>sphinx3_883B </text:p>
          </table:table-cell>
          <table:table-cell office:value-type="float" office:value="1" calcext:value-type="float">
            <text:p>1</text:p>
          </table:table-cell>
          <table:table-cell office:value-type="float" office:value="74101" calcext:value-type="float">
            <text:p>74101</text:p>
          </table:table-cell>
          <table:table-cell office:value-type="float" office:value="18562" calcext:value-type="float">
            <text:p>18562</text:p>
          </table:table-cell>
          <table:table-cell table:formula="of:=[.C74]-[.D74]" office:value-type="float" office:value="55539" calcext:value-type="float">
            <text:p>55539</text:p>
          </table:table-cell>
          <table:table-cell table:formula="of:=([.D74]/[.C74])*100" office:value-type="float" office:value="25.0495944724093" calcext:value-type="float">
            <text:p>25.0495944724</text:p>
          </table:table-cell>
          <table:table-cell table:formula="of:=100-[.F74]" office:value-type="float" office:value="74.9504055275907" calcext:value-type="float">
            <text:p>74.9504055276</text:p>
          </table:table-cell>
          <table:table-cell office:value-type="float" office:value="0.442333" calcext:value-type="float">
            <text:p>0.442333</text:p>
          </table:table-cell>
        </table:table-row>
        <table:table-row table:style-name="ro1">
          <table:table-cell office:value-type="string" calcext:value-type="string">
            <text:p>sphinx3_883B </text:p>
          </table:table-cell>
          <table:table-cell office:value-type="float" office:value="2" calcext:value-type="float">
            <text:p>2</text:p>
          </table:table-cell>
          <table:table-cell office:value-type="float" office:value="74666" calcext:value-type="float">
            <text:p>74666</text:p>
          </table:table-cell>
          <table:table-cell office:value-type="float" office:value="19015" calcext:value-type="float">
            <text:p>19015</text:p>
          </table:table-cell>
          <table:table-cell table:formula="of:=[.C75]-[.D75]" office:value-type="float" office:value="55651" calcext:value-type="float">
            <text:p>55651</text:p>
          </table:table-cell>
          <table:table-cell table:formula="of:=([.D75]/[.C75])*100" office:value-type="float" office:value="25.4667452387968" calcext:value-type="float">
            <text:p>25.4667452388</text:p>
          </table:table-cell>
          <table:table-cell table:formula="of:=100-[.F75]" office:value-type="float" office:value="74.5332547612032" calcext:value-type="float">
            <text:p>74.5332547612</text:p>
          </table:table-cell>
          <table:table-cell office:value-type="float" office:value="0.442074" calcext:value-type="float">
            <text:p>0.442074</text:p>
          </table:table-cell>
        </table:table-row>
        <table:table-row table:style-name="ro1">
          <table:table-cell office:value-type="string" calcext:value-type="string">
            <text:p>sphinx3_883B </text:p>
          </table:table-cell>
          <table:table-cell office:value-type="float" office:value="3" calcext:value-type="float">
            <text:p>3</text:p>
          </table:table-cell>
          <table:table-cell office:value-type="float" office:value="74972" calcext:value-type="float">
            <text:p>74972</text:p>
          </table:table-cell>
          <table:table-cell office:value-type="float" office:value="19377" calcext:value-type="float">
            <text:p>19377</text:p>
          </table:table-cell>
          <table:table-cell table:formula="of:=[.C76]-[.D76]" office:value-type="float" office:value="55595" calcext:value-type="float">
            <text:p>55595</text:p>
          </table:table-cell>
          <table:table-cell table:formula="of:=([.D76]/[.C76])*100" office:value-type="float" office:value="25.8456490423091" calcext:value-type="float">
            <text:p>25.8456490423</text:p>
          </table:table-cell>
          <table:table-cell table:formula="of:=100-[.F76]" office:value-type="float" office:value="74.1543509576909" calcext:value-type="float">
            <text:p>74.1543509577</text:p>
          </table:table-cell>
          <table:table-cell office:value-type="float" office:value="0.442373" calcext:value-type="float">
            <text:p>0.442373</text:p>
          </table:table-cell>
        </table:table-row>
      </table:table>
      <table:table table:name="Sheet4" table:style-name="ta1">
        <office:forms form:automatic-focus="false" form:apply-design-mode="false"/>
        <table:table-column table:style-name="co6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3">
          <table:table-cell table:style-name="ce5" table:number-columns-repeated="3"/>
          <table:table-cell table:style-name="ce8" office:value-type="string" calcext:value-type="string">
            <text:p>MRULFU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trac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Access</text:p>
          </table:table-cell>
          <table:table-cell table:style-name="ce5" office:value-type="string" calcext:value-type="string">
            <text:p>cache hit </text:p>
          </table:table-cell>
          <table:table-cell table:style-name="ce5" office:value-type="string" calcext:value-type="string">
            <text:p>cache miss</text:p>
          </table:table-cell>
          <table:table-cell table:style-name="ce5" office:value-type="string" calcext:value-type="string">
            <text:p>hit rate</text:p>
          </table:table-cell>
          <table:table-cell table:style-name="ce5" office:value-type="string" calcext:value-type="string">
            <text:p>miss rate</text:p>
          </table:table-cell>
          <table:table-cell table:style-name="ce5" office:value-type="string" calcext:value-type="string">
            <text:p>IPC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0" calcext:value-type="float">
            <text:p>0</text:p>
          </table:table-cell>
          <table:table-cell office:value-type="float" office:value="395115" calcext:value-type="float">
            <text:p>395115</text:p>
          </table:table-cell>
          <table:table-cell office:value-type="float" office:value="224645" calcext:value-type="float">
            <text:p>224645</text:p>
          </table:table-cell>
          <table:table-cell office:value-type="float" office:value="170470" calcext:value-type="float">
            <text:p>170470</text:p>
          </table:table-cell>
          <table:table-cell table:formula="of:=([.D3]/[.C3])*100" office:value-type="float" office:value="56.855599002822" calcext:value-type="float">
            <text:p>56.8555990028</text:p>
          </table:table-cell>
          <table:table-cell table:formula="of:=100-[.F3]" office:value-type="float" office:value="43.144400997178" calcext:value-type="float">
            <text:p>43.1444009972</text:p>
          </table:table-cell>
          <table:table-cell office:value-type="float" office:value="0.321428" calcext:value-type="float">
            <text:p>0.321428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1" calcext:value-type="float">
            <text:p>1</text:p>
          </table:table-cell>
          <table:table-cell office:value-type="float" office:value="395155" calcext:value-type="float">
            <text:p>395155</text:p>
          </table:table-cell>
          <table:table-cell office:value-type="float" office:value="224904" calcext:value-type="float">
            <text:p>224904</text:p>
          </table:table-cell>
          <table:table-cell office:value-type="float" office:value="170251" calcext:value-type="float">
            <text:p>170251</text:p>
          </table:table-cell>
          <table:table-cell table:formula="of:=([.D4]/[.C4])*100" office:value-type="float" office:value="56.9153876327011" calcext:value-type="float">
            <text:p>56.9153876327</text:p>
          </table:table-cell>
          <table:table-cell table:formula="of:=100-[.F4]" office:value-type="float" office:value="43.0846123672989" calcext:value-type="float">
            <text:p>43.0846123673</text:p>
          </table:table-cell>
          <table:table-cell office:value-type="float" office:value="0.322413" calcext:value-type="float">
            <text:p>0.322413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2" calcext:value-type="float">
            <text:p>2</text:p>
          </table:table-cell>
          <table:table-cell office:value-type="float" office:value="395897" calcext:value-type="float">
            <text:p>395897</text:p>
          </table:table-cell>
          <table:table-cell office:value-type="float" office:value="225135" calcext:value-type="float">
            <text:p>225135</text:p>
          </table:table-cell>
          <table:table-cell office:value-type="float" office:value="170762" calcext:value-type="float">
            <text:p>170762</text:p>
          </table:table-cell>
          <table:table-cell table:formula="of:=([.D5]/[.C5])*100" office:value-type="float" office:value="56.8670639080367" calcext:value-type="float">
            <text:p>56.867063908</text:p>
          </table:table-cell>
          <table:table-cell table:formula="of:=100-[.F5]" office:value-type="float" office:value="43.1329360919633" calcext:value-type="float">
            <text:p>43.132936092</text:p>
          </table:table-cell>
          <table:table-cell office:value-type="float" office:value="0.321269" calcext:value-type="float">
            <text:p>0.321269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3" calcext:value-type="float">
            <text:p>3</text:p>
          </table:table-cell>
          <table:table-cell office:value-type="float" office:value="395390" calcext:value-type="float">
            <text:p>395390</text:p>
          </table:table-cell>
          <table:table-cell office:value-type="float" office:value="225348" calcext:value-type="float">
            <text:p>225348</text:p>
          </table:table-cell>
          <table:table-cell office:value-type="float" office:value="170042" calcext:value-type="float">
            <text:p>170042</text:p>
          </table:table-cell>
          <table:table-cell table:formula="of:=([.D6]/[.C6])*100" office:value-type="float" office:value="56.9938541693012" calcext:value-type="float">
            <text:p>56.9938541693</text:p>
          </table:table-cell>
          <table:table-cell table:formula="of:=100-[.F6]" office:value-type="float" office:value="43.0061458306988" calcext:value-type="float">
            <text:p>43.0061458307</text:p>
          </table:table-cell>
          <table:table-cell office:value-type="float" office:value="0.320885" calcext:value-type="float">
            <text:p>0.32088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0" calcext:value-type="float">
            <text:p>0</text:p>
          </table:table-cell>
          <table:table-cell office:value-type="float" office:value="15600" calcext:value-type="float">
            <text:p>15600</text:p>
          </table:table-cell>
          <table:table-cell office:value-type="float" office:value="7282" calcext:value-type="float">
            <text:p>7282</text:p>
          </table:table-cell>
          <table:table-cell office:value-type="float" office:value="8318" calcext:value-type="float">
            <text:p>8318</text:p>
          </table:table-cell>
          <table:table-cell table:formula="of:=([.D8]/[.C8])*100" office:value-type="float" office:value="46.6794871794872" calcext:value-type="float">
            <text:p>46.6794871795</text:p>
          </table:table-cell>
          <table:table-cell table:formula="of:=100-[.F8]" office:value-type="float" office:value="53.3205128205128" calcext:value-type="float">
            <text:p>53.3205128205</text:p>
          </table:table-cell>
          <table:table-cell office:value-type="float" office:value="0.823806" calcext:value-type="float">
            <text:p>0.823806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1" calcext:value-type="float">
            <text:p>1</text:p>
          </table:table-cell>
          <table:table-cell office:value-type="float" office:value="16734" calcext:value-type="float">
            <text:p>16734</text:p>
          </table:table-cell>
          <table:table-cell office:value-type="float" office:value="8416" calcext:value-type="float">
            <text:p>8416</text:p>
          </table:table-cell>
          <table:table-cell office:value-type="float" office:value="8318" calcext:value-type="float">
            <text:p>8318</text:p>
          </table:table-cell>
          <table:table-cell table:formula="of:=([.D9]/[.C9])*100" office:value-type="float" office:value="50.2928170192423" calcext:value-type="float">
            <text:p>50.2928170192</text:p>
          </table:table-cell>
          <table:table-cell table:formula="of:=100-[.F9]" office:value-type="float" office:value="49.7071829807577" calcext:value-type="float">
            <text:p>49.7071829808</text:p>
          </table:table-cell>
          <table:table-cell office:value-type="float" office:value="0.822301" calcext:value-type="float">
            <text:p>0.822301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2" calcext:value-type="float">
            <text:p>2</text:p>
          </table:table-cell>
          <table:table-cell office:value-type="float" office:value="14122" calcext:value-type="float">
            <text:p>14122</text:p>
          </table:table-cell>
          <table:table-cell office:value-type="float" office:value="5804" calcext:value-type="float">
            <text:p>5804</text:p>
          </table:table-cell>
          <table:table-cell office:value-type="float" office:value="8318" calcext:value-type="float">
            <text:p>8318</text:p>
          </table:table-cell>
          <table:table-cell table:formula="of:=([.D10]/[.C10])*100" office:value-type="float" office:value="41.098994476703" calcext:value-type="float">
            <text:p>41.0989944767</text:p>
          </table:table-cell>
          <table:table-cell table:formula="of:=100-[.F10]" office:value-type="float" office:value="58.901005523297" calcext:value-type="float">
            <text:p>58.9010055233</text:p>
          </table:table-cell>
          <table:table-cell office:value-type="float" office:value="0.824819" calcext:value-type="float">
            <text:p>0.824819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3" calcext:value-type="float">
            <text:p>3</text:p>
          </table:table-cell>
          <table:table-cell office:value-type="float" office:value="16899" calcext:value-type="float">
            <text:p>16899</text:p>
          </table:table-cell>
          <table:table-cell office:value-type="float" office:value="8581" calcext:value-type="float">
            <text:p>8581</text:p>
          </table:table-cell>
          <table:table-cell office:value-type="float" office:value="8318" calcext:value-type="float">
            <text:p>8318</text:p>
          </table:table-cell>
          <table:table-cell table:formula="of:=([.D11]/[.C11])*100" office:value-type="float" office:value="50.7781525534055" calcext:value-type="float">
            <text:p>50.7781525534</text:p>
          </table:table-cell>
          <table:table-cell table:formula="of:=100-[.F11]" office:value-type="float" office:value="49.2218474465945" calcext:value-type="float">
            <text:p>49.2218474466</text:p>
          </table:table-cell>
          <table:table-cell office:value-type="float" office:value="0.820794" calcext:value-type="float">
            <text:p>0.82079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0" calcext:value-type="float">
            <text:p>0</text:p>
          </table:table-cell>
          <table:table-cell office:value-type="float" office:value="43015" calcext:value-type="float">
            <text:p>43015</text:p>
          </table:table-cell>
          <table:table-cell office:value-type="float" office:value="34431" calcext:value-type="float">
            <text:p>34431</text:p>
          </table:table-cell>
          <table:table-cell office:value-type="float" office:value="8584" calcext:value-type="float">
            <text:p>8584</text:p>
          </table:table-cell>
          <table:table-cell table:formula="of:=([.D13]/[.C13])*100" office:value-type="float" office:value="80.0441706381495" calcext:value-type="float">
            <text:p>80.0441706381</text:p>
          </table:table-cell>
          <table:table-cell table:formula="of:=100-[.F13]" office:value-type="float" office:value="19.9558293618505" calcext:value-type="float">
            <text:p>19.9558293619</text:p>
          </table:table-cell>
          <table:table-cell office:value-type="float" office:value="1.44316" calcext:value-type="float">
            <text:p>1.44316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1" calcext:value-type="float">
            <text:p>1</text:p>
          </table:table-cell>
          <table:table-cell office:value-type="float" office:value="42781" calcext:value-type="float">
            <text:p>42781</text:p>
          </table:table-cell>
          <table:table-cell office:value-type="float" office:value="34197" calcext:value-type="float">
            <text:p>34197</text:p>
          </table:table-cell>
          <table:table-cell office:value-type="float" office:value="8584" calcext:value-type="float">
            <text:p>8584</text:p>
          </table:table-cell>
          <table:table-cell table:formula="of:=([.D14]/[.C14])*100" office:value-type="float" office:value="79.9350178817699" calcext:value-type="float">
            <text:p>79.9350178818</text:p>
          </table:table-cell>
          <table:table-cell table:formula="of:=100-[.F14]" office:value-type="float" office:value="20.0649821182301" calcext:value-type="float">
            <text:p>20.0649821182</text:p>
          </table:table-cell>
          <table:table-cell office:value-type="float" office:value="1.45385" calcext:value-type="float">
            <text:p>1.45385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2" calcext:value-type="float">
            <text:p>2</text:p>
          </table:table-cell>
          <table:table-cell office:value-type="float" office:value="42397" calcext:value-type="float">
            <text:p>42397</text:p>
          </table:table-cell>
          <table:table-cell office:value-type="float" office:value="33813" calcext:value-type="float">
            <text:p>33813</text:p>
          </table:table-cell>
          <table:table-cell office:value-type="float" office:value="8584" calcext:value-type="float">
            <text:p>8584</text:p>
          </table:table-cell>
          <table:table-cell table:formula="of:=([.D15]/[.C15])*100" office:value-type="float" office:value="79.7532844305022" calcext:value-type="float">
            <text:p>79.7532844305</text:p>
          </table:table-cell>
          <table:table-cell table:formula="of:=100-[.F15]" office:value-type="float" office:value="20.2467155694978" calcext:value-type="float">
            <text:p>20.2467155695</text:p>
          </table:table-cell>
          <table:table-cell office:value-type="float" office:value="1.44865" calcext:value-type="float">
            <text:p>1.44865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3" calcext:value-type="float">
            <text:p>3</text:p>
          </table:table-cell>
          <table:table-cell office:value-type="float" office:value="41454" calcext:value-type="float">
            <text:p>41454</text:p>
          </table:table-cell>
          <table:table-cell office:value-type="float" office:value="32870" calcext:value-type="float">
            <text:p>32870</text:p>
          </table:table-cell>
          <table:table-cell office:value-type="float" office:value="8584" calcext:value-type="float">
            <text:p>8584</text:p>
          </table:table-cell>
          <table:table-cell table:formula="of:=([.D16]/[.C16])*100" office:value-type="float" office:value="79.2927099917981" calcext:value-type="float">
            <text:p>79.2927099918</text:p>
          </table:table-cell>
          <table:table-cell table:formula="of:=100-[.F16]" office:value-type="float" office:value="20.7072900082019" calcext:value-type="float">
            <text:p>20.7072900082</text:p>
          </table:table-cell>
          <table:table-cell office:value-type="float" office:value="1.44683" calcext:value-type="float">
            <text:p>1.4468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0" calcext:value-type="float">
            <text:p>0</text:p>
          </table:table-cell>
          <table:table-cell office:value-type="float" office:value="10098" calcext:value-type="float">
            <text:p>10098</text:p>
          </table:table-cell>
          <table:table-cell office:value-type="float" office:value="4173" calcext:value-type="float">
            <text:p>4173</text:p>
          </table:table-cell>
          <table:table-cell office:value-type="float" office:value="5925" calcext:value-type="float">
            <text:p>5925</text:p>
          </table:table-cell>
          <table:table-cell table:formula="of:=([.D18]/[.C18])*100" office:value-type="float" office:value="41.3250148544266" calcext:value-type="float">
            <text:p>41.3250148544</text:p>
          </table:table-cell>
          <table:table-cell table:formula="of:=100-[.F18]" office:value-type="float" office:value="58.6749851455734" calcext:value-type="float">
            <text:p>58.6749851456</text:p>
          </table:table-cell>
          <table:table-cell office:value-type="float" office:value="0.556005" calcext:value-type="float">
            <text:p>0.556005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1" calcext:value-type="float">
            <text:p>1</text:p>
          </table:table-cell>
          <table:table-cell office:value-type="float" office:value="11286" calcext:value-type="float">
            <text:p>11286</text:p>
          </table:table-cell>
          <table:table-cell office:value-type="float" office:value="5361" calcext:value-type="float">
            <text:p>5361</text:p>
          </table:table-cell>
          <table:table-cell office:value-type="float" office:value="5925" calcext:value-type="float">
            <text:p>5925</text:p>
          </table:table-cell>
          <table:table-cell table:formula="of:=([.D19]/[.C19])*100" office:value-type="float" office:value="47.5013290802765" calcext:value-type="float">
            <text:p>47.5013290803</text:p>
          </table:table-cell>
          <table:table-cell table:formula="of:=100-[.F19]" office:value-type="float" office:value="52.4986709197236" calcext:value-type="float">
            <text:p>52.4986709197</text:p>
          </table:table-cell>
          <table:table-cell office:value-type="float" office:value="0.554971" calcext:value-type="float">
            <text:p>0.554971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2" calcext:value-type="float">
            <text:p>2</text:p>
          </table:table-cell>
          <table:table-cell office:value-type="float" office:value="11479" calcext:value-type="float">
            <text:p>11479</text:p>
          </table:table-cell>
          <table:table-cell office:value-type="float" office:value="5554" calcext:value-type="float">
            <text:p>5554</text:p>
          </table:table-cell>
          <table:table-cell office:value-type="float" office:value="5925" calcext:value-type="float">
            <text:p>5925</text:p>
          </table:table-cell>
          <table:table-cell table:formula="of:=([.D20]/[.C20])*100" office:value-type="float" office:value="48.3840055753986" calcext:value-type="float">
            <text:p>48.3840055754</text:p>
          </table:table-cell>
          <table:table-cell table:formula="of:=100-[.F20]" office:value-type="float" office:value="51.6159944246015" calcext:value-type="float">
            <text:p>51.6159944246</text:p>
          </table:table-cell>
          <table:table-cell office:value-type="float" office:value="0.554342" calcext:value-type="float">
            <text:p>0.554342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3" calcext:value-type="float">
            <text:p>3</text:p>
          </table:table-cell>
          <table:table-cell office:value-type="float" office:value="14208" calcext:value-type="float">
            <text:p>14208</text:p>
          </table:table-cell>
          <table:table-cell office:value-type="float" office:value="8283" calcext:value-type="float">
            <text:p>8283</text:p>
          </table:table-cell>
          <table:table-cell office:value-type="float" office:value="5925" calcext:value-type="float">
            <text:p>5925</text:p>
          </table:table-cell>
          <table:table-cell table:formula="of:=([.D21]/[.C21])*100" office:value-type="float" office:value="58.2981418918919" calcext:value-type="float">
            <text:p>58.2981418919</text:p>
          </table:table-cell>
          <table:table-cell table:formula="of:=100-[.F21]" office:value-type="float" office:value="41.7018581081081" calcext:value-type="float">
            <text:p>41.7018581081</text:p>
          </table:table-cell>
          <table:table-cell office:value-type="float" office:value="0.551476" calcext:value-type="float">
            <text:p>0.5514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0" calcext:value-type="float">
            <text:p>0</text:p>
          </table:table-cell>
          <table:table-cell office:value-type="float" office:value="92720" calcext:value-type="float">
            <text:p>92720</text:p>
          </table:table-cell>
          <table:table-cell office:value-type="float" office:value="80235" calcext:value-type="float">
            <text:p>80235</text:p>
          </table:table-cell>
          <table:table-cell office:value-type="float" office:value="12485" calcext:value-type="float">
            <text:p>12485</text:p>
          </table:table-cell>
          <table:table-cell table:formula="of:=([.D23]/[.C23])*100" office:value-type="float" office:value="86.5347282139776" calcext:value-type="float">
            <text:p>86.534728214</text:p>
          </table:table-cell>
          <table:table-cell table:formula="of:=100-[.F23]" office:value-type="float" office:value="13.4652717860224" calcext:value-type="float">
            <text:p>13.465271786</text:p>
          </table:table-cell>
          <table:table-cell office:value-type="float" office:value="1.08542" calcext:value-type="float">
            <text:p>1.08542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1" calcext:value-type="float">
            <text:p>1</text:p>
          </table:table-cell>
          <table:table-cell office:value-type="float" office:value="96388" calcext:value-type="float">
            <text:p>96388</text:p>
          </table:table-cell>
          <table:table-cell office:value-type="float" office:value="83903" calcext:value-type="float">
            <text:p>83903</text:p>
          </table:table-cell>
          <table:table-cell office:value-type="float" office:value="12485" calcext:value-type="float">
            <text:p>12485</text:p>
          </table:table-cell>
          <table:table-cell table:formula="of:=([.D24]/[.C24])*100" office:value-type="float" office:value="87.0471427978587" calcext:value-type="float">
            <text:p>87.0471427979</text:p>
          </table:table-cell>
          <table:table-cell table:formula="of:=100-[.F24]" office:value-type="float" office:value="12.9528572021413" calcext:value-type="float">
            <text:p>12.9528572021</text:p>
          </table:table-cell>
          <table:table-cell office:value-type="float" office:value="1.08546" calcext:value-type="float">
            <text:p>1.08546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2" calcext:value-type="float">
            <text:p>2</text:p>
          </table:table-cell>
          <table:table-cell office:value-type="float" office:value="99553" calcext:value-type="float">
            <text:p>99553</text:p>
          </table:table-cell>
          <table:table-cell office:value-type="float" office:value="87070" calcext:value-type="float">
            <text:p>87070</text:p>
          </table:table-cell>
          <table:table-cell office:value-type="float" office:value="12483" calcext:value-type="float">
            <text:p>12483</text:p>
          </table:table-cell>
          <table:table-cell table:formula="of:=([.D25]/[.C25])*100" office:value-type="float" office:value="87.4609504485048" calcext:value-type="float">
            <text:p>87.4609504485</text:p>
          </table:table-cell>
          <table:table-cell table:formula="of:=100-[.F25]" office:value-type="float" office:value="12.5390495514952" calcext:value-type="float">
            <text:p>12.5390495515</text:p>
          </table:table-cell>
          <table:table-cell office:value-type="float" office:value="1.08561" calcext:value-type="float">
            <text:p>1.08561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3" calcext:value-type="float">
            <text:p>3</text:p>
          </table:table-cell>
          <table:table-cell office:value-type="float" office:value="96954" calcext:value-type="float">
            <text:p>96954</text:p>
          </table:table-cell>
          <table:table-cell office:value-type="float" office:value="84473" calcext:value-type="float">
            <text:p>84473</text:p>
          </table:table-cell>
          <table:table-cell office:value-type="float" office:value="12481" calcext:value-type="float">
            <text:p>12481</text:p>
          </table:table-cell>
          <table:table-cell table:formula="of:=([.D26]/[.C26])*100" office:value-type="float" office:value="87.1268849144955" calcext:value-type="float">
            <text:p>87.1268849145</text:p>
          </table:table-cell>
          <table:table-cell table:formula="of:=100-[.F26]" office:value-type="float" office:value="12.8731150855045" calcext:value-type="float">
            <text:p>12.8731150855</text:p>
          </table:table-cell>
          <table:table-cell office:value-type="float" office:value="1.08564" calcext:value-type="float">
            <text:p>1.0856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0" calcext:value-type="float">
            <text:p>0</text:p>
          </table:table-cell>
          <table:table-cell office:value-type="float" office:value="161910" calcext:value-type="float">
            <text:p>161910</text:p>
          </table:table-cell>
          <table:table-cell office:value-type="float" office:value="147647" calcext:value-type="float">
            <text:p>147647</text:p>
          </table:table-cell>
          <table:table-cell office:value-type="float" office:value="14263" calcext:value-type="float">
            <text:p>14263</text:p>
          </table:table-cell>
          <table:table-cell table:formula="of:=([.D28]/[.C28])*100" office:value-type="float" office:value="91.1907850040146" calcext:value-type="float">
            <text:p>91.190785004</text:p>
          </table:table-cell>
          <table:table-cell table:formula="of:=100-[.F28]" office:value-type="float" office:value="8.80921499598543" calcext:value-type="float">
            <text:p>8.809214996</text:p>
          </table:table-cell>
          <table:table-cell office:value-type="float" office:value="0.209229" calcext:value-type="float">
            <text:p>0.209229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1" calcext:value-type="float">
            <text:p>1</text:p>
          </table:table-cell>
          <table:table-cell office:value-type="float" office:value="161704" calcext:value-type="float">
            <text:p>161704</text:p>
          </table:table-cell>
          <table:table-cell office:value-type="float" office:value="147158" calcext:value-type="float">
            <text:p>147158</text:p>
          </table:table-cell>
          <table:table-cell office:value-type="float" office:value="14546" calcext:value-type="float">
            <text:p>14546</text:p>
          </table:table-cell>
          <table:table-cell table:formula="of:=([.D29]/[.C29])*100" office:value-type="float" office:value="91.0045515262455" calcext:value-type="float">
            <text:p>91.0045515262</text:p>
          </table:table-cell>
          <table:table-cell table:formula="of:=100-[.F29]" office:value-type="float" office:value="8.99544847375452" calcext:value-type="float">
            <text:p>8.9954484738</text:p>
          </table:table-cell>
          <table:table-cell office:value-type="float" office:value="0.209253" calcext:value-type="float">
            <text:p>0.209253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2" calcext:value-type="float">
            <text:p>2</text:p>
          </table:table-cell>
          <table:table-cell office:value-type="float" office:value="157782" calcext:value-type="float">
            <text:p>157782</text:p>
          </table:table-cell>
          <table:table-cell office:value-type="float" office:value="143579" calcext:value-type="float">
            <text:p>143579</text:p>
          </table:table-cell>
          <table:table-cell office:value-type="float" office:value="14203" calcext:value-type="float">
            <text:p>14203</text:p>
          </table:table-cell>
          <table:table-cell table:formula="of:=([.D30]/[.C30])*100" office:value-type="float" office:value="90.9983394810562" calcext:value-type="float">
            <text:p>90.9983394811</text:p>
          </table:table-cell>
          <table:table-cell table:formula="of:=100-[.F30]" office:value-type="float" office:value="9.00166051894385" calcext:value-type="float">
            <text:p>9.0016605189</text:p>
          </table:table-cell>
          <table:table-cell office:value-type="float" office:value="0.209284" calcext:value-type="float">
            <text:p>0.209284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3" calcext:value-type="float">
            <text:p>3</text:p>
          </table:table-cell>
          <table:table-cell office:value-type="float" office:value="160577" calcext:value-type="float">
            <text:p>160577</text:p>
          </table:table-cell>
          <table:table-cell office:value-type="float" office:value="146296" calcext:value-type="float">
            <text:p>146296</text:p>
          </table:table-cell>
          <table:table-cell office:value-type="float" office:value="14281" calcext:value-type="float">
            <text:p>14281</text:p>
          </table:table-cell>
          <table:table-cell table:formula="of:=([.D31]/[.C31])*100" office:value-type="float" office:value="91.106447374157" calcext:value-type="float">
            <text:p>91.1064473742</text:p>
          </table:table-cell>
          <table:table-cell table:formula="of:=100-[.F31]" office:value-type="float" office:value="8.89355262584304" calcext:value-type="float">
            <text:p>8.8935526258</text:p>
          </table:table-cell>
          <table:table-cell office:value-type="float" office:value="0.20914" calcext:value-type="float">
            <text:p>0.2091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0" calcext:value-type="float">
            <text:p>0</text:p>
          </table:table-cell>
          <table:table-cell office:value-type="float" office:value="37953" calcext:value-type="float">
            <text:p>37953</text:p>
          </table:table-cell>
          <table:table-cell office:value-type="float" office:value="25437" calcext:value-type="float">
            <text:p>25437</text:p>
          </table:table-cell>
          <table:table-cell office:value-type="float" office:value="12516" calcext:value-type="float">
            <text:p>12516</text:p>
          </table:table-cell>
          <table:table-cell table:formula="of:=([.D33]/[.C33])*100" office:value-type="float" office:value="67.0223697731405" calcext:value-type="float">
            <text:p>67.0223697731</text:p>
          </table:table-cell>
          <table:table-cell table:formula="of:=100-[.F33]" office:value-type="float" office:value="32.9776302268595" calcext:value-type="float">
            <text:p>32.9776302269</text:p>
          </table:table-cell>
          <table:table-cell office:value-type="float" office:value="0.890312" calcext:value-type="float">
            <text:p>0.890312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1" calcext:value-type="float">
            <text:p>1</text:p>
          </table:table-cell>
          <table:table-cell office:value-type="float" office:value="37141" calcext:value-type="float">
            <text:p>37141</text:p>
          </table:table-cell>
          <table:table-cell office:value-type="float" office:value="24624" calcext:value-type="float">
            <text:p>24624</text:p>
          </table:table-cell>
          <table:table-cell office:value-type="float" office:value="12517" calcext:value-type="float">
            <text:p>12517</text:p>
          </table:table-cell>
          <table:table-cell table:formula="of:=([.D34]/[.C34])*100" office:value-type="float" office:value="66.2986995503622" calcext:value-type="float">
            <text:p>66.2986995504</text:p>
          </table:table-cell>
          <table:table-cell table:formula="of:=100-[.F34]" office:value-type="float" office:value="33.7013004496379" calcext:value-type="float">
            <text:p>33.7013004496</text:p>
          </table:table-cell>
          <table:table-cell office:value-type="float" office:value="0.893028" calcext:value-type="float">
            <text:p>0.893028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2" calcext:value-type="float">
            <text:p>2</text:p>
          </table:table-cell>
          <table:table-cell office:value-type="float" office:value="38330" calcext:value-type="float">
            <text:p>38330</text:p>
          </table:table-cell>
          <table:table-cell office:value-type="float" office:value="25813" calcext:value-type="float">
            <text:p>25813</text:p>
          </table:table-cell>
          <table:table-cell office:value-type="float" office:value="12517" calcext:value-type="float">
            <text:p>12517</text:p>
          </table:table-cell>
          <table:table-cell table:formula="of:=([.D35]/[.C35])*100" office:value-type="float" office:value="67.3441168797287" calcext:value-type="float">
            <text:p>67.3441168797</text:p>
          </table:table-cell>
          <table:table-cell table:formula="of:=100-[.F35]" office:value-type="float" office:value="32.6558831202713" calcext:value-type="float">
            <text:p>32.6558831203</text:p>
          </table:table-cell>
          <table:table-cell office:value-type="float" office:value="0.890949" calcext:value-type="float">
            <text:p>0.890949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3" calcext:value-type="float">
            <text:p>3</text:p>
          </table:table-cell>
          <table:table-cell office:value-type="float" office:value="38440" calcext:value-type="float">
            <text:p>38440</text:p>
          </table:table-cell>
          <table:table-cell office:value-type="float" office:value="25923" calcext:value-type="float">
            <text:p>25923</text:p>
          </table:table-cell>
          <table:table-cell office:value-type="float" office:value="12517" calcext:value-type="float">
            <text:p>12517</text:p>
          </table:table-cell>
          <table:table-cell table:formula="of:=([.D36]/[.C36])*100" office:value-type="float" office:value="67.4375650364204" calcext:value-type="float">
            <text:p>67.4375650364</text:p>
          </table:table-cell>
          <table:table-cell table:formula="of:=100-[.F36]" office:value-type="float" office:value="32.5624349635796" calcext:value-type="float">
            <text:p>32.5624349636</text:p>
          </table:table-cell>
          <table:table-cell office:value-type="float" office:value="0.889397" calcext:value-type="float">
            <text:p>0.8893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0" calcext:value-type="float">
            <text:p>0</text:p>
          </table:table-cell>
          <table:table-cell office:value-type="float" office:value="658689" calcext:value-type="float">
            <text:p>658689</text:p>
          </table:table-cell>
          <table:table-cell office:value-type="float" office:value="190507" calcext:value-type="float">
            <text:p>190507</text:p>
          </table:table-cell>
          <table:table-cell office:value-type="float" office:value="468182" calcext:value-type="float">
            <text:p>468182</text:p>
          </table:table-cell>
          <table:table-cell table:formula="of:=([.D38]/[.C38])*100" office:value-type="float" office:value="28.9221468705261" calcext:value-type="float">
            <text:p>28.9221468705</text:p>
          </table:table-cell>
          <table:table-cell table:formula="of:=100-[.F38]" office:value-type="float" office:value="71.0778531294739" calcext:value-type="float">
            <text:p>71.0778531295</text:p>
          </table:table-cell>
          <table:table-cell office:value-type="float" office:value="0.0412217" calcext:value-type="float">
            <text:p>0.0412217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1" calcext:value-type="float">
            <text:p>1</text:p>
          </table:table-cell>
          <table:table-cell office:value-type="float" office:value="654591" calcext:value-type="float">
            <text:p>654591</text:p>
          </table:table-cell>
          <table:table-cell office:value-type="float" office:value="189109" calcext:value-type="float">
            <text:p>189109</text:p>
          </table:table-cell>
          <table:table-cell office:value-type="float" office:value="465482" calcext:value-type="float">
            <text:p>465482</text:p>
          </table:table-cell>
          <table:table-cell table:formula="of:=([.D39]/[.C39])*100" office:value-type="float" office:value="28.889642540151" calcext:value-type="float">
            <text:p>28.8896425402</text:p>
          </table:table-cell>
          <table:table-cell table:formula="of:=100-[.F39]" office:value-type="float" office:value="71.110357459849" calcext:value-type="float">
            <text:p>71.1103574598</text:p>
          </table:table-cell>
          <table:table-cell office:value-type="float" office:value="0.0413991" calcext:value-type="float">
            <text:p>0.0413991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2" calcext:value-type="float">
            <text:p>2</text:p>
          </table:table-cell>
          <table:table-cell office:value-type="float" office:value="656029" calcext:value-type="float">
            <text:p>656029</text:p>
          </table:table-cell>
          <table:table-cell office:value-type="float" office:value="190446" calcext:value-type="float">
            <text:p>190446</text:p>
          </table:table-cell>
          <table:table-cell office:value-type="float" office:value="465583" calcext:value-type="float">
            <text:p>465583</text:p>
          </table:table-cell>
          <table:table-cell table:formula="of:=([.D40]/[.C40])*100" office:value-type="float" office:value="29.0301190953449" calcext:value-type="float">
            <text:p>29.0301190953</text:p>
          </table:table-cell>
          <table:table-cell table:formula="of:=100-[.F40]" office:value-type="float" office:value="70.9698809046551" calcext:value-type="float">
            <text:p>70.9698809047</text:p>
          </table:table-cell>
          <table:table-cell office:value-type="float" office:value="0.0412751" calcext:value-type="float">
            <text:p>0.0412751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3" calcext:value-type="float">
            <text:p>3</text:p>
          </table:table-cell>
          <table:table-cell office:value-type="float" office:value="655149" calcext:value-type="float">
            <text:p>655149</text:p>
          </table:table-cell>
          <table:table-cell office:value-type="float" office:value="190072" calcext:value-type="float">
            <text:p>190072</text:p>
          </table:table-cell>
          <table:table-cell office:value-type="float" office:value="465077" calcext:value-type="float">
            <text:p>465077</text:p>
          </table:table-cell>
          <table:table-cell table:formula="of:=([.D41]/[.C41])*100" office:value-type="float" office:value="29.0120262718862" calcext:value-type="float">
            <text:p>29.0120262719</text:p>
          </table:table-cell>
          <table:table-cell table:formula="of:=100-[.F41]" office:value-type="float" office:value="70.9879737281138" calcext:value-type="float">
            <text:p>70.9879737281</text:p>
          </table:table-cell>
          <table:table-cell office:value-type="float" office:value="0.0414731" calcext:value-type="float">
            <text:p>0.041473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0" calcext:value-type="float">
            <text:p>0</text:p>
          </table:table-cell>
          <table:table-cell office:value-type="float" office:value="48749" calcext:value-type="float">
            <text:p>48749</text:p>
          </table:table-cell>
          <table:table-cell office:value-type="float" office:value="47988" calcext:value-type="float">
            <text:p>47988</text:p>
          </table:table-cell>
          <table:table-cell table:formula="of:=[.C43]-[.D43]" office:value-type="float" office:value="761" calcext:value-type="float">
            <text:p>761</text:p>
          </table:table-cell>
          <table:table-cell table:formula="of:=([.D43]/[.C43])*100" office:value-type="float" office:value="98.4389423372787" calcext:value-type="float">
            <text:p>98.4389423373</text:p>
          </table:table-cell>
          <table:table-cell table:formula="of:=100-[.F43]" office:value-type="float" office:value="1.56105766272128" calcext:value-type="float">
            <text:p>1.5610576627</text:p>
          </table:table-cell>
          <table:table-cell office:value-type="float" office:value="0.358501" calcext:value-type="float">
            <text:p>0.358501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1" calcext:value-type="float">
            <text:p>1</text:p>
          </table:table-cell>
          <table:table-cell office:value-type="float" office:value="6615" calcext:value-type="float">
            <text:p>6615</text:p>
          </table:table-cell>
          <table:table-cell office:value-type="float" office:value="5854" calcext:value-type="float">
            <text:p>5854</text:p>
          </table:table-cell>
          <table:table-cell table:formula="of:=[.C44]-[.D44]" office:value-type="float" office:value="761" calcext:value-type="float">
            <text:p>761</text:p>
          </table:table-cell>
          <table:table-cell table:formula="of:=([.D44]/[.C44])*100" office:value-type="float" office:value="88.4958427815571" calcext:value-type="float">
            <text:p>88.4958427816</text:p>
          </table:table-cell>
          <table:table-cell table:formula="of:=100-[.F44]" office:value-type="float" office:value="11.5041572184429" calcext:value-type="float">
            <text:p>11.5041572184</text:p>
          </table:table-cell>
          <table:table-cell office:value-type="float" office:value="0.369586" calcext:value-type="float">
            <text:p>0.369586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2" calcext:value-type="float">
            <text:p>2</text:p>
          </table:table-cell>
          <table:table-cell office:value-type="float" office:value="48404" calcext:value-type="float">
            <text:p>48404</text:p>
          </table:table-cell>
          <table:table-cell office:value-type="float" office:value="47643" calcext:value-type="float">
            <text:p>47643</text:p>
          </table:table-cell>
          <table:table-cell table:formula="of:=[.C45]-[.D45]" office:value-type="float" office:value="761" calcext:value-type="float">
            <text:p>761</text:p>
          </table:table-cell>
          <table:table-cell table:formula="of:=([.D45]/[.C45])*100" office:value-type="float" office:value="98.4278158829849" calcext:value-type="float">
            <text:p>98.427815883</text:p>
          </table:table-cell>
          <table:table-cell table:formula="of:=100-[.F45]" office:value-type="float" office:value="1.57218411701511" calcext:value-type="float">
            <text:p>1.572184117</text:p>
          </table:table-cell>
          <table:table-cell office:value-type="float" office:value="0.366911" calcext:value-type="float">
            <text:p>0.366911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3" calcext:value-type="float">
            <text:p>3</text:p>
          </table:table-cell>
          <table:table-cell office:value-type="float" office:value="13177" calcext:value-type="float">
            <text:p>13177</text:p>
          </table:table-cell>
          <table:table-cell office:value-type="float" office:value="12416" calcext:value-type="float">
            <text:p>12416</text:p>
          </table:table-cell>
          <table:table-cell table:formula="of:=[.C46]-[.D46]" office:value-type="float" office:value="761" calcext:value-type="float">
            <text:p>761</text:p>
          </table:table-cell>
          <table:table-cell table:formula="of:=([.D46]/[.C46])*100" office:value-type="float" office:value="94.2247856112924" calcext:value-type="float">
            <text:p>94.2247856113</text:p>
          </table:table-cell>
          <table:table-cell table:formula="of:=100-[.F46]" office:value-type="float" office:value="5.7752143887076" calcext:value-type="float">
            <text:p>5.7752143887</text:p>
          </table:table-cell>
          <table:table-cell office:value-type="float" office:value="0.370004" calcext:value-type="float">
            <text:p>0.3700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0" calcext:value-type="float">
            <text:p>0</text:p>
          </table:table-cell>
          <table:table-cell office:value-type="float" office:value="14160" calcext:value-type="float">
            <text:p>14160</text:p>
          </table:table-cell>
          <table:table-cell office:value-type="float" office:value="13733" calcext:value-type="float">
            <text:p>13733</text:p>
          </table:table-cell>
          <table:table-cell table:formula="of:=[.C48]-[.D48]" office:value-type="float" office:value="427" calcext:value-type="float">
            <text:p>427</text:p>
          </table:table-cell>
          <table:table-cell table:formula="of:=([.D48]/[.C48])*100" office:value-type="float" office:value="96.9844632768362" calcext:value-type="float">
            <text:p>96.9844632768</text:p>
          </table:table-cell>
          <table:table-cell table:formula="of:=100-[.F48]" office:value-type="float" office:value="3.01553672316383" calcext:value-type="float">
            <text:p>3.0155367232</text:p>
          </table:table-cell>
          <table:table-cell office:value-type="float" office:value="0.350578" calcext:value-type="float">
            <text:p>0.350578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1" calcext:value-type="float">
            <text:p>1</text:p>
          </table:table-cell>
          <table:table-cell office:value-type="float" office:value="5639" calcext:value-type="float">
            <text:p>5639</text:p>
          </table:table-cell>
          <table:table-cell office:value-type="float" office:value="5212" calcext:value-type="float">
            <text:p>5212</text:p>
          </table:table-cell>
          <table:table-cell table:formula="of:=[.C49]-[.D49]" office:value-type="float" office:value="427" calcext:value-type="float">
            <text:p>427</text:p>
          </table:table-cell>
          <table:table-cell table:formula="of:=([.D49]/[.C49])*100" office:value-type="float" office:value="92.4277354140805" calcext:value-type="float">
            <text:p>92.4277354141</text:p>
          </table:table-cell>
          <table:table-cell table:formula="of:=100-[.F49]" office:value-type="float" office:value="7.57226458591948" calcext:value-type="float">
            <text:p>7.5722645859</text:p>
          </table:table-cell>
          <table:table-cell office:value-type="float" office:value="0.353136" calcext:value-type="float">
            <text:p>0.353136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2" calcext:value-type="float">
            <text:p>2</text:p>
          </table:table-cell>
          <table:table-cell office:value-type="float" office:value="3032" calcext:value-type="float">
            <text:p>3032</text:p>
          </table:table-cell>
          <table:table-cell office:value-type="float" office:value="2605" calcext:value-type="float">
            <text:p>2605</text:p>
          </table:table-cell>
          <table:table-cell table:formula="of:=[.C50]-[.D50]" office:value-type="float" office:value="427" calcext:value-type="float">
            <text:p>427</text:p>
          </table:table-cell>
          <table:table-cell table:formula="of:=([.D50]/[.C50])*100" office:value-type="float" office:value="85.9168865435356" calcext:value-type="float">
            <text:p>85.9168865435</text:p>
          </table:table-cell>
          <table:table-cell table:formula="of:=100-[.F50]" office:value-type="float" office:value="14.0831134564644" calcext:value-type="float">
            <text:p>14.0831134565</text:p>
          </table:table-cell>
          <table:table-cell office:value-type="float" office:value="0.35315" calcext:value-type="float">
            <text:p>0.35315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3" calcext:value-type="float">
            <text:p>3</text:p>
          </table:table-cell>
          <table:table-cell office:value-type="float" office:value="2504" calcext:value-type="float">
            <text:p>2504</text:p>
          </table:table-cell>
          <table:table-cell office:value-type="float" office:value="2077" calcext:value-type="float">
            <text:p>2077</text:p>
          </table:table-cell>
          <table:table-cell table:formula="of:=[.C51]-[.D51]" office:value-type="float" office:value="427" calcext:value-type="float">
            <text:p>427</text:p>
          </table:table-cell>
          <table:table-cell table:formula="of:=([.D51]/[.C51])*100" office:value-type="float" office:value="82.9472843450479" calcext:value-type="float">
            <text:p>82.947284345</text:p>
          </table:table-cell>
          <table:table-cell table:formula="of:=100-[.F51]" office:value-type="float" office:value="17.0527156549521" calcext:value-type="float">
            <text:p>17.052715655</text:p>
          </table:table-cell>
          <table:table-cell office:value-type="float" office:value="0.353148" calcext:value-type="float">
            <text:p>0.35314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0" calcext:value-type="float">
            <text:p>0</text:p>
          </table:table-cell>
          <table:table-cell office:value-type="float" office:value="233832" calcext:value-type="float">
            <text:p>233832</text:p>
          </table:table-cell>
          <table:table-cell office:value-type="float" office:value="137738" calcext:value-type="float">
            <text:p>137738</text:p>
          </table:table-cell>
          <table:table-cell table:formula="of:=[.C53]-[.D53]" office:value-type="float" office:value="96094" calcext:value-type="float">
            <text:p>96094</text:p>
          </table:table-cell>
          <table:table-cell table:formula="of:=([.D53]/[.C53])*100" office:value-type="float" office:value="58.90468370454" calcext:value-type="float">
            <text:p>58.9046837045</text:p>
          </table:table-cell>
          <table:table-cell table:formula="of:=100-[.F53]" office:value-type="float" office:value="41.09531629546" calcext:value-type="float">
            <text:p>41.0953162955</text:p>
          </table:table-cell>
          <table:table-cell office:value-type="float" office:value="0.309759" calcext:value-type="float">
            <text:p>0.309759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1" calcext:value-type="float">
            <text:p>1</text:p>
          </table:table-cell>
          <table:table-cell office:value-type="float" office:value="233845" calcext:value-type="float">
            <text:p>233845</text:p>
          </table:table-cell>
          <table:table-cell office:value-type="float" office:value="137742" calcext:value-type="float">
            <text:p>137742</text:p>
          </table:table-cell>
          <table:table-cell table:formula="of:=[.C54]-[.D54]" office:value-type="float" office:value="96103" calcext:value-type="float">
            <text:p>96103</text:p>
          </table:table-cell>
          <table:table-cell table:formula="of:=([.D54]/[.C54])*100" office:value-type="float" office:value="58.9031195877611" calcext:value-type="float">
            <text:p>58.9031195878</text:p>
          </table:table-cell>
          <table:table-cell table:formula="of:=100-[.F54]" office:value-type="float" office:value="41.0968804122389" calcext:value-type="float">
            <text:p>41.0968804122</text:p>
          </table:table-cell>
          <table:table-cell office:value-type="float" office:value="0.310551" calcext:value-type="float">
            <text:p>0.310551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2" calcext:value-type="float">
            <text:p>2</text:p>
          </table:table-cell>
          <table:table-cell office:value-type="float" office:value="233951" calcext:value-type="float">
            <text:p>233951</text:p>
          </table:table-cell>
          <table:table-cell office:value-type="float" office:value="138989" calcext:value-type="float">
            <text:p>138989</text:p>
          </table:table-cell>
          <table:table-cell table:formula="of:=[.C55]-[.D55]" office:value-type="float" office:value="94962" calcext:value-type="float">
            <text:p>94962</text:p>
          </table:table-cell>
          <table:table-cell table:formula="of:=([.D55]/[.C55])*100" office:value-type="float" office:value="59.4094489871811" calcext:value-type="float">
            <text:p>59.4094489872</text:p>
          </table:table-cell>
          <table:table-cell table:formula="of:=100-[.F55]" office:value-type="float" office:value="40.5905510128189" calcext:value-type="float">
            <text:p>40.5905510128</text:p>
          </table:table-cell>
          <table:table-cell office:value-type="float" office:value="0.311581" calcext:value-type="float">
            <text:p>0.311581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3" calcext:value-type="float">
            <text:p>3</text:p>
          </table:table-cell>
          <table:table-cell office:value-type="float" office:value="225130" calcext:value-type="float">
            <text:p>225130</text:p>
          </table:table-cell>
          <table:table-cell office:value-type="float" office:value="130269" calcext:value-type="float">
            <text:p>130269</text:p>
          </table:table-cell>
          <table:table-cell table:formula="of:=[.C56]-[.D56]" office:value-type="float" office:value="94861" calcext:value-type="float">
            <text:p>94861</text:p>
          </table:table-cell>
          <table:table-cell table:formula="of:=([.D56]/[.C56])*100" office:value-type="float" office:value="57.8639008572825" calcext:value-type="float">
            <text:p>57.8639008573</text:p>
          </table:table-cell>
          <table:table-cell table:formula="of:=100-[.F56]" office:value-type="float" office:value="42.1360991427175" calcext:value-type="float">
            <text:p>42.1360991427</text:p>
          </table:table-cell>
          <table:table-cell office:value-type="float" office:value="0.307361" calcext:value-type="float">
            <text:p>0.30736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0" calcext:value-type="float">
            <text:p>0</text:p>
          </table:table-cell>
          <table:table-cell office:value-type="float" office:value="416764" calcext:value-type="float">
            <text:p>416764</text:p>
          </table:table-cell>
          <table:table-cell office:value-type="float" office:value="199642" calcext:value-type="float">
            <text:p>199642</text:p>
          </table:table-cell>
          <table:table-cell table:formula="of:=[.C58]-[.D58]" office:value-type="float" office:value="217122" calcext:value-type="float">
            <text:p>217122</text:p>
          </table:table-cell>
          <table:table-cell table:formula="of:=([.D58]/[.C58])*100" office:value-type="float" office:value="47.9028898849229" calcext:value-type="float">
            <text:p>47.9028898849</text:p>
          </table:table-cell>
          <table:table-cell table:formula="of:=100-[.F58]" office:value-type="float" office:value="52.0971101150771" calcext:value-type="float">
            <text:p>52.0971101151</text:p>
          </table:table-cell>
          <table:table-cell office:value-type="float" office:value="0.16724" calcext:value-type="float">
            <text:p>0.16724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1" calcext:value-type="float">
            <text:p>1</text:p>
          </table:table-cell>
          <table:table-cell office:value-type="float" office:value="416748" calcext:value-type="float">
            <text:p>416748</text:p>
          </table:table-cell>
          <table:table-cell office:value-type="float" office:value="198925" calcext:value-type="float">
            <text:p>198925</text:p>
          </table:table-cell>
          <table:table-cell table:formula="of:=[.C59]-[.D59]" office:value-type="float" office:value="217823" calcext:value-type="float">
            <text:p>217823</text:p>
          </table:table-cell>
          <table:table-cell table:formula="of:=([.D59]/[.C59])*100" office:value-type="float" office:value="47.7326825803603" calcext:value-type="float">
            <text:p>47.7326825804</text:p>
          </table:table-cell>
          <table:table-cell table:formula="of:=100-[.F59]" office:value-type="float" office:value="52.2673174196397" calcext:value-type="float">
            <text:p>52.2673174196</text:p>
          </table:table-cell>
          <table:table-cell office:value-type="float" office:value="0.16724" calcext:value-type="float">
            <text:p>0.16724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2" calcext:value-type="float">
            <text:p>2</text:p>
          </table:table-cell>
          <table:table-cell office:value-type="float" office:value="415912" calcext:value-type="float">
            <text:p>415912</text:p>
          </table:table-cell>
          <table:table-cell office:value-type="float" office:value="197576" calcext:value-type="float">
            <text:p>197576</text:p>
          </table:table-cell>
          <table:table-cell table:formula="of:=[.C60]-[.D60]" office:value-type="float" office:value="218336" calcext:value-type="float">
            <text:p>218336</text:p>
          </table:table-cell>
          <table:table-cell table:formula="of:=([.D60]/[.C60])*100" office:value-type="float" office:value="47.5042797514859" calcext:value-type="float">
            <text:p>47.5042797515</text:p>
          </table:table-cell>
          <table:table-cell table:formula="of:=100-[.F60]" office:value-type="float" office:value="52.4957202485141" calcext:value-type="float">
            <text:p>52.4957202485</text:p>
          </table:table-cell>
          <table:table-cell office:value-type="float" office:value="0.165995" calcext:value-type="float">
            <text:p>0.165995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3" calcext:value-type="float">
            <text:p>3</text:p>
          </table:table-cell>
          <table:table-cell office:value-type="float" office:value="417544" calcext:value-type="float">
            <text:p>417544</text:p>
          </table:table-cell>
          <table:table-cell office:value-type="float" office:value="200174" calcext:value-type="float">
            <text:p>200174</text:p>
          </table:table-cell>
          <table:table-cell table:formula="of:=[.C61]-[.D61]" office:value-type="float" office:value="217370" calcext:value-type="float">
            <text:p>217370</text:p>
          </table:table-cell>
          <table:table-cell table:formula="of:=([.D61]/[.C61])*100" office:value-type="float" office:value="47.9408158182132" calcext:value-type="float">
            <text:p>47.9408158182</text:p>
          </table:table-cell>
          <table:table-cell table:formula="of:=100-[.F61]" office:value-type="float" office:value="52.0591841817868" calcext:value-type="float">
            <text:p>52.0591841818</text:p>
          </table:table-cell>
          <table:table-cell office:value-type="float" office:value="0.167063" calcext:value-type="float">
            <text:p>0.16706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" calcext:value-type="float">
            <text:p>0</text:p>
          </table:table-cell>
          <table:table-cell office:value-type="float" office:value="629263" calcext:value-type="float">
            <text:p>629263</text:p>
          </table:table-cell>
          <table:table-cell office:value-type="float" office:value="627121" calcext:value-type="float">
            <text:p>627121</text:p>
          </table:table-cell>
          <table:table-cell table:formula="of:=[.C63]-[.D63]" office:value-type="float" office:value="2142" calcext:value-type="float">
            <text:p>2142</text:p>
          </table:table-cell>
          <table:table-cell table:formula="of:=([.D63]/[.C63])*100" office:value-type="float" office:value="99.6596017881236" calcext:value-type="float">
            <text:p>99.6596017881</text:p>
          </table:table-cell>
          <table:table-cell table:formula="of:=100-[.F63]" office:value-type="float" office:value="0.340398211876433" calcext:value-type="float">
            <text:p>0.3403982119</text:p>
          </table:table-cell>
          <table:table-cell office:value-type="float" office:value="0.728508" calcext:value-type="float">
            <text:p>0.728508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1" calcext:value-type="float">
            <text:p>1</text:p>
          </table:table-cell>
          <table:table-cell office:value-type="float" office:value="623101" calcext:value-type="float">
            <text:p>623101</text:p>
          </table:table-cell>
          <table:table-cell office:value-type="float" office:value="620959" calcext:value-type="float">
            <text:p>620959</text:p>
          </table:table-cell>
          <table:table-cell table:formula="of:=[.C64]-[.D64]" office:value-type="float" office:value="2142" calcext:value-type="float">
            <text:p>2142</text:p>
          </table:table-cell>
          <table:table-cell table:formula="of:=([.D64]/[.C64])*100" office:value-type="float" office:value="99.6562355059613" calcext:value-type="float">
            <text:p>99.656235506</text:p>
          </table:table-cell>
          <table:table-cell table:formula="of:=100-[.F64]" office:value-type="float" office:value="0.343764494038695" calcext:value-type="float">
            <text:p>0.343764494</text:p>
          </table:table-cell>
          <table:table-cell office:value-type="float" office:value="0.728513" calcext:value-type="float">
            <text:p>0.728513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2" calcext:value-type="float">
            <text:p>2</text:p>
          </table:table-cell>
          <table:table-cell office:value-type="float" office:value="623915" calcext:value-type="float">
            <text:p>623915</text:p>
          </table:table-cell>
          <table:table-cell office:value-type="float" office:value="621773" calcext:value-type="float">
            <text:p>621773</text:p>
          </table:table-cell>
          <table:table-cell table:formula="of:=[.C65]-[.D65]" office:value-type="float" office:value="2142" calcext:value-type="float">
            <text:p>2142</text:p>
          </table:table-cell>
          <table:table-cell table:formula="of:=([.D65]/[.C65])*100" office:value-type="float" office:value="99.65668400343" calcext:value-type="float">
            <text:p>99.6566840034</text:p>
          </table:table-cell>
          <table:table-cell table:formula="of:=100-[.F65]" office:value-type="float" office:value="0.343315996570055" calcext:value-type="float">
            <text:p>0.3433159966</text:p>
          </table:table-cell>
          <table:table-cell office:value-type="float" office:value="0.728502" calcext:value-type="float">
            <text:p>0.728502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3" calcext:value-type="float">
            <text:p>3</text:p>
          </table:table-cell>
          <table:table-cell office:value-type="float" office:value="632874" calcext:value-type="float">
            <text:p>632874</text:p>
          </table:table-cell>
          <table:table-cell office:value-type="float" office:value="630732" calcext:value-type="float">
            <text:p>630732</text:p>
          </table:table-cell>
          <table:table-cell table:formula="of:=[.C66]-[.D66]" office:value-type="float" office:value="2142" calcext:value-type="float">
            <text:p>2142</text:p>
          </table:table-cell>
          <table:table-cell table:formula="of:=([.D66]/[.C66])*100" office:value-type="float" office:value="99.6615440040198" calcext:value-type="float">
            <text:p>99.661544004</text:p>
          </table:table-cell>
          <table:table-cell table:formula="of:=100-[.F66]" office:value-type="float" office:value="0.33845599598024" calcext:value-type="float">
            <text:p>0.338455996</text:p>
          </table:table-cell>
          <table:table-cell office:value-type="float" office:value="0.728506" calcext:value-type="float">
            <text:p>0.7285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0" calcext:value-type="float">
            <text:p>0</text:p>
          </table:table-cell>
          <table:table-cell office:value-type="float" office:value="43859" calcext:value-type="float">
            <text:p>43859</text:p>
          </table:table-cell>
          <table:table-cell office:value-type="float" office:value="33086" calcext:value-type="float">
            <text:p>33086</text:p>
          </table:table-cell>
          <table:table-cell table:formula="of:=[.C68]-[.D68]" office:value-type="float" office:value="10773" calcext:value-type="float">
            <text:p>10773</text:p>
          </table:table-cell>
          <table:table-cell table:formula="of:=([.D68]/[.C68])*100" office:value-type="float" office:value="75.4371964705078" calcext:value-type="float">
            <text:p>75.4371964705</text:p>
          </table:table-cell>
          <table:table-cell table:formula="of:=100-[.F68]" office:value-type="float" office:value="24.5628035294922" calcext:value-type="float">
            <text:p>24.5628035295</text:p>
          </table:table-cell>
          <table:table-cell office:value-type="float" office:value="0.617021" calcext:value-type="float">
            <text:p>0.617021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1" calcext:value-type="float">
            <text:p>1</text:p>
          </table:table-cell>
          <table:table-cell office:value-type="float" office:value="43787" calcext:value-type="float">
            <text:p>43787</text:p>
          </table:table-cell>
          <table:table-cell office:value-type="float" office:value="33022" calcext:value-type="float">
            <text:p>33022</text:p>
          </table:table-cell>
          <table:table-cell table:formula="of:=[.C69]-[.D69]" office:value-type="float" office:value="10765" calcext:value-type="float">
            <text:p>10765</text:p>
          </table:table-cell>
          <table:table-cell table:formula="of:=([.D69]/[.C69])*100" office:value-type="float" office:value="75.415077534428" calcext:value-type="float">
            <text:p>75.4150775344</text:p>
          </table:table-cell>
          <table:table-cell table:formula="of:=100-[.F69]" office:value-type="float" office:value="24.584922465572" calcext:value-type="float">
            <text:p>24.5849224656</text:p>
          </table:table-cell>
          <table:table-cell office:value-type="float" office:value="0.619041" calcext:value-type="float">
            <text:p>0.619041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2" calcext:value-type="float">
            <text:p>2</text:p>
          </table:table-cell>
          <table:table-cell office:value-type="float" office:value="43448" calcext:value-type="float">
            <text:p>43448</text:p>
          </table:table-cell>
          <table:table-cell office:value-type="float" office:value="32675" calcext:value-type="float">
            <text:p>32675</text:p>
          </table:table-cell>
          <table:table-cell table:formula="of:=[.C70]-[.D70]" office:value-type="float" office:value="10773" calcext:value-type="float">
            <text:p>10773</text:p>
          </table:table-cell>
          <table:table-cell table:formula="of:=([.D70]/[.C70])*100" office:value-type="float" office:value="75.204842570429" calcext:value-type="float">
            <text:p>75.2048425704</text:p>
          </table:table-cell>
          <table:table-cell table:formula="of:=100-[.F70]" office:value-type="float" office:value="24.795157429571" calcext:value-type="float">
            <text:p>24.7951574296</text:p>
          </table:table-cell>
          <table:table-cell office:value-type="float" office:value="0.619775" calcext:value-type="float">
            <text:p>0.619775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3" calcext:value-type="float">
            <text:p>3</text:p>
          </table:table-cell>
          <table:table-cell office:value-type="float" office:value="42688" calcext:value-type="float">
            <text:p>42688</text:p>
          </table:table-cell>
          <table:table-cell office:value-type="float" office:value="31915" calcext:value-type="float">
            <text:p>31915</text:p>
          </table:table-cell>
          <table:table-cell table:formula="of:=[.C71]-[.D71]" office:value-type="float" office:value="10773" calcext:value-type="float">
            <text:p>10773</text:p>
          </table:table-cell>
          <table:table-cell table:formula="of:=([.D71]/[.C71])*100" office:value-type="float" office:value="74.7633995502249" calcext:value-type="float">
            <text:p>74.7633995502</text:p>
          </table:table-cell>
          <table:table-cell table:formula="of:=100-[.F71]" office:value-type="float" office:value="25.2366004497751" calcext:value-type="float">
            <text:p>25.2366004498</text:p>
          </table:table-cell>
          <table:table-cell office:value-type="float" office:value="0.619605" calcext:value-type="float">
            <text:p>0.6196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0" calcext:value-type="float">
            <text:p>0</text:p>
          </table:table-cell>
          <table:table-cell office:value-type="float" office:value="80554" calcext:value-type="float">
            <text:p>80554</text:p>
          </table:table-cell>
          <table:table-cell office:value-type="float" office:value="23274" calcext:value-type="float">
            <text:p>23274</text:p>
          </table:table-cell>
          <table:table-cell table:formula="of:=[.C73]-[.D73]" office:value-type="float" office:value="57280" calcext:value-type="float">
            <text:p>57280</text:p>
          </table:table-cell>
          <table:table-cell table:formula="of:=([.D73]/[.C73])*100" office:value-type="float" office:value="28.8924199915585" calcext:value-type="float">
            <text:p>28.8924199916</text:p>
          </table:table-cell>
          <table:table-cell table:formula="of:=100-[.F73]" office:value-type="float" office:value="71.1075800084415" calcext:value-type="float">
            <text:p>71.1075800084</text:p>
          </table:table-cell>
          <table:table-cell office:value-type="float" office:value="0.420825" calcext:value-type="float">
            <text:p>0.420825</text:p>
          </table:table-cell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1" calcext:value-type="float">
            <text:p>1</text:p>
          </table:table-cell>
          <table:table-cell office:value-type="float" office:value="78950" calcext:value-type="float">
            <text:p>78950</text:p>
          </table:table-cell>
          <table:table-cell office:value-type="float" office:value="21577" calcext:value-type="float">
            <text:p>21577</text:p>
          </table:table-cell>
          <table:table-cell table:formula="of:=[.C74]-[.D74]" office:value-type="float" office:value="57373" calcext:value-type="float">
            <text:p>57373</text:p>
          </table:table-cell>
          <table:table-cell table:formula="of:=([.D74]/[.C74])*100" office:value-type="float" office:value="27.3299556681444" calcext:value-type="float">
            <text:p>27.3299556681</text:p>
          </table:table-cell>
          <table:table-cell table:formula="of:=100-[.F74]" office:value-type="float" office:value="72.6700443318556" calcext:value-type="float">
            <text:p>72.6700443319</text:p>
          </table:table-cell>
          <table:table-cell office:value-type="float" office:value="0.420523" calcext:value-type="float">
            <text:p>0.420523</text:p>
          </table:table-cell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2" calcext:value-type="float">
            <text:p>2</text:p>
          </table:table-cell>
          <table:table-cell office:value-type="float" office:value="78648" calcext:value-type="float">
            <text:p>78648</text:p>
          </table:table-cell>
          <table:table-cell office:value-type="float" office:value="21473" calcext:value-type="float">
            <text:p>21473</text:p>
          </table:table-cell>
          <table:table-cell table:formula="of:=[.C75]-[.D75]" office:value-type="float" office:value="57175" calcext:value-type="float">
            <text:p>57175</text:p>
          </table:table-cell>
          <table:table-cell table:formula="of:=([.D75]/[.C75])*100" office:value-type="float" office:value="27.3026650391618" calcext:value-type="float">
            <text:p>27.3026650392</text:p>
          </table:table-cell>
          <table:table-cell table:formula="of:=100-[.F75]" office:value-type="float" office:value="72.6973349608382" calcext:value-type="float">
            <text:p>72.6973349608</text:p>
          </table:table-cell>
          <table:table-cell office:value-type="float" office:value="0.420843" calcext:value-type="float">
            <text:p>0.420843</text:p>
          </table:table-cell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3" calcext:value-type="float">
            <text:p>3</text:p>
          </table:table-cell>
          <table:table-cell office:value-type="float" office:value="78929" calcext:value-type="float">
            <text:p>78929</text:p>
          </table:table-cell>
          <table:table-cell office:value-type="float" office:value="21657" calcext:value-type="float">
            <text:p>21657</text:p>
          </table:table-cell>
          <table:table-cell table:formula="of:=[.C76]-[.D76]" office:value-type="float" office:value="57272" calcext:value-type="float">
            <text:p>57272</text:p>
          </table:table-cell>
          <table:table-cell table:formula="of:=([.D76]/[.C76])*100" office:value-type="float" office:value="27.4385840438875" calcext:value-type="float">
            <text:p>27.4385840439</text:p>
          </table:table-cell>
          <table:table-cell table:formula="of:=100-[.F76]" office:value-type="float" office:value="72.5614159561125" calcext:value-type="float">
            <text:p>72.5614159561</text:p>
          </table:table-cell>
          <table:table-cell office:value-type="float" office:value="0.420817" calcext:value-type="float">
            <text:p>0.420817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6" table:default-cell-style-name="Default"/>
        <table:table-column table:style-name="co1" table:number-columns-repeated="7" table:default-cell-style-name="Default"/>
        <table:table-row table:style-name="ro3">
          <table:table-cell table:style-name="ce5" table:number-columns-repeated="2"/>
          <table:table-cell table:style-name="ce8" office:value-type="string" calcext:value-type="string">
            <text:p>LRU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trac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Access</text:p>
          </table:table-cell>
          <table:table-cell table:style-name="ce5" office:value-type="string" calcext:value-type="string">
            <text:p>cache hit </text:p>
          </table:table-cell>
          <table:table-cell table:style-name="ce5" office:value-type="string" calcext:value-type="string">
            <text:p>cache miss</text:p>
          </table:table-cell>
          <table:table-cell table:style-name="ce5" office:value-type="string" calcext:value-type="string">
            <text:p>hit rate</text:p>
          </table:table-cell>
          <table:table-cell table:style-name="ce5" office:value-type="string" calcext:value-type="string">
            <text:p>miss rate</text:p>
          </table:table-cell>
          <table:table-cell table:style-name="ce5" office:value-type="string" calcext:value-type="string">
            <text:p>IPC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0" calcext:value-type="float">
            <text:p>0</text:p>
          </table:table-cell>
          <table:table-cell office:value-type="float" office:value="252868" calcext:value-type="float">
            <text:p>252868</text:p>
          </table:table-cell>
          <table:table-cell office:value-type="float" office:value="122726" calcext:value-type="float">
            <text:p>122726</text:p>
          </table:table-cell>
          <table:table-cell office:value-type="float" office:value="130142" calcext:value-type="float">
            <text:p>130142</text:p>
          </table:table-cell>
          <table:table-cell table:formula="of:=([.D3]/[.C3])*100" office:value-type="float" office:value="48.5336222851448" calcext:value-type="float">
            <text:p>48.5336222851</text:p>
          </table:table-cell>
          <table:table-cell table:formula="of:=100-[.F3]" office:value-type="float" office:value="51.4663777148552" calcext:value-type="float">
            <text:p>51.4663777149</text:p>
          </table:table-cell>
          <table:table-cell office:value-type="float" office:value="0.345192" calcext:value-type="float">
            <text:p>0.345192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1" calcext:value-type="float">
            <text:p>1</text:p>
          </table:table-cell>
          <table:table-cell office:value-type="float" office:value="250709" calcext:value-type="float">
            <text:p>250709</text:p>
          </table:table-cell>
          <table:table-cell office:value-type="float" office:value="120565" calcext:value-type="float">
            <text:p>120565</text:p>
          </table:table-cell>
          <table:table-cell office:value-type="float" office:value="130144" calcext:value-type="float">
            <text:p>130144</text:p>
          </table:table-cell>
          <table:table-cell table:formula="of:=([.D4]/[.C4])*100" office:value-type="float" office:value="48.089617843795" calcext:value-type="float">
            <text:p>48.0896178438</text:p>
          </table:table-cell>
          <table:table-cell table:formula="of:=100-[.F4]" office:value-type="float" office:value="51.910382156205" calcext:value-type="float">
            <text:p>51.9103821562</text:p>
          </table:table-cell>
          <table:table-cell office:value-type="float" office:value="0.345273" calcext:value-type="float">
            <text:p>0.345273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2" calcext:value-type="float">
            <text:p>2</text:p>
          </table:table-cell>
          <table:table-cell office:value-type="float" office:value="244528" calcext:value-type="float">
            <text:p>244528</text:p>
          </table:table-cell>
          <table:table-cell office:value-type="float" office:value="114380" calcext:value-type="float">
            <text:p>114380</text:p>
          </table:table-cell>
          <table:table-cell office:value-type="float" office:value="130148" calcext:value-type="float">
            <text:p>130148</text:p>
          </table:table-cell>
          <table:table-cell table:formula="of:=([.D5]/[.C5])*100" office:value-type="float" office:value="46.7758293528757" calcext:value-type="float">
            <text:p>46.7758293529</text:p>
          </table:table-cell>
          <table:table-cell table:formula="of:=100-[.F5]" office:value-type="float" office:value="53.2241706471243" calcext:value-type="float">
            <text:p>53.2241706471</text:p>
          </table:table-cell>
          <table:table-cell office:value-type="float" office:value="0.345469" calcext:value-type="float">
            <text:p>0.345469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3" calcext:value-type="float">
            <text:p>3</text:p>
          </table:table-cell>
          <table:table-cell office:value-type="float" office:value="245754" calcext:value-type="float">
            <text:p>245754</text:p>
          </table:table-cell>
          <table:table-cell office:value-type="float" office:value="115606" calcext:value-type="float">
            <text:p>115606</text:p>
          </table:table-cell>
          <table:table-cell office:value-type="float" office:value="130148" calcext:value-type="float">
            <text:p>130148</text:p>
          </table:table-cell>
          <table:table-cell table:formula="of:=([.D6]/[.C6])*100" office:value-type="float" office:value="47.0413502933828" calcext:value-type="float">
            <text:p>47.0413502934</text:p>
          </table:table-cell>
          <table:table-cell table:formula="of:=100-[.F6]" office:value-type="float" office:value="52.9586497066172" calcext:value-type="float">
            <text:p>52.9586497066</text:p>
          </table:table-cell>
          <table:table-cell office:value-type="float" office:value="0.344688" calcext:value-type="float">
            <text:p>0.3446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0" calcext:value-type="float">
            <text:p>0</text:p>
          </table:table-cell>
          <table:table-cell office:value-type="float" office:value="15323" calcext:value-type="float">
            <text:p>15323</text:p>
          </table:table-cell>
          <table:table-cell office:value-type="float" office:value="7005" calcext:value-type="float">
            <text:p>7005</text:p>
          </table:table-cell>
          <table:table-cell office:value-type="float" office:value="8318" calcext:value-type="float">
            <text:p>8318</text:p>
          </table:table-cell>
          <table:table-cell table:formula="of:=([.D8]/[.C8])*100" office:value-type="float" office:value="45.7155909417216" calcext:value-type="float">
            <text:p>45.7155909417</text:p>
          </table:table-cell>
          <table:table-cell table:formula="of:=100-[.F8]" office:value-type="float" office:value="54.2844090582784" calcext:value-type="float">
            <text:p>54.2844090583</text:p>
          </table:table-cell>
          <table:table-cell office:value-type="float" office:value="0.845636" calcext:value-type="float">
            <text:p>0.845636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1" calcext:value-type="float">
            <text:p>1</text:p>
          </table:table-cell>
          <table:table-cell office:value-type="float" office:value="15412" calcext:value-type="float">
            <text:p>15412</text:p>
          </table:table-cell>
          <table:table-cell office:value-type="float" office:value="7094" calcext:value-type="float">
            <text:p>7094</text:p>
          </table:table-cell>
          <table:table-cell office:value-type="float" office:value="8318" calcext:value-type="float">
            <text:p>8318</text:p>
          </table:table-cell>
          <table:table-cell table:formula="of:=([.D9]/[.C9])*100" office:value-type="float" office:value="46.0290682584999" calcext:value-type="float">
            <text:p>46.0290682585</text:p>
          </table:table-cell>
          <table:table-cell table:formula="of:=100-[.F9]" office:value-type="float" office:value="53.9709317415001" calcext:value-type="float">
            <text:p>53.9709317415</text:p>
          </table:table-cell>
          <table:table-cell office:value-type="float" office:value="0.845487" calcext:value-type="float">
            <text:p>0.845487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2" calcext:value-type="float">
            <text:p>2</text:p>
          </table:table-cell>
          <table:table-cell office:value-type="float" office:value="14980" calcext:value-type="float">
            <text:p>14980</text:p>
          </table:table-cell>
          <table:table-cell office:value-type="float" office:value="6662" calcext:value-type="float">
            <text:p>6662</text:p>
          </table:table-cell>
          <table:table-cell office:value-type="float" office:value="8318" calcext:value-type="float">
            <text:p>8318</text:p>
          </table:table-cell>
          <table:table-cell table:formula="of:=([.D10]/[.C10])*100" office:value-type="float" office:value="44.4726301735648" calcext:value-type="float">
            <text:p>44.4726301736</text:p>
          </table:table-cell>
          <table:table-cell table:formula="of:=100-[.F10]" office:value-type="float" office:value="55.5273698264353" calcext:value-type="float">
            <text:p>55.5273698264</text:p>
          </table:table-cell>
          <table:table-cell office:value-type="float" office:value="0.845467" calcext:value-type="float">
            <text:p>0.845467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3" calcext:value-type="float">
            <text:p>3</text:p>
          </table:table-cell>
          <table:table-cell office:value-type="float" office:value="15098" calcext:value-type="float">
            <text:p>15098</text:p>
          </table:table-cell>
          <table:table-cell office:value-type="float" office:value="6780" calcext:value-type="float">
            <text:p>6780</text:p>
          </table:table-cell>
          <table:table-cell office:value-type="float" office:value="8318" calcext:value-type="float">
            <text:p>8318</text:p>
          </table:table-cell>
          <table:table-cell table:formula="of:=([.D11]/[.C11])*100" office:value-type="float" office:value="44.9066101470393" calcext:value-type="float">
            <text:p>44.906610147</text:p>
          </table:table-cell>
          <table:table-cell table:formula="of:=100-[.F11]" office:value-type="float" office:value="55.0933898529607" calcext:value-type="float">
            <text:p>55.093389853</text:p>
          </table:table-cell>
          <table:table-cell office:value-type="float" office:value="0.845485" calcext:value-type="float">
            <text:p>0.84548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0" calcext:value-type="float">
            <text:p>0</text:p>
          </table:table-cell>
          <table:table-cell office:value-type="float" office:value="46628" calcext:value-type="float">
            <text:p>46628</text:p>
          </table:table-cell>
          <table:table-cell office:value-type="float" office:value="38044" calcext:value-type="float">
            <text:p>38044</text:p>
          </table:table-cell>
          <table:table-cell office:value-type="float" office:value="8584" calcext:value-type="float">
            <text:p>8584</text:p>
          </table:table-cell>
          <table:table-cell table:formula="of:=([.D13]/[.C13])*100" office:value-type="float" office:value="81.5904606674101" calcext:value-type="float">
            <text:p>81.5904606674</text:p>
          </table:table-cell>
          <table:table-cell table:formula="of:=100-[.F13]" office:value-type="float" office:value="18.4095393325899" calcext:value-type="float">
            <text:p>18.4095393326</text:p>
          </table:table-cell>
          <table:table-cell office:value-type="float" office:value="1.45783" calcext:value-type="float">
            <text:p>1.45783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1" calcext:value-type="float">
            <text:p>1</text:p>
          </table:table-cell>
          <table:table-cell office:value-type="float" office:value="49830" calcext:value-type="float">
            <text:p>49830</text:p>
          </table:table-cell>
          <table:table-cell office:value-type="float" office:value="41246" calcext:value-type="float">
            <text:p>41246</text:p>
          </table:table-cell>
          <table:table-cell office:value-type="float" office:value="8584" calcext:value-type="float">
            <text:p>8584</text:p>
          </table:table-cell>
          <table:table-cell table:formula="of:=([.D14]/[.C14])*100" office:value-type="float" office:value="82.7734296608469" calcext:value-type="float">
            <text:p>82.7734296608</text:p>
          </table:table-cell>
          <table:table-cell table:formula="of:=100-[.F14]" office:value-type="float" office:value="17.2265703391531" calcext:value-type="float">
            <text:p>17.2265703392</text:p>
          </table:table-cell>
          <table:table-cell office:value-type="float" office:value="1.44099" calcext:value-type="float">
            <text:p>1.44099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2" calcext:value-type="float">
            <text:p>2</text:p>
          </table:table-cell>
          <table:table-cell office:value-type="float" office:value="46748" calcext:value-type="float">
            <text:p>46748</text:p>
          </table:table-cell>
          <table:table-cell office:value-type="float" office:value="38164" calcext:value-type="float">
            <text:p>38164</text:p>
          </table:table-cell>
          <table:table-cell office:value-type="float" office:value="8584" calcext:value-type="float">
            <text:p>8584</text:p>
          </table:table-cell>
          <table:table-cell table:formula="of:=([.D15]/[.C15])*100" office:value-type="float" office:value="81.6377171215881" calcext:value-type="float">
            <text:p>81.6377171216</text:p>
          </table:table-cell>
          <table:table-cell table:formula="of:=100-[.F15]" office:value-type="float" office:value="18.3622828784119" calcext:value-type="float">
            <text:p>18.3622828784</text:p>
          </table:table-cell>
          <table:table-cell office:value-type="float" office:value="1.45671" calcext:value-type="float">
            <text:p>1.45671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3" calcext:value-type="float">
            <text:p>3</text:p>
          </table:table-cell>
          <table:table-cell office:value-type="float" office:value="42636" calcext:value-type="float">
            <text:p>42636</text:p>
          </table:table-cell>
          <table:table-cell office:value-type="float" office:value="34052" calcext:value-type="float">
            <text:p>34052</text:p>
          </table:table-cell>
          <table:table-cell office:value-type="float" office:value="8584" calcext:value-type="float">
            <text:p>8584</text:p>
          </table:table-cell>
          <table:table-cell table:formula="of:=([.D16]/[.C16])*100" office:value-type="float" office:value="79.8667792475842" calcext:value-type="float">
            <text:p>79.8667792476</text:p>
          </table:table-cell>
          <table:table-cell table:formula="of:=100-[.F16]" office:value-type="float" office:value="20.1332207524158" calcext:value-type="float">
            <text:p>20.1332207524</text:p>
          </table:table-cell>
          <table:table-cell office:value-type="float" office:value="1.4758" calcext:value-type="float">
            <text:p>1.475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0" calcext:value-type="float">
            <text:p>0</text:p>
          </table:table-cell>
          <table:table-cell office:value-type="float" office:value="6866" calcext:value-type="float">
            <text:p>6866</text:p>
          </table:table-cell>
          <table:table-cell office:value-type="float" office:value="941" calcext:value-type="float">
            <text:p>941</text:p>
          </table:table-cell>
          <table:table-cell office:value-type="float" office:value="5925" calcext:value-type="float">
            <text:p>5925</text:p>
          </table:table-cell>
          <table:table-cell table:formula="of:=([.D18]/[.C18])*100" office:value-type="float" office:value="13.7052140984562" calcext:value-type="float">
            <text:p>13.7052140985</text:p>
          </table:table-cell>
          <table:table-cell table:formula="of:=100-[.F18]" office:value-type="float" office:value="86.2947859015438" calcext:value-type="float">
            <text:p>86.2947859015</text:p>
          </table:table-cell>
          <table:table-cell office:value-type="float" office:value="0.636919" calcext:value-type="float">
            <text:p>0.636919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1" calcext:value-type="float">
            <text:p>1</text:p>
          </table:table-cell>
          <table:table-cell office:value-type="float" office:value="7183" calcext:value-type="float">
            <text:p>7183</text:p>
          </table:table-cell>
          <table:table-cell office:value-type="float" office:value="1258" calcext:value-type="float">
            <text:p>1258</text:p>
          </table:table-cell>
          <table:table-cell office:value-type="float" office:value="5925" calcext:value-type="float">
            <text:p>5925</text:p>
          </table:table-cell>
          <table:table-cell table:formula="of:=([.D19]/[.C19])*100" office:value-type="float" office:value="17.5135737157177" calcext:value-type="float">
            <text:p>17.5135737157</text:p>
          </table:table-cell>
          <table:table-cell table:formula="of:=100-[.F19]" office:value-type="float" office:value="82.4864262842823" calcext:value-type="float">
            <text:p>82.4864262843</text:p>
          </table:table-cell>
          <table:table-cell office:value-type="float" office:value="0.636931" calcext:value-type="float">
            <text:p>0.636931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2" calcext:value-type="float">
            <text:p>2</text:p>
          </table:table-cell>
          <table:table-cell office:value-type="float" office:value="6953" calcext:value-type="float">
            <text:p>6953</text:p>
          </table:table-cell>
          <table:table-cell office:value-type="float" office:value="1028" calcext:value-type="float">
            <text:p>1028</text:p>
          </table:table-cell>
          <table:table-cell office:value-type="float" office:value="5925" calcext:value-type="float">
            <text:p>5925</text:p>
          </table:table-cell>
          <table:table-cell table:formula="of:=([.D20]/[.C20])*100" office:value-type="float" office:value="14.7849848986049" calcext:value-type="float">
            <text:p>14.7849848986</text:p>
          </table:table-cell>
          <table:table-cell table:formula="of:=100-[.F20]" office:value-type="float" office:value="85.2150151013951" calcext:value-type="float">
            <text:p>85.2150151014</text:p>
          </table:table-cell>
          <table:table-cell office:value-type="float" office:value="0.638357" calcext:value-type="float">
            <text:p>0.638357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3" calcext:value-type="float">
            <text:p>3</text:p>
          </table:table-cell>
          <table:table-cell office:value-type="float" office:value="6855" calcext:value-type="float">
            <text:p>6855</text:p>
          </table:table-cell>
          <table:table-cell office:value-type="float" office:value="930" calcext:value-type="float">
            <text:p>930</text:p>
          </table:table-cell>
          <table:table-cell office:value-type="float" office:value="5925" calcext:value-type="float">
            <text:p>5925</text:p>
          </table:table-cell>
          <table:table-cell table:formula="of:=([.D21]/[.C21])*100" office:value-type="float" office:value="13.5667396061269" calcext:value-type="float">
            <text:p>13.5667396061</text:p>
          </table:table-cell>
          <table:table-cell table:formula="of:=100-[.F21]" office:value-type="float" office:value="86.4332603938731" calcext:value-type="float">
            <text:p>86.4332603939</text:p>
          </table:table-cell>
          <table:table-cell office:value-type="float" office:value="0.636928" calcext:value-type="float">
            <text:p>0.6369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0" calcext:value-type="float">
            <text:p>0</text:p>
          </table:table-cell>
          <table:table-cell office:value-type="float" office:value="16328" calcext:value-type="float">
            <text:p>16328</text:p>
          </table:table-cell>
          <table:table-cell office:value-type="float" office:value="3841" calcext:value-type="float">
            <text:p>3841</text:p>
          </table:table-cell>
          <table:table-cell office:value-type="float" office:value="12487" calcext:value-type="float">
            <text:p>12487</text:p>
          </table:table-cell>
          <table:table-cell table:formula="of:=([.D23]/[.C23])*100" office:value-type="float" office:value="23.5240078392945" calcext:value-type="float">
            <text:p>23.5240078393</text:p>
          </table:table-cell>
          <table:table-cell table:formula="of:=100-[.F23]" office:value-type="float" office:value="76.4759921607056" calcext:value-type="float">
            <text:p>76.4759921607</text:p>
          </table:table-cell>
          <table:table-cell office:value-type="float" office:value="1.18446" calcext:value-type="float">
            <text:p>1.18446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1" calcext:value-type="float">
            <text:p>1</text:p>
          </table:table-cell>
          <table:table-cell office:value-type="float" office:value="16353" calcext:value-type="float">
            <text:p>16353</text:p>
          </table:table-cell>
          <table:table-cell office:value-type="float" office:value="3866" calcext:value-type="float">
            <text:p>3866</text:p>
          </table:table-cell>
          <table:table-cell office:value-type="float" office:value="12487" calcext:value-type="float">
            <text:p>12487</text:p>
          </table:table-cell>
          <table:table-cell table:formula="of:=([.D24]/[.C24])*100" office:value-type="float" office:value="23.6409221549563" calcext:value-type="float">
            <text:p>23.640922155</text:p>
          </table:table-cell>
          <table:table-cell table:formula="of:=100-[.F24]" office:value-type="float" office:value="76.3590778450437" calcext:value-type="float">
            <text:p>76.359077845</text:p>
          </table:table-cell>
          <table:table-cell office:value-type="float" office:value="1.18442" calcext:value-type="float">
            <text:p>1.18442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2" calcext:value-type="float">
            <text:p>2</text:p>
          </table:table-cell>
          <table:table-cell office:value-type="float" office:value="16598" calcext:value-type="float">
            <text:p>16598</text:p>
          </table:table-cell>
          <table:table-cell office:value-type="float" office:value="4113" calcext:value-type="float">
            <text:p>4113</text:p>
          </table:table-cell>
          <table:table-cell office:value-type="float" office:value="12485" calcext:value-type="float">
            <text:p>12485</text:p>
          </table:table-cell>
          <table:table-cell table:formula="of:=([.D25]/[.C25])*100" office:value-type="float" office:value="24.7800939872274" calcext:value-type="float">
            <text:p>24.7800939872</text:p>
          </table:table-cell>
          <table:table-cell table:formula="of:=100-[.F25]" office:value-type="float" office:value="75.2199060127726" calcext:value-type="float">
            <text:p>75.2199060128</text:p>
          </table:table-cell>
          <table:table-cell office:value-type="float" office:value="1.1845" calcext:value-type="float">
            <text:p>1.1845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3" calcext:value-type="float">
            <text:p>3</text:p>
          </table:table-cell>
          <table:table-cell office:value-type="float" office:value="16501" calcext:value-type="float">
            <text:p>16501</text:p>
          </table:table-cell>
          <table:table-cell office:value-type="float" office:value="4020" calcext:value-type="float">
            <text:p>4020</text:p>
          </table:table-cell>
          <table:table-cell office:value-type="float" office:value="12481" calcext:value-type="float">
            <text:p>12481</text:p>
          </table:table-cell>
          <table:table-cell table:formula="of:=([.D26]/[.C26])*100" office:value-type="float" office:value="24.3621598690988" calcext:value-type="float">
            <text:p>24.3621598691</text:p>
          </table:table-cell>
          <table:table-cell table:formula="of:=100-[.F26]" office:value-type="float" office:value="75.6378401309012" calcext:value-type="float">
            <text:p>75.6378401309</text:p>
          </table:table-cell>
          <table:table-cell office:value-type="float" office:value="1.18335" calcext:value-type="float">
            <text:p>1.183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0" calcext:value-type="float">
            <text:p>0</text:p>
          </table:table-cell>
          <table:table-cell office:value-type="float" office:value="111287" calcext:value-type="float">
            <text:p>111287</text:p>
          </table:table-cell>
          <table:table-cell office:value-type="float" office:value="102012" calcext:value-type="float">
            <text:p>102012</text:p>
          </table:table-cell>
          <table:table-cell office:value-type="float" office:value="9275" calcext:value-type="float">
            <text:p>9275</text:p>
          </table:table-cell>
          <table:table-cell table:formula="of:=([.D28]/[.C28])*100" office:value-type="float" office:value="91.6656932076523" calcext:value-type="float">
            <text:p>91.6656932077</text:p>
          </table:table-cell>
          <table:table-cell table:formula="of:=100-[.F28]" office:value-type="float" office:value="8.33430679234772" calcext:value-type="float">
            <text:p>8.3343067923</text:p>
          </table:table-cell>
          <table:table-cell office:value-type="float" office:value="0.306155" calcext:value-type="float">
            <text:p>0.306155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1" calcext:value-type="float">
            <text:p>1</text:p>
          </table:table-cell>
          <table:table-cell office:value-type="float" office:value="111594" calcext:value-type="float">
            <text:p>111594</text:p>
          </table:table-cell>
          <table:table-cell office:value-type="float" office:value="102347" calcext:value-type="float">
            <text:p>102347</text:p>
          </table:table-cell>
          <table:table-cell office:value-type="float" office:value="9247" calcext:value-type="float">
            <text:p>9247</text:p>
          </table:table-cell>
          <table:table-cell table:formula="of:=([.D29]/[.C29])*100" office:value-type="float" office:value="91.7137122067495" calcext:value-type="float">
            <text:p>91.7137122067</text:p>
          </table:table-cell>
          <table:table-cell table:formula="of:=100-[.F29]" office:value-type="float" office:value="8.28628779325054" calcext:value-type="float">
            <text:p>8.2862877933</text:p>
          </table:table-cell>
          <table:table-cell office:value-type="float" office:value="0.306144" calcext:value-type="float">
            <text:p>0.306144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2" calcext:value-type="float">
            <text:p>2</text:p>
          </table:table-cell>
          <table:table-cell office:value-type="float" office:value="112148" calcext:value-type="float">
            <text:p>112148</text:p>
          </table:table-cell>
          <table:table-cell office:value-type="float" office:value="102893" calcext:value-type="float">
            <text:p>102893</text:p>
          </table:table-cell>
          <table:table-cell office:value-type="float" office:value="9255" calcext:value-type="float">
            <text:p>9255</text:p>
          </table:table-cell>
          <table:table-cell table:formula="of:=([.D30]/[.C30])*100" office:value-type="float" office:value="91.7475122160003" calcext:value-type="float">
            <text:p>91.747512216</text:p>
          </table:table-cell>
          <table:table-cell table:formula="of:=100-[.F30]" office:value-type="float" office:value="8.25248778399971" calcext:value-type="float">
            <text:p>8.252487784</text:p>
          </table:table-cell>
          <table:table-cell office:value-type="float" office:value="0.306246" calcext:value-type="float">
            <text:p>0.306246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3" calcext:value-type="float">
            <text:p>3</text:p>
          </table:table-cell>
          <table:table-cell office:value-type="float" office:value="112831" calcext:value-type="float">
            <text:p>112831</text:p>
          </table:table-cell>
          <table:table-cell office:value-type="float" office:value="103578" calcext:value-type="float">
            <text:p>103578</text:p>
          </table:table-cell>
          <table:table-cell office:value-type="float" office:value="9253" calcext:value-type="float">
            <text:p>9253</text:p>
          </table:table-cell>
          <table:table-cell table:formula="of:=([.D31]/[.C31])*100" office:value-type="float" office:value="91.7992395706854" calcext:value-type="float">
            <text:p>91.7992395707</text:p>
          </table:table-cell>
          <table:table-cell table:formula="of:=100-[.F31]" office:value-type="float" office:value="8.20076042931464" calcext:value-type="float">
            <text:p>8.2007604293</text:p>
          </table:table-cell>
          <table:table-cell office:value-type="float" office:value="0.306277" calcext:value-type="float">
            <text:p>0.30627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0" calcext:value-type="float">
            <text:p>0</text:p>
          </table:table-cell>
          <table:table-cell office:value-type="float" office:value="24598" calcext:value-type="float">
            <text:p>24598</text:p>
          </table:table-cell>
          <table:table-cell office:value-type="float" office:value="12081" calcext:value-type="float">
            <text:p>12081</text:p>
          </table:table-cell>
          <table:table-cell office:value-type="float" office:value="12517" calcext:value-type="float">
            <text:p>12517</text:p>
          </table:table-cell>
          <table:table-cell table:formula="of:=([.D33]/[.C33])*100" office:value-type="float" office:value="49.1137490852915" calcext:value-type="float">
            <text:p>49.1137490853</text:p>
          </table:table-cell>
          <table:table-cell table:formula="of:=100-[.F33]" office:value-type="float" office:value="50.8862509147085" calcext:value-type="float">
            <text:p>50.8862509147</text:p>
          </table:table-cell>
          <table:table-cell office:value-type="float" office:value="1.07663" calcext:value-type="float">
            <text:p>1.07663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1" calcext:value-type="float">
            <text:p>1</text:p>
          </table:table-cell>
          <table:table-cell office:value-type="float" office:value="25009" calcext:value-type="float">
            <text:p>25009</text:p>
          </table:table-cell>
          <table:table-cell office:value-type="float" office:value="12492" calcext:value-type="float">
            <text:p>12492</text:p>
          </table:table-cell>
          <table:table-cell office:value-type="float" office:value="12517" calcext:value-type="float">
            <text:p>12517</text:p>
          </table:table-cell>
          <table:table-cell table:formula="of:=([.D34]/[.C34])*100" office:value-type="float" office:value="49.9500179935223" calcext:value-type="float">
            <text:p>49.9500179935</text:p>
          </table:table-cell>
          <table:table-cell table:formula="of:=100-[.F34]" office:value-type="float" office:value="50.0499820064777" calcext:value-type="float">
            <text:p>50.0499820065</text:p>
          </table:table-cell>
          <table:table-cell office:value-type="float" office:value="1.07681" calcext:value-type="float">
            <text:p>1.07681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2" calcext:value-type="float">
            <text:p>2</text:p>
          </table:table-cell>
          <table:table-cell office:value-type="float" office:value="25099" calcext:value-type="float">
            <text:p>25099</text:p>
          </table:table-cell>
          <table:table-cell office:value-type="float" office:value="12582" calcext:value-type="float">
            <text:p>12582</text:p>
          </table:table-cell>
          <table:table-cell office:value-type="float" office:value="12517" calcext:value-type="float">
            <text:p>12517</text:p>
          </table:table-cell>
          <table:table-cell table:formula="of:=([.D35]/[.C35])*100" office:value-type="float" office:value="50.129487230567" calcext:value-type="float">
            <text:p>50.1294872306</text:p>
          </table:table-cell>
          <table:table-cell table:formula="of:=100-[.F35]" office:value-type="float" office:value="49.870512769433" calcext:value-type="float">
            <text:p>49.8705127694</text:p>
          </table:table-cell>
          <table:table-cell office:value-type="float" office:value="1.07945" calcext:value-type="float">
            <text:p>1.07945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3" calcext:value-type="float">
            <text:p>3</text:p>
          </table:table-cell>
          <table:table-cell office:value-type="float" office:value="24862" calcext:value-type="float">
            <text:p>24862</text:p>
          </table:table-cell>
          <table:table-cell office:value-type="float" office:value="12345" calcext:value-type="float">
            <text:p>12345</text:p>
          </table:table-cell>
          <table:table-cell office:value-type="float" office:value="12517" calcext:value-type="float">
            <text:p>12517</text:p>
          </table:table-cell>
          <table:table-cell table:formula="of:=([.D36]/[.C36])*100" office:value-type="float" office:value="49.6540905800016" calcext:value-type="float">
            <text:p>49.65409058</text:p>
          </table:table-cell>
          <table:table-cell table:formula="of:=100-[.F36]" office:value-type="float" office:value="50.3459094199984" calcext:value-type="float">
            <text:p>50.34590942</text:p>
          </table:table-cell>
          <table:table-cell office:value-type="float" office:value="1.07695" calcext:value-type="float">
            <text:p>1.0769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0" calcext:value-type="float">
            <text:p>0</text:p>
          </table:table-cell>
          <table:table-cell office:value-type="float" office:value="586595" calcext:value-type="float">
            <text:p>586595</text:p>
          </table:table-cell>
          <table:table-cell office:value-type="float" office:value="240307" calcext:value-type="float">
            <text:p>240307</text:p>
          </table:table-cell>
          <table:table-cell office:value-type="float" office:value="346126" calcext:value-type="float">
            <text:p>346126</text:p>
          </table:table-cell>
          <table:table-cell table:formula="of:=([.D38]/[.C38])*100" office:value-type="float" office:value="40.9664248757661" calcext:value-type="float">
            <text:p>40.9664248758</text:p>
          </table:table-cell>
          <table:table-cell table:formula="of:=100-[.F38]" office:value-type="float" office:value="59.0335751242339" calcext:value-type="float">
            <text:p>59.0335751242</text:p>
          </table:table-cell>
          <table:table-cell office:value-type="float" office:value="0.0725333" calcext:value-type="float">
            <text:p>0.0725333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1" calcext:value-type="float">
            <text:p>1</text:p>
          </table:table-cell>
          <table:table-cell office:value-type="float" office:value="587033" calcext:value-type="float">
            <text:p>587033</text:p>
          </table:table-cell>
          <table:table-cell office:value-type="float" office:value="241265" calcext:value-type="float">
            <text:p>241265</text:p>
          </table:table-cell>
          <table:table-cell office:value-type="float" office:value="345768" calcext:value-type="float">
            <text:p>345768</text:p>
          </table:table-cell>
          <table:table-cell table:formula="of:=([.D39]/[.C39])*100" office:value-type="float" office:value="41.0990523531045" calcext:value-type="float">
            <text:p>41.0990523531</text:p>
          </table:table-cell>
          <table:table-cell table:formula="of:=100-[.F39]" office:value-type="float" office:value="58.9009476468955" calcext:value-type="float">
            <text:p>58.9009476469</text:p>
          </table:table-cell>
          <table:table-cell office:value-type="float" office:value="0.073022" calcext:value-type="float">
            <text:p>0.073022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2" calcext:value-type="float">
            <text:p>2</text:p>
          </table:table-cell>
          <table:table-cell office:value-type="float" office:value="588151" calcext:value-type="float">
            <text:p>588151</text:p>
          </table:table-cell>
          <table:table-cell office:value-type="float" office:value="241519" calcext:value-type="float">
            <text:p>241519</text:p>
          </table:table-cell>
          <table:table-cell office:value-type="float" office:value="346465" calcext:value-type="float">
            <text:p>346465</text:p>
          </table:table-cell>
          <table:table-cell table:formula="of:=([.D40]/[.C40])*100" office:value-type="float" office:value="41.0641144876061" calcext:value-type="float">
            <text:p>41.0641144876</text:p>
          </table:table-cell>
          <table:table-cell table:formula="of:=100-[.F40]" office:value-type="float" office:value="58.9358855123939" calcext:value-type="float">
            <text:p>58.9358855124</text:p>
          </table:table-cell>
          <table:table-cell office:value-type="float" office:value="0.0727504" calcext:value-type="float">
            <text:p>0.0727504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3" calcext:value-type="float">
            <text:p>3</text:p>
          </table:table-cell>
          <table:table-cell office:value-type="float" office:value="588353" calcext:value-type="float">
            <text:p>588353</text:p>
          </table:table-cell>
          <table:table-cell office:value-type="float" office:value="241664" calcext:value-type="float">
            <text:p>241664</text:p>
          </table:table-cell>
          <table:table-cell office:value-type="float" office:value="346689" calcext:value-type="float">
            <text:p>346689</text:p>
          </table:table-cell>
          <table:table-cell table:formula="of:=([.D41]/[.C41])*100" office:value-type="float" office:value="41.0746609603418" calcext:value-type="float">
            <text:p>41.0746609603</text:p>
          </table:table-cell>
          <table:table-cell table:formula="of:=100-[.F41]" office:value-type="float" office:value="58.9253390396582" calcext:value-type="float">
            <text:p>58.9253390397</text:p>
          </table:table-cell>
          <table:table-cell office:value-type="float" office:value="0.0725972" calcext:value-type="float">
            <text:p>0.072597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649" calcext:value-type="float">
            <text:p>649</text:p>
          </table:table-cell>
          <table:table-cell office:value-type="float" office:value="761" calcext:value-type="float">
            <text:p>761</text:p>
          </table:table-cell>
          <table:table-cell table:formula="of:=([.D43]/[.C43])*100" office:value-type="float" office:value="46.0283687943262" calcext:value-type="float">
            <text:p>46.0283687943</text:p>
          </table:table-cell>
          <table:table-cell table:formula="of:=100-[.F43]" office:value-type="float" office:value="53.9716312056738" calcext:value-type="float">
            <text:p>53.9716312057</text:p>
          </table:table-cell>
          <table:table-cell office:value-type="float" office:value="0.390031" calcext:value-type="float">
            <text:p>0.390031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1" calcext:value-type="float">
            <text:p>1</text:p>
          </table:table-cell>
          <table:table-cell office:value-type="float" office:value="1384" calcext:value-type="float">
            <text:p>1384</text:p>
          </table:table-cell>
          <table:table-cell office:value-type="float" office:value="623" calcext:value-type="float">
            <text:p>623</text:p>
          </table:table-cell>
          <table:table-cell office:value-type="float" office:value="761" calcext:value-type="float">
            <text:p>761</text:p>
          </table:table-cell>
          <table:table-cell table:formula="of:=([.D44]/[.C44])*100" office:value-type="float" office:value="45.014450867052" calcext:value-type="float">
            <text:p>45.0144508671</text:p>
          </table:table-cell>
          <table:table-cell table:formula="of:=100-[.F44]" office:value-type="float" office:value="54.985549132948" calcext:value-type="float">
            <text:p>54.9855491329</text:p>
          </table:table-cell>
          <table:table-cell office:value-type="float" office:value="0.390035" calcext:value-type="float">
            <text:p>0.390035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2" calcext:value-type="float">
            <text:p>2</text:p>
          </table:table-cell>
          <table:table-cell office:value-type="float" office:value="1428" calcext:value-type="float">
            <text:p>1428</text:p>
          </table:table-cell>
          <table:table-cell office:value-type="float" office:value="667" calcext:value-type="float">
            <text:p>667</text:p>
          </table:table-cell>
          <table:table-cell office:value-type="float" office:value="761" calcext:value-type="float">
            <text:p>761</text:p>
          </table:table-cell>
          <table:table-cell table:formula="of:=([.D45]/[.C45])*100" office:value-type="float" office:value="46.7086834733894" calcext:value-type="float">
            <text:p>46.7086834734</text:p>
          </table:table-cell>
          <table:table-cell table:formula="of:=100-[.F45]" office:value-type="float" office:value="53.2913165266106" calcext:value-type="float">
            <text:p>53.2913165266</text:p>
          </table:table-cell>
          <table:table-cell office:value-type="float" office:value="0.390039" calcext:value-type="float">
            <text:p>0.390039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3" calcext:value-type="float">
            <text:p>3</text:p>
          </table:table-cell>
          <table:table-cell office:value-type="float" office:value="1417" calcext:value-type="float">
            <text:p>1417</text:p>
          </table:table-cell>
          <table:table-cell office:value-type="float" office:value="656" calcext:value-type="float">
            <text:p>656</text:p>
          </table:table-cell>
          <table:table-cell table:formula="of:=[.C46]-[.D46]" office:value-type="float" office:value="761" calcext:value-type="float">
            <text:p>761</text:p>
          </table:table-cell>
          <table:table-cell table:formula="of:=([.D46]/[.C46])*100" office:value-type="float" office:value="46.2949894142555" calcext:value-type="float">
            <text:p>46.2949894143</text:p>
          </table:table-cell>
          <table:table-cell table:formula="of:=100-[.F46]" office:value-type="float" office:value="53.7050105857445" calcext:value-type="float">
            <text:p>53.7050105857</text:p>
          </table:table-cell>
          <table:table-cell office:value-type="float" office:value="0.390037" calcext:value-type="float">
            <text:p>0.39003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office:value-type="float" office:value="1763" calcext:value-type="float">
            <text:p>1763</text:p>
          </table:table-cell>
          <table:table-cell table:formula="of:=[.C48]-[.D48]" office:value-type="float" office:value="427" calcext:value-type="float">
            <text:p>427</text:p>
          </table:table-cell>
          <table:table-cell table:formula="of:=([.D48]/[.C48])*100" office:value-type="float" office:value="80.5022831050228" calcext:value-type="float">
            <text:p>80.502283105</text:p>
          </table:table-cell>
          <table:table-cell table:formula="of:=100-[.F48]" office:value-type="float" office:value="19.4977168949772" calcext:value-type="float">
            <text:p>19.497716895</text:p>
          </table:table-cell>
          <table:table-cell office:value-type="float" office:value="0.372527" calcext:value-type="float">
            <text:p>0.372527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1" calcext:value-type="float">
            <text:p>1</text:p>
          </table:table-cell>
          <table:table-cell office:value-type="float" office:value="1845" calcext:value-type="float">
            <text:p>1845</text:p>
          </table:table-cell>
          <table:table-cell office:value-type="float" office:value="1418" calcext:value-type="float">
            <text:p>1418</text:p>
          </table:table-cell>
          <table:table-cell table:formula="of:=[.C49]-[.D49]" office:value-type="float" office:value="427" calcext:value-type="float">
            <text:p>427</text:p>
          </table:table-cell>
          <table:table-cell table:formula="of:=([.D49]/[.C49])*100" office:value-type="float" office:value="76.8563685636856" calcext:value-type="float">
            <text:p>76.8563685637</text:p>
          </table:table-cell>
          <table:table-cell table:formula="of:=100-[.F49]" office:value-type="float" office:value="23.1436314363144" calcext:value-type="float">
            <text:p>23.1436314363</text:p>
          </table:table-cell>
          <table:table-cell office:value-type="float" office:value="0.372532" calcext:value-type="float">
            <text:p>0.372532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float" office:value="579" calcext:value-type="float">
            <text:p>579</text:p>
          </table:table-cell>
          <table:table-cell table:formula="of:=[.C50]-[.D50]" office:value-type="float" office:value="427" calcext:value-type="float">
            <text:p>427</text:p>
          </table:table-cell>
          <table:table-cell table:formula="of:=([.D50]/[.C50])*100" office:value-type="float" office:value="57.5546719681909" calcext:value-type="float">
            <text:p>57.5546719682</text:p>
          </table:table-cell>
          <table:table-cell table:formula="of:=100-[.F50]" office:value-type="float" office:value="42.4453280318092" calcext:value-type="float">
            <text:p>42.4453280318</text:p>
          </table:table-cell>
          <table:table-cell office:value-type="float" office:value="0.372538" calcext:value-type="float">
            <text:p>0.372538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3" calcext:value-type="float">
            <text:p>3</text:p>
          </table:table-cell>
          <table:table-cell office:value-type="float" office:value="787" calcext:value-type="float">
            <text:p>787</text:p>
          </table:table-cell>
          <table:table-cell office:value-type="float" office:value="360" calcext:value-type="float">
            <text:p>360</text:p>
          </table:table-cell>
          <table:table-cell table:formula="of:=[.C51]-[.D51]" office:value-type="float" office:value="427" calcext:value-type="float">
            <text:p>427</text:p>
          </table:table-cell>
          <table:table-cell table:formula="of:=([.D51]/[.C51])*100" office:value-type="float" office:value="45.7433290978399" calcext:value-type="float">
            <text:p>45.7433290978</text:p>
          </table:table-cell>
          <table:table-cell table:formula="of:=100-[.F51]" office:value-type="float" office:value="54.2566709021601" calcext:value-type="float">
            <text:p>54.2566709022</text:p>
          </table:table-cell>
          <table:table-cell office:value-type="float" office:value="0.372553" calcext:value-type="float">
            <text:p>0.3725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0" calcext:value-type="float">
            <text:p>0</text:p>
          </table:table-cell>
          <table:table-cell office:value-type="float" office:value="209758" calcext:value-type="float">
            <text:p>209758</text:p>
          </table:table-cell>
          <table:table-cell office:value-type="float" office:value="87437" calcext:value-type="float">
            <text:p>87437</text:p>
          </table:table-cell>
          <table:table-cell table:formula="of:=[.C53]-[.D53]" office:value-type="float" office:value="122321" calcext:value-type="float">
            <text:p>122321</text:p>
          </table:table-cell>
          <table:table-cell table:formula="of:=([.D53]/[.C53])*100" office:value-type="float" office:value="41.6847033247838" calcext:value-type="float">
            <text:p>41.6847033248</text:p>
          </table:table-cell>
          <table:table-cell table:formula="of:=100-[.F53]" office:value-type="float" office:value="58.3152966752162" calcext:value-type="float">
            <text:p>58.3152966752</text:p>
          </table:table-cell>
          <table:table-cell office:value-type="float" office:value="0.250941" calcext:value-type="float">
            <text:p>0.250941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1" calcext:value-type="float">
            <text:p>1</text:p>
          </table:table-cell>
          <table:table-cell office:value-type="float" office:value="208090" calcext:value-type="float">
            <text:p>208090</text:p>
          </table:table-cell>
          <table:table-cell office:value-type="float" office:value="85977" calcext:value-type="float">
            <text:p>85977</text:p>
          </table:table-cell>
          <table:table-cell table:formula="of:=[.C54]-[.D54]" office:value-type="float" office:value="122113" calcext:value-type="float">
            <text:p>122113</text:p>
          </table:table-cell>
          <table:table-cell table:formula="of:=([.D54]/[.C54])*100" office:value-type="float" office:value="41.3172185112211" calcext:value-type="float">
            <text:p>41.3172185112</text:p>
          </table:table-cell>
          <table:table-cell table:formula="of:=100-[.F54]" office:value-type="float" office:value="58.6827814887789" calcext:value-type="float">
            <text:p>58.6827814888</text:p>
          </table:table-cell>
          <table:table-cell office:value-type="float" office:value="0.251674" calcext:value-type="float">
            <text:p>0.251674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2" calcext:value-type="float">
            <text:p>2</text:p>
          </table:table-cell>
          <table:table-cell office:value-type="float" office:value="209227" calcext:value-type="float">
            <text:p>209227</text:p>
          </table:table-cell>
          <table:table-cell office:value-type="float" office:value="87089" calcext:value-type="float">
            <text:p>87089</text:p>
          </table:table-cell>
          <table:table-cell table:formula="of:=[.C55]-[.D55]" office:value-type="float" office:value="122138" calcext:value-type="float">
            <text:p>122138</text:p>
          </table:table-cell>
          <table:table-cell table:formula="of:=([.D55]/[.C55])*100" office:value-type="float" office:value="41.6241689648086" calcext:value-type="float">
            <text:p>41.6241689648</text:p>
          </table:table-cell>
          <table:table-cell table:formula="of:=100-[.F55]" office:value-type="float" office:value="58.3758310351915" calcext:value-type="float">
            <text:p>58.3758310352</text:p>
          </table:table-cell>
          <table:table-cell office:value-type="float" office:value="0.247609" calcext:value-type="float">
            <text:p>0.247609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3" calcext:value-type="float">
            <text:p>3</text:p>
          </table:table-cell>
          <table:table-cell office:value-type="float" office:value="209294" calcext:value-type="float">
            <text:p>209294</text:p>
          </table:table-cell>
          <table:table-cell office:value-type="float" office:value="87537" calcext:value-type="float">
            <text:p>87537</text:p>
          </table:table-cell>
          <table:table-cell table:formula="of:=[.C56]-[.D56]" office:value-type="float" office:value="121757" calcext:value-type="float">
            <text:p>121757</text:p>
          </table:table-cell>
          <table:table-cell table:formula="of:=([.D56]/[.C56])*100" office:value-type="float" office:value="41.8248970347932" calcext:value-type="float">
            <text:p>41.8248970348</text:p>
          </table:table-cell>
          <table:table-cell table:formula="of:=100-[.F56]" office:value-type="float" office:value="58.1751029652068" calcext:value-type="float">
            <text:p>58.1751029652</text:p>
          </table:table-cell>
          <table:table-cell office:value-type="float" office:value="0.2508" calcext:value-type="float">
            <text:p>0.25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0" calcext:value-type="float">
            <text:p>0</text:p>
          </table:table-cell>
          <table:table-cell office:value-type="float" office:value="333455" calcext:value-type="float">
            <text:p>333455</text:p>
          </table:table-cell>
          <table:table-cell office:value-type="float" office:value="163070" calcext:value-type="float">
            <text:p>163070</text:p>
          </table:table-cell>
          <table:table-cell table:formula="of:=[.C58]-[.D58]" office:value-type="float" office:value="170385" calcext:value-type="float">
            <text:p>170385</text:p>
          </table:table-cell>
          <table:table-cell table:formula="of:=([.D58]/[.C58])*100" office:value-type="float" office:value="48.9031503501222" calcext:value-type="float">
            <text:p>48.9031503501</text:p>
          </table:table-cell>
          <table:table-cell table:formula="of:=100-[.F58]" office:value-type="float" office:value="51.0968496498778" calcext:value-type="float">
            <text:p>51.0968496499</text:p>
          </table:table-cell>
          <table:table-cell office:value-type="float" office:value="0.213461" calcext:value-type="float">
            <text:p>0.213461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1" calcext:value-type="float">
            <text:p>1</text:p>
          </table:table-cell>
          <table:table-cell office:value-type="float" office:value="335426" calcext:value-type="float">
            <text:p>335426</text:p>
          </table:table-cell>
          <table:table-cell office:value-type="float" office:value="164854" calcext:value-type="float">
            <text:p>164854</text:p>
          </table:table-cell>
          <table:table-cell table:formula="of:=[.C59]-[.D59]" office:value-type="float" office:value="170572" calcext:value-type="float">
            <text:p>170572</text:p>
          </table:table-cell>
          <table:table-cell table:formula="of:=([.D59]/[.C59])*100" office:value-type="float" office:value="49.1476510467286" calcext:value-type="float">
            <text:p>49.1476510467</text:p>
          </table:table-cell>
          <table:table-cell table:formula="of:=100-[.F59]" office:value-type="float" office:value="50.8523489532714" calcext:value-type="float">
            <text:p>50.8523489533</text:p>
          </table:table-cell>
          <table:table-cell office:value-type="float" office:value="0.212344" calcext:value-type="float">
            <text:p>0.212344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2" calcext:value-type="float">
            <text:p>2</text:p>
          </table:table-cell>
          <table:table-cell office:value-type="float" office:value="334827" calcext:value-type="float">
            <text:p>334827</text:p>
          </table:table-cell>
          <table:table-cell office:value-type="float" office:value="164091" calcext:value-type="float">
            <text:p>164091</text:p>
          </table:table-cell>
          <table:table-cell table:formula="of:=[.C60]-[.D60]" office:value-type="float" office:value="170736" calcext:value-type="float">
            <text:p>170736</text:p>
          </table:table-cell>
          <table:table-cell table:formula="of:=([.D60]/[.C60])*100" office:value-type="float" office:value="49.00769651193" calcext:value-type="float">
            <text:p>49.0076965119</text:p>
          </table:table-cell>
          <table:table-cell table:formula="of:=100-[.F60]" office:value-type="float" office:value="50.99230348807" calcext:value-type="float">
            <text:p>50.9923034881</text:p>
          </table:table-cell>
          <table:table-cell office:value-type="float" office:value="0.21346" calcext:value-type="float">
            <text:p>0.21346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3" calcext:value-type="float">
            <text:p>3</text:p>
          </table:table-cell>
          <table:table-cell office:value-type="float" office:value="334777" calcext:value-type="float">
            <text:p>334777</text:p>
          </table:table-cell>
          <table:table-cell office:value-type="float" office:value="163953" calcext:value-type="float">
            <text:p>163953</text:p>
          </table:table-cell>
          <table:table-cell table:formula="of:=[.C61]-[.D61]" office:value-type="float" office:value="170824" calcext:value-type="float">
            <text:p>170824</text:p>
          </table:table-cell>
          <table:table-cell table:formula="of:=([.D61]/[.C61])*100" office:value-type="float" office:value="48.9737944960377" calcext:value-type="float">
            <text:p>48.973794496</text:p>
          </table:table-cell>
          <table:table-cell table:formula="of:=100-[.F61]" office:value-type="float" office:value="51.0262055039623" calcext:value-type="float">
            <text:p>51.026205504</text:p>
          </table:table-cell>
          <table:table-cell office:value-type="float" office:value="0.212358" calcext:value-type="float">
            <text:p>0.21235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" calcext:value-type="float">
            <text:p>0</text:p>
          </table:table-cell>
          <table:table-cell office:value-type="float" office:value="734340" calcext:value-type="float">
            <text:p>734340</text:p>
          </table:table-cell>
          <table:table-cell office:value-type="float" office:value="732198" calcext:value-type="float">
            <text:p>732198</text:p>
          </table:table-cell>
          <table:table-cell table:formula="of:=[.C63]-[.D63]" office:value-type="float" office:value="2142" calcext:value-type="float">
            <text:p>2142</text:p>
          </table:table-cell>
          <table:table-cell table:formula="of:=([.D63]/[.C63])*100" office:value-type="float" office:value="99.7083095024103" calcext:value-type="float">
            <text:p>99.7083095024</text:p>
          </table:table-cell>
          <table:table-cell table:formula="of:=100-[.F63]" office:value-type="float" office:value="0.29169049758967" calcext:value-type="float">
            <text:p>0.2916904976</text:p>
          </table:table-cell>
          <table:table-cell office:value-type="float" office:value="0.734408" calcext:value-type="float">
            <text:p>0.734408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1" calcext:value-type="float">
            <text:p>1</text:p>
          </table:table-cell>
          <table:table-cell office:value-type="float" office:value="729469" calcext:value-type="float">
            <text:p>729469</text:p>
          </table:table-cell>
          <table:table-cell office:value-type="float" office:value="727327" calcext:value-type="float">
            <text:p>727327</text:p>
          </table:table-cell>
          <table:table-cell table:formula="of:=[.C64]-[.D64]" office:value-type="float" office:value="2142" calcext:value-type="float">
            <text:p>2142</text:p>
          </table:table-cell>
          <table:table-cell table:formula="of:=([.D64]/[.C64])*100" office:value-type="float" office:value="99.7063617508078" calcext:value-type="float">
            <text:p>99.7063617508</text:p>
          </table:table-cell>
          <table:table-cell table:formula="of:=100-[.F64]" office:value-type="float" office:value="0.293638249192213" calcext:value-type="float">
            <text:p>0.2936382492</text:p>
          </table:table-cell>
          <table:table-cell office:value-type="float" office:value="0.734416" calcext:value-type="float">
            <text:p>0.734416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2" calcext:value-type="float">
            <text:p>2</text:p>
          </table:table-cell>
          <table:table-cell office:value-type="float" office:value="727427" calcext:value-type="float">
            <text:p>727427</text:p>
          </table:table-cell>
          <table:table-cell office:value-type="float" office:value="725285" calcext:value-type="float">
            <text:p>725285</text:p>
          </table:table-cell>
          <table:table-cell table:formula="of:=[.C65]-[.D65]" office:value-type="float" office:value="2142" calcext:value-type="float">
            <text:p>2142</text:p>
          </table:table-cell>
          <table:table-cell table:formula="of:=([.D65]/[.C65])*100" office:value-type="float" office:value="99.7055374628657" calcext:value-type="float">
            <text:p>99.7055374629</text:p>
          </table:table-cell>
          <table:table-cell table:formula="of:=100-[.F65]" office:value-type="float" office:value="0.294462537134308" calcext:value-type="float">
            <text:p>0.2944625371</text:p>
          </table:table-cell>
          <table:table-cell office:value-type="float" office:value="0.73443" calcext:value-type="float">
            <text:p>0.73443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3" calcext:value-type="float">
            <text:p>3</text:p>
          </table:table-cell>
          <table:table-cell office:value-type="float" office:value="740907" calcext:value-type="float">
            <text:p>740907</text:p>
          </table:table-cell>
          <table:table-cell office:value-type="float" office:value="738765" calcext:value-type="float">
            <text:p>738765</text:p>
          </table:table-cell>
          <table:table-cell table:formula="of:=[.C66]-[.D66]" office:value-type="float" office:value="2142" calcext:value-type="float">
            <text:p>2142</text:p>
          </table:table-cell>
          <table:table-cell table:formula="of:=([.D66]/[.C66])*100" office:value-type="float" office:value="99.710894889642" calcext:value-type="float">
            <text:p>99.7108948896</text:p>
          </table:table-cell>
          <table:table-cell table:formula="of:=100-[.F66]" office:value-type="float" office:value="0.28910511035798" calcext:value-type="float">
            <text:p>0.2891051104</text:p>
          </table:table-cell>
          <table:table-cell office:value-type="float" office:value="0.734407" calcext:value-type="float">
            <text:p>0.7344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0" calcext:value-type="float">
            <text:p>0</text:p>
          </table:table-cell>
          <table:table-cell office:value-type="float" office:value="46875" calcext:value-type="float">
            <text:p>46875</text:p>
          </table:table-cell>
          <table:table-cell office:value-type="float" office:value="36102" calcext:value-type="float">
            <text:p>36102</text:p>
          </table:table-cell>
          <table:table-cell table:formula="of:=[.C68]-[.D68]" office:value-type="float" office:value="10773" calcext:value-type="float">
            <text:p>10773</text:p>
          </table:table-cell>
          <table:table-cell table:formula="of:=([.D68]/[.C68])*100" office:value-type="float" office:value="77.0176" calcext:value-type="float">
            <text:p>77.0176</text:p>
          </table:table-cell>
          <table:table-cell table:formula="of:=100-[.F68]" office:value-type="float" office:value="22.9824" calcext:value-type="float">
            <text:p>22.9824</text:p>
          </table:table-cell>
          <table:table-cell office:value-type="float" office:value="0.634794" calcext:value-type="float">
            <text:p>0.634794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1" calcext:value-type="float">
            <text:p>1</text:p>
          </table:table-cell>
          <table:table-cell office:value-type="float" office:value="45544" calcext:value-type="float">
            <text:p>45544</text:p>
          </table:table-cell>
          <table:table-cell office:value-type="float" office:value="34774" calcext:value-type="float">
            <text:p>34774</text:p>
          </table:table-cell>
          <table:table-cell table:formula="of:=[.C69]-[.D69]" office:value-type="float" office:value="10770" calcext:value-type="float">
            <text:p>10770</text:p>
          </table:table-cell>
          <table:table-cell table:formula="of:=([.D69]/[.C69])*100" office:value-type="float" office:value="76.3525382048129" calcext:value-type="float">
            <text:p>76.3525382048</text:p>
          </table:table-cell>
          <table:table-cell table:formula="of:=100-[.F69]" office:value-type="float" office:value="23.6474617951871" calcext:value-type="float">
            <text:p>23.6474617952</text:p>
          </table:table-cell>
          <table:table-cell office:value-type="float" office:value="0.635817" calcext:value-type="float">
            <text:p>0.635817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2" calcext:value-type="float">
            <text:p>2</text:p>
          </table:table-cell>
          <table:table-cell office:value-type="float" office:value="45799" calcext:value-type="float">
            <text:p>45799</text:p>
          </table:table-cell>
          <table:table-cell office:value-type="float" office:value="35033" calcext:value-type="float">
            <text:p>35033</text:p>
          </table:table-cell>
          <table:table-cell table:formula="of:=[.C70]-[.D70]" office:value-type="float" office:value="10766" calcext:value-type="float">
            <text:p>10766</text:p>
          </table:table-cell>
          <table:table-cell table:formula="of:=([.D70]/[.C70])*100" office:value-type="float" office:value="76.4929365269984" calcext:value-type="float">
            <text:p>76.492936527</text:p>
          </table:table-cell>
          <table:table-cell table:formula="of:=100-[.F70]" office:value-type="float" office:value="23.5070634730016" calcext:value-type="float">
            <text:p>23.507063473</text:p>
          </table:table-cell>
          <table:table-cell office:value-type="float" office:value="0.634418" calcext:value-type="float">
            <text:p>0.634418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3" calcext:value-type="float">
            <text:p>3</text:p>
          </table:table-cell>
          <table:table-cell office:value-type="float" office:value="45589" calcext:value-type="float">
            <text:p>45589</text:p>
          </table:table-cell>
          <table:table-cell office:value-type="float" office:value="34830" calcext:value-type="float">
            <text:p>34830</text:p>
          </table:table-cell>
          <table:table-cell table:formula="of:=[.C71]-[.D71]" office:value-type="float" office:value="10759" calcext:value-type="float">
            <text:p>10759</text:p>
          </table:table-cell>
          <table:table-cell table:formula="of:=([.D71]/[.C71])*100" office:value-type="float" office:value="76.4000087740464" calcext:value-type="float">
            <text:p>76.400008774</text:p>
          </table:table-cell>
          <table:table-cell table:formula="of:=100-[.F71]" office:value-type="float" office:value="23.5999912259536" calcext:value-type="float">
            <text:p>23.599991226</text:p>
          </table:table-cell>
          <table:table-cell office:value-type="float" office:value="0.635648" calcext:value-type="float">
            <text:p>0.635648</text:p>
          </table:table-cell>
        </table:table-row>
        <table:table-row table:style-name="ro1">
          <table:table-cell table:number-columns-repeated="4"/>
          <table:table-cell table:formula="of:=[.C72]-[.D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0" calcext:value-type="float">
            <text:p>0</text:p>
          </table:table-cell>
          <table:table-cell office:value-type="float" office:value="67155" calcext:value-type="float">
            <text:p>67155</text:p>
          </table:table-cell>
          <table:table-cell office:value-type="float" office:value="13038" calcext:value-type="float">
            <text:p>13038</text:p>
          </table:table-cell>
          <table:table-cell table:formula="of:=[.C73]-[.D73]" office:value-type="float" office:value="54117" calcext:value-type="float">
            <text:p>54117</text:p>
          </table:table-cell>
          <table:table-cell table:formula="of:=([.D73]/[.C73])*100" office:value-type="float" office:value="19.414786687514" calcext:value-type="float">
            <text:p>19.4147866875</text:p>
          </table:table-cell>
          <table:table-cell table:formula="of:=100-[.F73]" office:value-type="float" office:value="80.585213312486" calcext:value-type="float">
            <text:p>80.5852133125</text:p>
          </table:table-cell>
          <table:table-cell office:value-type="float" office:value="0.492352" calcext:value-type="float">
            <text:p>0.492352</text:p>
          </table:table-cell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1" calcext:value-type="float">
            <text:p>1</text:p>
          </table:table-cell>
          <table:table-cell office:value-type="float" office:value="67177" calcext:value-type="float">
            <text:p>67177</text:p>
          </table:table-cell>
          <table:table-cell office:value-type="float" office:value="13055" calcext:value-type="float">
            <text:p>13055</text:p>
          </table:table-cell>
          <table:table-cell table:formula="of:=[.C74]-[.D74]" office:value-type="float" office:value="54122" calcext:value-type="float">
            <text:p>54122</text:p>
          </table:table-cell>
          <table:table-cell table:formula="of:=([.D74]/[.C74])*100" office:value-type="float" office:value="19.4337347604091" calcext:value-type="float">
            <text:p>19.4337347604</text:p>
          </table:table-cell>
          <table:table-cell table:formula="of:=100-[.F74]" office:value-type="float" office:value="80.5662652395909" calcext:value-type="float">
            <text:p>80.5662652396</text:p>
          </table:table-cell>
          <table:table-cell office:value-type="float" office:value="0.493354" calcext:value-type="float">
            <text:p>0.493354</text:p>
          </table:table-cell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2" calcext:value-type="float">
            <text:p>2</text:p>
          </table:table-cell>
          <table:table-cell office:value-type="float" office:value="66908" calcext:value-type="float">
            <text:p>66908</text:p>
          </table:table-cell>
          <table:table-cell office:value-type="float" office:value="12812" calcext:value-type="float">
            <text:p>12812</text:p>
          </table:table-cell>
          <table:table-cell table:formula="of:=[.C75]-[.D75]" office:value-type="float" office:value="54096" calcext:value-type="float">
            <text:p>54096</text:p>
          </table:table-cell>
          <table:table-cell table:formula="of:=([.D75]/[.C75])*100" office:value-type="float" office:value="19.1486817719854" calcext:value-type="float">
            <text:p>19.148681772</text:p>
          </table:table-cell>
          <table:table-cell table:formula="of:=100-[.F75]" office:value-type="float" office:value="80.8513182280146" calcext:value-type="float">
            <text:p>80.851318228</text:p>
          </table:table-cell>
          <table:table-cell office:value-type="float" office:value="0.492362" calcext:value-type="float">
            <text:p>0.492362</text:p>
          </table:table-cell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3" calcext:value-type="float">
            <text:p>3</text:p>
          </table:table-cell>
          <table:table-cell office:value-type="float" office:value="67335" calcext:value-type="float">
            <text:p>67335</text:p>
          </table:table-cell>
          <table:table-cell office:value-type="float" office:value="13128" calcext:value-type="float">
            <text:p>13128</text:p>
          </table:table-cell>
          <table:table-cell table:formula="of:=[.C76]-[.D76]" office:value-type="float" office:value="54207" calcext:value-type="float">
            <text:p>54207</text:p>
          </table:table-cell>
          <table:table-cell table:formula="of:=([.D76]/[.C76])*100" office:value-type="float" office:value="19.4965471151704" calcext:value-type="float">
            <text:p>19.4965471152</text:p>
          </table:table-cell>
          <table:table-cell table:formula="of:=100-[.F76]" office:value-type="float" office:value="80.5034528848296" calcext:value-type="float">
            <text:p>80.5034528848</text:p>
          </table:table-cell>
          <table:table-cell office:value-type="float" office:value="0.494423" calcext:value-type="float">
            <text:p>0.494423</text:p>
          </table:table-cell>
        </table:table-row>
      </table:table>
      <table:table table:name="Sheet10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7" table:default-cell-style-name="Default"/>
        <table:table-row table:style-name="ro3">
          <table:table-cell table:style-name="ce5" table:number-columns-repeated="2"/>
          <table:table-cell table:style-name="ce8" office:value-type="string" calcext:value-type="string">
            <text:p>DRRIP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trac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Access</text:p>
          </table:table-cell>
          <table:table-cell table:style-name="ce5" office:value-type="string" calcext:value-type="string">
            <text:p>cache hit </text:p>
          </table:table-cell>
          <table:table-cell table:style-name="ce5" office:value-type="string" calcext:value-type="string">
            <text:p>cache miss</text:p>
          </table:table-cell>
          <table:table-cell table:style-name="ce5" office:value-type="string" calcext:value-type="string">
            <text:p>hit rate</text:p>
          </table:table-cell>
          <table:table-cell table:style-name="ce5" office:value-type="string" calcext:value-type="string">
            <text:p>miss rate</text:p>
          </table:table-cell>
          <table:table-cell table:style-name="ce5" office:value-type="string" calcext:value-type="string">
            <text:p>IPC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0" calcext:value-type="float">
            <text:p>0</text:p>
          </table:table-cell>
          <table:table-cell office:value-type="float" office:value="243193" calcext:value-type="float">
            <text:p>243193</text:p>
          </table:table-cell>
          <table:table-cell office:value-type="float" office:value="112735" calcext:value-type="float">
            <text:p>112735</text:p>
          </table:table-cell>
          <table:table-cell office:value-type="float" office:value="130458" calcext:value-type="float">
            <text:p>130458</text:p>
          </table:table-cell>
          <table:table-cell table:formula="of:=([.D3]/[.C3])*100" office:value-type="float" office:value="46.3561862389131" calcext:value-type="float">
            <text:p>46.3561862389</text:p>
          </table:table-cell>
          <table:table-cell table:formula="of:=100-[.F3]" office:value-type="float" office:value="53.6438137610869" calcext:value-type="float">
            <text:p>53.6438137611</text:p>
          </table:table-cell>
          <table:table-cell office:value-type="float" office:value="0.349057" calcext:value-type="float">
            <text:p>0.349057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1" calcext:value-type="float">
            <text:p>1</text:p>
          </table:table-cell>
          <table:table-cell office:value-type="float" office:value="242821" calcext:value-type="float">
            <text:p>242821</text:p>
          </table:table-cell>
          <table:table-cell office:value-type="float" office:value="112349" calcext:value-type="float">
            <text:p>112349</text:p>
          </table:table-cell>
          <table:table-cell office:value-type="float" office:value="130472" calcext:value-type="float">
            <text:p>130472</text:p>
          </table:table-cell>
          <table:table-cell table:formula="of:=([.D4]/[.C4])*100" office:value-type="float" office:value="46.268238743766" calcext:value-type="float">
            <text:p>46.2682387438</text:p>
          </table:table-cell>
          <table:table-cell table:formula="of:=100-[.F4]" office:value-type="float" office:value="53.731761256234" calcext:value-type="float">
            <text:p>53.7317612562</text:p>
          </table:table-cell>
          <table:table-cell office:value-type="float" office:value="0.348328" calcext:value-type="float">
            <text:p>0.348328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2" calcext:value-type="float">
            <text:p>2</text:p>
          </table:table-cell>
          <table:table-cell office:value-type="float" office:value="242271" calcext:value-type="float">
            <text:p>242271</text:p>
          </table:table-cell>
          <table:table-cell office:value-type="float" office:value="111789" calcext:value-type="float">
            <text:p>111789</text:p>
          </table:table-cell>
          <table:table-cell office:value-type="float" office:value="130482" calcext:value-type="float">
            <text:p>130482</text:p>
          </table:table-cell>
          <table:table-cell table:formula="of:=([.D5]/[.C5])*100" office:value-type="float" office:value="46.1421300939857" calcext:value-type="float">
            <text:p>46.142130094</text:p>
          </table:table-cell>
          <table:table-cell table:formula="of:=100-[.F5]" office:value-type="float" office:value="53.8578699060143" calcext:value-type="float">
            <text:p>53.857869906</text:p>
          </table:table-cell>
          <table:table-cell office:value-type="float" office:value="0.349009" calcext:value-type="float">
            <text:p>0.349009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3" calcext:value-type="float">
            <text:p>3</text:p>
          </table:table-cell>
          <table:table-cell office:value-type="float" office:value="247688" calcext:value-type="float">
            <text:p>247688</text:p>
          </table:table-cell>
          <table:table-cell office:value-type="float" office:value="117195" calcext:value-type="float">
            <text:p>117195</text:p>
          </table:table-cell>
          <table:table-cell office:value-type="float" office:value="130493" calcext:value-type="float">
            <text:p>130493</text:p>
          </table:table-cell>
          <table:table-cell table:formula="of:=([.D6]/[.C6])*100" office:value-type="float" office:value="47.3155744323504" calcext:value-type="float">
            <text:p>47.3155744324</text:p>
          </table:table-cell>
          <table:table-cell table:formula="of:=100-[.F6]" office:value-type="float" office:value="52.6844255676496" calcext:value-type="float">
            <text:p>52.6844255676</text:p>
          </table:table-cell>
          <table:table-cell office:value-type="float" office:value="0.348351" calcext:value-type="float">
            <text:p>0.348351</text:p>
          </table:table-cell>
        </table:table-row>
        <table:table-row table:style-name="ro1">
          <table:table-cell table:number-columns-repeated="5"/>
          <table:table-cell table:formula="of:=([.D7]/[.C7])*100" office:value-type="string" office:string-value="" calcext:value-type="error">
            <text:p>#DIV/0!</text:p>
          </table:table-cell>
          <table:table-cell table:formula="of:=100-[.F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0" calcext:value-type="float">
            <text:p>0</text:p>
          </table:table-cell>
          <table:table-cell office:value-type="float" office:value="13516" calcext:value-type="float">
            <text:p>13516</text:p>
          </table:table-cell>
          <table:table-cell office:value-type="float" office:value="5197" calcext:value-type="float">
            <text:p>5197</text:p>
          </table:table-cell>
          <table:table-cell office:value-type="float" office:value="8319" calcext:value-type="float">
            <text:p>8319</text:p>
          </table:table-cell>
          <table:table-cell table:formula="of:=([.D8]/[.C8])*100" office:value-type="float" office:value="38.4507250665877" calcext:value-type="float">
            <text:p>38.4507250666</text:p>
          </table:table-cell>
          <table:table-cell table:formula="of:=100-[.F8]" office:value-type="float" office:value="61.5492749334122" calcext:value-type="float">
            <text:p>61.5492749334</text:p>
          </table:table-cell>
          <table:table-cell office:value-type="float" office:value="0.845896" calcext:value-type="float">
            <text:p>0.845896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1" calcext:value-type="float">
            <text:p>1</text:p>
          </table:table-cell>
          <table:table-cell office:value-type="float" office:value="14522" calcext:value-type="float">
            <text:p>14522</text:p>
          </table:table-cell>
          <table:table-cell office:value-type="float" office:value="6203" calcext:value-type="float">
            <text:p>6203</text:p>
          </table:table-cell>
          <table:table-cell office:value-type="float" office:value="8319" calcext:value-type="float">
            <text:p>8319</text:p>
          </table:table-cell>
          <table:table-cell table:formula="of:=([.D9]/[.C9])*100" office:value-type="float" office:value="42.7145021346922" calcext:value-type="float">
            <text:p>42.7145021347</text:p>
          </table:table-cell>
          <table:table-cell table:formula="of:=100-[.F9]" office:value-type="float" office:value="57.2854978653078" calcext:value-type="float">
            <text:p>57.2854978653</text:p>
          </table:table-cell>
          <table:table-cell office:value-type="float" office:value="0.845922" calcext:value-type="float">
            <text:p>0.845922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2" calcext:value-type="float">
            <text:p>2</text:p>
          </table:table-cell>
          <table:table-cell office:value-type="float" office:value="13539" calcext:value-type="float">
            <text:p>13539</text:p>
          </table:table-cell>
          <table:table-cell office:value-type="float" office:value="5221" calcext:value-type="float">
            <text:p>5221</text:p>
          </table:table-cell>
          <table:table-cell office:value-type="float" office:value="8318" calcext:value-type="float">
            <text:p>8318</text:p>
          </table:table-cell>
          <table:table-cell table:formula="of:=([.D10]/[.C10])*100" office:value-type="float" office:value="38.5626708028658" calcext:value-type="float">
            <text:p>38.5626708029</text:p>
          </table:table-cell>
          <table:table-cell table:formula="of:=100-[.F10]" office:value-type="float" office:value="61.4373291971342" calcext:value-type="float">
            <text:p>61.4373291971</text:p>
          </table:table-cell>
          <table:table-cell office:value-type="float" office:value="0.846106" calcext:value-type="float">
            <text:p>0.846106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3" calcext:value-type="float">
            <text:p>3</text:p>
          </table:table-cell>
          <table:table-cell office:value-type="float" office:value="14528" calcext:value-type="float">
            <text:p>14528</text:p>
          </table:table-cell>
          <table:table-cell office:value-type="float" office:value="6210" calcext:value-type="float">
            <text:p>6210</text:p>
          </table:table-cell>
          <table:table-cell office:value-type="float" office:value="8318" calcext:value-type="float">
            <text:p>8318</text:p>
          </table:table-cell>
          <table:table-cell table:formula="of:=([.D11]/[.C11])*100" office:value-type="float" office:value="42.7450440528634" calcext:value-type="float">
            <text:p>42.7450440529</text:p>
          </table:table-cell>
          <table:table-cell table:formula="of:=100-[.F11]" office:value-type="float" office:value="57.2549559471366" calcext:value-type="float">
            <text:p>57.2549559471</text:p>
          </table:table-cell>
          <table:table-cell office:value-type="float" office:value="0.84592" calcext:value-type="float">
            <text:p>0.84592</text:p>
          </table:table-cell>
        </table:table-row>
        <table:table-row table:style-name="ro1">
          <table:table-cell table:number-columns-repeated="5"/>
          <table:table-cell table:formula="of:=([.D12]/[.C12])*100" office:value-type="string" office:string-value="" calcext:value-type="error">
            <text:p>#DIV/0!</text:p>
          </table:table-cell>
          <table:table-cell table:formula="of:=100-[.F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0" calcext:value-type="float">
            <text:p>0</text:p>
          </table:table-cell>
          <table:table-cell office:value-type="float" office:value="49428" calcext:value-type="float">
            <text:p>49428</text:p>
          </table:table-cell>
          <table:table-cell office:value-type="float" office:value="40752" calcext:value-type="float">
            <text:p>40752</text:p>
          </table:table-cell>
          <table:table-cell office:value-type="float" office:value="8676" calcext:value-type="float">
            <text:p>8676</text:p>
          </table:table-cell>
          <table:table-cell table:formula="of:=([.D13]/[.C13])*100" office:value-type="float" office:value="82.4471959213401" calcext:value-type="float">
            <text:p>82.4471959213</text:p>
          </table:table-cell>
          <table:table-cell table:formula="of:=100-[.F13]" office:value-type="float" office:value="17.5528040786599" calcext:value-type="float">
            <text:p>17.5528040787</text:p>
          </table:table-cell>
          <table:table-cell office:value-type="float" office:value="1.42882" calcext:value-type="float">
            <text:p>1.42882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1" calcext:value-type="float">
            <text:p>1</text:p>
          </table:table-cell>
          <table:table-cell office:value-type="float" office:value="41499" calcext:value-type="float">
            <text:p>41499</text:p>
          </table:table-cell>
          <table:table-cell office:value-type="float" office:value="32880" calcext:value-type="float">
            <text:p>32880</text:p>
          </table:table-cell>
          <table:table-cell office:value-type="float" office:value="8619" calcext:value-type="float">
            <text:p>8619</text:p>
          </table:table-cell>
          <table:table-cell table:formula="of:=([.D14]/[.C14])*100" office:value-type="float" office:value="79.2308248391528" calcext:value-type="float">
            <text:p>79.2308248392</text:p>
          </table:table-cell>
          <table:table-cell table:formula="of:=100-[.F14]" office:value-type="float" office:value="20.7691751608473" calcext:value-type="float">
            <text:p>20.7691751608</text:p>
          </table:table-cell>
          <table:table-cell office:value-type="float" office:value="1.47644" calcext:value-type="float">
            <text:p>1.47644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2" calcext:value-type="float">
            <text:p>2</text:p>
          </table:table-cell>
          <table:table-cell office:value-type="float" office:value="43993" calcext:value-type="float">
            <text:p>43993</text:p>
          </table:table-cell>
          <table:table-cell office:value-type="float" office:value="35352" calcext:value-type="float">
            <text:p>35352</text:p>
          </table:table-cell>
          <table:table-cell office:value-type="float" office:value="8641" calcext:value-type="float">
            <text:p>8641</text:p>
          </table:table-cell>
          <table:table-cell table:formula="of:=([.D15]/[.C15])*100" office:value-type="float" office:value="80.3582388107199" calcext:value-type="float">
            <text:p>80.3582388107</text:p>
          </table:table-cell>
          <table:table-cell table:formula="of:=100-[.F15]" office:value-type="float" office:value="19.6417611892801" calcext:value-type="float">
            <text:p>19.6417611893</text:p>
          </table:table-cell>
          <table:table-cell office:value-type="float" office:value="1.46327" calcext:value-type="float">
            <text:p>1.46327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3" calcext:value-type="float">
            <text:p>3</text:p>
          </table:table-cell>
          <table:table-cell office:value-type="float" office:value="45068" calcext:value-type="float">
            <text:p>45068</text:p>
          </table:table-cell>
          <table:table-cell office:value-type="float" office:value="36429" calcext:value-type="float">
            <text:p>36429</text:p>
          </table:table-cell>
          <table:table-cell office:value-type="float" office:value="8639" calcext:value-type="float">
            <text:p>8639</text:p>
          </table:table-cell>
          <table:table-cell table:formula="of:=([.D16]/[.C16])*100" office:value-type="float" office:value="80.8311884263779" calcext:value-type="float">
            <text:p>80.8311884264</text:p>
          </table:table-cell>
          <table:table-cell table:formula="of:=100-[.F16]" office:value-type="float" office:value="19.1688115736221" calcext:value-type="float">
            <text:p>19.1688115736</text:p>
          </table:table-cell>
          <table:table-cell office:value-type="float" office:value="1.45735" calcext:value-type="float">
            <text:p>1.45735</text:p>
          </table:table-cell>
        </table:table-row>
        <table:table-row table:style-name="ro1">
          <table:table-cell table:number-columns-repeated="5"/>
          <table:table-cell table:formula="of:=([.D17]/[.C17])*100" office:value-type="string" office:string-value="" calcext:value-type="error">
            <text:p>#DIV/0!</text:p>
          </table:table-cell>
          <table:table-cell table:formula="of:=100-[.F1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0" calcext:value-type="float">
            <text:p>0</text:p>
          </table:table-cell>
          <table:table-cell office:value-type="float" office:value="7357" calcext:value-type="float">
            <text:p>7357</text:p>
          </table:table-cell>
          <table:table-cell office:value-type="float" office:value="1430" calcext:value-type="float">
            <text:p>1430</text:p>
          </table:table-cell>
          <table:table-cell office:value-type="float" office:value="5927" calcext:value-type="float">
            <text:p>5927</text:p>
          </table:table-cell>
          <table:table-cell table:formula="of:=([.D18]/[.C18])*100" office:value-type="float" office:value="19.4372706266141" calcext:value-type="float">
            <text:p>19.4372706266</text:p>
          </table:table-cell>
          <table:table-cell table:formula="of:=100-[.F18]" office:value-type="float" office:value="80.5627293733859" calcext:value-type="float">
            <text:p>80.5627293734</text:p>
          </table:table-cell>
          <table:table-cell office:value-type="float" office:value="0.637123" calcext:value-type="float">
            <text:p>0.637123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1" calcext:value-type="float">
            <text:p>1</text:p>
          </table:table-cell>
          <table:table-cell office:value-type="float" office:value="7090" calcext:value-type="float">
            <text:p>7090</text:p>
          </table:table-cell>
          <table:table-cell office:value-type="float" office:value="1165" calcext:value-type="float">
            <text:p>1165</text:p>
          </table:table-cell>
          <table:table-cell office:value-type="float" office:value="5925" calcext:value-type="float">
            <text:p>5925</text:p>
          </table:table-cell>
          <table:table-cell table:formula="of:=([.D19]/[.C19])*100" office:value-type="float" office:value="16.4315937940762" calcext:value-type="float">
            <text:p>16.4315937941</text:p>
          </table:table-cell>
          <table:table-cell table:formula="of:=100-[.F19]" office:value-type="float" office:value="83.5684062059238" calcext:value-type="float">
            <text:p>83.5684062059</text:p>
          </table:table-cell>
          <table:table-cell office:value-type="float" office:value="0.637134" calcext:value-type="float">
            <text:p>0.637134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2" calcext:value-type="float">
            <text:p>2</text:p>
          </table:table-cell>
          <table:table-cell office:value-type="float" office:value="7155" calcext:value-type="float">
            <text:p>7155</text:p>
          </table:table-cell>
          <table:table-cell office:value-type="float" office:value="1230" calcext:value-type="float">
            <text:p>1230</text:p>
          </table:table-cell>
          <table:table-cell office:value-type="float" office:value="5925" calcext:value-type="float">
            <text:p>5925</text:p>
          </table:table-cell>
          <table:table-cell table:formula="of:=([.D20]/[.C20])*100" office:value-type="float" office:value="17.1907756813417" calcext:value-type="float">
            <text:p>17.1907756813</text:p>
          </table:table-cell>
          <table:table-cell table:formula="of:=100-[.F20]" office:value-type="float" office:value="82.8092243186583" calcext:value-type="float">
            <text:p>82.8092243187</text:p>
          </table:table-cell>
          <table:table-cell office:value-type="float" office:value="0.637129" calcext:value-type="float">
            <text:p>0.637129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3" calcext:value-type="float">
            <text:p>3</text:p>
          </table:table-cell>
          <table:table-cell office:value-type="float" office:value="7272" calcext:value-type="float">
            <text:p>7272</text:p>
          </table:table-cell>
          <table:table-cell office:value-type="float" office:value="1347" calcext:value-type="float">
            <text:p>1347</text:p>
          </table:table-cell>
          <table:table-cell office:value-type="float" office:value="5925" calcext:value-type="float">
            <text:p>5925</text:p>
          </table:table-cell>
          <table:table-cell table:formula="of:=([.D21]/[.C21])*100" office:value-type="float" office:value="18.523102310231" calcext:value-type="float">
            <text:p>18.5231023102</text:p>
          </table:table-cell>
          <table:table-cell table:formula="of:=100-[.F21]" office:value-type="float" office:value="81.476897689769" calcext:value-type="float">
            <text:p>81.4768976898</text:p>
          </table:table-cell>
          <table:table-cell office:value-type="float" office:value="0.63712" calcext:value-type="float">
            <text:p>0.63712</text:p>
          </table:table-cell>
        </table:table-row>
        <table:table-row table:style-name="ro1">
          <table:table-cell table:number-columns-repeated="5"/>
          <table:table-cell table:formula="of:=([.D22]/[.C22])*100" office:value-type="string" office:string-value="" calcext:value-type="error">
            <text:p>#DIV/0!</text:p>
          </table:table-cell>
          <table:table-cell table:formula="of:=100-[.F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0" calcext:value-type="float">
            <text:p>0</text:p>
          </table:table-cell>
          <table:table-cell office:value-type="float" office:value="16017" calcext:value-type="float">
            <text:p>16017</text:p>
          </table:table-cell>
          <table:table-cell office:value-type="float" office:value="3520" calcext:value-type="float">
            <text:p>3520</text:p>
          </table:table-cell>
          <table:table-cell office:value-type="float" office:value="12497" calcext:value-type="float">
            <text:p>12497</text:p>
          </table:table-cell>
          <table:table-cell table:formula="of:=([.D23]/[.C23])*100" office:value-type="float" office:value="21.9766498095773" calcext:value-type="float">
            <text:p>21.9766498096</text:p>
          </table:table-cell>
          <table:table-cell table:formula="of:=100-[.F23]" office:value-type="float" office:value="78.0233501904227" calcext:value-type="float">
            <text:p>78.0233501904</text:p>
          </table:table-cell>
          <table:table-cell office:value-type="float" office:value="1.16377" calcext:value-type="float">
            <text:p>1.16377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1" calcext:value-type="float">
            <text:p>1</text:p>
          </table:table-cell>
          <table:table-cell office:value-type="float" office:value="16217" calcext:value-type="float">
            <text:p>16217</text:p>
          </table:table-cell>
          <table:table-cell office:value-type="float" office:value="3720" calcext:value-type="float">
            <text:p>3720</text:p>
          </table:table-cell>
          <table:table-cell office:value-type="float" office:value="12497" calcext:value-type="float">
            <text:p>12497</text:p>
          </table:table-cell>
          <table:table-cell table:formula="of:=([.D24]/[.C24])*100" office:value-type="float" office:value="22.9388912869211" calcext:value-type="float">
            <text:p>22.9388912869</text:p>
          </table:table-cell>
          <table:table-cell table:formula="of:=100-[.F24]" office:value-type="float" office:value="77.0611087130789" calcext:value-type="float">
            <text:p>77.0611087131</text:p>
          </table:table-cell>
          <table:table-cell office:value-type="float" office:value="1.16373" calcext:value-type="float">
            <text:p>1.16373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2" calcext:value-type="float">
            <text:p>2</text:p>
          </table:table-cell>
          <table:table-cell office:value-type="float" office:value="16458" calcext:value-type="float">
            <text:p>16458</text:p>
          </table:table-cell>
          <table:table-cell office:value-type="float" office:value="3964" calcext:value-type="float">
            <text:p>3964</text:p>
          </table:table-cell>
          <table:table-cell office:value-type="float" office:value="12494" calcext:value-type="float">
            <text:p>12494</text:p>
          </table:table-cell>
          <table:table-cell table:formula="of:=([.D25]/[.C25])*100" office:value-type="float" office:value="24.0855510997691" calcext:value-type="float">
            <text:p>24.0855510998</text:p>
          </table:table-cell>
          <table:table-cell table:formula="of:=100-[.F25]" office:value-type="float" office:value="75.9144489002309" calcext:value-type="float">
            <text:p>75.9144489002</text:p>
          </table:table-cell>
          <table:table-cell office:value-type="float" office:value="1.1638" calcext:value-type="float">
            <text:p>1.1638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3" calcext:value-type="float">
            <text:p>3</text:p>
          </table:table-cell>
          <table:table-cell office:value-type="float" office:value="16342" calcext:value-type="float">
            <text:p>16342</text:p>
          </table:table-cell>
          <table:table-cell office:value-type="float" office:value="3849" calcext:value-type="float">
            <text:p>3849</text:p>
          </table:table-cell>
          <table:table-cell office:value-type="float" office:value="12493" calcext:value-type="float">
            <text:p>12493</text:p>
          </table:table-cell>
          <table:table-cell table:formula="of:=([.D26]/[.C26])*100" office:value-type="float" office:value="23.5528087137437" calcext:value-type="float">
            <text:p>23.5528087137</text:p>
          </table:table-cell>
          <table:table-cell table:formula="of:=100-[.F26]" office:value-type="float" office:value="76.4471912862563" calcext:value-type="float">
            <text:p>76.4471912863</text:p>
          </table:table-cell>
          <table:table-cell office:value-type="float" office:value="1.16402" calcext:value-type="float">
            <text:p>1.16402</text:p>
          </table:table-cell>
        </table:table-row>
        <table:table-row table:style-name="ro1">
          <table:table-cell table:number-columns-repeated="5"/>
          <table:table-cell table:formula="of:=([.D27]/[.C27])*100" office:value-type="string" office:string-value="" calcext:value-type="error">
            <text:p>#DIV/0!</text:p>
          </table:table-cell>
          <table:table-cell table:formula="of:=100-[.F2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0" calcext:value-type="float">
            <text:p>0</text:p>
          </table:table-cell>
          <table:table-cell office:value-type="float" office:value="111974" calcext:value-type="float">
            <text:p>111974</text:p>
          </table:table-cell>
          <table:table-cell office:value-type="float" office:value="102001" calcext:value-type="float">
            <text:p>102001</text:p>
          </table:table-cell>
          <table:table-cell office:value-type="float" office:value="9973" calcext:value-type="float">
            <text:p>9973</text:p>
          </table:table-cell>
          <table:table-cell table:formula="of:=([.D28]/[.C28])*100" office:value-type="float" office:value="91.0934681265294" calcext:value-type="float">
            <text:p>91.0934681265</text:p>
          </table:table-cell>
          <table:table-cell table:formula="of:=100-[.F28]" office:value-type="float" office:value="8.90653187347063" calcext:value-type="float">
            <text:p>8.9065318735</text:p>
          </table:table-cell>
          <table:table-cell office:value-type="float" office:value="0.303828" calcext:value-type="float">
            <text:p>0.303828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1" calcext:value-type="float">
            <text:p>1</text:p>
          </table:table-cell>
          <table:table-cell office:value-type="float" office:value="110484" calcext:value-type="float">
            <text:p>110484</text:p>
          </table:table-cell>
          <table:table-cell office:value-type="float" office:value="100636" calcext:value-type="float">
            <text:p>100636</text:p>
          </table:table-cell>
          <table:table-cell office:value-type="float" office:value="9848" calcext:value-type="float">
            <text:p>9848</text:p>
          </table:table-cell>
          <table:table-cell table:formula="of:=([.D29]/[.C29])*100" office:value-type="float" office:value="91.086492161761" calcext:value-type="float">
            <text:p>91.0864921618</text:p>
          </table:table-cell>
          <table:table-cell table:formula="of:=100-[.F29]" office:value-type="float" office:value="8.91350783823903" calcext:value-type="float">
            <text:p>8.9135078382</text:p>
          </table:table-cell>
          <table:table-cell office:value-type="float" office:value="0.303845" calcext:value-type="float">
            <text:p>0.303845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2" calcext:value-type="float">
            <text:p>2</text:p>
          </table:table-cell>
          <table:table-cell office:value-type="float" office:value="112406" calcext:value-type="float">
            <text:p>112406</text:p>
          </table:table-cell>
          <table:table-cell office:value-type="float" office:value="102520" calcext:value-type="float">
            <text:p>102520</text:p>
          </table:table-cell>
          <table:table-cell office:value-type="float" office:value="9886" calcext:value-type="float">
            <text:p>9886</text:p>
          </table:table-cell>
          <table:table-cell table:formula="of:=([.D30]/[.C30])*100" office:value-type="float" office:value="91.2050958133908" calcext:value-type="float">
            <text:p>91.2050958134</text:p>
          </table:table-cell>
          <table:table-cell table:formula="of:=100-[.F30]" office:value-type="float" office:value="8.79490418660926" calcext:value-type="float">
            <text:p>8.7949041866</text:p>
          </table:table-cell>
          <table:table-cell office:value-type="float" office:value="0.3039" calcext:value-type="float">
            <text:p>0.3039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3" calcext:value-type="float">
            <text:p>3</text:p>
          </table:table-cell>
          <table:table-cell office:value-type="float" office:value="115005" calcext:value-type="float">
            <text:p>115005</text:p>
          </table:table-cell>
          <table:table-cell office:value-type="float" office:value="105188" calcext:value-type="float">
            <text:p>105188</text:p>
          </table:table-cell>
          <table:table-cell office:value-type="float" office:value="9817" calcext:value-type="float">
            <text:p>9817</text:p>
          </table:table-cell>
          <table:table-cell table:formula="of:=([.D31]/[.C31])*100" office:value-type="float" office:value="91.4638493978523" calcext:value-type="float">
            <text:p>91.4638493979</text:p>
          </table:table-cell>
          <table:table-cell table:formula="of:=100-[.F31]" office:value-type="float" office:value="8.53615060214773" calcext:value-type="float">
            <text:p>8.5361506021</text:p>
          </table:table-cell>
          <table:table-cell office:value-type="float" office:value="0.303979" calcext:value-type="float">
            <text:p>0.303979</text:p>
          </table:table-cell>
        </table:table-row>
        <table:table-row table:style-name="ro1">
          <table:table-cell table:number-columns-repeated="5"/>
          <table:table-cell table:formula="of:=([.D32]/[.C32])*100" office:value-type="string" office:string-value="" calcext:value-type="error">
            <text:p>#DIV/0!</text:p>
          </table:table-cell>
          <table:table-cell table:formula="of:=100-[.F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0" calcext:value-type="float">
            <text:p>0</text:p>
          </table:table-cell>
          <table:table-cell office:value-type="float" office:value="24963" calcext:value-type="float">
            <text:p>24963</text:p>
          </table:table-cell>
          <table:table-cell office:value-type="float" office:value="12394" calcext:value-type="float">
            <text:p>12394</text:p>
          </table:table-cell>
          <table:table-cell office:value-type="float" office:value="12569" calcext:value-type="float">
            <text:p>12569</text:p>
          </table:table-cell>
          <table:table-cell table:formula="of:=([.D33]/[.C33])*100" office:value-type="float" office:value="49.6494812322237" calcext:value-type="float">
            <text:p>49.6494812322</text:p>
          </table:table-cell>
          <table:table-cell table:formula="of:=100-[.F33]" office:value-type="float" office:value="50.3505187677763" calcext:value-type="float">
            <text:p>50.3505187678</text:p>
          </table:table-cell>
          <table:table-cell office:value-type="float" office:value="1.07972" calcext:value-type="float">
            <text:p>1.07972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1" calcext:value-type="float">
            <text:p>1</text:p>
          </table:table-cell>
          <table:table-cell office:value-type="float" office:value="25132" calcext:value-type="float">
            <text:p>25132</text:p>
          </table:table-cell>
          <table:table-cell office:value-type="float" office:value="12557" calcext:value-type="float">
            <text:p>12557</text:p>
          </table:table-cell>
          <table:table-cell office:value-type="float" office:value="12575" calcext:value-type="float">
            <text:p>12575</text:p>
          </table:table-cell>
          <table:table-cell table:formula="of:=([.D34]/[.C34])*100" office:value-type="float" office:value="49.9641890816489" calcext:value-type="float">
            <text:p>49.9641890816</text:p>
          </table:table-cell>
          <table:table-cell table:formula="of:=100-[.F34]" office:value-type="float" office:value="50.0358109183511" calcext:value-type="float">
            <text:p>50.0358109184</text:p>
          </table:table-cell>
          <table:table-cell office:value-type="float" office:value="1.08191" calcext:value-type="float">
            <text:p>1.08191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2" calcext:value-type="float">
            <text:p>2</text:p>
          </table:table-cell>
          <table:table-cell office:value-type="float" office:value="25164" calcext:value-type="float">
            <text:p>25164</text:p>
          </table:table-cell>
          <table:table-cell office:value-type="float" office:value="12607" calcext:value-type="float">
            <text:p>12607</text:p>
          </table:table-cell>
          <table:table-cell office:value-type="float" office:value="12557" calcext:value-type="float">
            <text:p>12557</text:p>
          </table:table-cell>
          <table:table-cell table:formula="of:=([.D35]/[.C35])*100" office:value-type="float" office:value="50.0993482753139" calcext:value-type="float">
            <text:p>50.0993482753</text:p>
          </table:table-cell>
          <table:table-cell table:formula="of:=100-[.F35]" office:value-type="float" office:value="49.9006517246861" calcext:value-type="float">
            <text:p>49.9006517247</text:p>
          </table:table-cell>
          <table:table-cell office:value-type="float" office:value="1.07966" calcext:value-type="float">
            <text:p>1.07966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3" calcext:value-type="float">
            <text:p>3</text:p>
          </table:table-cell>
          <table:table-cell office:value-type="float" office:value="25196" calcext:value-type="float">
            <text:p>25196</text:p>
          </table:table-cell>
          <table:table-cell office:value-type="float" office:value="12639" calcext:value-type="float">
            <text:p>12639</text:p>
          </table:table-cell>
          <table:table-cell office:value-type="float" office:value="12557" calcext:value-type="float">
            <text:p>12557</text:p>
          </table:table-cell>
          <table:table-cell table:formula="of:=([.D36]/[.C36])*100" office:value-type="float" office:value="50.1627242419432" calcext:value-type="float">
            <text:p>50.1627242419</text:p>
          </table:table-cell>
          <table:table-cell table:formula="of:=100-[.F36]" office:value-type="float" office:value="49.8372757580568" calcext:value-type="float">
            <text:p>49.8372757581</text:p>
          </table:table-cell>
          <table:table-cell office:value-type="float" office:value="1.0731" calcext:value-type="float">
            <text:p>1.0731</text:p>
          </table:table-cell>
        </table:table-row>
        <table:table-row table:style-name="ro1">
          <table:table-cell table:number-columns-repeated="5"/>
          <table:table-cell table:formula="of:=([.D37]/[.C37])*100" office:value-type="string" office:string-value="" calcext:value-type="error">
            <text:p>#DIV/0!</text:p>
          </table:table-cell>
          <table:table-cell table:formula="of:=100-[.F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0" calcext:value-type="float">
            <text:p>0</text:p>
          </table:table-cell>
          <table:table-cell office:value-type="float" office:value="585975" calcext:value-type="float">
            <text:p>585975</text:p>
          </table:table-cell>
          <table:table-cell office:value-type="float" office:value="275720" calcext:value-type="float">
            <text:p>275720</text:p>
          </table:table-cell>
          <table:table-cell office:value-type="float" office:value="310255" calcext:value-type="float">
            <text:p>310255</text:p>
          </table:table-cell>
          <table:table-cell table:formula="of:=([.D38]/[.C38])*100" office:value-type="float" office:value="47.0532019284099" calcext:value-type="float">
            <text:p>47.0532019284</text:p>
          </table:table-cell>
          <table:table-cell table:formula="of:=100-[.F38]" office:value-type="float" office:value="52.9467980715901" calcext:value-type="float">
            <text:p>52.9467980716</text:p>
          </table:table-cell>
          <table:table-cell office:value-type="float" office:value="0.0781409" calcext:value-type="float">
            <text:p>0.0781409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1" calcext:value-type="float">
            <text:p>1</text:p>
          </table:table-cell>
          <table:table-cell office:value-type="float" office:value="586464" calcext:value-type="float">
            <text:p>586464</text:p>
          </table:table-cell>
          <table:table-cell office:value-type="float" office:value="276500" calcext:value-type="float">
            <text:p>276500</text:p>
          </table:table-cell>
          <table:table-cell office:value-type="float" office:value="309964" calcext:value-type="float">
            <text:p>309964</text:p>
          </table:table-cell>
          <table:table-cell table:formula="of:=([.D39]/[.C39])*100" office:value-type="float" office:value="47.146968952911" calcext:value-type="float">
            <text:p>47.1469689529</text:p>
          </table:table-cell>
          <table:table-cell table:formula="of:=100-[.F39]" office:value-type="float" office:value="52.853031047089" calcext:value-type="float">
            <text:p>52.8530310471</text:p>
          </table:table-cell>
          <table:table-cell office:value-type="float" office:value="0.0794096" calcext:value-type="float">
            <text:p>0.0794096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2" calcext:value-type="float">
            <text:p>2</text:p>
          </table:table-cell>
          <table:table-cell office:value-type="float" office:value="588135" calcext:value-type="float">
            <text:p>588135</text:p>
          </table:table-cell>
          <table:table-cell office:value-type="float" office:value="277403" calcext:value-type="float">
            <text:p>277403</text:p>
          </table:table-cell>
          <table:table-cell office:value-type="float" office:value="310732" calcext:value-type="float">
            <text:p>310732</text:p>
          </table:table-cell>
          <table:table-cell table:formula="of:=([.D40]/[.C40])*100" office:value-type="float" office:value="47.1665518970985" calcext:value-type="float">
            <text:p>47.1665518971</text:p>
          </table:table-cell>
          <table:table-cell table:formula="of:=100-[.F40]" office:value-type="float" office:value="52.8334481029015" calcext:value-type="float">
            <text:p>52.8334481029</text:p>
          </table:table-cell>
          <table:table-cell office:value-type="float" office:value="0.0792957" calcext:value-type="float">
            <text:p>0.0792957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3" calcext:value-type="float">
            <text:p>3</text:p>
          </table:table-cell>
          <table:table-cell office:value-type="float" office:value="587645" calcext:value-type="float">
            <text:p>587645</text:p>
          </table:table-cell>
          <table:table-cell office:value-type="float" office:value="277299" calcext:value-type="float">
            <text:p>277299</text:p>
          </table:table-cell>
          <table:table-cell office:value-type="float" office:value="310346" calcext:value-type="float">
            <text:p>310346</text:p>
          </table:table-cell>
          <table:table-cell table:formula="of:=([.D41]/[.C41])*100" office:value-type="float" office:value="47.1881833419837" calcext:value-type="float">
            <text:p>47.188183342</text:p>
          </table:table-cell>
          <table:table-cell table:formula="of:=100-[.F41]" office:value-type="float" office:value="52.8118166580163" calcext:value-type="float">
            <text:p>52.811816658</text:p>
          </table:table-cell>
          <table:table-cell office:value-type="float" office:value="0.0796247" calcext:value-type="float">
            <text:p>0.0796247</text:p>
          </table:table-cell>
        </table:table-row>
        <table:table-row table:style-name="ro1">
          <table:table-cell table:number-columns-repeated="5"/>
          <table:table-cell table:formula="of:=([.D42]/[.C42])*100" office:value-type="string" office:string-value="" calcext:value-type="error">
            <text:p>#DIV/0!</text:p>
          </table:table-cell>
          <table:table-cell table:formula="of:=100-[.F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 office:value-type="float" office:value="521" calcext:value-type="float">
            <text:p>521</text:p>
          </table:table-cell>
          <table:table-cell office:value-type="float" office:value="762" calcext:value-type="float">
            <text:p>762</text:p>
          </table:table-cell>
          <table:table-cell table:formula="of:=([.D43]/[.C43])*100" office:value-type="float" office:value="40.6079501169135" calcext:value-type="float">
            <text:p>40.6079501169</text:p>
          </table:table-cell>
          <table:table-cell table:formula="of:=100-[.F43]" office:value-type="float" office:value="59.3920498830865" calcext:value-type="float">
            <text:p>59.3920498831</text:p>
          </table:table-cell>
          <table:table-cell office:value-type="float" office:value="0.390034" calcext:value-type="float">
            <text:p>0.390034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1" calcext:value-type="float">
            <text:p>1</text:p>
          </table:table-cell>
          <table:table-cell office:value-type="float" office:value="1290" calcext:value-type="float">
            <text:p>1290</text:p>
          </table:table-cell>
          <table:table-cell office:value-type="float" office:value="529" calcext:value-type="float">
            <text:p>529</text:p>
          </table:table-cell>
          <table:table-cell office:value-type="float" office:value="761" calcext:value-type="float">
            <text:p>761</text:p>
          </table:table-cell>
          <table:table-cell table:formula="of:=([.D44]/[.C44])*100" office:value-type="float" office:value="41.0077519379845" calcext:value-type="float">
            <text:p>41.007751938</text:p>
          </table:table-cell>
          <table:table-cell table:formula="of:=100-[.F44]" office:value-type="float" office:value="58.9922480620155" calcext:value-type="float">
            <text:p>58.992248062</text:p>
          </table:table-cell>
          <table:table-cell office:value-type="float" office:value="0.390034" calcext:value-type="float">
            <text:p>0.390034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2" calcext:value-type="float">
            <text:p>2</text:p>
          </table:table-cell>
          <table:table-cell office:value-type="float" office:value="1293" calcext:value-type="float">
            <text:p>1293</text:p>
          </table:table-cell>
          <table:table-cell office:value-type="float" office:value="532" calcext:value-type="float">
            <text:p>532</text:p>
          </table:table-cell>
          <table:table-cell office:value-type="float" office:value="761" calcext:value-type="float">
            <text:p>761</text:p>
          </table:table-cell>
          <table:table-cell table:formula="of:=([.D45]/[.C45])*100" office:value-type="float" office:value="41.1446249033256" calcext:value-type="float">
            <text:p>41.1446249033</text:p>
          </table:table-cell>
          <table:table-cell table:formula="of:=100-[.F45]" office:value-type="float" office:value="58.8553750966744" calcext:value-type="float">
            <text:p>58.8553750967</text:p>
          </table:table-cell>
          <table:table-cell office:value-type="float" office:value="0.390033" calcext:value-type="float">
            <text:p>0.390033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  <table:table-cell office:value-type="float" office:value="470" calcext:value-type="float">
            <text:p>470</text:p>
          </table:table-cell>
          <table:table-cell office:value-type="float" office:value="761" calcext:value-type="float">
            <text:p>761</text:p>
          </table:table-cell>
          <table:table-cell table:formula="of:=([.D46]/[.C46])*100" office:value-type="float" office:value="38.1803411860276" calcext:value-type="float">
            <text:p>38.180341186</text:p>
          </table:table-cell>
          <table:table-cell table:formula="of:=100-[.F46]" office:value-type="float" office:value="61.8196588139724" calcext:value-type="float">
            <text:p>61.819658814</text:p>
          </table:table-cell>
          <table:table-cell office:value-type="float" office:value="0.390037" calcext:value-type="float">
            <text:p>0.390037</text:p>
          </table:table-cell>
        </table:table-row>
        <table:table-row table:style-name="ro1">
          <table:table-cell table:number-columns-repeated="5"/>
          <table:table-cell table:formula="of:=([.D47]/[.C47])*100" office:value-type="string" office:string-value="" calcext:value-type="error">
            <text:p>#DIV/0!</text:p>
          </table:table-cell>
          <table:table-cell table:formula="of:=100-[.F4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0" calcext:value-type="float">
            <text:p>0</text:p>
          </table:table-cell>
          <table:table-cell office:value-type="float" office:value="8626" calcext:value-type="float">
            <text:p>8626</text:p>
          </table:table-cell>
          <table:table-cell office:value-type="float" office:value="8199" calcext:value-type="float">
            <text:p>8199</text:p>
          </table:table-cell>
          <table:table-cell office:value-type="float" office:value="427" calcext:value-type="float">
            <text:p>427</text:p>
          </table:table-cell>
          <table:table-cell table:formula="of:=([.D48]/[.C48])*100" office:value-type="float" office:value="95.0498492928356" calcext:value-type="float">
            <text:p>95.0498492928</text:p>
          </table:table-cell>
          <table:table-cell table:formula="of:=100-[.F48]" office:value-type="float" office:value="4.9501507071644" calcext:value-type="float">
            <text:p>4.9501507072</text:p>
          </table:table-cell>
          <table:table-cell office:value-type="float" office:value="0.371682" calcext:value-type="float">
            <text:p>0.371682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284</text:p>
          </table:table-cell>
          <table:table-cell office:value-type="float" office:value="2857" calcext:value-type="float">
            <text:p>2857</text:p>
          </table:table-cell>
          <table:table-cell office:value-type="float" office:value="427" calcext:value-type="float">
            <text:p>427</text:p>
          </table:table-cell>
          <table:table-cell table:formula="of:=([.D49]/[.C49])*100" office:value-type="float" office:value="86.9975639464068" calcext:value-type="float">
            <text:p>86.9975639464</text:p>
          </table:table-cell>
          <table:table-cell table:formula="of:=100-[.F49]" office:value-type="float" office:value="13.0024360535932" calcext:value-type="float">
            <text:p>13.0024360536</text:p>
          </table:table-cell>
          <table:table-cell office:value-type="float" office:value="0.372034" calcext:value-type="float">
            <text:p>0.372034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2" calcext:value-type="float">
            <text:p>2</text:p>
          </table:table-cell>
          <table:table-cell office:value-type="float" office:value="2825" calcext:value-type="float">
            <text:p>2825</text:p>
          </table:table-cell>
          <table:table-cell office:value-type="float" office:value="2397" calcext:value-type="float">
            <text:p>2397</text:p>
          </table:table-cell>
          <table:table-cell office:value-type="float" office:value="428" calcext:value-type="float">
            <text:p>428</text:p>
          </table:table-cell>
          <table:table-cell table:formula="of:=([.D50]/[.C50])*100" office:value-type="float" office:value="84.8495575221239" calcext:value-type="float">
            <text:p>84.8495575221</text:p>
          </table:table-cell>
          <table:table-cell table:formula="of:=100-[.F50]" office:value-type="float" office:value="15.1504424778761" calcext:value-type="float">
            <text:p>15.1504424779</text:p>
          </table:table-cell>
          <table:table-cell office:value-type="float" office:value="0.372046" calcext:value-type="float">
            <text:p>0.372046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3" calcext:value-type="float">
            <text:p>3</text:p>
          </table:table-cell>
          <table:table-cell office:value-type="float" office:value="3291" calcext:value-type="float">
            <text:p>3291</text:p>
          </table:table-cell>
          <table:table-cell office:value-type="float" office:value="2864" calcext:value-type="float">
            <text:p>2864</text:p>
          </table:table-cell>
          <table:table-cell office:value-type="float" office:value="427" calcext:value-type="float">
            <text:p>427</text:p>
          </table:table-cell>
          <table:table-cell table:formula="of:=([.D51]/[.C51])*100" office:value-type="float" office:value="87.0252202977818" calcext:value-type="float">
            <text:p>87.0252202978</text:p>
          </table:table-cell>
          <table:table-cell table:formula="of:=100-[.F51]" office:value-type="float" office:value="12.9747797022182" calcext:value-type="float">
            <text:p>12.9747797022</text:p>
          </table:table-cell>
          <table:table-cell office:value-type="float" office:value="0.372039" calcext:value-type="float">
            <text:p>0.372039</text:p>
          </table:table-cell>
        </table:table-row>
        <table:table-row table:style-name="ro1">
          <table:table-cell table:number-columns-repeated="5"/>
          <table:table-cell table:formula="of:=([.D52]/[.C52])*100" office:value-type="string" office:string-value="" calcext:value-type="error">
            <text:p>#DIV/0!</text:p>
          </table:table-cell>
          <table:table-cell table:formula="of:=100-[.F5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0" calcext:value-type="float">
            <text:p>0</text:p>
          </table:table-cell>
          <table:table-cell office:value-type="float" office:value="208595" calcext:value-type="float">
            <text:p>208595</text:p>
          </table:table-cell>
          <table:table-cell office:value-type="float" office:value="92090" calcext:value-type="float">
            <text:p>92090</text:p>
          </table:table-cell>
          <table:table-cell office:value-type="float" office:value="116505" calcext:value-type="float">
            <text:p>116505</text:p>
          </table:table-cell>
          <table:table-cell table:formula="of:=([.D53]/[.C53])*100" office:value-type="float" office:value="44.1477504254656" calcext:value-type="float">
            <text:p>44.1477504255</text:p>
          </table:table-cell>
          <table:table-cell table:formula="of:=100-[.F53]" office:value-type="float" office:value="55.8522495745344" calcext:value-type="float">
            <text:p>55.8522495745</text:p>
          </table:table-cell>
          <table:table-cell office:value-type="float" office:value="0.26391" calcext:value-type="float">
            <text:p>0.26391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1" calcext:value-type="float">
            <text:p>1</text:p>
          </table:table-cell>
          <table:table-cell office:value-type="float" office:value="209461" calcext:value-type="float">
            <text:p>209461</text:p>
          </table:table-cell>
          <table:table-cell office:value-type="float" office:value="93638" calcext:value-type="float">
            <text:p>93638</text:p>
          </table:table-cell>
          <table:table-cell office:value-type="float" office:value="115823" calcext:value-type="float">
            <text:p>115823</text:p>
          </table:table-cell>
          <table:table-cell table:formula="of:=([.D54]/[.C54])*100" office:value-type="float" office:value="44.7042647557302" calcext:value-type="float">
            <text:p>44.7042647557</text:p>
          </table:table-cell>
          <table:table-cell table:formula="of:=100-[.F54]" office:value-type="float" office:value="55.2957352442698" calcext:value-type="float">
            <text:p>55.2957352443</text:p>
          </table:table-cell>
          <table:table-cell office:value-type="float" office:value="0.265806" calcext:value-type="float">
            <text:p>0.265806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2" calcext:value-type="float">
            <text:p>2</text:p>
          </table:table-cell>
          <table:table-cell office:value-type="float" office:value="208330" calcext:value-type="float">
            <text:p>208330</text:p>
          </table:table-cell>
          <table:table-cell office:value-type="float" office:value="92559" calcext:value-type="float">
            <text:p>92559</text:p>
          </table:table-cell>
          <table:table-cell office:value-type="float" office:value="115771" calcext:value-type="float">
            <text:p>115771</text:p>
          </table:table-cell>
          <table:table-cell table:formula="of:=([.D55]/[.C55])*100" office:value-type="float" office:value="44.4290308644938" calcext:value-type="float">
            <text:p>44.4290308645</text:p>
          </table:table-cell>
          <table:table-cell table:formula="of:=100-[.F55]" office:value-type="float" office:value="55.5709691355062" calcext:value-type="float">
            <text:p>55.5709691355</text:p>
          </table:table-cell>
          <table:table-cell office:value-type="float" office:value="0.265935" calcext:value-type="float">
            <text:p>0.265935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3" calcext:value-type="float">
            <text:p>3</text:p>
          </table:table-cell>
          <table:table-cell office:value-type="float" office:value="208564" calcext:value-type="float">
            <text:p>208564</text:p>
          </table:table-cell>
          <table:table-cell office:value-type="float" office:value="93482" calcext:value-type="float">
            <text:p>93482</text:p>
          </table:table-cell>
          <table:table-cell office:value-type="float" office:value="115082" calcext:value-type="float">
            <text:p>115082</text:p>
          </table:table-cell>
          <table:table-cell table:formula="of:=([.D56]/[.C56])*100" office:value-type="float" office:value="44.8217333768052" calcext:value-type="float">
            <text:p>44.8217333768</text:p>
          </table:table-cell>
          <table:table-cell table:formula="of:=100-[.F56]" office:value-type="float" office:value="55.1782666231948" calcext:value-type="float">
            <text:p>55.1782666232</text:p>
          </table:table-cell>
          <table:table-cell office:value-type="float" office:value="0.263842" calcext:value-type="float">
            <text:p>0.263842</text:p>
          </table:table-cell>
        </table:table-row>
        <table:table-row table:style-name="ro1">
          <table:table-cell table:number-columns-repeated="5"/>
          <table:table-cell table:formula="of:=([.D57]/[.C57])*100" office:value-type="string" office:string-value="" calcext:value-type="error">
            <text:p>#DIV/0!</text:p>
          </table:table-cell>
          <table:table-cell table:formula="of:=100-[.F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0" calcext:value-type="float">
            <text:p>0</text:p>
          </table:table-cell>
          <table:table-cell office:value-type="float" office:value="334656" calcext:value-type="float">
            <text:p>334656</text:p>
          </table:table-cell>
          <table:table-cell office:value-type="float" office:value="157329" calcext:value-type="float">
            <text:p>157329</text:p>
          </table:table-cell>
          <table:table-cell office:value-type="float" office:value="177327" calcext:value-type="float">
            <text:p>177327</text:p>
          </table:table-cell>
          <table:table-cell table:formula="of:=([.D58]/[.C58])*100" office:value-type="float" office:value="47.0121557659208" calcext:value-type="float">
            <text:p>47.0121557659</text:p>
          </table:table-cell>
          <table:table-cell table:formula="of:=100-[.F58]" office:value-type="float" office:value="52.9878442340792" calcext:value-type="float">
            <text:p>52.9878442341</text:p>
          </table:table-cell>
          <table:table-cell office:value-type="float" office:value="0.209553" calcext:value-type="float">
            <text:p>0.209553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1" calcext:value-type="float">
            <text:p>1</text:p>
          </table:table-cell>
          <table:table-cell office:value-type="float" office:value="336114" calcext:value-type="float">
            <text:p>336114</text:p>
          </table:table-cell>
          <table:table-cell office:value-type="float" office:value="158750" calcext:value-type="float">
            <text:p>158750</text:p>
          </table:table-cell>
          <table:table-cell office:value-type="float" office:value="177364" calcext:value-type="float">
            <text:p>177364</text:p>
          </table:table-cell>
          <table:table-cell table:formula="of:=([.D59]/[.C59])*100" office:value-type="float" office:value="47.2309990062895" calcext:value-type="float">
            <text:p>47.2309990063</text:p>
          </table:table-cell>
          <table:table-cell table:formula="of:=100-[.F59]" office:value-type="float" office:value="52.7690009937105" calcext:value-type="float">
            <text:p>52.7690009937</text:p>
          </table:table-cell>
          <table:table-cell office:value-type="float" office:value="0.209554" calcext:value-type="float">
            <text:p>0.209554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2" calcext:value-type="float">
            <text:p>2</text:p>
          </table:table-cell>
          <table:table-cell office:value-type="float" office:value="334276" calcext:value-type="float">
            <text:p>334276</text:p>
          </table:table-cell>
          <table:table-cell office:value-type="float" office:value="157446" calcext:value-type="float">
            <text:p>157446</text:p>
          </table:table-cell>
          <table:table-cell office:value-type="float" office:value="176830" calcext:value-type="float">
            <text:p>176830</text:p>
          </table:table-cell>
          <table:table-cell table:formula="of:=([.D60]/[.C60])*100" office:value-type="float" office:value="47.100599504601" calcext:value-type="float">
            <text:p>47.1005995046</text:p>
          </table:table-cell>
          <table:table-cell table:formula="of:=100-[.F60]" office:value-type="float" office:value="52.899400495399" calcext:value-type="float">
            <text:p>52.8994004954</text:p>
          </table:table-cell>
          <table:table-cell office:value-type="float" office:value="0.210436" calcext:value-type="float">
            <text:p>0.210436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3" calcext:value-type="float">
            <text:p>3</text:p>
          </table:table-cell>
          <table:table-cell office:value-type="float" office:value="338747" calcext:value-type="float">
            <text:p>338747</text:p>
          </table:table-cell>
          <table:table-cell office:value-type="float" office:value="162112" calcext:value-type="float">
            <text:p>162112</text:p>
          </table:table-cell>
          <table:table-cell office:value-type="float" office:value="176635" calcext:value-type="float">
            <text:p>176635</text:p>
          </table:table-cell>
          <table:table-cell table:formula="of:=([.D61]/[.C61])*100" office:value-type="float" office:value="47.8563647796143" calcext:value-type="float">
            <text:p>47.8563647796</text:p>
          </table:table-cell>
          <table:table-cell table:formula="of:=100-[.F61]" office:value-type="float" office:value="52.1436352203857" calcext:value-type="float">
            <text:p>52.1436352204</text:p>
          </table:table-cell>
          <table:table-cell office:value-type="float" office:value="0.210444" calcext:value-type="float">
            <text:p>0.210444</text:p>
          </table:table-cell>
        </table:table-row>
        <table:table-row table:style-name="ro1">
          <table:table-cell table:number-columns-repeated="5"/>
          <table:table-cell table:formula="of:=([.D62]/[.C62])*100" office:value-type="string" office:string-value="" calcext:value-type="error">
            <text:p>#DIV/0!</text:p>
          </table:table-cell>
          <table:table-cell table:formula="of:=100-[.F6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" calcext:value-type="float">
            <text:p>0</text:p>
          </table:table-cell>
          <table:table-cell office:value-type="float" office:value="757708" calcext:value-type="float">
            <text:p>757708</text:p>
          </table:table-cell>
          <table:table-cell office:value-type="float" office:value="755565" calcext:value-type="float">
            <text:p>755565</text:p>
          </table:table-cell>
          <table:table-cell office:value-type="float" office:value="2143" calcext:value-type="float">
            <text:p>2143</text:p>
          </table:table-cell>
          <table:table-cell table:formula="of:=([.D63]/[.C63])*100" office:value-type="float" office:value="99.7171733702165" calcext:value-type="float">
            <text:p>99.7171733702</text:p>
          </table:table-cell>
          <table:table-cell table:formula="of:=100-[.F63]" office:value-type="float" office:value="0.2828266297835" calcext:value-type="float">
            <text:p>0.2828266298</text:p>
          </table:table-cell>
          <table:table-cell office:value-type="float" office:value="0.730597" calcext:value-type="float">
            <text:p>0.730597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1" calcext:value-type="float">
            <text:p>1</text:p>
          </table:table-cell>
          <table:table-cell office:value-type="float" office:value="735823" calcext:value-type="float">
            <text:p>735823</text:p>
          </table:table-cell>
          <table:table-cell office:value-type="float" office:value="733680" calcext:value-type="float">
            <text:p>733680</text:p>
          </table:table-cell>
          <table:table-cell office:value-type="float" office:value="2143" calcext:value-type="float">
            <text:p>2143</text:p>
          </table:table-cell>
          <table:table-cell table:formula="of:=([.D64]/[.C64])*100" office:value-type="float" office:value="99.7087614820412" calcext:value-type="float">
            <text:p>99.708761482</text:p>
          </table:table-cell>
          <table:table-cell table:formula="of:=100-[.F64]" office:value-type="float" office:value="0.291238517958803" calcext:value-type="float">
            <text:p>0.291238518</text:p>
          </table:table-cell>
          <table:table-cell office:value-type="float" office:value="0.730615" calcext:value-type="float">
            <text:p>0.730615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2" calcext:value-type="float">
            <text:p>2</text:p>
          </table:table-cell>
          <table:table-cell office:value-type="float" office:value="742865" calcext:value-type="float">
            <text:p>742865</text:p>
          </table:table-cell>
          <table:table-cell office:value-type="float" office:value="740723" calcext:value-type="float">
            <text:p>740723</text:p>
          </table:table-cell>
          <table:table-cell office:value-type="float" office:value="2142" calcext:value-type="float">
            <text:p>2142</text:p>
          </table:table-cell>
          <table:table-cell table:formula="of:=([.D65]/[.C65])*100" office:value-type="float" office:value="99.7116568959367" calcext:value-type="float">
            <text:p>99.7116568959</text:p>
          </table:table-cell>
          <table:table-cell table:formula="of:=100-[.F65]" office:value-type="float" office:value="0.28834310406333" calcext:value-type="float">
            <text:p>0.2883431041</text:p>
          </table:table-cell>
          <table:table-cell office:value-type="float" office:value="0.730624" calcext:value-type="float">
            <text:p>0.730624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3" calcext:value-type="float">
            <text:p>3</text:p>
          </table:table-cell>
          <table:table-cell office:value-type="float" office:value="757383" calcext:value-type="float">
            <text:p>757383</text:p>
          </table:table-cell>
          <table:table-cell office:value-type="float" office:value="755240" calcext:value-type="float">
            <text:p>755240</text:p>
          </table:table-cell>
          <table:table-cell office:value-type="float" office:value="2143" calcext:value-type="float">
            <text:p>2143</text:p>
          </table:table-cell>
          <table:table-cell table:formula="of:=([.D66]/[.C66])*100" office:value-type="float" office:value="99.7170520067126" calcext:value-type="float">
            <text:p>99.7170520067</text:p>
          </table:table-cell>
          <table:table-cell table:formula="of:=100-[.F66]" office:value-type="float" office:value="0.282947993287408" calcext:value-type="float">
            <text:p>0.2829479933</text:p>
          </table:table-cell>
          <table:table-cell office:value-type="float" office:value="0.730616" calcext:value-type="float">
            <text:p>0.730616</text:p>
          </table:table-cell>
        </table:table-row>
        <table:table-row table:style-name="ro1">
          <table:table-cell table:number-columns-repeated="5"/>
          <table:table-cell table:formula="of:=([.D67]/[.C67])*100" office:value-type="string" office:string-value="" calcext:value-type="error">
            <text:p>#DIV/0!</text:p>
          </table:table-cell>
          <table:table-cell table:formula="of:=100-[.F6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0" calcext:value-type="float">
            <text:p>0</text:p>
          </table:table-cell>
          <table:table-cell office:value-type="float" office:value="48384" calcext:value-type="float">
            <text:p>48384</text:p>
          </table:table-cell>
          <table:table-cell office:value-type="float" office:value="37565" calcext:value-type="float">
            <text:p>37565</text:p>
          </table:table-cell>
          <table:table-cell office:value-type="float" office:value="10819" calcext:value-type="float">
            <text:p>10819</text:p>
          </table:table-cell>
          <table:table-cell table:formula="of:=([.D68]/[.C68])*100" office:value-type="float" office:value="77.6393022486772" calcext:value-type="float">
            <text:p>77.6393022487</text:p>
          </table:table-cell>
          <table:table-cell table:formula="of:=100-[.F68]" office:value-type="float" office:value="22.3606977513228" calcext:value-type="float">
            <text:p>22.3606977513</text:p>
          </table:table-cell>
          <table:table-cell office:value-type="float" office:value="0.636568" calcext:value-type="float">
            <text:p>0.636568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1" calcext:value-type="float">
            <text:p>1</text:p>
          </table:table-cell>
          <table:table-cell office:value-type="float" office:value="45953" calcext:value-type="float">
            <text:p>45953</text:p>
          </table:table-cell>
          <table:table-cell office:value-type="float" office:value="35115" calcext:value-type="float">
            <text:p>35115</text:p>
          </table:table-cell>
          <table:table-cell office:value-type="float" office:value="10838" calcext:value-type="float">
            <text:p>10838</text:p>
          </table:table-cell>
          <table:table-cell table:formula="of:=([.D69]/[.C69])*100" office:value-type="float" office:value="76.4150327508541" calcext:value-type="float">
            <text:p>76.4150327509</text:p>
          </table:table-cell>
          <table:table-cell table:formula="of:=100-[.F69]" office:value-type="float" office:value="23.5849672491459" calcext:value-type="float">
            <text:p>23.5849672491</text:p>
          </table:table-cell>
          <table:table-cell office:value-type="float" office:value="0.636512" calcext:value-type="float">
            <text:p>0.636512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2" calcext:value-type="float">
            <text:p>2</text:p>
          </table:table-cell>
          <table:table-cell office:value-type="float" office:value="46827" calcext:value-type="float">
            <text:p>46827</text:p>
          </table:table-cell>
          <table:table-cell office:value-type="float" office:value="36006" calcext:value-type="float">
            <text:p>36006</text:p>
          </table:table-cell>
          <table:table-cell office:value-type="float" office:value="10821" calcext:value-type="float">
            <text:p>10821</text:p>
          </table:table-cell>
          <table:table-cell table:formula="of:=([.D70]/[.C70])*100" office:value-type="float" office:value="76.8915369338202" calcext:value-type="float">
            <text:p>76.8915369338</text:p>
          </table:table-cell>
          <table:table-cell table:formula="of:=100-[.F70]" office:value-type="float" office:value="23.1084630661798" calcext:value-type="float">
            <text:p>23.1084630662</text:p>
          </table:table-cell>
          <table:table-cell office:value-type="float" office:value="0.636475" calcext:value-type="float">
            <text:p>0.636475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3" calcext:value-type="float">
            <text:p>3</text:p>
          </table:table-cell>
          <table:table-cell office:value-type="float" office:value="46804" calcext:value-type="float">
            <text:p>46804</text:p>
          </table:table-cell>
          <table:table-cell office:value-type="float" office:value="35990" calcext:value-type="float">
            <text:p>35990</text:p>
          </table:table-cell>
          <table:table-cell office:value-type="float" office:value="10814" calcext:value-type="float">
            <text:p>10814</text:p>
          </table:table-cell>
          <table:table-cell table:formula="of:=([.D71]/[.C71])*100" office:value-type="float" office:value="76.8951371677634" calcext:value-type="float">
            <text:p>76.8951371678</text:p>
          </table:table-cell>
          <table:table-cell table:formula="of:=100-[.F71]" office:value-type="float" office:value="23.1048628322366" calcext:value-type="float">
            <text:p>23.1048628322</text:p>
          </table:table-cell>
          <table:table-cell office:value-type="float" office:value="0.636439" calcext:value-type="float">
            <text:p>0.63643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0" calcext:value-type="float">
            <text:p>0</text:p>
          </table:table-cell>
          <table:table-cell office:value-type="float" office:value="67461" calcext:value-type="float">
            <text:p>67461</text:p>
          </table:table-cell>
          <table:table-cell office:value-type="float" office:value="13569" calcext:value-type="float">
            <text:p>13569</text:p>
          </table:table-cell>
          <table:table-cell office:value-type="float" office:value="53892" calcext:value-type="float">
            <text:p>53892</text:p>
          </table:table-cell>
          <table:table-cell table:formula="of:=([.D73]/[.C73])*100" office:value-type="float" office:value="20.1138435540535" calcext:value-type="float">
            <text:p>20.1138435541</text:p>
          </table:table-cell>
          <table:table-cell table:formula="of:=100-[.F73]" office:value-type="float" office:value="79.8861564459465" calcext:value-type="float">
            <text:p>79.8861564459</text:p>
          </table:table-cell>
          <table:table-cell office:value-type="float" office:value="0.494135" calcext:value-type="float">
            <text:p>0.494135</text:p>
          </table:table-cell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1" calcext:value-type="float">
            <text:p>1</text:p>
          </table:table-cell>
          <table:table-cell office:value-type="float" office:value="67803" calcext:value-type="float">
            <text:p>67803</text:p>
          </table:table-cell>
          <table:table-cell office:value-type="float" office:value="13926" calcext:value-type="float">
            <text:p>13926</text:p>
          </table:table-cell>
          <table:table-cell office:value-type="float" office:value="53877" calcext:value-type="float">
            <text:p>53877</text:p>
          </table:table-cell>
          <table:table-cell table:formula="of:=([.D74]/[.C74])*100" office:value-type="float" office:value="20.538914207336" calcext:value-type="float">
            <text:p>20.5389142073</text:p>
          </table:table-cell>
          <table:table-cell table:formula="of:=100-[.F74]" office:value-type="float" office:value="79.461085792664" calcext:value-type="float">
            <text:p>79.4610857927</text:p>
          </table:table-cell>
          <table:table-cell office:value-type="float" office:value="0.494067" calcext:value-type="float">
            <text:p>0.494067</text:p>
          </table:table-cell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2" calcext:value-type="float">
            <text:p>2</text:p>
          </table:table-cell>
          <table:table-cell office:value-type="float" office:value="66924" calcext:value-type="float">
            <text:p>66924</text:p>
          </table:table-cell>
          <table:table-cell office:value-type="float" office:value="13036" calcext:value-type="float">
            <text:p>13036</text:p>
          </table:table-cell>
          <table:table-cell office:value-type="float" office:value="53888" calcext:value-type="float">
            <text:p>53888</text:p>
          </table:table-cell>
          <table:table-cell table:formula="of:=([.D75]/[.C75])*100" office:value-type="float" office:value="19.4788117865041" calcext:value-type="float">
            <text:p>19.4788117865</text:p>
          </table:table-cell>
          <table:table-cell table:formula="of:=100-[.F75]" office:value-type="float" office:value="80.5211882134959" calcext:value-type="float">
            <text:p>80.5211882135</text:p>
          </table:table-cell>
          <table:table-cell office:value-type="float" office:value="0.494127" calcext:value-type="float">
            <text:p>0.494127</text:p>
          </table:table-cell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3" calcext:value-type="float">
            <text:p>3</text:p>
          </table:table-cell>
          <table:table-cell office:value-type="float" office:value="66582" calcext:value-type="float">
            <text:p>66582</text:p>
          </table:table-cell>
          <table:table-cell office:value-type="float" office:value="12616" calcext:value-type="float">
            <text:p>12616</text:p>
          </table:table-cell>
          <table:table-cell table:formula="of:=[.C76]-[.D76]" office:value-type="float" office:value="53966" calcext:value-type="float">
            <text:p>53966</text:p>
          </table:table-cell>
          <table:table-cell table:formula="of:=([.D76]/[.C76])*100" office:value-type="float" office:value="18.9480640413325" calcext:value-type="float">
            <text:p>18.9480640413</text:p>
          </table:table-cell>
          <table:table-cell table:formula="of:=100-[.F76]" office:value-type="float" office:value="81.0519359586675" calcext:value-type="float">
            <text:p>81.0519359587</text:p>
          </table:table-cell>
          <table:table-cell office:value-type="float" office:value="0.494213" calcext:value-type="float">
            <text:p>0.494213</text:p>
          </table:table-cell>
        </table:table-row>
      </table:table>
      <table:table table:name="Sheet11" table:style-name="ta1">
        <office:forms form:automatic-focus="false" form:apply-design-mode="false"/>
        <table:table-column table:style-name="co10" table:default-cell-style-name="Default"/>
        <table:table-column table:style-name="co1" table:number-columns-repeated="7" table:default-cell-style-name="Default"/>
        <table:table-row table:style-name="ro3">
          <table:table-cell table:style-name="ce5" table:number-columns-repeated="2"/>
          <table:table-cell table:style-name="ce8" office:value-type="string" calcext:value-type="string">
            <text:p>SRRIP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trac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Access</text:p>
          </table:table-cell>
          <table:table-cell table:style-name="ce5" office:value-type="string" calcext:value-type="string">
            <text:p>cache hit </text:p>
          </table:table-cell>
          <table:table-cell table:style-name="ce5" office:value-type="string" calcext:value-type="string">
            <text:p>cache miss</text:p>
          </table:table-cell>
          <table:table-cell table:style-name="ce5" office:value-type="string" calcext:value-type="string">
            <text:p>hit rate</text:p>
          </table:table-cell>
          <table:table-cell table:style-name="ce5" office:value-type="string" calcext:value-type="string">
            <text:p>miss rate</text:p>
          </table:table-cell>
          <table:table-cell table:style-name="ce5" office:value-type="string" calcext:value-type="string">
            <text:p>IPC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0" calcext:value-type="float">
            <text:p>0</text:p>
          </table:table-cell>
          <table:table-cell office:value-type="float" office:value="252886" calcext:value-type="float">
            <text:p>252886</text:p>
          </table:table-cell>
          <table:table-cell office:value-type="float" office:value="115502" calcext:value-type="float">
            <text:p>115502</text:p>
          </table:table-cell>
          <table:table-cell table:formula="of:=[.C3]-[.D3]" office:value-type="float" office:value="137384" calcext:value-type="float">
            <text:p>137384</text:p>
          </table:table-cell>
          <table:table-cell table:formula="of:=([.D3]/[.C3])*100" office:value-type="float" office:value="45.6735446011246" calcext:value-type="float">
            <text:p>45.6735446011</text:p>
          </table:table-cell>
          <table:table-cell table:formula="of:=100-[.F3]" office:value-type="float" office:value="54.3264553988754" calcext:value-type="float">
            <text:p>54.3264553989</text:p>
          </table:table-cell>
          <table:table-cell office:value-type="float" office:value="0.343916" calcext:value-type="float">
            <text:p>0.343916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1" calcext:value-type="float">
            <text:p>1</text:p>
          </table:table-cell>
          <table:table-cell office:value-type="float" office:value="254485" calcext:value-type="float">
            <text:p>254485</text:p>
          </table:table-cell>
          <table:table-cell office:value-type="float" office:value="117587" calcext:value-type="float">
            <text:p>117587</text:p>
          </table:table-cell>
          <table:table-cell table:formula="of:=[.C4]-[.D4]" office:value-type="float" office:value="136898" calcext:value-type="float">
            <text:p>136898</text:p>
          </table:table-cell>
          <table:table-cell table:formula="of:=([.D4]/[.C4])*100" office:value-type="float" office:value="46.2058667504961" calcext:value-type="float">
            <text:p>46.2058667505</text:p>
          </table:table-cell>
          <table:table-cell table:formula="of:=100-[.F4]" office:value-type="float" office:value="53.7941332495039" calcext:value-type="float">
            <text:p>53.7941332495</text:p>
          </table:table-cell>
          <table:table-cell office:value-type="float" office:value="0.342946" calcext:value-type="float">
            <text:p>0.342946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2" calcext:value-type="float">
            <text:p>2</text:p>
          </table:table-cell>
          <table:table-cell office:value-type="float" office:value="246509" calcext:value-type="float">
            <text:p>246509</text:p>
          </table:table-cell>
          <table:table-cell office:value-type="float" office:value="110190" calcext:value-type="float">
            <text:p>110190</text:p>
          </table:table-cell>
          <table:table-cell table:formula="of:=[.C5]-[.D5]" office:value-type="float" office:value="136319" calcext:value-type="float">
            <text:p>136319</text:p>
          </table:table-cell>
          <table:table-cell table:formula="of:=([.D5]/[.C5])*100" office:value-type="float" office:value="44.7001935020628" calcext:value-type="float">
            <text:p>44.7001935021</text:p>
          </table:table-cell>
          <table:table-cell table:formula="of:=100-[.F5]" office:value-type="float" office:value="55.2998064979372" calcext:value-type="float">
            <text:p>55.2998064979</text:p>
          </table:table-cell>
          <table:table-cell office:value-type="float" office:value="0.344496" calcext:value-type="float">
            <text:p>0.344496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3" calcext:value-type="float">
            <text:p>3</text:p>
          </table:table-cell>
          <table:table-cell office:value-type="float" office:value="254407" calcext:value-type="float">
            <text:p>254407</text:p>
          </table:table-cell>
          <table:table-cell office:value-type="float" office:value="117900" calcext:value-type="float">
            <text:p>117900</text:p>
          </table:table-cell>
          <table:table-cell table:formula="of:=[.C6]-[.D6]" office:value-type="float" office:value="136507" calcext:value-type="float">
            <text:p>136507</text:p>
          </table:table-cell>
          <table:table-cell table:formula="of:=([.D6]/[.C6])*100" office:value-type="float" office:value="46.3430644597043" calcext:value-type="float">
            <text:p>46.3430644597</text:p>
          </table:table-cell>
          <table:table-cell table:formula="of:=100-[.F6]" office:value-type="float" office:value="53.6569355402957" calcext:value-type="float">
            <text:p>53.6569355403</text:p>
          </table:table-cell>
          <table:table-cell office:value-type="float" office:value="0.344718" calcext:value-type="float">
            <text:p>0.344718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</text:p>
          </table:table-cell>
          <table:table-cell table:formula="of:=([.D7]/[.C7])*100" office:value-type="string" office:string-value="" calcext:value-type="error">
            <text:p>#DIV/0!</text:p>
          </table:table-cell>
          <table:table-cell table:formula="of:=100-[.F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0" calcext:value-type="float">
            <text:p>0</text:p>
          </table:table-cell>
          <table:table-cell office:value-type="float" office:value="15323" calcext:value-type="float">
            <text:p>15323</text:p>
          </table:table-cell>
          <table:table-cell office:value-type="float" office:value="7005" calcext:value-type="float">
            <text:p>7005</text:p>
          </table:table-cell>
          <table:table-cell table:formula="of:=[.C8]-[.D8]" office:value-type="float" office:value="8318" calcext:value-type="float">
            <text:p>8318</text:p>
          </table:table-cell>
          <table:table-cell table:formula="of:=([.D8]/[.C8])*100" office:value-type="float" office:value="45.7155909417216" calcext:value-type="float">
            <text:p>45.7155909417</text:p>
          </table:table-cell>
          <table:table-cell table:formula="of:=100-[.F8]" office:value-type="float" office:value="54.2844090582784" calcext:value-type="float">
            <text:p>54.2844090583</text:p>
          </table:table-cell>
          <table:table-cell office:value-type="float" office:value="0.845636" calcext:value-type="float">
            <text:p>0.845636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1" calcext:value-type="float">
            <text:p>1</text:p>
          </table:table-cell>
          <table:table-cell office:value-type="float" office:value="15412" calcext:value-type="float">
            <text:p>15412</text:p>
          </table:table-cell>
          <table:table-cell office:value-type="float" office:value="7094" calcext:value-type="float">
            <text:p>7094</text:p>
          </table:table-cell>
          <table:table-cell table:formula="of:=[.C9]-[.D9]" office:value-type="float" office:value="8318" calcext:value-type="float">
            <text:p>8318</text:p>
          </table:table-cell>
          <table:table-cell table:formula="of:=([.D9]/[.C9])*100" office:value-type="float" office:value="46.0290682584999" calcext:value-type="float">
            <text:p>46.0290682585</text:p>
          </table:table-cell>
          <table:table-cell table:formula="of:=100-[.F9]" office:value-type="float" office:value="53.9709317415001" calcext:value-type="float">
            <text:p>53.9709317415</text:p>
          </table:table-cell>
          <table:table-cell office:value-type="float" office:value="0.845487" calcext:value-type="float">
            <text:p>0.845487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2" calcext:value-type="float">
            <text:p>2</text:p>
          </table:table-cell>
          <table:table-cell office:value-type="float" office:value="14980" calcext:value-type="float">
            <text:p>14980</text:p>
          </table:table-cell>
          <table:table-cell office:value-type="float" office:value="6662" calcext:value-type="float">
            <text:p>6662</text:p>
          </table:table-cell>
          <table:table-cell table:formula="of:=[.C10]-[.D10]" office:value-type="float" office:value="8318" calcext:value-type="float">
            <text:p>8318</text:p>
          </table:table-cell>
          <table:table-cell table:formula="of:=([.D10]/[.C10])*100" office:value-type="float" office:value="44.4726301735648" calcext:value-type="float">
            <text:p>44.4726301736</text:p>
          </table:table-cell>
          <table:table-cell table:formula="of:=100-[.F10]" office:value-type="float" office:value="55.5273698264353" calcext:value-type="float">
            <text:p>55.5273698264</text:p>
          </table:table-cell>
          <table:table-cell office:value-type="float" office:value="0.845467" calcext:value-type="float">
            <text:p>0.845467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3" calcext:value-type="float">
            <text:p>3</text:p>
          </table:table-cell>
          <table:table-cell office:value-type="float" office:value="15098" calcext:value-type="float">
            <text:p>15098</text:p>
          </table:table-cell>
          <table:table-cell office:value-type="float" office:value="6780" calcext:value-type="float">
            <text:p>6780</text:p>
          </table:table-cell>
          <table:table-cell table:formula="of:=[.C11]-[.D11]" office:value-type="float" office:value="8318" calcext:value-type="float">
            <text:p>8318</text:p>
          </table:table-cell>
          <table:table-cell table:formula="of:=([.D11]/[.C11])*100" office:value-type="float" office:value="44.9066101470393" calcext:value-type="float">
            <text:p>44.906610147</text:p>
          </table:table-cell>
          <table:table-cell table:formula="of:=100-[.F11]" office:value-type="float" office:value="55.0933898529607" calcext:value-type="float">
            <text:p>55.093389853</text:p>
          </table:table-cell>
          <table:table-cell office:value-type="float" office:value="0.845485" calcext:value-type="float">
            <text:p>0.845485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</text:p>
          </table:table-cell>
          <table:table-cell table:formula="of:=([.D12]/[.C12])*100" office:value-type="string" office:string-value="" calcext:value-type="error">
            <text:p>#DIV/0!</text:p>
          </table:table-cell>
          <table:table-cell table:formula="of:=100-[.F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0" calcext:value-type="float">
            <text:p>0</text:p>
          </table:table-cell>
          <table:table-cell office:value-type="float" office:value="46628" calcext:value-type="float">
            <text:p>46628</text:p>
          </table:table-cell>
          <table:table-cell office:value-type="float" office:value="38044" calcext:value-type="float">
            <text:p>38044</text:p>
          </table:table-cell>
          <table:table-cell table:formula="of:=[.C13]-[.D13]" office:value-type="float" office:value="8584" calcext:value-type="float">
            <text:p>8584</text:p>
          </table:table-cell>
          <table:table-cell table:formula="of:=([.D13]/[.C13])*100" office:value-type="float" office:value="81.5904606674101" calcext:value-type="float">
            <text:p>81.5904606674</text:p>
          </table:table-cell>
          <table:table-cell table:formula="of:=100-[.F13]" office:value-type="float" office:value="18.4095393325899" calcext:value-type="float">
            <text:p>18.4095393326</text:p>
          </table:table-cell>
          <table:table-cell office:value-type="float" office:value="1.45783" calcext:value-type="float">
            <text:p>1.45783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1" calcext:value-type="float">
            <text:p>1</text:p>
          </table:table-cell>
          <table:table-cell office:value-type="float" office:value="49830" calcext:value-type="float">
            <text:p>49830</text:p>
          </table:table-cell>
          <table:table-cell office:value-type="float" office:value="41246" calcext:value-type="float">
            <text:p>41246</text:p>
          </table:table-cell>
          <table:table-cell table:formula="of:=[.C14]-[.D14]" office:value-type="float" office:value="8584" calcext:value-type="float">
            <text:p>8584</text:p>
          </table:table-cell>
          <table:table-cell table:formula="of:=([.D14]/[.C14])*100" office:value-type="float" office:value="82.7734296608469" calcext:value-type="float">
            <text:p>82.7734296608</text:p>
          </table:table-cell>
          <table:table-cell table:formula="of:=100-[.F14]" office:value-type="float" office:value="17.2265703391531" calcext:value-type="float">
            <text:p>17.2265703392</text:p>
          </table:table-cell>
          <table:table-cell office:value-type="float" office:value="1.44099" calcext:value-type="float">
            <text:p>1.44099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2" calcext:value-type="float">
            <text:p>2</text:p>
          </table:table-cell>
          <table:table-cell office:value-type="float" office:value="46748" calcext:value-type="float">
            <text:p>46748</text:p>
          </table:table-cell>
          <table:table-cell office:value-type="float" office:value="38164" calcext:value-type="float">
            <text:p>38164</text:p>
          </table:table-cell>
          <table:table-cell table:formula="of:=[.C15]-[.D15]" office:value-type="float" office:value="8584" calcext:value-type="float">
            <text:p>8584</text:p>
          </table:table-cell>
          <table:table-cell table:formula="of:=([.D15]/[.C15])*100" office:value-type="float" office:value="81.6377171215881" calcext:value-type="float">
            <text:p>81.6377171216</text:p>
          </table:table-cell>
          <table:table-cell table:formula="of:=100-[.F15]" office:value-type="float" office:value="18.3622828784119" calcext:value-type="float">
            <text:p>18.3622828784</text:p>
          </table:table-cell>
          <table:table-cell office:value-type="float" office:value="1.45671" calcext:value-type="float">
            <text:p>1.45671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3" calcext:value-type="float">
            <text:p>3</text:p>
          </table:table-cell>
          <table:table-cell office:value-type="float" office:value="42636" calcext:value-type="float">
            <text:p>42636</text:p>
          </table:table-cell>
          <table:table-cell office:value-type="float" office:value="34052" calcext:value-type="float">
            <text:p>34052</text:p>
          </table:table-cell>
          <table:table-cell table:formula="of:=[.C16]-[.D16]" office:value-type="float" office:value="8584" calcext:value-type="float">
            <text:p>8584</text:p>
          </table:table-cell>
          <table:table-cell table:formula="of:=([.D16]/[.C16])*100" office:value-type="float" office:value="79.8667792475842" calcext:value-type="float">
            <text:p>79.8667792476</text:p>
          </table:table-cell>
          <table:table-cell table:formula="of:=100-[.F16]" office:value-type="float" office:value="20.1332207524158" calcext:value-type="float">
            <text:p>20.1332207524</text:p>
          </table:table-cell>
          <table:table-cell office:value-type="float" office:value="1.4758" calcext:value-type="float">
            <text:p>1.4758</text:p>
          </table:table-cell>
        </table:table-row>
        <table:table-row table:style-name="ro1">
          <table:table-cell table:number-columns-repeated="4"/>
          <table:table-cell table:formula="of:=[.C17]-[.D17]" office:value-type="float" office:value="0" calcext:value-type="float">
            <text:p>0</text:p>
          </table:table-cell>
          <table:table-cell table:formula="of:=([.D17]/[.C17])*100" office:value-type="string" office:string-value="" calcext:value-type="error">
            <text:p>#DIV/0!</text:p>
          </table:table-cell>
          <table:table-cell table:formula="of:=100-[.F1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0" calcext:value-type="float">
            <text:p>0</text:p>
          </table:table-cell>
          <table:table-cell office:value-type="float" office:value="6866" calcext:value-type="float">
            <text:p>6866</text:p>
          </table:table-cell>
          <table:table-cell office:value-type="float" office:value="941" calcext:value-type="float">
            <text:p>941</text:p>
          </table:table-cell>
          <table:table-cell table:formula="of:=[.C18]-[.D18]" office:value-type="float" office:value="5925" calcext:value-type="float">
            <text:p>5925</text:p>
          </table:table-cell>
          <table:table-cell table:formula="of:=([.D18]/[.C18])*100" office:value-type="float" office:value="13.7052140984562" calcext:value-type="float">
            <text:p>13.7052140985</text:p>
          </table:table-cell>
          <table:table-cell table:formula="of:=100-[.F18]" office:value-type="float" office:value="86.2947859015438" calcext:value-type="float">
            <text:p>86.2947859015</text:p>
          </table:table-cell>
          <table:table-cell office:value-type="float" office:value="0.636919" calcext:value-type="float">
            <text:p>0.636919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1" calcext:value-type="float">
            <text:p>1</text:p>
          </table:table-cell>
          <table:table-cell office:value-type="float" office:value="7183" calcext:value-type="float">
            <text:p>7183</text:p>
          </table:table-cell>
          <table:table-cell office:value-type="float" office:value="1258" calcext:value-type="float">
            <text:p>1258</text:p>
          </table:table-cell>
          <table:table-cell table:formula="of:=[.C19]-[.D19]" office:value-type="float" office:value="5925" calcext:value-type="float">
            <text:p>5925</text:p>
          </table:table-cell>
          <table:table-cell table:formula="of:=([.D19]/[.C19])*100" office:value-type="float" office:value="17.5135737157177" calcext:value-type="float">
            <text:p>17.5135737157</text:p>
          </table:table-cell>
          <table:table-cell table:formula="of:=100-[.F19]" office:value-type="float" office:value="82.4864262842823" calcext:value-type="float">
            <text:p>82.4864262843</text:p>
          </table:table-cell>
          <table:table-cell office:value-type="float" office:value="0.636931" calcext:value-type="float">
            <text:p>0.636931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2" calcext:value-type="float">
            <text:p>2</text:p>
          </table:table-cell>
          <table:table-cell office:value-type="float" office:value="6953" calcext:value-type="float">
            <text:p>6953</text:p>
          </table:table-cell>
          <table:table-cell office:value-type="float" office:value="1028" calcext:value-type="float">
            <text:p>1028</text:p>
          </table:table-cell>
          <table:table-cell table:formula="of:=[.C20]-[.D20]" office:value-type="float" office:value="5925" calcext:value-type="float">
            <text:p>5925</text:p>
          </table:table-cell>
          <table:table-cell table:formula="of:=([.D20]/[.C20])*100" office:value-type="float" office:value="14.7849848986049" calcext:value-type="float">
            <text:p>14.7849848986</text:p>
          </table:table-cell>
          <table:table-cell table:formula="of:=100-[.F20]" office:value-type="float" office:value="85.2150151013951" calcext:value-type="float">
            <text:p>85.2150151014</text:p>
          </table:table-cell>
          <table:table-cell office:value-type="float" office:value="0.638357" calcext:value-type="float">
            <text:p>0.638357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3" calcext:value-type="float">
            <text:p>3</text:p>
          </table:table-cell>
          <table:table-cell office:value-type="float" office:value="6855" calcext:value-type="float">
            <text:p>6855</text:p>
          </table:table-cell>
          <table:table-cell office:value-type="float" office:value="930" calcext:value-type="float">
            <text:p>930</text:p>
          </table:table-cell>
          <table:table-cell table:formula="of:=[.C21]-[.D21]" office:value-type="float" office:value="5925" calcext:value-type="float">
            <text:p>5925</text:p>
          </table:table-cell>
          <table:table-cell table:formula="of:=([.D21]/[.C21])*100" office:value-type="float" office:value="13.5667396061269" calcext:value-type="float">
            <text:p>13.5667396061</text:p>
          </table:table-cell>
          <table:table-cell table:formula="of:=100-[.F21]" office:value-type="float" office:value="86.4332603938731" calcext:value-type="float">
            <text:p>86.4332603939</text:p>
          </table:table-cell>
          <table:table-cell office:value-type="float" office:value="0.636928" calcext:value-type="float">
            <text:p>0.636928</text:p>
          </table:table-cell>
        </table:table-row>
        <table:table-row table:style-name="ro1">
          <table:table-cell table:number-columns-repeated="4"/>
          <table:table-cell table:formula="of:=[.C22]-[.D22]" office:value-type="float" office:value="0" calcext:value-type="float">
            <text:p>0</text:p>
          </table:table-cell>
          <table:table-cell table:formula="of:=([.D22]/[.C22])*100" office:value-type="string" office:string-value="" calcext:value-type="error">
            <text:p>#DIV/0!</text:p>
          </table:table-cell>
          <table:table-cell table:formula="of:=100-[.F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0" calcext:value-type="float">
            <text:p>0</text:p>
          </table:table-cell>
          <table:table-cell office:value-type="float" office:value="16328" calcext:value-type="float">
            <text:p>16328</text:p>
          </table:table-cell>
          <table:table-cell office:value-type="float" office:value="3841" calcext:value-type="float">
            <text:p>3841</text:p>
          </table:table-cell>
          <table:table-cell table:formula="of:=[.C23]-[.D23]" office:value-type="float" office:value="12487" calcext:value-type="float">
            <text:p>12487</text:p>
          </table:table-cell>
          <table:table-cell table:formula="of:=([.D23]/[.C23])*100" office:value-type="float" office:value="23.5240078392945" calcext:value-type="float">
            <text:p>23.5240078393</text:p>
          </table:table-cell>
          <table:table-cell table:formula="of:=100-[.F23]" office:value-type="float" office:value="76.4759921607056" calcext:value-type="float">
            <text:p>76.4759921607</text:p>
          </table:table-cell>
          <table:table-cell office:value-type="float" office:value="1.18446" calcext:value-type="float">
            <text:p>1.18446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1" calcext:value-type="float">
            <text:p>1</text:p>
          </table:table-cell>
          <table:table-cell office:value-type="float" office:value="16353" calcext:value-type="float">
            <text:p>16353</text:p>
          </table:table-cell>
          <table:table-cell office:value-type="float" office:value="3866" calcext:value-type="float">
            <text:p>3866</text:p>
          </table:table-cell>
          <table:table-cell table:formula="of:=[.C24]-[.D24]" office:value-type="float" office:value="12487" calcext:value-type="float">
            <text:p>12487</text:p>
          </table:table-cell>
          <table:table-cell table:formula="of:=([.D24]/[.C24])*100" office:value-type="float" office:value="23.6409221549563" calcext:value-type="float">
            <text:p>23.640922155</text:p>
          </table:table-cell>
          <table:table-cell table:formula="of:=100-[.F24]" office:value-type="float" office:value="76.3590778450437" calcext:value-type="float">
            <text:p>76.359077845</text:p>
          </table:table-cell>
          <table:table-cell office:value-type="float" office:value="1.18442" calcext:value-type="float">
            <text:p>1.18442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2" calcext:value-type="float">
            <text:p>2</text:p>
          </table:table-cell>
          <table:table-cell office:value-type="float" office:value="16598" calcext:value-type="float">
            <text:p>16598</text:p>
          </table:table-cell>
          <table:table-cell office:value-type="float" office:value="4113" calcext:value-type="float">
            <text:p>4113</text:p>
          </table:table-cell>
          <table:table-cell table:formula="of:=[.C25]-[.D25]" office:value-type="float" office:value="12485" calcext:value-type="float">
            <text:p>12485</text:p>
          </table:table-cell>
          <table:table-cell table:formula="of:=([.D25]/[.C25])*100" office:value-type="float" office:value="24.7800939872274" calcext:value-type="float">
            <text:p>24.7800939872</text:p>
          </table:table-cell>
          <table:table-cell table:formula="of:=100-[.F25]" office:value-type="float" office:value="75.2199060127726" calcext:value-type="float">
            <text:p>75.2199060128</text:p>
          </table:table-cell>
          <table:table-cell office:value-type="float" office:value="1.1845" calcext:value-type="float">
            <text:p>1.1845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3" calcext:value-type="float">
            <text:p>3</text:p>
          </table:table-cell>
          <table:table-cell office:value-type="float" office:value="16501" calcext:value-type="float">
            <text:p>16501</text:p>
          </table:table-cell>
          <table:table-cell office:value-type="float" office:value="4020" calcext:value-type="float">
            <text:p>4020</text:p>
          </table:table-cell>
          <table:table-cell table:formula="of:=[.C26]-[.D26]" office:value-type="float" office:value="12481" calcext:value-type="float">
            <text:p>12481</text:p>
          </table:table-cell>
          <table:table-cell table:formula="of:=([.D26]/[.C26])*100" office:value-type="float" office:value="24.3621598690988" calcext:value-type="float">
            <text:p>24.3621598691</text:p>
          </table:table-cell>
          <table:table-cell table:formula="of:=100-[.F26]" office:value-type="float" office:value="75.6378401309012" calcext:value-type="float">
            <text:p>75.6378401309</text:p>
          </table:table-cell>
          <table:table-cell office:value-type="float" office:value="1.18335" calcext:value-type="float">
            <text:p>1.18335</text:p>
          </table:table-cell>
        </table:table-row>
        <table:table-row table:style-name="ro1">
          <table:table-cell table:number-columns-repeated="4"/>
          <table:table-cell table:formula="of:=[.C27]-[.D27]" office:value-type="float" office:value="0" calcext:value-type="float">
            <text:p>0</text:p>
          </table:table-cell>
          <table:table-cell table:formula="of:=([.D27]/[.C27])*100" office:value-type="string" office:string-value="" calcext:value-type="error">
            <text:p>#DIV/0!</text:p>
          </table:table-cell>
          <table:table-cell table:formula="of:=100-[.F2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0" calcext:value-type="float">
            <text:p>0</text:p>
          </table:table-cell>
          <table:table-cell office:value-type="float" office:value="111910" calcext:value-type="float">
            <text:p>111910</text:p>
          </table:table-cell>
          <table:table-cell office:value-type="float" office:value="102515" calcext:value-type="float">
            <text:p>102515</text:p>
          </table:table-cell>
          <table:table-cell table:formula="of:=[.C28]-[.D28]" office:value-type="float" office:value="9395" calcext:value-type="float">
            <text:p>9395</text:p>
          </table:table-cell>
          <table:table-cell table:formula="of:=([.D28]/[.C28])*100" office:value-type="float" office:value="91.6048610490573" calcext:value-type="float">
            <text:p>91.6048610491</text:p>
          </table:table-cell>
          <table:table-cell table:formula="of:=100-[.F28]" office:value-type="float" office:value="8.39513895094272" calcext:value-type="float">
            <text:p>8.3951389509</text:p>
          </table:table-cell>
          <table:table-cell office:value-type="float" office:value="0.305901" calcext:value-type="float">
            <text:p>0.305901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1" calcext:value-type="float">
            <text:p>1</text:p>
          </table:table-cell>
          <table:table-cell office:value-type="float" office:value="111591" calcext:value-type="float">
            <text:p>111591</text:p>
          </table:table-cell>
          <table:table-cell office:value-type="float" office:value="102206" calcext:value-type="float">
            <text:p>102206</text:p>
          </table:table-cell>
          <table:table-cell table:formula="of:=[.C29]-[.D29]" office:value-type="float" office:value="9385" calcext:value-type="float">
            <text:p>9385</text:p>
          </table:table-cell>
          <table:table-cell table:formula="of:=([.D29]/[.C29])*100" office:value-type="float" office:value="91.5898235520786" calcext:value-type="float">
            <text:p>91.5898235521</text:p>
          </table:table-cell>
          <table:table-cell table:formula="of:=100-[.F29]" office:value-type="float" office:value="8.41017644792143" calcext:value-type="float">
            <text:p>8.4101764479</text:p>
          </table:table-cell>
          <table:table-cell office:value-type="float" office:value="0.305884" calcext:value-type="float">
            <text:p>0.305884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2" calcext:value-type="float">
            <text:p>2</text:p>
          </table:table-cell>
          <table:table-cell office:value-type="float" office:value="111656" calcext:value-type="float">
            <text:p>111656</text:p>
          </table:table-cell>
          <table:table-cell office:value-type="float" office:value="102297" calcext:value-type="float">
            <text:p>102297</text:p>
          </table:table-cell>
          <table:table-cell table:formula="of:=[.C30]-[.D30]" office:value-type="float" office:value="9359" calcext:value-type="float">
            <text:p>9359</text:p>
          </table:table-cell>
          <table:table-cell table:formula="of:=([.D30]/[.C30])*100" office:value-type="float" office:value="91.618005301999" calcext:value-type="float">
            <text:p>91.618005302</text:p>
          </table:table-cell>
          <table:table-cell table:formula="of:=100-[.F30]" office:value-type="float" office:value="8.38199469800101" calcext:value-type="float">
            <text:p>8.381994698</text:p>
          </table:table-cell>
          <table:table-cell office:value-type="float" office:value="0.305988" calcext:value-type="float">
            <text:p>0.305988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3" calcext:value-type="float">
            <text:p>3</text:p>
          </table:table-cell>
          <table:table-cell office:value-type="float" office:value="112018" calcext:value-type="float">
            <text:p>112018</text:p>
          </table:table-cell>
          <table:table-cell office:value-type="float" office:value="102663" calcext:value-type="float">
            <text:p>102663</text:p>
          </table:table-cell>
          <table:table-cell table:formula="of:=[.C31]-[.D31]" office:value-type="float" office:value="9355" calcext:value-type="float">
            <text:p>9355</text:p>
          </table:table-cell>
          <table:table-cell table:formula="of:=([.D31]/[.C31])*100" office:value-type="float" office:value="91.6486636076345" calcext:value-type="float">
            <text:p>91.6486636076</text:p>
          </table:table-cell>
          <table:table-cell table:formula="of:=100-[.F31]" office:value-type="float" office:value="8.35133639236551" calcext:value-type="float">
            <text:p>8.3513363924</text:p>
          </table:table-cell>
          <table:table-cell office:value-type="float" office:value="0.30602" calcext:value-type="float">
            <text:p>0.30602</text:p>
          </table:table-cell>
        </table:table-row>
        <table:table-row table:style-name="ro1">
          <table:table-cell table:number-columns-repeated="4"/>
          <table:table-cell table:formula="of:=[.C32]-[.D32]" office:value-type="float" office:value="0" calcext:value-type="float">
            <text:p>0</text:p>
          </table:table-cell>
          <table:table-cell table:formula="of:=([.D32]/[.C32])*100" office:value-type="string" office:string-value="" calcext:value-type="error">
            <text:p>#DIV/0!</text:p>
          </table:table-cell>
          <table:table-cell table:formula="of:=100-[.F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0" calcext:value-type="float">
            <text:p>0</text:p>
          </table:table-cell>
          <table:table-cell office:value-type="float" office:value="24598" calcext:value-type="float">
            <text:p>24598</text:p>
          </table:table-cell>
          <table:table-cell office:value-type="float" office:value="12081" calcext:value-type="float">
            <text:p>12081</text:p>
          </table:table-cell>
          <table:table-cell table:formula="of:=[.C33]-[.D33]" office:value-type="float" office:value="12517" calcext:value-type="float">
            <text:p>12517</text:p>
          </table:table-cell>
          <table:table-cell table:formula="of:=([.D33]/[.C33])*100" office:value-type="float" office:value="49.1137490852915" calcext:value-type="float">
            <text:p>49.1137490853</text:p>
          </table:table-cell>
          <table:table-cell table:formula="of:=100-[.F33]" office:value-type="float" office:value="50.8862509147085" calcext:value-type="float">
            <text:p>50.8862509147</text:p>
          </table:table-cell>
          <table:table-cell office:value-type="float" office:value="1.07663" calcext:value-type="float">
            <text:p>1.07663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1" calcext:value-type="float">
            <text:p>1</text:p>
          </table:table-cell>
          <table:table-cell office:value-type="float" office:value="25009" calcext:value-type="float">
            <text:p>25009</text:p>
          </table:table-cell>
          <table:table-cell office:value-type="float" office:value="12492" calcext:value-type="float">
            <text:p>12492</text:p>
          </table:table-cell>
          <table:table-cell table:formula="of:=[.C34]-[.D34]" office:value-type="float" office:value="12517" calcext:value-type="float">
            <text:p>12517</text:p>
          </table:table-cell>
          <table:table-cell table:formula="of:=([.D34]/[.C34])*100" office:value-type="float" office:value="49.9500179935223" calcext:value-type="float">
            <text:p>49.9500179935</text:p>
          </table:table-cell>
          <table:table-cell table:formula="of:=100-[.F34]" office:value-type="float" office:value="50.0499820064777" calcext:value-type="float">
            <text:p>50.0499820065</text:p>
          </table:table-cell>
          <table:table-cell office:value-type="float" office:value="1.07681" calcext:value-type="float">
            <text:p>1.07681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2" calcext:value-type="float">
            <text:p>2</text:p>
          </table:table-cell>
          <table:table-cell office:value-type="float" office:value="25099" calcext:value-type="float">
            <text:p>25099</text:p>
          </table:table-cell>
          <table:table-cell office:value-type="float" office:value="12582" calcext:value-type="float">
            <text:p>12582</text:p>
          </table:table-cell>
          <table:table-cell table:formula="of:=[.C35]-[.D35]" office:value-type="float" office:value="12517" calcext:value-type="float">
            <text:p>12517</text:p>
          </table:table-cell>
          <table:table-cell table:formula="of:=([.D35]/[.C35])*100" office:value-type="float" office:value="50.129487230567" calcext:value-type="float">
            <text:p>50.1294872306</text:p>
          </table:table-cell>
          <table:table-cell table:formula="of:=100-[.F35]" office:value-type="float" office:value="49.870512769433" calcext:value-type="float">
            <text:p>49.8705127694</text:p>
          </table:table-cell>
          <table:table-cell office:value-type="float" office:value="1.07945" calcext:value-type="float">
            <text:p>1.07945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3" calcext:value-type="float">
            <text:p>3</text:p>
          </table:table-cell>
          <table:table-cell office:value-type="float" office:value="24862" calcext:value-type="float">
            <text:p>24862</text:p>
          </table:table-cell>
          <table:table-cell office:value-type="float" office:value="12345" calcext:value-type="float">
            <text:p>12345</text:p>
          </table:table-cell>
          <table:table-cell table:formula="of:=[.C36]-[.D36]" office:value-type="float" office:value="12517" calcext:value-type="float">
            <text:p>12517</text:p>
          </table:table-cell>
          <table:table-cell table:formula="of:=([.D36]/[.C36])*100" office:value-type="float" office:value="49.6540905800016" calcext:value-type="float">
            <text:p>49.65409058</text:p>
          </table:table-cell>
          <table:table-cell table:formula="of:=100-[.F36]" office:value-type="float" office:value="50.3459094199984" calcext:value-type="float">
            <text:p>50.34590942</text:p>
          </table:table-cell>
          <table:table-cell office:value-type="float" office:value="1.07695" calcext:value-type="float">
            <text:p>1.07695</text:p>
          </table:table-cell>
        </table:table-row>
        <table:table-row table:style-name="ro1">
          <table:table-cell table:number-columns-repeated="4"/>
          <table:table-cell table:formula="of:=[.C37]-[.D37]" office:value-type="float" office:value="0" calcext:value-type="float">
            <text:p>0</text:p>
          </table:table-cell>
          <table:table-cell table:formula="of:=([.D37]/[.C37])*100" office:value-type="string" office:string-value="" calcext:value-type="error">
            <text:p>#DIV/0!</text:p>
          </table:table-cell>
          <table:table-cell table:formula="of:=100-[.F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0" calcext:value-type="float">
            <text:p>0</text:p>
          </table:table-cell>
          <table:table-cell office:value-type="float" office:value="586771" calcext:value-type="float">
            <text:p>586771</text:p>
          </table:table-cell>
          <table:table-cell office:value-type="float" office:value="277614" calcext:value-type="float">
            <text:p>277614</text:p>
          </table:table-cell>
          <table:table-cell table:formula="of:=[.C38]-[.D38]" office:value-type="float" office:value="309157" calcext:value-type="float">
            <text:p>309157</text:p>
          </table:table-cell>
          <table:table-cell table:formula="of:=([.D38]/[.C38])*100" office:value-type="float" office:value="47.3121541453139" calcext:value-type="float">
            <text:p>47.3121541453</text:p>
          </table:table-cell>
          <table:table-cell table:formula="of:=100-[.F38]" office:value-type="float" office:value="52.6878458546861" calcext:value-type="float">
            <text:p>52.6878458547</text:p>
          </table:table-cell>
          <table:table-cell office:value-type="float" office:value="0.0784033" calcext:value-type="float">
            <text:p>0.0784033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1" calcext:value-type="float">
            <text:p>1</text:p>
          </table:table-cell>
          <table:table-cell office:value-type="float" office:value="587328" calcext:value-type="float">
            <text:p>587328</text:p>
          </table:table-cell>
          <table:table-cell office:value-type="float" office:value="278304" calcext:value-type="float">
            <text:p>278304</text:p>
          </table:table-cell>
          <table:table-cell table:formula="of:=[.C39]-[.D39]" office:value-type="float" office:value="309024" calcext:value-type="float">
            <text:p>309024</text:p>
          </table:table-cell>
          <table:table-cell table:formula="of:=([.D39]/[.C39])*100" office:value-type="float" office:value="47.3847662634848" calcext:value-type="float">
            <text:p>47.3847662635</text:p>
          </table:table-cell>
          <table:table-cell table:formula="of:=100-[.F39]" office:value-type="float" office:value="52.6152337365152" calcext:value-type="float">
            <text:p>52.6152337365</text:p>
          </table:table-cell>
          <table:table-cell office:value-type="float" office:value="0.0790214" calcext:value-type="float">
            <text:p>0.0790214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2" calcext:value-type="float">
            <text:p>2</text:p>
          </table:table-cell>
          <table:table-cell office:value-type="float" office:value="588601" calcext:value-type="float">
            <text:p>588601</text:p>
          </table:table-cell>
          <table:table-cell office:value-type="float" office:value="278932" calcext:value-type="float">
            <text:p>278932</text:p>
          </table:table-cell>
          <table:table-cell table:formula="of:=[.C40]-[.D40]" office:value-type="float" office:value="309669" calcext:value-type="float">
            <text:p>309669</text:p>
          </table:table-cell>
          <table:table-cell table:formula="of:=([.D40]/[.C40])*100" office:value-type="float" office:value="47.3889782722082" calcext:value-type="float">
            <text:p>47.3889782722</text:p>
          </table:table-cell>
          <table:table-cell table:formula="of:=100-[.F40]" office:value-type="float" office:value="52.6110217277918" calcext:value-type="float">
            <text:p>52.6110217278</text:p>
          </table:table-cell>
          <table:table-cell office:value-type="float" office:value="0.0785825" calcext:value-type="float">
            <text:p>0.0785825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3" calcext:value-type="float">
            <text:p>3</text:p>
          </table:table-cell>
          <table:table-cell office:value-type="float" office:value="588425" calcext:value-type="float">
            <text:p>588425</text:p>
          </table:table-cell>
          <table:table-cell office:value-type="float" office:value="278449" calcext:value-type="float">
            <text:p>278449</text:p>
          </table:table-cell>
          <table:table-cell table:formula="of:=[.C41]-[.D41]" office:value-type="float" office:value="309976" calcext:value-type="float">
            <text:p>309976</text:p>
          </table:table-cell>
          <table:table-cell table:formula="of:=([.D41]/[.C41])*100" office:value-type="float" office:value="47.3210689552619" calcext:value-type="float">
            <text:p>47.3210689553</text:p>
          </table:table-cell>
          <table:table-cell table:formula="of:=100-[.F41]" office:value-type="float" office:value="52.6789310447381" calcext:value-type="float">
            <text:p>52.6789310447</text:p>
          </table:table-cell>
          <table:table-cell office:value-type="float" office:value="0.0780583" calcext:value-type="float">
            <text:p>0.0780583</text:p>
          </table:table-cell>
        </table:table-row>
        <table:table-row table:style-name="ro1">
          <table:table-cell table:number-columns-repeated="4"/>
          <table:table-cell table:formula="of:=[.C42]-[.D42]" office:value-type="float" office:value="0" calcext:value-type="float">
            <text:p>0</text:p>
          </table:table-cell>
          <table:table-cell table:formula="of:=([.D42]/[.C42])*100" office:value-type="string" office:string-value="" calcext:value-type="error">
            <text:p>#DIV/0!</text:p>
          </table:table-cell>
          <table:table-cell table:formula="of:=100-[.F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649" calcext:value-type="float">
            <text:p>649</text:p>
          </table:table-cell>
          <table:table-cell office:value-type="float" office:value="761" calcext:value-type="float">
            <text:p>761</text:p>
          </table:table-cell>
          <table:table-cell table:formula="of:=([.D43]/[.C43])*100" office:value-type="float" office:value="46.0283687943262" calcext:value-type="float">
            <text:p>46.0283687943</text:p>
          </table:table-cell>
          <table:table-cell table:formula="of:=100-[.F43]" office:value-type="float" office:value="53.9716312056738" calcext:value-type="float">
            <text:p>53.9716312057</text:p>
          </table:table-cell>
          <table:table-cell office:value-type="float" office:value="0.390031" calcext:value-type="float">
            <text:p>0.390031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1" calcext:value-type="float">
            <text:p>1</text:p>
          </table:table-cell>
          <table:table-cell office:value-type="float" office:value="1384" calcext:value-type="float">
            <text:p>1384</text:p>
          </table:table-cell>
          <table:table-cell office:value-type="float" office:value="623" calcext:value-type="float">
            <text:p>623</text:p>
          </table:table-cell>
          <table:table-cell office:value-type="float" office:value="761" calcext:value-type="float">
            <text:p>761</text:p>
          </table:table-cell>
          <table:table-cell table:formula="of:=([.D44]/[.C44])*100" office:value-type="float" office:value="45.014450867052" calcext:value-type="float">
            <text:p>45.0144508671</text:p>
          </table:table-cell>
          <table:table-cell table:formula="of:=100-[.F44]" office:value-type="float" office:value="54.985549132948" calcext:value-type="float">
            <text:p>54.9855491329</text:p>
          </table:table-cell>
          <table:table-cell office:value-type="float" office:value="0.390035" calcext:value-type="float">
            <text:p>0.390035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2" calcext:value-type="float">
            <text:p>2</text:p>
          </table:table-cell>
          <table:table-cell office:value-type="float" office:value="1428" calcext:value-type="float">
            <text:p>1428</text:p>
          </table:table-cell>
          <table:table-cell office:value-type="float" office:value="667" calcext:value-type="float">
            <text:p>667</text:p>
          </table:table-cell>
          <table:table-cell office:value-type="float" office:value="761" calcext:value-type="float">
            <text:p>761</text:p>
          </table:table-cell>
          <table:table-cell table:formula="of:=([.D45]/[.C45])*100" office:value-type="float" office:value="46.7086834733894" calcext:value-type="float">
            <text:p>46.7086834734</text:p>
          </table:table-cell>
          <table:table-cell table:formula="of:=100-[.F45]" office:value-type="float" office:value="53.2913165266106" calcext:value-type="float">
            <text:p>53.2913165266</text:p>
          </table:table-cell>
          <table:table-cell office:value-type="float" office:value="0.390039" calcext:value-type="float">
            <text:p>0.390039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3" calcext:value-type="float">
            <text:p>3</text:p>
          </table:table-cell>
          <table:table-cell office:value-type="float" office:value="1417" calcext:value-type="float">
            <text:p>1417</text:p>
          </table:table-cell>
          <table:table-cell office:value-type="float" office:value="656" calcext:value-type="float">
            <text:p>656</text:p>
          </table:table-cell>
          <table:table-cell office:value-type="float" office:value="761" calcext:value-type="float">
            <text:p>761</text:p>
          </table:table-cell>
          <table:table-cell table:formula="of:=([.D46]/[.C46])*100" office:value-type="float" office:value="46.2949894142555" calcext:value-type="float">
            <text:p>46.2949894143</text:p>
          </table:table-cell>
          <table:table-cell table:formula="of:=100-[.F46]" office:value-type="float" office:value="53.7050105857445" calcext:value-type="float">
            <text:p>53.7050105857</text:p>
          </table:table-cell>
          <table:table-cell office:value-type="float" office:value="0.390037" calcext:value-type="float">
            <text:p>0.390037</text:p>
          </table:table-cell>
        </table:table-row>
        <table:table-row table:style-name="ro1">
          <table:table-cell table:number-columns-repeated="4"/>
          <table:table-cell table:formula="of:=[.C47]-[.D47]" office:value-type="float" office:value="0" calcext:value-type="float">
            <text:p>0</text:p>
          </table:table-cell>
          <table:table-cell table:formula="of:=([.D47]/[.C47])*100" office:value-type="string" office:string-value="" calcext:value-type="error">
            <text:p>#DIV/0!</text:p>
          </table:table-cell>
          <table:table-cell table:formula="of:=100-[.F4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office:value-type="float" office:value="1763" calcext:value-type="float">
            <text:p>1763</text:p>
          </table:table-cell>
          <table:table-cell table:formula="of:=[.C48]-[.D48]" office:value-type="float" office:value="427" calcext:value-type="float">
            <text:p>427</text:p>
          </table:table-cell>
          <table:table-cell table:formula="of:=([.D48]/[.C48])*100" office:value-type="float" office:value="80.5022831050228" calcext:value-type="float">
            <text:p>80.502283105</text:p>
          </table:table-cell>
          <table:table-cell table:formula="of:=100-[.F48]" office:value-type="float" office:value="19.4977168949772" calcext:value-type="float">
            <text:p>19.497716895</text:p>
          </table:table-cell>
          <table:table-cell office:value-type="float" office:value="0.372527" calcext:value-type="float">
            <text:p>0.372527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1" calcext:value-type="float">
            <text:p>1</text:p>
          </table:table-cell>
          <table:table-cell office:value-type="float" office:value="1845" calcext:value-type="float">
            <text:p>1845</text:p>
          </table:table-cell>
          <table:table-cell office:value-type="float" office:value="1418" calcext:value-type="float">
            <text:p>1418</text:p>
          </table:table-cell>
          <table:table-cell table:formula="of:=[.C49]-[.D49]" office:value-type="float" office:value="427" calcext:value-type="float">
            <text:p>427</text:p>
          </table:table-cell>
          <table:table-cell table:formula="of:=([.D49]/[.C49])*100" office:value-type="float" office:value="76.8563685636856" calcext:value-type="float">
            <text:p>76.8563685637</text:p>
          </table:table-cell>
          <table:table-cell table:formula="of:=100-[.F49]" office:value-type="float" office:value="23.1436314363144" calcext:value-type="float">
            <text:p>23.1436314363</text:p>
          </table:table-cell>
          <table:table-cell office:value-type="float" office:value="0.372532" calcext:value-type="float">
            <text:p>0.372532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float" office:value="579" calcext:value-type="float">
            <text:p>579</text:p>
          </table:table-cell>
          <table:table-cell table:formula="of:=[.C50]-[.D50]" office:value-type="float" office:value="427" calcext:value-type="float">
            <text:p>427</text:p>
          </table:table-cell>
          <table:table-cell table:formula="of:=([.D50]/[.C50])*100" office:value-type="float" office:value="57.5546719681909" calcext:value-type="float">
            <text:p>57.5546719682</text:p>
          </table:table-cell>
          <table:table-cell table:formula="of:=100-[.F50]" office:value-type="float" office:value="42.4453280318092" calcext:value-type="float">
            <text:p>42.4453280318</text:p>
          </table:table-cell>
          <table:table-cell office:value-type="float" office:value="0.372538" calcext:value-type="float">
            <text:p>0.372538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3" calcext:value-type="float">
            <text:p>3</text:p>
          </table:table-cell>
          <table:table-cell office:value-type="float" office:value="787" calcext:value-type="float">
            <text:p>787</text:p>
          </table:table-cell>
          <table:table-cell office:value-type="float" office:value="360" calcext:value-type="float">
            <text:p>360</text:p>
          </table:table-cell>
          <table:table-cell table:formula="of:=[.C51]-[.D51]" office:value-type="float" office:value="427" calcext:value-type="float">
            <text:p>427</text:p>
          </table:table-cell>
          <table:table-cell table:formula="of:=([.D51]/[.C51])*100" office:value-type="float" office:value="45.7433290978399" calcext:value-type="float">
            <text:p>45.7433290978</text:p>
          </table:table-cell>
          <table:table-cell table:formula="of:=100-[.F51]" office:value-type="float" office:value="54.2566709021601" calcext:value-type="float">
            <text:p>54.2566709022</text:p>
          </table:table-cell>
          <table:table-cell office:value-type="float" office:value="0.372553" calcext:value-type="float">
            <text:p>0.372553</text:p>
          </table:table-cell>
        </table:table-row>
        <table:table-row table:style-name="ro1">
          <table:table-cell table:number-columns-repeated="4"/>
          <table:table-cell table:formula="of:=[.C52]-[.D52]" office:value-type="float" office:value="0" calcext:value-type="float">
            <text:p>0</text:p>
          </table:table-cell>
          <table:table-cell table:formula="of:=([.D52]/[.C52])*100" office:value-type="string" office:string-value="" calcext:value-type="error">
            <text:p>#DIV/0!</text:p>
          </table:table-cell>
          <table:table-cell table:formula="of:=100-[.F5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0" calcext:value-type="float">
            <text:p>0</text:p>
          </table:table-cell>
          <table:table-cell office:value-type="float" office:value="209996" calcext:value-type="float">
            <text:p>209996</text:p>
          </table:table-cell>
          <table:table-cell office:value-type="float" office:value="112084" calcext:value-type="float">
            <text:p>112084</text:p>
          </table:table-cell>
          <table:table-cell table:formula="of:=[.C53]-[.D53]" office:value-type="float" office:value="97912" calcext:value-type="float">
            <text:p>97912</text:p>
          </table:table-cell>
          <table:table-cell table:formula="of:=([.D53]/[.C53])*100" office:value-type="float" office:value="53.3743499876188" calcext:value-type="float">
            <text:p>53.3743499876</text:p>
          </table:table-cell>
          <table:table-cell table:formula="of:=100-[.F53]" office:value-type="float" office:value="46.6256500123812" calcext:value-type="float">
            <text:p>46.6256500124</text:p>
          </table:table-cell>
          <table:table-cell office:value-type="float" office:value="0.293406" calcext:value-type="float">
            <text:p>0.293406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1" calcext:value-type="float">
            <text:p>1</text:p>
          </table:table-cell>
          <table:table-cell office:value-type="float" office:value="208650" calcext:value-type="float">
            <text:p>208650</text:p>
          </table:table-cell>
          <table:table-cell office:value-type="float" office:value="111137" calcext:value-type="float">
            <text:p>111137</text:p>
          </table:table-cell>
          <table:table-cell table:formula="of:=[.C54]-[.D54]" office:value-type="float" office:value="97513" calcext:value-type="float">
            <text:p>97513</text:p>
          </table:table-cell>
          <table:table-cell table:formula="of:=([.D54]/[.C54])*100" office:value-type="float" office:value="53.2647975077882" calcext:value-type="float">
            <text:p>53.2647975078</text:p>
          </table:table-cell>
          <table:table-cell table:formula="of:=100-[.F54]" office:value-type="float" office:value="46.7352024922118" calcext:value-type="float">
            <text:p>46.7352024922</text:p>
          </table:table-cell>
          <table:table-cell office:value-type="float" office:value="0.293354" calcext:value-type="float">
            <text:p>0.293354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2" calcext:value-type="float">
            <text:p>2</text:p>
          </table:table-cell>
          <table:table-cell office:value-type="float" office:value="209029" calcext:value-type="float">
            <text:p>209029</text:p>
          </table:table-cell>
          <table:table-cell office:value-type="float" office:value="112191" calcext:value-type="float">
            <text:p>112191</text:p>
          </table:table-cell>
          <table:table-cell table:formula="of:=[.C55]-[.D55]" office:value-type="float" office:value="96838" calcext:value-type="float">
            <text:p>96838</text:p>
          </table:table-cell>
          <table:table-cell table:formula="of:=([.D55]/[.C55])*100" office:value-type="float" office:value="53.6724569318133" calcext:value-type="float">
            <text:p>53.6724569318</text:p>
          </table:table-cell>
          <table:table-cell table:formula="of:=100-[.F55]" office:value-type="float" office:value="46.3275430681867" calcext:value-type="float">
            <text:p>46.3275430682</text:p>
          </table:table-cell>
          <table:table-cell office:value-type="float" office:value="0.293031" calcext:value-type="float">
            <text:p>0.293031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3" calcext:value-type="float">
            <text:p>3</text:p>
          </table:table-cell>
          <table:table-cell office:value-type="float" office:value="208975" calcext:value-type="float">
            <text:p>208975</text:p>
          </table:table-cell>
          <table:table-cell office:value-type="float" office:value="112340" calcext:value-type="float">
            <text:p>112340</text:p>
          </table:table-cell>
          <table:table-cell table:formula="of:=[.C56]-[.D56]" office:value-type="float" office:value="96635" calcext:value-type="float">
            <text:p>96635</text:p>
          </table:table-cell>
          <table:table-cell table:formula="of:=([.D56]/[.C56])*100" office:value-type="float" office:value="53.7576265103481" calcext:value-type="float">
            <text:p>53.7576265103</text:p>
          </table:table-cell>
          <table:table-cell table:formula="of:=100-[.F56]" office:value-type="float" office:value="46.2423734896519" calcext:value-type="float">
            <text:p>46.2423734897</text:p>
          </table:table-cell>
          <table:table-cell office:value-type="float" office:value="0.291472" calcext:value-type="float">
            <text:p>0.291472</text:p>
          </table:table-cell>
        </table:table-row>
        <table:table-row table:style-name="ro1">
          <table:table-cell table:number-columns-repeated="4"/>
          <table:table-cell table:formula="of:=[.C57]-[.D57]" office:value-type="float" office:value="0" calcext:value-type="float">
            <text:p>0</text:p>
          </table:table-cell>
          <table:table-cell table:formula="of:=([.D57]/[.C57])*100" office:value-type="string" office:string-value="" calcext:value-type="error">
            <text:p>#DIV/0!</text:p>
          </table:table-cell>
          <table:table-cell table:formula="of:=100-[.F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0" calcext:value-type="float">
            <text:p>0</text:p>
          </table:table-cell>
          <table:table-cell office:value-type="float" office:value="334199" calcext:value-type="float">
            <text:p>334199</text:p>
          </table:table-cell>
          <table:table-cell office:value-type="float" office:value="153764" calcext:value-type="float">
            <text:p>153764</text:p>
          </table:table-cell>
          <table:table-cell table:formula="of:=[.C58]-[.D58]" office:value-type="float" office:value="180435" calcext:value-type="float">
            <text:p>180435</text:p>
          </table:table-cell>
          <table:table-cell table:formula="of:=([.D58]/[.C58])*100" office:value-type="float" office:value="46.0097127759209" calcext:value-type="float">
            <text:p>46.0097127759</text:p>
          </table:table-cell>
          <table:table-cell table:formula="of:=100-[.F58]" office:value-type="float" office:value="53.9902872240791" calcext:value-type="float">
            <text:p>53.9902872241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1" calcext:value-type="float">
            <text:p>1</text:p>
          </table:table-cell>
          <table:table-cell office:value-type="float" office:value="335443" calcext:value-type="float">
            <text:p>335443</text:p>
          </table:table-cell>
          <table:table-cell office:value-type="float" office:value="155011" calcext:value-type="float">
            <text:p>155011</text:p>
          </table:table-cell>
          <table:table-cell table:formula="of:=[.C59]-[.D59]" office:value-type="float" office:value="180432" calcext:value-type="float">
            <text:p>180432</text:p>
          </table:table-cell>
          <table:table-cell table:formula="of:=([.D59]/[.C59])*100" office:value-type="float" office:value="46.2108316465092" calcext:value-type="float">
            <text:p>46.2108316465</text:p>
          </table:table-cell>
          <table:table-cell table:formula="of:=100-[.F59]" office:value-type="float" office:value="53.7891683534908" calcext:value-type="float">
            <text:p>53.7891683535</text:p>
          </table:table-cell>
          <table:table-cell office:value-type="float" office:value="0.217171" calcext:value-type="float">
            <text:p>0.217171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2" calcext:value-type="float">
            <text:p>2</text:p>
          </table:table-cell>
          <table:table-cell office:value-type="float" office:value="337029" calcext:value-type="float">
            <text:p>337029</text:p>
          </table:table-cell>
          <table:table-cell office:value-type="float" office:value="156453" calcext:value-type="float">
            <text:p>156453</text:p>
          </table:table-cell>
          <table:table-cell table:formula="of:=[.C60]-[.D60]" office:value-type="float" office:value="180576" calcext:value-type="float">
            <text:p>180576</text:p>
          </table:table-cell>
          <table:table-cell table:formula="of:=([.D60]/[.C60])*100" office:value-type="float" office:value="46.4212278468618" calcext:value-type="float">
            <text:p>46.4212278469</text:p>
          </table:table-cell>
          <table:table-cell table:formula="of:=100-[.F60]" office:value-type="float" office:value="53.5787721531382" calcext:value-type="float">
            <text:p>53.5787721531</text:p>
          </table:table-cell>
          <table:table-cell office:value-type="float" office:value="0.217171" calcext:value-type="float">
            <text:p>0.217171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3" calcext:value-type="float">
            <text:p>3</text:p>
          </table:table-cell>
          <table:table-cell office:value-type="float" office:value="335118" calcext:value-type="float">
            <text:p>335118</text:p>
          </table:table-cell>
          <table:table-cell office:value-type="float" office:value="154208" calcext:value-type="float">
            <text:p>154208</text:p>
          </table:table-cell>
          <table:table-cell table:formula="of:=[.C61]-[.D61]" office:value-type="float" office:value="180910" calcext:value-type="float">
            <text:p>180910</text:p>
          </table:table-cell>
          <table:table-cell table:formula="of:=([.D61]/[.C61])*100" office:value-type="float" office:value="46.016030174446" calcext:value-type="float">
            <text:p>46.0160301744</text:p>
          </table:table-cell>
          <table:table-cell table:formula="of:=100-[.F61]" office:value-type="float" office:value="53.983969825554" calcext:value-type="float">
            <text:p>53.9839698256</text:p>
          </table:table-cell>
          <table:table-cell office:value-type="float" office:value="0.217181" calcext:value-type="float">
            <text:p>0.217181</text:p>
          </table:table-cell>
        </table:table-row>
        <table:table-row table:style-name="ro1">
          <table:table-cell table:number-columns-repeated="4"/>
          <table:table-cell table:formula="of:=[.C62]-[.D62]" office:value-type="float" office:value="0" calcext:value-type="float">
            <text:p>0</text:p>
          </table:table-cell>
          <table:table-cell table:formula="of:=([.D62]/[.C62])*100" office:value-type="string" office:string-value="" calcext:value-type="error">
            <text:p>#DIV/0!</text:p>
          </table:table-cell>
          <table:table-cell table:formula="of:=100-[.F6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" calcext:value-type="float">
            <text:p>0</text:p>
          </table:table-cell>
          <table:table-cell office:value-type="float" office:value="734340" calcext:value-type="float">
            <text:p>734340</text:p>
          </table:table-cell>
          <table:table-cell office:value-type="float" office:value="732198" calcext:value-type="float">
            <text:p>732198</text:p>
          </table:table-cell>
          <table:table-cell table:formula="of:=[.C63]-[.D63]" office:value-type="float" office:value="2142" calcext:value-type="float">
            <text:p>2142</text:p>
          </table:table-cell>
          <table:table-cell table:formula="of:=([.D63]/[.C63])*100" office:value-type="float" office:value="99.7083095024103" calcext:value-type="float">
            <text:p>99.7083095024</text:p>
          </table:table-cell>
          <table:table-cell table:formula="of:=100-[.F63]" office:value-type="float" office:value="0.29169049758967" calcext:value-type="float">
            <text:p>0.2916904976</text:p>
          </table:table-cell>
          <table:table-cell office:value-type="float" office:value="0.734408" calcext:value-type="float">
            <text:p>0.734408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1" calcext:value-type="float">
            <text:p>1</text:p>
          </table:table-cell>
          <table:table-cell office:value-type="float" office:value="729469" calcext:value-type="float">
            <text:p>729469</text:p>
          </table:table-cell>
          <table:table-cell office:value-type="float" office:value="727327" calcext:value-type="float">
            <text:p>727327</text:p>
          </table:table-cell>
          <table:table-cell table:formula="of:=[.C64]-[.D64]" office:value-type="float" office:value="2142" calcext:value-type="float">
            <text:p>2142</text:p>
          </table:table-cell>
          <table:table-cell table:formula="of:=([.D64]/[.C64])*100" office:value-type="float" office:value="99.7063617508078" calcext:value-type="float">
            <text:p>99.7063617508</text:p>
          </table:table-cell>
          <table:table-cell table:formula="of:=100-[.F64]" office:value-type="float" office:value="0.293638249192213" calcext:value-type="float">
            <text:p>0.2936382492</text:p>
          </table:table-cell>
          <table:table-cell office:value-type="float" office:value="0.734416" calcext:value-type="float">
            <text:p>0.734416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2" calcext:value-type="float">
            <text:p>2</text:p>
          </table:table-cell>
          <table:table-cell office:value-type="float" office:value="727427" calcext:value-type="float">
            <text:p>727427</text:p>
          </table:table-cell>
          <table:table-cell office:value-type="float" office:value="725285" calcext:value-type="float">
            <text:p>725285</text:p>
          </table:table-cell>
          <table:table-cell table:formula="of:=[.C65]-[.D65]" office:value-type="float" office:value="2142" calcext:value-type="float">
            <text:p>2142</text:p>
          </table:table-cell>
          <table:table-cell table:formula="of:=([.D65]/[.C65])*100" office:value-type="float" office:value="99.7055374628657" calcext:value-type="float">
            <text:p>99.7055374629</text:p>
          </table:table-cell>
          <table:table-cell table:formula="of:=100-[.F65]" office:value-type="float" office:value="0.294462537134308" calcext:value-type="float">
            <text:p>0.2944625371</text:p>
          </table:table-cell>
          <table:table-cell office:value-type="float" office:value="0.73443" calcext:value-type="float">
            <text:p>0.73443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3" calcext:value-type="float">
            <text:p>3</text:p>
          </table:table-cell>
          <table:table-cell office:value-type="float" office:value="740907" calcext:value-type="float">
            <text:p>740907</text:p>
          </table:table-cell>
          <table:table-cell office:value-type="float" office:value="738765" calcext:value-type="float">
            <text:p>738765</text:p>
          </table:table-cell>
          <table:table-cell table:formula="of:=[.C66]-[.D66]" office:value-type="float" office:value="2142" calcext:value-type="float">
            <text:p>2142</text:p>
          </table:table-cell>
          <table:table-cell table:formula="of:=([.D66]/[.C66])*100" office:value-type="float" office:value="99.710894889642" calcext:value-type="float">
            <text:p>99.7108948896</text:p>
          </table:table-cell>
          <table:table-cell table:formula="of:=100-[.F66]" office:value-type="float" office:value="0.28910511035798" calcext:value-type="float">
            <text:p>0.2891051104</text:p>
          </table:table-cell>
          <table:table-cell office:value-type="float" office:value="0.734407" calcext:value-type="float">
            <text:p>0.734407</text:p>
          </table:table-cell>
        </table:table-row>
        <table:table-row table:style-name="ro1">
          <table:table-cell table:number-columns-repeated="4"/>
          <table:table-cell table:formula="of:=[.C67]-[.D67]" office:value-type="float" office:value="0" calcext:value-type="float">
            <text:p>0</text:p>
          </table:table-cell>
          <table:table-cell table:formula="of:=([.D67]/[.C67])*100" office:value-type="string" office:string-value="" calcext:value-type="error">
            <text:p>#DIV/0!</text:p>
          </table:table-cell>
          <table:table-cell table:formula="of:=100-[.F6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0" calcext:value-type="float">
            <text:p>0</text:p>
          </table:table-cell>
          <table:table-cell office:value-type="float" office:value="46875" calcext:value-type="float">
            <text:p>46875</text:p>
          </table:table-cell>
          <table:table-cell office:value-type="float" office:value="36102" calcext:value-type="float">
            <text:p>36102</text:p>
          </table:table-cell>
          <table:table-cell table:formula="of:=[.C68]-[.D68]" office:value-type="float" office:value="10773" calcext:value-type="float">
            <text:p>10773</text:p>
          </table:table-cell>
          <table:table-cell table:formula="of:=([.D68]/[.C68])*100" office:value-type="float" office:value="77.0176" calcext:value-type="float">
            <text:p>77.0176</text:p>
          </table:table-cell>
          <table:table-cell table:formula="of:=100-[.F68]" office:value-type="float" office:value="22.9824" calcext:value-type="float">
            <text:p>22.9824</text:p>
          </table:table-cell>
          <table:table-cell office:value-type="float" office:value="0.634794" calcext:value-type="float">
            <text:p>0.634794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1" calcext:value-type="float">
            <text:p>1</text:p>
          </table:table-cell>
          <table:table-cell office:value-type="float" office:value="45544" calcext:value-type="float">
            <text:p>45544</text:p>
          </table:table-cell>
          <table:table-cell office:value-type="float" office:value="34774" calcext:value-type="float">
            <text:p>34774</text:p>
          </table:table-cell>
          <table:table-cell table:formula="of:=[.C69]-[.D69]" office:value-type="float" office:value="10770" calcext:value-type="float">
            <text:p>10770</text:p>
          </table:table-cell>
          <table:table-cell table:formula="of:=([.D69]/[.C69])*100" office:value-type="float" office:value="76.3525382048129" calcext:value-type="float">
            <text:p>76.3525382048</text:p>
          </table:table-cell>
          <table:table-cell table:formula="of:=100-[.F69]" office:value-type="float" office:value="23.6474617951871" calcext:value-type="float">
            <text:p>23.6474617952</text:p>
          </table:table-cell>
          <table:table-cell office:value-type="float" office:value="0.635817" calcext:value-type="float">
            <text:p>0.635817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2" calcext:value-type="float">
            <text:p>2</text:p>
          </table:table-cell>
          <table:table-cell office:value-type="float" office:value="45799" calcext:value-type="float">
            <text:p>45799</text:p>
          </table:table-cell>
          <table:table-cell office:value-type="float" office:value="35033" calcext:value-type="float">
            <text:p>35033</text:p>
          </table:table-cell>
          <table:table-cell table:formula="of:=[.C70]-[.D70]" office:value-type="float" office:value="10766" calcext:value-type="float">
            <text:p>10766</text:p>
          </table:table-cell>
          <table:table-cell table:formula="of:=([.D70]/[.C70])*100" office:value-type="float" office:value="76.4929365269984" calcext:value-type="float">
            <text:p>76.492936527</text:p>
          </table:table-cell>
          <table:table-cell table:formula="of:=100-[.F70]" office:value-type="float" office:value="23.5070634730016" calcext:value-type="float">
            <text:p>23.507063473</text:p>
          </table:table-cell>
          <table:table-cell office:value-type="float" office:value="0.634418" calcext:value-type="float">
            <text:p>0.634418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3" calcext:value-type="float">
            <text:p>3</text:p>
          </table:table-cell>
          <table:table-cell office:value-type="float" office:value="45589" calcext:value-type="float">
            <text:p>45589</text:p>
          </table:table-cell>
          <table:table-cell office:value-type="float" office:value="34830" calcext:value-type="float">
            <text:p>34830</text:p>
          </table:table-cell>
          <table:table-cell table:formula="of:=[.C71]-[.D71]" office:value-type="float" office:value="10759" calcext:value-type="float">
            <text:p>10759</text:p>
          </table:table-cell>
          <table:table-cell table:formula="of:=([.D71]/[.C71])*100" office:value-type="float" office:value="76.4000087740464" calcext:value-type="float">
            <text:p>76.400008774</text:p>
          </table:table-cell>
          <table:table-cell table:formula="of:=100-[.F71]" office:value-type="float" office:value="23.5999912259536" calcext:value-type="float">
            <text:p>23.599991226</text:p>
          </table:table-cell>
          <table:table-cell office:value-type="float" office:value="0.635648" calcext:value-type="float">
            <text:p>0.63564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0" calcext:value-type="float">
            <text:p>0</text:p>
          </table:table-cell>
          <table:table-cell office:value-type="float" office:value="66394" calcext:value-type="float">
            <text:p>66394</text:p>
          </table:table-cell>
          <table:table-cell office:value-type="float" office:value="12759" calcext:value-type="float">
            <text:p>12759</text:p>
          </table:table-cell>
          <table:table-cell office:value-type="float" office:value="53635" calcext:value-type="float">
            <text:p>53635</text:p>
          </table:table-cell>
          <table:table-cell table:formula="of:=([.D73]/[.C73])*100" office:value-type="float" office:value="19.2170979305359" calcext:value-type="float">
            <text:p>19.2170979305</text:p>
          </table:table-cell>
          <table:table-cell table:formula="of:=100-[.F73]" office:value-type="float" office:value="80.7829020694641" calcext:value-type="float">
            <text:p>80.7829020695</text:p>
          </table:table-cell>
          <table:table-cell office:value-type="float" office:value="0.516605" calcext:value-type="float">
            <text:p>0.516605</text:p>
          </table:table-cell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1" calcext:value-type="float">
            <text:p>1</text:p>
          </table:table-cell>
          <table:table-cell office:value-type="float" office:value="66794" calcext:value-type="float">
            <text:p>66794</text:p>
          </table:table-cell>
          <table:table-cell office:value-type="float" office:value="13181" calcext:value-type="float">
            <text:p>13181</text:p>
          </table:table-cell>
          <table:table-cell office:value-type="float" office:value="53613" calcext:value-type="float">
            <text:p>53613</text:p>
          </table:table-cell>
          <table:table-cell table:formula="of:=([.D74]/[.C74])*100" office:value-type="float" office:value="19.7338084259065" calcext:value-type="float">
            <text:p>19.7338084259</text:p>
          </table:table-cell>
          <table:table-cell table:formula="of:=100-[.F74]" office:value-type="float" office:value="80.2661915740935" calcext:value-type="float">
            <text:p>80.2661915741</text:p>
          </table:table-cell>
          <table:table-cell office:value-type="float" office:value="0.513462" calcext:value-type="float">
            <text:p>0.513462</text:p>
          </table:table-cell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2" calcext:value-type="float">
            <text:p>2</text:p>
          </table:table-cell>
          <table:table-cell office:value-type="float" office:value="66423" calcext:value-type="float">
            <text:p>66423</text:p>
          </table:table-cell>
          <table:table-cell office:value-type="float" office:value="12803" calcext:value-type="float">
            <text:p>12803</text:p>
          </table:table-cell>
          <table:table-cell office:value-type="float" office:value="53620" calcext:value-type="float">
            <text:p>53620</text:p>
          </table:table-cell>
          <table:table-cell table:formula="of:=([.D75]/[.C75])*100" office:value-type="float" office:value="19.2749499420381" calcext:value-type="float">
            <text:p>19.274949942</text:p>
          </table:table-cell>
          <table:table-cell table:formula="of:=100-[.F75]" office:value-type="float" office:value="80.7250500579618" calcext:value-type="float">
            <text:p>80.725050058</text:p>
          </table:table-cell>
          <table:table-cell office:value-type="float" office:value="0.516623" calcext:value-type="float">
            <text:p>0.516623</text:p>
          </table:table-cell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3" calcext:value-type="float">
            <text:p>3</text:p>
          </table:table-cell>
          <table:table-cell office:value-type="float" office:value="66754" calcext:value-type="float">
            <text:p>66754</text:p>
          </table:table-cell>
          <table:table-cell office:value-type="float" office:value="13106" calcext:value-type="float">
            <text:p>13106</text:p>
          </table:table-cell>
          <table:table-cell office:value-type="float" office:value="53648" calcext:value-type="float">
            <text:p>53648</text:p>
          </table:table-cell>
          <table:table-cell table:formula="of:=([.D76]/[.C76])*100" office:value-type="float" office:value="19.6332804026725" calcext:value-type="float">
            <text:p>19.6332804027</text:p>
          </table:table-cell>
          <table:table-cell table:formula="of:=100-[.F76]" office:value-type="float" office:value="80.3667195973275" calcext:value-type="float">
            <text:p>80.3667195973</text:p>
          </table:table-cell>
          <table:table-cell office:value-type="float" office:value="0.516636" calcext:value-type="float">
            <text:p>0.516636</text:p>
          </table:table-cell>
        </table:table-row>
      </table:table>
      <table:table table:name="Sheet12" table:style-name="ta1">
        <office:forms form:automatic-focus="false" form:apply-design-mode="false"/>
        <table:table-column table:style-name="co10" table:default-cell-style-name="Default"/>
        <table:table-column table:style-name="co1" table:number-columns-repeated="7" table:default-cell-style-name="Default"/>
        <table:table-row table:style-name="ro3">
          <table:table-cell table:style-name="ce5" table:number-columns-repeated="2"/>
          <table:table-cell table:style-name="ce8" office:value-type="string" calcext:value-type="string">
            <text:p>Ship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trac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Access</text:p>
          </table:table-cell>
          <table:table-cell table:style-name="ce5" office:value-type="string" calcext:value-type="string">
            <text:p>cache hit </text:p>
          </table:table-cell>
          <table:table-cell table:style-name="ce5" office:value-type="string" calcext:value-type="string">
            <text:p>cache miss</text:p>
          </table:table-cell>
          <table:table-cell table:style-name="ce5" office:value-type="string" calcext:value-type="string">
            <text:p>hit rate</text:p>
          </table:table-cell>
          <table:table-cell table:style-name="ce5" office:value-type="string" calcext:value-type="string">
            <text:p>miss rate</text:p>
          </table:table-cell>
          <table:table-cell table:style-name="ce5" office:value-type="string" calcext:value-type="string">
            <text:p>IPC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0" calcext:value-type="float">
            <text:p>0</text:p>
          </table:table-cell>
          <table:table-cell office:value-type="float" office:value="252044" calcext:value-type="float">
            <text:p>252044</text:p>
          </table:table-cell>
          <table:table-cell office:value-type="float" office:value="59892" calcext:value-type="float">
            <text:p>59892</text:p>
          </table:table-cell>
          <table:table-cell table:formula="of:=[.C3]-[.D3]" office:value-type="float" office:value="192152" calcext:value-type="float">
            <text:p>192152</text:p>
          </table:table-cell>
          <table:table-cell table:formula="of:=([.D3]/[.C3])*100" office:value-type="float" office:value="23.7625176556474" calcext:value-type="float">
            <text:p>23.7625176556</text:p>
          </table:table-cell>
          <table:table-cell table:formula="of:=100-[.F3]" office:value-type="float" office:value="76.2374823443526" calcext:value-type="float">
            <text:p>76.2374823444</text:p>
          </table:table-cell>
          <table:table-cell office:value-type="float" office:value="0.370518" calcext:value-type="float">
            <text:p>0.370518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1" calcext:value-type="float">
            <text:p>1</text:p>
          </table:table-cell>
          <table:table-cell office:value-type="float" office:value="245321" calcext:value-type="float">
            <text:p>245321</text:p>
          </table:table-cell>
          <table:table-cell office:value-type="float" office:value="48264" calcext:value-type="float">
            <text:p>48264</text:p>
          </table:table-cell>
          <table:table-cell table:formula="of:=[.C4]-[.D4]" office:value-type="float" office:value="197057" calcext:value-type="float">
            <text:p>197057</text:p>
          </table:table-cell>
          <table:table-cell table:formula="of:=([.D4]/[.C4])*100" office:value-type="float" office:value="19.6738151238581" calcext:value-type="float">
            <text:p>19.6738151239</text:p>
          </table:table-cell>
          <table:table-cell table:formula="of:=100-[.F4]" office:value-type="float" office:value="80.3261848761419" calcext:value-type="float">
            <text:p>80.3261848761</text:p>
          </table:table-cell>
          <table:table-cell office:value-type="float" office:value="0.368652" calcext:value-type="float">
            <text:p>0.368652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2" calcext:value-type="float">
            <text:p>2</text:p>
          </table:table-cell>
          <table:table-cell office:value-type="float" office:value="243857" calcext:value-type="float">
            <text:p>243857</text:p>
          </table:table-cell>
          <table:table-cell office:value-type="float" office:value="47487" calcext:value-type="float">
            <text:p>47487</text:p>
          </table:table-cell>
          <table:table-cell table:formula="of:=[.C5]-[.D5]" office:value-type="float" office:value="196370" calcext:value-type="float">
            <text:p>196370</text:p>
          </table:table-cell>
          <table:table-cell table:formula="of:=([.D5]/[.C5])*100" office:value-type="float" office:value="19.4732978753942" calcext:value-type="float">
            <text:p>19.4732978754</text:p>
          </table:table-cell>
          <table:table-cell table:formula="of:=100-[.F5]" office:value-type="float" office:value="80.5267021246058" calcext:value-type="float">
            <text:p>80.5267021246</text:p>
          </table:table-cell>
          <table:table-cell office:value-type="float" office:value="0.370463" calcext:value-type="float">
            <text:p>0.370463</text:p>
          </table:table-cell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3" calcext:value-type="float">
            <text:p>3</text:p>
          </table:table-cell>
          <table:table-cell office:value-type="float" office:value="242266" calcext:value-type="float">
            <text:p>242266</text:p>
          </table:table-cell>
          <table:table-cell office:value-type="float" office:value="45316" calcext:value-type="float">
            <text:p>45316</text:p>
          </table:table-cell>
          <table:table-cell table:formula="of:=[.C6]-[.D6]" office:value-type="float" office:value="196950" calcext:value-type="float">
            <text:p>196950</text:p>
          </table:table-cell>
          <table:table-cell table:formula="of:=([.D6]/[.C6])*100" office:value-type="float" office:value="18.7050597277373" calcext:value-type="float">
            <text:p>18.7050597277</text:p>
          </table:table-cell>
          <table:table-cell table:formula="of:=100-[.F6]" office:value-type="float" office:value="81.2949402722627" calcext:value-type="float">
            <text:p>81.2949402723</text:p>
          </table:table-cell>
          <table:table-cell office:value-type="float" office:value="0.371179" calcext:value-type="float">
            <text:p>0.37117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0" calcext:value-type="float">
            <text:p>0</text:p>
          </table:table-cell>
          <table:table-cell office:value-type="float" office:value="15016" calcext:value-type="float">
            <text:p>15016</text:p>
          </table:table-cell>
          <table:table-cell office:value-type="float" office:value="6698" calcext:value-type="float">
            <text:p>6698</text:p>
          </table:table-cell>
          <table:table-cell table:formula="of:=[.C8]-[.D8]" office:value-type="float" office:value="8318" calcext:value-type="float">
            <text:p>8318</text:p>
          </table:table-cell>
          <table:table-cell table:formula="of:=([.D8]/[.C8])*100" office:value-type="float" office:value="44.6057538625466" calcext:value-type="float">
            <text:p>44.6057538625</text:p>
          </table:table-cell>
          <table:table-cell table:formula="of:=100-[.F8]" office:value-type="float" office:value="55.3942461374534" calcext:value-type="float">
            <text:p>55.3942461375</text:p>
          </table:table-cell>
          <table:table-cell office:value-type="float" office:value="0.845538" calcext:value-type="float">
            <text:p>0.845538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1" calcext:value-type="float">
            <text:p>1</text:p>
          </table:table-cell>
          <table:table-cell office:value-type="float" office:value="13661" calcext:value-type="float">
            <text:p>13661</text:p>
          </table:table-cell>
          <table:table-cell office:value-type="float" office:value="5343" calcext:value-type="float">
            <text:p>5343</text:p>
          </table:table-cell>
          <table:table-cell table:formula="of:=[.C9]-[.D9]" office:value-type="float" office:value="8318" calcext:value-type="float">
            <text:p>8318</text:p>
          </table:table-cell>
          <table:table-cell table:formula="of:=([.D9]/[.C9])*100" office:value-type="float" office:value="39.1113388478149" calcext:value-type="float">
            <text:p>39.1113388478</text:p>
          </table:table-cell>
          <table:table-cell table:formula="of:=100-[.F9]" office:value-type="float" office:value="60.8886611521851" calcext:value-type="float">
            <text:p>60.8886611522</text:p>
          </table:table-cell>
          <table:table-cell office:value-type="float" office:value="0.845548" calcext:value-type="float">
            <text:p>0.845548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2" calcext:value-type="float">
            <text:p>2</text:p>
          </table:table-cell>
          <table:table-cell office:value-type="float" office:value="13728" calcext:value-type="float">
            <text:p>13728</text:p>
          </table:table-cell>
          <table:table-cell office:value-type="float" office:value="5410" calcext:value-type="float">
            <text:p>5410</text:p>
          </table:table-cell>
          <table:table-cell table:formula="of:=[.C10]-[.D10]" office:value-type="float" office:value="8318" calcext:value-type="float">
            <text:p>8318</text:p>
          </table:table-cell>
          <table:table-cell table:formula="of:=([.D10]/[.C10])*100" office:value-type="float" office:value="39.4085081585082" calcext:value-type="float">
            <text:p>39.4085081585</text:p>
          </table:table-cell>
          <table:table-cell table:formula="of:=100-[.F10]" office:value-type="float" office:value="60.5914918414918" calcext:value-type="float">
            <text:p>60.5914918415</text:p>
          </table:table-cell>
          <table:table-cell office:value-type="float" office:value="0.845528" calcext:value-type="float">
            <text:p>0.845528</text:p>
          </table:table-cell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3" calcext:value-type="float">
            <text:p>3</text:p>
          </table:table-cell>
          <table:table-cell office:value-type="float" office:value="14140" calcext:value-type="float">
            <text:p>14140</text:p>
          </table:table-cell>
          <table:table-cell office:value-type="float" office:value="5822" calcext:value-type="float">
            <text:p>5822</text:p>
          </table:table-cell>
          <table:table-cell table:formula="of:=[.C11]-[.D11]" office:value-type="float" office:value="8318" calcext:value-type="float">
            <text:p>8318</text:p>
          </table:table-cell>
          <table:table-cell table:formula="of:=([.D11]/[.C11])*100" office:value-type="float" office:value="41.1739745403112" calcext:value-type="float">
            <text:p>41.1739745403</text:p>
          </table:table-cell>
          <table:table-cell table:formula="of:=100-[.F11]" office:value-type="float" office:value="58.8260254596888" calcext:value-type="float">
            <text:p>58.8260254597</text:p>
          </table:table-cell>
          <table:table-cell office:value-type="float" office:value="0.845566" calcext:value-type="float">
            <text:p>0.8455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0" calcext:value-type="float">
            <text:p>0</text:p>
          </table:table-cell>
          <table:table-cell office:value-type="float" office:value="41163" calcext:value-type="float">
            <text:p>41163</text:p>
          </table:table-cell>
          <table:table-cell office:value-type="float" office:value="32579" calcext:value-type="float">
            <text:p>32579</text:p>
          </table:table-cell>
          <table:table-cell table:formula="of:=[.C13]-[.D13]" office:value-type="float" office:value="8584" calcext:value-type="float">
            <text:p>8584</text:p>
          </table:table-cell>
          <table:table-cell table:formula="of:=([.D13]/[.C13])*100" office:value-type="float" office:value="79.1463207249229" calcext:value-type="float">
            <text:p>79.1463207249</text:p>
          </table:table-cell>
          <table:table-cell table:formula="of:=100-[.F13]" office:value-type="float" office:value="20.8536792750771" calcext:value-type="float">
            <text:p>20.8536792751</text:p>
          </table:table-cell>
          <table:table-cell office:value-type="float" office:value="1.48182" calcext:value-type="float">
            <text:p>1.48182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1" calcext:value-type="float">
            <text:p>1</text:p>
          </table:table-cell>
          <table:table-cell office:value-type="float" office:value="41100" calcext:value-type="float">
            <text:p>41100</text:p>
          </table:table-cell>
          <table:table-cell office:value-type="float" office:value="32516" calcext:value-type="float">
            <text:p>32516</text:p>
          </table:table-cell>
          <table:table-cell table:formula="of:=[.C14]-[.D14]" office:value-type="float" office:value="8584" calcext:value-type="float">
            <text:p>8584</text:p>
          </table:table-cell>
          <table:table-cell table:formula="of:=([.D14]/[.C14])*100" office:value-type="float" office:value="79.1143552311435" calcext:value-type="float">
            <text:p>79.1143552311</text:p>
          </table:table-cell>
          <table:table-cell table:formula="of:=100-[.F14]" office:value-type="float" office:value="20.8856447688564" calcext:value-type="float">
            <text:p>20.8856447689</text:p>
          </table:table-cell>
          <table:table-cell office:value-type="float" office:value="1.49116" calcext:value-type="float">
            <text:p>1.49116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2" calcext:value-type="float">
            <text:p>2</text:p>
          </table:table-cell>
          <table:table-cell office:value-type="float" office:value="40010" calcext:value-type="float">
            <text:p>40010</text:p>
          </table:table-cell>
          <table:table-cell office:value-type="float" office:value="31426" calcext:value-type="float">
            <text:p>31426</text:p>
          </table:table-cell>
          <table:table-cell table:formula="of:=[.C15]-[.D15]" office:value-type="float" office:value="8584" calcext:value-type="float">
            <text:p>8584</text:p>
          </table:table-cell>
          <table:table-cell table:formula="of:=([.D15]/[.C15])*100" office:value-type="float" office:value="78.5453636590852" calcext:value-type="float">
            <text:p>78.5453636591</text:p>
          </table:table-cell>
          <table:table-cell table:formula="of:=100-[.F15]" office:value-type="float" office:value="21.4546363409148" calcext:value-type="float">
            <text:p>21.4546363409</text:p>
          </table:table-cell>
          <table:table-cell office:value-type="float" office:value="1.49978" calcext:value-type="float">
            <text:p>1.49978</text:p>
          </table:table-cell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3" calcext:value-type="float">
            <text:p>3</text:p>
          </table:table-cell>
          <table:table-cell office:value-type="float" office:value="43674" calcext:value-type="float">
            <text:p>43674</text:p>
          </table:table-cell>
          <table:table-cell office:value-type="float" office:value="35090" calcext:value-type="float">
            <text:p>35090</text:p>
          </table:table-cell>
          <table:table-cell table:formula="of:=[.C16]-[.D16]" office:value-type="float" office:value="8584" calcext:value-type="float">
            <text:p>8584</text:p>
          </table:table-cell>
          <table:table-cell table:formula="of:=([.D16]/[.C16])*100" office:value-type="float" office:value="80.3452855245684" calcext:value-type="float">
            <text:p>80.3452855246</text:p>
          </table:table-cell>
          <table:table-cell table:formula="of:=100-[.F16]" office:value-type="float" office:value="19.6547144754316" calcext:value-type="float">
            <text:p>19.6547144754</text:p>
          </table:table-cell>
          <table:table-cell office:value-type="float" office:value="1.47391" calcext:value-type="float">
            <text:p>1.4739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0" calcext:value-type="float">
            <text:p>0</text:p>
          </table:table-cell>
          <table:table-cell office:value-type="float" office:value="7260" calcext:value-type="float">
            <text:p>7260</text:p>
          </table:table-cell>
          <table:table-cell office:value-type="float" office:value="1335" calcext:value-type="float">
            <text:p>1335</text:p>
          </table:table-cell>
          <table:table-cell table:formula="of:=[.C18]-[.D18]" office:value-type="float" office:value="5925" calcext:value-type="float">
            <text:p>5925</text:p>
          </table:table-cell>
          <table:table-cell table:formula="of:=([.D18]/[.C18])*100" office:value-type="float" office:value="18.3884297520661" calcext:value-type="float">
            <text:p>18.3884297521</text:p>
          </table:table-cell>
          <table:table-cell table:formula="of:=100-[.F18]" office:value-type="float" office:value="81.6115702479339" calcext:value-type="float">
            <text:p>81.6115702479</text:p>
          </table:table-cell>
          <table:table-cell office:value-type="float" office:value="0.635921" calcext:value-type="float">
            <text:p>0.635921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1" calcext:value-type="float">
            <text:p>1</text:p>
          </table:table-cell>
          <table:table-cell office:value-type="float" office:value="7044" calcext:value-type="float">
            <text:p>7044</text:p>
          </table:table-cell>
          <table:table-cell office:value-type="float" office:value="1119" calcext:value-type="float">
            <text:p>1119</text:p>
          </table:table-cell>
          <table:table-cell table:formula="of:=[.C19]-[.D19]" office:value-type="float" office:value="5925" calcext:value-type="float">
            <text:p>5925</text:p>
          </table:table-cell>
          <table:table-cell table:formula="of:=([.D19]/[.C19])*100" office:value-type="float" office:value="15.885860306644" calcext:value-type="float">
            <text:p>15.8858603066</text:p>
          </table:table-cell>
          <table:table-cell table:formula="of:=100-[.F19]" office:value-type="float" office:value="84.1141396933561" calcext:value-type="float">
            <text:p>84.1141396934</text:p>
          </table:table-cell>
          <table:table-cell office:value-type="float" office:value="0.635927" calcext:value-type="float">
            <text:p>0.635927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2" calcext:value-type="float">
            <text:p>2</text:p>
          </table:table-cell>
          <table:table-cell office:value-type="float" office:value="7007" calcext:value-type="float">
            <text:p>7007</text:p>
          </table:table-cell>
          <table:table-cell office:value-type="float" office:value="1082" calcext:value-type="float">
            <text:p>1082</text:p>
          </table:table-cell>
          <table:table-cell table:formula="of:=[.C20]-[.D20]" office:value-type="float" office:value="5925" calcext:value-type="float">
            <text:p>5925</text:p>
          </table:table-cell>
          <table:table-cell table:formula="of:=([.D20]/[.C20])*100" office:value-type="float" office:value="15.4417011559869" calcext:value-type="float">
            <text:p>15.441701156</text:p>
          </table:table-cell>
          <table:table-cell table:formula="of:=100-[.F20]" office:value-type="float" office:value="84.5582988440131" calcext:value-type="float">
            <text:p>84.558298844</text:p>
          </table:table-cell>
          <table:table-cell office:value-type="float" office:value="0.635934" calcext:value-type="float">
            <text:p>0.635934</text:p>
          </table:table-cell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3" calcext:value-type="float">
            <text:p>3</text:p>
          </table:table-cell>
          <table:table-cell office:value-type="float" office:value="6826" calcext:value-type="float">
            <text:p>6826</text:p>
          </table:table-cell>
          <table:table-cell office:value-type="float" office:value="901" calcext:value-type="float">
            <text:p>901</text:p>
          </table:table-cell>
          <table:table-cell table:formula="of:=[.C21]-[.D21]" office:value-type="float" office:value="5925" calcext:value-type="float">
            <text:p>5925</text:p>
          </table:table-cell>
          <table:table-cell table:formula="of:=([.D21]/[.C21])*100" office:value-type="float" office:value="13.1995312042192" calcext:value-type="float">
            <text:p>13.1995312042</text:p>
          </table:table-cell>
          <table:table-cell table:formula="of:=100-[.F21]" office:value-type="float" office:value="86.8004687957808" calcext:value-type="float">
            <text:p>86.8004687958</text:p>
          </table:table-cell>
          <table:table-cell office:value-type="float" office:value="0.635941" calcext:value-type="float">
            <text:p>0.63594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0" calcext:value-type="float">
            <text:p>0</text:p>
          </table:table-cell>
          <table:table-cell office:value-type="float" office:value="16120" calcext:value-type="float">
            <text:p>16120</text:p>
          </table:table-cell>
          <table:table-cell office:value-type="float" office:value="3633" calcext:value-type="float">
            <text:p>3633</text:p>
          </table:table-cell>
          <table:table-cell table:formula="of:=[.C23]-[.D23]" office:value-type="float" office:value="12487" calcext:value-type="float">
            <text:p>12487</text:p>
          </table:table-cell>
          <table:table-cell table:formula="of:=([.D23]/[.C23])*100" office:value-type="float" office:value="22.5372208436725" calcext:value-type="float">
            <text:p>22.5372208437</text:p>
          </table:table-cell>
          <table:table-cell table:formula="of:=100-[.F23]" office:value-type="float" office:value="77.4627791563275" calcext:value-type="float">
            <text:p>77.4627791563</text:p>
          </table:table-cell>
          <table:table-cell office:value-type="float" office:value="1.16817" calcext:value-type="float">
            <text:p>1.16817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1" calcext:value-type="float">
            <text:p>1</text:p>
          </table:table-cell>
          <table:table-cell office:value-type="float" office:value="16268" calcext:value-type="float">
            <text:p>16268</text:p>
          </table:table-cell>
          <table:table-cell office:value-type="float" office:value="3781" calcext:value-type="float">
            <text:p>3781</text:p>
          </table:table-cell>
          <table:table-cell table:formula="of:=[.C24]-[.D24]" office:value-type="float" office:value="12487" calcext:value-type="float">
            <text:p>12487</text:p>
          </table:table-cell>
          <table:table-cell table:formula="of:=([.D24]/[.C24])*100" office:value-type="float" office:value="23.2419473813622" calcext:value-type="float">
            <text:p>23.2419473814</text:p>
          </table:table-cell>
          <table:table-cell table:formula="of:=100-[.F24]" office:value-type="float" office:value="76.7580526186378" calcext:value-type="float">
            <text:p>76.7580526186</text:p>
          </table:table-cell>
          <table:table-cell office:value-type="float" office:value="1.16814" calcext:value-type="float">
            <text:p>1.16814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2" calcext:value-type="float">
            <text:p>2</text:p>
          </table:table-cell>
          <table:table-cell office:value-type="float" office:value="16661" calcext:value-type="float">
            <text:p>16661</text:p>
          </table:table-cell>
          <table:table-cell office:value-type="float" office:value="4176" calcext:value-type="float">
            <text:p>4176</text:p>
          </table:table-cell>
          <table:table-cell table:formula="of:=[.C25]-[.D25]" office:value-type="float" office:value="12485" calcext:value-type="float">
            <text:p>12485</text:p>
          </table:table-cell>
          <table:table-cell table:formula="of:=([.D25]/[.C25])*100" office:value-type="float" office:value="25.0645219374587" calcext:value-type="float">
            <text:p>25.0645219375</text:p>
          </table:table-cell>
          <table:table-cell table:formula="of:=100-[.F25]" office:value-type="float" office:value="74.9354780625413" calcext:value-type="float">
            <text:p>74.9354780625</text:p>
          </table:table-cell>
          <table:table-cell office:value-type="float" office:value="1.16824" calcext:value-type="float">
            <text:p>1.16824</text:p>
          </table:table-cell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3" calcext:value-type="float">
            <text:p>3</text:p>
          </table:table-cell>
          <table:table-cell office:value-type="float" office:value="16340" calcext:value-type="float">
            <text:p>16340</text:p>
          </table:table-cell>
          <table:table-cell office:value-type="float" office:value="3859" calcext:value-type="float">
            <text:p>3859</text:p>
          </table:table-cell>
          <table:table-cell table:formula="of:=[.C26]-[.D26]" office:value-type="float" office:value="12481" calcext:value-type="float">
            <text:p>12481</text:p>
          </table:table-cell>
          <table:table-cell table:formula="of:=([.D26]/[.C26])*100" office:value-type="float" office:value="23.6168910648715" calcext:value-type="float">
            <text:p>23.6168910649</text:p>
          </table:table-cell>
          <table:table-cell table:formula="of:=100-[.F26]" office:value-type="float" office:value="76.3831089351285" calcext:value-type="float">
            <text:p>76.3831089351</text:p>
          </table:table-cell>
          <table:table-cell office:value-type="float" office:value="1.16846" calcext:value-type="float">
            <text:p>1.1684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0" calcext:value-type="float">
            <text:p>0</text:p>
          </table:table-cell>
          <table:table-cell office:value-type="float" office:value="111831" calcext:value-type="float">
            <text:p>111831</text:p>
          </table:table-cell>
          <table:table-cell office:value-type="float" office:value="102269" calcext:value-type="float">
            <text:p>102269</text:p>
          </table:table-cell>
          <table:table-cell table:formula="of:=[.C28]-[.D28]" office:value-type="float" office:value="9562" calcext:value-type="float">
            <text:p>9562</text:p>
          </table:table-cell>
          <table:table-cell table:formula="of:=([.D28]/[.C28])*100" office:value-type="float" office:value="91.4495980542068" calcext:value-type="float">
            <text:p>91.4495980542</text:p>
          </table:table-cell>
          <table:table-cell table:formula="of:=100-[.F28]" office:value-type="float" office:value="8.55040194579321" calcext:value-type="float">
            <text:p>8.5504019458</text:p>
          </table:table-cell>
          <table:table-cell office:value-type="float" office:value="0.30525" calcext:value-type="float">
            <text:p>0.30525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1" calcext:value-type="float">
            <text:p>1</text:p>
          </table:table-cell>
          <table:table-cell office:value-type="float" office:value="110480" calcext:value-type="float">
            <text:p>110480</text:p>
          </table:table-cell>
          <table:table-cell office:value-type="float" office:value="100908" calcext:value-type="float">
            <text:p>100908</text:p>
          </table:table-cell>
          <table:table-cell table:formula="of:=[.C29]-[.D29]" office:value-type="float" office:value="9572" calcext:value-type="float">
            <text:p>9572</text:p>
          </table:table-cell>
          <table:table-cell table:formula="of:=([.D29]/[.C29])*100" office:value-type="float" office:value="91.3359884141926" calcext:value-type="float">
            <text:p>91.3359884142</text:p>
          </table:table-cell>
          <table:table-cell table:formula="of:=100-[.F29]" office:value-type="float" office:value="8.66401158580739" calcext:value-type="float">
            <text:p>8.6640115858</text:p>
          </table:table-cell>
          <table:table-cell office:value-type="float" office:value="0.305259" calcext:value-type="float">
            <text:p>0.305259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2" calcext:value-type="float">
            <text:p>2</text:p>
          </table:table-cell>
          <table:table-cell office:value-type="float" office:value="112070" calcext:value-type="float">
            <text:p>112070</text:p>
          </table:table-cell>
          <table:table-cell office:value-type="float" office:value="102550" calcext:value-type="float">
            <text:p>102550</text:p>
          </table:table-cell>
          <table:table-cell table:formula="of:=[.C30]-[.D30]" office:value-type="float" office:value="9520" calcext:value-type="float">
            <text:p>9520</text:p>
          </table:table-cell>
          <table:table-cell table:formula="of:=([.D30]/[.C30])*100" office:value-type="float" office:value="91.5053091817614" calcext:value-type="float">
            <text:p>91.5053091818</text:p>
          </table:table-cell>
          <table:table-cell table:formula="of:=100-[.F30]" office:value-type="float" office:value="8.49469081823861" calcext:value-type="float">
            <text:p>8.4946908182</text:p>
          </table:table-cell>
          <table:table-cell office:value-type="float" office:value="0.305305" calcext:value-type="float">
            <text:p>0.305305</text:p>
          </table:table-cell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3" calcext:value-type="float">
            <text:p>3</text:p>
          </table:table-cell>
          <table:table-cell office:value-type="float" office:value="111075" calcext:value-type="float">
            <text:p>111075</text:p>
          </table:table-cell>
          <table:table-cell office:value-type="float" office:value="101563" calcext:value-type="float">
            <text:p>101563</text:p>
          </table:table-cell>
          <table:table-cell table:formula="of:=[.C31]-[.D31]" office:value-type="float" office:value="9512" calcext:value-type="float">
            <text:p>9512</text:p>
          </table:table-cell>
          <table:table-cell table:formula="of:=([.D31]/[.C31])*100" office:value-type="float" office:value="91.4364168354715" calcext:value-type="float">
            <text:p>91.4364168355</text:p>
          </table:table-cell>
          <table:table-cell table:formula="of:=100-[.F31]" office:value-type="float" office:value="8.56358316452848" calcext:value-type="float">
            <text:p>8.5635831645</text:p>
          </table:table-cell>
          <table:table-cell office:value-type="float" office:value="0.305378" calcext:value-type="float">
            <text:p>0.30537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0" calcext:value-type="float">
            <text:p>0</text:p>
          </table:table-cell>
          <table:table-cell office:value-type="float" office:value="24673" calcext:value-type="float">
            <text:p>24673</text:p>
          </table:table-cell>
          <table:table-cell office:value-type="float" office:value="12156" calcext:value-type="float">
            <text:p>12156</text:p>
          </table:table-cell>
          <table:table-cell table:formula="of:=[.C33]-[.D33]" office:value-type="float" office:value="12517" calcext:value-type="float">
            <text:p>12517</text:p>
          </table:table-cell>
          <table:table-cell table:formula="of:=([.D33]/[.C33])*100" office:value-type="float" office:value="49.2684310785069" calcext:value-type="float">
            <text:p>49.2684310785</text:p>
          </table:table-cell>
          <table:table-cell table:formula="of:=100-[.F33]" office:value-type="float" office:value="50.7315689214931" calcext:value-type="float">
            <text:p>50.7315689215</text:p>
          </table:table-cell>
          <table:table-cell office:value-type="float" office:value="1.07438" calcext:value-type="float">
            <text:p>1.07438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1" calcext:value-type="float">
            <text:p>1</text:p>
          </table:table-cell>
          <table:table-cell office:value-type="float" office:value="25058" calcext:value-type="float">
            <text:p>25058</text:p>
          </table:table-cell>
          <table:table-cell office:value-type="float" office:value="12541" calcext:value-type="float">
            <text:p>12541</text:p>
          </table:table-cell>
          <table:table-cell table:formula="of:=[.C34]-[.D34]" office:value-type="float" office:value="12517" calcext:value-type="float">
            <text:p>12517</text:p>
          </table:table-cell>
          <table:table-cell table:formula="of:=([.D34]/[.C34])*100" office:value-type="float" office:value="50.0478888977572" calcext:value-type="float">
            <text:p>50.0478888978</text:p>
          </table:table-cell>
          <table:table-cell table:formula="of:=100-[.F34]" office:value-type="float" office:value="49.9521111022428" calcext:value-type="float">
            <text:p>49.9521111022</text:p>
          </table:table-cell>
          <table:table-cell office:value-type="float" office:value="1.07748" calcext:value-type="float">
            <text:p>1.07748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2" calcext:value-type="float">
            <text:p>2</text:p>
          </table:table-cell>
          <table:table-cell office:value-type="float" office:value="25209" calcext:value-type="float">
            <text:p>25209</text:p>
          </table:table-cell>
          <table:table-cell office:value-type="float" office:value="12692" calcext:value-type="float">
            <text:p>12692</text:p>
          </table:table-cell>
          <table:table-cell table:formula="of:=[.C35]-[.D35]" office:value-type="float" office:value="12517" calcext:value-type="float">
            <text:p>12517</text:p>
          </table:table-cell>
          <table:table-cell table:formula="of:=([.D35]/[.C35])*100" office:value-type="float" office:value="50.3470982585585" calcext:value-type="float">
            <text:p>50.3470982586</text:p>
          </table:table-cell>
          <table:table-cell table:formula="of:=100-[.F35]" office:value-type="float" office:value="49.6529017414415" calcext:value-type="float">
            <text:p>49.6529017414</text:p>
          </table:table-cell>
          <table:table-cell office:value-type="float" office:value="1.07747" calcext:value-type="float">
            <text:p>1.07747</text:p>
          </table:table-cell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3" calcext:value-type="float">
            <text:p>3</text:p>
          </table:table-cell>
          <table:table-cell office:value-type="float" office:value="24509" calcext:value-type="float">
            <text:p>24509</text:p>
          </table:table-cell>
          <table:table-cell office:value-type="float" office:value="11992" calcext:value-type="float">
            <text:p>11992</text:p>
          </table:table-cell>
          <table:table-cell table:formula="of:=[.C36]-[.D36]" office:value-type="float" office:value="12517" calcext:value-type="float">
            <text:p>12517</text:p>
          </table:table-cell>
          <table:table-cell table:formula="of:=([.D36]/[.C36])*100" office:value-type="float" office:value="48.9289648700477" calcext:value-type="float">
            <text:p>48.92896487</text:p>
          </table:table-cell>
          <table:table-cell table:formula="of:=100-[.F36]" office:value-type="float" office:value="51.0710351299523" calcext:value-type="float">
            <text:p>51.07103513</text:p>
          </table:table-cell>
          <table:table-cell office:value-type="float" office:value="1.07746" calcext:value-type="float">
            <text:p>1.0774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0" calcext:value-type="float">
            <text:p>0</text:p>
          </table:table-cell>
          <table:table-cell office:value-type="float" office:value="586799" calcext:value-type="float">
            <text:p>586799</text:p>
          </table:table-cell>
          <table:table-cell office:value-type="float" office:value="330562" calcext:value-type="float">
            <text:p>330562</text:p>
          </table:table-cell>
          <table:table-cell table:formula="of:=[.C38]-[.D38]" office:value-type="float" office:value="256237" calcext:value-type="float">
            <text:p>256237</text:p>
          </table:table-cell>
          <table:table-cell table:formula="of:=([.D38]/[.C38])*100" office:value-type="float" office:value="56.3330885021958" calcext:value-type="float">
            <text:p>56.3330885022</text:p>
          </table:table-cell>
          <table:table-cell table:formula="of:=100-[.F38]" office:value-type="float" office:value="43.6669114978042" calcext:value-type="float">
            <text:p>43.6669114978</text:p>
          </table:table-cell>
          <table:table-cell office:value-type="float" office:value="0.0907835" calcext:value-type="float">
            <text:p>0.0907835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1" calcext:value-type="float">
            <text:p>1</text:p>
          </table:table-cell>
          <table:table-cell office:value-type="float" office:value="587128" calcext:value-type="float">
            <text:p>587128</text:p>
          </table:table-cell>
          <table:table-cell office:value-type="float" office:value="330720" calcext:value-type="float">
            <text:p>330720</text:p>
          </table:table-cell>
          <table:table-cell table:formula="of:=[.C39]-[.D39]" office:value-type="float" office:value="256408" calcext:value-type="float">
            <text:p>256408</text:p>
          </table:table-cell>
          <table:table-cell table:formula="of:=([.D39]/[.C39])*100" office:value-type="float" office:value="56.3284326416045" calcext:value-type="float">
            <text:p>56.3284326416</text:p>
          </table:table-cell>
          <table:table-cell table:formula="of:=100-[.F39]" office:value-type="float" office:value="43.6715673583955" calcext:value-type="float">
            <text:p>43.6715673584</text:p>
          </table:table-cell>
          <table:table-cell office:value-type="float" office:value="0.0917666" calcext:value-type="float">
            <text:p>0.0917666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2" calcext:value-type="float">
            <text:p>2</text:p>
          </table:table-cell>
          <table:table-cell office:value-type="float" office:value="587621" calcext:value-type="float">
            <text:p>587621</text:p>
          </table:table-cell>
          <table:table-cell office:value-type="float" office:value="330941" calcext:value-type="float">
            <text:p>330941</text:p>
          </table:table-cell>
          <table:table-cell table:formula="of:=[.C40]-[.D40]" office:value-type="float" office:value="256680" calcext:value-type="float">
            <text:p>256680</text:p>
          </table:table-cell>
          <table:table-cell table:formula="of:=([.D40]/[.C40])*100" office:value-type="float" office:value="56.318783705824" calcext:value-type="float">
            <text:p>56.3187837058</text:p>
          </table:table-cell>
          <table:table-cell table:formula="of:=100-[.F40]" office:value-type="float" office:value="43.681216294176" calcext:value-type="float">
            <text:p>43.6812162942</text:p>
          </table:table-cell>
          <table:table-cell office:value-type="float" office:value="0.0906123" calcext:value-type="float">
            <text:p>0.0906123</text:p>
          </table:table-cell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3" calcext:value-type="float">
            <text:p>3</text:p>
          </table:table-cell>
          <table:table-cell office:value-type="float" office:value="588222" calcext:value-type="float">
            <text:p>588222</text:p>
          </table:table-cell>
          <table:table-cell office:value-type="float" office:value="330765" calcext:value-type="float">
            <text:p>330765</text:p>
          </table:table-cell>
          <table:table-cell table:formula="of:=[.C41]-[.D41]" office:value-type="float" office:value="257457" calcext:value-type="float">
            <text:p>257457</text:p>
          </table:table-cell>
          <table:table-cell table:formula="of:=([.D41]/[.C41])*100" office:value-type="float" office:value="56.2313208278507" calcext:value-type="float">
            <text:p>56.2313208279</text:p>
          </table:table-cell>
          <table:table-cell table:formula="of:=100-[.F41]" office:value-type="float" office:value="43.7686791721493" calcext:value-type="float">
            <text:p>43.7686791721</text:p>
          </table:table-cell>
          <table:table-cell office:value-type="float" office:value="0.0892826" calcext:value-type="float">
            <text:p>0.089282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669" calcext:value-type="float">
            <text:p>669</text:p>
          </table:table-cell>
          <table:table-cell office:value-type="float" office:value="761" calcext:value-type="float">
            <text:p>761</text:p>
          </table:table-cell>
          <table:table-cell table:formula="of:=([.D43]/[.C43])*100" office:value-type="float" office:value="46.7832167832168" calcext:value-type="float">
            <text:p>46.7832167832</text:p>
          </table:table-cell>
          <table:table-cell table:formula="of:=100-[.F43]" office:value-type="float" office:value="53.2167832167832" calcext:value-type="float">
            <text:p>53.2167832168</text:p>
          </table:table-cell>
          <table:table-cell office:value-type="float" office:value="0.390037" calcext:value-type="float">
            <text:p>0.390037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677" calcext:value-type="float">
            <text:p>677</text:p>
          </table:table-cell>
          <table:table-cell office:value-type="float" office:value="761" calcext:value-type="float">
            <text:p>761</text:p>
          </table:table-cell>
          <table:table-cell table:formula="of:=([.D44]/[.C44])*100" office:value-type="float" office:value="47.0792767732963" calcext:value-type="float">
            <text:p>47.0792767733</text:p>
          </table:table-cell>
          <table:table-cell table:formula="of:=100-[.F44]" office:value-type="float" office:value="52.9207232267038" calcext:value-type="float">
            <text:p>52.9207232267</text:p>
          </table:table-cell>
          <table:table-cell office:value-type="float" office:value="0.390038" calcext:value-type="float">
            <text:p>0.390038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2" calcext:value-type="float">
            <text:p>2</text:p>
          </table:table-cell>
          <table:table-cell office:value-type="float" office:value="1452" calcext:value-type="float">
            <text:p>1452</text:p>
          </table:table-cell>
          <table:table-cell office:value-type="float" office:value="691" calcext:value-type="float">
            <text:p>691</text:p>
          </table:table-cell>
          <table:table-cell office:value-type="float" office:value="761" calcext:value-type="float">
            <text:p>761</text:p>
          </table:table-cell>
          <table:table-cell table:formula="of:=([.D45]/[.C45])*100" office:value-type="float" office:value="47.5895316804408" calcext:value-type="float">
            <text:p>47.5895316804</text:p>
          </table:table-cell>
          <table:table-cell table:formula="of:=100-[.F45]" office:value-type="float" office:value="52.4104683195592" calcext:value-type="float">
            <text:p>52.4104683196</text:p>
          </table:table-cell>
          <table:table-cell office:value-type="float" office:value="0.390039" calcext:value-type="float">
            <text:p>0.390039</text:p>
          </table:table-cell>
        </table:table-row>
        <table:table-row table:style-name="ro1">
          <table:table-cell table:style-name="ce1" office:value-type="string" calcext:value-type="string">
            <text:p>gromacs_0B</text:p>
          </table:table-cell>
          <table:table-cell office:value-type="float" office:value="3" calcext:value-type="float">
            <text:p>3</text:p>
          </table:table-cell>
          <table:table-cell office:value-type="float" office:value="1446" calcext:value-type="float">
            <text:p>1446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table:formula="of:=([.D46]/[.C46])*100" office:value-type="float" office:value="47.372060857538" calcext:value-type="float">
            <text:p>47.3720608575</text:p>
          </table:table-cell>
          <table:table-cell table:formula="of:=100-[.F46]" office:value-type="float" office:value="52.627939142462" calcext:value-type="float">
            <text:p>52.6279391425</text:p>
          </table:table-cell>
          <table:table-cell office:value-type="float" office:value="0.39003" calcext:value-type="float">
            <text:p>0.390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0" calcext:value-type="float">
            <text:p>0</text:p>
          </table:table-cell>
          <table:table-cell office:value-type="float" office:value="6205" calcext:value-type="float">
            <text:p>6205</text:p>
          </table:table-cell>
          <table:table-cell office:value-type="float" office:value="5778" calcext:value-type="float">
            <text:p>5778</text:p>
          </table:table-cell>
          <table:table-cell table:formula="of:=[.C48]-[.D48]" office:value-type="float" office:value="427" calcext:value-type="float">
            <text:p>427</text:p>
          </table:table-cell>
          <table:table-cell table:formula="of:=([.D48]/[.C48])*100" office:value-type="float" office:value="93.1184528605963" calcext:value-type="float">
            <text:p>93.1184528606</text:p>
          </table:table-cell>
          <table:table-cell table:formula="of:=100-[.F48]" office:value-type="float" office:value="6.88154713940371" calcext:value-type="float">
            <text:p>6.8815471394</text:p>
          </table:table-cell>
          <table:table-cell office:value-type="float" office:value="0.372018" calcext:value-type="float">
            <text:p>0.372018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1" calcext:value-type="float">
            <text:p>1</text:p>
          </table:table-cell>
          <table:table-cell office:value-type="float" office:value="2659" calcext:value-type="float">
            <text:p>2659</text:p>
          </table:table-cell>
          <table:table-cell office:value-type="float" office:value="2232" calcext:value-type="float">
            <text:p>2232</text:p>
          </table:table-cell>
          <table:table-cell table:formula="of:=[.C49]-[.D49]" office:value-type="float" office:value="427" calcext:value-type="float">
            <text:p>427</text:p>
          </table:table-cell>
          <table:table-cell table:formula="of:=([.D49]/[.C49])*100" office:value-type="float" office:value="83.9413313275668" calcext:value-type="float">
            <text:p>83.9413313276</text:p>
          </table:table-cell>
          <table:table-cell table:formula="of:=100-[.F49]" office:value-type="float" office:value="16.0586686724332" calcext:value-type="float">
            <text:p>16.0586686724</text:p>
          </table:table-cell>
          <table:table-cell office:value-type="float" office:value="0.372269" calcext:value-type="float">
            <text:p>0.372269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2" calcext:value-type="float">
            <text:p>2</text:p>
          </table:table-cell>
          <table:table-cell office:value-type="float" office:value="1832" calcext:value-type="float">
            <text:p>1832</text:p>
          </table:table-cell>
          <table:table-cell office:value-type="float" office:value="1405" calcext:value-type="float">
            <text:p>1405</text:p>
          </table:table-cell>
          <table:table-cell table:formula="of:=[.C50]-[.D50]" office:value-type="float" office:value="427" calcext:value-type="float">
            <text:p>427</text:p>
          </table:table-cell>
          <table:table-cell table:formula="of:=([.D50]/[.C50])*100" office:value-type="float" office:value="76.6921397379913" calcext:value-type="float">
            <text:p>76.692139738</text:p>
          </table:table-cell>
          <table:table-cell table:formula="of:=100-[.F50]" office:value-type="float" office:value="23.3078602620087" calcext:value-type="float">
            <text:p>23.307860262</text:p>
          </table:table-cell>
          <table:table-cell office:value-type="float" office:value="0.372272" calcext:value-type="float">
            <text:p>0.372272</text:p>
          </table:table-cell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3" calcext:value-type="float">
            <text:p>3</text:p>
          </table:table-cell>
          <table:table-cell office:value-type="float" office:value="2622" calcext:value-type="float">
            <text:p>2622</text:p>
          </table:table-cell>
          <table:table-cell office:value-type="float" office:value="2195" calcext:value-type="float">
            <text:p>2195</text:p>
          </table:table-cell>
          <table:table-cell table:formula="of:=[.C51]-[.D51]" office:value-type="float" office:value="427" calcext:value-type="float">
            <text:p>427</text:p>
          </table:table-cell>
          <table:table-cell table:formula="of:=([.D51]/[.C51])*100" office:value-type="float" office:value="83.7147215865751" calcext:value-type="float">
            <text:p>83.7147215866</text:p>
          </table:table-cell>
          <table:table-cell table:formula="of:=100-[.F51]" office:value-type="float" office:value="16.2852784134249" calcext:value-type="float">
            <text:p>16.2852784134</text:p>
          </table:table-cell>
          <table:table-cell office:value-type="float" office:value="0.372275" calcext:value-type="float">
            <text:p>0.372275</text:p>
          </table:table-cell>
        </table:table-row>
        <table:table-row table:style-name="ro1">
          <table:table-cell table:number-columns-repeated="4"/>
          <table:table-cell table:formula="of:=[.C52]-[.D52]" office:value-type="float" office:value="0" calcext:value-type="float">
            <text:p>0</text:p>
          </table:table-cell>
          <table:table-cell table:formula="of:=([.D52]/[.C52])*100" office:value-type="string" office:string-value="" calcext:value-type="error">
            <text:p>#DIV/0!</text:p>
          </table:table-cell>
          <table:table-cell table:formula="of:=100-[.F5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0" calcext:value-type="float">
            <text:p>0</text:p>
          </table:table-cell>
          <table:table-cell office:value-type="float" office:value="209638" calcext:value-type="float">
            <text:p>209638</text:p>
          </table:table-cell>
          <table:table-cell office:value-type="float" office:value="99935" calcext:value-type="float">
            <text:p>99935</text:p>
          </table:table-cell>
          <table:table-cell table:formula="of:=[.C53]-[.D53]" office:value-type="float" office:value="109703" calcext:value-type="float">
            <text:p>109703</text:p>
          </table:table-cell>
          <table:table-cell table:formula="of:=([.D53]/[.C53])*100" office:value-type="float" office:value="47.6702697030119" calcext:value-type="float">
            <text:p>47.670269703</text:p>
          </table:table-cell>
          <table:table-cell table:formula="of:=100-[.F53]" office:value-type="float" office:value="52.3297302969881" calcext:value-type="float">
            <text:p>52.329730297</text:p>
          </table:table-cell>
          <table:table-cell office:value-type="float" office:value="0.280934" calcext:value-type="float">
            <text:p>0.280934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1" calcext:value-type="float">
            <text:p>1</text:p>
          </table:table-cell>
          <table:table-cell office:value-type="float" office:value="208688" calcext:value-type="float">
            <text:p>208688</text:p>
          </table:table-cell>
          <table:table-cell office:value-type="float" office:value="99284" calcext:value-type="float">
            <text:p>99284</text:p>
          </table:table-cell>
          <table:table-cell table:formula="of:=[.C54]-[.D54]" office:value-type="float" office:value="109404" calcext:value-type="float">
            <text:p>109404</text:p>
          </table:table-cell>
          <table:table-cell table:formula="of:=([.D54]/[.C54])*100" office:value-type="float" office:value="47.5753277620179" calcext:value-type="float">
            <text:p>47.575327762</text:p>
          </table:table-cell>
          <table:table-cell table:formula="of:=100-[.F54]" office:value-type="float" office:value="52.4246722379821" calcext:value-type="float">
            <text:p>52.424672238</text:p>
          </table:table-cell>
          <table:table-cell office:value-type="float" office:value="0.281166" calcext:value-type="float">
            <text:p>0.281166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2" calcext:value-type="float">
            <text:p>2</text:p>
          </table:table-cell>
          <table:table-cell office:value-type="float" office:value="208360" calcext:value-type="float">
            <text:p>208360</text:p>
          </table:table-cell>
          <table:table-cell office:value-type="float" office:value="99191" calcext:value-type="float">
            <text:p>99191</text:p>
          </table:table-cell>
          <table:table-cell table:formula="of:=[.C55]-[.D55]" office:value-type="float" office:value="109169" calcext:value-type="float">
            <text:p>109169</text:p>
          </table:table-cell>
          <table:table-cell table:formula="of:=([.D55]/[.C55])*100" office:value-type="float" office:value="47.6055864849299" calcext:value-type="float">
            <text:p>47.6055864849</text:p>
          </table:table-cell>
          <table:table-cell table:formula="of:=100-[.F55]" office:value-type="float" office:value="52.3944135150701" calcext:value-type="float">
            <text:p>52.3944135151</text:p>
          </table:table-cell>
          <table:table-cell office:value-type="float" office:value="0.281217" calcext:value-type="float">
            <text:p>0.281217</text:p>
          </table:table-cell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3" calcext:value-type="float">
            <text:p>3</text:p>
          </table:table-cell>
          <table:table-cell office:value-type="float" office:value="208509" calcext:value-type="float">
            <text:p>208509</text:p>
          </table:table-cell>
          <table:table-cell office:value-type="float" office:value="98656" calcext:value-type="float">
            <text:p>98656</text:p>
          </table:table-cell>
          <table:table-cell table:formula="of:=[.C56]-[.D56]" office:value-type="float" office:value="109853" calcext:value-type="float">
            <text:p>109853</text:p>
          </table:table-cell>
          <table:table-cell table:formula="of:=([.D56]/[.C56])*100" office:value-type="float" office:value="47.3149840054866" calcext:value-type="float">
            <text:p>47.3149840055</text:p>
          </table:table-cell>
          <table:table-cell table:formula="of:=100-[.F56]" office:value-type="float" office:value="52.6850159945134" calcext:value-type="float">
            <text:p>52.6850159945</text:p>
          </table:table-cell>
          <table:table-cell office:value-type="float" office:value="0.279935" calcext:value-type="float">
            <text:p>0.2799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0" calcext:value-type="float">
            <text:p>0</text:p>
          </table:table-cell>
          <table:table-cell office:value-type="float" office:value="336285" calcext:value-type="float">
            <text:p>336285</text:p>
          </table:table-cell>
          <table:table-cell office:value-type="float" office:value="153723" calcext:value-type="float">
            <text:p>153723</text:p>
          </table:table-cell>
          <table:table-cell table:formula="of:=[.C58]-[.D58]" office:value-type="float" office:value="182562" calcext:value-type="float">
            <text:p>182562</text:p>
          </table:table-cell>
          <table:table-cell table:formula="of:=([.D58]/[.C58])*100" office:value-type="float" office:value="45.7121191846202" calcext:value-type="float">
            <text:p>45.7121191846</text:p>
          </table:table-cell>
          <table:table-cell table:formula="of:=100-[.F58]" office:value-type="float" office:value="54.2878808153798" calcext:value-type="float">
            <text:p>54.2878808154</text:p>
          </table:table-cell>
          <table:table-cell office:value-type="float" office:value="0.215216" calcext:value-type="float">
            <text:p>0.215216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1" calcext:value-type="float">
            <text:p>1</text:p>
          </table:table-cell>
          <table:table-cell office:value-type="float" office:value="338115" calcext:value-type="float">
            <text:p>338115</text:p>
          </table:table-cell>
          <table:table-cell office:value-type="float" office:value="154855" calcext:value-type="float">
            <text:p>154855</text:p>
          </table:table-cell>
          <table:table-cell table:formula="of:=[.C59]-[.D59]" office:value-type="float" office:value="183260" calcext:value-type="float">
            <text:p>183260</text:p>
          </table:table-cell>
          <table:table-cell table:formula="of:=([.D59]/[.C59])*100" office:value-type="float" office:value="45.7995060852077" calcext:value-type="float">
            <text:p>45.7995060852</text:p>
          </table:table-cell>
          <table:table-cell table:formula="of:=100-[.F59]" office:value-type="float" office:value="54.2004939147923" calcext:value-type="float">
            <text:p>54.2004939148</text:p>
          </table:table-cell>
          <table:table-cell office:value-type="float" office:value="0.215217" calcext:value-type="float">
            <text:p>0.215217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2" calcext:value-type="float">
            <text:p>2</text:p>
          </table:table-cell>
          <table:table-cell office:value-type="float" office:value="336149" calcext:value-type="float">
            <text:p>336149</text:p>
          </table:table-cell>
          <table:table-cell office:value-type="float" office:value="153294" calcext:value-type="float">
            <text:p>153294</text:p>
          </table:table-cell>
          <table:table-cell table:formula="of:=[.C60]-[.D60]" office:value-type="float" office:value="182855" calcext:value-type="float">
            <text:p>182855</text:p>
          </table:table-cell>
          <table:table-cell table:formula="of:=([.D60]/[.C60])*100" office:value-type="float" office:value="45.6029915305415" calcext:value-type="float">
            <text:p>45.6029915305</text:p>
          </table:table-cell>
          <table:table-cell table:formula="of:=100-[.F60]" office:value-type="float" office:value="54.3970084694585" calcext:value-type="float">
            <text:p>54.3970084695</text:p>
          </table:table-cell>
          <table:table-cell office:value-type="float" office:value="0.215211" calcext:value-type="float">
            <text:p>0.215211</text:p>
          </table:table-cell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3" calcext:value-type="float">
            <text:p>3</text:p>
          </table:table-cell>
          <table:table-cell office:value-type="float" office:value="338453" calcext:value-type="float">
            <text:p>338453</text:p>
          </table:table-cell>
          <table:table-cell office:value-type="float" office:value="159024" calcext:value-type="float">
            <text:p>159024</text:p>
          </table:table-cell>
          <table:table-cell table:formula="of:=[.C61]-[.D61]" office:value-type="float" office:value="179429" calcext:value-type="float">
            <text:p>179429</text:p>
          </table:table-cell>
          <table:table-cell table:formula="of:=([.D61]/[.C61])*100" office:value-type="float" office:value="46.9855489536213" calcext:value-type="float">
            <text:p>46.9855489536</text:p>
          </table:table-cell>
          <table:table-cell table:formula="of:=100-[.F61]" office:value-type="float" office:value="53.0144510463787" calcext:value-type="float">
            <text:p>53.0144510464</text:p>
          </table:table-cell>
          <table:table-cell office:value-type="float" office:value="0.215255" calcext:value-type="float">
            <text:p>0.21525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" calcext:value-type="float">
            <text:p>0</text:p>
          </table:table-cell>
          <table:table-cell office:value-type="float" office:value="683351" calcext:value-type="float">
            <text:p>683351</text:p>
          </table:table-cell>
          <table:table-cell office:value-type="float" office:value="681209" calcext:value-type="float">
            <text:p>681209</text:p>
          </table:table-cell>
          <table:table-cell table:formula="of:=[.C63]-[.D63]" office:value-type="float" office:value="2142" calcext:value-type="float">
            <text:p>2142</text:p>
          </table:table-cell>
          <table:table-cell table:formula="of:=([.D63]/[.C63])*100" office:value-type="float" office:value="99.6865446893324" calcext:value-type="float">
            <text:p>99.6865446893</text:p>
          </table:table-cell>
          <table:table-cell table:formula="of:=100-[.F63]" office:value-type="float" office:value="0.313455310667578" calcext:value-type="float">
            <text:p>0.3134553107</text:p>
          </table:table-cell>
          <table:table-cell office:value-type="float" office:value="0.733027" calcext:value-type="float">
            <text:p>0.733027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1" calcext:value-type="float">
            <text:p>1</text:p>
          </table:table-cell>
          <table:table-cell office:value-type="float" office:value="698419" calcext:value-type="float">
            <text:p>698419</text:p>
          </table:table-cell>
          <table:table-cell office:value-type="float" office:value="696277" calcext:value-type="float">
            <text:p>696277</text:p>
          </table:table-cell>
          <table:table-cell table:formula="of:=[.C64]-[.D64]" office:value-type="float" office:value="2142" calcext:value-type="float">
            <text:p>2142</text:p>
          </table:table-cell>
          <table:table-cell table:formula="of:=([.D64]/[.C64])*100" office:value-type="float" office:value="99.693307312659" calcext:value-type="float">
            <text:p>99.6933073127</text:p>
          </table:table-cell>
          <table:table-cell table:formula="of:=100-[.F64]" office:value-type="float" office:value="0.306692687340984" calcext:value-type="float">
            <text:p>0.3066926873</text:p>
          </table:table-cell>
          <table:table-cell office:value-type="float" office:value="0.733022" calcext:value-type="float">
            <text:p>0.733022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2" calcext:value-type="float">
            <text:p>2</text:p>
          </table:table-cell>
          <table:table-cell office:value-type="float" office:value="756174" calcext:value-type="float">
            <text:p>756174</text:p>
          </table:table-cell>
          <table:table-cell office:value-type="float" office:value="754032" calcext:value-type="float">
            <text:p>754032</text:p>
          </table:table-cell>
          <table:table-cell table:formula="of:=[.C65]-[.D65]" office:value-type="float" office:value="2142" calcext:value-type="float">
            <text:p>2142</text:p>
          </table:table-cell>
          <table:table-cell table:formula="of:=([.D65]/[.C65])*100" office:value-type="float" office:value="99.7167318633013" calcext:value-type="float">
            <text:p>99.7167318633</text:p>
          </table:table-cell>
          <table:table-cell table:formula="of:=100-[.F65]" office:value-type="float" office:value="0.283268136698695" calcext:value-type="float">
            <text:p>0.2832681367</text:p>
          </table:table-cell>
          <table:table-cell office:value-type="float" office:value="0.733039" calcext:value-type="float">
            <text:p>0.733039</text:p>
          </table:table-cell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3" calcext:value-type="float">
            <text:p>3</text:p>
          </table:table-cell>
          <table:table-cell office:value-type="float" office:value="700664" calcext:value-type="float">
            <text:p>700664</text:p>
          </table:table-cell>
          <table:table-cell office:value-type="float" office:value="698522" calcext:value-type="float">
            <text:p>698522</text:p>
          </table:table-cell>
          <table:table-cell table:formula="of:=[.C66]-[.D66]" office:value-type="float" office:value="2142" calcext:value-type="float">
            <text:p>2142</text:p>
          </table:table-cell>
          <table:table-cell table:formula="of:=([.D66]/[.C66])*100" office:value-type="float" office:value="99.694289987783" calcext:value-type="float">
            <text:p>99.6942899878</text:p>
          </table:table-cell>
          <table:table-cell table:formula="of:=100-[.F66]" office:value-type="float" office:value="0.305710012216991" calcext:value-type="float">
            <text:p>0.3057100122</text:p>
          </table:table-cell>
          <table:table-cell office:value-type="float" office:value="0.733027" calcext:value-type="float">
            <text:p>0.73302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0" calcext:value-type="float">
            <text:p>0</text:p>
          </table:table-cell>
          <table:table-cell office:value-type="float" office:value="46253" calcext:value-type="float">
            <text:p>46253</text:p>
          </table:table-cell>
          <table:table-cell office:value-type="float" office:value="35480" calcext:value-type="float">
            <text:p>35480</text:p>
          </table:table-cell>
          <table:table-cell table:formula="of:=[.C68]-[.D68]" office:value-type="float" office:value="10773" calcext:value-type="float">
            <text:p>10773</text:p>
          </table:table-cell>
          <table:table-cell table:formula="of:=([.D68]/[.C68])*100" office:value-type="float" office:value="76.7085378245735" calcext:value-type="float">
            <text:p>76.7085378246</text:p>
          </table:table-cell>
          <table:table-cell table:formula="of:=100-[.F68]" office:value-type="float" office:value="23.2914621754265" calcext:value-type="float">
            <text:p>23.2914621754</text:p>
          </table:table-cell>
          <table:table-cell office:value-type="float" office:value="0.634445" calcext:value-type="float">
            <text:p>0.634445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1" calcext:value-type="float">
            <text:p>1</text:p>
          </table:table-cell>
          <table:table-cell office:value-type="float" office:value="44946" calcext:value-type="float">
            <text:p>44946</text:p>
          </table:table-cell>
          <table:table-cell office:value-type="float" office:value="34176" calcext:value-type="float">
            <text:p>34176</text:p>
          </table:table-cell>
          <table:table-cell table:formula="of:=[.C69]-[.D69]" office:value-type="float" office:value="10770" calcext:value-type="float">
            <text:p>10770</text:p>
          </table:table-cell>
          <table:table-cell table:formula="of:=([.D69]/[.C69])*100" office:value-type="float" office:value="76.0379121612602" calcext:value-type="float">
            <text:p>76.0379121613</text:p>
          </table:table-cell>
          <table:table-cell table:formula="of:=100-[.F69]" office:value-type="float" office:value="23.9620878387398" calcext:value-type="float">
            <text:p>23.9620878387</text:p>
          </table:table-cell>
          <table:table-cell office:value-type="float" office:value="0.636292" calcext:value-type="float">
            <text:p>0.636292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2" calcext:value-type="float">
            <text:p>2</text:p>
          </table:table-cell>
          <table:table-cell office:value-type="float" office:value="47022" calcext:value-type="float">
            <text:p>47022</text:p>
          </table:table-cell>
          <table:table-cell office:value-type="float" office:value="36256" calcext:value-type="float">
            <text:p>36256</text:p>
          </table:table-cell>
          <table:table-cell table:formula="of:=[.C70]-[.D70]" office:value-type="float" office:value="10766" calcext:value-type="float">
            <text:p>10766</text:p>
          </table:table-cell>
          <table:table-cell table:formula="of:=([.D70]/[.C70])*100" office:value-type="float" office:value="77.1043341414657" calcext:value-type="float">
            <text:p>77.1043341415</text:p>
          </table:table-cell>
          <table:table-cell table:formula="of:=100-[.F70]" office:value-type="float" office:value="22.8956658585343" calcext:value-type="float">
            <text:p>22.8956658585</text:p>
          </table:table-cell>
          <table:table-cell office:value-type="float" office:value="0.636256" calcext:value-type="float">
            <text:p>0.636256</text:p>
          </table:table-cell>
        </table:table-row>
        <table:table-row table:style-name="ro1">
          <table:table-cell table:style-name="ce1" office:value-type="string" calcext:value-type="string">
            <text:p>tonto_422B</text:p>
          </table:table-cell>
          <table:table-cell office:value-type="float" office:value="3" calcext:value-type="float">
            <text:p>3</text:p>
          </table:table-cell>
          <table:table-cell office:value-type="float" office:value="45309" calcext:value-type="float">
            <text:p>45309</text:p>
          </table:table-cell>
          <table:table-cell office:value-type="float" office:value="34550" calcext:value-type="float">
            <text:p>34550</text:p>
          </table:table-cell>
          <table:table-cell table:formula="of:=[.C71]-[.D71]" office:value-type="float" office:value="10759" calcext:value-type="float">
            <text:p>10759</text:p>
          </table:table-cell>
          <table:table-cell table:formula="of:=([.D71]/[.C71])*100" office:value-type="float" office:value="76.2541658390165" calcext:value-type="float">
            <text:p>76.254165839</text:p>
          </table:table-cell>
          <table:table-cell table:formula="of:=100-[.F71]" office:value-type="float" office:value="23.7458341609835" calcext:value-type="float">
            <text:p>23.745834161</text:p>
          </table:table-cell>
          <table:table-cell office:value-type="float" office:value="0.634339" calcext:value-type="float">
            <text:p>0.63433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0" calcext:value-type="float">
            <text:p>0</text:p>
          </table:table-cell>
          <table:table-cell office:value-type="float" office:value="67098" calcext:value-type="float">
            <text:p>67098</text:p>
          </table:table-cell>
          <table:table-cell office:value-type="float" office:value="13478" calcext:value-type="float">
            <text:p>13478</text:p>
          </table:table-cell>
          <table:table-cell office:value-type="float" office:value="53620" calcext:value-type="float">
            <text:p>53620</text:p>
          </table:table-cell>
          <table:table-cell table:formula="of:=([.D73]/[.C73])*100" office:value-type="float" office:value="20.0870368714418" calcext:value-type="float">
            <text:p>20.0870368714</text:p>
          </table:table-cell>
          <table:table-cell table:formula="of:=100-[.F73]" office:value-type="float" office:value="79.9129631285582" calcext:value-type="float">
            <text:p>79.9129631286</text:p>
          </table:table-cell>
          <table:table-cell office:value-type="float" office:value="0.504375" calcext:value-type="float">
            <text:p>0.504375</text:p>
          </table:table-cell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1" calcext:value-type="float">
            <text:p>1</text:p>
          </table:table-cell>
          <table:table-cell office:value-type="float" office:value="66801" calcext:value-type="float">
            <text:p>66801</text:p>
          </table:table-cell>
          <table:table-cell office:value-type="float" office:value="13188" calcext:value-type="float">
            <text:p>13188</text:p>
          </table:table-cell>
          <table:table-cell office:value-type="float" office:value="53613" calcext:value-type="float">
            <text:p>53613</text:p>
          </table:table-cell>
          <table:table-cell table:formula="of:=([.D74]/[.C74])*100" office:value-type="float" office:value="19.7422194278529" calcext:value-type="float">
            <text:p>19.7422194279</text:p>
          </table:table-cell>
          <table:table-cell table:formula="of:=100-[.F74]" office:value-type="float" office:value="80.2577805721471" calcext:value-type="float">
            <text:p>80.2577805721</text:p>
          </table:table-cell>
          <table:table-cell office:value-type="float" office:value="0.504263" calcext:value-type="float">
            <text:p>0.504263</text:p>
          </table:table-cell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2" calcext:value-type="float">
            <text:p>2</text:p>
          </table:table-cell>
          <table:table-cell office:value-type="float" office:value="66623" calcext:value-type="float">
            <text:p>66623</text:p>
          </table:table-cell>
          <table:table-cell office:value-type="float" office:value="12888" calcext:value-type="float">
            <text:p>12888</text:p>
          </table:table-cell>
          <table:table-cell office:value-type="float" office:value="53735" calcext:value-type="float">
            <text:p>53735</text:p>
          </table:table-cell>
          <table:table-cell table:formula="of:=([.D75]/[.C75])*100" office:value-type="float" office:value="19.3446707593474" calcext:value-type="float">
            <text:p>19.3446707593</text:p>
          </table:table-cell>
          <table:table-cell table:formula="of:=100-[.F75]" office:value-type="float" office:value="80.6553292406526" calcext:value-type="float">
            <text:p>80.6553292407</text:p>
          </table:table-cell>
          <table:table-cell office:value-type="float" office:value="0.503598" calcext:value-type="float">
            <text:p>0.503598</text:p>
          </table:table-cell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3" calcext:value-type="float">
            <text:p>3</text:p>
          </table:table-cell>
          <table:table-cell office:value-type="float" office:value="67299" calcext:value-type="float">
            <text:p>67299</text:p>
          </table:table-cell>
          <table:table-cell office:value-type="float" office:value="13629" calcext:value-type="float">
            <text:p>13629</text:p>
          </table:table-cell>
          <table:table-cell office:value-type="float" office:value="53670" calcext:value-type="float">
            <text:p>53670</text:p>
          </table:table-cell>
          <table:table-cell table:formula="of:=([.D76]/[.C76])*100" office:value-type="float" office:value="20.2514153256363" calcext:value-type="float">
            <text:p>20.2514153256</text:p>
          </table:table-cell>
          <table:table-cell table:formula="of:=100-[.F76]" office:value-type="float" office:value="79.7485846743637" calcext:value-type="float">
            <text:p>79.7485846744</text:p>
          </table:table-cell>
          <table:table-cell office:value-type="float" office:value="0.5044" calcext:value-type="float">
            <text:p>0.5044</text:p>
          </table:table-cell>
        </table:table-row>
      </table:table>
      <table:table table:name="Sheet8" table:style-name="ta1">
        <office:forms form:automatic-focus="false" form:apply-design-mode="false"/>
        <table:shapes>
          <draw:frame draw:z-index="0" draw:name="MISS RATE" draw:style-name="gr1" draw:text-style-name="P1" svg:width="159.99mm" svg:height="72.76mm" svg:x="168.94mm" svg:y="13.03mm">
            <loext:p draw:notify-on-update-of-ranges="Sheet8.A4:Sheet8.A4 Sheet8.A5:Sheet8.A19 Sheet8.B4:Sheet8.B4 Sheet8.B5:Sheet8.B19 Sheet8.C4:Sheet8.C4 Sheet8.C5:Sheet8.C19 Sheet8.D4:Sheet8.D4 Sheet8.D5:Sheet8.D19 Sheet8.E4:Sheet8.E4 Sheet8.E5:Sheet8.E19 Sheet8.F4:Sheet8.F4 Sheet8.F5:Sheet8.F19 Sheet8.G4:Sheet8.G4 Sheet8.G5:Sheet8.G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2.38mm" svg:x="168.63mm" svg:y="106.66mm">
            <loext:p draw:notify-on-update-of-ranges="Sheet8.A24:Sheet8.A24 Sheet8.A25:Sheet8.A39 Sheet8.B24:Sheet8.B24 Sheet8.B25:Sheet8.B39 Sheet8.C24:Sheet8.C24 Sheet8.C25:Sheet8.C39 Sheet8.D24:Sheet8.D24 Sheet8.D25:Sheet8.D39 Sheet8.E24:Sheet8.E24 Sheet8.E25:Sheet8.E39 Sheet8.F24:Sheet8.F24 Sheet8.F25:Sheet8.F39 Sheet8.G24:Sheet8.G24 Sheet8.G25:Sheet8.G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71.55mm" svg:x="167.09mm" svg:y="194.55mm">
            <loext:p draw:notify-on-update-of-ranges="Sheet8.A44:Sheet8.A44 Sheet8.A45:Sheet8.A59 Sheet8.B44:Sheet8.B44 Sheet8.B45:Sheet8.B59 Sheet8.C44:Sheet8.C44 Sheet8.C45:Sheet8.C59 Sheet8.D44:Sheet8.D44 Sheet8.D45:Sheet8.D59 Sheet8.E44:Sheet8.E44 Sheet8.E45:Sheet8.E59 Sheet8.F44:Sheet8.F44 Sheet8.F45:Sheet8.F59 Sheet8.G44:Sheet8.G44 Sheet8.G45:Sheet8.G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CORE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Miss rat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51.4663771" calcext:value-type="float">
            <text:p>51.4663771</text:p>
          </table:table-cell>
          <table:table-cell office:value-type="float" office:value="42.5827515809" calcext:value-type="float">
            <text:p>42.5827515809</text:p>
          </table:table-cell>
          <table:table-cell office:value-type="float" office:value="43.1444009972" calcext:value-type="float">
            <text:p>43.1444009972</text:p>
          </table:table-cell>
          <table:table-cell office:value-type="float" office:value="53.6438137611" calcext:value-type="float">
            <text:p>53.6438137611</text:p>
          </table:table-cell>
          <table:table-cell office:value-type="float" office:value="54.3264553989" calcext:value-type="float">
            <text:p>54.3264553989</text:p>
          </table:table-cell>
          <table:table-cell office:value-type="float" office:value="76.2374823444" calcext:value-type="float">
            <text:p>76.2374823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54.28440906" calcext:value-type="float">
            <text:p>54.28440906</text:p>
          </table:table-cell>
          <table:table-cell office:value-type="float" office:value="55.25074726" calcext:value-type="float">
            <text:p>55.25074726</text:p>
          </table:table-cell>
          <table:table-cell office:value-type="float" office:value="53.3205128205" calcext:value-type="float">
            <text:p>53.3205128205</text:p>
          </table:table-cell>
          <table:table-cell office:value-type="float" office:value="61.5492749334" calcext:value-type="float">
            <text:p>61.5492749334</text:p>
          </table:table-cell>
          <table:table-cell office:value-type="float" office:value="54.2844090583" calcext:value-type="float">
            <text:p>54.2844090583</text:p>
          </table:table-cell>
          <table:table-cell office:value-type="float" office:value="55.3942461375" calcext:value-type="float">
            <text:p>55.3942461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18.40953933" calcext:value-type="float">
            <text:p>18.40953933</text:p>
          </table:table-cell>
          <table:table-cell office:value-type="float" office:value="22.3879818476" calcext:value-type="float">
            <text:p>22.3879818476</text:p>
          </table:table-cell>
          <table:table-cell office:value-type="float" office:value="19.9558293619" calcext:value-type="float">
            <text:p>19.9558293619</text:p>
          </table:table-cell>
          <table:table-cell office:value-type="float" office:value="17.5528040787" calcext:value-type="float">
            <text:p>17.5528040787</text:p>
          </table:table-cell>
          <table:table-cell office:value-type="float" office:value="18.4095393326" calcext:value-type="float">
            <text:p>18.4095393326</text:p>
          </table:table-cell>
          <table:table-cell office:value-type="float" office:value="20.8536792751" calcext:value-type="float">
            <text:p>20.8536792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86.2947859" calcext:value-type="float">
            <text:p>86.2947859</text:p>
          </table:table-cell>
          <table:table-cell office:value-type="float" office:value="49.461557726" calcext:value-type="float">
            <text:p>49.461557726</text:p>
          </table:table-cell>
          <table:table-cell office:value-type="float" office:value="58.6749851456" calcext:value-type="float">
            <text:p>58.6749851456</text:p>
          </table:table-cell>
          <table:table-cell office:value-type="float" office:value="80.5627293734" calcext:value-type="float">
            <text:p>80.5627293734</text:p>
          </table:table-cell>
          <table:table-cell office:value-type="float" office:value="86.2947859015" calcext:value-type="float">
            <text:p>86.2947859015</text:p>
          </table:table-cell>
          <table:table-cell office:value-type="float" office:value="81.6115702479" calcext:value-type="float">
            <text:p>81.6115702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76.47599216" calcext:value-type="float">
            <text:p>76.47599216</text:p>
          </table:table-cell>
          <table:table-cell office:value-type="float" office:value="15.0228585178" calcext:value-type="float">
            <text:p>15.0228585178</text:p>
          </table:table-cell>
          <table:table-cell office:value-type="float" office:value="13.465271786" calcext:value-type="float">
            <text:p>13.465271786</text:p>
          </table:table-cell>
          <table:table-cell office:value-type="float" office:value="78.0233501904" calcext:value-type="float">
            <text:p>78.0233501904</text:p>
          </table:table-cell>
          <table:table-cell office:value-type="float" office:value="76.4759921607" calcext:value-type="float">
            <text:p>76.4759921607</text:p>
          </table:table-cell>
          <table:table-cell office:value-type="float" office:value="77.4627791563" calcext:value-type="float">
            <text:p>77.46277915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8.3343306792" calcext:value-type="float">
            <text:p>8.3343306792</text:p>
          </table:table-cell>
          <table:table-cell office:value-type="float" office:value="8.981855029" calcext:value-type="float">
            <text:p>8.981855029</text:p>
          </table:table-cell>
          <table:table-cell office:value-type="float" office:value="8.809214996" calcext:value-type="float">
            <text:p>8.809214996</text:p>
          </table:table-cell>
          <table:table-cell office:value-type="float" office:value="8.9065318735" calcext:value-type="float">
            <text:p>8.9065318735</text:p>
          </table:table-cell>
          <table:table-cell office:value-type="float" office:value="8.3951389509" calcext:value-type="float">
            <text:p>8.3951389509</text:p>
          </table:table-cell>
          <table:table-cell office:value-type="float" office:value="8.5504019458" calcext:value-type="float">
            <text:p>8.55040194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50.88625091" calcext:value-type="float">
            <text:p>50.88625091</text:p>
          </table:table-cell>
          <table:table-cell office:value-type="float" office:value="38.1399317406" calcext:value-type="float">
            <text:p>38.1399317406</text:p>
          </table:table-cell>
          <table:table-cell office:value-type="float" office:value="32.9776302269" calcext:value-type="float">
            <text:p>32.9776302269</text:p>
          </table:table-cell>
          <table:table-cell office:value-type="float" office:value="50.3505187678" calcext:value-type="float">
            <text:p>50.3505187678</text:p>
          </table:table-cell>
          <table:table-cell office:value-type="float" office:value="50.8862509147" calcext:value-type="float">
            <text:p>50.8862509147</text:p>
          </table:table-cell>
          <table:table-cell office:value-type="float" office:value="50.7315689215" calcext:value-type="float">
            <text:p>50.73156892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59.03357512" calcext:value-type="float">
            <text:p>59.03357512</text:p>
          </table:table-cell>
          <table:table-cell office:value-type="float" office:value="59.1903820587" calcext:value-type="float">
            <text:p>59.1903820587</text:p>
          </table:table-cell>
          <table:table-cell office:value-type="float" office:value="71.0778531295" calcext:value-type="float">
            <text:p>71.0778531295</text:p>
          </table:table-cell>
          <table:table-cell office:value-type="float" office:value="52.9467980716" calcext:value-type="float">
            <text:p>52.9467980716</text:p>
          </table:table-cell>
          <table:table-cell office:value-type="float" office:value="52.6878458547" calcext:value-type="float">
            <text:p>52.6878458547</text:p>
          </table:table-cell>
          <table:table-cell office:value-type="float" office:value="43.6669114978" calcext:value-type="float">
            <text:p>43.666911497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80.5852133" calcext:value-type="float">
            <text:p>80.5852133</text:p>
          </table:table-cell>
          <table:table-cell office:value-type="float" office:value="74.5655183537" calcext:value-type="float">
            <text:p>74.5655183537</text:p>
          </table:table-cell>
          <table:table-cell office:value-type="float" office:value="71.1075800084" calcext:value-type="float">
            <text:p>71.1075800084</text:p>
          </table:table-cell>
          <table:table-cell office:value-type="float" office:value="79.8861564459" calcext:value-type="float">
            <text:p>79.8861564459</text:p>
          </table:table-cell>
          <table:table-cell office:value-type="float" office:value="80.7829020695" calcext:value-type="float">
            <text:p>80.7829020695</text:p>
          </table:table-cell>
          <table:table-cell office:value-type="float" office:value="79.9129631286" calcext:value-type="float">
            <text:p>79.9129631286</text:p>
          </table:table-cell>
          <table:table-cell table:number-columns-repeated="8"/>
          <table:table-cell table:style-name="ce9" office:value-type="string" calcext:value-type="string">
            <text:p>MISS RATE ANALYSIS</text:p>
          </table:table-cell>
          <table:table-cell table:style-name="ce9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19.497716895" calcext:value-type="float">
            <text:p>19.497716895</text:p>
          </table:table-cell>
          <table:table-cell office:value-type="float" office:value="33.0239752514" calcext:value-type="float">
            <text:p>33.0239752514</text:p>
          </table:table-cell>
          <table:table-cell office:value-type="float" office:value="3.0155367232" calcext:value-type="float">
            <text:p>3.0155367232</text:p>
          </table:table-cell>
          <table:table-cell office:value-type="float" office:value="4.9501507072" calcext:value-type="float">
            <text:p>4.9501507072</text:p>
          </table:table-cell>
          <table:table-cell office:value-type="float" office:value="19.497716895" calcext:value-type="float">
            <text:p>19.497716895</text:p>
          </table:table-cell>
          <table:table-cell office:value-type="float" office:value="6.8815471394" calcext:value-type="float">
            <text:p>6.88154713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58.3152966752" calcext:value-type="float">
            <text:p>58.3152966752</text:p>
          </table:table-cell>
          <table:table-cell office:value-type="float" office:value="40.6288474692" calcext:value-type="float">
            <text:p>40.6288474692</text:p>
          </table:table-cell>
          <table:table-cell office:value-type="float" office:value="41.0953162955" calcext:value-type="float">
            <text:p>41.0953162955</text:p>
          </table:table-cell>
          <table:table-cell office:value-type="float" office:value="55.8522495745" calcext:value-type="float">
            <text:p>55.8522495745</text:p>
          </table:table-cell>
          <table:table-cell office:value-type="float" office:value="46.6256500124" calcext:value-type="float">
            <text:p>46.6256500124</text:p>
          </table:table-cell>
          <table:table-cell office:value-type="float" office:value="52.329730297" calcext:value-type="float">
            <text:p>52.3297302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51.0968496499" calcext:value-type="float">
            <text:p>51.0968496499</text:p>
          </table:table-cell>
          <table:table-cell office:value-type="float" office:value="52.2329061882" calcext:value-type="float">
            <text:p>52.2329061882</text:p>
          </table:table-cell>
          <table:table-cell office:value-type="float" office:value="52.0971101151" calcext:value-type="float">
            <text:p>52.0971101151</text:p>
          </table:table-cell>
          <table:table-cell office:value-type="float" office:value="52.9878442341" calcext:value-type="float">
            <text:p>52.9878442341</text:p>
          </table:table-cell>
          <table:table-cell office:value-type="float" office:value="53.9902872241" calcext:value-type="float">
            <text:p>53.9902872241</text:p>
          </table:table-cell>
          <table:table-cell office:value-type="float" office:value="54.2878808154" calcext:value-type="float">
            <text:p>54.28788081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.2916904976" calcext:value-type="float">
            <text:p>0.2916904976</text:p>
          </table:table-cell>
          <table:table-cell office:value-type="float" office:value="0.3384822028" calcext:value-type="float">
            <text:p>0.3384822028</text:p>
          </table:table-cell>
          <table:table-cell office:value-type="float" office:value="0.3403982119" calcext:value-type="float">
            <text:p>0.3403982119</text:p>
          </table:table-cell>
          <table:table-cell office:value-type="float" office:value="0.2828266298" calcext:value-type="float">
            <text:p>0.2828266298</text:p>
          </table:table-cell>
          <table:table-cell office:value-type="float" office:value="0.2916904976" calcext:value-type="float">
            <text:p>0.2916904976</text:p>
          </table:table-cell>
          <table:table-cell office:value-type="float" office:value="0.3134553107" calcext:value-type="float">
            <text:p>0.31345531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53.9716312057" calcext:value-type="float">
            <text:p>53.9716312057</text:p>
          </table:table-cell>
          <table:table-cell office:value-type="float" office:value="1.6102412188" calcext:value-type="float">
            <text:p>1.6102412188</text:p>
          </table:table-cell>
          <table:table-cell office:value-type="float" office:value="1.5610576627" calcext:value-type="float">
            <text:p>1.5610576627</text:p>
          </table:table-cell>
          <table:table-cell office:value-type="float" office:value="59.3920498831" calcext:value-type="float">
            <text:p>59.3920498831</text:p>
          </table:table-cell>
          <table:table-cell office:value-type="float" office:value="53.9716312057" calcext:value-type="float">
            <text:p>53.9716312057</text:p>
          </table:table-cell>
          <table:table-cell office:value-type="float" office:value="53.2167832168" calcext:value-type="float">
            <text:p>53.21678321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22.9824" calcext:value-type="float">
            <text:p>22.9824</text:p>
          </table:table-cell>
          <table:table-cell office:value-type="float" office:value="26.6442405204" calcext:value-type="float">
            <text:p>26.6442405204</text:p>
          </table:table-cell>
          <table:table-cell office:value-type="float" office:value="24.5628035295" calcext:value-type="float">
            <text:p>24.5628035295</text:p>
          </table:table-cell>
          <table:table-cell office:value-type="float" office:value="22.3606977513" calcext:value-type="float">
            <text:p>22.3606977513</text:p>
          </table:table-cell>
          <table:table-cell office:value-type="float" office:value="22.9824" calcext:value-type="float">
            <text:p>22.9824</text:p>
          </table:table-cell>
          <table:table-cell office:value-type="float" office:value="23.2914621754" calcext:value-type="float">
            <text:p>23.29146217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Hit rate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48.53362229" calcext:value-type="float">
            <text:p>48.53362229</text:p>
          </table:table-cell>
          <table:table-cell office:value-type="float" office:value="57.4172484191" calcext:value-type="float">
            <text:p>57.4172484191</text:p>
          </table:table-cell>
          <table:table-cell office:value-type="float" office:value="56.8555990028" calcext:value-type="float">
            <text:p>56.8555990028</text:p>
          </table:table-cell>
          <table:table-cell office:value-type="float" office:value="46.3561862389" calcext:value-type="float">
            <text:p>46.3561862389</text:p>
          </table:table-cell>
          <table:table-cell office:value-type="float" office:value="45.6735446011" calcext:value-type="float">
            <text:p>45.6735446011</text:p>
          </table:table-cell>
          <table:table-cell office:value-type="float" office:value="23.7625176556" calcext:value-type="float">
            <text:p>23.7625176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45.71559094" calcext:value-type="float">
            <text:p>45.71559094</text:p>
          </table:table-cell>
          <table:table-cell office:value-type="float" office:value="44.74925274" calcext:value-type="float">
            <text:p>44.74925274</text:p>
          </table:table-cell>
          <table:table-cell office:value-type="float" office:value="46.6794871795" calcext:value-type="float">
            <text:p>46.6794871795</text:p>
          </table:table-cell>
          <table:table-cell office:value-type="float" office:value="38.4507250666" calcext:value-type="float">
            <text:p>38.4507250666</text:p>
          </table:table-cell>
          <table:table-cell office:value-type="float" office:value="45.7155909417" calcext:value-type="float">
            <text:p>45.7155909417</text:p>
          </table:table-cell>
          <table:table-cell office:value-type="float" office:value="44.6057538625" calcext:value-type="float">
            <text:p>44.6057538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81.59046067" calcext:value-type="float">
            <text:p>81.59046067</text:p>
          </table:table-cell>
          <table:table-cell office:value-type="float" office:value="77.6120181524" calcext:value-type="float">
            <text:p>77.6120181524</text:p>
          </table:table-cell>
          <table:table-cell office:value-type="float" office:value="80.0441706381" calcext:value-type="float">
            <text:p>80.0441706381</text:p>
          </table:table-cell>
          <table:table-cell office:value-type="float" office:value="82.4471959213" calcext:value-type="float">
            <text:p>82.4471959213</text:p>
          </table:table-cell>
          <table:table-cell office:value-type="float" office:value="81.5904606674" calcext:value-type="float">
            <text:p>81.5904606674</text:p>
          </table:table-cell>
          <table:table-cell office:value-type="float" office:value="79.1463207249" calcext:value-type="float">
            <text:p>79.14632072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13.7052141" calcext:value-type="float">
            <text:p>13.7052141</text:p>
          </table:table-cell>
          <table:table-cell office:value-type="float" office:value="50.538442274" calcext:value-type="float">
            <text:p>50.538442274</text:p>
          </table:table-cell>
          <table:table-cell office:value-type="float" office:value="41.3250148544" calcext:value-type="float">
            <text:p>41.3250148544</text:p>
          </table:table-cell>
          <table:table-cell office:value-type="float" office:value="19.4372706266" calcext:value-type="float">
            <text:p>19.4372706266</text:p>
          </table:table-cell>
          <table:table-cell office:value-type="float" office:value="13.7052140985" calcext:value-type="float">
            <text:p>13.7052140985</text:p>
          </table:table-cell>
          <table:table-cell office:value-type="float" office:value="18.3884297521" calcext:value-type="float">
            <text:p>18.38842975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23.52400784" calcext:value-type="float">
            <text:p>23.52400784</text:p>
          </table:table-cell>
          <table:table-cell office:value-type="float" office:value="84.9771414822" calcext:value-type="float">
            <text:p>84.9771414822</text:p>
          </table:table-cell>
          <table:table-cell office:value-type="float" office:value="86.534728214" calcext:value-type="float">
            <text:p>86.534728214</text:p>
          </table:table-cell>
          <table:table-cell office:value-type="float" office:value="21.9766498096" calcext:value-type="float">
            <text:p>21.9766498096</text:p>
          </table:table-cell>
          <table:table-cell office:value-type="float" office:value="23.5240078393" calcext:value-type="float">
            <text:p>23.5240078393</text:p>
          </table:table-cell>
          <table:table-cell office:value-type="float" office:value="22.5372208437" calcext:value-type="float">
            <text:p>22.53722084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91.66569321" calcext:value-type="float">
            <text:p>91.66569321</text:p>
          </table:table-cell>
          <table:table-cell office:value-type="float" office:value="91.018144971" calcext:value-type="float">
            <text:p>91.018144971</text:p>
          </table:table-cell>
          <table:table-cell office:value-type="float" office:value="91.190785004" calcext:value-type="float">
            <text:p>91.190785004</text:p>
          </table:table-cell>
          <table:table-cell office:value-type="float" office:value="91.0934681265" calcext:value-type="float">
            <text:p>91.0934681265</text:p>
          </table:table-cell>
          <table:table-cell office:value-type="float" office:value="91.6048610491" calcext:value-type="float">
            <text:p>91.6048610491</text:p>
          </table:table-cell>
          <table:table-cell office:value-type="float" office:value="91.4495980542" calcext:value-type="float">
            <text:p>91.44959805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49.11374909" calcext:value-type="float">
            <text:p>49.11374909</text:p>
          </table:table-cell>
          <table:table-cell office:value-type="float" office:value="61.8600682594" calcext:value-type="float">
            <text:p>61.8600682594</text:p>
          </table:table-cell>
          <table:table-cell office:value-type="float" office:value="67.0223697731" calcext:value-type="float">
            <text:p>67.0223697731</text:p>
          </table:table-cell>
          <table:table-cell office:value-type="float" office:value="49.6494812322" calcext:value-type="float">
            <text:p>49.6494812322</text:p>
          </table:table-cell>
          <table:table-cell office:value-type="float" office:value="49.1137490853" calcext:value-type="float">
            <text:p>49.1137490853</text:p>
          </table:table-cell>
          <table:table-cell office:value-type="float" office:value="49.2684310785" calcext:value-type="float">
            <text:p>49.26843107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40.96642488" calcext:value-type="float">
            <text:p>40.96642488</text:p>
          </table:table-cell>
          <table:table-cell office:value-type="float" office:value="40.8096179413" calcext:value-type="float">
            <text:p>40.8096179413</text:p>
          </table:table-cell>
          <table:table-cell office:value-type="float" office:value="28.9221468705" calcext:value-type="float">
            <text:p>28.9221468705</text:p>
          </table:table-cell>
          <table:table-cell office:value-type="float" office:value="47.0532019284" calcext:value-type="float">
            <text:p>47.0532019284</text:p>
          </table:table-cell>
          <table:table-cell office:value-type="float" office:value="47.3121541453" calcext:value-type="float">
            <text:p>47.3121541453</text:p>
          </table:table-cell>
          <table:table-cell office:value-type="float" office:value="56.3330885022" calcext:value-type="float">
            <text:p>56.333088502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19.4147867" calcext:value-type="float">
            <text:p>19.4147867</text:p>
          </table:table-cell>
          <table:table-cell office:value-type="float" office:value="25.4344816463" calcext:value-type="float">
            <text:p>25.4344816463</text:p>
          </table:table-cell>
          <table:table-cell office:value-type="float" office:value="28.8924199916" calcext:value-type="float">
            <text:p>28.8924199916</text:p>
          </table:table-cell>
          <table:table-cell office:value-type="float" office:value="20.1138435541" calcext:value-type="float">
            <text:p>20.1138435541</text:p>
          </table:table-cell>
          <table:table-cell office:value-type="float" office:value="19.2170979305" calcext:value-type="float">
            <text:p>19.2170979305</text:p>
          </table:table-cell>
          <table:table-cell office:value-type="float" office:value="20.0870368714" calcext:value-type="float">
            <text:p>20.08703687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80.502283105" calcext:value-type="float">
            <text:p>80.502283105</text:p>
          </table:table-cell>
          <table:table-cell office:value-type="float" office:value="66.9760247486" calcext:value-type="float">
            <text:p>66.9760247486</text:p>
          </table:table-cell>
          <table:table-cell office:value-type="float" office:value="96.9844632768" calcext:value-type="float">
            <text:p>96.9844632768</text:p>
          </table:table-cell>
          <table:table-cell office:value-type="float" office:value="95.0498492928" calcext:value-type="float">
            <text:p>95.0498492928</text:p>
          </table:table-cell>
          <table:table-cell office:value-type="float" office:value="80.502283105" calcext:value-type="float">
            <text:p>80.502283105</text:p>
          </table:table-cell>
          <table:table-cell office:value-type="float" office:value="93.1184528606" calcext:value-type="float">
            <text:p>93.1184528606</text:p>
          </table:table-cell>
          <table:table-cell table:number-columns-repeated="8"/>
          <table:table-cell table:style-name="ce9" office:value-type="string" calcext:value-type="string">
            <text:p>HIT RATE ANALYIS</text:p>
          </table:table-cell>
          <table:table-cell table:style-name="ce9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41.6847033248" calcext:value-type="float">
            <text:p>41.6847033248</text:p>
          </table:table-cell>
          <table:table-cell office:value-type="float" office:value="59.3711525308" calcext:value-type="float">
            <text:p>59.3711525308</text:p>
          </table:table-cell>
          <table:table-cell office:value-type="float" office:value="58.9046837045" calcext:value-type="float">
            <text:p>58.9046837045</text:p>
          </table:table-cell>
          <table:table-cell office:value-type="float" office:value="44.1477504255" calcext:value-type="float">
            <text:p>44.1477504255</text:p>
          </table:table-cell>
          <table:table-cell office:value-type="float" office:value="53.3743499876" calcext:value-type="float">
            <text:p>53.3743499876</text:p>
          </table:table-cell>
          <table:table-cell office:value-type="float" office:value="47.670269703" calcext:value-type="float">
            <text:p>47.6702697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48.9031503501" calcext:value-type="float">
            <text:p>48.9031503501</text:p>
          </table:table-cell>
          <table:table-cell office:value-type="float" office:value="47.7670938118" calcext:value-type="float">
            <text:p>47.7670938118</text:p>
          </table:table-cell>
          <table:table-cell office:value-type="float" office:value="47.9028898849" calcext:value-type="float">
            <text:p>47.9028898849</text:p>
          </table:table-cell>
          <table:table-cell office:value-type="float" office:value="47.0121557659" calcext:value-type="float">
            <text:p>47.0121557659</text:p>
          </table:table-cell>
          <table:table-cell office:value-type="float" office:value="46.0097127759" calcext:value-type="float">
            <text:p>46.0097127759</text:p>
          </table:table-cell>
          <table:table-cell office:value-type="float" office:value="45.7121191846" calcext:value-type="float">
            <text:p>45.71211918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99.7083095024" calcext:value-type="float">
            <text:p>99.7083095024</text:p>
          </table:table-cell>
          <table:table-cell office:value-type="float" office:value="99.6615177972" calcext:value-type="float">
            <text:p>99.6615177972</text:p>
          </table:table-cell>
          <table:table-cell office:value-type="float" office:value="99.6596017881" calcext:value-type="float">
            <text:p>99.6596017881</text:p>
          </table:table-cell>
          <table:table-cell office:value-type="float" office:value="99.7171733702" calcext:value-type="float">
            <text:p>99.7171733702</text:p>
          </table:table-cell>
          <table:table-cell office:value-type="float" office:value="99.7083095024" calcext:value-type="float">
            <text:p>99.7083095024</text:p>
          </table:table-cell>
          <table:table-cell office:value-type="float" office:value="99.6865446893" calcext:value-type="float">
            <text:p>99.68654468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46.0283687943" calcext:value-type="float">
            <text:p>46.0283687943</text:p>
          </table:table-cell>
          <table:table-cell office:value-type="float" office:value="98.3897587812" calcext:value-type="float">
            <text:p>98.3897587812</text:p>
          </table:table-cell>
          <table:table-cell office:value-type="float" office:value="98.4389423373" calcext:value-type="float">
            <text:p>98.4389423373</text:p>
          </table:table-cell>
          <table:table-cell office:value-type="float" office:value="40.6079501169" calcext:value-type="float">
            <text:p>40.6079501169</text:p>
          </table:table-cell>
          <table:table-cell office:value-type="float" office:value="46.0283687943" calcext:value-type="float">
            <text:p>46.0283687943</text:p>
          </table:table-cell>
          <table:table-cell office:value-type="float" office:value="46.7832167832" calcext:value-type="float">
            <text:p>46.7832167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77.0176" calcext:value-type="float">
            <text:p>77.0176</text:p>
          </table:table-cell>
          <table:table-cell office:value-type="float" office:value="73.3557594796" calcext:value-type="float">
            <text:p>73.3557594796</text:p>
          </table:table-cell>
          <table:table-cell office:value-type="float" office:value="75.4371964705" calcext:value-type="float">
            <text:p>75.4371964705</text:p>
          </table:table-cell>
          <table:table-cell office:value-type="float" office:value="77.6393022487" calcext:value-type="float">
            <text:p>77.6393022487</text:p>
          </table:table-cell>
          <table:table-cell office:value-type="float" office:value="77.0176" calcext:value-type="float">
            <text:p>77.0176</text:p>
          </table:table-cell>
          <table:table-cell office:value-type="float" office:value="76.7085378246" calcext:value-type="float">
            <text:p>76.7085378246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IPC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0.345192" calcext:value-type="float">
            <text:p>0.345192</text:p>
          </table:table-cell>
          <table:table-cell office:value-type="float" office:value="0.326096" calcext:value-type="float">
            <text:p>0.326096</text:p>
          </table:table-cell>
          <table:table-cell office:value-type="float" office:value="0.321428" calcext:value-type="float">
            <text:p>0.321428</text:p>
          </table:table-cell>
          <table:table-cell office:value-type="float" office:value="0.349057" calcext:value-type="float">
            <text:p>0.349057</text:p>
          </table:table-cell>
          <table:table-cell office:value-type="float" office:value="0.343916" calcext:value-type="float">
            <text:p>0.343916</text:p>
          </table:table-cell>
          <table:table-cell office:value-type="float" office:value="0.370518" calcext:value-type="float">
            <text:p>0.3705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0.845636" calcext:value-type="float">
            <text:p>0.845636</text:p>
          </table:table-cell>
          <table:table-cell office:value-type="float" office:value="0.831826" calcext:value-type="float">
            <text:p>0.831826</text:p>
          </table:table-cell>
          <table:table-cell office:value-type="float" office:value="0.823806" calcext:value-type="float">
            <text:p>0.823806</text:p>
          </table:table-cell>
          <table:table-cell office:value-type="float" office:value="0.845896" calcext:value-type="float">
            <text:p>0.845896</text:p>
          </table:table-cell>
          <table:table-cell office:value-type="float" office:value="0.845636" calcext:value-type="float">
            <text:p>0.845636</text:p>
          </table:table-cell>
          <table:table-cell office:value-type="float" office:value="0.845538" calcext:value-type="float">
            <text:p>0.8455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1.45783" calcext:value-type="float">
            <text:p>1.45783</text:p>
          </table:table-cell>
          <table:table-cell office:value-type="float" office:value="1.47694" calcext:value-type="float">
            <text:p>1.47694</text:p>
          </table:table-cell>
          <table:table-cell office:value-type="float" office:value="1.44316" calcext:value-type="float">
            <text:p>1.44316</text:p>
          </table:table-cell>
          <table:table-cell office:value-type="float" office:value="1.42882" calcext:value-type="float">
            <text:p>1.42882</text:p>
          </table:table-cell>
          <table:table-cell office:value-type="float" office:value="1.45783" calcext:value-type="float">
            <text:p>1.45783</text:p>
          </table:table-cell>
          <table:table-cell office:value-type="float" office:value="1.48182" calcext:value-type="float">
            <text:p>1.481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0.636919" calcext:value-type="float">
            <text:p>0.636919</text:p>
          </table:table-cell>
          <table:table-cell office:value-type="float" office:value="0.609719" calcext:value-type="float">
            <text:p>0.609719</text:p>
          </table:table-cell>
          <table:table-cell office:value-type="float" office:value="0.556005" calcext:value-type="float">
            <text:p>0.556005</text:p>
          </table:table-cell>
          <table:table-cell office:value-type="float" office:value="0.637123" calcext:value-type="float">
            <text:p>0.637123</text:p>
          </table:table-cell>
          <table:table-cell office:value-type="float" office:value="0.636919" calcext:value-type="float">
            <text:p>0.636919</text:p>
          </table:table-cell>
          <table:table-cell office:value-type="float" office:value="0.635921" calcext:value-type="float">
            <text:p>0.635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1.18446" calcext:value-type="float">
            <text:p>1.18446</text:p>
          </table:table-cell>
          <table:table-cell office:value-type="float" office:value="1.11395" calcext:value-type="float">
            <text:p>1.11395</text:p>
          </table:table-cell>
          <table:table-cell office:value-type="float" office:value="1.08542" calcext:value-type="float">
            <text:p>1.08542</text:p>
          </table:table-cell>
          <table:table-cell office:value-type="float" office:value="1.16377" calcext:value-type="float">
            <text:p>1.16377</text:p>
          </table:table-cell>
          <table:table-cell office:value-type="float" office:value="1.18446" calcext:value-type="float">
            <text:p>1.18446</text:p>
          </table:table-cell>
          <table:table-cell office:value-type="float" office:value="1.16817" calcext:value-type="float">
            <text:p>1.168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0.306155" calcext:value-type="float">
            <text:p>0.306155</text:p>
          </table:table-cell>
          <table:table-cell office:value-type="float" office:value="0.212545" calcext:value-type="float">
            <text:p>0.212545</text:p>
          </table:table-cell>
          <table:table-cell office:value-type="float" office:value="0.209229" calcext:value-type="float">
            <text:p>0.209229</text:p>
          </table:table-cell>
          <table:table-cell office:value-type="float" office:value="0.303828" calcext:value-type="float">
            <text:p>0.303828</text:p>
          </table:table-cell>
          <table:table-cell office:value-type="float" office:value="0.305901" calcext:value-type="float">
            <text:p>0.305901</text:p>
          </table:table-cell>
          <table:table-cell office:value-type="float" office:value="0.30525" calcext:value-type="float">
            <text:p>0.30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1.07663" calcext:value-type="float">
            <text:p>1.07663</text:p>
          </table:table-cell>
          <table:table-cell office:value-type="float" office:value="0.93416" calcext:value-type="float">
            <text:p>0.93416</text:p>
          </table:table-cell>
          <table:table-cell office:value-type="float" office:value="0.890312" calcext:value-type="float">
            <text:p>0.890312</text:p>
          </table:table-cell>
          <table:table-cell office:value-type="float" office:value="1.07972" calcext:value-type="float">
            <text:p>1.07972</text:p>
          </table:table-cell>
          <table:table-cell office:value-type="float" office:value="1.07663" calcext:value-type="float">
            <text:p>1.07663</text:p>
          </table:table-cell>
          <table:table-cell office:value-type="float" office:value="1.07438" calcext:value-type="float">
            <text:p>1.07438</text:p>
          </table:table-cell>
          <table:table-cell table:number-columns-repeated="8"/>
          <table:table-cell table:style-name="ce9" office:value-type="string" calcext:value-type="string">
            <text:p>IPC</text:p>
          </table:table-cell>
          <table:table-cell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0.0725333" calcext:value-type="float">
            <text:p>0.0725333</text:p>
          </table:table-cell>
          <table:table-cell office:value-type="float" office:value="0.0483729" calcext:value-type="float">
            <text:p>0.0483729</text:p>
          </table:table-cell>
          <table:table-cell office:value-type="float" office:value="0.0412217" calcext:value-type="float">
            <text:p>0.0412217</text:p>
          </table:table-cell>
          <table:table-cell office:value-type="float" office:value="0.0781409" calcext:value-type="float">
            <text:p>0.0781409</text:p>
          </table:table-cell>
          <table:table-cell office:value-type="float" office:value="0.0784033" calcext:value-type="float">
            <text:p>0.0784033</text:p>
          </table:table-cell>
          <table:table-cell office:value-type="float" office:value="0.0907835" calcext:value-type="float">
            <text:p>0.09078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0.492352" calcext:value-type="float">
            <text:p>0.492352</text:p>
          </table:table-cell>
          <table:table-cell office:value-type="float" office:value="0.442305" calcext:value-type="float">
            <text:p>0.442305</text:p>
          </table:table-cell>
          <table:table-cell office:value-type="float" office:value="0.420825" calcext:value-type="float">
            <text:p>0.420825</text:p>
          </table:table-cell>
          <table:table-cell office:value-type="float" office:value="0.494135" calcext:value-type="float">
            <text:p>0.494135</text:p>
          </table:table-cell>
          <table:table-cell office:value-type="float" office:value="0.516605" calcext:value-type="float">
            <text:p>0.516605</text:p>
          </table:table-cell>
          <table:table-cell office:value-type="float" office:value="0.504375" calcext:value-type="float">
            <text:p>0.504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0.372527" calcext:value-type="float">
            <text:p>0.372527</text:p>
          </table:table-cell>
          <table:table-cell office:value-type="float" office:value="0.361047" calcext:value-type="float">
            <text:p>0.361047</text:p>
          </table:table-cell>
          <table:table-cell office:value-type="float" office:value="0.350578" calcext:value-type="float">
            <text:p>0.350578</text:p>
          </table:table-cell>
          <table:table-cell office:value-type="float" office:value="0.371682" calcext:value-type="float">
            <text:p>0.371682</text:p>
          </table:table-cell>
          <table:table-cell office:value-type="float" office:value="0.372527" calcext:value-type="float">
            <text:p>0.372527</text:p>
          </table:table-cell>
          <table:table-cell office:value-type="float" office:value="0.372018" calcext:value-type="float">
            <text:p>0.3720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0.250941" calcext:value-type="float">
            <text:p>0.250941</text:p>
          </table:table-cell>
          <table:table-cell table:style-name="ce1" office:value-type="float" office:value="0.315673" calcext:value-type="float">
            <text:p>0.315673</text:p>
          </table:table-cell>
          <table:table-cell office:value-type="float" office:value="0.309759" calcext:value-type="float">
            <text:p>0.309759</text:p>
          </table:table-cell>
          <table:table-cell office:value-type="float" office:value="0.26391" calcext:value-type="float">
            <text:p>0.26391</text:p>
          </table:table-cell>
          <table:table-cell office:value-type="float" office:value="0.293406" calcext:value-type="float">
            <text:p>0.293406</text:p>
          </table:table-cell>
          <table:table-cell office:value-type="float" office:value="0.280934" calcext:value-type="float">
            <text:p>0.2809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0.213461" calcext:value-type="float">
            <text:p>0.213461</text:p>
          </table:table-cell>
          <table:table-cell office:value-type="float" office:value="0.167273" calcext:value-type="float">
            <text:p>0.167273</text:p>
          </table:table-cell>
          <table:table-cell office:value-type="float" office:value="0.16724" calcext:value-type="float">
            <text:p>0.16724</text:p>
          </table:table-cell>
          <table:table-cell office:value-type="float" office:value="0.209553" calcext:value-type="float">
            <text:p>0.209553</text:p>
          </table:table-cell>
          <table:table-cell office:value-type="float" office:value="0.217172" calcext:value-type="float">
            <text:p>0.217172</text:p>
          </table:table-cell>
          <table:table-cell office:value-type="float" office:value="0.215216" calcext:value-type="float">
            <text:p>0.2152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.734408" calcext:value-type="float">
            <text:p>0.734408</text:p>
          </table:table-cell>
          <table:table-cell office:value-type="float" office:value="0.734959" calcext:value-type="float">
            <text:p>0.734959</text:p>
          </table:table-cell>
          <table:table-cell office:value-type="float" office:value="0.728508" calcext:value-type="float">
            <text:p>0.728508</text:p>
          </table:table-cell>
          <table:table-cell office:value-type="float" office:value="0.730597" calcext:value-type="float">
            <text:p>0.730597</text:p>
          </table:table-cell>
          <table:table-cell office:value-type="float" office:value="0.734408" calcext:value-type="float">
            <text:p>0.734408</text:p>
          </table:table-cell>
          <table:table-cell office:value-type="float" office:value="0.733027" calcext:value-type="float">
            <text:p>0.7330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0.390031" calcext:value-type="float">
            <text:p>0.390031</text:p>
          </table:table-cell>
          <table:table-cell office:value-type="float" office:value="0.362501" calcext:value-type="float">
            <text:p>0.362501</text:p>
          </table:table-cell>
          <table:table-cell office:value-type="float" office:value="0.358501" calcext:value-type="float">
            <text:p>0.358501</text:p>
          </table:table-cell>
          <table:table-cell office:value-type="float" office:value="0.390034" calcext:value-type="float">
            <text:p>0.390034</text:p>
          </table:table-cell>
          <table:table-cell office:value-type="float" office:value="0.390031" calcext:value-type="float">
            <text:p>0.390031</text:p>
          </table:table-cell>
          <table:table-cell office:value-type="float" office:value="0.390037" calcext:value-type="float">
            <text:p>0.3900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0.634794" calcext:value-type="float">
            <text:p>0.634794</text:p>
          </table:table-cell>
          <table:table-cell office:value-type="float" office:value="0.626328" calcext:value-type="float">
            <text:p>0.626328</text:p>
          </table:table-cell>
          <table:table-cell office:value-type="float" office:value="0.617021" calcext:value-type="float">
            <text:p>0.617021</text:p>
          </table:table-cell>
          <table:table-cell office:value-type="float" office:value="0.636568" calcext:value-type="float">
            <text:p>0.636568</text:p>
          </table:table-cell>
          <table:table-cell office:value-type="float" office:value="0.634794" calcext:value-type="float">
            <text:p>0.634794</text:p>
          </table:table-cell>
          <table:table-cell office:value-type="float" office:value="0.634445" calcext:value-type="float">
            <text:p>0.634445</text:p>
          </table:table-cell>
          <table:table-cell table:number-columns-repeated="10"/>
        </table:table-row>
      </table:table>
      <table:table table:name="Sheet9" table:style-name="ta1">
        <office:forms form:automatic-focus="false" form:apply-design-mode="false"/>
        <table:shapes>
          <draw:frame draw:z-index="0" draw:style-name="gr1" draw:text-style-name="P1" svg:width="160.21mm" svg:height="83.68mm" svg:x="167.32mm" svg:y="13.25mm">
            <loext:p draw:notify-on-update-of-ranges="Sheet9.A4:Sheet9.A4 Sheet9.A5:Sheet9.A19 Sheet9.B4:Sheet9.B4 Sheet9.B5:Sheet9.B19 Sheet9.C4:Sheet9.C4 Sheet9.C5:Sheet9.C19 Sheet9.D4:Sheet9.D4 Sheet9.D5:Sheet9.D19 Sheet9.E4:Sheet9.E4 Sheet9.E5:Sheet9.E19 Sheet9.F4:Sheet9.F4 Sheet9.F5:Sheet9.F19 Sheet9.G4:Sheet9.G4 Sheet9.G5:Sheet9.G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78.65mm" svg:x="165.86mm" svg:y="103.17mm">
            <loext:p draw:notify-on-update-of-ranges="Sheet9.A24:Sheet9.A24 Sheet9.A25:Sheet9.A39 Sheet9.B24:Sheet9.B24 Sheet9.B25:Sheet9.B39 Sheet9.C24:Sheet9.C24 Sheet9.C25:Sheet9.C39 Sheet9.D24:Sheet9.D24 Sheet9.D25:Sheet9.D39 Sheet9.E24:Sheet9.E24 Sheet9.E25:Sheet9.E39 Sheet9.F24:Sheet9.F24 Sheet9.F25:Sheet9.F39 Sheet9.G24:Sheet9.G24 Sheet9.G25:Sheet9.G3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70.33mm" svg:x="168.64mm" svg:y="193.96mm">
            <loext:p draw:notify-on-update-of-ranges="Sheet9.A44:Sheet9.A44 Sheet9.A45:Sheet9.A59 Sheet9.B44:Sheet9.B44 Sheet9.B45:Sheet9.B59 Sheet9.C44:Sheet9.C44 Sheet9.C45:Sheet9.C59 Sheet9.D44:Sheet9.D44 Sheet9.D45:Sheet9.D59 Sheet9.E44:Sheet9.E44 Sheet9.E45:Sheet9.E59 Sheet9.F44:Sheet9.F44 Sheet9.F45:Sheet9.F59 Sheet9.G44:Sheet9.G44 Sheet9.G45:Sheet9.G5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CORE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Miss rat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51.91038216" calcext:value-type="float">
            <text:p>51.91038216</text:p>
          </table:table-cell>
          <table:table-cell office:value-type="float" office:value="42.4856856754" calcext:value-type="float">
            <text:p>42.4856856754</text:p>
          </table:table-cell>
          <table:table-cell office:value-type="float" office:value="43.0846123673" calcext:value-type="float">
            <text:p>43.0846123673</text:p>
          </table:table-cell>
          <table:table-cell office:value-type="float" office:value="53.7317612562" calcext:value-type="float">
            <text:p>53.7317612562</text:p>
          </table:table-cell>
          <table:table-cell office:value-type="float" office:value="53.7941332495" calcext:value-type="float">
            <text:p>53.7941332495</text:p>
          </table:table-cell>
          <table:table-cell office:value-type="float" office:value="80.3261848761" calcext:value-type="float">
            <text:p>80.32618487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53.97093174" calcext:value-type="float">
            <text:p>53.97093174</text:p>
          </table:table-cell>
          <table:table-cell office:value-type="float" office:value="53.1331842862" calcext:value-type="float">
            <text:p>53.1331842862</text:p>
          </table:table-cell>
          <table:table-cell office:value-type="float" office:value="49.7071829808" calcext:value-type="float">
            <text:p>49.7071829808</text:p>
          </table:table-cell>
          <table:table-cell office:value-type="float" office:value="57.2854978653" calcext:value-type="float">
            <text:p>57.2854978653</text:p>
          </table:table-cell>
          <table:table-cell office:value-type="float" office:value="53.9709317415" calcext:value-type="float">
            <text:p>53.9709317415</text:p>
          </table:table-cell>
          <table:table-cell office:value-type="float" office:value="60.8886611522" calcext:value-type="float">
            <text:p>60.88866115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17.22657034" calcext:value-type="float">
            <text:p>17.22657034</text:p>
          </table:table-cell>
          <table:table-cell office:value-type="float" office:value="22.0164661828" calcext:value-type="float">
            <text:p>22.0164661828</text:p>
          </table:table-cell>
          <table:table-cell office:value-type="float" office:value="20.0649821182" calcext:value-type="float">
            <text:p>20.0649821182</text:p>
          </table:table-cell>
          <table:table-cell office:value-type="float" office:value="20.7691751608" calcext:value-type="float">
            <text:p>20.7691751608</text:p>
          </table:table-cell>
          <table:table-cell office:value-type="float" office:value="17.2265703392" calcext:value-type="float">
            <text:p>17.2265703392</text:p>
          </table:table-cell>
          <table:table-cell office:value-type="float" office:value="20.8856447689" calcext:value-type="float">
            <text:p>20.88564476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82.48642628" calcext:value-type="float">
            <text:p>82.48642628</text:p>
          </table:table-cell>
          <table:table-cell office:value-type="float" office:value="42.0600553702" calcext:value-type="float">
            <text:p>42.0600553702</text:p>
          </table:table-cell>
          <table:table-cell office:value-type="float" office:value="52.4986709197" calcext:value-type="float">
            <text:p>52.4986709197</text:p>
          </table:table-cell>
          <table:table-cell office:value-type="float" office:value="83.5684062059" calcext:value-type="float">
            <text:p>83.5684062059</text:p>
          </table:table-cell>
          <table:table-cell office:value-type="float" office:value="82.4864262843" calcext:value-type="float">
            <text:p>82.4864262843</text:p>
          </table:table-cell>
          <table:table-cell office:value-type="float" office:value="84.1141396934" calcext:value-type="float">
            <text:p>84.11413969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76.35907785" calcext:value-type="float">
            <text:p>76.35907785</text:p>
          </table:table-cell>
          <table:table-cell office:value-type="float" office:value="14.9229647514" calcext:value-type="float">
            <text:p>14.9229647514</text:p>
          </table:table-cell>
          <table:table-cell office:value-type="float" office:value="12.9528572021" calcext:value-type="float">
            <text:p>12.9528572021</text:p>
          </table:table-cell>
          <table:table-cell office:value-type="float" office:value="77.0611087131" calcext:value-type="float">
            <text:p>77.0611087131</text:p>
          </table:table-cell>
          <table:table-cell office:value-type="float" office:value="76.359077845" calcext:value-type="float">
            <text:p>76.359077845</text:p>
          </table:table-cell>
          <table:table-cell office:value-type="float" office:value="76.7580526186" calcext:value-type="float">
            <text:p>76.75805261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8.286287793" calcext:value-type="float">
            <text:p>8.286287793</text:p>
          </table:table-cell>
          <table:table-cell office:value-type="float" office:value="9.0885388514" calcext:value-type="float">
            <text:p>9.0885388514</text:p>
          </table:table-cell>
          <table:table-cell office:value-type="float" office:value="8.9954484738" calcext:value-type="float">
            <text:p>8.9954484738</text:p>
          </table:table-cell>
          <table:table-cell office:value-type="float" office:value="8.9135078382" calcext:value-type="float">
            <text:p>8.9135078382</text:p>
          </table:table-cell>
          <table:table-cell office:value-type="float" office:value="8.4101764479" calcext:value-type="float">
            <text:p>8.4101764479</text:p>
          </table:table-cell>
          <table:table-cell office:value-type="float" office:value="8.6640115858" calcext:value-type="float">
            <text:p>8.6640115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50.04998201" calcext:value-type="float">
            <text:p>50.04998201</text:p>
          </table:table-cell>
          <table:table-cell office:value-type="float" office:value="37.3530289466" calcext:value-type="float">
            <text:p>37.3530289466</text:p>
          </table:table-cell>
          <table:table-cell office:value-type="float" office:value="33.7013004496" calcext:value-type="float">
            <text:p>33.7013004496</text:p>
          </table:table-cell>
          <table:table-cell office:value-type="float" office:value="50.0358109184" calcext:value-type="float">
            <text:p>50.0358109184</text:p>
          </table:table-cell>
          <table:table-cell office:value-type="float" office:value="50.0499820065" calcext:value-type="float">
            <text:p>50.0499820065</text:p>
          </table:table-cell>
          <table:table-cell office:value-type="float" office:value="49.9521111022" calcext:value-type="float">
            <text:p>49.9521111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58.90094765" calcext:value-type="float">
            <text:p>58.90094765</text:p>
          </table:table-cell>
          <table:table-cell office:value-type="float" office:value="59.234443349" calcext:value-type="float">
            <text:p>59.234443349</text:p>
          </table:table-cell>
          <table:table-cell office:value-type="float" office:value="71.1103574598" calcext:value-type="float">
            <text:p>71.1103574598</text:p>
          </table:table-cell>
          <table:table-cell office:value-type="float" office:value="52.8530310471" calcext:value-type="float">
            <text:p>52.8530310471</text:p>
          </table:table-cell>
          <table:table-cell office:value-type="float" office:value="52.6152337365" calcext:value-type="float">
            <text:p>52.6152337365</text:p>
          </table:table-cell>
          <table:table-cell office:value-type="float" office:value="43.6715673584" calcext:value-type="float">
            <text:p>43.6715673584</text:p>
          </table:table-cell>
          <table:table-cell table:number-columns-repeated="8"/>
          <table:table-cell table:style-name="ce9" office:value-type="string" calcext:value-type="string">
            <text:p>MISS RATE ANALYSIS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80.5662652" calcext:value-type="float">
            <text:p>80.5662652</text:p>
          </table:table-cell>
          <table:table-cell office:value-type="float" office:value="74.9504055276" calcext:value-type="float">
            <text:p>74.9504055276</text:p>
          </table:table-cell>
          <table:table-cell office:value-type="float" office:value="72.6700443319" calcext:value-type="float">
            <text:p>72.6700443319</text:p>
          </table:table-cell>
          <table:table-cell office:value-type="float" office:value="79.4610857927" calcext:value-type="float">
            <text:p>79.4610857927</text:p>
          </table:table-cell>
          <table:table-cell office:value-type="float" office:value="80.2661915741" calcext:value-type="float">
            <text:p>80.2661915741</text:p>
          </table:table-cell>
          <table:table-cell office:value-type="float" office:value="80.2577805721" calcext:value-type="float">
            <text:p>80.25778057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23.1436314363" calcext:value-type="float">
            <text:p>23.1436314363</text:p>
          </table:table-cell>
          <table:table-cell office:value-type="float" office:value="16.8841439304" calcext:value-type="float">
            <text:p>16.8841439304</text:p>
          </table:table-cell>
          <table:table-cell office:value-type="float" office:value="7.5722645859" calcext:value-type="float">
            <text:p>7.5722645859</text:p>
          </table:table-cell>
          <table:table-cell office:value-type="float" office:value="13.0024360536" calcext:value-type="float">
            <text:p>13.0024360536</text:p>
          </table:table-cell>
          <table:table-cell office:value-type="float" office:value="23.1436314363" calcext:value-type="float">
            <text:p>23.1436314363</text:p>
          </table:table-cell>
          <table:table-cell office:value-type="float" office:value="16.0586686724" calcext:value-type="float">
            <text:p>16.05866867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58.6827814888" calcext:value-type="float">
            <text:p>58.6827814888</text:p>
          </table:table-cell>
          <table:table-cell office:value-type="float" office:value="40.0187131928" calcext:value-type="float">
            <text:p>40.0187131928</text:p>
          </table:table-cell>
          <table:table-cell office:value-type="float" office:value="41.0968804122" calcext:value-type="float">
            <text:p>41.0968804122</text:p>
          </table:table-cell>
          <table:table-cell office:value-type="float" office:value="55.2957352443" calcext:value-type="float">
            <text:p>55.2957352443</text:p>
          </table:table-cell>
          <table:table-cell office:value-type="float" office:value="46.7352024922" calcext:value-type="float">
            <text:p>46.7352024922</text:p>
          </table:table-cell>
          <table:table-cell office:value-type="float" office:value="52.424672238" calcext:value-type="float">
            <text:p>52.4246722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50.8523489533" calcext:value-type="float">
            <text:p>50.8523489533</text:p>
          </table:table-cell>
          <table:table-cell office:value-type="float" office:value="52.7412835374" calcext:value-type="float">
            <text:p>52.7412835374</text:p>
          </table:table-cell>
          <table:table-cell office:value-type="float" office:value="52.2673174196" calcext:value-type="float">
            <text:p>52.2673174196</text:p>
          </table:table-cell>
          <table:table-cell office:value-type="float" office:value="52.7690009937" calcext:value-type="float">
            <text:p>52.7690009937</text:p>
          </table:table-cell>
          <table:table-cell office:value-type="float" office:value="53.7891683535" calcext:value-type="float">
            <text:p>53.7891683535</text:p>
          </table:table-cell>
          <table:table-cell office:value-type="float" office:value="54.2004939148" calcext:value-type="float">
            <text:p>54.20049391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.2936382492" calcext:value-type="float">
            <text:p>0.2936382492</text:p>
          </table:table-cell>
          <table:table-cell office:value-type="float" office:value="0.3434002071" calcext:value-type="float">
            <text:p>0.3434002071</text:p>
          </table:table-cell>
          <table:table-cell office:value-type="float" office:value="0.343764494" calcext:value-type="float">
            <text:p>0.343764494</text:p>
          </table:table-cell>
          <table:table-cell office:value-type="float" office:value="0.291238518" calcext:value-type="float">
            <text:p>0.291238518</text:p>
          </table:table-cell>
          <table:table-cell office:value-type="float" office:value="0.2936382492" calcext:value-type="float">
            <text:p>0.2936382492</text:p>
          </table:table-cell>
          <table:table-cell office:value-type="float" office:value="0.3066926873" calcext:value-type="float">
            <text:p>0.30669268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54.9855491329" calcext:value-type="float">
            <text:p>54.9855491329</text:p>
          </table:table-cell>
          <table:table-cell office:value-type="float" office:value="15.8839490712" calcext:value-type="float">
            <text:p>15.8839490712</text:p>
          </table:table-cell>
          <table:table-cell office:value-type="float" office:value="11.5041572184" calcext:value-type="float">
            <text:p>11.5041572184</text:p>
          </table:table-cell>
          <table:table-cell office:value-type="float" office:value="58.992248062" calcext:value-type="float">
            <text:p>58.992248062</text:p>
          </table:table-cell>
          <table:table-cell office:value-type="float" office:value="54.9855491329" calcext:value-type="float">
            <text:p>54.9855491329</text:p>
          </table:table-cell>
          <table:table-cell office:value-type="float" office:value="52.9207232267" calcext:value-type="float">
            <text:p>52.92072322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23.6474617952" calcext:value-type="float">
            <text:p>23.6474617952</text:p>
          </table:table-cell>
          <table:table-cell office:value-type="float" office:value="25.5556873443" calcext:value-type="float">
            <text:p>25.5556873443</text:p>
          </table:table-cell>
          <table:table-cell office:value-type="float" office:value="24.5849224656" calcext:value-type="float">
            <text:p>24.5849224656</text:p>
          </table:table-cell>
          <table:table-cell office:value-type="float" office:value="23.5849672491" calcext:value-type="float">
            <text:p>23.5849672491</text:p>
          </table:table-cell>
          <table:table-cell office:value-type="float" office:value="23.6474617952" calcext:value-type="float">
            <text:p>23.6474617952</text:p>
          </table:table-cell>
          <table:table-cell office:value-type="float" office:value="23.9620878387" calcext:value-type="float">
            <text:p>23.9620878387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Hit rate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48.08961784" calcext:value-type="float">
            <text:p>48.08961784</text:p>
          </table:table-cell>
          <table:table-cell office:value-type="float" office:value="57.5143143246" calcext:value-type="float">
            <text:p>57.5143143246</text:p>
          </table:table-cell>
          <table:table-cell office:value-type="float" office:value="56.9153876327" calcext:value-type="float">
            <text:p>56.9153876327</text:p>
          </table:table-cell>
          <table:table-cell office:value-type="float" office:value="46.2682387438" calcext:value-type="float">
            <text:p>46.2682387438</text:p>
          </table:table-cell>
          <table:table-cell office:value-type="float" office:value="46.2058667505" calcext:value-type="float">
            <text:p>46.2058667505</text:p>
          </table:table-cell>
          <table:table-cell office:value-type="float" office:value="19.6738151239" calcext:value-type="float">
            <text:p>19.6738151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46.02906826" calcext:value-type="float">
            <text:p>46.02906826</text:p>
          </table:table-cell>
          <table:table-cell office:value-type="float" office:value="46.8668157138" calcext:value-type="float">
            <text:p>46.8668157138</text:p>
          </table:table-cell>
          <table:table-cell office:value-type="float" office:value="50.2928170192" calcext:value-type="float">
            <text:p>50.2928170192</text:p>
          </table:table-cell>
          <table:table-cell office:value-type="float" office:value="42.7145021347" calcext:value-type="float">
            <text:p>42.7145021347</text:p>
          </table:table-cell>
          <table:table-cell office:value-type="float" office:value="46.0290682585" calcext:value-type="float">
            <text:p>46.0290682585</text:p>
          </table:table-cell>
          <table:table-cell office:value-type="float" office:value="39.1113388478" calcext:value-type="float">
            <text:p>39.11133884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82.77342966" calcext:value-type="float">
            <text:p>82.77342966</text:p>
          </table:table-cell>
          <table:table-cell office:value-type="float" office:value="77.9835338172" calcext:value-type="float">
            <text:p>77.9835338172</text:p>
          </table:table-cell>
          <table:table-cell office:value-type="float" office:value="79.9350178818" calcext:value-type="float">
            <text:p>79.9350178818</text:p>
          </table:table-cell>
          <table:table-cell office:value-type="float" office:value="79.2308248392" calcext:value-type="float">
            <text:p>79.2308248392</text:p>
          </table:table-cell>
          <table:table-cell office:value-type="float" office:value="82.7734296608" calcext:value-type="float">
            <text:p>82.7734296608</text:p>
          </table:table-cell>
          <table:table-cell office:value-type="float" office:value="79.1143552311" calcext:value-type="float">
            <text:p>79.11435523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17.51357372" calcext:value-type="float">
            <text:p>17.51357372</text:p>
          </table:table-cell>
          <table:table-cell office:value-type="float" office:value="57.9399446298" calcext:value-type="float">
            <text:p>57.9399446298</text:p>
          </table:table-cell>
          <table:table-cell office:value-type="float" office:value="47.5013290803" calcext:value-type="float">
            <text:p>47.5013290803</text:p>
          </table:table-cell>
          <table:table-cell office:value-type="float" office:value="16.4315937941" calcext:value-type="float">
            <text:p>16.4315937941</text:p>
          </table:table-cell>
          <table:table-cell office:value-type="float" office:value="17.5135737157" calcext:value-type="float">
            <text:p>17.5135737157</text:p>
          </table:table-cell>
          <table:table-cell office:value-type="float" office:value="15.8858603066" calcext:value-type="float">
            <text:p>15.8858603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23.64090015" calcext:value-type="float">
            <text:p>23.64090015</text:p>
          </table:table-cell>
          <table:table-cell office:value-type="float" office:value="85.0770352486" calcext:value-type="float">
            <text:p>85.0770352486</text:p>
          </table:table-cell>
          <table:table-cell office:value-type="float" office:value="87.0471427979" calcext:value-type="float">
            <text:p>87.0471427979</text:p>
          </table:table-cell>
          <table:table-cell office:value-type="float" office:value="22.9388912869" calcext:value-type="float">
            <text:p>22.9388912869</text:p>
          </table:table-cell>
          <table:table-cell office:value-type="float" office:value="23.640922155" calcext:value-type="float">
            <text:p>23.640922155</text:p>
          </table:table-cell>
          <table:table-cell office:value-type="float" office:value="23.2419473814" calcext:value-type="float">
            <text:p>23.24194738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91.71371221" calcext:value-type="float">
            <text:p>91.71371221</text:p>
          </table:table-cell>
          <table:table-cell office:value-type="float" office:value="90.9114611486" calcext:value-type="float">
            <text:p>90.9114611486</text:p>
          </table:table-cell>
          <table:table-cell office:value-type="float" office:value="91.0045515262" calcext:value-type="float">
            <text:p>91.0045515262</text:p>
          </table:table-cell>
          <table:table-cell office:value-type="float" office:value="91.0864921618" calcext:value-type="float">
            <text:p>91.0864921618</text:p>
          </table:table-cell>
          <table:table-cell office:value-type="float" office:value="91.5898235521" calcext:value-type="float">
            <text:p>91.5898235521</text:p>
          </table:table-cell>
          <table:table-cell office:value-type="float" office:value="91.3359884142" calcext:value-type="float">
            <text:p>91.33598841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49.95001799" calcext:value-type="float">
            <text:p>49.95001799</text:p>
          </table:table-cell>
          <table:table-cell office:value-type="float" office:value="62.6469710534" calcext:value-type="float">
            <text:p>62.6469710534</text:p>
          </table:table-cell>
          <table:table-cell office:value-type="float" office:value="66.2986995504" calcext:value-type="float">
            <text:p>66.2986995504</text:p>
          </table:table-cell>
          <table:table-cell office:value-type="float" office:value="49.9641890816" calcext:value-type="float">
            <text:p>49.9641890816</text:p>
          </table:table-cell>
          <table:table-cell office:value-type="float" office:value="49.9500179935" calcext:value-type="float">
            <text:p>49.9500179935</text:p>
          </table:table-cell>
          <table:table-cell office:value-type="float" office:value="50.0478888978" calcext:value-type="float">
            <text:p>50.04788889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41.09905235" calcext:value-type="float">
            <text:p>41.09905235</text:p>
          </table:table-cell>
          <table:table-cell office:value-type="float" office:value="40.765556651" calcext:value-type="float">
            <text:p>40.765556651</text:p>
          </table:table-cell>
          <table:table-cell office:value-type="float" office:value="28.8896425402" calcext:value-type="float">
            <text:p>28.8896425402</text:p>
          </table:table-cell>
          <table:table-cell office:value-type="float" office:value="47.1469689529" calcext:value-type="float">
            <text:p>47.1469689529</text:p>
          </table:table-cell>
          <table:table-cell office:value-type="float" office:value="47.3847662635" calcext:value-type="float">
            <text:p>47.3847662635</text:p>
          </table:table-cell>
          <table:table-cell office:value-type="float" office:value="56.3284326416" calcext:value-type="float">
            <text:p>56.3284326416</text:p>
          </table:table-cell>
          <table:table-cell table:number-columns-repeated="8"/>
          <table:table-cell table:style-name="ce9" office:value-type="string" calcext:value-type="string">
            <text:p>HIT RATE ANALYSIS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19.4337348" calcext:value-type="float">
            <text:p>19.4337348</text:p>
          </table:table-cell>
          <table:table-cell office:value-type="float" office:value="25.0495944724" calcext:value-type="float">
            <text:p>25.0495944724</text:p>
          </table:table-cell>
          <table:table-cell office:value-type="float" office:value="27.3299556681" calcext:value-type="float">
            <text:p>27.3299556681</text:p>
          </table:table-cell>
          <table:table-cell office:value-type="float" office:value="20.5389142073" calcext:value-type="float">
            <text:p>20.5389142073</text:p>
          </table:table-cell>
          <table:table-cell office:value-type="float" office:value="19.7338084259" calcext:value-type="float">
            <text:p>19.7338084259</text:p>
          </table:table-cell>
          <table:table-cell office:value-type="float" office:value="19.7422194279" calcext:value-type="float">
            <text:p>19.74221942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76.8563685637" calcext:value-type="float">
            <text:p>76.8563685637</text:p>
          </table:table-cell>
          <table:table-cell office:value-type="float" office:value="83.1158560696" calcext:value-type="float">
            <text:p>83.1158560696</text:p>
          </table:table-cell>
          <table:table-cell office:value-type="float" office:value="92.4277354141" calcext:value-type="float">
            <text:p>92.4277354141</text:p>
          </table:table-cell>
          <table:table-cell office:value-type="float" office:value="86.9975639464" calcext:value-type="float">
            <text:p>86.9975639464</text:p>
          </table:table-cell>
          <table:table-cell office:value-type="float" office:value="76.8563685637" calcext:value-type="float">
            <text:p>76.8563685637</text:p>
          </table:table-cell>
          <table:table-cell office:value-type="float" office:value="83.9413313276" calcext:value-type="float">
            <text:p>83.94133132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41.3172185112" calcext:value-type="float">
            <text:p>41.3172185112</text:p>
          </table:table-cell>
          <table:table-cell office:value-type="float" office:value="59.9812868072" calcext:value-type="float">
            <text:p>59.9812868072</text:p>
          </table:table-cell>
          <table:table-cell office:value-type="float" office:value="58.9031195878" calcext:value-type="float">
            <text:p>58.9031195878</text:p>
          </table:table-cell>
          <table:table-cell office:value-type="float" office:value="44.7042647557" calcext:value-type="float">
            <text:p>44.7042647557</text:p>
          </table:table-cell>
          <table:table-cell office:value-type="float" office:value="53.2647975078" calcext:value-type="float">
            <text:p>53.2647975078</text:p>
          </table:table-cell>
          <table:table-cell office:value-type="float" office:value="47.575327762" calcext:value-type="float">
            <text:p>47.5753277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49.1476510467" calcext:value-type="float">
            <text:p>49.1476510467</text:p>
          </table:table-cell>
          <table:table-cell office:value-type="float" office:value="47.2587164626" calcext:value-type="float">
            <text:p>47.2587164626</text:p>
          </table:table-cell>
          <table:table-cell office:value-type="float" office:value="47.7326825804" calcext:value-type="float">
            <text:p>47.7326825804</text:p>
          </table:table-cell>
          <table:table-cell office:value-type="float" office:value="47.2309990063" calcext:value-type="float">
            <text:p>47.2309990063</text:p>
          </table:table-cell>
          <table:table-cell office:value-type="float" office:value="46.2108316465" calcext:value-type="float">
            <text:p>46.2108316465</text:p>
          </table:table-cell>
          <table:table-cell office:value-type="float" office:value="45.7995060852" calcext:value-type="float">
            <text:p>45.79950608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99.7063617508" calcext:value-type="float">
            <text:p>99.7063617508</text:p>
          </table:table-cell>
          <table:table-cell office:value-type="float" office:value="99.6565997929" calcext:value-type="float">
            <text:p>99.6565997929</text:p>
          </table:table-cell>
          <table:table-cell office:value-type="float" office:value="99.656235506" calcext:value-type="float">
            <text:p>99.656235506</text:p>
          </table:table-cell>
          <table:table-cell office:value-type="float" office:value="99.708761482" calcext:value-type="float">
            <text:p>99.708761482</text:p>
          </table:table-cell>
          <table:table-cell office:value-type="float" office:value="99.7063617508" calcext:value-type="float">
            <text:p>99.7063617508</text:p>
          </table:table-cell>
          <table:table-cell office:value-type="float" office:value="99.6933073127" calcext:value-type="float">
            <text:p>99.69330731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45.0144508671" calcext:value-type="float">
            <text:p>45.0144508671</text:p>
          </table:table-cell>
          <table:table-cell office:value-type="float" office:value="84.1160509288" calcext:value-type="float">
            <text:p>84.1160509288</text:p>
          </table:table-cell>
          <table:table-cell office:value-type="float" office:value="88.4958427816" calcext:value-type="float">
            <text:p>88.4958427816</text:p>
          </table:table-cell>
          <table:table-cell office:value-type="float" office:value="41.007751938" calcext:value-type="float">
            <text:p>41.007751938</text:p>
          </table:table-cell>
          <table:table-cell office:value-type="float" office:value="45.0144508671" calcext:value-type="float">
            <text:p>45.0144508671</text:p>
          </table:table-cell>
          <table:table-cell office:value-type="float" office:value="47.0792767733" calcext:value-type="float">
            <text:p>47.07927677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76.3525382048" calcext:value-type="float">
            <text:p>76.3525382048</text:p>
          </table:table-cell>
          <table:table-cell office:value-type="float" office:value="74.4443126557" calcext:value-type="float">
            <text:p>74.4443126557</text:p>
          </table:table-cell>
          <table:table-cell office:value-type="float" office:value="75.4150775344" calcext:value-type="float">
            <text:p>75.4150775344</text:p>
          </table:table-cell>
          <table:table-cell office:value-type="float" office:value="76.4150327509" calcext:value-type="float">
            <text:p>76.4150327509</text:p>
          </table:table-cell>
          <table:table-cell office:value-type="float" office:value="76.3525382048" calcext:value-type="float">
            <text:p>76.3525382048</text:p>
          </table:table-cell>
          <table:table-cell office:value-type="float" office:value="76.0379121613" calcext:value-type="float">
            <text:p>76.0379121613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IPC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0.345273" calcext:value-type="float">
            <text:p>0.345273</text:p>
          </table:table-cell>
          <table:table-cell office:value-type="float" office:value="0.32731" calcext:value-type="float">
            <text:p>0.32731</text:p>
          </table:table-cell>
          <table:table-cell office:value-type="float" office:value="0.322413" calcext:value-type="float">
            <text:p>0.322413</text:p>
          </table:table-cell>
          <table:table-cell office:value-type="float" office:value="0.348328" calcext:value-type="float">
            <text:p>0.348328</text:p>
          </table:table-cell>
          <table:table-cell office:value-type="float" office:value="0.342946" calcext:value-type="float">
            <text:p>0.342946</text:p>
          </table:table-cell>
          <table:table-cell office:value-type="float" office:value="0.368652" calcext:value-type="float">
            <text:p>0.3686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0.845487" calcext:value-type="float">
            <text:p>0.845487</text:p>
          </table:table-cell>
          <table:table-cell office:value-type="float" office:value="0.831805" calcext:value-type="float">
            <text:p>0.831805</text:p>
          </table:table-cell>
          <table:table-cell office:value-type="float" office:value="0.822301" calcext:value-type="float">
            <text:p>0.822301</text:p>
          </table:table-cell>
          <table:table-cell office:value-type="float" office:value="0.845922" calcext:value-type="float">
            <text:p>0.845922</text:p>
          </table:table-cell>
          <table:table-cell office:value-type="float" office:value="0.845487" calcext:value-type="float">
            <text:p>0.845487</text:p>
          </table:table-cell>
          <table:table-cell office:value-type="float" office:value="0.845548" calcext:value-type="float">
            <text:p>0.845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1.44099" calcext:value-type="float">
            <text:p>1.44099</text:p>
          </table:table-cell>
          <table:table-cell office:value-type="float" office:value="1.46681" calcext:value-type="float">
            <text:p>1.46681</text:p>
          </table:table-cell>
          <table:table-cell office:value-type="float" office:value="1.45385" calcext:value-type="float">
            <text:p>1.45385</text:p>
          </table:table-cell>
          <table:table-cell office:value-type="float" office:value="1.47644" calcext:value-type="float">
            <text:p>1.47644</text:p>
          </table:table-cell>
          <table:table-cell office:value-type="float" office:value="1.44099" calcext:value-type="float">
            <text:p>1.44099</text:p>
          </table:table-cell>
          <table:table-cell office:value-type="float" office:value="1.49116" calcext:value-type="float">
            <text:p>1.491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0.636931" calcext:value-type="float">
            <text:p>0.636931</text:p>
          </table:table-cell>
          <table:table-cell office:value-type="float" office:value="0.606756" calcext:value-type="float">
            <text:p>0.606756</text:p>
          </table:table-cell>
          <table:table-cell office:value-type="float" office:value="0.554971" calcext:value-type="float">
            <text:p>0.554971</text:p>
          </table:table-cell>
          <table:table-cell office:value-type="float" office:value="0.637134" calcext:value-type="float">
            <text:p>0.637134</text:p>
          </table:table-cell>
          <table:table-cell office:value-type="float" office:value="0.636931" calcext:value-type="float">
            <text:p>0.636931</text:p>
          </table:table-cell>
          <table:table-cell office:value-type="float" office:value="0.635927" calcext:value-type="float">
            <text:p>0.6359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1.18442" calcext:value-type="float">
            <text:p>1.18442</text:p>
          </table:table-cell>
          <table:table-cell office:value-type="float" office:value="1.11405" calcext:value-type="float">
            <text:p>1.11405</text:p>
          </table:table-cell>
          <table:table-cell office:value-type="float" office:value="1.08546" calcext:value-type="float">
            <text:p>1.08546</text:p>
          </table:table-cell>
          <table:table-cell office:value-type="float" office:value="1.16373" calcext:value-type="float">
            <text:p>1.16373</text:p>
          </table:table-cell>
          <table:table-cell office:value-type="float" office:value="1.18442" calcext:value-type="float">
            <text:p>1.18442</text:p>
          </table:table-cell>
          <table:table-cell office:value-type="float" office:value="1.16814" calcext:value-type="float">
            <text:p>1.168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0.306144" calcext:value-type="float">
            <text:p>0.306144</text:p>
          </table:table-cell>
          <table:table-cell office:value-type="float" office:value="0.212542" calcext:value-type="float">
            <text:p>0.212542</text:p>
          </table:table-cell>
          <table:table-cell office:value-type="float" office:value="0.209253" calcext:value-type="float">
            <text:p>0.209253</text:p>
          </table:table-cell>
          <table:table-cell office:value-type="float" office:value="0.303845" calcext:value-type="float">
            <text:p>0.303845</text:p>
          </table:table-cell>
          <table:table-cell office:value-type="float" office:value="0.305884" calcext:value-type="float">
            <text:p>0.305884</text:p>
          </table:table-cell>
          <table:table-cell office:value-type="float" office:value="0.305259" calcext:value-type="float">
            <text:p>0.3052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1.07681" calcext:value-type="float">
            <text:p>1.07681</text:p>
          </table:table-cell>
          <table:table-cell office:value-type="float" office:value="0.932323" calcext:value-type="float">
            <text:p>0.932323</text:p>
          </table:table-cell>
          <table:table-cell office:value-type="float" office:value="0.893028" calcext:value-type="float">
            <text:p>0.893028</text:p>
          </table:table-cell>
          <table:table-cell office:value-type="float" office:value="1.08191" calcext:value-type="float">
            <text:p>1.08191</text:p>
          </table:table-cell>
          <table:table-cell office:value-type="float" office:value="1.07681" calcext:value-type="float">
            <text:p>1.07681</text:p>
          </table:table-cell>
          <table:table-cell office:value-type="float" office:value="1.07748" calcext:value-type="float">
            <text:p>1.07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0.073022" calcext:value-type="float">
            <text:p>0.073022</text:p>
          </table:table-cell>
          <table:table-cell office:value-type="float" office:value="0.048892" calcext:value-type="float">
            <text:p>0.048892</text:p>
          </table:table-cell>
          <table:table-cell office:value-type="float" office:value="0.0413991" calcext:value-type="float">
            <text:p>0.0413991</text:p>
          </table:table-cell>
          <table:table-cell office:value-type="float" office:value="0.0794096" calcext:value-type="float">
            <text:p>0.0794096</text:p>
          </table:table-cell>
          <table:table-cell office:value-type="float" office:value="0.0790214" calcext:value-type="float">
            <text:p>0.0790214</text:p>
          </table:table-cell>
          <table:table-cell office:value-type="float" office:value="0.0917666" calcext:value-type="float">
            <text:p>0.0917666</text:p>
          </table:table-cell>
          <table:table-cell table:number-columns-repeated="8"/>
          <table:table-cell table:style-name="ce9" office:value-type="string" calcext:value-type="string">
            <text:p>IPC</text:p>
          </table:table-cell>
          <table:table-cell/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0.493354" calcext:value-type="float">
            <text:p>0.493354</text:p>
          </table:table-cell>
          <table:table-cell office:value-type="float" office:value="0.442333" calcext:value-type="float">
            <text:p>0.442333</text:p>
          </table:table-cell>
          <table:table-cell office:value-type="float" office:value="0.420523" calcext:value-type="float">
            <text:p>0.420523</text:p>
          </table:table-cell>
          <table:table-cell office:value-type="float" office:value="0.494067" calcext:value-type="float">
            <text:p>0.494067</text:p>
          </table:table-cell>
          <table:table-cell office:value-type="float" office:value="0.513462" calcext:value-type="float">
            <text:p>0.513462</text:p>
          </table:table-cell>
          <table:table-cell office:value-type="float" office:value="0.504263" calcext:value-type="float">
            <text:p>0.5042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0.372532" calcext:value-type="float">
            <text:p>0.372532</text:p>
          </table:table-cell>
          <table:table-cell office:value-type="float" office:value="0.361054" calcext:value-type="float">
            <text:p>0.361054</text:p>
          </table:table-cell>
          <table:table-cell office:value-type="float" office:value="0.353136" calcext:value-type="float">
            <text:p>0.353136</text:p>
          </table:table-cell>
          <table:table-cell office:value-type="float" office:value="0.372034" calcext:value-type="float">
            <text:p>0.372034</text:p>
          </table:table-cell>
          <table:table-cell office:value-type="float" office:value="0.372532" calcext:value-type="float">
            <text:p>0.372532</text:p>
          </table:table-cell>
          <table:table-cell office:value-type="float" office:value="0.372269" calcext:value-type="float">
            <text:p>0.372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0.251674" calcext:value-type="float">
            <text:p>0.251674</text:p>
          </table:table-cell>
          <table:table-cell office:value-type="float" office:value="0.316057" calcext:value-type="float">
            <text:p>0.316057</text:p>
          </table:table-cell>
          <table:table-cell office:value-type="float" office:value="0.310551" calcext:value-type="float">
            <text:p>0.310551</text:p>
          </table:table-cell>
          <table:table-cell office:value-type="float" office:value="0.265806" calcext:value-type="float">
            <text:p>0.265806</text:p>
          </table:table-cell>
          <table:table-cell office:value-type="float" office:value="0.293354" calcext:value-type="float">
            <text:p>0.293354</text:p>
          </table:table-cell>
          <table:table-cell office:value-type="float" office:value="0.281166" calcext:value-type="float">
            <text:p>0.2811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0.212344" calcext:value-type="float">
            <text:p>0.212344</text:p>
          </table:table-cell>
          <table:table-cell office:value-type="float" office:value="0.167277" calcext:value-type="float">
            <text:p>0.167277</text:p>
          </table:table-cell>
          <table:table-cell office:value-type="float" office:value="0.16724" calcext:value-type="float">
            <text:p>0.16724</text:p>
          </table:table-cell>
          <table:table-cell office:value-type="float" office:value="0.209554" calcext:value-type="float">
            <text:p>0.209554</text:p>
          </table:table-cell>
          <table:table-cell office:value-type="float" office:value="0.217171" calcext:value-type="float">
            <text:p>0.217171</text:p>
          </table:table-cell>
          <table:table-cell office:value-type="float" office:value="0.215217" calcext:value-type="float">
            <text:p>0.2152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.734416" calcext:value-type="float">
            <text:p>0.734416</text:p>
          </table:table-cell>
          <table:table-cell office:value-type="float" office:value="0.734968" calcext:value-type="float">
            <text:p>0.734968</text:p>
          </table:table-cell>
          <table:table-cell office:value-type="float" office:value="0.728513" calcext:value-type="float">
            <text:p>0.728513</text:p>
          </table:table-cell>
          <table:table-cell office:value-type="float" office:value="0.730615" calcext:value-type="float">
            <text:p>0.730615</text:p>
          </table:table-cell>
          <table:table-cell office:value-type="float" office:value="0.734416" calcext:value-type="float">
            <text:p>0.734416</text:p>
          </table:table-cell>
          <table:table-cell office:value-type="float" office:value="0.733022" calcext:value-type="float">
            <text:p>0.733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0.390035" calcext:value-type="float">
            <text:p>0.390035</text:p>
          </table:table-cell>
          <table:table-cell office:value-type="float" office:value="0.373496" calcext:value-type="float">
            <text:p>0.373496</text:p>
          </table:table-cell>
          <table:table-cell office:value-type="float" office:value="0.369586" calcext:value-type="float">
            <text:p>0.369586</text:p>
          </table:table-cell>
          <table:table-cell office:value-type="float" office:value="0.390034" calcext:value-type="float">
            <text:p>0.390034</text:p>
          </table:table-cell>
          <table:table-cell office:value-type="float" office:value="0.390035" calcext:value-type="float">
            <text:p>0.390035</text:p>
          </table:table-cell>
          <table:table-cell office:value-type="float" office:value="0.390038" calcext:value-type="float">
            <text:p>0.3900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0.635817" calcext:value-type="float">
            <text:p>0.635817</text:p>
          </table:table-cell>
          <table:table-cell office:value-type="float" office:value="0.624393" calcext:value-type="float">
            <text:p>0.624393</text:p>
          </table:table-cell>
          <table:table-cell office:value-type="float" office:value="0.619041" calcext:value-type="float">
            <text:p>0.619041</text:p>
          </table:table-cell>
          <table:table-cell office:value-type="float" office:value="0.636512" calcext:value-type="float">
            <text:p>0.636512</text:p>
          </table:table-cell>
          <table:table-cell office:value-type="float" office:value="0.635817" calcext:value-type="float">
            <text:p>0.635817</text:p>
          </table:table-cell>
          <table:table-cell office:value-type="float" office:value="0.636292" calcext:value-type="float">
            <text:p>0.636292</text:p>
          </table:table-cell>
          <table:table-cell table:number-columns-repeated="10"/>
        </table:table-row>
      </table:table>
      <table:table table:name="Sheet13" table:style-name="ta1">
        <office:forms form:automatic-focus="false" form:apply-design-mode="false"/>
        <table:shapes>
          <draw:frame draw:z-index="0" draw:style-name="gr1" draw:text-style-name="P1" svg:width="159.99mm" svg:height="75.77mm" svg:x="167.4mm" svg:y="13.94mm">
            <loext:p draw:notify-on-update-of-ranges="Sheet13.A4:Sheet13.A4 Sheet13.A5:Sheet13.A19 Sheet13.B4:Sheet13.B4 Sheet13.B5:Sheet13.B19 Sheet13.C4:Sheet13.C4 Sheet13.C5:Sheet13.C19 Sheet13.D4:Sheet13.D4 Sheet13.D5:Sheet13.D19 Sheet13.E4:Sheet13.E4 Sheet13.E5:Sheet13.E19 Sheet13.F4:Sheet13.F4 Sheet13.F5:Sheet13.F19 Sheet13.G4:Sheet13.G4 Sheet13.G5:Sheet13.G1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75.46mm" svg:x="165.24mm" svg:y="106.66mm">
            <loext:p draw:notify-on-update-of-ranges="Sheet13.A25:Sheet13.A25 Sheet13.A26:Sheet13.A40 Sheet13.B25:Sheet13.B25 Sheet13.B26:Sheet13.B40 Sheet13.C25:Sheet13.C25 Sheet13.C26:Sheet13.C40 Sheet13.D25:Sheet13.D25 Sheet13.D26:Sheet13.D40 Sheet13.E25:Sheet13.E25 Sheet13.E26:Sheet13.E40 Sheet13.F25:Sheet13.F25 Sheet13.F26:Sheet13.F40 Sheet13.G25:Sheet13.G25 Sheet13.G26:Sheet13.G4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72.14mm" svg:x="165.85mm" svg:y="206mm">
            <loext:p draw:notify-on-update-of-ranges="Sheet13.A47:Sheet13.A47 Sheet13.A48:Sheet13.A62 Sheet13.B47:Sheet13.B47 Sheet13.B48:Sheet13.B62 Sheet13.C47:Sheet13.C47 Sheet13.C48:Sheet13.C62 Sheet13.D47:Sheet13.D47 Sheet13.D48:Sheet13.D62 Sheet13.E47:Sheet13.E47 Sheet13.E48:Sheet13.E62 Sheet13.F47:Sheet13.F47 Sheet13.F48:Sheet13.F62 Sheet13.G47:Sheet13.G47 Sheet13.G48:Sheet13.G6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CORE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Miss rat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53.2241706" calcext:value-type="float">
            <text:p>53.2241706</text:p>
          </table:table-cell>
          <table:table-cell office:value-type="float" office:value="43.1443489806" calcext:value-type="float">
            <text:p>43.1443489806</text:p>
          </table:table-cell>
          <table:table-cell office:value-type="float" office:value="43.132936092" calcext:value-type="float">
            <text:p>43.132936092</text:p>
          </table:table-cell>
          <table:table-cell office:value-type="float" office:value="53.857869906" calcext:value-type="float">
            <text:p>53.857869906</text:p>
          </table:table-cell>
          <table:table-cell office:value-type="float" office:value="55.2998064979" calcext:value-type="float">
            <text:p>55.2998064979</text:p>
          </table:table-cell>
          <table:table-cell office:value-type="float" office:value="80.5267021246" calcext:value-type="float">
            <text:p>80.5267021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55.52736983" calcext:value-type="float">
            <text:p>55.52736983</text:p>
          </table:table-cell>
          <table:table-cell office:value-type="float" office:value="54.1642247835" calcext:value-type="float">
            <text:p>54.1642247835</text:p>
          </table:table-cell>
          <table:table-cell office:value-type="float" office:value="58.9010055233" calcext:value-type="float">
            <text:p>58.9010055233</text:p>
          </table:table-cell>
          <table:table-cell office:value-type="float" office:value="61.4373291971" calcext:value-type="float">
            <text:p>61.4373291971</text:p>
          </table:table-cell>
          <table:table-cell office:value-type="float" office:value="55.5273698264" calcext:value-type="float">
            <text:p>55.5273698264</text:p>
          </table:table-cell>
          <table:table-cell office:value-type="float" office:value="60.5914918415" calcext:value-type="float">
            <text:p>60.59149184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18.36228288" calcext:value-type="float">
            <text:p>18.36228288</text:p>
          </table:table-cell>
          <table:table-cell office:value-type="float" office:value="19.9169354277" calcext:value-type="float">
            <text:p>19.9169354277</text:p>
          </table:table-cell>
          <table:table-cell office:value-type="float" office:value="20.2467155695" calcext:value-type="float">
            <text:p>20.2467155695</text:p>
          </table:table-cell>
          <table:table-cell office:value-type="float" office:value="19.6417611893" calcext:value-type="float">
            <text:p>19.6417611893</text:p>
          </table:table-cell>
          <table:table-cell office:value-type="float" office:value="18.3622828784" calcext:value-type="float">
            <text:p>18.3622828784</text:p>
          </table:table-cell>
          <table:table-cell office:value-type="float" office:value="21.4546363409" calcext:value-type="float">
            <text:p>21.45463634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85.2150151" calcext:value-type="float">
            <text:p>85.2150151</text:p>
          </table:table-cell>
          <table:table-cell office:value-type="float" office:value="58.0996273779" calcext:value-type="float">
            <text:p>58.0996273779</text:p>
          </table:table-cell>
          <table:table-cell office:value-type="float" office:value="51.6159944246" calcext:value-type="float">
            <text:p>51.6159944246</text:p>
          </table:table-cell>
          <table:table-cell office:value-type="float" office:value="82.8092243187" calcext:value-type="float">
            <text:p>82.8092243187</text:p>
          </table:table-cell>
          <table:table-cell office:value-type="float" office:value="85.2150151014" calcext:value-type="float">
            <text:p>85.2150151014</text:p>
          </table:table-cell>
          <table:table-cell office:value-type="float" office:value="84.558298844" calcext:value-type="float">
            <text:p>84.5582988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75.21990601" calcext:value-type="float">
            <text:p>75.21990601</text:p>
          </table:table-cell>
          <table:table-cell office:value-type="float" office:value="15.0583155432" calcext:value-type="float">
            <text:p>15.0583155432</text:p>
          </table:table-cell>
          <table:table-cell office:value-type="float" office:value="12.5390495515" calcext:value-type="float">
            <text:p>12.5390495515</text:p>
          </table:table-cell>
          <table:table-cell office:value-type="float" office:value="75.9144489002" calcext:value-type="float">
            <text:p>75.9144489002</text:p>
          </table:table-cell>
          <table:table-cell office:value-type="float" office:value="75.2199060128" calcext:value-type="float">
            <text:p>75.2199060128</text:p>
          </table:table-cell>
          <table:table-cell office:value-type="float" office:value="74.9354780625" calcext:value-type="float">
            <text:p>74.9354780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8.252487784" calcext:value-type="float">
            <text:p>8.252487784</text:p>
          </table:table-cell>
          <table:table-cell office:value-type="float" office:value="9.1747087112" calcext:value-type="float">
            <text:p>9.1747087112</text:p>
          </table:table-cell>
          <table:table-cell office:value-type="float" office:value="9.0016605189" calcext:value-type="float">
            <text:p>9.0016605189</text:p>
          </table:table-cell>
          <table:table-cell office:value-type="float" office:value="8.7949041866" calcext:value-type="float">
            <text:p>8.7949041866</text:p>
          </table:table-cell>
          <table:table-cell office:value-type="float" office:value="8.381994698" calcext:value-type="float">
            <text:p>8.381994698</text:p>
          </table:table-cell>
          <table:table-cell office:value-type="float" office:value="8.4946908182" calcext:value-type="float">
            <text:p>8.49469081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49.87051277" calcext:value-type="float">
            <text:p>49.87051277</text:p>
          </table:table-cell>
          <table:table-cell office:value-type="float" office:value="37.5311085125" calcext:value-type="float">
            <text:p>37.5311085125</text:p>
          </table:table-cell>
          <table:table-cell office:value-type="float" office:value="32.6558831203" calcext:value-type="float">
            <text:p>32.6558831203</text:p>
          </table:table-cell>
          <table:table-cell office:value-type="float" office:value="49.9006517247" calcext:value-type="float">
            <text:p>49.9006517247</text:p>
          </table:table-cell>
          <table:table-cell office:value-type="float" office:value="49.8705127694" calcext:value-type="float">
            <text:p>49.8705127694</text:p>
          </table:table-cell>
          <table:table-cell office:value-type="float" office:value="49.6529017414" calcext:value-type="float">
            <text:p>49.6529017414</text:p>
          </table:table-cell>
          <table:table-cell table:number-columns-repeated="8"/>
          <table:table-cell table:style-name="ce9" office:value-type="string" calcext:value-type="string">
            <text:p>MISS RATE ANALYSIS</text:p>
          </table:table-cell>
          <table:table-cell table:style-name="ce9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58.92533904" calcext:value-type="float">
            <text:p>58.92533904</text:p>
          </table:table-cell>
          <table:table-cell office:value-type="float" office:value="59.1606886885" calcext:value-type="float">
            <text:p>59.1606886885</text:p>
          </table:table-cell>
          <table:table-cell office:value-type="float" office:value="70.9698809047" calcext:value-type="float">
            <text:p>70.9698809047</text:p>
          </table:table-cell>
          <table:table-cell office:value-type="float" office:value="52.8334481029" calcext:value-type="float">
            <text:p>52.8334481029</text:p>
          </table:table-cell>
          <table:table-cell office:value-type="float" office:value="52.6110217278" calcext:value-type="float">
            <text:p>52.6110217278</text:p>
          </table:table-cell>
          <table:table-cell office:value-type="float" office:value="43.6812162942" calcext:value-type="float">
            <text:p>43.68121629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80.8513182" calcext:value-type="float">
            <text:p>80.8513182</text:p>
          </table:table-cell>
          <table:table-cell office:value-type="float" office:value="74.5332547612" calcext:value-type="float">
            <text:p>74.5332547612</text:p>
          </table:table-cell>
          <table:table-cell office:value-type="float" office:value="72.6973349608" calcext:value-type="float">
            <text:p>72.6973349608</text:p>
          </table:table-cell>
          <table:table-cell office:value-type="float" office:value="80.5211882135" calcext:value-type="float">
            <text:p>80.5211882135</text:p>
          </table:table-cell>
          <table:table-cell office:value-type="float" office:value="80.725050058" calcext:value-type="float">
            <text:p>80.725050058</text:p>
          </table:table-cell>
          <table:table-cell office:value-type="float" office:value="80.6553292407" calcext:value-type="float">
            <text:p>80.65532924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42.4453280318" calcext:value-type="float">
            <text:p>42.4453280318</text:p>
          </table:table-cell>
          <table:table-cell office:value-type="float" office:value="36.6209262436" calcext:value-type="float">
            <text:p>36.6209262436</text:p>
          </table:table-cell>
          <table:table-cell office:value-type="float" office:value="14.0831134565" calcext:value-type="float">
            <text:p>14.0831134565</text:p>
          </table:table-cell>
          <table:table-cell office:value-type="float" office:value="15.1504424779" calcext:value-type="float">
            <text:p>15.1504424779</text:p>
          </table:table-cell>
          <table:table-cell office:value-type="float" office:value="42.4453280318" calcext:value-type="float">
            <text:p>42.4453280318</text:p>
          </table:table-cell>
          <table:table-cell office:value-type="float" office:value="23.307860262" calcext:value-type="float">
            <text:p>23.3078602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58.3758310352" calcext:value-type="float">
            <text:p>58.3758310352</text:p>
          </table:table-cell>
          <table:table-cell office:value-type="float" office:value="40.4343945254" calcext:value-type="float">
            <text:p>40.4343945254</text:p>
          </table:table-cell>
          <table:table-cell office:value-type="float" office:value="40.5905510128" calcext:value-type="float">
            <text:p>40.5905510128</text:p>
          </table:table-cell>
          <table:table-cell office:value-type="float" office:value="55.5709691355" calcext:value-type="float">
            <text:p>55.5709691355</text:p>
          </table:table-cell>
          <table:table-cell office:value-type="float" office:value="46.3275430682" calcext:value-type="float">
            <text:p>46.3275430682</text:p>
          </table:table-cell>
          <table:table-cell office:value-type="float" office:value="52.3944135151" calcext:value-type="float">
            <text:p>52.39441351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50.9923034881" calcext:value-type="float">
            <text:p>50.9923034881</text:p>
          </table:table-cell>
          <table:table-cell office:value-type="float" office:value="52.995066608" calcext:value-type="float">
            <text:p>52.995066608</text:p>
          </table:table-cell>
          <table:table-cell office:value-type="float" office:value="52.4957202485" calcext:value-type="float">
            <text:p>52.4957202485</text:p>
          </table:table-cell>
          <table:table-cell office:value-type="float" office:value="52.8994004954" calcext:value-type="float">
            <text:p>52.8994004954</text:p>
          </table:table-cell>
          <table:table-cell office:value-type="float" office:value="53.5787721531" calcext:value-type="float">
            <text:p>53.5787721531</text:p>
          </table:table-cell>
          <table:table-cell office:value-type="float" office:value="54.3970084695" calcext:value-type="float">
            <text:p>54.39700846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.2944625371" calcext:value-type="float">
            <text:p>0.2944625371</text:p>
          </table:table-cell>
          <table:table-cell office:value-type="float" office:value="0.3440864361" calcext:value-type="float">
            <text:p>0.3440864361</text:p>
          </table:table-cell>
          <table:table-cell office:value-type="float" office:value="0.3433159966" calcext:value-type="float">
            <text:p>0.3433159966</text:p>
          </table:table-cell>
          <table:table-cell office:value-type="float" office:value="0.2883431041" calcext:value-type="float">
            <text:p>0.2883431041</text:p>
          </table:table-cell>
          <table:table-cell office:value-type="float" office:value="0.2944625371" calcext:value-type="float">
            <text:p>0.2944625371</text:p>
          </table:table-cell>
          <table:table-cell office:value-type="float" office:value="0.2832681367" calcext:value-type="float">
            <text:p>0.28326813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53.2913165266" calcext:value-type="float">
            <text:p>53.2913165266</text:p>
          </table:table-cell>
          <table:table-cell office:value-type="float" office:value="1.6728583676" calcext:value-type="float">
            <text:p>1.6728583676</text:p>
          </table:table-cell>
          <table:table-cell office:value-type="float" office:value="1.572184117" calcext:value-type="float">
            <text:p>1.572184117</text:p>
          </table:table-cell>
          <table:table-cell office:value-type="float" office:value="58.8553750967" calcext:value-type="float">
            <text:p>58.8553750967</text:p>
          </table:table-cell>
          <table:table-cell office:value-type="float" office:value="53.2913165266" calcext:value-type="float">
            <text:p>53.2913165266</text:p>
          </table:table-cell>
          <table:table-cell office:value-type="float" office:value="52.4104683196" calcext:value-type="float">
            <text:p>52.4104683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23.507063473" calcext:value-type="float">
            <text:p>23.507063473</text:p>
          </table:table-cell>
          <table:table-cell office:value-type="float" office:value="24.8127405564" calcext:value-type="float">
            <text:p>24.8127405564</text:p>
          </table:table-cell>
          <table:table-cell office:value-type="float" office:value="24.7951574296" calcext:value-type="float">
            <text:p>24.7951574296</text:p>
          </table:table-cell>
          <table:table-cell office:value-type="float" office:value="23.1084630662" calcext:value-type="float">
            <text:p>23.1084630662</text:p>
          </table:table-cell>
          <table:table-cell office:value-type="float" office:value="23.507063473" calcext:value-type="float">
            <text:p>23.507063473</text:p>
          </table:table-cell>
          <table:table-cell office:value-type="float" office:value="22.8956658585" calcext:value-type="float">
            <text:p>22.8956658585</text:p>
          </table:table-cell>
          <table:table-cell table:number-columns-repeated="10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Hit rate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46.7758" calcext:value-type="float">
            <text:p>46.7758</text:p>
          </table:table-cell>
          <table:table-cell office:value-type="float" office:value="56.8556510194" calcext:value-type="float">
            <text:p>56.8556510194</text:p>
          </table:table-cell>
          <table:table-cell office:value-type="float" office:value="56.867063908" calcext:value-type="float">
            <text:p>56.867063908</text:p>
          </table:table-cell>
          <table:table-cell office:value-type="float" office:value="46.142130094" calcext:value-type="float">
            <text:p>46.142130094</text:p>
          </table:table-cell>
          <table:table-cell office:value-type="float" office:value="44.7001935021" calcext:value-type="float">
            <text:p>44.7001935021</text:p>
          </table:table-cell>
          <table:table-cell office:value-type="float" office:value="19.4732978754" calcext:value-type="float">
            <text:p>19.47329787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44.47263017" calcext:value-type="float">
            <text:p>44.47263017</text:p>
          </table:table-cell>
          <table:table-cell office:value-type="float" office:value="45.8357752165" calcext:value-type="float">
            <text:p>45.8357752165</text:p>
          </table:table-cell>
          <table:table-cell office:value-type="float" office:value="41.0989944767" calcext:value-type="float">
            <text:p>41.0989944767</text:p>
          </table:table-cell>
          <table:table-cell office:value-type="float" office:value="38.5626708029" calcext:value-type="float">
            <text:p>38.5626708029</text:p>
          </table:table-cell>
          <table:table-cell office:value-type="float" office:value="44.4726301736" calcext:value-type="float">
            <text:p>44.4726301736</text:p>
          </table:table-cell>
          <table:table-cell office:value-type="float" office:value="39.4085081585" calcext:value-type="float">
            <text:p>39.40850815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81.63771712" calcext:value-type="float">
            <text:p>81.63771712</text:p>
          </table:table-cell>
          <table:table-cell office:value-type="float" office:value="80.0830645723" calcext:value-type="float">
            <text:p>80.0830645723</text:p>
          </table:table-cell>
          <table:table-cell office:value-type="float" office:value="79.7532844305" calcext:value-type="float">
            <text:p>79.7532844305</text:p>
          </table:table-cell>
          <table:table-cell office:value-type="float" office:value="80.3582388107" calcext:value-type="float">
            <text:p>80.3582388107</text:p>
          </table:table-cell>
          <table:table-cell office:value-type="float" office:value="81.6377171216" calcext:value-type="float">
            <text:p>81.6377171216</text:p>
          </table:table-cell>
          <table:table-cell office:value-type="float" office:value="78.5453636591" calcext:value-type="float">
            <text:p>78.54536365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14.7849849" calcext:value-type="float">
            <text:p>14.7849849</text:p>
          </table:table-cell>
          <table:table-cell office:value-type="float" office:value="41.9003726221" calcext:value-type="float">
            <text:p>41.9003726221</text:p>
          </table:table-cell>
          <table:table-cell office:value-type="float" office:value="48.3840055754" calcext:value-type="float">
            <text:p>48.3840055754</text:p>
          </table:table-cell>
          <table:table-cell office:value-type="float" office:value="17.1907756813" calcext:value-type="float">
            <text:p>17.1907756813</text:p>
          </table:table-cell>
          <table:table-cell office:value-type="float" office:value="14.7849848986" calcext:value-type="float">
            <text:p>14.7849848986</text:p>
          </table:table-cell>
          <table:table-cell office:value-type="float" office:value="15.441701156" calcext:value-type="float">
            <text:p>15.4417011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24.78009399" calcext:value-type="float">
            <text:p>24.78009399</text:p>
          </table:table-cell>
          <table:table-cell office:value-type="float" office:value="84.9416844568" calcext:value-type="float">
            <text:p>84.9416844568</text:p>
          </table:table-cell>
          <table:table-cell office:value-type="float" office:value="87.4609504485" calcext:value-type="float">
            <text:p>87.4609504485</text:p>
          </table:table-cell>
          <table:table-cell office:value-type="float" office:value="24.0855510998" calcext:value-type="float">
            <text:p>24.0855510998</text:p>
          </table:table-cell>
          <table:table-cell office:value-type="float" office:value="24.7800939872" calcext:value-type="float">
            <text:p>24.7800939872</text:p>
          </table:table-cell>
          <table:table-cell office:value-type="float" office:value="25.0645219375" calcext:value-type="float">
            <text:p>25.0645219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91.74751222" calcext:value-type="float">
            <text:p>91.74751222</text:p>
          </table:table-cell>
          <table:table-cell office:value-type="float" office:value="90.8252912888" calcext:value-type="float">
            <text:p>90.8252912888</text:p>
          </table:table-cell>
          <table:table-cell office:value-type="float" office:value="90.9983394811" calcext:value-type="float">
            <text:p>90.9983394811</text:p>
          </table:table-cell>
          <table:table-cell office:value-type="float" office:value="91.2050958134" calcext:value-type="float">
            <text:p>91.2050958134</text:p>
          </table:table-cell>
          <table:table-cell office:value-type="float" office:value="91.618005302" calcext:value-type="float">
            <text:p>91.618005302</text:p>
          </table:table-cell>
          <table:table-cell office:value-type="float" office:value="91.5053091818" calcext:value-type="float">
            <text:p>91.50530918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50.12948723" calcext:value-type="float">
            <text:p>50.12948723</text:p>
          </table:table-cell>
          <table:table-cell office:value-type="float" office:value="62.4688914875" calcext:value-type="float">
            <text:p>62.4688914875</text:p>
          </table:table-cell>
          <table:table-cell office:value-type="float" office:value="67.3441168797" calcext:value-type="float">
            <text:p>67.3441168797</text:p>
          </table:table-cell>
          <table:table-cell office:value-type="float" office:value="50.0993482753" calcext:value-type="float">
            <text:p>50.0993482753</text:p>
          </table:table-cell>
          <table:table-cell office:value-type="float" office:value="50.1294872306" calcext:value-type="float">
            <text:p>50.1294872306</text:p>
          </table:table-cell>
          <table:table-cell office:value-type="float" office:value="50.3470982586" calcext:value-type="float">
            <text:p>50.3470982586</text:p>
          </table:table-cell>
          <table:table-cell table:number-columns-repeated="8"/>
          <table:table-cell table:style-name="ce9" office:value-type="string" calcext:value-type="string">
            <text:p>HIT RATE ANALYSIS</text:p>
          </table:table-cell>
          <table:table-cell table:style-name="ce9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41.07466096" calcext:value-type="float">
            <text:p>41.07466096</text:p>
          </table:table-cell>
          <table:table-cell office:value-type="float" office:value="40.8393113115" calcext:value-type="float">
            <text:p>40.8393113115</text:p>
          </table:table-cell>
          <table:table-cell office:value-type="float" office:value="29.0301190953" calcext:value-type="float">
            <text:p>29.0301190953</text:p>
          </table:table-cell>
          <table:table-cell office:value-type="float" office:value="47.1665518971" calcext:value-type="float">
            <text:p>47.1665518971</text:p>
          </table:table-cell>
          <table:table-cell office:value-type="float" office:value="47.3889782722" calcext:value-type="float">
            <text:p>47.3889782722</text:p>
          </table:table-cell>
          <table:table-cell office:value-type="float" office:value="56.3187837058" calcext:value-type="float">
            <text:p>56.31878370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19.1486818" calcext:value-type="float">
            <text:p>19.1486818</text:p>
          </table:table-cell>
          <table:table-cell office:value-type="float" office:value="25.4667452388" calcext:value-type="float">
            <text:p>25.4667452388</text:p>
          </table:table-cell>
          <table:table-cell office:value-type="float" office:value="27.3026650392" calcext:value-type="float">
            <text:p>27.3026650392</text:p>
          </table:table-cell>
          <table:table-cell office:value-type="float" office:value="19.4788117865" calcext:value-type="float">
            <text:p>19.4788117865</text:p>
          </table:table-cell>
          <table:table-cell office:value-type="float" office:value="19.274949942" calcext:value-type="float">
            <text:p>19.274949942</text:p>
          </table:table-cell>
          <table:table-cell office:value-type="float" office:value="19.3446707593" calcext:value-type="float">
            <text:p>19.34467075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57.5546719682" calcext:value-type="float">
            <text:p>57.5546719682</text:p>
          </table:table-cell>
          <table:table-cell office:value-type="float" office:value="63.3790737564" calcext:value-type="float">
            <text:p>63.3790737564</text:p>
          </table:table-cell>
          <table:table-cell office:value-type="float" office:value="85.9168865435" calcext:value-type="float">
            <text:p>85.9168865435</text:p>
          </table:table-cell>
          <table:table-cell office:value-type="float" office:value="84.8495575221" calcext:value-type="float">
            <text:p>84.8495575221</text:p>
          </table:table-cell>
          <table:table-cell office:value-type="float" office:value="57.5546719682" calcext:value-type="float">
            <text:p>57.5546719682</text:p>
          </table:table-cell>
          <table:table-cell office:value-type="float" office:value="76.692139738" calcext:value-type="float">
            <text:p>76.6921397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41.6241689648" calcext:value-type="float">
            <text:p>41.6241689648</text:p>
          </table:table-cell>
          <table:table-cell office:value-type="float" office:value="59.5656054746" calcext:value-type="float">
            <text:p>59.5656054746</text:p>
          </table:table-cell>
          <table:table-cell office:value-type="float" office:value="59.4094489872" calcext:value-type="float">
            <text:p>59.4094489872</text:p>
          </table:table-cell>
          <table:table-cell office:value-type="float" office:value="44.4290308645" calcext:value-type="float">
            <text:p>44.4290308645</text:p>
          </table:table-cell>
          <table:table-cell office:value-type="float" office:value="53.6724569318" calcext:value-type="float">
            <text:p>53.6724569318</text:p>
          </table:table-cell>
          <table:table-cell office:value-type="float" office:value="47.6055864849" calcext:value-type="float">
            <text:p>47.60558648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49.0076965119" calcext:value-type="float">
            <text:p>49.0076965119</text:p>
          </table:table-cell>
          <table:table-cell office:value-type="float" office:value="47.004933392" calcext:value-type="float">
            <text:p>47.004933392</text:p>
          </table:table-cell>
          <table:table-cell office:value-type="float" office:value="47.5042797515" calcext:value-type="float">
            <text:p>47.5042797515</text:p>
          </table:table-cell>
          <table:table-cell office:value-type="float" office:value="47.1005995046" calcext:value-type="float">
            <text:p>47.1005995046</text:p>
          </table:table-cell>
          <table:table-cell office:value-type="float" office:value="46.4212278469" calcext:value-type="float">
            <text:p>46.4212278469</text:p>
          </table:table-cell>
          <table:table-cell office:value-type="float" office:value="45.6029915305" calcext:value-type="float">
            <text:p>45.6029915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99.7055374629" calcext:value-type="float">
            <text:p>99.7055374629</text:p>
          </table:table-cell>
          <table:table-cell office:value-type="float" office:value="99.6559135639" calcext:value-type="float">
            <text:p>99.6559135639</text:p>
          </table:table-cell>
          <table:table-cell office:value-type="float" office:value="99.6566840034" calcext:value-type="float">
            <text:p>99.6566840034</text:p>
          </table:table-cell>
          <table:table-cell office:value-type="float" office:value="99.7116568959" calcext:value-type="float">
            <text:p>99.7116568959</text:p>
          </table:table-cell>
          <table:table-cell office:value-type="float" office:value="99.7055374629" calcext:value-type="float">
            <text:p>99.7055374629</text:p>
          </table:table-cell>
          <table:table-cell office:value-type="float" office:value="99.7167318633" calcext:value-type="float">
            <text:p>99.71673186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46.7086834734" calcext:value-type="float">
            <text:p>46.7086834734</text:p>
          </table:table-cell>
          <table:table-cell office:value-type="float" office:value="98.3271416324" calcext:value-type="float">
            <text:p>98.3271416324</text:p>
          </table:table-cell>
          <table:table-cell office:value-type="float" office:value="98.427815883" calcext:value-type="float">
            <text:p>98.427815883</text:p>
          </table:table-cell>
          <table:table-cell office:value-type="float" office:value="41.1446249033" calcext:value-type="float">
            <text:p>41.1446249033</text:p>
          </table:table-cell>
          <table:table-cell office:value-type="float" office:value="46.7086834734" calcext:value-type="float">
            <text:p>46.7086834734</text:p>
          </table:table-cell>
          <table:table-cell office:value-type="float" office:value="47.5895316804" calcext:value-type="float">
            <text:p>47.58953168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76.492936527" calcext:value-type="float">
            <text:p>76.492936527</text:p>
          </table:table-cell>
          <table:table-cell office:value-type="float" office:value="75.1872594436" calcext:value-type="float">
            <text:p>75.1872594436</text:p>
          </table:table-cell>
          <table:table-cell office:value-type="float" office:value="75.2048425704" calcext:value-type="float">
            <text:p>75.2048425704</text:p>
          </table:table-cell>
          <table:table-cell office:value-type="float" office:value="76.8915369338" calcext:value-type="float">
            <text:p>76.8915369338</text:p>
          </table:table-cell>
          <table:table-cell office:value-type="float" office:value="76.492936527" calcext:value-type="float">
            <text:p>76.492936527</text:p>
          </table:table-cell>
          <table:table-cell office:value-type="float" office:value="77.1043341415" calcext:value-type="float">
            <text:p>77.1043341415</text:p>
          </table:table-cell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IPC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0.345469" calcext:value-type="float">
            <text:p>0.345469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321269" calcext:value-type="float">
            <text:p>0.321269</text:p>
          </table:table-cell>
          <table:table-cell office:value-type="float" office:value="0.349009" calcext:value-type="float">
            <text:p>0.349009</text:p>
          </table:table-cell>
          <table:table-cell office:value-type="float" office:value="0.344496" calcext:value-type="float">
            <text:p>0.344496</text:p>
          </table:table-cell>
          <table:table-cell office:value-type="float" office:value="0.370463" calcext:value-type="float">
            <text:p>0.3704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0.845467" calcext:value-type="float">
            <text:p>0.845467</text:p>
          </table:table-cell>
          <table:table-cell office:value-type="float" office:value="0.83185" calcext:value-type="float">
            <text:p>0.83185</text:p>
          </table:table-cell>
          <table:table-cell office:value-type="float" office:value="0.824819" calcext:value-type="float">
            <text:p>0.824819</text:p>
          </table:table-cell>
          <table:table-cell office:value-type="float" office:value="0.846106" calcext:value-type="float">
            <text:p>0.846106</text:p>
          </table:table-cell>
          <table:table-cell office:value-type="float" office:value="0.845467" calcext:value-type="float">
            <text:p>0.845467</text:p>
          </table:table-cell>
          <table:table-cell office:value-type="float" office:value="0.845528" calcext:value-type="float">
            <text:p>0.8455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1.45671" calcext:value-type="float">
            <text:p>1.45671</text:p>
          </table:table-cell>
          <table:table-cell office:value-type="float" office:value="1.44655" calcext:value-type="float">
            <text:p>1.44655</text:p>
          </table:table-cell>
          <table:table-cell office:value-type="float" office:value="1.44865" calcext:value-type="float">
            <text:p>1.44865</text:p>
          </table:table-cell>
          <table:table-cell office:value-type="float" office:value="1.46327" calcext:value-type="float">
            <text:p>1.46327</text:p>
          </table:table-cell>
          <table:table-cell office:value-type="float" office:value="1.45671" calcext:value-type="float">
            <text:p>1.45671</text:p>
          </table:table-cell>
          <table:table-cell office:value-type="float" office:value="1.49978" calcext:value-type="float">
            <text:p>1.499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0.638357" calcext:value-type="float">
            <text:p>0.638357</text:p>
          </table:table-cell>
          <table:table-cell office:value-type="float" office:value="0.609553" calcext:value-type="float">
            <text:p>0.609553</text:p>
          </table:table-cell>
          <table:table-cell office:value-type="float" office:value="0.554342" calcext:value-type="float">
            <text:p>0.554342</text:p>
          </table:table-cell>
          <table:table-cell office:value-type="float" office:value="0.637129" calcext:value-type="float">
            <text:p>0.637129</text:p>
          </table:table-cell>
          <table:table-cell office:value-type="float" office:value="0.638357" calcext:value-type="float">
            <text:p>0.638357</text:p>
          </table:table-cell>
          <table:table-cell office:value-type="float" office:value="0.635934" calcext:value-type="float">
            <text:p>0.6359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1.1845" calcext:value-type="float">
            <text:p>1.1845</text:p>
          </table:table-cell>
          <table:table-cell office:value-type="float" office:value="1.11404" calcext:value-type="float">
            <text:p>1.11404</text:p>
          </table:table-cell>
          <table:table-cell office:value-type="float" office:value="1.08561" calcext:value-type="float">
            <text:p>1.08561</text:p>
          </table:table-cell>
          <table:table-cell office:value-type="float" office:value="1.1638" calcext:value-type="float">
            <text:p>1.1638</text:p>
          </table:table-cell>
          <table:table-cell office:value-type="float" office:value="1.1845" calcext:value-type="float">
            <text:p>1.1845</text:p>
          </table:table-cell>
          <table:table-cell office:value-type="float" office:value="1.16824" calcext:value-type="float">
            <text:p>1.168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0.306246" calcext:value-type="float">
            <text:p>0.306246</text:p>
          </table:table-cell>
          <table:table-cell office:value-type="float" office:value="0.212576" calcext:value-type="float">
            <text:p>0.212576</text:p>
          </table:table-cell>
          <table:table-cell office:value-type="float" office:value="0.209284" calcext:value-type="float">
            <text:p>0.209284</text:p>
          </table:table-cell>
          <table:table-cell office:value-type="float" office:value="0.3039" calcext:value-type="float">
            <text:p>0.3039</text:p>
          </table:table-cell>
          <table:table-cell office:value-type="float" office:value="0.305988" calcext:value-type="float">
            <text:p>0.305988</text:p>
          </table:table-cell>
          <table:table-cell office:value-type="float" office:value="0.305305" calcext:value-type="float">
            <text:p>0.305305</text:p>
          </table:table-cell>
          <table:table-cell table:number-columns-repeated="8"/>
          <table:table-cell table:style-name="ce9" office:value-type="string" calcext:value-type="string">
            <text:p>IPC</text:p>
          </table:table-cell>
          <table:table-cell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1.07695" calcext:value-type="float">
            <text:p>1.07695</text:p>
          </table:table-cell>
          <table:table-cell office:value-type="float" office:value="0.934117" calcext:value-type="float">
            <text:p>0.934117</text:p>
          </table:table-cell>
          <table:table-cell office:value-type="float" office:value="0.890949" calcext:value-type="float">
            <text:p>0.890949</text:p>
          </table:table-cell>
          <table:table-cell office:value-type="float" office:value="1.07966" calcext:value-type="float">
            <text:p>1.07966</text:p>
          </table:table-cell>
          <table:table-cell office:value-type="float" office:value="1.07945" calcext:value-type="float">
            <text:p>1.07945</text:p>
          </table:table-cell>
          <table:table-cell office:value-type="float" office:value="1.07747" calcext:value-type="float">
            <text:p>1.077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0.0727504" calcext:value-type="float">
            <text:p>0.0727504</text:p>
          </table:table-cell>
          <table:table-cell office:value-type="float" office:value="0.0485966" calcext:value-type="float">
            <text:p>0.0485966</text:p>
          </table:table-cell>
          <table:table-cell office:value-type="float" office:value="0.0412751" calcext:value-type="float">
            <text:p>0.0412751</text:p>
          </table:table-cell>
          <table:table-cell office:value-type="float" office:value="0.0792957" calcext:value-type="float">
            <text:p>0.0792957</text:p>
          </table:table-cell>
          <table:table-cell office:value-type="float" office:value="0.0785825" calcext:value-type="float">
            <text:p>0.0785825</text:p>
          </table:table-cell>
          <table:table-cell office:value-type="float" office:value="0.0906123" calcext:value-type="float">
            <text:p>0.0906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hinx3_883B</text:p>
          </table:table-cell>
          <table:table-cell office:value-type="float" office:value="0.492362" calcext:value-type="float">
            <text:p>0.492362</text:p>
          </table:table-cell>
          <table:table-cell office:value-type="float" office:value="0.442074" calcext:value-type="float">
            <text:p>0.442074</text:p>
          </table:table-cell>
          <table:table-cell office:value-type="float" office:value="0.420843" calcext:value-type="float">
            <text:p>0.420843</text:p>
          </table:table-cell>
          <table:table-cell office:value-type="float" office:value="0.494127" calcext:value-type="float">
            <text:p>0.494127</text:p>
          </table:table-cell>
          <table:table-cell office:value-type="float" office:value="0.516623" calcext:value-type="float">
            <text:p>0.516623</text:p>
          </table:table-cell>
          <table:table-cell office:value-type="float" office:value="0.503598" calcext:value-type="float">
            <text:p>0.5035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0.372538" calcext:value-type="float">
            <text:p>0.372538</text:p>
          </table:table-cell>
          <table:table-cell office:value-type="float" office:value="0.361063" calcext:value-type="float">
            <text:p>0.361063</text:p>
          </table:table-cell>
          <table:table-cell office:value-type="float" office:value="0.35315" calcext:value-type="float">
            <text:p>0.35315</text:p>
          </table:table-cell>
          <table:table-cell office:value-type="float" office:value="0.372046" calcext:value-type="float">
            <text:p>0.372046</text:p>
          </table:table-cell>
          <table:table-cell office:value-type="float" office:value="0.372538" calcext:value-type="float">
            <text:p>0.372538</text:p>
          </table:table-cell>
          <table:table-cell office:value-type="float" office:value="0.372272" calcext:value-type="float">
            <text:p>0.3722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0.247609" calcext:value-type="float">
            <text:p>0.247609</text:p>
          </table:table-cell>
          <table:table-cell office:value-type="float" office:value="0.314238" calcext:value-type="float">
            <text:p>0.314238</text:p>
          </table:table-cell>
          <table:table-cell office:value-type="float" office:value="0.311581" calcext:value-type="float">
            <text:p>0.311581</text:p>
          </table:table-cell>
          <table:table-cell office:value-type="float" office:value="0.265935" calcext:value-type="float">
            <text:p>0.265935</text:p>
          </table:table-cell>
          <table:table-cell office:value-type="float" office:value="0.293031" calcext:value-type="float">
            <text:p>0.293031</text:p>
          </table:table-cell>
          <table:table-cell office:value-type="float" office:value="0.281217" calcext:value-type="float">
            <text:p>0.2812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0.21346" calcext:value-type="float">
            <text:p>0.21346</text:p>
          </table:table-cell>
          <table:table-cell office:value-type="float" office:value="0.167274" calcext:value-type="float">
            <text:p>0.167274</text:p>
          </table:table-cell>
          <table:table-cell office:value-type="float" office:value="0.165995" calcext:value-type="float">
            <text:p>0.165995</text:p>
          </table:table-cell>
          <table:table-cell office:value-type="float" office:value="0.210436" calcext:value-type="float">
            <text:p>0.210436</text:p>
          </table:table-cell>
          <table:table-cell office:value-type="float" office:value="0.217171" calcext:value-type="float">
            <text:p>0.217171</text:p>
          </table:table-cell>
          <table:table-cell office:value-type="float" office:value="0.215211" calcext:value-type="float">
            <text:p>0.2152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.73443" calcext:value-type="float">
            <text:p>0.73443</text:p>
          </table:table-cell>
          <table:table-cell office:value-type="float" office:value="0.734987" calcext:value-type="float">
            <text:p>0.734987</text:p>
          </table:table-cell>
          <table:table-cell office:value-type="float" office:value="0.728502" calcext:value-type="float">
            <text:p>0.728502</text:p>
          </table:table-cell>
          <table:table-cell office:value-type="float" office:value="0.730624" calcext:value-type="float">
            <text:p>0.730624</text:p>
          </table:table-cell>
          <table:table-cell office:value-type="float" office:value="0.73443" calcext:value-type="float">
            <text:p>0.73443</text:p>
          </table:table-cell>
          <table:table-cell office:value-type="float" office:value="0.733039" calcext:value-type="float">
            <text:p>0.733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0.390039" calcext:value-type="float">
            <text:p>0.390039</text:p>
          </table:table-cell>
          <table:table-cell office:value-type="float" office:value="0.371095" calcext:value-type="float">
            <text:p>0.371095</text:p>
          </table:table-cell>
          <table:table-cell office:value-type="float" office:value="0.366911" calcext:value-type="float">
            <text:p>0.366911</text:p>
          </table:table-cell>
          <table:table-cell office:value-type="float" office:value="0.390033" calcext:value-type="float">
            <text:p>0.390033</text:p>
          </table:table-cell>
          <table:table-cell table:number-columns-repeated="2" office:value-type="float" office:value="0.390039" calcext:value-type="float">
            <text:p>0.390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0.634418" calcext:value-type="float">
            <text:p>0.634418</text:p>
          </table:table-cell>
          <table:table-cell office:value-type="float" office:value="0.621705" calcext:value-type="float">
            <text:p>0.621705</text:p>
          </table:table-cell>
          <table:table-cell office:value-type="float" office:value="0.619775" calcext:value-type="float">
            <text:p>0.619775</text:p>
          </table:table-cell>
          <table:table-cell office:value-type="float" office:value="0.636475" calcext:value-type="float">
            <text:p>0.636475</text:p>
          </table:table-cell>
          <table:table-cell office:value-type="float" office:value="0.634418" calcext:value-type="float">
            <text:p>0.634418</text:p>
          </table:table-cell>
          <table:table-cell office:value-type="float" office:value="0.636256" calcext:value-type="float">
            <text:p>0.636256</text:p>
          </table:table-cell>
          <table:table-cell table:number-columns-repeated="10"/>
        </table:table-row>
      </table:table>
      <table:table table:name="Sheet14" table:style-name="ta1">
        <office:forms form:automatic-focus="false" form:apply-design-mode="false"/>
        <table:shapes>
          <draw:frame draw:z-index="0" draw:style-name="gr1" draw:text-style-name="P1" svg:width="159.99mm" svg:height="74.26mm" svg:x="166.17mm" svg:y="11.83mm">
            <loext:p draw:notify-on-update-of-ranges="Sheet14.A4:Sheet14.A4 Sheet14.A5:Sheet14.A19 Sheet14.B4:Sheet14.B4 Sheet14.B5:Sheet14.B19 Sheet14.C4:Sheet14.C4 Sheet14.C5:Sheet14.C19 Sheet14.D4:Sheet14.D4 Sheet14.D5:Sheet14.D19 Sheet14.E4:Sheet14.E4 Sheet14.E5:Sheet14.E19 Sheet14.F4:Sheet14.F4 Sheet14.F5:Sheet14.F19 Sheet14.G4:Sheet14.G4 Sheet14.G5:Sheet14.G1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9mm" svg:height="83.59mm" svg:x="162.76mm" svg:y="106.36mm">
            <loext:p draw:notify-on-update-of-ranges="Sheet14.A25:Sheet14.A25 Sheet14.A26:Sheet14.A40 Sheet14.B25:Sheet14.B25 Sheet14.B26:Sheet14.B40 Sheet14.C25:Sheet14.C25 Sheet14.C26:Sheet14.C40 Sheet14.D25:Sheet14.D25 Sheet14.D26:Sheet14.D40 Sheet14.E25:Sheet14.E25 Sheet14.E26:Sheet14.E40 Sheet14.F25:Sheet14.F25 Sheet14.F26:Sheet14.F40 Sheet14.G25:Sheet14.G25 Sheet14.G26:Sheet14.G4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9.99mm" svg:height="73.95mm" svg:x="166.17mm" svg:y="207.51mm">
            <loext:p draw:notify-on-update-of-ranges="Sheet14.A47:Sheet14.A47 Sheet14.A48:Sheet14.A62 Sheet14.B47:Sheet14.B47 Sheet14.B48:Sheet14.B62 Sheet14.C47:Sheet14.C47 Sheet14.C48:Sheet14.C62 Sheet14.D47:Sheet14.D47 Sheet14.D48:Sheet14.D62 Sheet14.E47:Sheet14.E47 Sheet14.E48:Sheet14.E62 Sheet14.F47:Sheet14.F47 Sheet14.F48:Sheet14.F62 Sheet14.G47:Sheet14.G47 Sheet14.G48:Sheet14.G6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CORE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Miss rat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52.9586497" calcext:value-type="float">
            <text:p>52.9586497</text:p>
          </table:table-cell>
          <table:table-cell office:value-type="float" office:value="42.5447163813" calcext:value-type="float">
            <text:p>42.5447163813</text:p>
          </table:table-cell>
          <table:table-cell office:value-type="float" office:value="43.0061458307" calcext:value-type="float">
            <text:p>43.0061458307</text:p>
          </table:table-cell>
          <table:table-cell office:value-type="float" office:value="52.6844255676" calcext:value-type="float">
            <text:p>52.6844255676</text:p>
          </table:table-cell>
          <table:table-cell office:value-type="float" office:value="53.6569355403" calcext:value-type="float">
            <text:p>53.6569355403</text:p>
          </table:table-cell>
          <table:table-cell office:value-type="float" office:value="81.2949402723" calcext:value-type="float">
            <text:p>81.29494027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55.09338985" calcext:value-type="float">
            <text:p>55.09338985</text:p>
          </table:table-cell>
          <table:table-cell office:value-type="float" office:value="56.051212938" calcext:value-type="float">
            <text:p>56.051212938</text:p>
          </table:table-cell>
          <table:table-cell office:value-type="float" office:value="49.2218474466" calcext:value-type="float">
            <text:p>49.2218474466</text:p>
          </table:table-cell>
          <table:table-cell office:value-type="float" office:value="57.2549559471" calcext:value-type="float">
            <text:p>57.2549559471</text:p>
          </table:table-cell>
          <table:table-cell office:value-type="float" office:value="55.093389853" calcext:value-type="float">
            <text:p>55.093389853</text:p>
          </table:table-cell>
          <table:table-cell office:value-type="float" office:value="58.8260254597" calcext:value-type="float">
            <text:p>58.82602545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20.13322075" calcext:value-type="float">
            <text:p>20.13322075</text:p>
          </table:table-cell>
          <table:table-cell office:value-type="float" office:value="20.9365853659" calcext:value-type="float">
            <text:p>20.9365853659</text:p>
          </table:table-cell>
          <table:table-cell office:value-type="float" office:value="20.7072900082" calcext:value-type="float">
            <text:p>20.7072900082</text:p>
          </table:table-cell>
          <table:table-cell office:value-type="float" office:value="19.1688115736" calcext:value-type="float">
            <text:p>19.1688115736</text:p>
          </table:table-cell>
          <table:table-cell office:value-type="float" office:value="20.1332207524" calcext:value-type="float">
            <text:p>20.1332207524</text:p>
          </table:table-cell>
          <table:table-cell office:value-type="float" office:value="19.6547144754" calcext:value-type="float">
            <text:p>19.65471447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86.43326039" calcext:value-type="float">
            <text:p>86.43326039</text:p>
          </table:table-cell>
          <table:table-cell office:value-type="float" office:value="40.22130202" calcext:value-type="float">
            <text:p>40.22130202</text:p>
          </table:table-cell>
          <table:table-cell office:value-type="float" office:value="41.7018581081" calcext:value-type="float">
            <text:p>41.7018581081</text:p>
          </table:table-cell>
          <table:table-cell office:value-type="float" office:value="81.4768976898" calcext:value-type="float">
            <text:p>81.4768976898</text:p>
          </table:table-cell>
          <table:table-cell office:value-type="float" office:value="86.4332603939" calcext:value-type="float">
            <text:p>86.4332603939</text:p>
          </table:table-cell>
          <table:table-cell office:value-type="float" office:value="86.8004687958" calcext:value-type="float">
            <text:p>86.80046879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75.63784013" calcext:value-type="float">
            <text:p>75.63784013</text:p>
          </table:table-cell>
          <table:table-cell office:value-type="float" office:value="13.8705841825" calcext:value-type="float">
            <text:p>13.8705841825</text:p>
          </table:table-cell>
          <table:table-cell office:value-type="float" office:value="12.8731150855" calcext:value-type="float">
            <text:p>12.8731150855</text:p>
          </table:table-cell>
          <table:table-cell office:value-type="float" office:value="76.4471912863" calcext:value-type="float">
            <text:p>76.4471912863</text:p>
          </table:table-cell>
          <table:table-cell office:value-type="float" office:value="75.6378401309" calcext:value-type="float">
            <text:p>75.6378401309</text:p>
          </table:table-cell>
          <table:table-cell office:value-type="float" office:value="76.3831089351" calcext:value-type="float">
            <text:p>76.38310893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8.200760429" calcext:value-type="float">
            <text:p>8.200760429</text:p>
          </table:table-cell>
          <table:table-cell office:value-type="float" office:value="8.9110096078" calcext:value-type="float">
            <text:p>8.9110096078</text:p>
          </table:table-cell>
          <table:table-cell office:value-type="float" office:value="8.8935526258" calcext:value-type="float">
            <text:p>8.8935526258</text:p>
          </table:table-cell>
          <table:table-cell office:value-type="float" office:value="8.5361506021" calcext:value-type="float">
            <text:p>8.5361506021</text:p>
          </table:table-cell>
          <table:table-cell office:value-type="float" office:value="8.3513363924" calcext:value-type="float">
            <text:p>8.3513363924</text:p>
          </table:table-cell>
          <table:table-cell office:value-type="float" office:value="8.5635831645" calcext:value-type="float">
            <text:p>8.56358316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50.34590942" calcext:value-type="float">
            <text:p>50.34590942</text:p>
          </table:table-cell>
          <table:table-cell office:value-type="float" office:value="38.9077119145" calcext:value-type="float">
            <text:p>38.9077119145</text:p>
          </table:table-cell>
          <table:table-cell office:value-type="float" office:value="32.5624349636" calcext:value-type="float">
            <text:p>32.5624349636</text:p>
          </table:table-cell>
          <table:table-cell office:value-type="float" office:value="49.8372757581" calcext:value-type="float">
            <text:p>49.8372757581</text:p>
          </table:table-cell>
          <table:table-cell office:value-type="float" office:value="50.34590942" calcext:value-type="float">
            <text:p>50.34590942</text:p>
          </table:table-cell>
          <table:table-cell office:value-type="float" office:value="51.07103513" calcext:value-type="float">
            <text:p>51.07103513</text:p>
          </table:table-cell>
          <table:table-cell table:number-columns-repeated="8"/>
          <table:table-cell table:style-name="ce9" office:value-type="string" calcext:value-type="string">
            <text:p>MISS RATE ANALYSIS</text:p>
          </table:table-cell>
          <table:table-cell table:style-name="ce9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58.93588551" calcext:value-type="float">
            <text:p>58.93588551</text:p>
          </table:table-cell>
          <table:table-cell office:value-type="float" office:value="59.5365645717" calcext:value-type="float">
            <text:p>59.5365645717</text:p>
          </table:table-cell>
          <table:table-cell office:value-type="float" office:value="70.9879737281" calcext:value-type="float">
            <text:p>70.9879737281</text:p>
          </table:table-cell>
          <table:table-cell office:value-type="float" office:value="52.811816658" calcext:value-type="float">
            <text:p>52.811816658</text:p>
          </table:table-cell>
          <table:table-cell office:value-type="float" office:value="52.6789310447" calcext:value-type="float">
            <text:p>52.6789310447</text:p>
          </table:table-cell>
          <table:table-cell office:value-type="float" office:value="43.7686791721" calcext:value-type="float">
            <text:p>43.768679172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80.5034529" calcext:value-type="float">
            <text:p>80.5034529</text:p>
          </table:table-cell>
          <table:table-cell office:value-type="float" office:value="74.1543509577" calcext:value-type="float">
            <text:p>74.1543509577</text:p>
          </table:table-cell>
          <table:table-cell office:value-type="float" office:value="72.5614159561" calcext:value-type="float">
            <text:p>72.5614159561</text:p>
          </table:table-cell>
          <table:table-cell office:value-type="float" office:value="81.0519359587" calcext:value-type="float">
            <text:p>81.0519359587</text:p>
          </table:table-cell>
          <table:table-cell office:value-type="float" office:value="80.3667195973" calcext:value-type="float">
            <text:p>80.3667195973</text:p>
          </table:table-cell>
          <table:table-cell office:value-type="float" office:value="79.7485846744" calcext:value-type="float">
            <text:p>79.74858467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54.2566709022" calcext:value-type="float">
            <text:p>54.2566709022</text:p>
          </table:table-cell>
          <table:table-cell office:value-type="float" office:value="20.9931170108" calcext:value-type="float">
            <text:p>20.9931170108</text:p>
          </table:table-cell>
          <table:table-cell office:value-type="float" office:value="17.052715655" calcext:value-type="float">
            <text:p>17.052715655</text:p>
          </table:table-cell>
          <table:table-cell office:value-type="float" office:value="12.9747797022" calcext:value-type="float">
            <text:p>12.9747797022</text:p>
          </table:table-cell>
          <table:table-cell office:value-type="float" office:value="54.2566709022" calcext:value-type="float">
            <text:p>54.2566709022</text:p>
          </table:table-cell>
          <table:table-cell office:value-type="float" office:value="16.2852784134" calcext:value-type="float">
            <text:p>16.28527841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58.1751029652" calcext:value-type="float">
            <text:p>58.1751029652</text:p>
          </table:table-cell>
          <table:table-cell office:value-type="float" office:value="41.9034616912" calcext:value-type="float">
            <text:p>41.9034616912</text:p>
          </table:table-cell>
          <table:table-cell office:value-type="float" office:value="42.1360991427" calcext:value-type="float">
            <text:p>42.1360991427</text:p>
          </table:table-cell>
          <table:table-cell office:value-type="float" office:value="55.1782666232" calcext:value-type="float">
            <text:p>55.1782666232</text:p>
          </table:table-cell>
          <table:table-cell office:value-type="float" office:value="46.2423734897" calcext:value-type="float">
            <text:p>46.2423734897</text:p>
          </table:table-cell>
          <table:table-cell office:value-type="float" office:value="52.6850159945" calcext:value-type="float">
            <text:p>52.68501599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51.026205504" calcext:value-type="float">
            <text:p>51.026205504</text:p>
          </table:table-cell>
          <table:table-cell office:value-type="float" office:value="52.0786379167" calcext:value-type="float">
            <text:p>52.0786379167</text:p>
          </table:table-cell>
          <table:table-cell office:value-type="float" office:value="52.0591841818" calcext:value-type="float">
            <text:p>52.0591841818</text:p>
          </table:table-cell>
          <table:table-cell office:value-type="float" office:value="52.1436352204" calcext:value-type="float">
            <text:p>52.1436352204</text:p>
          </table:table-cell>
          <table:table-cell office:value-type="float" office:value="53.9839698256" calcext:value-type="float">
            <text:p>53.9839698256</text:p>
          </table:table-cell>
          <table:table-cell office:value-type="float" office:value="53.0144510464" calcext:value-type="float">
            <text:p>53.01445104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.2891051104" calcext:value-type="float">
            <text:p>0.2891051104</text:p>
          </table:table-cell>
          <table:table-cell office:value-type="float" office:value="0.3373727764" calcext:value-type="float">
            <text:p>0.3373727764</text:p>
          </table:table-cell>
          <table:table-cell office:value-type="float" office:value="0.338455996" calcext:value-type="float">
            <text:p>0.338455996</text:p>
          </table:table-cell>
          <table:table-cell office:value-type="float" office:value="0.2829479933" calcext:value-type="float">
            <text:p>0.2829479933</text:p>
          </table:table-cell>
          <table:table-cell office:value-type="float" office:value="0.2891051104" calcext:value-type="float">
            <text:p>0.2891051104</text:p>
          </table:table-cell>
          <table:table-cell office:value-type="float" office:value="0.3057100122" calcext:value-type="float">
            <text:p>0.3057100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53.7050105857" calcext:value-type="float">
            <text:p>53.7050105857</text:p>
          </table:table-cell>
          <table:table-cell office:value-type="float" office:value="1.5662303449" calcext:value-type="float">
            <text:p>1.5662303449</text:p>
          </table:table-cell>
          <table:table-cell office:value-type="float" office:value="5.7752143887" calcext:value-type="float">
            <text:p>5.7752143887</text:p>
          </table:table-cell>
          <table:table-cell office:value-type="float" office:value="61.819658814" calcext:value-type="float">
            <text:p>61.819658814</text:p>
          </table:table-cell>
          <table:table-cell office:value-type="float" office:value="53.7050105857" calcext:value-type="float">
            <text:p>53.7050105857</text:p>
          </table:table-cell>
          <table:table-cell office:value-type="float" office:value="52.6279391425" calcext:value-type="float">
            <text:p>52.6279391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23.599991226" calcext:value-type="float">
            <text:p>23.599991226</text:p>
          </table:table-cell>
          <table:table-cell office:value-type="float" office:value="26.6518133432" calcext:value-type="float">
            <text:p>26.6518133432</text:p>
          </table:table-cell>
          <table:table-cell office:value-type="float" office:value="25.2366004498" calcext:value-type="float">
            <text:p>25.2366004498</text:p>
          </table:table-cell>
          <table:table-cell office:value-type="float" office:value="23.1048628322" calcext:value-type="float">
            <text:p>23.1048628322</text:p>
          </table:table-cell>
          <table:table-cell office:value-type="float" office:value="23.599991226" calcext:value-type="float">
            <text:p>23.599991226</text:p>
          </table:table-cell>
          <table:table-cell office:value-type="float" office:value="23.745834161" calcext:value-type="float">
            <text:p>23.745834161</text:p>
          </table:table-cell>
          <table:table-cell table:number-columns-repeated="10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Hit rate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47.04135" calcext:value-type="float">
            <text:p>47.04135</text:p>
          </table:table-cell>
          <table:table-cell office:value-type="float" office:value="57.4552836187" calcext:value-type="float">
            <text:p>57.4552836187</text:p>
          </table:table-cell>
          <table:table-cell office:value-type="float" office:value="56.9938541693" calcext:value-type="float">
            <text:p>56.9938541693</text:p>
          </table:table-cell>
          <table:table-cell office:value-type="float" office:value="47.3155744324" calcext:value-type="float">
            <text:p>47.3155744324</text:p>
          </table:table-cell>
          <table:table-cell office:value-type="float" office:value="46.3430644597" calcext:value-type="float">
            <text:p>46.3430644597</text:p>
          </table:table-cell>
          <table:table-cell office:value-type="float" office:value="18.7050597277" calcext:value-type="float">
            <text:p>18.70505972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44.90661015" calcext:value-type="float">
            <text:p>44.90661015</text:p>
          </table:table-cell>
          <table:table-cell office:value-type="float" office:value="43.948787062" calcext:value-type="float">
            <text:p>43.948787062</text:p>
          </table:table-cell>
          <table:table-cell office:value-type="float" office:value="50.7781525534" calcext:value-type="float">
            <text:p>50.7781525534</text:p>
          </table:table-cell>
          <table:table-cell office:value-type="float" office:value="42.7450440529" calcext:value-type="float">
            <text:p>42.7450440529</text:p>
          </table:table-cell>
          <table:table-cell office:value-type="float" office:value="44.906610147" calcext:value-type="float">
            <text:p>44.906610147</text:p>
          </table:table-cell>
          <table:table-cell office:value-type="float" office:value="41.1739745403" calcext:value-type="float">
            <text:p>41.17397454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79.86677925" calcext:value-type="float">
            <text:p>79.86677925</text:p>
          </table:table-cell>
          <table:table-cell office:value-type="float" office:value="79.0634146341" calcext:value-type="float">
            <text:p>79.0634146341</text:p>
          </table:table-cell>
          <table:table-cell office:value-type="float" office:value="79.2927099918" calcext:value-type="float">
            <text:p>79.2927099918</text:p>
          </table:table-cell>
          <table:table-cell office:value-type="float" office:value="80.8311884264" calcext:value-type="float">
            <text:p>80.8311884264</text:p>
          </table:table-cell>
          <table:table-cell office:value-type="float" office:value="79.8667792476" calcext:value-type="float">
            <text:p>79.8667792476</text:p>
          </table:table-cell>
          <table:table-cell office:value-type="float" office:value="80.3452855246" calcext:value-type="float">
            <text:p>80.3452855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13.56673961" calcext:value-type="float">
            <text:p>13.56673961</text:p>
          </table:table-cell>
          <table:table-cell office:value-type="float" office:value="59.7786979838" calcext:value-type="float">
            <text:p>59.7786979838</text:p>
          </table:table-cell>
          <table:table-cell office:value-type="float" office:value="58.2981418919" calcext:value-type="float">
            <text:p>58.2981418919</text:p>
          </table:table-cell>
          <table:table-cell office:value-type="float" office:value="18.5231023102" calcext:value-type="float">
            <text:p>18.5231023102</text:p>
          </table:table-cell>
          <table:table-cell office:value-type="float" office:value="13.5667396061" calcext:value-type="float">
            <text:p>13.5667396061</text:p>
          </table:table-cell>
          <table:table-cell office:value-type="float" office:value="13.1995312042" calcext:value-type="float">
            <text:p>13.19953120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24.3615987" calcext:value-type="float">
            <text:p>24.3615987</text:p>
          </table:table-cell>
          <table:table-cell office:value-type="float" office:value="86.1294158175" calcext:value-type="float">
            <text:p>86.1294158175</text:p>
          </table:table-cell>
          <table:table-cell office:value-type="float" office:value="87.1268849145" calcext:value-type="float">
            <text:p>87.1268849145</text:p>
          </table:table-cell>
          <table:table-cell office:value-type="float" office:value="23.5528087137" calcext:value-type="float">
            <text:p>23.5528087137</text:p>
          </table:table-cell>
          <table:table-cell office:value-type="float" office:value="24.3621598691" calcext:value-type="float">
            <text:p>24.3621598691</text:p>
          </table:table-cell>
          <table:table-cell office:value-type="float" office:value="23.6168910649" calcext:value-type="float">
            <text:p>23.61689106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91.79923957" calcext:value-type="float">
            <text:p>91.79923957</text:p>
          </table:table-cell>
          <table:table-cell office:value-type="float" office:value="91.0889903922" calcext:value-type="float">
            <text:p>91.0889903922</text:p>
          </table:table-cell>
          <table:table-cell office:value-type="float" office:value="91.1064473742" calcext:value-type="float">
            <text:p>91.1064473742</text:p>
          </table:table-cell>
          <table:table-cell office:value-type="float" office:value="91.4638493979" calcext:value-type="float">
            <text:p>91.4638493979</text:p>
          </table:table-cell>
          <table:table-cell office:value-type="float" office:value="91.6486636076" calcext:value-type="float">
            <text:p>91.6486636076</text:p>
          </table:table-cell>
          <table:table-cell office:value-type="float" office:value="91.4364168355" calcext:value-type="float">
            <text:p>91.43641683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49.65409058" calcext:value-type="float">
            <text:p>49.65409058</text:p>
          </table:table-cell>
          <table:table-cell office:value-type="float" office:value="61.0922880855" calcext:value-type="float">
            <text:p>61.0922880855</text:p>
          </table:table-cell>
          <table:table-cell office:value-type="float" office:value="67.4375650364" calcext:value-type="float">
            <text:p>67.4375650364</text:p>
          </table:table-cell>
          <table:table-cell office:value-type="float" office:value="50.1627242419" calcext:value-type="float">
            <text:p>50.1627242419</text:p>
          </table:table-cell>
          <table:table-cell office:value-type="float" office:value="49.65409058" calcext:value-type="float">
            <text:p>49.65409058</text:p>
          </table:table-cell>
          <table:table-cell office:value-type="float" office:value="48.92896487" calcext:value-type="float">
            <text:p>48.92896487</text:p>
          </table:table-cell>
          <table:table-cell table:number-columns-repeated="8"/>
          <table:table-cell table:style-name="ce9" office:value-type="string" calcext:value-type="string">
            <text:p>HIT RATE ANALYSIS</text:p>
          </table:table-cell>
          <table:table-cell table:style-name="ce9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41.06411449" calcext:value-type="float">
            <text:p>41.06411449</text:p>
          </table:table-cell>
          <table:table-cell office:value-type="float" office:value="40.4634354283" calcext:value-type="float">
            <text:p>40.4634354283</text:p>
          </table:table-cell>
          <table:table-cell office:value-type="float" office:value="29.0120262719" calcext:value-type="float">
            <text:p>29.0120262719</text:p>
          </table:table-cell>
          <table:table-cell office:value-type="float" office:value="47.188183342" calcext:value-type="float">
            <text:p>47.188183342</text:p>
          </table:table-cell>
          <table:table-cell office:value-type="float" office:value="47.3210689553" calcext:value-type="float">
            <text:p>47.3210689553</text:p>
          </table:table-cell>
          <table:table-cell office:value-type="float" office:value="56.2313208279" calcext:value-type="float">
            <text:p>56.23132082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19.4965471" calcext:value-type="float">
            <text:p>19.4965471</text:p>
          </table:table-cell>
          <table:table-cell office:value-type="float" office:value="25.8456490423" calcext:value-type="float">
            <text:p>25.8456490423</text:p>
          </table:table-cell>
          <table:table-cell office:value-type="float" office:value="27.4385840439" calcext:value-type="float">
            <text:p>27.4385840439</text:p>
          </table:table-cell>
          <table:table-cell office:value-type="float" office:value="18.9480640413" calcext:value-type="float">
            <text:p>18.9480640413</text:p>
          </table:table-cell>
          <table:table-cell office:value-type="float" office:value="19.6332804027" calcext:value-type="float">
            <text:p>19.6332804027</text:p>
          </table:table-cell>
          <table:table-cell office:value-type="float" office:value="20.2514153256" calcext:value-type="float">
            <text:p>20.2514153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45.7433290978" calcext:value-type="float">
            <text:p>45.7433290978</text:p>
          </table:table-cell>
          <table:table-cell office:value-type="float" office:value="79.0068829892" calcext:value-type="float">
            <text:p>79.0068829892</text:p>
          </table:table-cell>
          <table:table-cell office:value-type="float" office:value="82.947284345" calcext:value-type="float">
            <text:p>82.947284345</text:p>
          </table:table-cell>
          <table:table-cell office:value-type="float" office:value="87.0252202978" calcext:value-type="float">
            <text:p>87.0252202978</text:p>
          </table:table-cell>
          <table:table-cell office:value-type="float" office:value="45.7433290978" calcext:value-type="float">
            <text:p>45.7433290978</text:p>
          </table:table-cell>
          <table:table-cell office:value-type="float" office:value="83.7147215866" calcext:value-type="float">
            <text:p>83.71472158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41.8248970348" calcext:value-type="float">
            <text:p>41.8248970348</text:p>
          </table:table-cell>
          <table:table-cell office:value-type="float" office:value="58.0965383088" calcext:value-type="float">
            <text:p>58.0965383088</text:p>
          </table:table-cell>
          <table:table-cell office:value-type="float" office:value="57.8639008573" calcext:value-type="float">
            <text:p>57.8639008573</text:p>
          </table:table-cell>
          <table:table-cell office:value-type="float" office:value="44.8217333768" calcext:value-type="float">
            <text:p>44.8217333768</text:p>
          </table:table-cell>
          <table:table-cell office:value-type="float" office:value="53.7576265103" calcext:value-type="float">
            <text:p>53.7576265103</text:p>
          </table:table-cell>
          <table:table-cell office:value-type="float" office:value="47.3149840055" calcext:value-type="float">
            <text:p>47.31498400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48.973794496" calcext:value-type="float">
            <text:p>48.973794496</text:p>
          </table:table-cell>
          <table:table-cell office:value-type="float" office:value="47.9213620833" calcext:value-type="float">
            <text:p>47.9213620833</text:p>
          </table:table-cell>
          <table:table-cell office:value-type="float" office:value="47.9408158182" calcext:value-type="float">
            <text:p>47.9408158182</text:p>
          </table:table-cell>
          <table:table-cell office:value-type="float" office:value="47.8563647796" calcext:value-type="float">
            <text:p>47.8563647796</text:p>
          </table:table-cell>
          <table:table-cell office:value-type="float" office:value="46.0160301744" calcext:value-type="float">
            <text:p>46.0160301744</text:p>
          </table:table-cell>
          <table:table-cell office:value-type="float" office:value="46.9855489536" calcext:value-type="float">
            <text:p>46.98554895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99.7108948896" calcext:value-type="float">
            <text:p>99.7108948896</text:p>
          </table:table-cell>
          <table:table-cell office:value-type="float" office:value="99.6626272236" calcext:value-type="float">
            <text:p>99.6626272236</text:p>
          </table:table-cell>
          <table:table-cell office:value-type="float" office:value="99.661544004" calcext:value-type="float">
            <text:p>99.661544004</text:p>
          </table:table-cell>
          <table:table-cell office:value-type="float" office:value="99.7170520067" calcext:value-type="float">
            <text:p>99.7170520067</text:p>
          </table:table-cell>
          <table:table-cell office:value-type="float" office:value="99.7108948896" calcext:value-type="float">
            <text:p>99.7108948896</text:p>
          </table:table-cell>
          <table:table-cell office:value-type="float" office:value="99.6942899878" calcext:value-type="float">
            <text:p>99.69428998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46.2949894143" calcext:value-type="float">
            <text:p>46.2949894143</text:p>
          </table:table-cell>
          <table:table-cell office:value-type="float" office:value="98.4337696551" calcext:value-type="float">
            <text:p>98.4337696551</text:p>
          </table:table-cell>
          <table:table-cell office:value-type="float" office:value="94.2247856113" calcext:value-type="float">
            <text:p>94.2247856113</text:p>
          </table:table-cell>
          <table:table-cell office:value-type="float" office:value="38.180341186" calcext:value-type="float">
            <text:p>38.180341186</text:p>
          </table:table-cell>
          <table:table-cell office:value-type="float" office:value="46.2949894143" calcext:value-type="float">
            <text:p>46.2949894143</text:p>
          </table:table-cell>
          <table:table-cell office:value-type="float" office:value="47.3720608575" calcext:value-type="float">
            <text:p>47.3720608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76.400008774" calcext:value-type="float">
            <text:p>76.400008774</text:p>
          </table:table-cell>
          <table:table-cell office:value-type="float" office:value="73.3481866568" calcext:value-type="float">
            <text:p>73.3481866568</text:p>
          </table:table-cell>
          <table:table-cell office:value-type="float" office:value="74.7633995502" calcext:value-type="float">
            <text:p>74.7633995502</text:p>
          </table:table-cell>
          <table:table-cell office:value-type="float" office:value="76.8951371678" calcext:value-type="float">
            <text:p>76.8951371678</text:p>
          </table:table-cell>
          <table:table-cell office:value-type="float" office:value="76.400008774" calcext:value-type="float">
            <text:p>76.400008774</text:p>
          </table:table-cell>
          <table:table-cell office:value-type="float" office:value="76.254165839" calcext:value-type="float">
            <text:p>76.254165839</text:p>
          </table:table-cell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IPC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MRU</text:p>
          </table:table-cell>
          <table:table-cell table:style-name="ce3" office:value-type="string" calcext:value-type="string">
            <text:p>MRU+LFU</text:p>
          </table:table-cell>
          <table:table-cell table:style-name="ce6" office:value-type="string" calcext:value-type="string">
            <text:p>DRRIP</text:p>
          </table:table-cell>
          <table:table-cell table:style-name="ce6" office:value-type="string" calcext:value-type="string">
            <text:p>SRRIP</text:p>
          </table:table-cell>
          <table:table-cell table:style-name="ce6" office:value-type="string" calcext:value-type="string">
            <text:p>SH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bm_94B</text:p>
          </table:table-cell>
          <table:table-cell office:value-type="float" office:value="0.344688" calcext:value-type="float">
            <text:p>0.344688</text:p>
          </table:table-cell>
          <table:table-cell office:value-type="float" office:value="0.328351" calcext:value-type="float">
            <text:p>0.328351</text:p>
          </table:table-cell>
          <table:table-cell office:value-type="float" office:value="0.320885" calcext:value-type="float">
            <text:p>0.320885</text:p>
          </table:table-cell>
          <table:table-cell office:value-type="float" office:value="0.348351" calcext:value-type="float">
            <text:p>0.348351</text:p>
          </table:table-cell>
          <table:table-cell office:value-type="float" office:value="0.344718" calcext:value-type="float">
            <text:p>0.344718</text:p>
          </table:table-cell>
          <table:table-cell office:value-type="float" office:value="0.371179" calcext:value-type="float">
            <text:p>0.3711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ip2_259B</text:p>
          </table:table-cell>
          <table:table-cell office:value-type="float" office:value="0.845485" calcext:value-type="float">
            <text:p>0.845485</text:p>
          </table:table-cell>
          <table:table-cell office:value-type="float" office:value="0.831847" calcext:value-type="float">
            <text:p>0.831847</text:p>
          </table:table-cell>
          <table:table-cell office:value-type="float" office:value="0.820794" calcext:value-type="float">
            <text:p>0.820794</text:p>
          </table:table-cell>
          <table:table-cell office:value-type="float" office:value="0.84592" calcext:value-type="float">
            <text:p>0.84592</text:p>
          </table:table-cell>
          <table:table-cell office:value-type="float" office:value="0.845485" calcext:value-type="float">
            <text:p>0.845485</text:p>
          </table:table-cell>
          <table:table-cell office:value-type="float" office:value="0.845566" calcext:value-type="float">
            <text:p>0.8455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ix_2655B</text:p>
          </table:table-cell>
          <table:table-cell office:value-type="float" office:value="1.4758" calcext:value-type="float">
            <text:p>1.4758</text:p>
          </table:table-cell>
          <table:table-cell office:value-type="float" office:value="1.44503" calcext:value-type="float">
            <text:p>1.44503</text:p>
          </table:table-cell>
          <table:table-cell office:value-type="float" office:value="1.44683" calcext:value-type="float">
            <text:p>1.44683</text:p>
          </table:table-cell>
          <table:table-cell office:value-type="float" office:value="1.45735" calcext:value-type="float">
            <text:p>1.45735</text:p>
          </table:table-cell>
          <table:table-cell office:value-type="float" office:value="1.4758" calcext:value-type="float">
            <text:p>1.4758</text:p>
          </table:table-cell>
          <table:table-cell office:value-type="float" office:value="1.47391" calcext:value-type="float">
            <text:p>1.473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rf_1650B</text:p>
          </table:table-cell>
          <table:table-cell office:value-type="float" office:value="0.636928" calcext:value-type="float">
            <text:p>0.636928</text:p>
          </table:table-cell>
          <table:table-cell office:value-type="float" office:value="0.604804" calcext:value-type="float">
            <text:p>0.604804</text:p>
          </table:table-cell>
          <table:table-cell table:style-name="ce1" office:value-type="float" office:value="0.551476" calcext:value-type="float">
            <text:p>0.551476</text:p>
          </table:table-cell>
          <table:table-cell office:value-type="float" office:value="0.63712" calcext:value-type="float">
            <text:p>0.63712</text:p>
          </table:table-cell>
          <table:table-cell office:value-type="float" office:value="0.636928" calcext:value-type="float">
            <text:p>0.636928</text:p>
          </table:table-cell>
          <table:table-cell office:value-type="float" office:value="0.635941" calcext:value-type="float">
            <text:p>0.635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usmp_600B</text:p>
          </table:table-cell>
          <table:table-cell office:value-type="float" office:value="1.18335" calcext:value-type="float">
            <text:p>1.18335</text:p>
          </table:table-cell>
          <table:table-cell office:value-type="float" office:value="1.1141" calcext:value-type="float">
            <text:p>1.1141</text:p>
          </table:table-cell>
          <table:table-cell office:value-type="float" office:value="1.08564" calcext:value-type="float">
            <text:p>1.08564</text:p>
          </table:table-cell>
          <table:table-cell office:value-type="float" office:value="1.16402" calcext:value-type="float">
            <text:p>1.16402</text:p>
          </table:table-cell>
          <table:table-cell office:value-type="float" office:value="1.18335" calcext:value-type="float">
            <text:p>1.18335</text:p>
          </table:table-cell>
          <table:table-cell office:value-type="float" office:value="1.16846" calcext:value-type="float">
            <text:p>1.168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23B</text:p>
          </table:table-cell>
          <table:table-cell office:value-type="float" office:value="0.306277" calcext:value-type="float">
            <text:p>0.306277</text:p>
          </table:table-cell>
          <table:table-cell office:value-type="float" office:value="0.212154" calcext:value-type="float">
            <text:p>0.212154</text:p>
          </table:table-cell>
          <table:table-cell office:value-type="float" office:value="0.20914" calcext:value-type="float">
            <text:p>0.20914</text:p>
          </table:table-cell>
          <table:table-cell office:value-type="float" office:value="0.303979" calcext:value-type="float">
            <text:p>0.303979</text:p>
          </table:table-cell>
          <table:table-cell office:value-type="float" office:value="0.30602" calcext:value-type="float">
            <text:p>0.30602</text:p>
          </table:table-cell>
          <table:table-cell office:value-type="float" office:value="0.305378" calcext:value-type="float">
            <text:p>0.3053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mer_397B</text:p>
          </table:table-cell>
          <table:table-cell office:value-type="float" office:value="1.07945" calcext:value-type="float">
            <text:p>1.07945</text:p>
          </table:table-cell>
          <table:table-cell office:value-type="float" office:value="0.937482" calcext:value-type="float">
            <text:p>0.937482</text:p>
          </table:table-cell>
          <table:table-cell office:value-type="float" office:value="0.889397" calcext:value-type="float">
            <text:p>0.889397</text:p>
          </table:table-cell>
          <table:table-cell office:value-type="float" office:value="1.0731" calcext:value-type="float">
            <text:p>1.0731</text:p>
          </table:table-cell>
          <table:table-cell office:value-type="float" office:value="1.07695" calcext:value-type="float">
            <text:p>1.07695</text:p>
          </table:table-cell>
          <table:table-cell office:value-type="float" office:value="1.07746" calcext:value-type="float">
            <text:p>1.077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f_158B</text:p>
          </table:table-cell>
          <table:table-cell office:value-type="float" office:value="0.0725972" calcext:value-type="float">
            <text:p>0.0725972</text:p>
          </table:table-cell>
          <table:table-cell office:value-type="float" office:value="0.0485852" calcext:value-type="float">
            <text:p>0.0485852</text:p>
          </table:table-cell>
          <table:table-cell office:value-type="float" office:value="0.0414731" calcext:value-type="float">
            <text:p>0.0414731</text:p>
          </table:table-cell>
          <table:table-cell office:value-type="float" office:value="0.0796247" calcext:value-type="float">
            <text:p>0.0796247</text:p>
          </table:table-cell>
          <table:table-cell office:value-type="float" office:value="0.0780583" calcext:value-type="float">
            <text:p>0.0780583</text:p>
          </table:table-cell>
          <table:table-cell office:value-type="float" office:value="0.0892826" calcext:value-type="float">
            <text:p>0.0892826</text:p>
          </table:table-cell>
          <table:table-cell table:number-columns-repeated="8"/>
          <table:table-cell table:style-name="ce9" office:value-type="string" calcext:value-type="string">
            <text:p>IPC</text:p>
          </table:table-cell>
          <table:table-cell/>
        </table:table-row>
        <table:table-row table:style-name="ro1">
          <table:table-cell table:style-name="ce1" office:value-type="string" calcext:value-type="string">
            <text:p>sphinx3_883B</text:p>
          </table:table-cell>
          <table:table-cell office:value-type="float" office:value="0.494423" calcext:value-type="float">
            <text:p>0.494423</text:p>
          </table:table-cell>
          <table:table-cell office:value-type="float" office:value="0.442373" calcext:value-type="float">
            <text:p>0.442373</text:p>
          </table:table-cell>
          <table:table-cell office:value-type="float" office:value="0.420817" calcext:value-type="float">
            <text:p>0.420817</text:p>
          </table:table-cell>
          <table:table-cell office:value-type="float" office:value="0.494213" calcext:value-type="float">
            <text:p>0.494213</text:p>
          </table:table-cell>
          <table:table-cell office:value-type="float" office:value="0.516636" calcext:value-type="float">
            <text:p>0.516636</text:p>
          </table:table-cell>
          <table:table-cell office:value-type="float" office:value="0.5044" calcext:value-type="float">
            <text:p>0.50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ray_250B</text:p>
          </table:table-cell>
          <table:table-cell office:value-type="float" office:value="0.372553" calcext:value-type="float">
            <text:p>0.372553</text:p>
          </table:table-cell>
          <table:table-cell office:value-type="float" office:value="0.36103" calcext:value-type="float">
            <text:p>0.36103</text:p>
          </table:table-cell>
          <table:table-cell office:value-type="float" office:value="0.353148" calcext:value-type="float">
            <text:p>0.353148</text:p>
          </table:table-cell>
          <table:table-cell office:value-type="float" office:value="0.372039" calcext:value-type="float">
            <text:p>0.372039</text:p>
          </table:table-cell>
          <table:table-cell office:value-type="float" office:value="0.372553" calcext:value-type="float">
            <text:p>0.372553</text:p>
          </table:table-cell>
          <table:table-cell office:value-type="float" office:value="0.372275" calcext:value-type="float">
            <text:p>0.372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66B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311557" calcext:value-type="float">
            <text:p>0.311557</text:p>
          </table:table-cell>
          <table:table-cell office:value-type="float" office:value="0.307361" calcext:value-type="float">
            <text:p>0.307361</text:p>
          </table:table-cell>
          <table:table-cell office:value-type="float" office:value="0.263842" calcext:value-type="float">
            <text:p>0.263842</text:p>
          </table:table-cell>
          <table:table-cell office:value-type="float" office:value="0.291472" calcext:value-type="float">
            <text:p>0.291472</text:p>
          </table:table-cell>
          <table:table-cell office:value-type="float" office:value="0.279935" calcext:value-type="float">
            <text:p>0.2799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lex_205B</text:p>
          </table:table-cell>
          <table:table-cell office:value-type="float" office:value="0.212358" calcext:value-type="float">
            <text:p>0.212358</text:p>
          </table:table-cell>
          <table:table-cell office:value-type="float" office:value="0.165879" calcext:value-type="float">
            <text:p>0.165879</text:p>
          </table:table-cell>
          <table:table-cell office:value-type="float" office:value="0.167063" calcext:value-type="float">
            <text:p>0.167063</text:p>
          </table:table-cell>
          <table:table-cell office:value-type="float" office:value="0.210444" calcext:value-type="float">
            <text:p>0.210444</text:p>
          </table:table-cell>
          <table:table-cell office:value-type="float" office:value="0.217181" calcext:value-type="float">
            <text:p>0.217181</text:p>
          </table:table-cell>
          <table:table-cell office:value-type="float" office:value="0.215255" calcext:value-type="float">
            <text:p>0.2152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cc_56B</text:p>
          </table:table-cell>
          <table:table-cell office:value-type="float" office:value="0.734407" calcext:value-type="float">
            <text:p>0.734407</text:p>
          </table:table-cell>
          <table:table-cell office:value-type="float" office:value="0.734982" calcext:value-type="float">
            <text:p>0.734982</text:p>
          </table:table-cell>
          <table:table-cell office:value-type="float" office:value="0.728506" calcext:value-type="float">
            <text:p>0.728506</text:p>
          </table:table-cell>
          <table:table-cell office:value-type="float" office:value="0.730616" calcext:value-type="float">
            <text:p>0.730616</text:p>
          </table:table-cell>
          <table:table-cell office:value-type="float" office:value="0.734407" calcext:value-type="float">
            <text:p>0.734407</text:p>
          </table:table-cell>
          <table:table-cell office:value-type="float" office:value="0.733027" calcext:value-type="float">
            <text:p>0.7330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macs_0B</text:p>
          </table:table-cell>
          <table:table-cell office:value-type="float" office:value="0.390037" calcext:value-type="float">
            <text:p>0.390037</text:p>
          </table:table-cell>
          <table:table-cell office:value-type="float" office:value="0.35443" calcext:value-type="float">
            <text:p>0.35443</text:p>
          </table:table-cell>
          <table:table-cell office:value-type="float" office:value="0.370004" calcext:value-type="float">
            <text:p>0.370004</text:p>
          </table:table-cell>
          <table:table-cell table:number-columns-repeated="2" office:value-type="float" office:value="0.390037" calcext:value-type="float">
            <text:p>0.390037</text:p>
          </table:table-cell>
          <table:table-cell office:value-type="float" office:value="0.39003" calcext:value-type="float">
            <text:p>0.39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to_422B</text:p>
          </table:table-cell>
          <table:table-cell office:value-type="float" office:value="0.635648" calcext:value-type="float">
            <text:p>0.635648</text:p>
          </table:table-cell>
          <table:table-cell office:value-type="float" office:value="0.625124" calcext:value-type="float">
            <text:p>0.625124</text:p>
          </table:table-cell>
          <table:table-cell office:value-type="float" office:value="0.619605" calcext:value-type="float">
            <text:p>0.619605</text:p>
          </table:table-cell>
          <table:table-cell office:value-type="float" office:value="0.636439" calcext:value-type="float">
            <text:p>0.636439</text:p>
          </table:table-cell>
          <table:table-cell office:value-type="float" office:value="0.635648" calcext:value-type="float">
            <text:p>0.635648</text:p>
          </table:table-cell>
          <table:table-cell office:value-type="float" office:value="0.634339" calcext:value-type="float">
            <text:p>0.63433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4:49:42.820859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4:28:27.959629841</meta:creation-date>
    <dc:date>2018-12-03T19:32:29.015807931</dc:date>
    <meta:editing-duration>PT17H24M10S</meta:editing-duration>
    <meta:editing-cycles>94</meta:editing-cycles>
    <meta:generator>LibreOffice/5.1.6.2$Linux_X86_64 LibreOffice_project/10m0$Build-2</meta:generator>
    <meta:document-statistic meta:table-count="11" meta:cell-count="590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277cm" xlink:href=".." xlink:type="simple" chart:class="chart:bar" chart:style-name="ch1">
        <chart:legend chart:legend-position="end" svg:x="13.631cm" svg:y="2.094cm" style:legend-expansion="high" chart:style-name="ch2"/>
        <chart:plot-area chart:style-name="ch3" table:cell-range-address="Sheet8.A4:Sheet8.G19" chart:data-source-has-labels="both" svg:x="0.565cm" svg:y="0.358cm" svg:width="12.987cm" svg:height="7.437cm">
          <chartooo:coordinate-region svg:x="1.372cm" svg:y="0.557cm" svg:width="12.18cm" svg:height="5.062cm"/>
          <chart:axis chart:dimension="x" chart:name="primary-x" chart:style-name="ch4" chartooo:axis-type="auto">
            <chartooo:date-scale/>
            <chart:categories table:cell-range-address="Sheet8.A5:Sheet8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8.B5:Sheet8.B19" chart:label-cell-address="Sheet8.B4:Sheet8.B4" chart:class="chart:bar">
            <chart:data-point chart:repeated="15"/>
          </chart:series>
          <chart:series chart:style-name="ch8" chart:values-cell-range-address="Sheet8.C5:Sheet8.C19" chart:label-cell-address="Sheet8.C4:Sheet8.C4" chart:class="chart:bar">
            <chart:data-point chart:repeated="15"/>
          </chart:series>
          <chart:series chart:style-name="ch9" chart:values-cell-range-address="Sheet8.D5:Sheet8.D19" chart:label-cell-address="Sheet8.D4:Sheet8.D4" chart:class="chart:bar">
            <chart:data-point chart:repeated="15"/>
          </chart:series>
          <chart:series chart:style-name="ch10" chart:values-cell-range-address="Sheet8.E5:Sheet8.E19" chart:label-cell-address="Sheet8.E4:Sheet8.E4" chart:class="chart:bar">
            <chart:data-point chart:repeated="15"/>
          </chart:series>
          <chart:series chart:style-name="ch11" chart:values-cell-range-address="Sheet8.F5:Sheet8.F19" chart:label-cell-address="Sheet8.F4:Sheet8.F4" chart:class="chart:bar">
            <chart:data-point chart:repeated="15"/>
          </chart:series>
          <chart:series chart:style-name="ch12" chart:values-cell-range-address="Sheet8.G5:Sheet8.G19" chart:label-cell-address="Sheet8.G4:Sheet8.G4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Sheet8.B4:Sheet8.B4</svg:desc>
                </draw:g>
              </table:table-cell>
              <table:table-cell office:value-type="string">
                <text:p>MRU</text:p>
                <draw:g>
                  <svg:desc>Sheet8.C4:Sheet8.C4</svg:desc>
                </draw:g>
              </table:table-cell>
              <table:table-cell office:value-type="string">
                <text:p>MRU+LFU</text:p>
                <draw:g>
                  <svg:desc>Sheet8.D4:Sheet8.D4</svg:desc>
                </draw:g>
              </table:table-cell>
              <table:table-cell office:value-type="string">
                <text:p>DRRIP</text:p>
                <draw:g>
                  <svg:desc>Sheet8.E4:Sheet8.E4</svg:desc>
                </draw:g>
              </table:table-cell>
              <table:table-cell office:value-type="string">
                <text:p>SRRIP</text:p>
                <draw:g>
                  <svg:desc>Sheet8.F4:Sheet8.F4</svg:desc>
                </draw:g>
              </table:table-cell>
              <table:table-cell office:value-type="string">
                <text:p>SHIP</text:p>
                <draw:g>
                  <svg:desc>Sheet8.G4:Sheet8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m_94B</text:p>
                <draw:g>
                  <svg:desc>Sheet8.A5:Sheet8.A19</svg:desc>
                </draw:g>
              </table:table-cell>
              <table:table-cell office:value-type="float" office:value="51.4663771">
                <text:p>51.4663771</text:p>
                <draw:g>
                  <svg:desc>Sheet8.B5:Sheet8.B19</svg:desc>
                </draw:g>
              </table:table-cell>
              <table:table-cell office:value-type="float" office:value="42.5827515809">
                <text:p>42.5827515809</text:p>
                <draw:g>
                  <svg:desc>Sheet8.C5:Sheet8.C19</svg:desc>
                </draw:g>
              </table:table-cell>
              <table:table-cell office:value-type="float" office:value="43.1444009972">
                <text:p>43.1444009972</text:p>
                <draw:g>
                  <svg:desc>Sheet8.D5:Sheet8.D19</svg:desc>
                </draw:g>
              </table:table-cell>
              <table:table-cell office:value-type="float" office:value="53.6438137611">
                <text:p>53.6438137611</text:p>
                <draw:g>
                  <svg:desc>Sheet8.E5:Sheet8.E19</svg:desc>
                </draw:g>
              </table:table-cell>
              <table:table-cell office:value-type="float" office:value="54.3264553989">
                <text:p>54.3264553989</text:p>
                <draw:g>
                  <svg:desc>Sheet8.F5:Sheet8.F19</svg:desc>
                </draw:g>
              </table:table-cell>
              <table:table-cell office:value-type="float" office:value="76.2374823444">
                <text:p>76.2374823444</text:p>
                <draw:g>
                  <svg:desc>Sheet8.G5:Sheet8.G19</svg:desc>
                </draw:g>
              </table:table-cell>
            </table:table-row>
            <table:table-row>
              <table:table-cell office:value-type="string">
                <text:p>bzip2_259B</text:p>
              </table:table-cell>
              <table:table-cell office:value-type="float" office:value="54.28440906">
                <text:p>54.28440906</text:p>
              </table:table-cell>
              <table:table-cell office:value-type="float" office:value="55.25074726">
                <text:p>55.25074726</text:p>
              </table:table-cell>
              <table:table-cell office:value-type="float" office:value="53.3205128205">
                <text:p>53.3205128205</text:p>
              </table:table-cell>
              <table:table-cell office:value-type="float" office:value="61.5492749334">
                <text:p>61.5492749334</text:p>
              </table:table-cell>
              <table:table-cell office:value-type="float" office:value="54.2844090583">
                <text:p>54.2844090583</text:p>
              </table:table-cell>
              <table:table-cell office:value-type="float" office:value="55.3942461375">
                <text:p>55.3942461375</text:p>
              </table:table-cell>
            </table:table-row>
            <table:table-row>
              <table:table-cell office:value-type="string">
                <text:p>calculix_2655B</text:p>
              </table:table-cell>
              <table:table-cell office:value-type="float" office:value="18.40953933">
                <text:p>18.40953933</text:p>
              </table:table-cell>
              <table:table-cell office:value-type="float" office:value="22.3879818476">
                <text:p>22.3879818476</text:p>
              </table:table-cell>
              <table:table-cell office:value-type="float" office:value="19.9558293619">
                <text:p>19.9558293619</text:p>
              </table:table-cell>
              <table:table-cell office:value-type="float" office:value="17.5528040787">
                <text:p>17.5528040787</text:p>
              </table:table-cell>
              <table:table-cell office:value-type="float" office:value="18.4095393326">
                <text:p>18.4095393326</text:p>
              </table:table-cell>
              <table:table-cell office:value-type="float" office:value="20.8536792751">
                <text:p>20.8536792751</text:p>
              </table:table-cell>
            </table:table-row>
            <table:table-row>
              <table:table-cell office:value-type="string">
                <text:p>wrf_1650B</text:p>
              </table:table-cell>
              <table:table-cell office:value-type="float" office:value="86.2947859">
                <text:p>86.2947859</text:p>
              </table:table-cell>
              <table:table-cell office:value-type="float" office:value="49.461557726">
                <text:p>49.461557726</text:p>
              </table:table-cell>
              <table:table-cell office:value-type="float" office:value="58.6749851456">
                <text:p>58.6749851456</text:p>
              </table:table-cell>
              <table:table-cell office:value-type="float" office:value="80.5627293734">
                <text:p>80.5627293734</text:p>
              </table:table-cell>
              <table:table-cell office:value-type="float" office:value="86.2947859015">
                <text:p>86.2947859015</text:p>
              </table:table-cell>
              <table:table-cell office:value-type="float" office:value="81.6115702479">
                <text:p>81.6115702479</text:p>
              </table:table-cell>
            </table:table-row>
            <table:table-row>
              <table:table-cell office:value-type="string">
                <text:p>zeusmp_600B</text:p>
              </table:table-cell>
              <table:table-cell office:value-type="float" office:value="76.47599216">
                <text:p>76.47599216</text:p>
              </table:table-cell>
              <table:table-cell office:value-type="float" office:value="15.0228585178">
                <text:p>15.0228585178</text:p>
              </table:table-cell>
              <table:table-cell office:value-type="float" office:value="13.465271786">
                <text:p>13.465271786</text:p>
              </table:table-cell>
              <table:table-cell office:value-type="float" office:value="78.0233501904">
                <text:p>78.0233501904</text:p>
              </table:table-cell>
              <table:table-cell office:value-type="float" office:value="76.4759921607">
                <text:p>76.4759921607</text:p>
              </table:table-cell>
              <table:table-cell office:value-type="float" office:value="77.4627791563">
                <text:p>77.4627791563</text:p>
              </table:table-cell>
            </table:table-row>
            <table:table-row>
              <table:table-cell office:value-type="string">
                <text:p>astar_23B</text:p>
              </table:table-cell>
              <table:table-cell office:value-type="float" office:value="8.3343306792">
                <text:p>8.3343306792</text:p>
              </table:table-cell>
              <table:table-cell office:value-type="float" office:value="8.981855029">
                <text:p>8.981855029</text:p>
              </table:table-cell>
              <table:table-cell office:value-type="float" office:value="8.809214996">
                <text:p>8.809214996</text:p>
              </table:table-cell>
              <table:table-cell office:value-type="float" office:value="8.9065318735">
                <text:p>8.9065318735</text:p>
              </table:table-cell>
              <table:table-cell office:value-type="float" office:value="8.3951389509">
                <text:p>8.3951389509</text:p>
              </table:table-cell>
              <table:table-cell office:value-type="float" office:value="8.5504019458">
                <text:p>8.5504019458</text:p>
              </table:table-cell>
            </table:table-row>
            <table:table-row>
              <table:table-cell office:value-type="string">
                <text:p>hmmer_397B</text:p>
              </table:table-cell>
              <table:table-cell office:value-type="float" office:value="50.88625091">
                <text:p>50.88625091</text:p>
              </table:table-cell>
              <table:table-cell office:value-type="float" office:value="38.1399317406">
                <text:p>38.1399317406</text:p>
              </table:table-cell>
              <table:table-cell office:value-type="float" office:value="32.9776302269">
                <text:p>32.9776302269</text:p>
              </table:table-cell>
              <table:table-cell office:value-type="float" office:value="50.3505187678">
                <text:p>50.3505187678</text:p>
              </table:table-cell>
              <table:table-cell office:value-type="float" office:value="50.8862509147">
                <text:p>50.8862509147</text:p>
              </table:table-cell>
              <table:table-cell office:value-type="float" office:value="50.7315689215">
                <text:p>50.7315689215</text:p>
              </table:table-cell>
            </table:table-row>
            <table:table-row>
              <table:table-cell office:value-type="string">
                <text:p>mcf_158B</text:p>
              </table:table-cell>
              <table:table-cell office:value-type="float" office:value="59.03357512">
                <text:p>59.03357512</text:p>
              </table:table-cell>
              <table:table-cell office:value-type="float" office:value="59.1903820587">
                <text:p>59.1903820587</text:p>
              </table:table-cell>
              <table:table-cell office:value-type="float" office:value="71.0778531295">
                <text:p>71.0778531295</text:p>
              </table:table-cell>
              <table:table-cell office:value-type="float" office:value="52.9467980716">
                <text:p>52.9467980716</text:p>
              </table:table-cell>
              <table:table-cell office:value-type="float" office:value="52.6878458547">
                <text:p>52.6878458547</text:p>
              </table:table-cell>
              <table:table-cell office:value-type="float" office:value="43.6669114978">
                <text:p>43.6669114978</text:p>
              </table:table-cell>
            </table:table-row>
            <table:table-row>
              <table:table-cell office:value-type="string">
                <text:p>sphinx3_883B</text:p>
              </table:table-cell>
              <table:table-cell office:value-type="float" office:value="80.5852133">
                <text:p>80.5852133</text:p>
              </table:table-cell>
              <table:table-cell office:value-type="float" office:value="74.5655183537">
                <text:p>74.5655183537</text:p>
              </table:table-cell>
              <table:table-cell office:value-type="float" office:value="71.1075800084">
                <text:p>71.1075800084</text:p>
              </table:table-cell>
              <table:table-cell office:value-type="float" office:value="79.8861564459">
                <text:p>79.8861564459</text:p>
              </table:table-cell>
              <table:table-cell office:value-type="float" office:value="80.7829020695">
                <text:p>80.7829020695</text:p>
              </table:table-cell>
              <table:table-cell office:value-type="float" office:value="79.9129631286">
                <text:p>79.9129631286</text:p>
              </table:table-cell>
            </table:table-row>
            <table:table-row>
              <table:table-cell office:value-type="string">
                <text:p>povray_250B</text:p>
              </table:table-cell>
              <table:table-cell office:value-type="float" office:value="19.497716895">
                <text:p>19.497716895</text:p>
              </table:table-cell>
              <table:table-cell office:value-type="float" office:value="33.0239752514">
                <text:p>33.0239752514</text:p>
              </table:table-cell>
              <table:table-cell office:value-type="float" office:value="3.0155367232">
                <text:p>3.0155367232</text:p>
              </table:table-cell>
              <table:table-cell office:value-type="float" office:value="4.9501507072">
                <text:p>4.9501507072</text:p>
              </table:table-cell>
              <table:table-cell office:value-type="float" office:value="19.497716895">
                <text:p>19.497716895</text:p>
              </table:table-cell>
              <table:table-cell office:value-type="float" office:value="6.8815471394">
                <text:p>6.8815471394</text:p>
              </table:table-cell>
            </table:table-row>
            <table:table-row>
              <table:table-cell office:value-type="string">
                <text:p>soplex_66B</text:p>
              </table:table-cell>
              <table:table-cell office:value-type="float" office:value="58.3152966752">
                <text:p>58.3152966752</text:p>
              </table:table-cell>
              <table:table-cell office:value-type="float" office:value="40.6288474692">
                <text:p>40.6288474692</text:p>
              </table:table-cell>
              <table:table-cell office:value-type="float" office:value="41.0953162955">
                <text:p>41.0953162955</text:p>
              </table:table-cell>
              <table:table-cell office:value-type="float" office:value="55.8522495745">
                <text:p>55.8522495745</text:p>
              </table:table-cell>
              <table:table-cell office:value-type="float" office:value="46.6256500124">
                <text:p>46.6256500124</text:p>
              </table:table-cell>
              <table:table-cell office:value-type="float" office:value="52.329730297">
                <text:p>52.329730297</text:p>
              </table:table-cell>
            </table:table-row>
            <table:table-row>
              <table:table-cell office:value-type="string">
                <text:p>soplex_205B</text:p>
              </table:table-cell>
              <table:table-cell office:value-type="float" office:value="51.0968496499">
                <text:p>51.0968496499</text:p>
              </table:table-cell>
              <table:table-cell office:value-type="float" office:value="52.2329061882">
                <text:p>52.2329061882</text:p>
              </table:table-cell>
              <table:table-cell office:value-type="float" office:value="52.0971101151">
                <text:p>52.0971101151</text:p>
              </table:table-cell>
              <table:table-cell office:value-type="float" office:value="52.9878442341">
                <text:p>52.9878442341</text:p>
              </table:table-cell>
              <table:table-cell office:value-type="float" office:value="53.9902872241">
                <text:p>53.9902872241</text:p>
              </table:table-cell>
              <table:table-cell office:value-type="float" office:value="54.2878808154">
                <text:p>54.2878808154</text:p>
              </table:table-cell>
            </table:table-row>
            <table:table-row>
              <table:table-cell office:value-type="string">
                <text:p>gcc_56B</text:p>
              </table:table-cell>
              <table:table-cell office:value-type="float" office:value="0.2916904976">
                <text:p>0.2916904976</text:p>
              </table:table-cell>
              <table:table-cell office:value-type="float" office:value="0.3384822028">
                <text:p>0.3384822028</text:p>
              </table:table-cell>
              <table:table-cell office:value-type="float" office:value="0.3403982119">
                <text:p>0.3403982119</text:p>
              </table:table-cell>
              <table:table-cell office:value-type="float" office:value="0.2828266298">
                <text:p>0.2828266298</text:p>
              </table:table-cell>
              <table:table-cell office:value-type="float" office:value="0.2916904976">
                <text:p>0.2916904976</text:p>
              </table:table-cell>
              <table:table-cell office:value-type="float" office:value="0.3134553107">
                <text:p>0.3134553107</text:p>
              </table:table-cell>
            </table:table-row>
            <table:table-row>
              <table:table-cell office:value-type="string">
                <text:p>gromacs_0B</text:p>
              </table:table-cell>
              <table:table-cell office:value-type="float" office:value="53.9716312057">
                <text:p>53.9716312057</text:p>
              </table:table-cell>
              <table:table-cell office:value-type="float" office:value="1.6102412188">
                <text:p>1.6102412188</text:p>
              </table:table-cell>
              <table:table-cell office:value-type="float" office:value="1.5610576627">
                <text:p>1.5610576627</text:p>
              </table:table-cell>
              <table:table-cell office:value-type="float" office:value="59.3920498831">
                <text:p>59.3920498831</text:p>
              </table:table-cell>
              <table:table-cell office:value-type="float" office:value="53.9716312057">
                <text:p>53.9716312057</text:p>
              </table:table-cell>
              <table:table-cell office:value-type="float" office:value="53.2167832168">
                <text:p>53.2167832168</text:p>
              </table:table-cell>
            </table:table-row>
            <table:table-row>
              <table:table-cell office:value-type="string">
                <text:p>tonto_422B</text:p>
              </table:table-cell>
              <table:table-cell office:value-type="float" office:value="22.9824">
                <text:p>22.9824</text:p>
              </table:table-cell>
              <table:table-cell office:value-type="float" office:value="26.6442405204">
                <text:p>26.6442405204</text:p>
              </table:table-cell>
              <table:table-cell office:value-type="float" office:value="24.5628035295">
                <text:p>24.5628035295</text:p>
              </table:table-cell>
              <table:table-cell office:value-type="float" office:value="22.3606977513">
                <text:p>22.3606977513</text:p>
              </table:table-cell>
              <table:table-cell office:value-type="float" office:value="22.9824">
                <text:p>22.9824</text:p>
              </table:table-cell>
              <table:table-cell office:value-type="float" office:value="23.2914621754">
                <text:p>23.2914621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427cm" xlink:href=".." xlink:type="simple" chart:class="chart:bar" chart:style-name="ch1">
        <chart:legend chart:legend-position="end" svg:x="13.631cm" svg:y="2.169cm" style:legend-expansion="high" chart:style-name="ch2"/>
        <chart:plot-area chart:style-name="ch3" table:cell-range-address="Sheet14.A4:Sheet14.G19" chart:data-source-has-labels="both" svg:x="0.32cm" svg:y="0.148cm" svg:width="12.991cm" svg:height="7.131cm">
          <chartooo:coordinate-region svg:x="1.127cm" svg:y="0.148cm" svg:width="12.184cm" svg:height="4.756cm"/>
          <chart:axis chart:dimension="x" chart:name="primary-x" chart:style-name="ch4" chartooo:axis-type="auto">
            <chartooo:date-scale/>
            <chart:categories table:cell-range-address="Sheet14.A5:Sheet14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4.B5:Sheet14.B19" chart:label-cell-address="Sheet14.B4:Sheet14.B4" chart:class="chart:bar">
            <chart:data-point chart:repeated="15"/>
          </chart:series>
          <chart:series chart:style-name="ch8" chart:values-cell-range-address="Sheet14.C5:Sheet14.C19" chart:label-cell-address="Sheet14.C4:Sheet14.C4" chart:class="chart:bar">
            <chart:data-point chart:repeated="15"/>
          </chart:series>
          <chart:series chart:style-name="ch9" chart:values-cell-range-address="Sheet14.D5:Sheet14.D19" chart:label-cell-address="Sheet14.D4:Sheet14.D4" chart:class="chart:bar">
            <chart:data-point chart:repeated="15"/>
          </chart:series>
          <chart:series chart:style-name="ch10" chart:values-cell-range-address="Sheet14.E5:Sheet14.E19" chart:label-cell-address="Sheet14.E4:Sheet14.E4" chart:class="chart:bar">
            <chart:data-point chart:repeated="15"/>
          </chart:series>
          <chart:series chart:style-name="ch11" chart:values-cell-range-address="Sheet14.F5:Sheet14.F19" chart:label-cell-address="Sheet14.F4:Sheet14.F4" chart:class="chart:bar">
            <chart:data-point chart:repeated="15"/>
          </chart:series>
          <chart:series chart:style-name="ch12" chart:values-cell-range-address="Sheet14.G5:Sheet14.G19" chart:label-cell-address="Sheet14.G4:Sheet14.G4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Sheet14.B4:Sheet14.B4</svg:desc>
                </draw:g>
              </table:table-cell>
              <table:table-cell office:value-type="string">
                <text:p>MRU</text:p>
                <draw:g>
                  <svg:desc>Sheet14.C4:Sheet14.C4</svg:desc>
                </draw:g>
              </table:table-cell>
              <table:table-cell office:value-type="string">
                <text:p>MRU+LFU</text:p>
                <draw:g>
                  <svg:desc>Sheet14.D4:Sheet14.D4</svg:desc>
                </draw:g>
              </table:table-cell>
              <table:table-cell office:value-type="string">
                <text:p>DRRIP</text:p>
                <draw:g>
                  <svg:desc>Sheet14.E4:Sheet14.E4</svg:desc>
                </draw:g>
              </table:table-cell>
              <table:table-cell office:value-type="string">
                <text:p>SRRIP</text:p>
                <draw:g>
                  <svg:desc>Sheet14.F4:Sheet14.F4</svg:desc>
                </draw:g>
              </table:table-cell>
              <table:table-cell office:value-type="string">
                <text:p>SHIP</text:p>
                <draw:g>
                  <svg:desc>Sheet14.G4:Sheet14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m_94B</text:p>
                <draw:g>
                  <svg:desc>Sheet14.A5:Sheet14.A19</svg:desc>
                </draw:g>
              </table:table-cell>
              <table:table-cell office:value-type="float" office:value="52.9586497">
                <text:p>52.9586497</text:p>
                <draw:g>
                  <svg:desc>Sheet14.B5:Sheet14.B19</svg:desc>
                </draw:g>
              </table:table-cell>
              <table:table-cell office:value-type="float" office:value="42.5447163813">
                <text:p>42.5447163813</text:p>
                <draw:g>
                  <svg:desc>Sheet14.C5:Sheet14.C19</svg:desc>
                </draw:g>
              </table:table-cell>
              <table:table-cell office:value-type="float" office:value="43.0061458307">
                <text:p>43.0061458307</text:p>
                <draw:g>
                  <svg:desc>Sheet14.D5:Sheet14.D19</svg:desc>
                </draw:g>
              </table:table-cell>
              <table:table-cell office:value-type="float" office:value="52.6844255676">
                <text:p>52.6844255676</text:p>
                <draw:g>
                  <svg:desc>Sheet14.E5:Sheet14.E19</svg:desc>
                </draw:g>
              </table:table-cell>
              <table:table-cell office:value-type="float" office:value="53.6569355403">
                <text:p>53.6569355403</text:p>
                <draw:g>
                  <svg:desc>Sheet14.F5:Sheet14.F19</svg:desc>
                </draw:g>
              </table:table-cell>
              <table:table-cell office:value-type="float" office:value="81.2949402723">
                <text:p>81.2949402723</text:p>
                <draw:g>
                  <svg:desc>Sheet14.G5:Sheet14.G19</svg:desc>
                </draw:g>
              </table:table-cell>
            </table:table-row>
            <table:table-row>
              <table:table-cell office:value-type="string">
                <text:p>bzip2_259B</text:p>
              </table:table-cell>
              <table:table-cell office:value-type="float" office:value="55.09338985">
                <text:p>55.09338985</text:p>
              </table:table-cell>
              <table:table-cell office:value-type="float" office:value="56.051212938">
                <text:p>56.051212938</text:p>
              </table:table-cell>
              <table:table-cell office:value-type="float" office:value="49.2218474466">
                <text:p>49.2218474466</text:p>
              </table:table-cell>
              <table:table-cell office:value-type="float" office:value="57.2549559471">
                <text:p>57.2549559471</text:p>
              </table:table-cell>
              <table:table-cell office:value-type="float" office:value="55.093389853">
                <text:p>55.093389853</text:p>
              </table:table-cell>
              <table:table-cell office:value-type="float" office:value="58.8260254597">
                <text:p>58.8260254597</text:p>
              </table:table-cell>
            </table:table-row>
            <table:table-row>
              <table:table-cell office:value-type="string">
                <text:p>calculix_2655B</text:p>
              </table:table-cell>
              <table:table-cell office:value-type="float" office:value="20.13322075">
                <text:p>20.13322075</text:p>
              </table:table-cell>
              <table:table-cell office:value-type="float" office:value="20.9365853659">
                <text:p>20.9365853659</text:p>
              </table:table-cell>
              <table:table-cell office:value-type="float" office:value="20.7072900082">
                <text:p>20.7072900082</text:p>
              </table:table-cell>
              <table:table-cell office:value-type="float" office:value="19.1688115736">
                <text:p>19.1688115736</text:p>
              </table:table-cell>
              <table:table-cell office:value-type="float" office:value="20.1332207524">
                <text:p>20.1332207524</text:p>
              </table:table-cell>
              <table:table-cell office:value-type="float" office:value="19.6547144754">
                <text:p>19.6547144754</text:p>
              </table:table-cell>
            </table:table-row>
            <table:table-row>
              <table:table-cell office:value-type="string">
                <text:p>wrf_1650B</text:p>
              </table:table-cell>
              <table:table-cell office:value-type="float" office:value="86.43326039">
                <text:p>86.43326039</text:p>
              </table:table-cell>
              <table:table-cell office:value-type="float" office:value="40.22130202">
                <text:p>40.22130202</text:p>
              </table:table-cell>
              <table:table-cell office:value-type="float" office:value="41.7018581081">
                <text:p>41.7018581081</text:p>
              </table:table-cell>
              <table:table-cell office:value-type="float" office:value="81.4768976898">
                <text:p>81.4768976898</text:p>
              </table:table-cell>
              <table:table-cell office:value-type="float" office:value="86.4332603939">
                <text:p>86.4332603939</text:p>
              </table:table-cell>
              <table:table-cell office:value-type="float" office:value="86.8004687958">
                <text:p>86.8004687958</text:p>
              </table:table-cell>
            </table:table-row>
            <table:table-row>
              <table:table-cell office:value-type="string">
                <text:p>zeusmp_600B</text:p>
              </table:table-cell>
              <table:table-cell office:value-type="float" office:value="75.63784013">
                <text:p>75.63784013</text:p>
              </table:table-cell>
              <table:table-cell office:value-type="float" office:value="13.8705841825">
                <text:p>13.8705841825</text:p>
              </table:table-cell>
              <table:table-cell office:value-type="float" office:value="12.8731150855">
                <text:p>12.8731150855</text:p>
              </table:table-cell>
              <table:table-cell office:value-type="float" office:value="76.4471912863">
                <text:p>76.4471912863</text:p>
              </table:table-cell>
              <table:table-cell office:value-type="float" office:value="75.6378401309">
                <text:p>75.6378401309</text:p>
              </table:table-cell>
              <table:table-cell office:value-type="float" office:value="76.3831089351">
                <text:p>76.3831089351</text:p>
              </table:table-cell>
            </table:table-row>
            <table:table-row>
              <table:table-cell office:value-type="string">
                <text:p>astar_23B</text:p>
              </table:table-cell>
              <table:table-cell office:value-type="float" office:value="8.200760429">
                <text:p>8.200760429</text:p>
              </table:table-cell>
              <table:table-cell office:value-type="float" office:value="8.9110096078">
                <text:p>8.9110096078</text:p>
              </table:table-cell>
              <table:table-cell office:value-type="float" office:value="8.8935526258">
                <text:p>8.8935526258</text:p>
              </table:table-cell>
              <table:table-cell office:value-type="float" office:value="8.5361506021">
                <text:p>8.5361506021</text:p>
              </table:table-cell>
              <table:table-cell office:value-type="float" office:value="8.3513363924">
                <text:p>8.3513363924</text:p>
              </table:table-cell>
              <table:table-cell office:value-type="float" office:value="8.5635831645">
                <text:p>8.5635831645</text:p>
              </table:table-cell>
            </table:table-row>
            <table:table-row>
              <table:table-cell office:value-type="string">
                <text:p>hmmer_397B</text:p>
              </table:table-cell>
              <table:table-cell office:value-type="float" office:value="50.34590942">
                <text:p>50.34590942</text:p>
              </table:table-cell>
              <table:table-cell office:value-type="float" office:value="38.9077119145">
                <text:p>38.9077119145</text:p>
              </table:table-cell>
              <table:table-cell office:value-type="float" office:value="32.5624349636">
                <text:p>32.5624349636</text:p>
              </table:table-cell>
              <table:table-cell office:value-type="float" office:value="49.8372757581">
                <text:p>49.8372757581</text:p>
              </table:table-cell>
              <table:table-cell office:value-type="float" office:value="50.34590942">
                <text:p>50.34590942</text:p>
              </table:table-cell>
              <table:table-cell office:value-type="float" office:value="51.07103513">
                <text:p>51.07103513</text:p>
              </table:table-cell>
            </table:table-row>
            <table:table-row>
              <table:table-cell office:value-type="string">
                <text:p>mcf_158B</text:p>
              </table:table-cell>
              <table:table-cell office:value-type="float" office:value="58.93588551">
                <text:p>58.93588551</text:p>
              </table:table-cell>
              <table:table-cell office:value-type="float" office:value="59.5365645717">
                <text:p>59.5365645717</text:p>
              </table:table-cell>
              <table:table-cell office:value-type="float" office:value="70.9879737281">
                <text:p>70.9879737281</text:p>
              </table:table-cell>
              <table:table-cell office:value-type="float" office:value="52.811816658">
                <text:p>52.811816658</text:p>
              </table:table-cell>
              <table:table-cell office:value-type="float" office:value="52.6789310447">
                <text:p>52.6789310447</text:p>
              </table:table-cell>
              <table:table-cell office:value-type="float" office:value="43.7686791721">
                <text:p>43.7686791721</text:p>
              </table:table-cell>
            </table:table-row>
            <table:table-row>
              <table:table-cell office:value-type="string">
                <text:p>sphinx3_883B</text:p>
              </table:table-cell>
              <table:table-cell office:value-type="float" office:value="80.5034529">
                <text:p>80.5034529</text:p>
              </table:table-cell>
              <table:table-cell office:value-type="float" office:value="74.1543509577">
                <text:p>74.1543509577</text:p>
              </table:table-cell>
              <table:table-cell office:value-type="float" office:value="72.5614159561">
                <text:p>72.5614159561</text:p>
              </table:table-cell>
              <table:table-cell office:value-type="float" office:value="81.0519359587">
                <text:p>81.0519359587</text:p>
              </table:table-cell>
              <table:table-cell office:value-type="float" office:value="80.3667195973">
                <text:p>80.3667195973</text:p>
              </table:table-cell>
              <table:table-cell office:value-type="float" office:value="79.7485846744">
                <text:p>79.7485846744</text:p>
              </table:table-cell>
            </table:table-row>
            <table:table-row>
              <table:table-cell office:value-type="string">
                <text:p>povray_250B</text:p>
              </table:table-cell>
              <table:table-cell office:value-type="float" office:value="54.2566709022">
                <text:p>54.2566709022</text:p>
              </table:table-cell>
              <table:table-cell office:value-type="float" office:value="20.9931170108">
                <text:p>20.9931170108</text:p>
              </table:table-cell>
              <table:table-cell office:value-type="float" office:value="17.052715655">
                <text:p>17.052715655</text:p>
              </table:table-cell>
              <table:table-cell office:value-type="float" office:value="12.9747797022">
                <text:p>12.9747797022</text:p>
              </table:table-cell>
              <table:table-cell office:value-type="float" office:value="54.2566709022">
                <text:p>54.2566709022</text:p>
              </table:table-cell>
              <table:table-cell office:value-type="float" office:value="16.2852784134">
                <text:p>16.2852784134</text:p>
              </table:table-cell>
            </table:table-row>
            <table:table-row>
              <table:table-cell office:value-type="string">
                <text:p>soplex_66B</text:p>
              </table:table-cell>
              <table:table-cell office:value-type="float" office:value="58.1751029652">
                <text:p>58.1751029652</text:p>
              </table:table-cell>
              <table:table-cell office:value-type="float" office:value="41.9034616912">
                <text:p>41.9034616912</text:p>
              </table:table-cell>
              <table:table-cell office:value-type="float" office:value="42.1360991427">
                <text:p>42.1360991427</text:p>
              </table:table-cell>
              <table:table-cell office:value-type="float" office:value="55.1782666232">
                <text:p>55.1782666232</text:p>
              </table:table-cell>
              <table:table-cell office:value-type="float" office:value="46.2423734897">
                <text:p>46.2423734897</text:p>
              </table:table-cell>
              <table:table-cell office:value-type="float" office:value="52.6850159945">
                <text:p>52.6850159945</text:p>
              </table:table-cell>
            </table:table-row>
            <table:table-row>
              <table:table-cell office:value-type="string">
                <text:p>soplex_205B</text:p>
              </table:table-cell>
              <table:table-cell office:value-type="float" office:value="51.026205504">
                <text:p>51.026205504</text:p>
              </table:table-cell>
              <table:table-cell office:value-type="float" office:value="52.0786379167">
                <text:p>52.0786379167</text:p>
              </table:table-cell>
              <table:table-cell office:value-type="float" office:value="52.0591841818">
                <text:p>52.0591841818</text:p>
              </table:table-cell>
              <table:table-cell office:value-type="float" office:value="52.1436352204">
                <text:p>52.1436352204</text:p>
              </table:table-cell>
              <table:table-cell office:value-type="float" office:value="53.9839698256">
                <text:p>53.9839698256</text:p>
              </table:table-cell>
              <table:table-cell office:value-type="float" office:value="53.0144510464">
                <text:p>53.0144510464</text:p>
              </table:table-cell>
            </table:table-row>
            <table:table-row>
              <table:table-cell office:value-type="string">
                <text:p>gcc_56B</text:p>
              </table:table-cell>
              <table:table-cell office:value-type="float" office:value="0.2891051104">
                <text:p>0.2891051104</text:p>
              </table:table-cell>
              <table:table-cell office:value-type="float" office:value="0.3373727764">
                <text:p>0.3373727764</text:p>
              </table:table-cell>
              <table:table-cell office:value-type="float" office:value="0.338455996">
                <text:p>0.338455996</text:p>
              </table:table-cell>
              <table:table-cell office:value-type="float" office:value="0.2829479933">
                <text:p>0.2829479933</text:p>
              </table:table-cell>
              <table:table-cell office:value-type="float" office:value="0.2891051104">
                <text:p>0.2891051104</text:p>
              </table:table-cell>
              <table:table-cell office:value-type="float" office:value="0.3057100122">
                <text:p>0.3057100122</text:p>
              </table:table-cell>
            </table:table-row>
            <table:table-row>
              <table:table-cell office:value-type="string">
                <text:p>gromacs_0B</text:p>
              </table:table-cell>
              <table:table-cell office:value-type="float" office:value="53.7050105857">
                <text:p>53.7050105857</text:p>
              </table:table-cell>
              <table:table-cell office:value-type="float" office:value="1.5662303449">
                <text:p>1.5662303449</text:p>
              </table:table-cell>
              <table:table-cell office:value-type="float" office:value="5.7752143887">
                <text:p>5.7752143887</text:p>
              </table:table-cell>
              <table:table-cell office:value-type="float" office:value="61.819658814">
                <text:p>61.819658814</text:p>
              </table:table-cell>
              <table:table-cell office:value-type="float" office:value="53.7050105857">
                <text:p>53.7050105857</text:p>
              </table:table-cell>
              <table:table-cell office:value-type="float" office:value="52.6279391425">
                <text:p>52.6279391425</text:p>
              </table:table-cell>
            </table:table-row>
            <table:table-row>
              <table:table-cell office:value-type="string">
                <text:p>tonto_422B</text:p>
              </table:table-cell>
              <table:table-cell office:value-type="float" office:value="23.599991226">
                <text:p>23.599991226</text:p>
              </table:table-cell>
              <table:table-cell office:value-type="float" office:value="26.6518133432">
                <text:p>26.6518133432</text:p>
              </table:table-cell>
              <table:table-cell office:value-type="float" office:value="25.2366004498">
                <text:p>25.2366004498</text:p>
              </table:table-cell>
              <table:table-cell office:value-type="float" office:value="23.1048628322">
                <text:p>23.1048628322</text:p>
              </table:table-cell>
              <table:table-cell office:value-type="float" office:value="23.599991226">
                <text:p>23.599991226</text:p>
              </table:table-cell>
              <table:table-cell office:value-type="float" office:value="23.745834161">
                <text:p>23.7458341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36cm" xlink:href=".." xlink:type="simple" chart:class="chart:bar" chart:style-name="ch1">
        <chart:legend chart:legend-position="end" svg:x="13.631cm" svg:y="2.636cm" style:legend-expansion="high" chart:style-name="ch2"/>
        <chart:plot-area chart:style-name="ch3" table:cell-range-address="Sheet14.A25:Sheet14.G40" chart:data-source-has-labels="both" svg:x="0.474cm" svg:y="0.608cm" svg:width="12.989cm" svg:height="8.193cm">
          <chartooo:coordinate-region svg:x="1.281cm" svg:y="0.807cm" svg:width="12.182cm" svg:height="5.818cm"/>
          <chart:axis chart:dimension="x" chart:name="primary-x" chart:style-name="ch4" chartooo:axis-type="auto">
            <chartooo:date-scale/>
            <chart:categories table:cell-range-address="Sheet14.A26:Sheet14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4.B26:Sheet14.B40" chart:label-cell-address="Sheet14.B25:Sheet14.B25" chart:class="chart:bar">
            <chart:data-point chart:repeated="15"/>
          </chart:series>
          <chart:series chart:style-name="ch8" chart:values-cell-range-address="Sheet14.C26:Sheet14.C40" chart:label-cell-address="Sheet14.C25:Sheet14.C25" chart:class="chart:bar">
            <chart:data-point chart:repeated="15"/>
          </chart:series>
          <chart:series chart:style-name="ch9" chart:values-cell-range-address="Sheet14.D26:Sheet14.D40" chart:label-cell-address="Sheet14.D25:Sheet14.D25" chart:class="chart:bar">
            <chart:data-point chart:repeated="15"/>
          </chart:series>
          <chart:series chart:style-name="ch10" chart:values-cell-range-address="Sheet14.E26:Sheet14.E40" chart:label-cell-address="Sheet14.E25:Sheet14.E25" chart:class="chart:bar">
            <chart:data-point chart:repeated="15"/>
          </chart:series>
          <chart:series chart:style-name="ch11" chart:values-cell-range-address="Sheet14.F26:Sheet14.F40" chart:label-cell-address="Sheet14.F25:Sheet14.F25" chart:class="chart:bar">
            <chart:data-point chart:repeated="15"/>
          </chart:series>
          <chart:series chart:style-name="ch12" chart:values-cell-range-address="Sheet14.G26:Sheet14.G40" chart:label-cell-address="Sheet14.G25:Sheet14.G25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Sheet14.B25:Sheet14.B25</svg:desc>
                </draw:g>
              </table:table-cell>
              <table:table-cell office:value-type="string">
                <text:p>MRU</text:p>
                <draw:g>
                  <svg:desc>Sheet14.C25:Sheet14.C25</svg:desc>
                </draw:g>
              </table:table-cell>
              <table:table-cell office:value-type="string">
                <text:p>MRU+LFU</text:p>
                <draw:g>
                  <svg:desc>Sheet14.D25:Sheet14.D25</svg:desc>
                </draw:g>
              </table:table-cell>
              <table:table-cell office:value-type="string">
                <text:p>DRRIP</text:p>
                <draw:g>
                  <svg:desc>Sheet14.E25:Sheet14.E25</svg:desc>
                </draw:g>
              </table:table-cell>
              <table:table-cell office:value-type="string">
                <text:p>SRRIP</text:p>
                <draw:g>
                  <svg:desc>Sheet14.F25:Sheet14.F25</svg:desc>
                </draw:g>
              </table:table-cell>
              <table:table-cell office:value-type="string">
                <text:p>SHIP</text:p>
                <draw:g>
                  <svg:desc>Sheet14.G25:Sheet14.G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m_94B</text:p>
                <draw:g>
                  <svg:desc>Sheet14.A26:Sheet14.A40</svg:desc>
                </draw:g>
              </table:table-cell>
              <table:table-cell office:value-type="float" office:value="47.04135">
                <text:p>47.04135</text:p>
                <draw:g>
                  <svg:desc>Sheet14.B26:Sheet14.B40</svg:desc>
                </draw:g>
              </table:table-cell>
              <table:table-cell office:value-type="float" office:value="57.4552836187">
                <text:p>57.4552836187</text:p>
                <draw:g>
                  <svg:desc>Sheet14.C26:Sheet14.C40</svg:desc>
                </draw:g>
              </table:table-cell>
              <table:table-cell office:value-type="float" office:value="56.9938541693">
                <text:p>56.9938541693</text:p>
                <draw:g>
                  <svg:desc>Sheet14.D26:Sheet14.D40</svg:desc>
                </draw:g>
              </table:table-cell>
              <table:table-cell office:value-type="float" office:value="47.3155744324">
                <text:p>47.3155744324</text:p>
                <draw:g>
                  <svg:desc>Sheet14.E26:Sheet14.E40</svg:desc>
                </draw:g>
              </table:table-cell>
              <table:table-cell office:value-type="float" office:value="46.3430644597">
                <text:p>46.3430644597</text:p>
                <draw:g>
                  <svg:desc>Sheet14.F26:Sheet14.F40</svg:desc>
                </draw:g>
              </table:table-cell>
              <table:table-cell office:value-type="float" office:value="18.7050597277">
                <text:p>18.7050597277</text:p>
                <draw:g>
                  <svg:desc>Sheet14.G26:Sheet14.G40</svg:desc>
                </draw:g>
              </table:table-cell>
            </table:table-row>
            <table:table-row>
              <table:table-cell office:value-type="string">
                <text:p>bzip2_259B</text:p>
              </table:table-cell>
              <table:table-cell office:value-type="float" office:value="44.90661015">
                <text:p>44.90661015</text:p>
              </table:table-cell>
              <table:table-cell office:value-type="float" office:value="43.948787062">
                <text:p>43.948787062</text:p>
              </table:table-cell>
              <table:table-cell office:value-type="float" office:value="50.7781525534">
                <text:p>50.7781525534</text:p>
              </table:table-cell>
              <table:table-cell office:value-type="float" office:value="42.7450440529">
                <text:p>42.7450440529</text:p>
              </table:table-cell>
              <table:table-cell office:value-type="float" office:value="44.906610147">
                <text:p>44.906610147</text:p>
              </table:table-cell>
              <table:table-cell office:value-type="float" office:value="41.1739745403">
                <text:p>41.1739745403</text:p>
              </table:table-cell>
            </table:table-row>
            <table:table-row>
              <table:table-cell office:value-type="string">
                <text:p>calculix_2655B</text:p>
              </table:table-cell>
              <table:table-cell office:value-type="float" office:value="79.86677925">
                <text:p>79.86677925</text:p>
              </table:table-cell>
              <table:table-cell office:value-type="float" office:value="79.0634146341">
                <text:p>79.0634146341</text:p>
              </table:table-cell>
              <table:table-cell office:value-type="float" office:value="79.2927099918">
                <text:p>79.2927099918</text:p>
              </table:table-cell>
              <table:table-cell office:value-type="float" office:value="80.8311884264">
                <text:p>80.8311884264</text:p>
              </table:table-cell>
              <table:table-cell office:value-type="float" office:value="79.8667792476">
                <text:p>79.8667792476</text:p>
              </table:table-cell>
              <table:table-cell office:value-type="float" office:value="80.3452855246">
                <text:p>80.3452855246</text:p>
              </table:table-cell>
            </table:table-row>
            <table:table-row>
              <table:table-cell office:value-type="string">
                <text:p>wrf_1650B</text:p>
              </table:table-cell>
              <table:table-cell office:value-type="float" office:value="13.56673961">
                <text:p>13.56673961</text:p>
              </table:table-cell>
              <table:table-cell office:value-type="float" office:value="59.7786979838">
                <text:p>59.7786979838</text:p>
              </table:table-cell>
              <table:table-cell office:value-type="float" office:value="58.2981418919">
                <text:p>58.2981418919</text:p>
              </table:table-cell>
              <table:table-cell office:value-type="float" office:value="18.5231023102">
                <text:p>18.5231023102</text:p>
              </table:table-cell>
              <table:table-cell office:value-type="float" office:value="13.5667396061">
                <text:p>13.5667396061</text:p>
              </table:table-cell>
              <table:table-cell office:value-type="float" office:value="13.1995312042">
                <text:p>13.1995312042</text:p>
              </table:table-cell>
            </table:table-row>
            <table:table-row>
              <table:table-cell office:value-type="string">
                <text:p>zeusmp_600B</text:p>
              </table:table-cell>
              <table:table-cell office:value-type="float" office:value="24.3615987">
                <text:p>24.3615987</text:p>
              </table:table-cell>
              <table:table-cell office:value-type="float" office:value="86.1294158175">
                <text:p>86.1294158175</text:p>
              </table:table-cell>
              <table:table-cell office:value-type="float" office:value="87.1268849145">
                <text:p>87.1268849145</text:p>
              </table:table-cell>
              <table:table-cell office:value-type="float" office:value="23.5528087137">
                <text:p>23.5528087137</text:p>
              </table:table-cell>
              <table:table-cell office:value-type="float" office:value="24.3621598691">
                <text:p>24.3621598691</text:p>
              </table:table-cell>
              <table:table-cell office:value-type="float" office:value="23.6168910649">
                <text:p>23.6168910649</text:p>
              </table:table-cell>
            </table:table-row>
            <table:table-row>
              <table:table-cell office:value-type="string">
                <text:p>astar_23B</text:p>
              </table:table-cell>
              <table:table-cell office:value-type="float" office:value="91.79923957">
                <text:p>91.79923957</text:p>
              </table:table-cell>
              <table:table-cell office:value-type="float" office:value="91.0889903922">
                <text:p>91.0889903922</text:p>
              </table:table-cell>
              <table:table-cell office:value-type="float" office:value="91.1064473742">
                <text:p>91.1064473742</text:p>
              </table:table-cell>
              <table:table-cell office:value-type="float" office:value="91.4638493979">
                <text:p>91.4638493979</text:p>
              </table:table-cell>
              <table:table-cell office:value-type="float" office:value="91.6486636076">
                <text:p>91.6486636076</text:p>
              </table:table-cell>
              <table:table-cell office:value-type="float" office:value="91.4364168355">
                <text:p>91.4364168355</text:p>
              </table:table-cell>
            </table:table-row>
            <table:table-row>
              <table:table-cell office:value-type="string">
                <text:p>hmmer_397B</text:p>
              </table:table-cell>
              <table:table-cell office:value-type="float" office:value="49.65409058">
                <text:p>49.65409058</text:p>
              </table:table-cell>
              <table:table-cell office:value-type="float" office:value="61.0922880855">
                <text:p>61.0922880855</text:p>
              </table:table-cell>
              <table:table-cell office:value-type="float" office:value="67.4375650364">
                <text:p>67.4375650364</text:p>
              </table:table-cell>
              <table:table-cell office:value-type="float" office:value="50.1627242419">
                <text:p>50.1627242419</text:p>
              </table:table-cell>
              <table:table-cell office:value-type="float" office:value="49.65409058">
                <text:p>49.65409058</text:p>
              </table:table-cell>
              <table:table-cell office:value-type="float" office:value="48.92896487">
                <text:p>48.92896487</text:p>
              </table:table-cell>
            </table:table-row>
            <table:table-row>
              <table:table-cell office:value-type="string">
                <text:p>mcf_158B</text:p>
              </table:table-cell>
              <table:table-cell office:value-type="float" office:value="41.06411449">
                <text:p>41.06411449</text:p>
              </table:table-cell>
              <table:table-cell office:value-type="float" office:value="40.4634354283">
                <text:p>40.4634354283</text:p>
              </table:table-cell>
              <table:table-cell office:value-type="float" office:value="29.0120262719">
                <text:p>29.0120262719</text:p>
              </table:table-cell>
              <table:table-cell office:value-type="float" office:value="47.188183342">
                <text:p>47.188183342</text:p>
              </table:table-cell>
              <table:table-cell office:value-type="float" office:value="47.3210689553">
                <text:p>47.3210689553</text:p>
              </table:table-cell>
              <table:table-cell office:value-type="float" office:value="56.2313208279">
                <text:p>56.2313208279</text:p>
              </table:table-cell>
            </table:table-row>
            <table:table-row>
              <table:table-cell office:value-type="string">
                <text:p>sphinx3_883B</text:p>
              </table:table-cell>
              <table:table-cell office:value-type="float" office:value="19.4965471">
                <text:p>19.4965471</text:p>
              </table:table-cell>
              <table:table-cell office:value-type="float" office:value="25.8456490423">
                <text:p>25.8456490423</text:p>
              </table:table-cell>
              <table:table-cell office:value-type="float" office:value="27.4385840439">
                <text:p>27.4385840439</text:p>
              </table:table-cell>
              <table:table-cell office:value-type="float" office:value="18.9480640413">
                <text:p>18.9480640413</text:p>
              </table:table-cell>
              <table:table-cell office:value-type="float" office:value="19.6332804027">
                <text:p>19.6332804027</text:p>
              </table:table-cell>
              <table:table-cell office:value-type="float" office:value="20.2514153256">
                <text:p>20.2514153256</text:p>
              </table:table-cell>
            </table:table-row>
            <table:table-row>
              <table:table-cell office:value-type="string">
                <text:p>povray_250B</text:p>
              </table:table-cell>
              <table:table-cell office:value-type="float" office:value="45.7433290978">
                <text:p>45.7433290978</text:p>
              </table:table-cell>
              <table:table-cell office:value-type="float" office:value="79.0068829892">
                <text:p>79.0068829892</text:p>
              </table:table-cell>
              <table:table-cell office:value-type="float" office:value="82.947284345">
                <text:p>82.947284345</text:p>
              </table:table-cell>
              <table:table-cell office:value-type="float" office:value="87.0252202978">
                <text:p>87.0252202978</text:p>
              </table:table-cell>
              <table:table-cell office:value-type="float" office:value="45.7433290978">
                <text:p>45.7433290978</text:p>
              </table:table-cell>
              <table:table-cell office:value-type="float" office:value="83.7147215866">
                <text:p>83.7147215866</text:p>
              </table:table-cell>
            </table:table-row>
            <table:table-row>
              <table:table-cell office:value-type="string">
                <text:p>soplex_66B</text:p>
              </table:table-cell>
              <table:table-cell office:value-type="float" office:value="41.8248970348">
                <text:p>41.8248970348</text:p>
              </table:table-cell>
              <table:table-cell office:value-type="float" office:value="58.0965383088">
                <text:p>58.0965383088</text:p>
              </table:table-cell>
              <table:table-cell office:value-type="float" office:value="57.8639008573">
                <text:p>57.8639008573</text:p>
              </table:table-cell>
              <table:table-cell office:value-type="float" office:value="44.8217333768">
                <text:p>44.8217333768</text:p>
              </table:table-cell>
              <table:table-cell office:value-type="float" office:value="53.7576265103">
                <text:p>53.7576265103</text:p>
              </table:table-cell>
              <table:table-cell office:value-type="float" office:value="47.3149840055">
                <text:p>47.3149840055</text:p>
              </table:table-cell>
            </table:table-row>
            <table:table-row>
              <table:table-cell office:value-type="string">
                <text:p>soplex_205B</text:p>
              </table:table-cell>
              <table:table-cell office:value-type="float" office:value="48.973794496">
                <text:p>48.973794496</text:p>
              </table:table-cell>
              <table:table-cell office:value-type="float" office:value="47.9213620833">
                <text:p>47.9213620833</text:p>
              </table:table-cell>
              <table:table-cell office:value-type="float" office:value="47.9408158182">
                <text:p>47.9408158182</text:p>
              </table:table-cell>
              <table:table-cell office:value-type="float" office:value="47.8563647796">
                <text:p>47.8563647796</text:p>
              </table:table-cell>
              <table:table-cell office:value-type="float" office:value="46.0160301744">
                <text:p>46.0160301744</text:p>
              </table:table-cell>
              <table:table-cell office:value-type="float" office:value="46.9855489536">
                <text:p>46.9855489536</text:p>
              </table:table-cell>
            </table:table-row>
            <table:table-row>
              <table:table-cell office:value-type="string">
                <text:p>gcc_56B</text:p>
              </table:table-cell>
              <table:table-cell office:value-type="float" office:value="99.7108948896">
                <text:p>99.7108948896</text:p>
              </table:table-cell>
              <table:table-cell office:value-type="float" office:value="99.6626272236">
                <text:p>99.6626272236</text:p>
              </table:table-cell>
              <table:table-cell office:value-type="float" office:value="99.661544004">
                <text:p>99.661544004</text:p>
              </table:table-cell>
              <table:table-cell office:value-type="float" office:value="99.7170520067">
                <text:p>99.7170520067</text:p>
              </table:table-cell>
              <table:table-cell office:value-type="float" office:value="99.7108948896">
                <text:p>99.7108948896</text:p>
              </table:table-cell>
              <table:table-cell office:value-type="float" office:value="99.6942899878">
                <text:p>99.6942899878</text:p>
              </table:table-cell>
            </table:table-row>
            <table:table-row>
              <table:table-cell office:value-type="string">
                <text:p>gromacs_0B</text:p>
              </table:table-cell>
              <table:table-cell office:value-type="float" office:value="46.2949894143">
                <text:p>46.2949894143</text:p>
              </table:table-cell>
              <table:table-cell office:value-type="float" office:value="98.4337696551">
                <text:p>98.4337696551</text:p>
              </table:table-cell>
              <table:table-cell office:value-type="float" office:value="94.2247856113">
                <text:p>94.2247856113</text:p>
              </table:table-cell>
              <table:table-cell office:value-type="float" office:value="38.180341186">
                <text:p>38.180341186</text:p>
              </table:table-cell>
              <table:table-cell office:value-type="float" office:value="46.2949894143">
                <text:p>46.2949894143</text:p>
              </table:table-cell>
              <table:table-cell office:value-type="float" office:value="47.3720608575">
                <text:p>47.3720608575</text:p>
              </table:table-cell>
            </table:table-row>
            <table:table-row>
              <table:table-cell office:value-type="string">
                <text:p>tonto_422B</text:p>
              </table:table-cell>
              <table:table-cell office:value-type="float" office:value="76.400008774">
                <text:p>76.400008774</text:p>
              </table:table-cell>
              <table:table-cell office:value-type="float" office:value="73.3481866568">
                <text:p>73.3481866568</text:p>
              </table:table-cell>
              <table:table-cell office:value-type="float" office:value="74.7633995502">
                <text:p>74.7633995502</text:p>
              </table:table-cell>
              <table:table-cell office:value-type="float" office:value="76.8951371678">
                <text:p>76.8951371678</text:p>
              </table:table-cell>
              <table:table-cell office:value-type="float" office:value="76.400008774">
                <text:p>76.400008774</text:p>
              </table:table-cell>
              <table:table-cell office:value-type="float" office:value="76.254165839">
                <text:p>76.25416583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396cm" xlink:href=".." xlink:type="simple" chart:class="chart:bar" chart:style-name="ch1">
        <chart:legend chart:legend-position="end" svg:x="13.631cm" svg:y="2.154cm" style:legend-expansion="high" chart:style-name="ch2"/>
        <chart:plot-area chart:style-name="ch3" table:cell-range-address="Sheet14.A47:Sheet14.G62" chart:data-source-has-labels="both" svg:x="0.32cm" svg:y="0.147cm" svg:width="12.991cm" svg:height="7.102cm">
          <chartooo:coordinate-region svg:x="1.047cm" svg:y="0.147cm" svg:width="12.264cm" svg:height="4.727cm"/>
          <chart:axis chart:dimension="x" chart:name="primary-x" chart:style-name="ch4" chartooo:axis-type="auto">
            <chartooo:date-scale/>
            <chart:categories table:cell-range-address="Sheet14.A48:Sheet14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4.B48:Sheet14.B62" chart:label-cell-address="Sheet14.B47:Sheet14.B47" chart:class="chart:bar">
            <chart:data-point chart:repeated="15"/>
          </chart:series>
          <chart:series chart:style-name="ch8" chart:values-cell-range-address="Sheet14.C48:Sheet14.C62" chart:label-cell-address="Sheet14.C47:Sheet14.C47" chart:class="chart:bar">
            <chart:data-point chart:repeated="15"/>
          </chart:series>
          <chart:series chart:style-name="ch9" chart:values-cell-range-address="Sheet14.D48:Sheet14.D62" chart:label-cell-address="Sheet14.D47:Sheet14.D47" chart:class="chart:bar">
            <chart:data-point chart:repeated="15"/>
          </chart:series>
          <chart:series chart:style-name="ch10" chart:values-cell-range-address="Sheet14.E48:Sheet14.E62" chart:label-cell-address="Sheet14.E47:Sheet14.E47" chart:class="chart:bar">
            <chart:data-point chart:repeated="15"/>
          </chart:series>
          <chart:series chart:style-name="ch11" chart:values-cell-range-address="Sheet14.F48:Sheet14.F62" chart:label-cell-address="Sheet14.F47:Sheet14.F47" chart:class="chart:bar">
            <chart:data-point chart:repeated="15"/>
          </chart:series>
          <chart:series chart:style-name="ch12" chart:values-cell-range-address="Sheet14.G48:Sheet14.G62" chart:label-cell-address="Sheet14.G47:Sheet14.G47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Sheet14.B47:Sheet14.B47</svg:desc>
                </draw:g>
              </table:table-cell>
              <table:table-cell office:value-type="string">
                <text:p>MRU</text:p>
                <draw:g>
                  <svg:desc>Sheet14.C47:Sheet14.C47</svg:desc>
                </draw:g>
              </table:table-cell>
              <table:table-cell office:value-type="string">
                <text:p>MRU+LFU</text:p>
                <draw:g>
                  <svg:desc>Sheet14.D47:Sheet14.D47</svg:desc>
                </draw:g>
              </table:table-cell>
              <table:table-cell office:value-type="string">
                <text:p>DRRIP</text:p>
                <draw:g>
                  <svg:desc>Sheet14.E47:Sheet14.E47</svg:desc>
                </draw:g>
              </table:table-cell>
              <table:table-cell office:value-type="string">
                <text:p>SRRIP</text:p>
                <draw:g>
                  <svg:desc>Sheet14.F47:Sheet14.F47</svg:desc>
                </draw:g>
              </table:table-cell>
              <table:table-cell office:value-type="string">
                <text:p>SHIP</text:p>
                <draw:g>
                  <svg:desc>Sheet14.G47:Sheet14.G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m_94B</text:p>
                <draw:g>
                  <svg:desc>Sheet14.A48:Sheet14.A62</svg:desc>
                </draw:g>
              </table:table-cell>
              <table:table-cell office:value-type="float" office:value="0.344688">
                <text:p>0.344688</text:p>
                <draw:g>
                  <svg:desc>Sheet14.B48:Sheet14.B62</svg:desc>
                </draw:g>
              </table:table-cell>
              <table:table-cell office:value-type="float" office:value="0.328351">
                <text:p>0.328351</text:p>
                <draw:g>
                  <svg:desc>Sheet14.C48:Sheet14.C62</svg:desc>
                </draw:g>
              </table:table-cell>
              <table:table-cell office:value-type="float" office:value="0.320885">
                <text:p>0.320885</text:p>
                <draw:g>
                  <svg:desc>Sheet14.D48:Sheet14.D62</svg:desc>
                </draw:g>
              </table:table-cell>
              <table:table-cell office:value-type="float" office:value="0.348351">
                <text:p>0.348351</text:p>
                <draw:g>
                  <svg:desc>Sheet14.E48:Sheet14.E62</svg:desc>
                </draw:g>
              </table:table-cell>
              <table:table-cell office:value-type="float" office:value="0.344718">
                <text:p>0.344718</text:p>
                <draw:g>
                  <svg:desc>Sheet14.F48:Sheet14.F62</svg:desc>
                </draw:g>
              </table:table-cell>
              <table:table-cell office:value-type="float" office:value="0.371179">
                <text:p>0.371179</text:p>
                <draw:g>
                  <svg:desc>Sheet14.G48:Sheet14.G62</svg:desc>
                </draw:g>
              </table:table-cell>
            </table:table-row>
            <table:table-row>
              <table:table-cell office:value-type="string">
                <text:p>bzip2_259B</text:p>
              </table:table-cell>
              <table:table-cell office:value-type="float" office:value="0.845485">
                <text:p>0.845485</text:p>
              </table:table-cell>
              <table:table-cell office:value-type="float" office:value="0.831847">
                <text:p>0.831847</text:p>
              </table:table-cell>
              <table:table-cell office:value-type="float" office:value="0.820794">
                <text:p>0.820794</text:p>
              </table:table-cell>
              <table:table-cell office:value-type="float" office:value="0.84592">
                <text:p>0.84592</text:p>
              </table:table-cell>
              <table:table-cell office:value-type="float" office:value="0.845485">
                <text:p>0.845485</text:p>
              </table:table-cell>
              <table:table-cell office:value-type="float" office:value="0.845566">
                <text:p>0.845566</text:p>
              </table:table-cell>
            </table:table-row>
            <table:table-row>
              <table:table-cell office:value-type="string">
                <text:p>calculix_2655B</text:p>
              </table:table-cell>
              <table:table-cell office:value-type="float" office:value="1.4758">
                <text:p>1.4758</text:p>
              </table:table-cell>
              <table:table-cell office:value-type="float" office:value="1.44503">
                <text:p>1.44503</text:p>
              </table:table-cell>
              <table:table-cell office:value-type="float" office:value="1.44683">
                <text:p>1.44683</text:p>
              </table:table-cell>
              <table:table-cell office:value-type="float" office:value="1.45735">
                <text:p>1.45735</text:p>
              </table:table-cell>
              <table:table-cell office:value-type="float" office:value="1.4758">
                <text:p>1.4758</text:p>
              </table:table-cell>
              <table:table-cell office:value-type="float" office:value="1.47391">
                <text:p>1.47391</text:p>
              </table:table-cell>
            </table:table-row>
            <table:table-row>
              <table:table-cell office:value-type="string">
                <text:p>wrf_1650B</text:p>
              </table:table-cell>
              <table:table-cell office:value-type="float" office:value="0.636928">
                <text:p>0.636928</text:p>
              </table:table-cell>
              <table:table-cell office:value-type="float" office:value="0.604804">
                <text:p>0.604804</text:p>
              </table:table-cell>
              <table:table-cell office:value-type="float" office:value="0.551476">
                <text:p>0.551476</text:p>
              </table:table-cell>
              <table:table-cell office:value-type="float" office:value="0.63712">
                <text:p>0.63712</text:p>
              </table:table-cell>
              <table:table-cell office:value-type="float" office:value="0.636928">
                <text:p>0.636928</text:p>
              </table:table-cell>
              <table:table-cell office:value-type="float" office:value="0.635941">
                <text:p>0.635941</text:p>
              </table:table-cell>
            </table:table-row>
            <table:table-row>
              <table:table-cell office:value-type="string">
                <text:p>zeusmp_600B</text:p>
              </table:table-cell>
              <table:table-cell office:value-type="float" office:value="1.18335">
                <text:p>1.18335</text:p>
              </table:table-cell>
              <table:table-cell office:value-type="float" office:value="1.1141">
                <text:p>1.1141</text:p>
              </table:table-cell>
              <table:table-cell office:value-type="float" office:value="1.08564">
                <text:p>1.08564</text:p>
              </table:table-cell>
              <table:table-cell office:value-type="float" office:value="1.16402">
                <text:p>1.16402</text:p>
              </table:table-cell>
              <table:table-cell office:value-type="float" office:value="1.18335">
                <text:p>1.18335</text:p>
              </table:table-cell>
              <table:table-cell office:value-type="float" office:value="1.16846">
                <text:p>1.16846</text:p>
              </table:table-cell>
            </table:table-row>
            <table:table-row>
              <table:table-cell office:value-type="string">
                <text:p>astar_23B</text:p>
              </table:table-cell>
              <table:table-cell office:value-type="float" office:value="0.306277">
                <text:p>0.306277</text:p>
              </table:table-cell>
              <table:table-cell office:value-type="float" office:value="0.212154">
                <text:p>0.212154</text:p>
              </table:table-cell>
              <table:table-cell office:value-type="float" office:value="0.20914">
                <text:p>0.20914</text:p>
              </table:table-cell>
              <table:table-cell office:value-type="float" office:value="0.303979">
                <text:p>0.303979</text:p>
              </table:table-cell>
              <table:table-cell office:value-type="float" office:value="0.30602">
                <text:p>0.30602</text:p>
              </table:table-cell>
              <table:table-cell office:value-type="float" office:value="0.305378">
                <text:p>0.305378</text:p>
              </table:table-cell>
            </table:table-row>
            <table:table-row>
              <table:table-cell office:value-type="string">
                <text:p>hmmer_397B</text:p>
              </table:table-cell>
              <table:table-cell office:value-type="float" office:value="1.07945">
                <text:p>1.07945</text:p>
              </table:table-cell>
              <table:table-cell office:value-type="float" office:value="0.937482">
                <text:p>0.937482</text:p>
              </table:table-cell>
              <table:table-cell office:value-type="float" office:value="0.889397">
                <text:p>0.889397</text:p>
              </table:table-cell>
              <table:table-cell office:value-type="float" office:value="1.0731">
                <text:p>1.0731</text:p>
              </table:table-cell>
              <table:table-cell office:value-type="float" office:value="1.07695">
                <text:p>1.07695</text:p>
              </table:table-cell>
              <table:table-cell office:value-type="float" office:value="1.07746">
                <text:p>1.07746</text:p>
              </table:table-cell>
            </table:table-row>
            <table:table-row>
              <table:table-cell office:value-type="string">
                <text:p>mcf_158B</text:p>
              </table:table-cell>
              <table:table-cell office:value-type="float" office:value="0.0725972">
                <text:p>0.0725972</text:p>
              </table:table-cell>
              <table:table-cell office:value-type="float" office:value="0.0485852">
                <text:p>0.0485852</text:p>
              </table:table-cell>
              <table:table-cell office:value-type="float" office:value="0.0414731">
                <text:p>0.0414731</text:p>
              </table:table-cell>
              <table:table-cell office:value-type="float" office:value="0.0796247">
                <text:p>0.0796247</text:p>
              </table:table-cell>
              <table:table-cell office:value-type="float" office:value="0.0780583">
                <text:p>0.0780583</text:p>
              </table:table-cell>
              <table:table-cell office:value-type="float" office:value="0.0892826">
                <text:p>0.0892826</text:p>
              </table:table-cell>
            </table:table-row>
            <table:table-row>
              <table:table-cell office:value-type="string">
                <text:p>sphinx3_883B</text:p>
              </table:table-cell>
              <table:table-cell office:value-type="float" office:value="0.494423">
                <text:p>0.494423</text:p>
              </table:table-cell>
              <table:table-cell office:value-type="float" office:value="0.442373">
                <text:p>0.442373</text:p>
              </table:table-cell>
              <table:table-cell office:value-type="float" office:value="0.420817">
                <text:p>0.420817</text:p>
              </table:table-cell>
              <table:table-cell office:value-type="float" office:value="0.494213">
                <text:p>0.494213</text:p>
              </table:table-cell>
              <table:table-cell office:value-type="float" office:value="0.516636">
                <text:p>0.516636</text:p>
              </table:table-cell>
              <table:table-cell office:value-type="float" office:value="0.5044">
                <text:p>0.5044</text:p>
              </table:table-cell>
            </table:table-row>
            <table:table-row>
              <table:table-cell office:value-type="string">
                <text:p>povray_250B</text:p>
              </table:table-cell>
              <table:table-cell office:value-type="float" office:value="0.372553">
                <text:p>0.372553</text:p>
              </table:table-cell>
              <table:table-cell office:value-type="float" office:value="0.36103">
                <text:p>0.36103</text:p>
              </table:table-cell>
              <table:table-cell office:value-type="float" office:value="0.353148">
                <text:p>0.353148</text:p>
              </table:table-cell>
              <table:table-cell office:value-type="float" office:value="0.372039">
                <text:p>0.372039</text:p>
              </table:table-cell>
              <table:table-cell office:value-type="float" office:value="0.372553">
                <text:p>0.372553</text:p>
              </table:table-cell>
              <table:table-cell office:value-type="float" office:value="0.372275">
                <text:p>0.372275</text:p>
              </table:table-cell>
            </table:table-row>
            <table:table-row>
              <table:table-cell office:value-type="string">
                <text:p>soplex_66B</text:p>
              </table:table-cell>
              <table:table-cell office:value-type="float" office:value="0.2508">
                <text:p>0.2508</text:p>
              </table:table-cell>
              <table:table-cell office:value-type="float" office:value="0.311557">
                <text:p>0.311557</text:p>
              </table:table-cell>
              <table:table-cell office:value-type="float" office:value="0.307361">
                <text:p>0.307361</text:p>
              </table:table-cell>
              <table:table-cell office:value-type="float" office:value="0.263842">
                <text:p>0.263842</text:p>
              </table:table-cell>
              <table:table-cell office:value-type="float" office:value="0.291472">
                <text:p>0.291472</text:p>
              </table:table-cell>
              <table:table-cell office:value-type="float" office:value="0.279935">
                <text:p>0.279935</text:p>
              </table:table-cell>
            </table:table-row>
            <table:table-row>
              <table:table-cell office:value-type="string">
                <text:p>soplex_205B</text:p>
              </table:table-cell>
              <table:table-cell office:value-type="float" office:value="0.212358">
                <text:p>0.212358</text:p>
              </table:table-cell>
              <table:table-cell office:value-type="float" office:value="0.165879">
                <text:p>0.165879</text:p>
              </table:table-cell>
              <table:table-cell office:value-type="float" office:value="0.167063">
                <text:p>0.167063</text:p>
              </table:table-cell>
              <table:table-cell office:value-type="float" office:value="0.210444">
                <text:p>0.210444</text:p>
              </table:table-cell>
              <table:table-cell office:value-type="float" office:value="0.217181">
                <text:p>0.217181</text:p>
              </table:table-cell>
              <table:table-cell office:value-type="float" office:value="0.215255">
                <text:p>0.215255</text:p>
              </table:table-cell>
            </table:table-row>
            <table:table-row>
              <table:table-cell office:value-type="string">
                <text:p>gcc_56B</text:p>
              </table:table-cell>
              <table:table-cell office:value-type="float" office:value="0.734407">
                <text:p>0.734407</text:p>
              </table:table-cell>
              <table:table-cell office:value-type="float" office:value="0.734982">
                <text:p>0.734982</text:p>
              </table:table-cell>
              <table:table-cell office:value-type="float" office:value="0.728506">
                <text:p>0.728506</text:p>
              </table:table-cell>
              <table:table-cell office:value-type="float" office:value="0.730616">
                <text:p>0.730616</text:p>
              </table:table-cell>
              <table:table-cell office:value-type="float" office:value="0.734407">
                <text:p>0.734407</text:p>
              </table:table-cell>
              <table:table-cell office:value-type="float" office:value="0.733027">
                <text:p>0.733027</text:p>
              </table:table-cell>
            </table:table-row>
            <table:table-row>
              <table:table-cell office:value-type="string">
                <text:p>gromacs_0B</text:p>
              </table:table-cell>
              <table:table-cell office:value-type="float" office:value="0.390037">
                <text:p>0.390037</text:p>
              </table:table-cell>
              <table:table-cell office:value-type="float" office:value="0.35443">
                <text:p>0.35443</text:p>
              </table:table-cell>
              <table:table-cell office:value-type="float" office:value="0.370004">
                <text:p>0.370004</text:p>
              </table:table-cell>
              <table:table-cell office:value-type="float" office:value="0.390037">
                <text:p>0.390037</text:p>
              </table:table-cell>
              <table:table-cell office:value-type="float" office:value="0.390037">
                <text:p>0.390037</text:p>
              </table:table-cell>
              <table:table-cell office:value-type="float" office:value="0.39003">
                <text:p>0.39003</text:p>
              </table:table-cell>
            </table:table-row>
            <table:table-row>
              <table:table-cell office:value-type="string">
                <text:p>tonto_422B</text:p>
              </table:table-cell>
              <table:table-cell office:value-type="float" office:value="0.635648">
                <text:p>0.635648</text:p>
              </table:table-cell>
              <table:table-cell office:value-type="float" office:value="0.625124">
                <text:p>0.625124</text:p>
              </table:table-cell>
              <table:table-cell office:value-type="float" office:value="0.619605">
                <text:p>0.619605</text:p>
              </table:table-cell>
              <table:table-cell office:value-type="float" office:value="0.636439">
                <text:p>0.636439</text:p>
              </table:table-cell>
              <table:table-cell office:value-type="float" office:value="0.635648">
                <text:p>0.635648</text:p>
              </table:table-cell>
              <table:table-cell office:value-type="float" office:value="0.634339">
                <text:p>0.6343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239cm" xlink:href=".." xlink:type="simple" chart:class="chart:bar" chart:style-name="ch1">
        <chart:legend chart:legend-position="end" svg:x="13.631cm" svg:y="2.575cm" style:legend-expansion="high" chart:style-name="ch2"/>
        <chart:plot-area chart:style-name="ch3" table:cell-range-address="Sheet8.A24:Sheet8.G39" chart:data-source-has-labels="both" svg:x="0.32cm" svg:y="0.164cm" svg:width="12.991cm" svg:height="7.911cm">
          <chartooo:coordinate-region svg:x="1.127cm" svg:y="0.164cm" svg:width="12.184cm" svg:height="5.536cm"/>
          <chart:axis chart:dimension="x" chart:name="primary-x" chart:style-name="ch4" chartooo:axis-type="auto">
            <chartooo:date-scale/>
            <chart:categories table:cell-range-address="Sheet8.A25:Sheet8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8.B25:Sheet8.B39" chart:label-cell-address="Sheet8.B24:Sheet8.B24" chart:class="chart:bar">
            <chart:data-point chart:repeated="15"/>
          </chart:series>
          <chart:series chart:style-name="ch8" chart:values-cell-range-address="Sheet8.C25:Sheet8.C39" chart:label-cell-address="Sheet8.C24:Sheet8.C24" chart:class="chart:bar">
            <chart:data-point chart:repeated="15"/>
          </chart:series>
          <chart:series chart:style-name="ch9" chart:values-cell-range-address="Sheet8.D25:Sheet8.D39" chart:label-cell-address="Sheet8.D24:Sheet8.D24" chart:class="chart:bar">
            <chart:data-point chart:repeated="15"/>
          </chart:series>
          <chart:series chart:style-name="ch10" chart:values-cell-range-address="Sheet8.E25:Sheet8.E39" chart:label-cell-address="Sheet8.E24:Sheet8.E24" chart:class="chart:bar">
            <chart:data-point chart:repeated="15"/>
          </chart:series>
          <chart:series chart:style-name="ch11" chart:values-cell-range-address="Sheet8.F25:Sheet8.F39" chart:label-cell-address="Sheet8.F24:Sheet8.F24" chart:class="chart:bar">
            <chart:data-point chart:repeated="15"/>
          </chart:series>
          <chart:series chart:style-name="ch12" chart:values-cell-range-address="Sheet8.G25:Sheet8.G39" chart:label-cell-address="Sheet8.G24:Sheet8.G24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Sheet8.B24:Sheet8.B24</svg:desc>
                </draw:g>
              </table:table-cell>
              <table:table-cell office:value-type="string">
                <text:p>MRU</text:p>
                <draw:g>
                  <svg:desc>Sheet8.C24:Sheet8.C24</svg:desc>
                </draw:g>
              </table:table-cell>
              <table:table-cell office:value-type="string">
                <text:p>MRU+LFU</text:p>
                <draw:g>
                  <svg:desc>Sheet8.D24:Sheet8.D24</svg:desc>
                </draw:g>
              </table:table-cell>
              <table:table-cell office:value-type="string">
                <text:p>DRRIP</text:p>
                <draw:g>
                  <svg:desc>Sheet8.E24:Sheet8.E24</svg:desc>
                </draw:g>
              </table:table-cell>
              <table:table-cell office:value-type="string">
                <text:p>SRRIP</text:p>
                <draw:g>
                  <svg:desc>Sheet8.F24:Sheet8.F24</svg:desc>
                </draw:g>
              </table:table-cell>
              <table:table-cell office:value-type="string">
                <text:p>SHIP</text:p>
                <draw:g>
                  <svg:desc>Sheet8.G24:Sheet8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m_94B</text:p>
                <draw:g>
                  <svg:desc>Sheet8.A25:Sheet8.A39</svg:desc>
                </draw:g>
              </table:table-cell>
              <table:table-cell office:value-type="float" office:value="48.53362229">
                <text:p>48.53362229</text:p>
                <draw:g>
                  <svg:desc>Sheet8.B25:Sheet8.B39</svg:desc>
                </draw:g>
              </table:table-cell>
              <table:table-cell office:value-type="float" office:value="57.4172484191">
                <text:p>57.4172484191</text:p>
                <draw:g>
                  <svg:desc>Sheet8.C25:Sheet8.C39</svg:desc>
                </draw:g>
              </table:table-cell>
              <table:table-cell office:value-type="float" office:value="56.8555990028">
                <text:p>56.8555990028</text:p>
                <draw:g>
                  <svg:desc>Sheet8.D25:Sheet8.D39</svg:desc>
                </draw:g>
              </table:table-cell>
              <table:table-cell office:value-type="float" office:value="46.3561862389">
                <text:p>46.3561862389</text:p>
                <draw:g>
                  <svg:desc>Sheet8.E25:Sheet8.E39</svg:desc>
                </draw:g>
              </table:table-cell>
              <table:table-cell office:value-type="float" office:value="45.6735446011">
                <text:p>45.6735446011</text:p>
                <draw:g>
                  <svg:desc>Sheet8.F25:Sheet8.F39</svg:desc>
                </draw:g>
              </table:table-cell>
              <table:table-cell office:value-type="float" office:value="23.7625176556">
                <text:p>23.7625176556</text:p>
                <draw:g>
                  <svg:desc>Sheet8.G25:Sheet8.G39</svg:desc>
                </draw:g>
              </table:table-cell>
            </table:table-row>
            <table:table-row>
              <table:table-cell office:value-type="string">
                <text:p>bzip2_259B</text:p>
              </table:table-cell>
              <table:table-cell office:value-type="float" office:value="45.71559094">
                <text:p>45.71559094</text:p>
              </table:table-cell>
              <table:table-cell office:value-type="float" office:value="44.74925274">
                <text:p>44.74925274</text:p>
              </table:table-cell>
              <table:table-cell office:value-type="float" office:value="46.6794871795">
                <text:p>46.6794871795</text:p>
              </table:table-cell>
              <table:table-cell office:value-type="float" office:value="38.4507250666">
                <text:p>38.4507250666</text:p>
              </table:table-cell>
              <table:table-cell office:value-type="float" office:value="45.7155909417">
                <text:p>45.7155909417</text:p>
              </table:table-cell>
              <table:table-cell office:value-type="float" office:value="44.6057538625">
                <text:p>44.6057538625</text:p>
              </table:table-cell>
            </table:table-row>
            <table:table-row>
              <table:table-cell office:value-type="string">
                <text:p>calculix_2655B</text:p>
              </table:table-cell>
              <table:table-cell office:value-type="float" office:value="81.59046067">
                <text:p>81.59046067</text:p>
              </table:table-cell>
              <table:table-cell office:value-type="float" office:value="77.6120181524">
                <text:p>77.6120181524</text:p>
              </table:table-cell>
              <table:table-cell office:value-type="float" office:value="80.0441706381">
                <text:p>80.0441706381</text:p>
              </table:table-cell>
              <table:table-cell office:value-type="float" office:value="82.4471959213">
                <text:p>82.4471959213</text:p>
              </table:table-cell>
              <table:table-cell office:value-type="float" office:value="81.5904606674">
                <text:p>81.5904606674</text:p>
              </table:table-cell>
              <table:table-cell office:value-type="float" office:value="79.1463207249">
                <text:p>79.1463207249</text:p>
              </table:table-cell>
            </table:table-row>
            <table:table-row>
              <table:table-cell office:value-type="string">
                <text:p>wrf_1650B</text:p>
              </table:table-cell>
              <table:table-cell office:value-type="float" office:value="13.7052141">
                <text:p>13.7052141</text:p>
              </table:table-cell>
              <table:table-cell office:value-type="float" office:value="50.538442274">
                <text:p>50.538442274</text:p>
              </table:table-cell>
              <table:table-cell office:value-type="float" office:value="41.3250148544">
                <text:p>41.3250148544</text:p>
              </table:table-cell>
              <table:table-cell office:value-type="float" office:value="19.4372706266">
                <text:p>19.4372706266</text:p>
              </table:table-cell>
              <table:table-cell office:value-type="float" office:value="13.7052140985">
                <text:p>13.7052140985</text:p>
              </table:table-cell>
              <table:table-cell office:value-type="float" office:value="18.3884297521">
                <text:p>18.3884297521</text:p>
              </table:table-cell>
            </table:table-row>
            <table:table-row>
              <table:table-cell office:value-type="string">
                <text:p>zeusmp_600B</text:p>
              </table:table-cell>
              <table:table-cell office:value-type="float" office:value="23.52400784">
                <text:p>23.52400784</text:p>
              </table:table-cell>
              <table:table-cell office:value-type="float" office:value="84.9771414822">
                <text:p>84.9771414822</text:p>
              </table:table-cell>
              <table:table-cell office:value-type="float" office:value="86.534728214">
                <text:p>86.534728214</text:p>
              </table:table-cell>
              <table:table-cell office:value-type="float" office:value="21.9766498096">
                <text:p>21.9766498096</text:p>
              </table:table-cell>
              <table:table-cell office:value-type="float" office:value="23.5240078393">
                <text:p>23.5240078393</text:p>
              </table:table-cell>
              <table:table-cell office:value-type="float" office:value="22.5372208437">
                <text:p>22.5372208437</text:p>
              </table:table-cell>
            </table:table-row>
            <table:table-row>
              <table:table-cell office:value-type="string">
                <text:p>astar_23B</text:p>
              </table:table-cell>
              <table:table-cell office:value-type="float" office:value="91.66569321">
                <text:p>91.66569321</text:p>
              </table:table-cell>
              <table:table-cell office:value-type="float" office:value="91.018144971">
                <text:p>91.018144971</text:p>
              </table:table-cell>
              <table:table-cell office:value-type="float" office:value="91.190785004">
                <text:p>91.190785004</text:p>
              </table:table-cell>
              <table:table-cell office:value-type="float" office:value="91.0934681265">
                <text:p>91.0934681265</text:p>
              </table:table-cell>
              <table:table-cell office:value-type="float" office:value="91.6048610491">
                <text:p>91.6048610491</text:p>
              </table:table-cell>
              <table:table-cell office:value-type="float" office:value="91.4495980542">
                <text:p>91.4495980542</text:p>
              </table:table-cell>
            </table:table-row>
            <table:table-row>
              <table:table-cell office:value-type="string">
                <text:p>hmmer_397B</text:p>
              </table:table-cell>
              <table:table-cell office:value-type="float" office:value="49.11374909">
                <text:p>49.11374909</text:p>
              </table:table-cell>
              <table:table-cell office:value-type="float" office:value="61.8600682594">
                <text:p>61.8600682594</text:p>
              </table:table-cell>
              <table:table-cell office:value-type="float" office:value="67.0223697731">
                <text:p>67.0223697731</text:p>
              </table:table-cell>
              <table:table-cell office:value-type="float" office:value="49.6494812322">
                <text:p>49.6494812322</text:p>
              </table:table-cell>
              <table:table-cell office:value-type="float" office:value="49.1137490853">
                <text:p>49.1137490853</text:p>
              </table:table-cell>
              <table:table-cell office:value-type="float" office:value="49.2684310785">
                <text:p>49.2684310785</text:p>
              </table:table-cell>
            </table:table-row>
            <table:table-row>
              <table:table-cell office:value-type="string">
                <text:p>mcf_158B</text:p>
              </table:table-cell>
              <table:table-cell office:value-type="float" office:value="40.96642488">
                <text:p>40.96642488</text:p>
              </table:table-cell>
              <table:table-cell office:value-type="float" office:value="40.8096179413">
                <text:p>40.8096179413</text:p>
              </table:table-cell>
              <table:table-cell office:value-type="float" office:value="28.9221468705">
                <text:p>28.9221468705</text:p>
              </table:table-cell>
              <table:table-cell office:value-type="float" office:value="47.0532019284">
                <text:p>47.0532019284</text:p>
              </table:table-cell>
              <table:table-cell office:value-type="float" office:value="47.3121541453">
                <text:p>47.3121541453</text:p>
              </table:table-cell>
              <table:table-cell office:value-type="float" office:value="56.3330885022">
                <text:p>56.3330885022</text:p>
              </table:table-cell>
            </table:table-row>
            <table:table-row>
              <table:table-cell office:value-type="string">
                <text:p>sphinx3_883B</text:p>
              </table:table-cell>
              <table:table-cell office:value-type="float" office:value="19.4147867">
                <text:p>19.4147867</text:p>
              </table:table-cell>
              <table:table-cell office:value-type="float" office:value="25.4344816463">
                <text:p>25.4344816463</text:p>
              </table:table-cell>
              <table:table-cell office:value-type="float" office:value="28.8924199916">
                <text:p>28.8924199916</text:p>
              </table:table-cell>
              <table:table-cell office:value-type="float" office:value="20.1138435541">
                <text:p>20.1138435541</text:p>
              </table:table-cell>
              <table:table-cell office:value-type="float" office:value="19.2170979305">
                <text:p>19.2170979305</text:p>
              </table:table-cell>
              <table:table-cell office:value-type="float" office:value="20.0870368714">
                <text:p>20.0870368714</text:p>
              </table:table-cell>
            </table:table-row>
            <table:table-row>
              <table:table-cell office:value-type="string">
                <text:p>povray_250B</text:p>
              </table:table-cell>
              <table:table-cell office:value-type="float" office:value="80.502283105">
                <text:p>80.502283105</text:p>
              </table:table-cell>
              <table:table-cell office:value-type="float" office:value="66.9760247486">
                <text:p>66.9760247486</text:p>
              </table:table-cell>
              <table:table-cell office:value-type="float" office:value="96.9844632768">
                <text:p>96.9844632768</text:p>
              </table:table-cell>
              <table:table-cell office:value-type="float" office:value="95.0498492928">
                <text:p>95.0498492928</text:p>
              </table:table-cell>
              <table:table-cell office:value-type="float" office:value="80.502283105">
                <text:p>80.502283105</text:p>
              </table:table-cell>
              <table:table-cell office:value-type="float" office:value="93.1184528606">
                <text:p>93.1184528606</text:p>
              </table:table-cell>
            </table:table-row>
            <table:table-row>
              <table:table-cell office:value-type="string">
                <text:p>soplex_66B</text:p>
              </table:table-cell>
              <table:table-cell office:value-type="float" office:value="41.6847033248">
                <text:p>41.6847033248</text:p>
              </table:table-cell>
              <table:table-cell office:value-type="float" office:value="59.3711525308">
                <text:p>59.3711525308</text:p>
              </table:table-cell>
              <table:table-cell office:value-type="float" office:value="58.9046837045">
                <text:p>58.9046837045</text:p>
              </table:table-cell>
              <table:table-cell office:value-type="float" office:value="44.1477504255">
                <text:p>44.1477504255</text:p>
              </table:table-cell>
              <table:table-cell office:value-type="float" office:value="53.3743499876">
                <text:p>53.3743499876</text:p>
              </table:table-cell>
              <table:table-cell office:value-type="float" office:value="47.670269703">
                <text:p>47.670269703</text:p>
              </table:table-cell>
            </table:table-row>
            <table:table-row>
              <table:table-cell office:value-type="string">
                <text:p>soplex_205B</text:p>
              </table:table-cell>
              <table:table-cell office:value-type="float" office:value="48.9031503501">
                <text:p>48.9031503501</text:p>
              </table:table-cell>
              <table:table-cell office:value-type="float" office:value="47.7670938118">
                <text:p>47.7670938118</text:p>
              </table:table-cell>
              <table:table-cell office:value-type="float" office:value="47.9028898849">
                <text:p>47.9028898849</text:p>
              </table:table-cell>
              <table:table-cell office:value-type="float" office:value="47.0121557659">
                <text:p>47.0121557659</text:p>
              </table:table-cell>
              <table:table-cell office:value-type="float" office:value="46.0097127759">
                <text:p>46.0097127759</text:p>
              </table:table-cell>
              <table:table-cell office:value-type="float" office:value="45.7121191846">
                <text:p>45.7121191846</text:p>
              </table:table-cell>
            </table:table-row>
            <table:table-row>
              <table:table-cell office:value-type="string">
                <text:p>gcc_56B</text:p>
              </table:table-cell>
              <table:table-cell office:value-type="float" office:value="99.7083095024">
                <text:p>99.7083095024</text:p>
              </table:table-cell>
              <table:table-cell office:value-type="float" office:value="99.6615177972">
                <text:p>99.6615177972</text:p>
              </table:table-cell>
              <table:table-cell office:value-type="float" office:value="99.6596017881">
                <text:p>99.6596017881</text:p>
              </table:table-cell>
              <table:table-cell office:value-type="float" office:value="99.7171733702">
                <text:p>99.7171733702</text:p>
              </table:table-cell>
              <table:table-cell office:value-type="float" office:value="99.7083095024">
                <text:p>99.7083095024</text:p>
              </table:table-cell>
              <table:table-cell office:value-type="float" office:value="99.6865446893">
                <text:p>99.6865446893</text:p>
              </table:table-cell>
            </table:table-row>
            <table:table-row>
              <table:table-cell office:value-type="string">
                <text:p>gromacs_0B</text:p>
              </table:table-cell>
              <table:table-cell office:value-type="float" office:value="46.0283687943">
                <text:p>46.0283687943</text:p>
              </table:table-cell>
              <table:table-cell office:value-type="float" office:value="98.3897587812">
                <text:p>98.3897587812</text:p>
              </table:table-cell>
              <table:table-cell office:value-type="float" office:value="98.4389423373">
                <text:p>98.4389423373</text:p>
              </table:table-cell>
              <table:table-cell office:value-type="float" office:value="40.6079501169">
                <text:p>40.6079501169</text:p>
              </table:table-cell>
              <table:table-cell office:value-type="float" office:value="46.0283687943">
                <text:p>46.0283687943</text:p>
              </table:table-cell>
              <table:table-cell office:value-type="float" office:value="46.7832167832">
                <text:p>46.7832167832</text:p>
              </table:table-cell>
            </table:table-row>
            <table:table-row>
              <table:table-cell office:value-type="string">
                <text:p>tonto_422B</text:p>
              </table:table-cell>
              <table:table-cell office:value-type="float" office:value="77.0176">
                <text:p>77.0176</text:p>
              </table:table-cell>
              <table:table-cell office:value-type="float" office:value="73.3557594796">
                <text:p>73.3557594796</text:p>
              </table:table-cell>
              <table:table-cell office:value-type="float" office:value="75.4371964705">
                <text:p>75.4371964705</text:p>
              </table:table-cell>
              <table:table-cell office:value-type="float" office:value="77.6393022487">
                <text:p>77.6393022487</text:p>
              </table:table-cell>
              <table:table-cell office:value-type="float" office:value="77.0176">
                <text:p>77.0176</text:p>
              </table:table-cell>
              <table:table-cell office:value-type="float" office:value="76.7085378246">
                <text:p>76.70853782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156cm" xlink:href=".." xlink:type="simple" chart:class="chart:bar" chart:style-name="ch1">
        <chart:legend chart:legend-position="end" svg:x="13.631cm" svg:y="2.034cm" style:legend-expansion="high" chart:style-name="ch2"/>
        <chart:plot-area chart:style-name="ch3" table:cell-range-address="Sheet8.A44:Sheet8.G59" chart:data-source-has-labels="both" svg:x="0.32cm" svg:y="0.143cm" svg:width="12.991cm" svg:height="6.87cm">
          <chartooo:coordinate-region svg:x="1.047cm" svg:y="0.143cm" svg:width="12.264cm" svg:height="4.495cm"/>
          <chart:axis chart:dimension="x" chart:name="primary-x" chart:style-name="ch4" chartooo:axis-type="auto">
            <chartooo:date-scale/>
            <chart:categories table:cell-range-address="Sheet8.A45:Sheet8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8.B45:Sheet8.B59" chart:label-cell-address="Sheet8.B44:Sheet8.B44" chart:class="chart:bar">
            <chart:data-point chart:repeated="15"/>
          </chart:series>
          <chart:series chart:style-name="ch8" chart:values-cell-range-address="Sheet8.C45:Sheet8.C59" chart:label-cell-address="Sheet8.C44:Sheet8.C44" chart:class="chart:bar">
            <chart:data-point chart:repeated="15"/>
          </chart:series>
          <chart:series chart:style-name="ch9" chart:values-cell-range-address="Sheet8.D45:Sheet8.D59" chart:label-cell-address="Sheet8.D44:Sheet8.D44" chart:class="chart:bar">
            <chart:data-point chart:repeated="15"/>
          </chart:series>
          <chart:series chart:style-name="ch10" chart:values-cell-range-address="Sheet8.E45:Sheet8.E59" chart:label-cell-address="Sheet8.E44:Sheet8.E44" chart:class="chart:bar">
            <chart:data-point chart:repeated="15"/>
          </chart:series>
          <chart:series chart:style-name="ch11" chart:values-cell-range-address="Sheet8.F45:Sheet8.F59" chart:label-cell-address="Sheet8.F44:Sheet8.F44" chart:class="chart:bar">
            <chart:data-point chart:repeated="15"/>
          </chart:series>
          <chart:series chart:style-name="ch12" chart:values-cell-range-address="Sheet8.G45:Sheet8.G59" chart:label-cell-address="Sheet8.G44:Sheet8.G44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Sheet8.B44:Sheet8.B44</svg:desc>
                </draw:g>
              </table:table-cell>
              <table:table-cell office:value-type="string">
                <text:p>MRU</text:p>
                <draw:g>
                  <svg:desc>Sheet8.C44:Sheet8.C44</svg:desc>
                </draw:g>
              </table:table-cell>
              <table:table-cell office:value-type="string">
                <text:p>MRU+LFU</text:p>
                <draw:g>
                  <svg:desc>Sheet8.D44:Sheet8.D44</svg:desc>
                </draw:g>
              </table:table-cell>
              <table:table-cell office:value-type="string">
                <text:p>DRRIP</text:p>
                <draw:g>
                  <svg:desc>Sheet8.E44:Sheet8.E44</svg:desc>
                </draw:g>
              </table:table-cell>
              <table:table-cell office:value-type="string">
                <text:p>SRRIP</text:p>
                <draw:g>
                  <svg:desc>Sheet8.F44:Sheet8.F44</svg:desc>
                </draw:g>
              </table:table-cell>
              <table:table-cell office:value-type="string">
                <text:p>SHIP</text:p>
                <draw:g>
                  <svg:desc>Sheet8.G44:Sheet8.G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m_94B</text:p>
                <draw:g>
                  <svg:desc>Sheet8.A45:Sheet8.A59</svg:desc>
                </draw:g>
              </table:table-cell>
              <table:table-cell office:value-type="float" office:value="0.345192">
                <text:p>0.345192</text:p>
                <draw:g>
                  <svg:desc>Sheet8.B45:Sheet8.B59</svg:desc>
                </draw:g>
              </table:table-cell>
              <table:table-cell office:value-type="float" office:value="0.326096">
                <text:p>0.326096</text:p>
                <draw:g>
                  <svg:desc>Sheet8.C45:Sheet8.C59</svg:desc>
                </draw:g>
              </table:table-cell>
              <table:table-cell office:value-type="float" office:value="0.321428">
                <text:p>0.321428</text:p>
                <draw:g>
                  <svg:desc>Sheet8.D45:Sheet8.D59</svg:desc>
                </draw:g>
              </table:table-cell>
              <table:table-cell office:value-type="float" office:value="0.349057">
                <text:p>0.349057</text:p>
                <draw:g>
                  <svg:desc>Sheet8.E45:Sheet8.E59</svg:desc>
                </draw:g>
              </table:table-cell>
              <table:table-cell office:value-type="float" office:value="0.343916">
                <text:p>0.343916</text:p>
                <draw:g>
                  <svg:desc>Sheet8.F45:Sheet8.F59</svg:desc>
                </draw:g>
              </table:table-cell>
              <table:table-cell office:value-type="float" office:value="0.370518">
                <text:p>0.370518</text:p>
                <draw:g>
                  <svg:desc>Sheet8.G45:Sheet8.G59</svg:desc>
                </draw:g>
              </table:table-cell>
            </table:table-row>
            <table:table-row>
              <table:table-cell office:value-type="string">
                <text:p>bzip2_259B</text:p>
              </table:table-cell>
              <table:table-cell office:value-type="float" office:value="0.845636">
                <text:p>0.845636</text:p>
              </table:table-cell>
              <table:table-cell office:value-type="float" office:value="0.831826">
                <text:p>0.831826</text:p>
              </table:table-cell>
              <table:table-cell office:value-type="float" office:value="0.823806">
                <text:p>0.823806</text:p>
              </table:table-cell>
              <table:table-cell office:value-type="float" office:value="0.845896">
                <text:p>0.845896</text:p>
              </table:table-cell>
              <table:table-cell office:value-type="float" office:value="0.845636">
                <text:p>0.845636</text:p>
              </table:table-cell>
              <table:table-cell office:value-type="float" office:value="0.845538">
                <text:p>0.845538</text:p>
              </table:table-cell>
            </table:table-row>
            <table:table-row>
              <table:table-cell office:value-type="string">
                <text:p>calculix_2655B</text:p>
              </table:table-cell>
              <table:table-cell office:value-type="float" office:value="1.45783">
                <text:p>1.45783</text:p>
              </table:table-cell>
              <table:table-cell office:value-type="float" office:value="1.47694">
                <text:p>1.47694</text:p>
              </table:table-cell>
              <table:table-cell office:value-type="float" office:value="1.44316">
                <text:p>1.44316</text:p>
              </table:table-cell>
              <table:table-cell office:value-type="float" office:value="1.42882">
                <text:p>1.42882</text:p>
              </table:table-cell>
              <table:table-cell office:value-type="float" office:value="1.45783">
                <text:p>1.45783</text:p>
              </table:table-cell>
              <table:table-cell office:value-type="float" office:value="1.48182">
                <text:p>1.48182</text:p>
              </table:table-cell>
            </table:table-row>
            <table:table-row>
              <table:table-cell office:value-type="string">
                <text:p>wrf_1650B</text:p>
              </table:table-cell>
              <table:table-cell office:value-type="float" office:value="0.636919">
                <text:p>0.636919</text:p>
              </table:table-cell>
              <table:table-cell office:value-type="float" office:value="0.609719">
                <text:p>0.609719</text:p>
              </table:table-cell>
              <table:table-cell office:value-type="float" office:value="0.556005">
                <text:p>0.556005</text:p>
              </table:table-cell>
              <table:table-cell office:value-type="float" office:value="0.637123">
                <text:p>0.637123</text:p>
              </table:table-cell>
              <table:table-cell office:value-type="float" office:value="0.636919">
                <text:p>0.636919</text:p>
              </table:table-cell>
              <table:table-cell office:value-type="float" office:value="0.635921">
                <text:p>0.635921</text:p>
              </table:table-cell>
            </table:table-row>
            <table:table-row>
              <table:table-cell office:value-type="string">
                <text:p>zeusmp_600B</text:p>
              </table:table-cell>
              <table:table-cell office:value-type="float" office:value="1.18446">
                <text:p>1.18446</text:p>
              </table:table-cell>
              <table:table-cell office:value-type="float" office:value="1.11395">
                <text:p>1.11395</text:p>
              </table:table-cell>
              <table:table-cell office:value-type="float" office:value="1.08542">
                <text:p>1.08542</text:p>
              </table:table-cell>
              <table:table-cell office:value-type="float" office:value="1.16377">
                <text:p>1.16377</text:p>
              </table:table-cell>
              <table:table-cell office:value-type="float" office:value="1.18446">
                <text:p>1.18446</text:p>
              </table:table-cell>
              <table:table-cell office:value-type="float" office:value="1.16817">
                <text:p>1.16817</text:p>
              </table:table-cell>
            </table:table-row>
            <table:table-row>
              <table:table-cell office:value-type="string">
                <text:p>astar_23B</text:p>
              </table:table-cell>
              <table:table-cell office:value-type="float" office:value="0.306155">
                <text:p>0.306155</text:p>
              </table:table-cell>
              <table:table-cell office:value-type="float" office:value="0.212545">
                <text:p>0.212545</text:p>
              </table:table-cell>
              <table:table-cell office:value-type="float" office:value="0.209229">
                <text:p>0.209229</text:p>
              </table:table-cell>
              <table:table-cell office:value-type="float" office:value="0.303828">
                <text:p>0.303828</text:p>
              </table:table-cell>
              <table:table-cell office:value-type="float" office:value="0.305901">
                <text:p>0.305901</text:p>
              </table:table-cell>
              <table:table-cell office:value-type="float" office:value="0.30525">
                <text:p>0.30525</text:p>
              </table:table-cell>
            </table:table-row>
            <table:table-row>
              <table:table-cell office:value-type="string">
                <text:p>hmmer_397B</text:p>
              </table:table-cell>
              <table:table-cell office:value-type="float" office:value="1.07663">
                <text:p>1.07663</text:p>
              </table:table-cell>
              <table:table-cell office:value-type="float" office:value="0.93416">
                <text:p>0.93416</text:p>
              </table:table-cell>
              <table:table-cell office:value-type="float" office:value="0.890312">
                <text:p>0.890312</text:p>
              </table:table-cell>
              <table:table-cell office:value-type="float" office:value="1.07972">
                <text:p>1.07972</text:p>
              </table:table-cell>
              <table:table-cell office:value-type="float" office:value="1.07663">
                <text:p>1.07663</text:p>
              </table:table-cell>
              <table:table-cell office:value-type="float" office:value="1.07438">
                <text:p>1.07438</text:p>
              </table:table-cell>
            </table:table-row>
            <table:table-row>
              <table:table-cell office:value-type="string">
                <text:p>mcf_158B</text:p>
              </table:table-cell>
              <table:table-cell office:value-type="float" office:value="0.0725333">
                <text:p>0.0725333</text:p>
              </table:table-cell>
              <table:table-cell office:value-type="float" office:value="0.0483729">
                <text:p>0.0483729</text:p>
              </table:table-cell>
              <table:table-cell office:value-type="float" office:value="0.0412217">
                <text:p>0.0412217</text:p>
              </table:table-cell>
              <table:table-cell office:value-type="float" office:value="0.0781409">
                <text:p>0.0781409</text:p>
              </table:table-cell>
              <table:table-cell office:value-type="float" office:value="0.0784033">
                <text:p>0.0784033</text:p>
              </table:table-cell>
              <table:table-cell office:value-type="float" office:value="0.0907835">
                <text:p>0.0907835</text:p>
              </table:table-cell>
            </table:table-row>
            <table:table-row>
              <table:table-cell office:value-type="string">
                <text:p>sphinx3_883B</text:p>
              </table:table-cell>
              <table:table-cell office:value-type="float" office:value="0.492352">
                <text:p>0.492352</text:p>
              </table:table-cell>
              <table:table-cell office:value-type="float" office:value="0.442305">
                <text:p>0.442305</text:p>
              </table:table-cell>
              <table:table-cell office:value-type="float" office:value="0.420825">
                <text:p>0.420825</text:p>
              </table:table-cell>
              <table:table-cell office:value-type="float" office:value="0.494135">
                <text:p>0.494135</text:p>
              </table:table-cell>
              <table:table-cell office:value-type="float" office:value="0.516605">
                <text:p>0.516605</text:p>
              </table:table-cell>
              <table:table-cell office:value-type="float" office:value="0.504375">
                <text:p>0.504375</text:p>
              </table:table-cell>
            </table:table-row>
            <table:table-row>
              <table:table-cell office:value-type="string">
                <text:p>povray_250B</text:p>
              </table:table-cell>
              <table:table-cell office:value-type="float" office:value="0.372527">
                <text:p>0.372527</text:p>
              </table:table-cell>
              <table:table-cell office:value-type="float" office:value="0.361047">
                <text:p>0.361047</text:p>
              </table:table-cell>
              <table:table-cell office:value-type="float" office:value="0.350578">
                <text:p>0.350578</text:p>
              </table:table-cell>
              <table:table-cell office:value-type="float" office:value="0.371682">
                <text:p>0.371682</text:p>
              </table:table-cell>
              <table:table-cell office:value-type="float" office:value="0.372527">
                <text:p>0.372527</text:p>
              </table:table-cell>
              <table:table-cell office:value-type="float" office:value="0.372018">
                <text:p>0.372018</text:p>
              </table:table-cell>
            </table:table-row>
            <table:table-row>
              <table:table-cell office:value-type="string">
                <text:p>soplex_66B</text:p>
              </table:table-cell>
              <table:table-cell office:value-type="float" office:value="0.250941">
                <text:p>0.250941</text:p>
              </table:table-cell>
              <table:table-cell office:value-type="float" office:value="0.315673">
                <text:p>0.315673</text:p>
              </table:table-cell>
              <table:table-cell office:value-type="float" office:value="0.309759">
                <text:p>0.309759</text:p>
              </table:table-cell>
              <table:table-cell office:value-type="float" office:value="0.26391">
                <text:p>0.26391</text:p>
              </table:table-cell>
              <table:table-cell office:value-type="float" office:value="0.293406">
                <text:p>0.293406</text:p>
              </table:table-cell>
              <table:table-cell office:value-type="float" office:value="0.280934">
                <text:p>0.280934</text:p>
              </table:table-cell>
            </table:table-row>
            <table:table-row>
              <table:table-cell office:value-type="string">
                <text:p>soplex_205B</text:p>
              </table:table-cell>
              <table:table-cell office:value-type="float" office:value="0.213461">
                <text:p>0.213461</text:p>
              </table:table-cell>
              <table:table-cell office:value-type="float" office:value="0.167273">
                <text:p>0.167273</text:p>
              </table:table-cell>
              <table:table-cell office:value-type="float" office:value="0.16724">
                <text:p>0.16724</text:p>
              </table:table-cell>
              <table:table-cell office:value-type="float" office:value="0.209553">
                <text:p>0.209553</text:p>
              </table:table-cell>
              <table:table-cell office:value-type="float" office:value="0.217172">
                <text:p>0.217172</text:p>
              </table:table-cell>
              <table:table-cell office:value-type="float" office:value="0.215216">
                <text:p>0.215216</text:p>
              </table:table-cell>
            </table:table-row>
            <table:table-row>
              <table:table-cell office:value-type="string">
                <text:p>gcc_56B</text:p>
              </table:table-cell>
              <table:table-cell office:value-type="float" office:value="0.734408">
                <text:p>0.734408</text:p>
              </table:table-cell>
              <table:table-cell office:value-type="float" office:value="0.734959">
                <text:p>0.734959</text:p>
              </table:table-cell>
              <table:table-cell office:value-type="float" office:value="0.728508">
                <text:p>0.728508</text:p>
              </table:table-cell>
              <table:table-cell office:value-type="float" office:value="0.730597">
                <text:p>0.730597</text:p>
              </table:table-cell>
              <table:table-cell office:value-type="float" office:value="0.734408">
                <text:p>0.734408</text:p>
              </table:table-cell>
              <table:table-cell office:value-type="float" office:value="0.733027">
                <text:p>0.733027</text:p>
              </table:table-cell>
            </table:table-row>
            <table:table-row>
              <table:table-cell office:value-type="string">
                <text:p>gromacs_0B</text:p>
              </table:table-cell>
              <table:table-cell office:value-type="float" office:value="0.390031">
                <text:p>0.390031</text:p>
              </table:table-cell>
              <table:table-cell office:value-type="float" office:value="0.362501">
                <text:p>0.362501</text:p>
              </table:table-cell>
              <table:table-cell office:value-type="float" office:value="0.358501">
                <text:p>0.358501</text:p>
              </table:table-cell>
              <table:table-cell office:value-type="float" office:value="0.390034">
                <text:p>0.390034</text:p>
              </table:table-cell>
              <table:table-cell office:value-type="float" office:value="0.390031">
                <text:p>0.390031</text:p>
              </table:table-cell>
              <table:table-cell office:value-type="float" office:value="0.390037">
                <text:p>0.390037</text:p>
              </table:table-cell>
            </table:table-row>
            <table:table-row>
              <table:table-cell office:value-type="string">
                <text:p>tonto_422B</text:p>
              </table:table-cell>
              <table:table-cell office:value-type="float" office:value="0.634794">
                <text:p>0.634794</text:p>
              </table:table-cell>
              <table:table-cell office:value-type="float" office:value="0.626328">
                <text:p>0.626328</text:p>
              </table:table-cell>
              <table:table-cell office:value-type="float" office:value="0.617021">
                <text:p>0.617021</text:p>
              </table:table-cell>
              <table:table-cell office:value-type="float" office:value="0.636568">
                <text:p>0.636568</text:p>
              </table:table-cell>
              <table:table-cell office:value-type="float" office:value="0.634794">
                <text:p>0.634794</text:p>
              </table:table-cell>
              <table:table-cell office:value-type="float" office:value="0.634445">
                <text:p>0.634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2cm" svg:height="8.369cm" xlink:href=".." xlink:type="simple" chart:class="chart:bar" chart:style-name="ch1">
        <chart:legend chart:legend-position="end" svg:x="13.653cm" svg:y="2.64cm" style:legend-expansion="high" chart:style-name="ch2"/>
        <chart:plot-area chart:style-name="ch3" table:cell-range-address="Sheet9.A4:Sheet9.G19" chart:data-source-has-labels="both" svg:x="0.32cm" svg:y="0.167cm" svg:width="13.013cm" svg:height="8.035cm">
          <chartooo:coordinate-region svg:x="1.003cm" svg:y="0.167cm" svg:width="12.33cm" svg:height="5.66cm"/>
          <chart:axis chart:dimension="x" chart:name="primary-x" chart:style-name="ch4" chartooo:axis-type="auto">
            <chartooo:date-scale/>
            <chart:categories table:cell-range-address="Sheet9.A5:Sheet9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9.B5:Sheet9.B19" chart:label-cell-address="Sheet9.B4:Sheet9.B4" chart:class="chart:bar">
            <chart:data-point chart:repeated="15"/>
          </chart:series>
          <chart:series chart:style-name="ch8" chart:values-cell-range-address="Sheet9.C5:Sheet9.C19" chart:label-cell-address="Sheet9.C4:Sheet9.C4" chart:class="chart:bar">
            <chart:data-point chart:repeated="15"/>
          </chart:series>
          <chart:series chart:style-name="ch9" chart:values-cell-range-address="Sheet9.D5:Sheet9.D19" chart:label-cell-address="Sheet9.D4:Sheet9.D4" chart:class="chart:bar">
            <chart:data-point chart:repeated="15"/>
          </chart:series>
          <chart:series chart:style-name="ch10" chart:values-cell-range-address="Sheet9.E5:Sheet9.E19" chart:label-cell-address="Sheet9.E4:Sheet9.E4" chart:class="chart:bar">
            <chart:data-point chart:repeated="15"/>
          </chart:series>
          <chart:series chart:style-name="ch11" chart:values-cell-range-address="Sheet9.F5:Sheet9.F19" chart:label-cell-address="Sheet9.F4:Sheet9.F4" chart:class="chart:bar">
            <chart:data-point chart:repeated="15"/>
          </chart:series>
          <chart:series chart:style-name="ch12" chart:values-cell-range-address="Sheet9.G5:Sheet9.G19" chart:label-cell-address="Sheet9.G4:Sheet9.G4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Sheet9.B4:Sheet9.B4</svg:desc>
                </draw:g>
              </table:table-cell>
              <table:table-cell office:value-type="string">
                <text:p>MRU</text:p>
                <draw:g>
                  <svg:desc>Sheet9.C4:Sheet9.C4</svg:desc>
                </draw:g>
              </table:table-cell>
              <table:table-cell office:value-type="string">
                <text:p>MRU+LFU</text:p>
                <draw:g>
                  <svg:desc>Sheet9.D4:Sheet9.D4</svg:desc>
                </draw:g>
              </table:table-cell>
              <table:table-cell office:value-type="string">
                <text:p>DRRIP</text:p>
                <draw:g>
                  <svg:desc>Sheet9.E4:Sheet9.E4</svg:desc>
                </draw:g>
              </table:table-cell>
              <table:table-cell office:value-type="string">
                <text:p>SRRIP</text:p>
                <draw:g>
                  <svg:desc>Sheet9.F4:Sheet9.F4</svg:desc>
                </draw:g>
              </table:table-cell>
              <table:table-cell office:value-type="string">
                <text:p>SHIP</text:p>
                <draw:g>
                  <svg:desc>Sheet9.G4:Sheet9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m_94B</text:p>
                <draw:g>
                  <svg:desc>Sheet9.A5:Sheet9.A19</svg:desc>
                </draw:g>
              </table:table-cell>
              <table:table-cell office:value-type="float" office:value="51.91038216">
                <text:p>51.91038216</text:p>
                <draw:g>
                  <svg:desc>Sheet9.B5:Sheet9.B19</svg:desc>
                </draw:g>
              </table:table-cell>
              <table:table-cell office:value-type="float" office:value="42.4856856754">
                <text:p>42.4856856754</text:p>
                <draw:g>
                  <svg:desc>Sheet9.C5:Sheet9.C19</svg:desc>
                </draw:g>
              </table:table-cell>
              <table:table-cell office:value-type="float" office:value="43.0846123673">
                <text:p>43.0846123673</text:p>
                <draw:g>
                  <svg:desc>Sheet9.D5:Sheet9.D19</svg:desc>
                </draw:g>
              </table:table-cell>
              <table:table-cell office:value-type="float" office:value="53.7317612562">
                <text:p>53.7317612562</text:p>
                <draw:g>
                  <svg:desc>Sheet9.E5:Sheet9.E19</svg:desc>
                </draw:g>
              </table:table-cell>
              <table:table-cell office:value-type="float" office:value="53.7941332495">
                <text:p>53.7941332495</text:p>
                <draw:g>
                  <svg:desc>Sheet9.F5:Sheet9.F19</svg:desc>
                </draw:g>
              </table:table-cell>
              <table:table-cell office:value-type="float" office:value="80.3261848761">
                <text:p>80.3261848761</text:p>
                <draw:g>
                  <svg:desc>Sheet9.G5:Sheet9.G19</svg:desc>
                </draw:g>
              </table:table-cell>
            </table:table-row>
            <table:table-row>
              <table:table-cell office:value-type="string">
                <text:p>bzip2_259B</text:p>
              </table:table-cell>
              <table:table-cell office:value-type="float" office:value="53.97093174">
                <text:p>53.97093174</text:p>
              </table:table-cell>
              <table:table-cell office:value-type="float" office:value="53.1331842862">
                <text:p>53.1331842862</text:p>
              </table:table-cell>
              <table:table-cell office:value-type="float" office:value="49.7071829808">
                <text:p>49.7071829808</text:p>
              </table:table-cell>
              <table:table-cell office:value-type="float" office:value="57.2854978653">
                <text:p>57.2854978653</text:p>
              </table:table-cell>
              <table:table-cell office:value-type="float" office:value="53.9709317415">
                <text:p>53.9709317415</text:p>
              </table:table-cell>
              <table:table-cell office:value-type="float" office:value="60.8886611522">
                <text:p>60.8886611522</text:p>
              </table:table-cell>
            </table:table-row>
            <table:table-row>
              <table:table-cell office:value-type="string">
                <text:p>calculix_2655B</text:p>
              </table:table-cell>
              <table:table-cell office:value-type="float" office:value="17.22657034">
                <text:p>17.22657034</text:p>
              </table:table-cell>
              <table:table-cell office:value-type="float" office:value="22.0164661828">
                <text:p>22.0164661828</text:p>
              </table:table-cell>
              <table:table-cell office:value-type="float" office:value="20.0649821182">
                <text:p>20.0649821182</text:p>
              </table:table-cell>
              <table:table-cell office:value-type="float" office:value="20.7691751608">
                <text:p>20.7691751608</text:p>
              </table:table-cell>
              <table:table-cell office:value-type="float" office:value="17.2265703392">
                <text:p>17.2265703392</text:p>
              </table:table-cell>
              <table:table-cell office:value-type="float" office:value="20.8856447689">
                <text:p>20.8856447689</text:p>
              </table:table-cell>
            </table:table-row>
            <table:table-row>
              <table:table-cell office:value-type="string">
                <text:p>wrf_1650B</text:p>
              </table:table-cell>
              <table:table-cell office:value-type="float" office:value="82.48642628">
                <text:p>82.48642628</text:p>
              </table:table-cell>
              <table:table-cell office:value-type="float" office:value="42.0600553702">
                <text:p>42.0600553702</text:p>
              </table:table-cell>
              <table:table-cell office:value-type="float" office:value="52.4986709197">
                <text:p>52.4986709197</text:p>
              </table:table-cell>
              <table:table-cell office:value-type="float" office:value="83.5684062059">
                <text:p>83.5684062059</text:p>
              </table:table-cell>
              <table:table-cell office:value-type="float" office:value="82.4864262843">
                <text:p>82.4864262843</text:p>
              </table:table-cell>
              <table:table-cell office:value-type="float" office:value="84.1141396934">
                <text:p>84.1141396934</text:p>
              </table:table-cell>
            </table:table-row>
            <table:table-row>
              <table:table-cell office:value-type="string">
                <text:p>zeusmp_600B</text:p>
              </table:table-cell>
              <table:table-cell office:value-type="float" office:value="76.35907785">
                <text:p>76.35907785</text:p>
              </table:table-cell>
              <table:table-cell office:value-type="float" office:value="14.9229647514">
                <text:p>14.9229647514</text:p>
              </table:table-cell>
              <table:table-cell office:value-type="float" office:value="12.9528572021">
                <text:p>12.9528572021</text:p>
              </table:table-cell>
              <table:table-cell office:value-type="float" office:value="77.0611087131">
                <text:p>77.0611087131</text:p>
              </table:table-cell>
              <table:table-cell office:value-type="float" office:value="76.359077845">
                <text:p>76.359077845</text:p>
              </table:table-cell>
              <table:table-cell office:value-type="float" office:value="76.7580526186">
                <text:p>76.7580526186</text:p>
              </table:table-cell>
            </table:table-row>
            <table:table-row>
              <table:table-cell office:value-type="string">
                <text:p>astar_23B</text:p>
              </table:table-cell>
              <table:table-cell office:value-type="float" office:value="8.286287793">
                <text:p>8.286287793</text:p>
              </table:table-cell>
              <table:table-cell office:value-type="float" office:value="9.0885388514">
                <text:p>9.0885388514</text:p>
              </table:table-cell>
              <table:table-cell office:value-type="float" office:value="8.9954484738">
                <text:p>8.9954484738</text:p>
              </table:table-cell>
              <table:table-cell office:value-type="float" office:value="8.9135078382">
                <text:p>8.9135078382</text:p>
              </table:table-cell>
              <table:table-cell office:value-type="float" office:value="8.4101764479">
                <text:p>8.4101764479</text:p>
              </table:table-cell>
              <table:table-cell office:value-type="float" office:value="8.6640115858">
                <text:p>8.6640115858</text:p>
              </table:table-cell>
            </table:table-row>
            <table:table-row>
              <table:table-cell office:value-type="string">
                <text:p>hmmer_397B</text:p>
              </table:table-cell>
              <table:table-cell office:value-type="float" office:value="50.04998201">
                <text:p>50.04998201</text:p>
              </table:table-cell>
              <table:table-cell office:value-type="float" office:value="37.3530289466">
                <text:p>37.3530289466</text:p>
              </table:table-cell>
              <table:table-cell office:value-type="float" office:value="33.7013004496">
                <text:p>33.7013004496</text:p>
              </table:table-cell>
              <table:table-cell office:value-type="float" office:value="50.0358109184">
                <text:p>50.0358109184</text:p>
              </table:table-cell>
              <table:table-cell office:value-type="float" office:value="50.0499820065">
                <text:p>50.0499820065</text:p>
              </table:table-cell>
              <table:table-cell office:value-type="float" office:value="49.9521111022">
                <text:p>49.9521111022</text:p>
              </table:table-cell>
            </table:table-row>
            <table:table-row>
              <table:table-cell office:value-type="string">
                <text:p>mcf_158B</text:p>
              </table:table-cell>
              <table:table-cell office:value-type="float" office:value="58.90094765">
                <text:p>58.90094765</text:p>
              </table:table-cell>
              <table:table-cell office:value-type="float" office:value="59.234443349">
                <text:p>59.234443349</text:p>
              </table:table-cell>
              <table:table-cell office:value-type="float" office:value="71.1103574598">
                <text:p>71.1103574598</text:p>
              </table:table-cell>
              <table:table-cell office:value-type="float" office:value="52.8530310471">
                <text:p>52.8530310471</text:p>
              </table:table-cell>
              <table:table-cell office:value-type="float" office:value="52.6152337365">
                <text:p>52.6152337365</text:p>
              </table:table-cell>
              <table:table-cell office:value-type="float" office:value="43.6715673584">
                <text:p>43.6715673584</text:p>
              </table:table-cell>
            </table:table-row>
            <table:table-row>
              <table:table-cell office:value-type="string">
                <text:p>sphinx3_883B</text:p>
              </table:table-cell>
              <table:table-cell office:value-type="float" office:value="80.5662652">
                <text:p>80.5662652</text:p>
              </table:table-cell>
              <table:table-cell office:value-type="float" office:value="74.9504055276">
                <text:p>74.9504055276</text:p>
              </table:table-cell>
              <table:table-cell office:value-type="float" office:value="72.6700443319">
                <text:p>72.6700443319</text:p>
              </table:table-cell>
              <table:table-cell office:value-type="float" office:value="79.4610857927">
                <text:p>79.4610857927</text:p>
              </table:table-cell>
              <table:table-cell office:value-type="float" office:value="80.2661915741">
                <text:p>80.2661915741</text:p>
              </table:table-cell>
              <table:table-cell office:value-type="float" office:value="80.2577805721">
                <text:p>80.2577805721</text:p>
              </table:table-cell>
            </table:table-row>
            <table:table-row>
              <table:table-cell office:value-type="string">
                <text:p>povray_250B</text:p>
              </table:table-cell>
              <table:table-cell office:value-type="float" office:value="23.1436314363">
                <text:p>23.1436314363</text:p>
              </table:table-cell>
              <table:table-cell office:value-type="float" office:value="16.8841439304">
                <text:p>16.8841439304</text:p>
              </table:table-cell>
              <table:table-cell office:value-type="float" office:value="7.5722645859">
                <text:p>7.5722645859</text:p>
              </table:table-cell>
              <table:table-cell office:value-type="float" office:value="13.0024360536">
                <text:p>13.0024360536</text:p>
              </table:table-cell>
              <table:table-cell office:value-type="float" office:value="23.1436314363">
                <text:p>23.1436314363</text:p>
              </table:table-cell>
              <table:table-cell office:value-type="float" office:value="16.0586686724">
                <text:p>16.0586686724</text:p>
              </table:table-cell>
            </table:table-row>
            <table:table-row>
              <table:table-cell office:value-type="string">
                <text:p>soplex_66B</text:p>
              </table:table-cell>
              <table:table-cell office:value-type="float" office:value="58.6827814888">
                <text:p>58.6827814888</text:p>
              </table:table-cell>
              <table:table-cell office:value-type="float" office:value="40.0187131928">
                <text:p>40.0187131928</text:p>
              </table:table-cell>
              <table:table-cell office:value-type="float" office:value="41.0968804122">
                <text:p>41.0968804122</text:p>
              </table:table-cell>
              <table:table-cell office:value-type="float" office:value="55.2957352443">
                <text:p>55.2957352443</text:p>
              </table:table-cell>
              <table:table-cell office:value-type="float" office:value="46.7352024922">
                <text:p>46.7352024922</text:p>
              </table:table-cell>
              <table:table-cell office:value-type="float" office:value="52.424672238">
                <text:p>52.424672238</text:p>
              </table:table-cell>
            </table:table-row>
            <table:table-row>
              <table:table-cell office:value-type="string">
                <text:p>soplex_205B</text:p>
              </table:table-cell>
              <table:table-cell office:value-type="float" office:value="50.8523489533">
                <text:p>50.8523489533</text:p>
              </table:table-cell>
              <table:table-cell office:value-type="float" office:value="52.7412835374">
                <text:p>52.7412835374</text:p>
              </table:table-cell>
              <table:table-cell office:value-type="float" office:value="52.2673174196">
                <text:p>52.2673174196</text:p>
              </table:table-cell>
              <table:table-cell office:value-type="float" office:value="52.7690009937">
                <text:p>52.7690009937</text:p>
              </table:table-cell>
              <table:table-cell office:value-type="float" office:value="53.7891683535">
                <text:p>53.7891683535</text:p>
              </table:table-cell>
              <table:table-cell office:value-type="float" office:value="54.2004939148">
                <text:p>54.2004939148</text:p>
              </table:table-cell>
            </table:table-row>
            <table:table-row>
              <table:table-cell office:value-type="string">
                <text:p>gcc_56B</text:p>
              </table:table-cell>
              <table:table-cell office:value-type="float" office:value="0.2936382492">
                <text:p>0.2936382492</text:p>
              </table:table-cell>
              <table:table-cell office:value-type="float" office:value="0.3434002071">
                <text:p>0.3434002071</text:p>
              </table:table-cell>
              <table:table-cell office:value-type="float" office:value="0.343764494">
                <text:p>0.343764494</text:p>
              </table:table-cell>
              <table:table-cell office:value-type="float" office:value="0.291238518">
                <text:p>0.291238518</text:p>
              </table:table-cell>
              <table:table-cell office:value-type="float" office:value="0.2936382492">
                <text:p>0.2936382492</text:p>
              </table:table-cell>
              <table:table-cell office:value-type="float" office:value="0.3066926873">
                <text:p>0.3066926873</text:p>
              </table:table-cell>
            </table:table-row>
            <table:table-row>
              <table:table-cell office:value-type="string">
                <text:p>gromacs_0B</text:p>
              </table:table-cell>
              <table:table-cell office:value-type="float" office:value="54.9855491329">
                <text:p>54.9855491329</text:p>
              </table:table-cell>
              <table:table-cell office:value-type="float" office:value="15.8839490712">
                <text:p>15.8839490712</text:p>
              </table:table-cell>
              <table:table-cell office:value-type="float" office:value="11.5041572184">
                <text:p>11.5041572184</text:p>
              </table:table-cell>
              <table:table-cell office:value-type="float" office:value="58.992248062">
                <text:p>58.992248062</text:p>
              </table:table-cell>
              <table:table-cell office:value-type="float" office:value="54.9855491329">
                <text:p>54.9855491329</text:p>
              </table:table-cell>
              <table:table-cell office:value-type="float" office:value="52.9207232267">
                <text:p>52.9207232267</text:p>
              </table:table-cell>
            </table:table-row>
            <table:table-row>
              <table:table-cell office:value-type="string">
                <text:p>tonto_422B</text:p>
              </table:table-cell>
              <table:table-cell office:value-type="float" office:value="23.6474617952">
                <text:p>23.6474617952</text:p>
              </table:table-cell>
              <table:table-cell office:value-type="float" office:value="25.5556873443">
                <text:p>25.5556873443</text:p>
              </table:table-cell>
              <table:table-cell office:value-type="float" office:value="24.5849224656">
                <text:p>24.5849224656</text:p>
              </table:table-cell>
              <table:table-cell office:value-type="float" office:value="23.5849672491">
                <text:p>23.5849672491</text:p>
              </table:table-cell>
              <table:table-cell office:value-type="float" office:value="23.6474617952">
                <text:p>23.6474617952</text:p>
              </table:table-cell>
              <table:table-cell office:value-type="float" office:value="23.9620878387">
                <text:p>23.96208783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866cm" xlink:href=".." xlink:type="simple" chart:class="chart:bar" chart:style-name="ch1">
        <chart:legend chart:legend-position="end" svg:x="13.631cm" svg:y="2.389cm" style:legend-expansion="high" chart:style-name="ch2"/>
        <chart:plot-area chart:style-name="ch3" table:cell-range-address="Sheet9.A24:Sheet9.G39" chart:data-source-has-labels="both" svg:x="0.32cm" svg:y="0.157cm" svg:width="12.991cm" svg:height="7.552cm">
          <chartooo:coordinate-region svg:x="1.127cm" svg:y="0.157cm" svg:width="12.184cm" svg:height="5.177cm"/>
          <chart:axis chart:dimension="x" chart:name="primary-x" chart:style-name="ch4" chartooo:axis-type="auto">
            <chartooo:date-scale/>
            <chart:categories table:cell-range-address="Sheet9.A25:Sheet9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9.B25:Sheet9.B39" chart:label-cell-address="Sheet9.B24:Sheet9.B24" chart:class="chart:bar">
            <chart:data-point chart:repeated="15"/>
          </chart:series>
          <chart:series chart:style-name="ch8" chart:values-cell-range-address="Sheet9.C25:Sheet9.C39" chart:label-cell-address="Sheet9.C24:Sheet9.C24" chart:class="chart:bar">
            <chart:data-point chart:repeated="15"/>
          </chart:series>
          <chart:series chart:style-name="ch9" chart:values-cell-range-address="Sheet9.D25:Sheet9.D39" chart:label-cell-address="Sheet9.D24:Sheet9.D24" chart:class="chart:bar">
            <chart:data-point chart:repeated="15"/>
          </chart:series>
          <chart:series chart:style-name="ch10" chart:values-cell-range-address="Sheet9.E25:Sheet9.E39" chart:label-cell-address="Sheet9.E24:Sheet9.E24" chart:class="chart:bar">
            <chart:data-point chart:repeated="15"/>
          </chart:series>
          <chart:series chart:style-name="ch11" chart:values-cell-range-address="Sheet9.F25:Sheet9.F39" chart:label-cell-address="Sheet9.F24:Sheet9.F24" chart:class="chart:bar">
            <chart:data-point chart:repeated="15"/>
          </chart:series>
          <chart:series chart:style-name="ch12" chart:values-cell-range-address="Sheet9.G25:Sheet9.G39" chart:label-cell-address="Sheet9.G24:Sheet9.G24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Sheet9.B24:Sheet9.B24</svg:desc>
                </draw:g>
              </table:table-cell>
              <table:table-cell office:value-type="string">
                <text:p>MRU</text:p>
                <draw:g>
                  <svg:desc>Sheet9.C24:Sheet9.C24</svg:desc>
                </draw:g>
              </table:table-cell>
              <table:table-cell office:value-type="string">
                <text:p>MRU+LFU</text:p>
                <draw:g>
                  <svg:desc>Sheet9.D24:Sheet9.D24</svg:desc>
                </draw:g>
              </table:table-cell>
              <table:table-cell office:value-type="string">
                <text:p>DRRIP</text:p>
                <draw:g>
                  <svg:desc>Sheet9.E24:Sheet9.E24</svg:desc>
                </draw:g>
              </table:table-cell>
              <table:table-cell office:value-type="string">
                <text:p>SRRIP</text:p>
                <draw:g>
                  <svg:desc>Sheet9.F24:Sheet9.F24</svg:desc>
                </draw:g>
              </table:table-cell>
              <table:table-cell office:value-type="string">
                <text:p>SHIP</text:p>
                <draw:g>
                  <svg:desc>Sheet9.G24:Sheet9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m_94B</text:p>
                <draw:g>
                  <svg:desc>Sheet9.A25:Sheet9.A39</svg:desc>
                </draw:g>
              </table:table-cell>
              <table:table-cell office:value-type="float" office:value="48.08961784">
                <text:p>48.08961784</text:p>
                <draw:g>
                  <svg:desc>Sheet9.B25:Sheet9.B39</svg:desc>
                </draw:g>
              </table:table-cell>
              <table:table-cell office:value-type="float" office:value="57.5143143246">
                <text:p>57.5143143246</text:p>
                <draw:g>
                  <svg:desc>Sheet9.C25:Sheet9.C39</svg:desc>
                </draw:g>
              </table:table-cell>
              <table:table-cell office:value-type="float" office:value="56.9153876327">
                <text:p>56.9153876327</text:p>
                <draw:g>
                  <svg:desc>Sheet9.D25:Sheet9.D39</svg:desc>
                </draw:g>
              </table:table-cell>
              <table:table-cell office:value-type="float" office:value="46.2682387438">
                <text:p>46.2682387438</text:p>
                <draw:g>
                  <svg:desc>Sheet9.E25:Sheet9.E39</svg:desc>
                </draw:g>
              </table:table-cell>
              <table:table-cell office:value-type="float" office:value="46.2058667505">
                <text:p>46.2058667505</text:p>
                <draw:g>
                  <svg:desc>Sheet9.F25:Sheet9.F39</svg:desc>
                </draw:g>
              </table:table-cell>
              <table:table-cell office:value-type="float" office:value="19.6738151239">
                <text:p>19.6738151239</text:p>
                <draw:g>
                  <svg:desc>Sheet9.G25:Sheet9.G39</svg:desc>
                </draw:g>
              </table:table-cell>
            </table:table-row>
            <table:table-row>
              <table:table-cell office:value-type="string">
                <text:p>bzip2_259B</text:p>
              </table:table-cell>
              <table:table-cell office:value-type="float" office:value="46.02906826">
                <text:p>46.02906826</text:p>
              </table:table-cell>
              <table:table-cell office:value-type="float" office:value="46.8668157138">
                <text:p>46.8668157138</text:p>
              </table:table-cell>
              <table:table-cell office:value-type="float" office:value="50.2928170192">
                <text:p>50.2928170192</text:p>
              </table:table-cell>
              <table:table-cell office:value-type="float" office:value="42.7145021347">
                <text:p>42.7145021347</text:p>
              </table:table-cell>
              <table:table-cell office:value-type="float" office:value="46.0290682585">
                <text:p>46.0290682585</text:p>
              </table:table-cell>
              <table:table-cell office:value-type="float" office:value="39.1113388478">
                <text:p>39.1113388478</text:p>
              </table:table-cell>
            </table:table-row>
            <table:table-row>
              <table:table-cell office:value-type="string">
                <text:p>calculix_2655B</text:p>
              </table:table-cell>
              <table:table-cell office:value-type="float" office:value="82.77342966">
                <text:p>82.77342966</text:p>
              </table:table-cell>
              <table:table-cell office:value-type="float" office:value="77.9835338172">
                <text:p>77.9835338172</text:p>
              </table:table-cell>
              <table:table-cell office:value-type="float" office:value="79.9350178818">
                <text:p>79.9350178818</text:p>
              </table:table-cell>
              <table:table-cell office:value-type="float" office:value="79.2308248392">
                <text:p>79.2308248392</text:p>
              </table:table-cell>
              <table:table-cell office:value-type="float" office:value="82.7734296608">
                <text:p>82.7734296608</text:p>
              </table:table-cell>
              <table:table-cell office:value-type="float" office:value="79.1143552311">
                <text:p>79.1143552311</text:p>
              </table:table-cell>
            </table:table-row>
            <table:table-row>
              <table:table-cell office:value-type="string">
                <text:p>wrf_1650B</text:p>
              </table:table-cell>
              <table:table-cell office:value-type="float" office:value="17.51357372">
                <text:p>17.51357372</text:p>
              </table:table-cell>
              <table:table-cell office:value-type="float" office:value="57.9399446298">
                <text:p>57.9399446298</text:p>
              </table:table-cell>
              <table:table-cell office:value-type="float" office:value="47.5013290803">
                <text:p>47.5013290803</text:p>
              </table:table-cell>
              <table:table-cell office:value-type="float" office:value="16.4315937941">
                <text:p>16.4315937941</text:p>
              </table:table-cell>
              <table:table-cell office:value-type="float" office:value="17.5135737157">
                <text:p>17.5135737157</text:p>
              </table:table-cell>
              <table:table-cell office:value-type="float" office:value="15.8858603066">
                <text:p>15.8858603066</text:p>
              </table:table-cell>
            </table:table-row>
            <table:table-row>
              <table:table-cell office:value-type="string">
                <text:p>zeusmp_600B</text:p>
              </table:table-cell>
              <table:table-cell office:value-type="float" office:value="23.64090015">
                <text:p>23.64090015</text:p>
              </table:table-cell>
              <table:table-cell office:value-type="float" office:value="85.0770352486">
                <text:p>85.0770352486</text:p>
              </table:table-cell>
              <table:table-cell office:value-type="float" office:value="87.0471427979">
                <text:p>87.0471427979</text:p>
              </table:table-cell>
              <table:table-cell office:value-type="float" office:value="22.9388912869">
                <text:p>22.9388912869</text:p>
              </table:table-cell>
              <table:table-cell office:value-type="float" office:value="23.640922155">
                <text:p>23.640922155</text:p>
              </table:table-cell>
              <table:table-cell office:value-type="float" office:value="23.2419473814">
                <text:p>23.2419473814</text:p>
              </table:table-cell>
            </table:table-row>
            <table:table-row>
              <table:table-cell office:value-type="string">
                <text:p>astar_23B</text:p>
              </table:table-cell>
              <table:table-cell office:value-type="float" office:value="91.71371221">
                <text:p>91.71371221</text:p>
              </table:table-cell>
              <table:table-cell office:value-type="float" office:value="90.9114611486">
                <text:p>90.9114611486</text:p>
              </table:table-cell>
              <table:table-cell office:value-type="float" office:value="91.0045515262">
                <text:p>91.0045515262</text:p>
              </table:table-cell>
              <table:table-cell office:value-type="float" office:value="91.0864921618">
                <text:p>91.0864921618</text:p>
              </table:table-cell>
              <table:table-cell office:value-type="float" office:value="91.5898235521">
                <text:p>91.5898235521</text:p>
              </table:table-cell>
              <table:table-cell office:value-type="float" office:value="91.3359884142">
                <text:p>91.3359884142</text:p>
              </table:table-cell>
            </table:table-row>
            <table:table-row>
              <table:table-cell office:value-type="string">
                <text:p>hmmer_397B</text:p>
              </table:table-cell>
              <table:table-cell office:value-type="float" office:value="49.95001799">
                <text:p>49.95001799</text:p>
              </table:table-cell>
              <table:table-cell office:value-type="float" office:value="62.6469710534">
                <text:p>62.6469710534</text:p>
              </table:table-cell>
              <table:table-cell office:value-type="float" office:value="66.2986995504">
                <text:p>66.2986995504</text:p>
              </table:table-cell>
              <table:table-cell office:value-type="float" office:value="49.9641890816">
                <text:p>49.9641890816</text:p>
              </table:table-cell>
              <table:table-cell office:value-type="float" office:value="49.9500179935">
                <text:p>49.9500179935</text:p>
              </table:table-cell>
              <table:table-cell office:value-type="float" office:value="50.0478888978">
                <text:p>50.0478888978</text:p>
              </table:table-cell>
            </table:table-row>
            <table:table-row>
              <table:table-cell office:value-type="string">
                <text:p>mcf_158B</text:p>
              </table:table-cell>
              <table:table-cell office:value-type="float" office:value="41.09905235">
                <text:p>41.09905235</text:p>
              </table:table-cell>
              <table:table-cell office:value-type="float" office:value="40.765556651">
                <text:p>40.765556651</text:p>
              </table:table-cell>
              <table:table-cell office:value-type="float" office:value="28.8896425402">
                <text:p>28.8896425402</text:p>
              </table:table-cell>
              <table:table-cell office:value-type="float" office:value="47.1469689529">
                <text:p>47.1469689529</text:p>
              </table:table-cell>
              <table:table-cell office:value-type="float" office:value="47.3847662635">
                <text:p>47.3847662635</text:p>
              </table:table-cell>
              <table:table-cell office:value-type="float" office:value="56.3284326416">
                <text:p>56.3284326416</text:p>
              </table:table-cell>
            </table:table-row>
            <table:table-row>
              <table:table-cell office:value-type="string">
                <text:p>sphinx3_883B</text:p>
              </table:table-cell>
              <table:table-cell office:value-type="float" office:value="19.4337348">
                <text:p>19.4337348</text:p>
              </table:table-cell>
              <table:table-cell office:value-type="float" office:value="25.0495944724">
                <text:p>25.0495944724</text:p>
              </table:table-cell>
              <table:table-cell office:value-type="float" office:value="27.3299556681">
                <text:p>27.3299556681</text:p>
              </table:table-cell>
              <table:table-cell office:value-type="float" office:value="20.5389142073">
                <text:p>20.5389142073</text:p>
              </table:table-cell>
              <table:table-cell office:value-type="float" office:value="19.7338084259">
                <text:p>19.7338084259</text:p>
              </table:table-cell>
              <table:table-cell office:value-type="float" office:value="19.7422194279">
                <text:p>19.7422194279</text:p>
              </table:table-cell>
            </table:table-row>
            <table:table-row>
              <table:table-cell office:value-type="string">
                <text:p>povray_250B</text:p>
              </table:table-cell>
              <table:table-cell office:value-type="float" office:value="76.8563685637">
                <text:p>76.8563685637</text:p>
              </table:table-cell>
              <table:table-cell office:value-type="float" office:value="83.1158560696">
                <text:p>83.1158560696</text:p>
              </table:table-cell>
              <table:table-cell office:value-type="float" office:value="92.4277354141">
                <text:p>92.4277354141</text:p>
              </table:table-cell>
              <table:table-cell office:value-type="float" office:value="86.9975639464">
                <text:p>86.9975639464</text:p>
              </table:table-cell>
              <table:table-cell office:value-type="float" office:value="76.8563685637">
                <text:p>76.8563685637</text:p>
              </table:table-cell>
              <table:table-cell office:value-type="float" office:value="83.9413313276">
                <text:p>83.9413313276</text:p>
              </table:table-cell>
            </table:table-row>
            <table:table-row>
              <table:table-cell office:value-type="string">
                <text:p>soplex_66B</text:p>
              </table:table-cell>
              <table:table-cell office:value-type="float" office:value="41.3172185112">
                <text:p>41.3172185112</text:p>
              </table:table-cell>
              <table:table-cell office:value-type="float" office:value="59.9812868072">
                <text:p>59.9812868072</text:p>
              </table:table-cell>
              <table:table-cell office:value-type="float" office:value="58.9031195878">
                <text:p>58.9031195878</text:p>
              </table:table-cell>
              <table:table-cell office:value-type="float" office:value="44.7042647557">
                <text:p>44.7042647557</text:p>
              </table:table-cell>
              <table:table-cell office:value-type="float" office:value="53.2647975078">
                <text:p>53.2647975078</text:p>
              </table:table-cell>
              <table:table-cell office:value-type="float" office:value="47.575327762">
                <text:p>47.575327762</text:p>
              </table:table-cell>
            </table:table-row>
            <table:table-row>
              <table:table-cell office:value-type="string">
                <text:p>soplex_205B</text:p>
              </table:table-cell>
              <table:table-cell office:value-type="float" office:value="49.1476510467">
                <text:p>49.1476510467</text:p>
              </table:table-cell>
              <table:table-cell office:value-type="float" office:value="47.2587164626">
                <text:p>47.2587164626</text:p>
              </table:table-cell>
              <table:table-cell office:value-type="float" office:value="47.7326825804">
                <text:p>47.7326825804</text:p>
              </table:table-cell>
              <table:table-cell office:value-type="float" office:value="47.2309990063">
                <text:p>47.2309990063</text:p>
              </table:table-cell>
              <table:table-cell office:value-type="float" office:value="46.2108316465">
                <text:p>46.2108316465</text:p>
              </table:table-cell>
              <table:table-cell office:value-type="float" office:value="45.7995060852">
                <text:p>45.7995060852</text:p>
              </table:table-cell>
            </table:table-row>
            <table:table-row>
              <table:table-cell office:value-type="string">
                <text:p>gcc_56B</text:p>
              </table:table-cell>
              <table:table-cell office:value-type="float" office:value="99.7063617508">
                <text:p>99.7063617508</text:p>
              </table:table-cell>
              <table:table-cell office:value-type="float" office:value="99.6565997929">
                <text:p>99.6565997929</text:p>
              </table:table-cell>
              <table:table-cell office:value-type="float" office:value="99.656235506">
                <text:p>99.656235506</text:p>
              </table:table-cell>
              <table:table-cell office:value-type="float" office:value="99.708761482">
                <text:p>99.708761482</text:p>
              </table:table-cell>
              <table:table-cell office:value-type="float" office:value="99.7063617508">
                <text:p>99.7063617508</text:p>
              </table:table-cell>
              <table:table-cell office:value-type="float" office:value="99.6933073127">
                <text:p>99.6933073127</text:p>
              </table:table-cell>
            </table:table-row>
            <table:table-row>
              <table:table-cell office:value-type="string">
                <text:p>gromacs_0B</text:p>
              </table:table-cell>
              <table:table-cell office:value-type="float" office:value="45.0144508671">
                <text:p>45.0144508671</text:p>
              </table:table-cell>
              <table:table-cell office:value-type="float" office:value="84.1160509288">
                <text:p>84.1160509288</text:p>
              </table:table-cell>
              <table:table-cell office:value-type="float" office:value="88.4958427816">
                <text:p>88.4958427816</text:p>
              </table:table-cell>
              <table:table-cell office:value-type="float" office:value="41.007751938">
                <text:p>41.007751938</text:p>
              </table:table-cell>
              <table:table-cell office:value-type="float" office:value="45.0144508671">
                <text:p>45.0144508671</text:p>
              </table:table-cell>
              <table:table-cell office:value-type="float" office:value="47.0792767733">
                <text:p>47.0792767733</text:p>
              </table:table-cell>
            </table:table-row>
            <table:table-row>
              <table:table-cell office:value-type="string">
                <text:p>tonto_422B</text:p>
              </table:table-cell>
              <table:table-cell office:value-type="float" office:value="76.3525382048">
                <text:p>76.3525382048</text:p>
              </table:table-cell>
              <table:table-cell office:value-type="float" office:value="74.4443126557">
                <text:p>74.4443126557</text:p>
              </table:table-cell>
              <table:table-cell office:value-type="float" office:value="75.4150775344">
                <text:p>75.4150775344</text:p>
              </table:table-cell>
              <table:table-cell office:value-type="float" office:value="76.4150327509">
                <text:p>76.4150327509</text:p>
              </table:table-cell>
              <table:table-cell office:value-type="float" office:value="76.3525382048">
                <text:p>76.3525382048</text:p>
              </table:table-cell>
              <table:table-cell office:value-type="float" office:value="76.0379121613">
                <text:p>76.03791216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034cm" xlink:href=".." xlink:type="simple" chart:class="chart:bar" chart:style-name="ch1">
        <chart:legend chart:legend-position="end" svg:x="13.631cm" svg:y="1.973cm" style:legend-expansion="high" chart:style-name="ch2"/>
        <chart:plot-area chart:style-name="ch3" table:cell-range-address="Sheet9.A44:Sheet9.G59" chart:data-source-has-labels="both" svg:x="0.32cm" svg:y="0.14cm" svg:width="12.991cm" svg:height="6.754cm">
          <chartooo:coordinate-region svg:x="1.047cm" svg:y="0.14cm" svg:width="12.264cm" svg:height="4.379cm"/>
          <chart:axis chart:dimension="x" chart:name="primary-x" chart:style-name="ch4" chartooo:axis-type="auto">
            <chartooo:date-scale/>
            <chart:categories table:cell-range-address="Sheet9.A45:Sheet9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9.B45:Sheet9.B59" chart:label-cell-address="Sheet9.B44:Sheet9.B44" chart:class="chart:bar">
            <chart:data-point chart:repeated="15"/>
          </chart:series>
          <chart:series chart:style-name="ch8" chart:values-cell-range-address="Sheet9.C45:Sheet9.C59" chart:label-cell-address="Sheet9.C44:Sheet9.C44" chart:class="chart:bar">
            <chart:data-point chart:repeated="15"/>
          </chart:series>
          <chart:series chart:style-name="ch9" chart:values-cell-range-address="Sheet9.D45:Sheet9.D59" chart:label-cell-address="Sheet9.D44:Sheet9.D44" chart:class="chart:bar">
            <chart:data-point chart:repeated="15"/>
          </chart:series>
          <chart:series chart:style-name="ch10" chart:values-cell-range-address="Sheet9.E45:Sheet9.E59" chart:label-cell-address="Sheet9.E44:Sheet9.E44" chart:class="chart:bar">
            <chart:data-point chart:repeated="15"/>
          </chart:series>
          <chart:series chart:style-name="ch11" chart:values-cell-range-address="Sheet9.F45:Sheet9.F59" chart:label-cell-address="Sheet9.F44:Sheet9.F44" chart:class="chart:bar">
            <chart:data-point chart:repeated="15"/>
          </chart:series>
          <chart:series chart:style-name="ch12" chart:values-cell-range-address="Sheet9.G45:Sheet9.G59" chart:label-cell-address="Sheet9.G44:Sheet9.G44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Sheet9.B44:Sheet9.B44</svg:desc>
                </draw:g>
              </table:table-cell>
              <table:table-cell office:value-type="string">
                <text:p>MRU</text:p>
                <draw:g>
                  <svg:desc>Sheet9.C44:Sheet9.C44</svg:desc>
                </draw:g>
              </table:table-cell>
              <table:table-cell office:value-type="string">
                <text:p>MRU+LFU</text:p>
                <draw:g>
                  <svg:desc>Sheet9.D44:Sheet9.D44</svg:desc>
                </draw:g>
              </table:table-cell>
              <table:table-cell office:value-type="string">
                <text:p>DRRIP</text:p>
                <draw:g>
                  <svg:desc>Sheet9.E44:Sheet9.E44</svg:desc>
                </draw:g>
              </table:table-cell>
              <table:table-cell office:value-type="string">
                <text:p>SRRIP</text:p>
                <draw:g>
                  <svg:desc>Sheet9.F44:Sheet9.F44</svg:desc>
                </draw:g>
              </table:table-cell>
              <table:table-cell office:value-type="string">
                <text:p>SHIP</text:p>
                <draw:g>
                  <svg:desc>Sheet9.G44:Sheet9.G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m_94B</text:p>
                <draw:g>
                  <svg:desc>Sheet9.A45:Sheet9.A59</svg:desc>
                </draw:g>
              </table:table-cell>
              <table:table-cell office:value-type="float" office:value="0.345273">
                <text:p>0.345273</text:p>
                <draw:g>
                  <svg:desc>Sheet9.B45:Sheet9.B59</svg:desc>
                </draw:g>
              </table:table-cell>
              <table:table-cell office:value-type="float" office:value="0.32731">
                <text:p>0.32731</text:p>
                <draw:g>
                  <svg:desc>Sheet9.C45:Sheet9.C59</svg:desc>
                </draw:g>
              </table:table-cell>
              <table:table-cell office:value-type="float" office:value="0.322413">
                <text:p>0.322413</text:p>
                <draw:g>
                  <svg:desc>Sheet9.D45:Sheet9.D59</svg:desc>
                </draw:g>
              </table:table-cell>
              <table:table-cell office:value-type="float" office:value="0.348328">
                <text:p>0.348328</text:p>
                <draw:g>
                  <svg:desc>Sheet9.E45:Sheet9.E59</svg:desc>
                </draw:g>
              </table:table-cell>
              <table:table-cell office:value-type="float" office:value="0.342946">
                <text:p>0.342946</text:p>
                <draw:g>
                  <svg:desc>Sheet9.F45:Sheet9.F59</svg:desc>
                </draw:g>
              </table:table-cell>
              <table:table-cell office:value-type="float" office:value="0.368652">
                <text:p>0.368652</text:p>
                <draw:g>
                  <svg:desc>Sheet9.G45:Sheet9.G59</svg:desc>
                </draw:g>
              </table:table-cell>
            </table:table-row>
            <table:table-row>
              <table:table-cell office:value-type="string">
                <text:p>bzip2_259B</text:p>
              </table:table-cell>
              <table:table-cell office:value-type="float" office:value="0.845487">
                <text:p>0.845487</text:p>
              </table:table-cell>
              <table:table-cell office:value-type="float" office:value="0.831805">
                <text:p>0.831805</text:p>
              </table:table-cell>
              <table:table-cell office:value-type="float" office:value="0.822301">
                <text:p>0.822301</text:p>
              </table:table-cell>
              <table:table-cell office:value-type="float" office:value="0.845922">
                <text:p>0.845922</text:p>
              </table:table-cell>
              <table:table-cell office:value-type="float" office:value="0.845487">
                <text:p>0.845487</text:p>
              </table:table-cell>
              <table:table-cell office:value-type="float" office:value="0.845548">
                <text:p>0.845548</text:p>
              </table:table-cell>
            </table:table-row>
            <table:table-row>
              <table:table-cell office:value-type="string">
                <text:p>calculix_2655B</text:p>
              </table:table-cell>
              <table:table-cell office:value-type="float" office:value="1.44099">
                <text:p>1.44099</text:p>
              </table:table-cell>
              <table:table-cell office:value-type="float" office:value="1.46681">
                <text:p>1.46681</text:p>
              </table:table-cell>
              <table:table-cell office:value-type="float" office:value="1.45385">
                <text:p>1.45385</text:p>
              </table:table-cell>
              <table:table-cell office:value-type="float" office:value="1.47644">
                <text:p>1.47644</text:p>
              </table:table-cell>
              <table:table-cell office:value-type="float" office:value="1.44099">
                <text:p>1.44099</text:p>
              </table:table-cell>
              <table:table-cell office:value-type="float" office:value="1.49116">
                <text:p>1.49116</text:p>
              </table:table-cell>
            </table:table-row>
            <table:table-row>
              <table:table-cell office:value-type="string">
                <text:p>wrf_1650B</text:p>
              </table:table-cell>
              <table:table-cell office:value-type="float" office:value="0.636931">
                <text:p>0.636931</text:p>
              </table:table-cell>
              <table:table-cell office:value-type="float" office:value="0.606756">
                <text:p>0.606756</text:p>
              </table:table-cell>
              <table:table-cell office:value-type="float" office:value="0.554971">
                <text:p>0.554971</text:p>
              </table:table-cell>
              <table:table-cell office:value-type="float" office:value="0.637134">
                <text:p>0.637134</text:p>
              </table:table-cell>
              <table:table-cell office:value-type="float" office:value="0.636931">
                <text:p>0.636931</text:p>
              </table:table-cell>
              <table:table-cell office:value-type="float" office:value="0.635927">
                <text:p>0.635927</text:p>
              </table:table-cell>
            </table:table-row>
            <table:table-row>
              <table:table-cell office:value-type="string">
                <text:p>zeusmp_600B</text:p>
              </table:table-cell>
              <table:table-cell office:value-type="float" office:value="1.18442">
                <text:p>1.18442</text:p>
              </table:table-cell>
              <table:table-cell office:value-type="float" office:value="1.11405">
                <text:p>1.11405</text:p>
              </table:table-cell>
              <table:table-cell office:value-type="float" office:value="1.08546">
                <text:p>1.08546</text:p>
              </table:table-cell>
              <table:table-cell office:value-type="float" office:value="1.16373">
                <text:p>1.16373</text:p>
              </table:table-cell>
              <table:table-cell office:value-type="float" office:value="1.18442">
                <text:p>1.18442</text:p>
              </table:table-cell>
              <table:table-cell office:value-type="float" office:value="1.16814">
                <text:p>1.16814</text:p>
              </table:table-cell>
            </table:table-row>
            <table:table-row>
              <table:table-cell office:value-type="string">
                <text:p>astar_23B</text:p>
              </table:table-cell>
              <table:table-cell office:value-type="float" office:value="0.306144">
                <text:p>0.306144</text:p>
              </table:table-cell>
              <table:table-cell office:value-type="float" office:value="0.212542">
                <text:p>0.212542</text:p>
              </table:table-cell>
              <table:table-cell office:value-type="float" office:value="0.209253">
                <text:p>0.209253</text:p>
              </table:table-cell>
              <table:table-cell office:value-type="float" office:value="0.303845">
                <text:p>0.303845</text:p>
              </table:table-cell>
              <table:table-cell office:value-type="float" office:value="0.305884">
                <text:p>0.305884</text:p>
              </table:table-cell>
              <table:table-cell office:value-type="float" office:value="0.305259">
                <text:p>0.305259</text:p>
              </table:table-cell>
            </table:table-row>
            <table:table-row>
              <table:table-cell office:value-type="string">
                <text:p>hmmer_397B</text:p>
              </table:table-cell>
              <table:table-cell office:value-type="float" office:value="1.07681">
                <text:p>1.07681</text:p>
              </table:table-cell>
              <table:table-cell office:value-type="float" office:value="0.932323">
                <text:p>0.932323</text:p>
              </table:table-cell>
              <table:table-cell office:value-type="float" office:value="0.893028">
                <text:p>0.893028</text:p>
              </table:table-cell>
              <table:table-cell office:value-type="float" office:value="1.08191">
                <text:p>1.08191</text:p>
              </table:table-cell>
              <table:table-cell office:value-type="float" office:value="1.07681">
                <text:p>1.07681</text:p>
              </table:table-cell>
              <table:table-cell office:value-type="float" office:value="1.07748">
                <text:p>1.07748</text:p>
              </table:table-cell>
            </table:table-row>
            <table:table-row>
              <table:table-cell office:value-type="string">
                <text:p>mcf_158B</text:p>
              </table:table-cell>
              <table:table-cell office:value-type="float" office:value="0.073022">
                <text:p>0.073022</text:p>
              </table:table-cell>
              <table:table-cell office:value-type="float" office:value="0.048892">
                <text:p>0.048892</text:p>
              </table:table-cell>
              <table:table-cell office:value-type="float" office:value="0.0413991">
                <text:p>0.0413991</text:p>
              </table:table-cell>
              <table:table-cell office:value-type="float" office:value="0.0794096">
                <text:p>0.0794096</text:p>
              </table:table-cell>
              <table:table-cell office:value-type="float" office:value="0.0790214">
                <text:p>0.0790214</text:p>
              </table:table-cell>
              <table:table-cell office:value-type="float" office:value="0.0917666">
                <text:p>0.0917666</text:p>
              </table:table-cell>
            </table:table-row>
            <table:table-row>
              <table:table-cell office:value-type="string">
                <text:p>sphinx3_883B</text:p>
              </table:table-cell>
              <table:table-cell office:value-type="float" office:value="0.493354">
                <text:p>0.493354</text:p>
              </table:table-cell>
              <table:table-cell office:value-type="float" office:value="0.442333">
                <text:p>0.442333</text:p>
              </table:table-cell>
              <table:table-cell office:value-type="float" office:value="0.420523">
                <text:p>0.420523</text:p>
              </table:table-cell>
              <table:table-cell office:value-type="float" office:value="0.494067">
                <text:p>0.494067</text:p>
              </table:table-cell>
              <table:table-cell office:value-type="float" office:value="0.513462">
                <text:p>0.513462</text:p>
              </table:table-cell>
              <table:table-cell office:value-type="float" office:value="0.504263">
                <text:p>0.504263</text:p>
              </table:table-cell>
            </table:table-row>
            <table:table-row>
              <table:table-cell office:value-type="string">
                <text:p>povray_250B</text:p>
              </table:table-cell>
              <table:table-cell office:value-type="float" office:value="0.372532">
                <text:p>0.372532</text:p>
              </table:table-cell>
              <table:table-cell office:value-type="float" office:value="0.361054">
                <text:p>0.361054</text:p>
              </table:table-cell>
              <table:table-cell office:value-type="float" office:value="0.353136">
                <text:p>0.353136</text:p>
              </table:table-cell>
              <table:table-cell office:value-type="float" office:value="0.372034">
                <text:p>0.372034</text:p>
              </table:table-cell>
              <table:table-cell office:value-type="float" office:value="0.372532">
                <text:p>0.372532</text:p>
              </table:table-cell>
              <table:table-cell office:value-type="float" office:value="0.372269">
                <text:p>0.372269</text:p>
              </table:table-cell>
            </table:table-row>
            <table:table-row>
              <table:table-cell office:value-type="string">
                <text:p>soplex_66B</text:p>
              </table:table-cell>
              <table:table-cell office:value-type="float" office:value="0.251674">
                <text:p>0.251674</text:p>
              </table:table-cell>
              <table:table-cell office:value-type="float" office:value="0.316057">
                <text:p>0.316057</text:p>
              </table:table-cell>
              <table:table-cell office:value-type="float" office:value="0.310551">
                <text:p>0.310551</text:p>
              </table:table-cell>
              <table:table-cell office:value-type="float" office:value="0.265806">
                <text:p>0.265806</text:p>
              </table:table-cell>
              <table:table-cell office:value-type="float" office:value="0.293354">
                <text:p>0.293354</text:p>
              </table:table-cell>
              <table:table-cell office:value-type="float" office:value="0.281166">
                <text:p>0.281166</text:p>
              </table:table-cell>
            </table:table-row>
            <table:table-row>
              <table:table-cell office:value-type="string">
                <text:p>soplex_205B</text:p>
              </table:table-cell>
              <table:table-cell office:value-type="float" office:value="0.212344">
                <text:p>0.212344</text:p>
              </table:table-cell>
              <table:table-cell office:value-type="float" office:value="0.167277">
                <text:p>0.167277</text:p>
              </table:table-cell>
              <table:table-cell office:value-type="float" office:value="0.16724">
                <text:p>0.16724</text:p>
              </table:table-cell>
              <table:table-cell office:value-type="float" office:value="0.209554">
                <text:p>0.209554</text:p>
              </table:table-cell>
              <table:table-cell office:value-type="float" office:value="0.217171">
                <text:p>0.217171</text:p>
              </table:table-cell>
              <table:table-cell office:value-type="float" office:value="0.215217">
                <text:p>0.215217</text:p>
              </table:table-cell>
            </table:table-row>
            <table:table-row>
              <table:table-cell office:value-type="string">
                <text:p>gcc_56B</text:p>
              </table:table-cell>
              <table:table-cell office:value-type="float" office:value="0.734416">
                <text:p>0.734416</text:p>
              </table:table-cell>
              <table:table-cell office:value-type="float" office:value="0.734968">
                <text:p>0.734968</text:p>
              </table:table-cell>
              <table:table-cell office:value-type="float" office:value="0.728513">
                <text:p>0.728513</text:p>
              </table:table-cell>
              <table:table-cell office:value-type="float" office:value="0.730615">
                <text:p>0.730615</text:p>
              </table:table-cell>
              <table:table-cell office:value-type="float" office:value="0.734416">
                <text:p>0.734416</text:p>
              </table:table-cell>
              <table:table-cell office:value-type="float" office:value="0.733022">
                <text:p>0.733022</text:p>
              </table:table-cell>
            </table:table-row>
            <table:table-row>
              <table:table-cell office:value-type="string">
                <text:p>gromacs_0B</text:p>
              </table:table-cell>
              <table:table-cell office:value-type="float" office:value="0.390035">
                <text:p>0.390035</text:p>
              </table:table-cell>
              <table:table-cell office:value-type="float" office:value="0.373496">
                <text:p>0.373496</text:p>
              </table:table-cell>
              <table:table-cell office:value-type="float" office:value="0.369586">
                <text:p>0.369586</text:p>
              </table:table-cell>
              <table:table-cell office:value-type="float" office:value="0.390034">
                <text:p>0.390034</text:p>
              </table:table-cell>
              <table:table-cell office:value-type="float" office:value="0.390035">
                <text:p>0.390035</text:p>
              </table:table-cell>
              <table:table-cell office:value-type="float" office:value="0.390038">
                <text:p>0.390038</text:p>
              </table:table-cell>
            </table:table-row>
            <table:table-row>
              <table:table-cell office:value-type="string">
                <text:p>tonto_422B</text:p>
              </table:table-cell>
              <table:table-cell office:value-type="float" office:value="0.635817">
                <text:p>0.635817</text:p>
              </table:table-cell>
              <table:table-cell office:value-type="float" office:value="0.624393">
                <text:p>0.624393</text:p>
              </table:table-cell>
              <table:table-cell office:value-type="float" office:value="0.619041">
                <text:p>0.619041</text:p>
              </table:table-cell>
              <table:table-cell office:value-type="float" office:value="0.636512">
                <text:p>0.636512</text:p>
              </table:table-cell>
              <table:table-cell office:value-type="float" office:value="0.635817">
                <text:p>0.635817</text:p>
              </table:table-cell>
              <table:table-cell office:value-type="float" office:value="0.636292">
                <text:p>0.6362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578cm" xlink:href=".." xlink:type="simple" chart:class="chart:bar" chart:style-name="ch1">
        <chart:legend chart:legend-position="end" svg:x="13.631cm" svg:y="2.245cm" style:legend-expansion="high" chart:style-name="ch2"/>
        <chart:plot-area chart:style-name="ch3" table:cell-range-address="Sheet13.A4:Sheet13.G19" chart:data-source-has-labels="both" svg:x="0.32cm" svg:y="0.151cm" svg:width="12.991cm" svg:height="7.276cm">
          <chartooo:coordinate-region svg:x="1.004cm" svg:y="0.151cm" svg:width="12.307cm" svg:height="4.901cm"/>
          <chart:axis chart:dimension="x" chart:name="primary-x" chart:style-name="ch4" chartooo:axis-type="auto">
            <chartooo:date-scale/>
            <chart:categories table:cell-range-address="Sheet13.A5:Sheet13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3.B5:Sheet13.B19" chart:label-cell-address="Sheet13.B4:Sheet13.B4" chart:class="chart:bar">
            <chart:data-point chart:repeated="15"/>
          </chart:series>
          <chart:series chart:style-name="ch8" chart:values-cell-range-address="Sheet13.C5:Sheet13.C19" chart:label-cell-address="Sheet13.C4:Sheet13.C4" chart:class="chart:bar">
            <chart:data-point chart:repeated="15"/>
          </chart:series>
          <chart:series chart:style-name="ch9" chart:values-cell-range-address="Sheet13.D5:Sheet13.D19" chart:label-cell-address="Sheet13.D4:Sheet13.D4" chart:class="chart:bar">
            <chart:data-point chart:repeated="15"/>
          </chart:series>
          <chart:series chart:style-name="ch10" chart:values-cell-range-address="Sheet13.E5:Sheet13.E19" chart:label-cell-address="Sheet13.E4:Sheet13.E4" chart:class="chart:bar">
            <chart:data-point chart:repeated="15"/>
          </chart:series>
          <chart:series chart:style-name="ch11" chart:values-cell-range-address="Sheet13.F5:Sheet13.F19" chart:label-cell-address="Sheet13.F4:Sheet13.F4" chart:class="chart:bar">
            <chart:data-point chart:repeated="15"/>
          </chart:series>
          <chart:series chart:style-name="ch12" chart:values-cell-range-address="Sheet13.G5:Sheet13.G19" chart:label-cell-address="Sheet13.G4:Sheet13.G4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Sheet13.B4:Sheet13.B4</svg:desc>
                </draw:g>
              </table:table-cell>
              <table:table-cell office:value-type="string">
                <text:p>MRU</text:p>
                <draw:g>
                  <svg:desc>Sheet13.C4:Sheet13.C4</svg:desc>
                </draw:g>
              </table:table-cell>
              <table:table-cell office:value-type="string">
                <text:p>MRU+LFU</text:p>
                <draw:g>
                  <svg:desc>Sheet13.D4:Sheet13.D4</svg:desc>
                </draw:g>
              </table:table-cell>
              <table:table-cell office:value-type="string">
                <text:p>DRRIP</text:p>
                <draw:g>
                  <svg:desc>Sheet13.E4:Sheet13.E4</svg:desc>
                </draw:g>
              </table:table-cell>
              <table:table-cell office:value-type="string">
                <text:p>SRRIP</text:p>
                <draw:g>
                  <svg:desc>Sheet13.F4:Sheet13.F4</svg:desc>
                </draw:g>
              </table:table-cell>
              <table:table-cell office:value-type="string">
                <text:p>SHIP</text:p>
                <draw:g>
                  <svg:desc>Sheet13.G4:Sheet13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m_94B</text:p>
                <draw:g>
                  <svg:desc>Sheet13.A5:Sheet13.A19</svg:desc>
                </draw:g>
              </table:table-cell>
              <table:table-cell office:value-type="float" office:value="53.2241706">
                <text:p>53.2241706</text:p>
                <draw:g>
                  <svg:desc>Sheet13.B5:Sheet13.B19</svg:desc>
                </draw:g>
              </table:table-cell>
              <table:table-cell office:value-type="float" office:value="43.1443489806">
                <text:p>43.1443489806</text:p>
                <draw:g>
                  <svg:desc>Sheet13.C5:Sheet13.C19</svg:desc>
                </draw:g>
              </table:table-cell>
              <table:table-cell office:value-type="float" office:value="43.132936092">
                <text:p>43.132936092</text:p>
                <draw:g>
                  <svg:desc>Sheet13.D5:Sheet13.D19</svg:desc>
                </draw:g>
              </table:table-cell>
              <table:table-cell office:value-type="float" office:value="53.857869906">
                <text:p>53.857869906</text:p>
                <draw:g>
                  <svg:desc>Sheet13.E5:Sheet13.E19</svg:desc>
                </draw:g>
              </table:table-cell>
              <table:table-cell office:value-type="float" office:value="55.2998064979">
                <text:p>55.2998064979</text:p>
                <draw:g>
                  <svg:desc>Sheet13.F5:Sheet13.F19</svg:desc>
                </draw:g>
              </table:table-cell>
              <table:table-cell office:value-type="float" office:value="80.5267021246">
                <text:p>80.5267021246</text:p>
                <draw:g>
                  <svg:desc>Sheet13.G5:Sheet13.G19</svg:desc>
                </draw:g>
              </table:table-cell>
            </table:table-row>
            <table:table-row>
              <table:table-cell office:value-type="string">
                <text:p>bzip2_259B</text:p>
              </table:table-cell>
              <table:table-cell office:value-type="float" office:value="55.52736983">
                <text:p>55.52736983</text:p>
              </table:table-cell>
              <table:table-cell office:value-type="float" office:value="54.1642247835">
                <text:p>54.1642247835</text:p>
              </table:table-cell>
              <table:table-cell office:value-type="float" office:value="58.9010055233">
                <text:p>58.9010055233</text:p>
              </table:table-cell>
              <table:table-cell office:value-type="float" office:value="61.4373291971">
                <text:p>61.4373291971</text:p>
              </table:table-cell>
              <table:table-cell office:value-type="float" office:value="55.5273698264">
                <text:p>55.5273698264</text:p>
              </table:table-cell>
              <table:table-cell office:value-type="float" office:value="60.5914918415">
                <text:p>60.5914918415</text:p>
              </table:table-cell>
            </table:table-row>
            <table:table-row>
              <table:table-cell office:value-type="string">
                <text:p>calculix_2655B</text:p>
              </table:table-cell>
              <table:table-cell office:value-type="float" office:value="18.36228288">
                <text:p>18.36228288</text:p>
              </table:table-cell>
              <table:table-cell office:value-type="float" office:value="19.9169354277">
                <text:p>19.9169354277</text:p>
              </table:table-cell>
              <table:table-cell office:value-type="float" office:value="20.2467155695">
                <text:p>20.2467155695</text:p>
              </table:table-cell>
              <table:table-cell office:value-type="float" office:value="19.6417611893">
                <text:p>19.6417611893</text:p>
              </table:table-cell>
              <table:table-cell office:value-type="float" office:value="18.3622828784">
                <text:p>18.3622828784</text:p>
              </table:table-cell>
              <table:table-cell office:value-type="float" office:value="21.4546363409">
                <text:p>21.4546363409</text:p>
              </table:table-cell>
            </table:table-row>
            <table:table-row>
              <table:table-cell office:value-type="string">
                <text:p>wrf_1650B</text:p>
              </table:table-cell>
              <table:table-cell office:value-type="float" office:value="85.2150151">
                <text:p>85.2150151</text:p>
              </table:table-cell>
              <table:table-cell office:value-type="float" office:value="58.0996273779">
                <text:p>58.0996273779</text:p>
              </table:table-cell>
              <table:table-cell office:value-type="float" office:value="51.6159944246">
                <text:p>51.6159944246</text:p>
              </table:table-cell>
              <table:table-cell office:value-type="float" office:value="82.8092243187">
                <text:p>82.8092243187</text:p>
              </table:table-cell>
              <table:table-cell office:value-type="float" office:value="85.2150151014">
                <text:p>85.2150151014</text:p>
              </table:table-cell>
              <table:table-cell office:value-type="float" office:value="84.558298844">
                <text:p>84.558298844</text:p>
              </table:table-cell>
            </table:table-row>
            <table:table-row>
              <table:table-cell office:value-type="string">
                <text:p>zeusmp_600B</text:p>
              </table:table-cell>
              <table:table-cell office:value-type="float" office:value="75.21990601">
                <text:p>75.21990601</text:p>
              </table:table-cell>
              <table:table-cell office:value-type="float" office:value="15.0583155432">
                <text:p>15.0583155432</text:p>
              </table:table-cell>
              <table:table-cell office:value-type="float" office:value="12.5390495515">
                <text:p>12.5390495515</text:p>
              </table:table-cell>
              <table:table-cell office:value-type="float" office:value="75.9144489002">
                <text:p>75.9144489002</text:p>
              </table:table-cell>
              <table:table-cell office:value-type="float" office:value="75.2199060128">
                <text:p>75.2199060128</text:p>
              </table:table-cell>
              <table:table-cell office:value-type="float" office:value="74.9354780625">
                <text:p>74.9354780625</text:p>
              </table:table-cell>
            </table:table-row>
            <table:table-row>
              <table:table-cell office:value-type="string">
                <text:p>astar_23B</text:p>
              </table:table-cell>
              <table:table-cell office:value-type="float" office:value="8.252487784">
                <text:p>8.252487784</text:p>
              </table:table-cell>
              <table:table-cell office:value-type="float" office:value="9.1747087112">
                <text:p>9.1747087112</text:p>
              </table:table-cell>
              <table:table-cell office:value-type="float" office:value="9.0016605189">
                <text:p>9.0016605189</text:p>
              </table:table-cell>
              <table:table-cell office:value-type="float" office:value="8.7949041866">
                <text:p>8.7949041866</text:p>
              </table:table-cell>
              <table:table-cell office:value-type="float" office:value="8.381994698">
                <text:p>8.381994698</text:p>
              </table:table-cell>
              <table:table-cell office:value-type="float" office:value="8.4946908182">
                <text:p>8.4946908182</text:p>
              </table:table-cell>
            </table:table-row>
            <table:table-row>
              <table:table-cell office:value-type="string">
                <text:p>hmmer_397B</text:p>
              </table:table-cell>
              <table:table-cell office:value-type="float" office:value="49.87051277">
                <text:p>49.87051277</text:p>
              </table:table-cell>
              <table:table-cell office:value-type="float" office:value="37.5311085125">
                <text:p>37.5311085125</text:p>
              </table:table-cell>
              <table:table-cell office:value-type="float" office:value="32.6558831203">
                <text:p>32.6558831203</text:p>
              </table:table-cell>
              <table:table-cell office:value-type="float" office:value="49.9006517247">
                <text:p>49.9006517247</text:p>
              </table:table-cell>
              <table:table-cell office:value-type="float" office:value="49.8705127694">
                <text:p>49.8705127694</text:p>
              </table:table-cell>
              <table:table-cell office:value-type="float" office:value="49.6529017414">
                <text:p>49.6529017414</text:p>
              </table:table-cell>
            </table:table-row>
            <table:table-row>
              <table:table-cell office:value-type="string">
                <text:p>mcf_158B</text:p>
              </table:table-cell>
              <table:table-cell office:value-type="float" office:value="58.92533904">
                <text:p>58.92533904</text:p>
              </table:table-cell>
              <table:table-cell office:value-type="float" office:value="59.1606886885">
                <text:p>59.1606886885</text:p>
              </table:table-cell>
              <table:table-cell office:value-type="float" office:value="70.9698809047">
                <text:p>70.9698809047</text:p>
              </table:table-cell>
              <table:table-cell office:value-type="float" office:value="52.8334481029">
                <text:p>52.8334481029</text:p>
              </table:table-cell>
              <table:table-cell office:value-type="float" office:value="52.6110217278">
                <text:p>52.6110217278</text:p>
              </table:table-cell>
              <table:table-cell office:value-type="float" office:value="43.6812162942">
                <text:p>43.6812162942</text:p>
              </table:table-cell>
            </table:table-row>
            <table:table-row>
              <table:table-cell office:value-type="string">
                <text:p>sphinx3_883B</text:p>
              </table:table-cell>
              <table:table-cell office:value-type="float" office:value="80.8513182">
                <text:p>80.8513182</text:p>
              </table:table-cell>
              <table:table-cell office:value-type="float" office:value="74.5332547612">
                <text:p>74.5332547612</text:p>
              </table:table-cell>
              <table:table-cell office:value-type="float" office:value="72.6973349608">
                <text:p>72.6973349608</text:p>
              </table:table-cell>
              <table:table-cell office:value-type="float" office:value="80.5211882135">
                <text:p>80.5211882135</text:p>
              </table:table-cell>
              <table:table-cell office:value-type="float" office:value="80.725050058">
                <text:p>80.725050058</text:p>
              </table:table-cell>
              <table:table-cell office:value-type="float" office:value="80.6553292407">
                <text:p>80.6553292407</text:p>
              </table:table-cell>
            </table:table-row>
            <table:table-row>
              <table:table-cell office:value-type="string">
                <text:p>povray_250B</text:p>
              </table:table-cell>
              <table:table-cell office:value-type="float" office:value="42.4453280318">
                <text:p>42.4453280318</text:p>
              </table:table-cell>
              <table:table-cell office:value-type="float" office:value="36.6209262436">
                <text:p>36.6209262436</text:p>
              </table:table-cell>
              <table:table-cell office:value-type="float" office:value="14.0831134565">
                <text:p>14.0831134565</text:p>
              </table:table-cell>
              <table:table-cell office:value-type="float" office:value="15.1504424779">
                <text:p>15.1504424779</text:p>
              </table:table-cell>
              <table:table-cell office:value-type="float" office:value="42.4453280318">
                <text:p>42.4453280318</text:p>
              </table:table-cell>
              <table:table-cell office:value-type="float" office:value="23.307860262">
                <text:p>23.307860262</text:p>
              </table:table-cell>
            </table:table-row>
            <table:table-row>
              <table:table-cell office:value-type="string">
                <text:p>soplex_66B</text:p>
              </table:table-cell>
              <table:table-cell office:value-type="float" office:value="58.3758310352">
                <text:p>58.3758310352</text:p>
              </table:table-cell>
              <table:table-cell office:value-type="float" office:value="40.4343945254">
                <text:p>40.4343945254</text:p>
              </table:table-cell>
              <table:table-cell office:value-type="float" office:value="40.5905510128">
                <text:p>40.5905510128</text:p>
              </table:table-cell>
              <table:table-cell office:value-type="float" office:value="55.5709691355">
                <text:p>55.5709691355</text:p>
              </table:table-cell>
              <table:table-cell office:value-type="float" office:value="46.3275430682">
                <text:p>46.3275430682</text:p>
              </table:table-cell>
              <table:table-cell office:value-type="float" office:value="52.3944135151">
                <text:p>52.3944135151</text:p>
              </table:table-cell>
            </table:table-row>
            <table:table-row>
              <table:table-cell office:value-type="string">
                <text:p>soplex_205B</text:p>
              </table:table-cell>
              <table:table-cell office:value-type="float" office:value="50.9923034881">
                <text:p>50.9923034881</text:p>
              </table:table-cell>
              <table:table-cell office:value-type="float" office:value="52.995066608">
                <text:p>52.995066608</text:p>
              </table:table-cell>
              <table:table-cell office:value-type="float" office:value="52.4957202485">
                <text:p>52.4957202485</text:p>
              </table:table-cell>
              <table:table-cell office:value-type="float" office:value="52.8994004954">
                <text:p>52.8994004954</text:p>
              </table:table-cell>
              <table:table-cell office:value-type="float" office:value="53.5787721531">
                <text:p>53.5787721531</text:p>
              </table:table-cell>
              <table:table-cell office:value-type="float" office:value="54.3970084695">
                <text:p>54.3970084695</text:p>
              </table:table-cell>
            </table:table-row>
            <table:table-row>
              <table:table-cell office:value-type="string">
                <text:p>gcc_56B</text:p>
              </table:table-cell>
              <table:table-cell office:value-type="float" office:value="0.2944625371">
                <text:p>0.2944625371</text:p>
              </table:table-cell>
              <table:table-cell office:value-type="float" office:value="0.3440864361">
                <text:p>0.3440864361</text:p>
              </table:table-cell>
              <table:table-cell office:value-type="float" office:value="0.3433159966">
                <text:p>0.3433159966</text:p>
              </table:table-cell>
              <table:table-cell office:value-type="float" office:value="0.2883431041">
                <text:p>0.2883431041</text:p>
              </table:table-cell>
              <table:table-cell office:value-type="float" office:value="0.2944625371">
                <text:p>0.2944625371</text:p>
              </table:table-cell>
              <table:table-cell office:value-type="float" office:value="0.2832681367">
                <text:p>0.2832681367</text:p>
              </table:table-cell>
            </table:table-row>
            <table:table-row>
              <table:table-cell office:value-type="string">
                <text:p>gromacs_0B</text:p>
              </table:table-cell>
              <table:table-cell office:value-type="float" office:value="53.2913165266">
                <text:p>53.2913165266</text:p>
              </table:table-cell>
              <table:table-cell office:value-type="float" office:value="1.6728583676">
                <text:p>1.6728583676</text:p>
              </table:table-cell>
              <table:table-cell office:value-type="float" office:value="1.572184117">
                <text:p>1.572184117</text:p>
              </table:table-cell>
              <table:table-cell office:value-type="float" office:value="58.8553750967">
                <text:p>58.8553750967</text:p>
              </table:table-cell>
              <table:table-cell office:value-type="float" office:value="53.2913165266">
                <text:p>53.2913165266</text:p>
              </table:table-cell>
              <table:table-cell office:value-type="float" office:value="52.4104683196">
                <text:p>52.4104683196</text:p>
              </table:table-cell>
            </table:table-row>
            <table:table-row>
              <table:table-cell office:value-type="string">
                <text:p>tonto_422B</text:p>
              </table:table-cell>
              <table:table-cell office:value-type="float" office:value="23.507063473">
                <text:p>23.507063473</text:p>
              </table:table-cell>
              <table:table-cell office:value-type="float" office:value="24.8127405564">
                <text:p>24.8127405564</text:p>
              </table:table-cell>
              <table:table-cell office:value-type="float" office:value="24.7951574296">
                <text:p>24.7951574296</text:p>
              </table:table-cell>
              <table:table-cell office:value-type="float" office:value="23.1084630662">
                <text:p>23.1084630662</text:p>
              </table:table-cell>
              <table:table-cell office:value-type="float" office:value="23.507063473">
                <text:p>23.507063473</text:p>
              </table:table-cell>
              <table:table-cell office:value-type="float" office:value="22.8956658585">
                <text:p>22.89566585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547cm" xlink:href=".." xlink:type="simple" chart:class="chart:bar" chart:style-name="ch1">
        <chart:legend chart:legend-position="end" svg:x="13.631cm" svg:y="2.229cm" style:legend-expansion="high" chart:style-name="ch2"/>
        <chart:plot-area chart:style-name="ch3" table:cell-range-address="Sheet13.A25:Sheet13.G40" chart:data-source-has-labels="both" svg:x="0.32cm" svg:y="0.15cm" svg:width="12.991cm" svg:height="7.247cm">
          <chartooo:coordinate-region svg:x="1.127cm" svg:y="0.15cm" svg:width="12.184cm" svg:height="4.872cm"/>
          <chart:axis chart:dimension="x" chart:name="primary-x" chart:style-name="ch4" chartooo:axis-type="auto">
            <chartooo:date-scale/>
            <chart:categories table:cell-range-address="Sheet13.A26:Sheet13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3.B26:Sheet13.B40" chart:label-cell-address="Sheet13.B25:Sheet13.B25" chart:class="chart:bar">
            <chart:data-point chart:repeated="15"/>
          </chart:series>
          <chart:series chart:style-name="ch8" chart:values-cell-range-address="Sheet13.C26:Sheet13.C40" chart:label-cell-address="Sheet13.C25:Sheet13.C25" chart:class="chart:bar">
            <chart:data-point chart:repeated="15"/>
          </chart:series>
          <chart:series chart:style-name="ch9" chart:values-cell-range-address="Sheet13.D26:Sheet13.D40" chart:label-cell-address="Sheet13.D25:Sheet13.D25" chart:class="chart:bar">
            <chart:data-point chart:repeated="15"/>
          </chart:series>
          <chart:series chart:style-name="ch10" chart:values-cell-range-address="Sheet13.E26:Sheet13.E40" chart:label-cell-address="Sheet13.E25:Sheet13.E25" chart:class="chart:bar">
            <chart:data-point chart:repeated="15"/>
          </chart:series>
          <chart:series chart:style-name="ch11" chart:values-cell-range-address="Sheet13.F26:Sheet13.F40" chart:label-cell-address="Sheet13.F25:Sheet13.F25" chart:class="chart:bar">
            <chart:data-point chart:repeated="15"/>
          </chart:series>
          <chart:series chart:style-name="ch12" chart:values-cell-range-address="Sheet13.G26:Sheet13.G40" chart:label-cell-address="Sheet13.G25:Sheet13.G25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Sheet13.B25:Sheet13.B25</svg:desc>
                </draw:g>
              </table:table-cell>
              <table:table-cell office:value-type="string">
                <text:p>MRU</text:p>
                <draw:g>
                  <svg:desc>Sheet13.C25:Sheet13.C25</svg:desc>
                </draw:g>
              </table:table-cell>
              <table:table-cell office:value-type="string">
                <text:p>MRU+LFU</text:p>
                <draw:g>
                  <svg:desc>Sheet13.D25:Sheet13.D25</svg:desc>
                </draw:g>
              </table:table-cell>
              <table:table-cell office:value-type="string">
                <text:p>DRRIP</text:p>
                <draw:g>
                  <svg:desc>Sheet13.E25:Sheet13.E25</svg:desc>
                </draw:g>
              </table:table-cell>
              <table:table-cell office:value-type="string">
                <text:p>SRRIP</text:p>
                <draw:g>
                  <svg:desc>Sheet13.F25:Sheet13.F25</svg:desc>
                </draw:g>
              </table:table-cell>
              <table:table-cell office:value-type="string">
                <text:p>SHIP</text:p>
                <draw:g>
                  <svg:desc>Sheet13.G25:Sheet13.G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m_94B</text:p>
                <draw:g>
                  <svg:desc>Sheet13.A26:Sheet13.A40</svg:desc>
                </draw:g>
              </table:table-cell>
              <table:table-cell office:value-type="float" office:value="46.7758">
                <text:p>46.7758</text:p>
                <draw:g>
                  <svg:desc>Sheet13.B26:Sheet13.B40</svg:desc>
                </draw:g>
              </table:table-cell>
              <table:table-cell office:value-type="float" office:value="56.8556510194">
                <text:p>56.8556510194</text:p>
                <draw:g>
                  <svg:desc>Sheet13.C26:Sheet13.C40</svg:desc>
                </draw:g>
              </table:table-cell>
              <table:table-cell office:value-type="float" office:value="56.867063908">
                <text:p>56.867063908</text:p>
                <draw:g>
                  <svg:desc>Sheet13.D26:Sheet13.D40</svg:desc>
                </draw:g>
              </table:table-cell>
              <table:table-cell office:value-type="float" office:value="46.142130094">
                <text:p>46.142130094</text:p>
                <draw:g>
                  <svg:desc>Sheet13.E26:Sheet13.E40</svg:desc>
                </draw:g>
              </table:table-cell>
              <table:table-cell office:value-type="float" office:value="44.7001935021">
                <text:p>44.7001935021</text:p>
                <draw:g>
                  <svg:desc>Sheet13.F26:Sheet13.F40</svg:desc>
                </draw:g>
              </table:table-cell>
              <table:table-cell office:value-type="float" office:value="19.4732978754">
                <text:p>19.4732978754</text:p>
                <draw:g>
                  <svg:desc>Sheet13.G26:Sheet13.G40</svg:desc>
                </draw:g>
              </table:table-cell>
            </table:table-row>
            <table:table-row>
              <table:table-cell office:value-type="string">
                <text:p>bzip2_259B</text:p>
              </table:table-cell>
              <table:table-cell office:value-type="float" office:value="44.47263017">
                <text:p>44.47263017</text:p>
              </table:table-cell>
              <table:table-cell office:value-type="float" office:value="45.8357752165">
                <text:p>45.8357752165</text:p>
              </table:table-cell>
              <table:table-cell office:value-type="float" office:value="41.0989944767">
                <text:p>41.0989944767</text:p>
              </table:table-cell>
              <table:table-cell office:value-type="float" office:value="38.5626708029">
                <text:p>38.5626708029</text:p>
              </table:table-cell>
              <table:table-cell office:value-type="float" office:value="44.4726301736">
                <text:p>44.4726301736</text:p>
              </table:table-cell>
              <table:table-cell office:value-type="float" office:value="39.4085081585">
                <text:p>39.4085081585</text:p>
              </table:table-cell>
            </table:table-row>
            <table:table-row>
              <table:table-cell office:value-type="string">
                <text:p>calculix_2655B</text:p>
              </table:table-cell>
              <table:table-cell office:value-type="float" office:value="81.63771712">
                <text:p>81.63771712</text:p>
              </table:table-cell>
              <table:table-cell office:value-type="float" office:value="80.0830645723">
                <text:p>80.0830645723</text:p>
              </table:table-cell>
              <table:table-cell office:value-type="float" office:value="79.7532844305">
                <text:p>79.7532844305</text:p>
              </table:table-cell>
              <table:table-cell office:value-type="float" office:value="80.3582388107">
                <text:p>80.3582388107</text:p>
              </table:table-cell>
              <table:table-cell office:value-type="float" office:value="81.6377171216">
                <text:p>81.6377171216</text:p>
              </table:table-cell>
              <table:table-cell office:value-type="float" office:value="78.5453636591">
                <text:p>78.5453636591</text:p>
              </table:table-cell>
            </table:table-row>
            <table:table-row>
              <table:table-cell office:value-type="string">
                <text:p>wrf_1650B</text:p>
              </table:table-cell>
              <table:table-cell office:value-type="float" office:value="14.7849849">
                <text:p>14.7849849</text:p>
              </table:table-cell>
              <table:table-cell office:value-type="float" office:value="41.9003726221">
                <text:p>41.9003726221</text:p>
              </table:table-cell>
              <table:table-cell office:value-type="float" office:value="48.3840055754">
                <text:p>48.3840055754</text:p>
              </table:table-cell>
              <table:table-cell office:value-type="float" office:value="17.1907756813">
                <text:p>17.1907756813</text:p>
              </table:table-cell>
              <table:table-cell office:value-type="float" office:value="14.7849848986">
                <text:p>14.7849848986</text:p>
              </table:table-cell>
              <table:table-cell office:value-type="float" office:value="15.441701156">
                <text:p>15.441701156</text:p>
              </table:table-cell>
            </table:table-row>
            <table:table-row>
              <table:table-cell office:value-type="string">
                <text:p>zeusmp_600B</text:p>
              </table:table-cell>
              <table:table-cell office:value-type="float" office:value="24.78009399">
                <text:p>24.78009399</text:p>
              </table:table-cell>
              <table:table-cell office:value-type="float" office:value="84.9416844568">
                <text:p>84.9416844568</text:p>
              </table:table-cell>
              <table:table-cell office:value-type="float" office:value="87.4609504485">
                <text:p>87.4609504485</text:p>
              </table:table-cell>
              <table:table-cell office:value-type="float" office:value="24.0855510998">
                <text:p>24.0855510998</text:p>
              </table:table-cell>
              <table:table-cell office:value-type="float" office:value="24.7800939872">
                <text:p>24.7800939872</text:p>
              </table:table-cell>
              <table:table-cell office:value-type="float" office:value="25.0645219375">
                <text:p>25.0645219375</text:p>
              </table:table-cell>
            </table:table-row>
            <table:table-row>
              <table:table-cell office:value-type="string">
                <text:p>astar_23B</text:p>
              </table:table-cell>
              <table:table-cell office:value-type="float" office:value="91.74751222">
                <text:p>91.74751222</text:p>
              </table:table-cell>
              <table:table-cell office:value-type="float" office:value="90.8252912888">
                <text:p>90.8252912888</text:p>
              </table:table-cell>
              <table:table-cell office:value-type="float" office:value="90.9983394811">
                <text:p>90.9983394811</text:p>
              </table:table-cell>
              <table:table-cell office:value-type="float" office:value="91.2050958134">
                <text:p>91.2050958134</text:p>
              </table:table-cell>
              <table:table-cell office:value-type="float" office:value="91.618005302">
                <text:p>91.618005302</text:p>
              </table:table-cell>
              <table:table-cell office:value-type="float" office:value="91.5053091818">
                <text:p>91.5053091818</text:p>
              </table:table-cell>
            </table:table-row>
            <table:table-row>
              <table:table-cell office:value-type="string">
                <text:p>hmmer_397B</text:p>
              </table:table-cell>
              <table:table-cell office:value-type="float" office:value="50.12948723">
                <text:p>50.12948723</text:p>
              </table:table-cell>
              <table:table-cell office:value-type="float" office:value="62.4688914875">
                <text:p>62.4688914875</text:p>
              </table:table-cell>
              <table:table-cell office:value-type="float" office:value="67.3441168797">
                <text:p>67.3441168797</text:p>
              </table:table-cell>
              <table:table-cell office:value-type="float" office:value="50.0993482753">
                <text:p>50.0993482753</text:p>
              </table:table-cell>
              <table:table-cell office:value-type="float" office:value="50.1294872306">
                <text:p>50.1294872306</text:p>
              </table:table-cell>
              <table:table-cell office:value-type="float" office:value="50.3470982586">
                <text:p>50.3470982586</text:p>
              </table:table-cell>
            </table:table-row>
            <table:table-row>
              <table:table-cell office:value-type="string">
                <text:p>mcf_158B</text:p>
              </table:table-cell>
              <table:table-cell office:value-type="float" office:value="41.07466096">
                <text:p>41.07466096</text:p>
              </table:table-cell>
              <table:table-cell office:value-type="float" office:value="40.8393113115">
                <text:p>40.8393113115</text:p>
              </table:table-cell>
              <table:table-cell office:value-type="float" office:value="29.0301190953">
                <text:p>29.0301190953</text:p>
              </table:table-cell>
              <table:table-cell office:value-type="float" office:value="47.1665518971">
                <text:p>47.1665518971</text:p>
              </table:table-cell>
              <table:table-cell office:value-type="float" office:value="47.3889782722">
                <text:p>47.3889782722</text:p>
              </table:table-cell>
              <table:table-cell office:value-type="float" office:value="56.3187837058">
                <text:p>56.3187837058</text:p>
              </table:table-cell>
            </table:table-row>
            <table:table-row>
              <table:table-cell office:value-type="string">
                <text:p>sphinx3_883B</text:p>
              </table:table-cell>
              <table:table-cell office:value-type="float" office:value="19.1486818">
                <text:p>19.1486818</text:p>
              </table:table-cell>
              <table:table-cell office:value-type="float" office:value="25.4667452388">
                <text:p>25.4667452388</text:p>
              </table:table-cell>
              <table:table-cell office:value-type="float" office:value="27.3026650392">
                <text:p>27.3026650392</text:p>
              </table:table-cell>
              <table:table-cell office:value-type="float" office:value="19.4788117865">
                <text:p>19.4788117865</text:p>
              </table:table-cell>
              <table:table-cell office:value-type="float" office:value="19.274949942">
                <text:p>19.274949942</text:p>
              </table:table-cell>
              <table:table-cell office:value-type="float" office:value="19.3446707593">
                <text:p>19.3446707593</text:p>
              </table:table-cell>
            </table:table-row>
            <table:table-row>
              <table:table-cell office:value-type="string">
                <text:p>povray_250B</text:p>
              </table:table-cell>
              <table:table-cell office:value-type="float" office:value="57.5546719682">
                <text:p>57.5546719682</text:p>
              </table:table-cell>
              <table:table-cell office:value-type="float" office:value="63.3790737564">
                <text:p>63.3790737564</text:p>
              </table:table-cell>
              <table:table-cell office:value-type="float" office:value="85.9168865435">
                <text:p>85.9168865435</text:p>
              </table:table-cell>
              <table:table-cell office:value-type="float" office:value="84.8495575221">
                <text:p>84.8495575221</text:p>
              </table:table-cell>
              <table:table-cell office:value-type="float" office:value="57.5546719682">
                <text:p>57.5546719682</text:p>
              </table:table-cell>
              <table:table-cell office:value-type="float" office:value="76.692139738">
                <text:p>76.692139738</text:p>
              </table:table-cell>
            </table:table-row>
            <table:table-row>
              <table:table-cell office:value-type="string">
                <text:p>soplex_66B</text:p>
              </table:table-cell>
              <table:table-cell office:value-type="float" office:value="41.6241689648">
                <text:p>41.6241689648</text:p>
              </table:table-cell>
              <table:table-cell office:value-type="float" office:value="59.5656054746">
                <text:p>59.5656054746</text:p>
              </table:table-cell>
              <table:table-cell office:value-type="float" office:value="59.4094489872">
                <text:p>59.4094489872</text:p>
              </table:table-cell>
              <table:table-cell office:value-type="float" office:value="44.4290308645">
                <text:p>44.4290308645</text:p>
              </table:table-cell>
              <table:table-cell office:value-type="float" office:value="53.6724569318">
                <text:p>53.6724569318</text:p>
              </table:table-cell>
              <table:table-cell office:value-type="float" office:value="47.6055864849">
                <text:p>47.6055864849</text:p>
              </table:table-cell>
            </table:table-row>
            <table:table-row>
              <table:table-cell office:value-type="string">
                <text:p>soplex_205B</text:p>
              </table:table-cell>
              <table:table-cell office:value-type="float" office:value="49.0076965119">
                <text:p>49.0076965119</text:p>
              </table:table-cell>
              <table:table-cell office:value-type="float" office:value="47.004933392">
                <text:p>47.004933392</text:p>
              </table:table-cell>
              <table:table-cell office:value-type="float" office:value="47.5042797515">
                <text:p>47.5042797515</text:p>
              </table:table-cell>
              <table:table-cell office:value-type="float" office:value="47.1005995046">
                <text:p>47.1005995046</text:p>
              </table:table-cell>
              <table:table-cell office:value-type="float" office:value="46.4212278469">
                <text:p>46.4212278469</text:p>
              </table:table-cell>
              <table:table-cell office:value-type="float" office:value="45.6029915305">
                <text:p>45.6029915305</text:p>
              </table:table-cell>
            </table:table-row>
            <table:table-row>
              <table:table-cell office:value-type="string">
                <text:p>gcc_56B</text:p>
              </table:table-cell>
              <table:table-cell office:value-type="float" office:value="99.7055374629">
                <text:p>99.7055374629</text:p>
              </table:table-cell>
              <table:table-cell office:value-type="float" office:value="99.6559135639">
                <text:p>99.6559135639</text:p>
              </table:table-cell>
              <table:table-cell office:value-type="float" office:value="99.6566840034">
                <text:p>99.6566840034</text:p>
              </table:table-cell>
              <table:table-cell office:value-type="float" office:value="99.7116568959">
                <text:p>99.7116568959</text:p>
              </table:table-cell>
              <table:table-cell office:value-type="float" office:value="99.7055374629">
                <text:p>99.7055374629</text:p>
              </table:table-cell>
              <table:table-cell office:value-type="float" office:value="99.7167318633">
                <text:p>99.7167318633</text:p>
              </table:table-cell>
            </table:table-row>
            <table:table-row>
              <table:table-cell office:value-type="string">
                <text:p>gromacs_0B</text:p>
              </table:table-cell>
              <table:table-cell office:value-type="float" office:value="46.7086834734">
                <text:p>46.7086834734</text:p>
              </table:table-cell>
              <table:table-cell office:value-type="float" office:value="98.3271416324">
                <text:p>98.3271416324</text:p>
              </table:table-cell>
              <table:table-cell office:value-type="float" office:value="98.427815883">
                <text:p>98.427815883</text:p>
              </table:table-cell>
              <table:table-cell office:value-type="float" office:value="41.1446249033">
                <text:p>41.1446249033</text:p>
              </table:table-cell>
              <table:table-cell office:value-type="float" office:value="46.7086834734">
                <text:p>46.7086834734</text:p>
              </table:table-cell>
              <table:table-cell office:value-type="float" office:value="47.5895316804">
                <text:p>47.5895316804</text:p>
              </table:table-cell>
            </table:table-row>
            <table:table-row>
              <table:table-cell office:value-type="string">
                <text:p>tonto_422B</text:p>
              </table:table-cell>
              <table:table-cell office:value-type="float" office:value="76.492936527">
                <text:p>76.492936527</text:p>
              </table:table-cell>
              <table:table-cell office:value-type="float" office:value="75.1872594436">
                <text:p>75.1872594436</text:p>
              </table:table-cell>
              <table:table-cell office:value-type="float" office:value="75.2048425704">
                <text:p>75.2048425704</text:p>
              </table:table-cell>
              <table:table-cell office:value-type="float" office:value="76.8915369338">
                <text:p>76.8915369338</text:p>
              </table:table-cell>
              <table:table-cell office:value-type="float" office:value="76.492936527">
                <text:p>76.492936527</text:p>
              </table:table-cell>
              <table:table-cell office:value-type="float" office:value="77.1043341415">
                <text:p>77.10433414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215cm" xlink:href=".." xlink:type="simple" chart:class="chart:bar" chart:style-name="ch1">
        <chart:legend chart:legend-position="end" svg:x="13.631cm" svg:y="2.063cm" style:legend-expansion="high" chart:style-name="ch2"/>
        <chart:plot-area chart:style-name="ch3" table:cell-range-address="Sheet13.A47:Sheet13.G62" chart:data-source-has-labels="both" svg:x="0.32cm" svg:y="0.144cm" svg:width="12.991cm" svg:height="6.927cm">
          <chartooo:coordinate-region svg:x="1.047cm" svg:y="0.144cm" svg:width="12.264cm" svg:height="4.552cm"/>
          <chart:axis chart:dimension="x" chart:name="primary-x" chart:style-name="ch4" chartooo:axis-type="auto">
            <chartooo:date-scale/>
            <chart:categories table:cell-range-address="Sheet13.A48:Sheet13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3.B48:Sheet13.B62" chart:label-cell-address="Sheet13.B47:Sheet13.B47" chart:class="chart:bar">
            <chart:data-point chart:repeated="15"/>
          </chart:series>
          <chart:series chart:style-name="ch8" chart:values-cell-range-address="Sheet13.C48:Sheet13.C62" chart:label-cell-address="Sheet13.C47:Sheet13.C47" chart:class="chart:bar">
            <chart:data-point chart:repeated="15"/>
          </chart:series>
          <chart:series chart:style-name="ch9" chart:values-cell-range-address="Sheet13.D48:Sheet13.D62" chart:label-cell-address="Sheet13.D47:Sheet13.D47" chart:class="chart:bar">
            <chart:data-point chart:repeated="15"/>
          </chart:series>
          <chart:series chart:style-name="ch10" chart:values-cell-range-address="Sheet13.E48:Sheet13.E62" chart:label-cell-address="Sheet13.E47:Sheet13.E47" chart:class="chart:bar">
            <chart:data-point chart:repeated="15"/>
          </chart:series>
          <chart:series chart:style-name="ch11" chart:values-cell-range-address="Sheet13.F48:Sheet13.F62" chart:label-cell-address="Sheet13.F47:Sheet13.F47" chart:class="chart:bar">
            <chart:data-point chart:repeated="15"/>
          </chart:series>
          <chart:series chart:style-name="ch12" chart:values-cell-range-address="Sheet13.G48:Sheet13.G62" chart:label-cell-address="Sheet13.G47:Sheet13.G47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Sheet13.B47:Sheet13.B47</svg:desc>
                </draw:g>
              </table:table-cell>
              <table:table-cell office:value-type="string">
                <text:p>MRU</text:p>
                <draw:g>
                  <svg:desc>Sheet13.C47:Sheet13.C47</svg:desc>
                </draw:g>
              </table:table-cell>
              <table:table-cell office:value-type="string">
                <text:p>MRU+LFU</text:p>
                <draw:g>
                  <svg:desc>Sheet13.D47:Sheet13.D47</svg:desc>
                </draw:g>
              </table:table-cell>
              <table:table-cell office:value-type="string">
                <text:p>DRRIP</text:p>
                <draw:g>
                  <svg:desc>Sheet13.E47:Sheet13.E47</svg:desc>
                </draw:g>
              </table:table-cell>
              <table:table-cell office:value-type="string">
                <text:p>SRRIP</text:p>
                <draw:g>
                  <svg:desc>Sheet13.F47:Sheet13.F47</svg:desc>
                </draw:g>
              </table:table-cell>
              <table:table-cell office:value-type="string">
                <text:p>SHIP</text:p>
                <draw:g>
                  <svg:desc>Sheet13.G47:Sheet13.G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m_94B</text:p>
                <draw:g>
                  <svg:desc>Sheet13.A48:Sheet13.A62</svg:desc>
                </draw:g>
              </table:table-cell>
              <table:table-cell office:value-type="float" office:value="0.345469">
                <text:p>0.345469</text:p>
                <draw:g>
                  <svg:desc>Sheet13.B48:Sheet13.B62</svg:desc>
                </draw:g>
              </table:table-cell>
              <table:table-cell office:value-type="float" office:value="0.3257">
                <text:p>0.3257</text:p>
                <draw:g>
                  <svg:desc>Sheet13.C48:Sheet13.C62</svg:desc>
                </draw:g>
              </table:table-cell>
              <table:table-cell office:value-type="float" office:value="0.321269">
                <text:p>0.321269</text:p>
                <draw:g>
                  <svg:desc>Sheet13.D48:Sheet13.D62</svg:desc>
                </draw:g>
              </table:table-cell>
              <table:table-cell office:value-type="float" office:value="0.349009">
                <text:p>0.349009</text:p>
                <draw:g>
                  <svg:desc>Sheet13.E48:Sheet13.E62</svg:desc>
                </draw:g>
              </table:table-cell>
              <table:table-cell office:value-type="float" office:value="0.344496">
                <text:p>0.344496</text:p>
                <draw:g>
                  <svg:desc>Sheet13.F48:Sheet13.F62</svg:desc>
                </draw:g>
              </table:table-cell>
              <table:table-cell office:value-type="float" office:value="0.370463">
                <text:p>0.370463</text:p>
                <draw:g>
                  <svg:desc>Sheet13.G48:Sheet13.G62</svg:desc>
                </draw:g>
              </table:table-cell>
            </table:table-row>
            <table:table-row>
              <table:table-cell office:value-type="string">
                <text:p>bzip2_259B</text:p>
              </table:table-cell>
              <table:table-cell office:value-type="float" office:value="0.845467">
                <text:p>0.845467</text:p>
              </table:table-cell>
              <table:table-cell office:value-type="float" office:value="0.83185">
                <text:p>0.83185</text:p>
              </table:table-cell>
              <table:table-cell office:value-type="float" office:value="0.824819">
                <text:p>0.824819</text:p>
              </table:table-cell>
              <table:table-cell office:value-type="float" office:value="0.846106">
                <text:p>0.846106</text:p>
              </table:table-cell>
              <table:table-cell office:value-type="float" office:value="0.845467">
                <text:p>0.845467</text:p>
              </table:table-cell>
              <table:table-cell office:value-type="float" office:value="0.845528">
                <text:p>0.845528</text:p>
              </table:table-cell>
            </table:table-row>
            <table:table-row>
              <table:table-cell office:value-type="string">
                <text:p>calculix_2655B</text:p>
              </table:table-cell>
              <table:table-cell office:value-type="float" office:value="1.45671">
                <text:p>1.45671</text:p>
              </table:table-cell>
              <table:table-cell office:value-type="float" office:value="1.44655">
                <text:p>1.44655</text:p>
              </table:table-cell>
              <table:table-cell office:value-type="float" office:value="1.44865">
                <text:p>1.44865</text:p>
              </table:table-cell>
              <table:table-cell office:value-type="float" office:value="1.46327">
                <text:p>1.46327</text:p>
              </table:table-cell>
              <table:table-cell office:value-type="float" office:value="1.45671">
                <text:p>1.45671</text:p>
              </table:table-cell>
              <table:table-cell office:value-type="float" office:value="1.49978">
                <text:p>1.49978</text:p>
              </table:table-cell>
            </table:table-row>
            <table:table-row>
              <table:table-cell office:value-type="string">
                <text:p>wrf_1650B</text:p>
              </table:table-cell>
              <table:table-cell office:value-type="float" office:value="0.638357">
                <text:p>0.638357</text:p>
              </table:table-cell>
              <table:table-cell office:value-type="float" office:value="0.609553">
                <text:p>0.609553</text:p>
              </table:table-cell>
              <table:table-cell office:value-type="float" office:value="0.554342">
                <text:p>0.554342</text:p>
              </table:table-cell>
              <table:table-cell office:value-type="float" office:value="0.637129">
                <text:p>0.637129</text:p>
              </table:table-cell>
              <table:table-cell office:value-type="float" office:value="0.638357">
                <text:p>0.638357</text:p>
              </table:table-cell>
              <table:table-cell office:value-type="float" office:value="0.635934">
                <text:p>0.635934</text:p>
              </table:table-cell>
            </table:table-row>
            <table:table-row>
              <table:table-cell office:value-type="string">
                <text:p>zeusmp_600B</text:p>
              </table:table-cell>
              <table:table-cell office:value-type="float" office:value="1.1845">
                <text:p>1.1845</text:p>
              </table:table-cell>
              <table:table-cell office:value-type="float" office:value="1.11404">
                <text:p>1.11404</text:p>
              </table:table-cell>
              <table:table-cell office:value-type="float" office:value="1.08561">
                <text:p>1.08561</text:p>
              </table:table-cell>
              <table:table-cell office:value-type="float" office:value="1.1638">
                <text:p>1.1638</text:p>
              </table:table-cell>
              <table:table-cell office:value-type="float" office:value="1.1845">
                <text:p>1.1845</text:p>
              </table:table-cell>
              <table:table-cell office:value-type="float" office:value="1.16824">
                <text:p>1.16824</text:p>
              </table:table-cell>
            </table:table-row>
            <table:table-row>
              <table:table-cell office:value-type="string">
                <text:p>astar_23B</text:p>
              </table:table-cell>
              <table:table-cell office:value-type="float" office:value="0.306246">
                <text:p>0.306246</text:p>
              </table:table-cell>
              <table:table-cell office:value-type="float" office:value="0.212576">
                <text:p>0.212576</text:p>
              </table:table-cell>
              <table:table-cell office:value-type="float" office:value="0.209284">
                <text:p>0.209284</text:p>
              </table:table-cell>
              <table:table-cell office:value-type="float" office:value="0.3039">
                <text:p>0.3039</text:p>
              </table:table-cell>
              <table:table-cell office:value-type="float" office:value="0.305988">
                <text:p>0.305988</text:p>
              </table:table-cell>
              <table:table-cell office:value-type="float" office:value="0.305305">
                <text:p>0.305305</text:p>
              </table:table-cell>
            </table:table-row>
            <table:table-row>
              <table:table-cell office:value-type="string">
                <text:p>hmmer_397B</text:p>
              </table:table-cell>
              <table:table-cell office:value-type="float" office:value="1.07695">
                <text:p>1.07695</text:p>
              </table:table-cell>
              <table:table-cell office:value-type="float" office:value="0.934117">
                <text:p>0.934117</text:p>
              </table:table-cell>
              <table:table-cell office:value-type="float" office:value="0.890949">
                <text:p>0.890949</text:p>
              </table:table-cell>
              <table:table-cell office:value-type="float" office:value="1.07966">
                <text:p>1.07966</text:p>
              </table:table-cell>
              <table:table-cell office:value-type="float" office:value="1.07945">
                <text:p>1.07945</text:p>
              </table:table-cell>
              <table:table-cell office:value-type="float" office:value="1.07747">
                <text:p>1.07747</text:p>
              </table:table-cell>
            </table:table-row>
            <table:table-row>
              <table:table-cell office:value-type="string">
                <text:p>mcf_158B</text:p>
              </table:table-cell>
              <table:table-cell office:value-type="float" office:value="0.0727504">
                <text:p>0.0727504</text:p>
              </table:table-cell>
              <table:table-cell office:value-type="float" office:value="0.0485966">
                <text:p>0.0485966</text:p>
              </table:table-cell>
              <table:table-cell office:value-type="float" office:value="0.0412751">
                <text:p>0.0412751</text:p>
              </table:table-cell>
              <table:table-cell office:value-type="float" office:value="0.0792957">
                <text:p>0.0792957</text:p>
              </table:table-cell>
              <table:table-cell office:value-type="float" office:value="0.0785825">
                <text:p>0.0785825</text:p>
              </table:table-cell>
              <table:table-cell office:value-type="float" office:value="0.0906123">
                <text:p>0.0906123</text:p>
              </table:table-cell>
            </table:table-row>
            <table:table-row>
              <table:table-cell office:value-type="string">
                <text:p>sphinx3_883B</text:p>
              </table:table-cell>
              <table:table-cell office:value-type="float" office:value="0.492362">
                <text:p>0.492362</text:p>
              </table:table-cell>
              <table:table-cell office:value-type="float" office:value="0.442074">
                <text:p>0.442074</text:p>
              </table:table-cell>
              <table:table-cell office:value-type="float" office:value="0.420843">
                <text:p>0.420843</text:p>
              </table:table-cell>
              <table:table-cell office:value-type="float" office:value="0.494127">
                <text:p>0.494127</text:p>
              </table:table-cell>
              <table:table-cell office:value-type="float" office:value="0.516623">
                <text:p>0.516623</text:p>
              </table:table-cell>
              <table:table-cell office:value-type="float" office:value="0.503598">
                <text:p>0.503598</text:p>
              </table:table-cell>
            </table:table-row>
            <table:table-row>
              <table:table-cell office:value-type="string">
                <text:p>povray_250B</text:p>
              </table:table-cell>
              <table:table-cell office:value-type="float" office:value="0.372538">
                <text:p>0.372538</text:p>
              </table:table-cell>
              <table:table-cell office:value-type="float" office:value="0.361063">
                <text:p>0.361063</text:p>
              </table:table-cell>
              <table:table-cell office:value-type="float" office:value="0.35315">
                <text:p>0.35315</text:p>
              </table:table-cell>
              <table:table-cell office:value-type="float" office:value="0.372046">
                <text:p>0.372046</text:p>
              </table:table-cell>
              <table:table-cell office:value-type="float" office:value="0.372538">
                <text:p>0.372538</text:p>
              </table:table-cell>
              <table:table-cell office:value-type="float" office:value="0.372272">
                <text:p>0.372272</text:p>
              </table:table-cell>
            </table:table-row>
            <table:table-row>
              <table:table-cell office:value-type="string">
                <text:p>soplex_66B</text:p>
              </table:table-cell>
              <table:table-cell office:value-type="float" office:value="0.247609">
                <text:p>0.247609</text:p>
              </table:table-cell>
              <table:table-cell office:value-type="float" office:value="0.314238">
                <text:p>0.314238</text:p>
              </table:table-cell>
              <table:table-cell office:value-type="float" office:value="0.311581">
                <text:p>0.311581</text:p>
              </table:table-cell>
              <table:table-cell office:value-type="float" office:value="0.265935">
                <text:p>0.265935</text:p>
              </table:table-cell>
              <table:table-cell office:value-type="float" office:value="0.293031">
                <text:p>0.293031</text:p>
              </table:table-cell>
              <table:table-cell office:value-type="float" office:value="0.281217">
                <text:p>0.281217</text:p>
              </table:table-cell>
            </table:table-row>
            <table:table-row>
              <table:table-cell office:value-type="string">
                <text:p>soplex_205B</text:p>
              </table:table-cell>
              <table:table-cell office:value-type="float" office:value="0.21346">
                <text:p>0.21346</text:p>
              </table:table-cell>
              <table:table-cell office:value-type="float" office:value="0.167274">
                <text:p>0.167274</text:p>
              </table:table-cell>
              <table:table-cell office:value-type="float" office:value="0.165995">
                <text:p>0.165995</text:p>
              </table:table-cell>
              <table:table-cell office:value-type="float" office:value="0.210436">
                <text:p>0.210436</text:p>
              </table:table-cell>
              <table:table-cell office:value-type="float" office:value="0.217171">
                <text:p>0.217171</text:p>
              </table:table-cell>
              <table:table-cell office:value-type="float" office:value="0.215211">
                <text:p>0.215211</text:p>
              </table:table-cell>
            </table:table-row>
            <table:table-row>
              <table:table-cell office:value-type="string">
                <text:p>gcc_56B</text:p>
              </table:table-cell>
              <table:table-cell office:value-type="float" office:value="0.73443">
                <text:p>0.73443</text:p>
              </table:table-cell>
              <table:table-cell office:value-type="float" office:value="0.734987">
                <text:p>0.734987</text:p>
              </table:table-cell>
              <table:table-cell office:value-type="float" office:value="0.728502">
                <text:p>0.728502</text:p>
              </table:table-cell>
              <table:table-cell office:value-type="float" office:value="0.730624">
                <text:p>0.730624</text:p>
              </table:table-cell>
              <table:table-cell office:value-type="float" office:value="0.73443">
                <text:p>0.73443</text:p>
              </table:table-cell>
              <table:table-cell office:value-type="float" office:value="0.733039">
                <text:p>0.733039</text:p>
              </table:table-cell>
            </table:table-row>
            <table:table-row>
              <table:table-cell office:value-type="string">
                <text:p>gromacs_0B</text:p>
              </table:table-cell>
              <table:table-cell office:value-type="float" office:value="0.390039">
                <text:p>0.390039</text:p>
              </table:table-cell>
              <table:table-cell office:value-type="float" office:value="0.371095">
                <text:p>0.371095</text:p>
              </table:table-cell>
              <table:table-cell office:value-type="float" office:value="0.366911">
                <text:p>0.366911</text:p>
              </table:table-cell>
              <table:table-cell office:value-type="float" office:value="0.390033">
                <text:p>0.390033</text:p>
              </table:table-cell>
              <table:table-cell office:value-type="float" office:value="0.390039">
                <text:p>0.390039</text:p>
              </table:table-cell>
              <table:table-cell office:value-type="float" office:value="0.390039">
                <text:p>0.390039</text:p>
              </table:table-cell>
            </table:table-row>
            <table:table-row>
              <table:table-cell office:value-type="string">
                <text:p>tonto_422B</text:p>
              </table:table-cell>
              <table:table-cell office:value-type="float" office:value="0.634418">
                <text:p>0.634418</text:p>
              </table:table-cell>
              <table:table-cell office:value-type="float" office:value="0.621705">
                <text:p>0.621705</text:p>
              </table:table-cell>
              <table:table-cell office:value-type="float" office:value="0.619775">
                <text:p>0.619775</text:p>
              </table:table-cell>
              <table:table-cell office:value-type="float" office:value="0.636475">
                <text:p>0.636475</text:p>
              </table:table-cell>
              <table:table-cell office:value-type="float" office:value="0.634418">
                <text:p>0.634418</text:p>
              </table:table-cell>
              <table:table-cell office:value-type="float" office:value="0.636256">
                <text:p>0.6362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